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2" style:master-page-name="MP0" style:family="paragraph">
      <style:paragraph-properties fo:break-before="page"/>
    </style:style>
    <style:style style:name="TableColumn3" style:family="table-column">
      <style:table-column-properties style:column-width="1.3236in" style:use-optimal-column-width="false"/>
    </style:style>
    <style:style style:name="TableColumn4" style:family="table-column">
      <style:table-column-properties style:column-width="1.627in" style:use-optimal-column-width="false"/>
    </style:style>
    <style:style style:name="TableColumn5" style:family="table-column">
      <style:table-column-properties style:column-width="1.625in" style:use-optimal-column-width="false"/>
    </style:style>
    <style:style style:name="TableColumn6" style:family="table-column">
      <style:table-column-properties style:column-width="1.7541in" style:use-optimal-column-width="false"/>
    </style:style>
    <style:style style:name="Table2" style:family="table">
      <style:table-properties style:width="6.3298in" fo:margin-left="-0.2062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" style:parent-style-name="Standard" style:family="paragraph">
      <style:text-properties fo:font-weight="bold" style:font-weight-asian="bold"/>
    </style:style>
    <style:style style:name="TableCell1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" style:parent-style-name="Standard" style:family="paragraph">
      <style:text-properties fo:font-weight="bold" style:font-weight-asian="bold"/>
    </style:style>
    <style:style style:name="TableCell1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" style:parent-style-name="Standard" style:family="paragraph">
      <style:text-properties fo:font-weight="bold" style:font-weight-asian="bold"/>
    </style:style>
    <style:style style:name="TableCell1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" style:parent-style-name="Standard" style:family="paragraph">
      <style:text-properties fo:font-weight="bold" style:font-weight-asian="bold" fo:language="en" fo:country="US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" style:parent-style-name="Standard" style:family="paragraph">
      <style:text-properties fo:language="en" fo:country="US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2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2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27" style:parent-style-name="Основнойшрифтабзаца" style:family="text">
      <style:text-properties fo:language="en" fo:country="US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" style:parent-style-name="Standard" style:family="paragraph">
      <style:text-properties fo:language="en" fo:country="US"/>
    </style:style>
    <style:style style:name="TableCell3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" style:parent-style-name="Standard" style:family="paragraph">
      <style:text-properties fo:language="en" fo:country="US"/>
    </style:style>
    <style:style style:name="TableCell3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5" style:parent-style-name="Standard" style:family="paragraph">
      <style:text-properties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" style:parent-style-name="Standard" style:family="paragraph">
      <style:text-properties fo:language="en" fo:country="US"/>
    </style:style>
    <style:style style:name="TableCell3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0" style:parent-style-name="Standard" style:family="paragraph">
      <style:text-properties fo:language="en" fo:country="US"/>
    </style:style>
    <style:style style:name="TableCell4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2" style:parent-style-name="Standard" style:family="paragraph">
      <style:text-properties fo:language="en" fo:country="US"/>
    </style:style>
    <style:style style:name="TableCell4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6" style:parent-style-name="Standard" style:family="paragraph">
      <style:text-properties fo:language="en" fo:country="US"/>
    </style:style>
    <style:style style:name="TableCell4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8" style:parent-style-name="Standard" style:family="paragraph">
      <style:text-properties fo:language="en" fo:country="US"/>
    </style:style>
    <style:style style:name="TableCell4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0" style:parent-style-name="Standard" style:family="paragraph">
      <style:text-properties fo:language="en" fo:country="US"/>
    </style:style>
    <style:style style:name="TableCell5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5" style:parent-style-name="Standard" style:family="paragraph">
      <style:text-properties fo:language="en" fo:country="US"/>
    </style:style>
    <style:style style:name="TableCell5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7" style:parent-style-name="Standard" style:family="paragraph">
      <style:text-properties fo:language="en" fo:country="US"/>
    </style:style>
    <style:style style:name="TableCell5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59" style:parent-style-name="Standard" style:family="paragraph">
      <style:text-properties fo:language="en" fo:country="U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3" style:parent-style-name="Standard" style:family="paragraph">
      <style:text-properties fo:language="en" fo:country="US"/>
    </style:style>
    <style:style style:name="TableCell6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5" style:parent-style-name="Standard" style:family="paragraph">
      <style:text-properties fo:language="en" fo:country="US"/>
    </style:style>
    <style:style style:name="TableCell6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7" style:parent-style-name="Standard" style:family="paragraph">
      <style:text-properties fo:language="en" fo:country="US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0" style:parent-style-name="Standard" style:family="paragraph">
      <style:text-properties fo:language="en" fo:country="US"/>
    </style:style>
    <style:style style:name="TableCell7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2" style:parent-style-name="Standard" style:family="paragraph">
      <style:text-properties fo:language="en" fo:country="US"/>
    </style:style>
    <style:style style:name="TableCell7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4" style:parent-style-name="Standard" style:family="paragraph">
      <style:text-properties fo:language="en" fo:country="US"/>
    </style:style>
    <style:style style:name="TableCell7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6" style:parent-style-name="Standard" style:family="paragraph">
      <style:text-properties fo:language="en" fo:country="US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79" style:parent-style-name="Основнойшрифтабзаца" style:family="text">
      <style:text-properties fo:language="en" fo:country="US"/>
    </style:style>
    <style:style style:name="TableCell8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1" style:parent-style-name="Standard" style:family="paragraph">
      <style:text-properties fo:language="en" fo:country="US"/>
    </style:style>
    <style:style style:name="TableCell8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3" style:parent-style-name="Standard" style:family="paragraph">
      <style:text-properties fo:language="en" fo:country="US"/>
    </style:style>
    <style:style style:name="TableCell8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87" style:parent-style-name="Основнойшрифтабзаца" style:family="text">
      <style:text-properties fo:language="en" fo:country="US"/>
    </style:style>
    <style:style style:name="TableCell8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8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0" style:parent-style-name="Standard" style:family="paragraph">
      <style:text-properties fo:language="en" fo:country="US"/>
    </style:style>
    <style:style style:name="TableCell9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92" style:parent-style-name="Standard" style:family="paragraph">
      <style:text-properties fo:language="en" fo:country="US"/>
    </style:style>
    <style:style style:name="P93" style:parent-style-name="Заголовок2" style:family="paragraph"/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style:font-name="Courier New" style:font-name-complex="Courier New" fo:font-style="italic" style:font-style-asian="italic" fo:language="en" fo:country="US"/>
    </style:style>
    <style:style style:name="P98" style:parent-style-name="Standard" style:family="paragraph">
      <style:text-properties style:font-name="Courier New" style:font-name-complex="Courier New" fo:font-style="italic" style:font-style-asian="italic" fo:language="en" fo:country="US"/>
    </style:style>
    <style:style style:name="P99" style:parent-style-name="Standard" style:family="paragraph">
      <style:text-properties style:font-name="Courier New" style:font-name-complex="Courier New" fo:font-style="italic" style:font-style-asian="italic" fo:language="en" fo:country="US"/>
    </style:style>
    <style:style style:name="T100" style:parent-style-name="Основнойшрифтабзаца" style:family="text">
      <style:text-properties style:font-name="Courier New" style:font-name-asian="Courier New" style:font-name-complex="Courier New" fo:font-style="italic" style:font-style-asian="italic" fo:language="en" fo:country="US"/>
    </style:style>
    <style:style style:name="T101" style:parent-style-name="Основнойшрифтабзаца" style:family="text">
      <style:text-properties style:font-name="Courier New" style:font-name-complex="Courier New" fo:font-style="italic" style:font-style-asian="italic" fo:language="en" fo:country="US"/>
    </style:style>
    <style:style style:name="T102" style:parent-style-name="Основнойшрифтабзаца" style:family="text">
      <style:text-properties style:font-name="Courier New" style:font-name-asian="Courier New" style:font-name-complex="Courier New" fo:font-style="italic" style:font-style-asian="italic" fo:language="en" fo:country="US"/>
    </style:style>
    <style:style style:name="T103" style:parent-style-name="Основнойшрифтабзаца" style:family="text">
      <style:text-properties style:font-name="Courier New" style:font-name-complex="Courier New" fo:font-style="italic" style:font-style-asian="italic" fo:language="en" fo:country="US"/>
    </style:style>
    <style:style style:name="T104" style:parent-style-name="Основнойшрифтабзаца" style:family="text">
      <style:text-properties style:font-name="Courier New" style:font-name-complex="Courier New" fo:font-style="italic" style:font-style-asian="italic" fo:language="en" fo:country="US"/>
    </style:style>
    <style:style style:name="T105" style:parent-style-name="Основнойшрифтабзаца" style:family="text">
      <style:text-properties style:font-name="Courier New" style:font-name-complex="Courier New" fo:font-style="italic" style:font-style-asian="italic"/>
    </style:style>
    <style:style style:name="P106" style:parent-style-name="Standard" style:family="paragraph">
      <style:text-properties style:font-name="Courier New" style:font-name-complex="Courier New" fo:font-style="italic" style:font-style-asian="italic"/>
    </style:style>
    <style:style style:name="P107" style:parent-style-name="Standard" style:family="paragraph">
      <style:text-properties style:font-name="Courier New" style:font-name-complex="Courier New" fo:font-style="italic" style:font-style-asian="italic"/>
    </style:style>
    <style:style style:name="P108" style:parent-style-name="Standard" style:family="paragraph">
      <style:text-properties style:font-name="Courier New" style:font-name-complex="Courier New" fo:font-style="italic" style:font-style-asian="italic"/>
    </style:style>
    <style:style style:name="P109" style:parent-style-name="Standard" style:family="paragraph">
      <style:text-properties style:font-name="Courier New" style:font-name-complex="Courier New" fo:font-style="italic" style:font-style-asian="italic"/>
    </style:style>
    <style:style style:name="P110" style:parent-style-name="Standard" style:family="paragraph">
      <style:text-properties style:font-name="Courier New" style:font-name-complex="Courier New" fo:font-style="italic" style:font-style-asian="italic"/>
    </style:style>
    <style:style style:name="P111" style:parent-style-name="Standard" style:family="paragraph">
      <style:paragraph-properties fo:break-before="page"/>
      <style:text-properties style:font-name="Arial" style:font-name-complex="Courier New" fo:font-weight="bold" style:font-weight-asian="bold" style:font-weight-complex="bold"/>
    </style:style>
    <style:style style:name="P112" style:parent-style-name="Standard" style:family="paragraph">
      <style:text-properties style:font-name-complex="Courier New"/>
    </style:style>
    <style:style style:name="P113" style:parent-style-name="Заголовок2" style:family="paragraph"/>
    <style:style style:name="T114" style:parent-style-name="Основнойшрифтабзаца" style:family="text">
      <style:text-properties fo:language="en" fo:country="US"/>
    </style:style>
    <style:style style:name="TableColumn116" style:family="table-column">
      <style:table-column-properties style:column-width="1.1986in" style:use-optimal-column-width="false"/>
    </style:style>
    <style:style style:name="TableColumn117" style:family="table-column">
      <style:table-column-properties style:column-width="1.1965in" style:use-optimal-column-width="false"/>
    </style:style>
    <style:style style:name="TableColumn118" style:family="table-column">
      <style:table-column-properties style:column-width="1.602in" style:use-optimal-column-width="false"/>
    </style:style>
    <style:style style:name="TableColumn119" style:family="table-column">
      <style:table-column-properties style:column-width="1.5736in" style:use-optimal-column-width="false"/>
    </style:style>
    <style:style style:name="TableColumn120" style:family="table-column">
      <style:table-column-properties style:column-width="1.3506in" style:use-optimal-column-width="false"/>
    </style:style>
    <style:style style:name="Table115" style:family="table">
      <style:table-properties style:width="6.9215in" fo:margin-left="-0.2062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3" style:parent-style-name="Standard" style:family="paragraph">
      <style:text-properties fo:font-weight="bold" style:font-weight-asian="bold"/>
    </style:style>
    <style:style style:name="TableCell12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5" style:parent-style-name="Standard" style:family="paragraph">
      <style:text-properties fo:font-weight="bold" style:font-weight-asian="bold"/>
    </style:style>
    <style:style style:name="TableCell12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7" style:parent-style-name="Standard" style:family="paragraph">
      <style:text-properties fo:font-weight="bold" style:font-weight-asian="bold"/>
    </style:style>
    <style:style style:name="TableCell12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9" style:parent-style-name="Standard" style:family="paragraph">
      <style:text-properties fo:font-weight="bold" style:font-weight-asian="bold"/>
    </style:style>
    <style:style style:name="TableCell13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1" style:parent-style-name="Standard" style:family="paragraph">
      <style:text-properties fo:font-weight="bold" style:font-weight-asian="bold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4" style:parent-style-name="Standard" style:family="paragraph">
      <style:text-properties fo:language="en" fo:country="US"/>
    </style:style>
    <style:style style:name="TableCell13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6" style:parent-style-name="Standard" style:family="paragraph"/>
    <style:style style:name="TableCell13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8" style:parent-style-name="Standard" style:family="paragraph">
      <style:text-properties fo:language="en" fo:country="US"/>
    </style:style>
    <style:style style:name="TableCell13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0" style:parent-style-name="Standard" style:family="paragraph"/>
    <style:style style:name="TableCell14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42" style:parent-style-name="Standard" style:family="paragraph">
      <style:text-properties fo:language="en" fo:country="US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5" style:parent-style-name="Standard" style:family="paragraph"/>
    <style:style style:name="TableCell14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7" style:parent-style-name="Standard" style:family="paragraph"/>
    <style:style style:name="TableCell14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9" style:parent-style-name="Standard" style:family="paragraph"/>
    <style:style style:name="TableCell15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1" style:parent-style-name="Standard" style:family="paragraph"/>
    <style:style style:name="TableCell15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53" style:parent-style-name="Standard" style:family="paragraph"/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6" style:parent-style-name="Standard" style:family="paragraph"/>
    <style:style style:name="TableCell15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8" style:parent-style-name="Standard" style:family="paragraph"/>
    <style:style style:name="TableCell15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0" style:parent-style-name="Standard" style:family="paragraph"/>
    <style:style style:name="TableCell16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2" style:parent-style-name="Standard" style:family="paragraph"/>
    <style:style style:name="TableCell16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64" style:parent-style-name="Standard" style:family="paragraph"/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7" style:parent-style-name="Standard" style:family="paragraph"/>
    <style:style style:name="TableCell16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9" style:parent-style-name="Standard" style:family="paragraph"/>
    <style:style style:name="TableCell17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1" style:parent-style-name="Standard" style:family="paragraph"/>
    <style:style style:name="TableCell17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3" style:parent-style-name="Standard" style:family="paragraph"/>
    <style:style style:name="TableCell17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75" style:parent-style-name="Standard" style:family="paragraph"/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8" style:parent-style-name="Standard" style:family="paragraph"/>
    <style:style style:name="TableCell17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0" style:parent-style-name="Standard" style:family="paragraph"/>
    <style:style style:name="TableCell18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2" style:parent-style-name="Standard" style:family="paragraph"/>
    <style:style style:name="TableCell18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4" style:parent-style-name="Standard" style:family="paragraph"/>
    <style:style style:name="TableCell18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86" style:parent-style-name="Standard" style:family="paragraph"/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9" style:parent-style-name="Standard" style:family="paragraph"/>
    <style:style style:name="TableCell19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1" style:parent-style-name="Standard" style:family="paragraph"/>
    <style:style style:name="TableCell19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3" style:parent-style-name="Standard" style:family="paragraph">
      <style:text-properties fo:language="en" fo:country="US"/>
    </style:style>
    <style:style style:name="TableCell19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5" style:parent-style-name="Standard" style:family="paragraph">
      <style:text-properties fo:language="en" fo:country="US"/>
    </style:style>
    <style:style style:name="TableCell19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97" style:parent-style-name="Standard" style:family="paragraph"/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0" style:parent-style-name="Standard" style:family="paragraph"/>
    <style:style style:name="TableCell20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2" style:parent-style-name="Standard" style:family="paragraph"/>
    <style:style style:name="TableCell20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4" style:parent-style-name="Standard" style:family="paragraph">
      <style:text-properties fo:language="en" fo:country="US"/>
    </style:style>
    <style:style style:name="TableCell20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6" style:parent-style-name="Standard" style:family="paragraph">
      <style:text-properties fo:language="en" fo:country="US"/>
    </style:style>
    <style:style style:name="TableCell20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08" style:parent-style-name="Standard" style:family="paragraph"/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1" style:parent-style-name="Standard" style:family="paragraph"/>
    <style:style style:name="TableCell21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3" style:parent-style-name="Standard" style:family="paragraph"/>
    <style:style style:name="TableCell21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5" style:parent-style-name="Standard" style:family="paragraph">
      <style:text-properties fo:language="en" fo:country="US"/>
    </style:style>
    <style:style style:name="TableCell21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7" style:parent-style-name="Standard" style:family="paragraph">
      <style:text-properties fo:language="en" fo:country="US"/>
    </style:style>
    <style:style style:name="TableCell21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19" style:parent-style-name="Standard" style:family="paragraph"/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2" style:parent-style-name="Standard" style:family="paragraph"/>
    <style:style style:name="TableCell22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4" style:parent-style-name="Standard" style:family="paragraph"/>
    <style:style style:name="TableCell22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6" style:parent-style-name="Standard" style:family="paragraph">
      <style:text-properties fo:language="en" fo:country="US"/>
    </style:style>
    <style:style style:name="TableCell22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8" style:parent-style-name="Standard" style:family="paragraph">
      <style:text-properties fo:language="en" fo:country="US"/>
    </style:style>
    <style:style style:name="TableCell22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30" style:parent-style-name="Standard" style:family="paragraph"/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3" style:parent-style-name="Standard" style:family="paragraph"/>
    <style:style style:name="TableCell23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5" style:parent-style-name="Standard" style:family="paragraph"/>
    <style:style style:name="TableCell23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7" style:parent-style-name="Standard" style:family="paragraph">
      <style:text-properties fo:language="en" fo:country="US"/>
    </style:style>
    <style:style style:name="TableCell23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9" style:parent-style-name="Standard" style:family="paragraph">
      <style:text-properties fo:language="en" fo:country="US"/>
    </style:style>
    <style:style style:name="TableCell24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41" style:parent-style-name="Standard" style:family="paragraph"/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4" style:parent-style-name="Standard" style:family="paragraph"/>
    <style:style style:name="TableCell24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6" style:parent-style-name="Standard" style:family="paragraph"/>
    <style:style style:name="TableCell24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8" style:parent-style-name="Standard" style:family="paragraph">
      <style:text-properties fo:language="en" fo:country="US"/>
    </style:style>
    <style:style style:name="TableCell24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0" style:parent-style-name="Standard" style:family="paragraph">
      <style:text-properties fo:language="en" fo:country="US"/>
    </style:style>
    <style:style style:name="TableCell25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52" style:parent-style-name="Standard" style:family="paragraph"/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5" style:parent-style-name="Standard" style:family="paragraph"/>
    <style:style style:name="TableCell25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7" style:parent-style-name="Standard" style:family="paragraph"/>
    <style:style style:name="TableCell25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9" style:parent-style-name="Standard" style:family="paragraph">
      <style:text-properties fo:language="en" fo:country="US"/>
    </style:style>
    <style:style style:name="TableCell26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1" style:parent-style-name="Standard" style:family="paragraph">
      <style:text-properties fo:language="en" fo:country="US"/>
    </style:style>
    <style:style style:name="TableCell26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63" style:parent-style-name="Standard" style:family="paragraph"/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6" style:parent-style-name="Standard" style:family="paragraph"/>
    <style:style style:name="TableCell26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8" style:parent-style-name="Standard" style:family="paragraph"/>
    <style:style style:name="TableCell26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0" style:parent-style-name="Standard" style:family="paragraph">
      <style:text-properties fo:language="en" fo:country="US"/>
    </style:style>
    <style:style style:name="TableCell27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2" style:parent-style-name="Standard" style:family="paragraph">
      <style:text-properties fo:language="en" fo:country="US"/>
    </style:style>
    <style:style style:name="TableCell27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74" style:parent-style-name="Standard" style:family="paragraph"/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7" style:parent-style-name="Standard" style:family="paragraph"/>
    <style:style style:name="TableCell27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9" style:parent-style-name="Standard" style:family="paragraph"/>
    <style:style style:name="TableCell28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81" style:parent-style-name="Standard" style:family="paragraph">
      <style:text-properties fo:language="en" fo:country="US"/>
    </style:style>
    <style:style style:name="TableCell28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83" style:parent-style-name="Standard" style:family="paragraph">
      <style:text-properties fo:language="en" fo:country="US"/>
    </style:style>
    <style:style style:name="TableCell28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85" style:parent-style-name="Standard" style:family="paragraph"/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88" style:parent-style-name="Standard" style:family="paragraph"/>
    <style:style style:name="TableCell28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90" style:parent-style-name="Standard" style:family="paragraph"/>
    <style:style style:name="TableCell29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92" style:parent-style-name="Standard" style:family="paragraph">
      <style:text-properties fo:language="en" fo:country="US"/>
    </style:style>
    <style:style style:name="TableCell29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94" style:parent-style-name="Standard" style:family="paragraph">
      <style:text-properties fo:language="en" fo:country="US"/>
    </style:style>
    <style:style style:name="TableCell29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96" style:parent-style-name="Standard" style:family="paragraph"/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99" style:parent-style-name="Standard" style:family="paragraph"/>
    <style:style style:name="TableCell30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1" style:parent-style-name="Standard" style:family="paragraph"/>
    <style:style style:name="TableCell30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3" style:parent-style-name="Standard" style:family="paragraph">
      <style:text-properties fo:language="en" fo:country="US"/>
    </style:style>
    <style:style style:name="TableCell30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5" style:parent-style-name="Standard" style:family="paragraph">
      <style:text-properties fo:language="en" fo:country="US"/>
    </style:style>
    <style:style style:name="TableCell30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07" style:parent-style-name="Standard" style:family="paragraph"/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0" style:parent-style-name="Standard" style:family="paragraph"/>
    <style:style style:name="TableCell31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2" style:parent-style-name="Standard" style:family="paragraph"/>
    <style:style style:name="TableCell31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4" style:parent-style-name="Standard" style:family="paragraph">
      <style:text-properties fo:language="en" fo:country="US"/>
    </style:style>
    <style:style style:name="TableCell31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6" style:parent-style-name="Standard" style:family="paragraph">
      <style:text-properties fo:language="en" fo:country="US"/>
    </style:style>
    <style:style style:name="TableCell31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18" style:parent-style-name="Standard" style:family="paragraph"/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1" style:parent-style-name="Standard" style:family="paragraph"/>
    <style:style style:name="TableCell32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3" style:parent-style-name="Standard" style:family="paragraph"/>
    <style:style style:name="TableCell32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5" style:parent-style-name="Standard" style:family="paragraph">
      <style:text-properties fo:language="en" fo:country="US"/>
    </style:style>
    <style:style style:name="TableCell32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7" style:parent-style-name="Standard" style:family="paragraph">
      <style:text-properties fo:language="en" fo:country="US"/>
    </style:style>
    <style:style style:name="TableCell32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29" style:parent-style-name="Standard" style:family="paragraph"/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32" style:parent-style-name="Standard" style:family="paragraph"/>
    <style:style style:name="TableCell33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34" style:parent-style-name="Standard" style:family="paragraph"/>
    <style:style style:name="TableCell33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36" style:parent-style-name="Standard" style:family="paragraph">
      <style:text-properties fo:language="en" fo:country="US"/>
    </style:style>
    <style:style style:name="TableCell33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38" style:parent-style-name="Standard" style:family="paragraph">
      <style:text-properties fo:language="en" fo:country="US"/>
    </style:style>
    <style:style style:name="TableCell33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40" style:parent-style-name="Standard" style:family="paragraph"/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43" style:parent-style-name="Standard" style:family="paragraph"/>
    <style:style style:name="TableCell34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45" style:parent-style-name="Standard" style:family="paragraph"/>
    <style:style style:name="TableCell34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47" style:parent-style-name="Standard" style:family="paragraph">
      <style:text-properties fo:language="en" fo:country="US"/>
    </style:style>
    <style:style style:name="TableCell34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49" style:parent-style-name="Standard" style:family="paragraph"/>
    <style:style style:name="TableCell35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51" style:parent-style-name="Standard" style:family="paragraph">
      <style:text-properties fo:language="en" fo:country="US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4" style:parent-style-name="Standard" style:family="paragraph"/>
    <style:style style:name="TableCell35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6" style:parent-style-name="Standard" style:family="paragraph"/>
    <style:style style:name="TableCell35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8" style:parent-style-name="Standard" style:family="paragraph">
      <style:text-properties fo:language="en" fo:country="US"/>
    </style:style>
    <style:style style:name="TableCell35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0" style:parent-style-name="Standard" style:family="paragraph">
      <style:text-properties fo:language="en" fo:country="US"/>
    </style:style>
    <style:style style:name="TableCell36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62" style:parent-style-name="Standard" style:family="paragraph">
      <style:text-properties fo:language="en" fo:country="US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5" style:parent-style-name="Standard" style:family="paragraph"/>
    <style:style style:name="TableCell36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7" style:parent-style-name="Standard" style:family="paragraph"/>
    <style:style style:name="TableCell36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9" style:parent-style-name="Standard" style:family="paragraph">
      <style:text-properties fo:language="en" fo:country="US"/>
    </style:style>
    <style:style style:name="TableCell37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1" style:parent-style-name="Standard" style:family="paragraph">
      <style:text-properties fo:language="en" fo:country="US"/>
    </style:style>
    <style:style style:name="TableCell37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73" style:parent-style-name="Standard" style:family="paragraph">
      <style:text-properties fo:language="en" fo:country="US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6" style:parent-style-name="Standard" style:family="paragraph"/>
    <style:style style:name="TableCell37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8" style:parent-style-name="Standard" style:family="paragraph"/>
    <style:style style:name="TableCell37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0" style:parent-style-name="Standard" style:family="paragraph">
      <style:text-properties fo:language="en" fo:country="US"/>
    </style:style>
    <style:style style:name="TableCell38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2" style:parent-style-name="Standard" style:family="paragraph"/>
    <style:style style:name="TableCell38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84" style:parent-style-name="Standard" style:family="paragraph"/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7" style:parent-style-name="Standard" style:family="paragraph"/>
    <style:style style:name="TableCell38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9" style:parent-style-name="Standard" style:family="paragraph"/>
    <style:style style:name="TableCell39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91" style:parent-style-name="Standard" style:family="paragraph">
      <style:text-properties fo:language="en" fo:country="US"/>
    </style:style>
    <style:style style:name="TableCell39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93" style:parent-style-name="Standard" style:family="paragraph"/>
    <style:style style:name="TableCell39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95" style:parent-style-name="Standard" style:family="paragraph"/>
    <style:style style:name="P396" style:parent-style-name="Заголовок2" style:family="paragraph"/>
    <style:style style:name="P397" style:parent-style-name="Заголовок2" style:family="paragraph"/>
    <style:style style:name="P398" style:parent-style-name="Textbody" style:family="paragraph">
      <style:paragraph-properties fo:break-before="page"/>
      <style:text-properties style:font-name-complex="Courier New"/>
    </style:style>
    <style:style style:name="P399" style:parent-style-name="Заголовок2" style:family="paragraph"/>
    <style:style style:name="T400" style:parent-style-name="Основнойшрифтабзаца" style:family="text">
      <style:text-properties fo:language="en" fo:country="US"/>
    </style:style>
    <style:style style:name="TableColumn402" style:family="table-column">
      <style:table-column-properties style:column-width="1.1986in" style:use-optimal-column-width="false"/>
    </style:style>
    <style:style style:name="TableColumn403" style:family="table-column">
      <style:table-column-properties style:column-width="1.1965in" style:use-optimal-column-width="false"/>
    </style:style>
    <style:style style:name="TableColumn404" style:family="table-column">
      <style:table-column-properties style:column-width="1.602in" style:use-optimal-column-width="false"/>
    </style:style>
    <style:style style:name="TableColumn405" style:family="table-column">
      <style:table-column-properties style:column-width="1.5736in" style:use-optimal-column-width="false"/>
    </style:style>
    <style:style style:name="TableColumn406" style:family="table-column">
      <style:table-column-properties style:column-width="1.3506in" style:use-optimal-column-width="false"/>
    </style:style>
    <style:style style:name="Table401" style:family="table">
      <style:table-properties style:width="6.9215in" fo:margin-left="-0.2062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09" style:parent-style-name="Standard" style:family="paragraph">
      <style:text-properties fo:font-weight="bold" style:font-weight-asian="bold"/>
    </style:style>
    <style:style style:name="TableCell41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11" style:parent-style-name="Standard" style:family="paragraph">
      <style:text-properties fo:font-weight="bold" style:font-weight-asian="bold"/>
    </style:style>
    <style:style style:name="TableCell41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13" style:parent-style-name="Standard" style:family="paragraph">
      <style:text-properties fo:font-weight="bold" style:font-weight-asian="bold"/>
    </style:style>
    <style:style style:name="TableCell41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15" style:parent-style-name="Standard" style:family="paragraph">
      <style:text-properties fo:font-weight="bold" style:font-weight-asian="bold"/>
    </style:style>
    <style:style style:name="TableCell41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17" style:parent-style-name="Standard" style:family="paragraph">
      <style:text-properties fo:font-weight="bold" style:font-weight-asian="bold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20" style:parent-style-name="Standard" style:family="paragraph">
      <style:text-properties fo:language="en" fo:country="US"/>
    </style:style>
    <style:style style:name="TableCell42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42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23" style:parent-style-name="Standard" style:family="paragraph">
      <style:text-properties fo:language="en" fo:country="US"/>
    </style:style>
    <style:style style:name="TableCell42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42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426" style:parent-style-name="Standard" style:family="paragraph">
      <style:text-properties fo:language="en" fo:country="US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29" style:parent-style-name="Standard" style:family="paragraph">
      <style:text-properties fo:font-weight="bold" style:font-weight-asian="bold" style:font-weight-complex="bold"/>
    </style:style>
    <style:style style:name="TableCell43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31" style:parent-style-name="Standard" style:family="paragraph">
      <style:text-properties fo:font-weight="bold" style:font-weight-asian="bold" style:font-weight-complex="bold"/>
    </style:style>
    <style:style style:name="TableCell4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33" style:parent-style-name="Standard" style:family="paragraph">
      <style:text-properties fo:font-weight="bold" style:font-weight-asian="bold" style:font-weight-complex="bold"/>
    </style:style>
    <style:style style:name="TableCell43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35" style:parent-style-name="Standard" style:family="paragraph">
      <style:text-properties fo:font-weight="bold" style:font-weight-asian="bold" style:font-weight-complex="bold"/>
    </style:style>
    <style:style style:name="TableCell43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37" style:parent-style-name="Standard" style:family="paragraph">
      <style:text-properties fo:font-weight="bold" style:font-weight-asian="bold" style:font-weight-complex="bold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40" style:parent-style-name="Standard" style:family="paragraph">
      <style:text-properties fo:font-weight="bold" style:font-weight-asian="bold" style:font-weight-complex="bold"/>
    </style:style>
    <style:style style:name="TableCell44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42" style:parent-style-name="Standard" style:family="paragraph">
      <style:text-properties fo:font-weight="bold" style:font-weight-asian="bold" style:font-weight-complex="bold"/>
    </style:style>
    <style:style style:name="TableCell44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44" style:parent-style-name="Standard" style:family="paragraph">
      <style:text-properties fo:font-weight="bold" style:font-weight-asian="bold" style:font-weight-complex="bold"/>
    </style:style>
    <style:style style:name="TableCell44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46" style:parent-style-name="Standard" style:family="paragraph">
      <style:text-properties fo:font-weight="bold" style:font-weight-asian="bold" style:font-weight-complex="bold"/>
    </style:style>
    <style:style style:name="TableCell44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48" style:parent-style-name="Standard" style:family="paragraph">
      <style:text-properties fo:font-weight="bold" style:font-weight-asian="bold" style:font-weight-complex="bold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51" style:parent-style-name="Standard" style:family="paragraph">
      <style:text-properties fo:font-weight="bold" style:font-weight-asian="bold" style:font-weight-complex="bold"/>
    </style:style>
    <style:style style:name="TableCell45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53" style:parent-style-name="Standard" style:family="paragraph">
      <style:text-properties fo:font-weight="bold" style:font-weight-asian="bold" style:font-weight-complex="bold"/>
    </style:style>
    <style:style style:name="TableCell45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55" style:parent-style-name="Standard" style:family="paragraph">
      <style:text-properties fo:font-weight="bold" style:font-weight-asian="bold" style:font-weight-complex="bold"/>
    </style:style>
    <style:style style:name="TableCell45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57" style:parent-style-name="Standard" style:family="paragraph">
      <style:text-properties fo:font-weight="bold" style:font-weight-asian="bold" style:font-weight-complex="bold"/>
    </style:style>
    <style:style style:name="TableCell45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59" style:parent-style-name="Standard" style:family="paragraph">
      <style:text-properties fo:font-weight="bold" style:font-weight-asian="bold" style:font-weight-complex="bold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62" style:parent-style-name="Standard" style:family="paragraph">
      <style:text-properties fo:font-weight="bold" style:font-weight-asian="bold" style:font-weight-complex="bold"/>
    </style:style>
    <style:style style:name="TableCell46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64" style:parent-style-name="Standard" style:family="paragraph">
      <style:text-properties fo:font-weight="bold" style:font-weight-asian="bold" style:font-weight-complex="bold"/>
    </style:style>
    <style:style style:name="TableCell46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66" style:parent-style-name="Standard" style:family="paragraph">
      <style:text-properties fo:font-weight="bold" style:font-weight-asian="bold" style:font-weight-complex="bold"/>
    </style:style>
    <style:style style:name="TableCell46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68" style:parent-style-name="Standard" style:family="paragraph">
      <style:text-properties fo:font-weight="bold" style:font-weight-asian="bold" style:font-weight-complex="bold"/>
    </style:style>
    <style:style style:name="TableCell46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470" style:parent-style-name="Standard" style:family="paragraph">
      <style:text-properties fo:font-weight="bold" style:font-weight-asian="bold" style:font-weight-complex="bold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47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47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75" style:parent-style-name="Standard" style:family="paragraph">
      <style:text-properties fo:language="en" fo:country="US"/>
    </style:style>
    <style:style style:name="TableCell47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77" style:parent-style-name="Standard" style:family="paragraph">
      <style:text-properties fo:language="en" fo:country="US"/>
    </style:style>
    <style:style style:name="TableCell47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48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48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83" style:parent-style-name="Standard" style:family="paragraph">
      <style:text-properties fo:language="en" fo:country="US"/>
    </style:style>
    <style:style style:name="TableCell48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85" style:parent-style-name="Standard" style:family="paragraph">
      <style:text-properties fo:language="en" fo:country="US"/>
    </style:style>
    <style:style style:name="TableCell48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48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49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91" style:parent-style-name="Standard" style:family="paragraph">
      <style:text-properties fo:language="en" fo:country="US"/>
    </style:style>
    <style:style style:name="TableCell49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93" style:parent-style-name="Standard" style:family="paragraph">
      <style:text-properties fo:language="en" fo:country="US"/>
    </style:style>
    <style:style style:name="TableCell49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49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49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499" style:parent-style-name="Standard" style:family="paragraph">
      <style:text-properties fo:language="en" fo:country="US"/>
    </style:style>
    <style:style style:name="TableCell50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01" style:parent-style-name="Standard" style:family="paragraph">
      <style:text-properties fo:language="en" fo:country="US"/>
    </style:style>
    <style:style style:name="TableCell50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0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0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07" style:parent-style-name="Standard" style:family="paragraph">
      <style:text-properties fo:language="en" fo:country="US"/>
    </style:style>
    <style:style style:name="TableCell50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09" style:parent-style-name="Standard" style:family="paragraph">
      <style:text-properties fo:language="en" fo:country="US"/>
    </style:style>
    <style:style style:name="TableCell51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1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1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15" style:parent-style-name="Standard" style:family="paragraph">
      <style:text-properties fo:language="en" fo:country="US"/>
    </style:style>
    <style:style style:name="TableCell51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17" style:parent-style-name="Standard" style:family="paragraph">
      <style:text-properties fo:language="en" fo:country="US"/>
    </style:style>
    <style:style style:name="TableCell51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2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2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23" style:parent-style-name="Standard" style:family="paragraph">
      <style:text-properties fo:language="en" fo:country="US"/>
    </style:style>
    <style:style style:name="TableCell52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25" style:parent-style-name="Standard" style:family="paragraph">
      <style:text-properties fo:language="en" fo:country="US"/>
    </style:style>
    <style:style style:name="TableCell52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2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3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31" style:parent-style-name="Standard" style:family="paragraph">
      <style:text-properties fo:language="en" fo:country="US"/>
    </style:style>
    <style:style style:name="TableCell5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33" style:parent-style-name="Standard" style:family="paragraph">
      <style:text-properties fo:language="en" fo:country="US"/>
    </style:style>
    <style:style style:name="TableCell53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3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3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39" style:parent-style-name="Standard" style:family="paragraph">
      <style:text-properties fo:language="en" fo:country="US"/>
    </style:style>
    <style:style style:name="TableCell54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41" style:parent-style-name="Standard" style:family="paragraph">
      <style:text-properties fo:language="en" fo:country="US"/>
    </style:style>
    <style:style style:name="TableCell54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4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4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47" style:parent-style-name="Standard" style:family="paragraph">
      <style:text-properties fo:language="en" fo:country="US"/>
    </style:style>
    <style:style style:name="TableCell54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49" style:parent-style-name="Standard" style:family="paragraph">
      <style:text-properties fo:language="en" fo:country="US"/>
    </style:style>
    <style:style style:name="TableCell55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5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5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55" style:parent-style-name="Standard" style:family="paragraph">
      <style:text-properties fo:language="en" fo:country="US"/>
    </style:style>
    <style:style style:name="TableCell55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57" style:parent-style-name="Standard" style:family="paragraph">
      <style:text-properties fo:language="en" fo:country="US"/>
    </style:style>
    <style:style style:name="TableCell55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6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6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63" style:parent-style-name="Standard" style:family="paragraph">
      <style:text-properties fo:language="en" fo:country="US"/>
    </style:style>
    <style:style style:name="TableCell56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65" style:parent-style-name="Standard" style:family="paragraph">
      <style:text-properties fo:language="en" fo:country="US"/>
    </style:style>
    <style:style style:name="TableCell56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69" style:parent-style-name="Standard" style:family="paragraph">
      <style:text-properties fo:font-weight="bold" style:font-weight-asian="bold" style:font-weight-complex="bold"/>
    </style:style>
    <style:style style:name="TableCell57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71" style:parent-style-name="Standard" style:family="paragraph">
      <style:text-properties fo:font-weight="bold" style:font-weight-asian="bold" style:font-weight-complex="bold"/>
    </style:style>
    <style:style style:name="TableCell57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73" style:parent-style-name="Standard" style:family="paragraph">
      <style:text-properties fo:font-weight="bold" style:font-weight-asian="bold" style:font-weight-complex="bold" fo:language="en" fo:country="US"/>
    </style:style>
    <style:style style:name="TableCell57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75" style:parent-style-name="Standard" style:family="paragraph">
      <style:text-properties fo:font-weight="bold" style:font-weight-asian="bold" style:font-weight-complex="bold" fo:language="en" fo:country="US"/>
    </style:style>
    <style:style style:name="TableCell57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77" style:parent-style-name="Standard" style:family="paragraph">
      <style:text-properties fo:font-weight="bold" style:font-weight-asian="bold" style:font-weight-complex="bold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80" style:parent-style-name="Standard" style:family="paragraph">
      <style:text-properties fo:font-weight="bold" style:font-weight-asian="bold" style:font-weight-complex="bold"/>
    </style:style>
    <style:style style:name="TableCell58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82" style:parent-style-name="Standard" style:family="paragraph">
      <style:text-properties fo:font-weight="bold" style:font-weight-asian="bold" style:font-weight-complex="bold"/>
    </style:style>
    <style:style style:name="TableCell58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84" style:parent-style-name="Standard" style:family="paragraph">
      <style:text-properties fo:font-weight="bold" style:font-weight-asian="bold" style:font-weight-complex="bold" fo:language="en" fo:country="US"/>
    </style:style>
    <style:style style:name="TableCell58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86" style:parent-style-name="Standard" style:family="paragraph">
      <style:text-properties fo:font-weight="bold" style:font-weight-asian="bold" style:font-weight-complex="bold" fo:language="en" fo:country="US"/>
    </style:style>
    <style:style style:name="TableCell58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88" style:parent-style-name="Standard" style:family="paragraph">
      <style:text-properties fo:font-weight="bold" style:font-weight-asian="bold" style:font-weight-complex="bold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9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9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593" style:parent-style-name="Standard" style:family="paragraph">
      <style:text-properties fo:language="en" fo:country="US"/>
    </style:style>
    <style:style style:name="TableCell59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9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596" style:parent-style-name="Standard" style:family="paragraph">
      <style:text-properties fo:language="en" fo:country="US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59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0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01" style:parent-style-name="Standard" style:family="paragraph">
      <style:text-properties fo:language="en" fo:country="US"/>
    </style:style>
    <style:style style:name="TableCell60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03" style:parent-style-name="Standard" style:family="paragraph">
      <style:text-properties fo:language="en" fo:country="US"/>
    </style:style>
    <style:style style:name="TableCell60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05" style:parent-style-name="Standard" style:family="paragraph">
      <style:text-properties fo:language="en" fo:country="US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0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0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10" style:parent-style-name="Standard" style:family="paragraph">
      <style:text-properties fo:language="en" fo:country="US"/>
    </style:style>
    <style:style style:name="TableCell61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12" style:parent-style-name="Standard" style:family="paragraph">
      <style:text-properties fo:language="en" fo:country="US"/>
    </style:style>
    <style:style style:name="TableCell61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14" style:parent-style-name="Standard" style:family="paragraph">
      <style:text-properties fo:language="en" fo:country="US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1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1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19" style:parent-style-name="Standard" style:family="paragraph">
      <style:text-properties fo:language="en" fo:country="US"/>
    </style:style>
    <style:style style:name="TableCell62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2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2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2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26" style:parent-style-name="Standard" style:family="paragraph">
      <style:text-properties fo:language="en" fo:country="US"/>
    </style:style>
    <style:style style:name="TableCell62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2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31" style:parent-style-name="Standard" style:family="paragraph">
      <style:text-properties fo:font-weight="bold" style:font-weight-asian="bold" style:font-weight-complex="bold" fo:language="en" fo:country="US"/>
    </style:style>
    <style:style style:name="TableCell6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33" style:parent-style-name="Standard" style:family="paragraph">
      <style:text-properties fo:font-weight="bold" style:font-weight-asian="bold" style:font-weight-complex="bold" fo:language="en" fo:country="US"/>
    </style:style>
    <style:style style:name="TableCell63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35" style:parent-style-name="Standard" style:family="paragraph">
      <style:text-properties fo:font-weight="bold" style:font-weight-asian="bold" style:font-weight-complex="bold" fo:language="en" fo:country="US"/>
    </style:style>
    <style:style style:name="TableCell63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37" style:parent-style-name="Standard" style:family="paragraph">
      <style:text-properties fo:font-weight="bold" style:font-weight-asian="bold" style:font-weight-complex="bold"/>
    </style:style>
    <style:style style:name="TableCell63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639" style:parent-style-name="Standard" style:family="paragraph">
      <style:text-properties fo:font-weight="bold" style:font-weight-asian="bold" style:font-weight-complex="bold"/>
    </style:style>
    <style:style style:name="P640" style:parent-style-name="Standard" style:family="paragraph">
      <style:text-properties fo:font-weight="bold" style:font-weight-asian="bold" style:font-weight-complex="bold"/>
    </style:style>
    <style:style style:name="P641" style:parent-style-name="Заголовок2" style:family="paragraph">
      <style:text-properties style:font-name-complex="Courier New"/>
    </style:style>
    <style:style style:name="P642" style:parent-style-name="Standard" style:family="paragraph">
      <style:text-properties style:font-name-complex="Courier New"/>
    </style:style>
    <style:style style:name="P643" style:parent-style-name="Заголовок2" style:family="paragraph"/>
    <style:style style:name="T644" style:parent-style-name="Основнойшрифтабзаца" style:family="text">
      <style:text-properties fo:language="en" fo:country="US"/>
    </style:style>
    <style:style style:name="TableColumn646" style:family="table-column">
      <style:table-column-properties style:column-width="1.1986in" style:use-optimal-column-width="false"/>
    </style:style>
    <style:style style:name="TableColumn647" style:family="table-column">
      <style:table-column-properties style:column-width="1.1965in" style:use-optimal-column-width="false"/>
    </style:style>
    <style:style style:name="TableColumn648" style:family="table-column">
      <style:table-column-properties style:column-width="1.602in" style:use-optimal-column-width="false"/>
    </style:style>
    <style:style style:name="TableColumn649" style:family="table-column">
      <style:table-column-properties style:column-width="1.5736in" style:use-optimal-column-width="false"/>
    </style:style>
    <style:style style:name="TableColumn650" style:family="table-column">
      <style:table-column-properties style:column-width="1.3506in" style:use-optimal-column-width="false"/>
    </style:style>
    <style:style style:name="Table645" style:family="table">
      <style:table-properties style:width="6.9215in" fo:margin-left="-0.2062in" table:align="lef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53" style:parent-style-name="Standard" style:family="paragraph">
      <style:text-properties fo:font-weight="bold" style:font-weight-asian="bold"/>
    </style:style>
    <style:style style:name="TableCell65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55" style:parent-style-name="Standard" style:family="paragraph">
      <style:text-properties fo:font-weight="bold" style:font-weight-asian="bold"/>
    </style:style>
    <style:style style:name="TableCell65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57" style:parent-style-name="Standard" style:family="paragraph">
      <style:text-properties fo:font-weight="bold" style:font-weight-asian="bold"/>
    </style:style>
    <style:style style:name="TableCell65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59" style:parent-style-name="Standard" style:family="paragraph">
      <style:text-properties fo:font-weight="bold" style:font-weight-asian="bold"/>
    </style:style>
    <style:style style:name="TableCell66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661" style:parent-style-name="Standard" style:family="paragraph">
      <style:text-properties fo:font-weight="bold" style:font-weight-asian="bold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64" style:parent-style-name="Standard" style:family="paragraph">
      <style:text-properties fo:language="en" fo:country="US"/>
    </style:style>
    <style:style style:name="TableCell66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6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67" style:parent-style-name="Standard" style:family="paragraph">
      <style:text-properties fo:language="en" fo:country="US"/>
    </style:style>
    <style:style style:name="TableCell66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6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670" style:parent-style-name="Основнойшрифтабзаца" style:family="text">
      <style:text-properties fo:language="en" fo:country="US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7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7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7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7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7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8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8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8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8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8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8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8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9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9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9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9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9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69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699" style:parent-style-name="Standard" style:family="paragraph">
      <style:text-properties style:font-name="Calibri" fo:color="#000000" fo:font-size="11pt" style:font-size-asian="11pt" fo:language="en" fo:country="US"/>
    </style:style>
    <style:style style:name="TableCell70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01" style:parent-style-name="Standard" style:family="paragraph">
      <style:text-properties fo:language="en" fo:country="US"/>
    </style:style>
    <style:style style:name="TableCell70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70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70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07" style:parent-style-name="Standard" style:family="paragraph">
      <style:text-properties style:font-name="Calibri" fo:color="#000000" fo:font-size="11pt" style:font-size-asian="11pt" fo:language="en" fo:country="US"/>
    </style:style>
    <style:style style:name="TableCell70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09" style:parent-style-name="Standard" style:family="paragraph">
      <style:text-properties fo:language="en" fo:country="US"/>
    </style:style>
    <style:style style:name="TableCell71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713" style:parent-style-name="Основнойшрифтабзаца" style:family="text">
      <style:text-properties fo:language="en" fo:country="US"/>
    </style:style>
    <style:style style:name="TableCell71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71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16" style:parent-style-name="Standard" style:family="paragraph">
      <style:text-properties style:font-name="Calibri" fo:color="#000000" fo:font-size="11pt" style:font-size-asian="11pt" fo:language="en" fo:country="US"/>
    </style:style>
    <style:style style:name="TableCell71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18" style:parent-style-name="Standard" style:family="paragraph">
      <style:text-properties fo:language="en" fo:country="US"/>
    </style:style>
    <style:style style:name="TableCell71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720" style:parent-style-name="Standard" style:family="paragraph">
      <style:text-properties fo:language="en" fo:country="US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72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72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25" style:parent-style-name="Standard" style:family="paragraph">
      <style:text-properties style:font-name="Calibri" fo:color="#000000" fo:font-size="11pt" style:font-size-asian="11pt" fo:language="en" fo:country="US"/>
    </style:style>
    <style:style style:name="TableCell72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27" style:parent-style-name="Standard" style:family="paragraph">
      <style:text-properties fo:language="en" fo:country="US"/>
    </style:style>
    <style:style style:name="TableCell72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73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7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33" style:parent-style-name="Standard" style:family="paragraph">
      <style:text-properties style:font-name="Calibri" fo:color="#000000" fo:font-size="11pt" style:font-size-asian="11pt" fo:language="en" fo:country="US"/>
    </style:style>
    <style:style style:name="TableCell73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35" style:parent-style-name="Standard" style:family="paragraph">
      <style:text-properties fo:language="en" fo:country="US"/>
    </style:style>
    <style:style style:name="TableCell73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73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74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41" style:parent-style-name="Standard" style:family="paragraph">
      <style:text-properties style:font-name="Calibri" fo:color="#000000" fo:font-size="11pt" style:font-size-asian="11pt" fo:language="en" fo:country="US"/>
    </style:style>
    <style:style style:name="TableCell74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43" style:parent-style-name="Standard" style:family="paragraph">
      <style:text-properties fo:language="en" fo:country="US"/>
    </style:style>
    <style:style style:name="TableCell74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745" style:parent-style-name="Заголовок2" style:family="paragraph">
      <style:text-properties style:font-name-complex="Courier New"/>
    </style:style>
    <style:style style:name="P746" style:parent-style-name="Заголовок2" style:family="paragraph"/>
    <style:style style:name="T747" style:parent-style-name="Основнойшрифтабзаца" style:family="text">
      <style:text-properties fo:language="en" fo:country="US"/>
    </style:style>
    <style:style style:name="T748" style:parent-style-name="Основнойшрифтабзаца" style:family="text">
      <style:text-properties fo:language="en" fo:country="US"/>
    </style:style>
    <style:style style:name="T749" style:parent-style-name="Основнойшрифтабзаца" style:family="text">
      <style:text-properties fo:language="en" fo:country="US"/>
    </style:style>
    <style:style style:name="TableColumn751" style:family="table-column">
      <style:table-column-properties style:column-width="1.1986in" style:use-optimal-column-width="false"/>
    </style:style>
    <style:style style:name="TableColumn752" style:family="table-column">
      <style:table-column-properties style:column-width="1.1965in" style:use-optimal-column-width="false"/>
    </style:style>
    <style:style style:name="TableColumn753" style:family="table-column">
      <style:table-column-properties style:column-width="1.602in" style:use-optimal-column-width="false"/>
    </style:style>
    <style:style style:name="TableColumn754" style:family="table-column">
      <style:table-column-properties style:column-width="1.5736in" style:use-optimal-column-width="false"/>
    </style:style>
    <style:style style:name="TableColumn755" style:family="table-column">
      <style:table-column-properties style:column-width="1.3506in" style:use-optimal-column-width="false"/>
    </style:style>
    <style:style style:name="Table750" style:family="table">
      <style:table-properties style:width="6.9215in" fo:margin-left="-0.2062in" table:align="left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58" style:parent-style-name="Standard" style:family="paragraph">
      <style:text-properties fo:font-weight="bold" style:font-weight-asian="bold"/>
    </style:style>
    <style:style style:name="TableCell75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60" style:parent-style-name="Standard" style:family="paragraph">
      <style:text-properties fo:font-weight="bold" style:font-weight-asian="bold"/>
    </style:style>
    <style:style style:name="TableCell76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62" style:parent-style-name="Standard" style:family="paragraph">
      <style:text-properties fo:font-weight="bold" style:font-weight-asian="bold"/>
    </style:style>
    <style:style style:name="TableCell76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64" style:parent-style-name="Standard" style:family="paragraph">
      <style:text-properties fo:font-weight="bold" style:font-weight-asian="bold"/>
    </style:style>
    <style:style style:name="TableCell76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766" style:parent-style-name="Standard" style:family="paragraph">
      <style:text-properties fo:font-weight="bold" style:font-weight-asian="bold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69" style:parent-style-name="Standard" style:family="paragraph">
      <style:text-properties fo:language="en" fo:country="US"/>
    </style:style>
    <style:style style:name="TableCell77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77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72" style:parent-style-name="Standard" style:family="paragraph">
      <style:text-properties fo:language="en" fo:country="US"/>
    </style:style>
    <style:style style:name="TableCell77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77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775" style:parent-style-name="Основнойшрифтабзаца" style:family="text">
      <style:text-properties fo:language="en" fo:country="US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78" style:parent-style-name="Standard" style:family="paragraph">
      <style:text-properties fo:font-size="10pt" style:font-size-asian="10pt" style:font-size-complex="10pt"/>
    </style:style>
    <style:style style:name="TableCell77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80" style:parent-style-name="Standard" style:family="paragraph">
      <style:text-properties fo:font-size="10pt" style:font-size-asian="10pt" style:font-size-complex="10pt"/>
    </style:style>
    <style:style style:name="TableCell78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82" style:parent-style-name="Standard" style:family="paragraph">
      <style:text-properties fo:font-size="10pt" style:font-size-asian="10pt" style:font-size-complex="10pt"/>
    </style:style>
    <style:style style:name="TableCell78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84" style:parent-style-name="Standard" style:family="paragraph">
      <style:text-properties fo:font-size="10pt" style:font-size-asian="10pt" style:font-size-complex="10pt"/>
    </style:style>
    <style:style style:name="TableCell78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786" style:parent-style-name="Standard" style:family="paragraph">
      <style:text-properties fo:font-size="10pt" style:font-size-asian="10pt" style:font-size-complex="10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89" style:parent-style-name="Standard" style:family="paragraph">
      <style:text-properties fo:font-size="10pt" style:font-size-asian="10pt" style:font-size-complex="10pt"/>
    </style:style>
    <style:style style:name="TableCell79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91" style:parent-style-name="Standard" style:family="paragraph">
      <style:text-properties fo:font-size="10pt" style:font-size-asian="10pt" style:font-size-complex="10pt"/>
    </style:style>
    <style:style style:name="TableCell79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93" style:parent-style-name="Standard" style:family="paragraph">
      <style:text-properties fo:font-size="10pt" style:font-size-asian="10pt" style:font-size-complex="10pt"/>
    </style:style>
    <style:style style:name="TableCell79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795" style:parent-style-name="Standard" style:family="paragraph">
      <style:text-properties fo:font-size="10pt" style:font-size-asian="10pt" style:font-size-complex="10pt"/>
    </style:style>
    <style:style style:name="TableCell79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797" style:parent-style-name="Standard" style:family="paragraph">
      <style:text-properties fo:font-size="10pt" style:font-size-asian="10pt" style:font-size-complex="10pt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00" style:parent-style-name="Standard" style:family="paragraph">
      <style:text-properties fo:font-size="10pt" style:font-size-asian="10pt" style:font-size-complex="10pt"/>
    </style:style>
    <style:style style:name="TableCell80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02" style:parent-style-name="Standard" style:family="paragraph">
      <style:text-properties fo:font-size="10pt" style:font-size-asian="10pt" style:font-size-complex="10pt"/>
    </style:style>
    <style:style style:name="TableCell80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04" style:parent-style-name="Standard" style:family="paragraph">
      <style:text-properties fo:font-size="10pt" style:font-size-asian="10pt" style:font-size-complex="10pt"/>
    </style:style>
    <style:style style:name="TableCell80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06" style:parent-style-name="Standard" style:family="paragraph">
      <style:text-properties fo:font-size="10pt" style:font-size-asian="10pt" style:font-size-complex="10pt"/>
    </style:style>
    <style:style style:name="TableCell80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808" style:parent-style-name="Standard" style:family="paragraph">
      <style:text-properties fo:font-size="10pt" style:font-size-asian="10pt" style:font-size-complex="10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11" style:parent-style-name="Standard" style:family="paragraph">
      <style:text-properties fo:font-size="10pt" style:font-size-asian="10pt" style:font-size-complex="10pt"/>
    </style:style>
    <style:style style:name="TableCell81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13" style:parent-style-name="Standard" style:family="paragraph">
      <style:text-properties fo:font-size="10pt" style:font-size-asian="10pt" style:font-size-complex="10pt"/>
    </style:style>
    <style:style style:name="TableCell81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15" style:parent-style-name="Standard" style:family="paragraph">
      <style:text-properties fo:font-size="10pt" style:font-size-asian="10pt" style:font-size-complex="10pt"/>
    </style:style>
    <style:style style:name="TableCell81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17" style:parent-style-name="Standard" style:family="paragraph">
      <style:text-properties fo:font-size="10pt" style:font-size-asian="10pt" style:font-size-complex="10pt"/>
    </style:style>
    <style:style style:name="TableCell81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819" style:parent-style-name="Standard" style:family="paragraph">
      <style:text-properties fo:font-size="10pt" style:font-size-asian="10pt" style:font-size-complex="10pt"/>
    </style:style>
    <style:style style:name="P820" style:parent-style-name="Заголовок2" style:family="paragraph">
      <style:text-properties style:font-name-complex="Courier New"/>
    </style:style>
    <style:style style:name="P821" style:parent-style-name="Заголовок2" style:family="paragraph"/>
    <style:style style:name="T822" style:parent-style-name="Основнойшрифтабзаца" style:family="text">
      <style:text-properties fo:language="en" fo:country="US"/>
    </style:style>
    <style:style style:name="TableColumn824" style:family="table-column">
      <style:table-column-properties style:column-width="1.1986in" style:use-optimal-column-width="false"/>
    </style:style>
    <style:style style:name="TableColumn825" style:family="table-column">
      <style:table-column-properties style:column-width="1.1965in" style:use-optimal-column-width="false"/>
    </style:style>
    <style:style style:name="TableColumn826" style:family="table-column">
      <style:table-column-properties style:column-width="1.602in" style:use-optimal-column-width="false"/>
    </style:style>
    <style:style style:name="TableColumn827" style:family="table-column">
      <style:table-column-properties style:column-width="1.5736in" style:use-optimal-column-width="false"/>
    </style:style>
    <style:style style:name="TableColumn828" style:family="table-column">
      <style:table-column-properties style:column-width="1.3506in" style:use-optimal-column-width="false"/>
    </style:style>
    <style:style style:name="Table823" style:family="table">
      <style:table-properties style:width="6.9215in" fo:margin-left="-0.2062in" table:align="lef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31" style:parent-style-name="Standard" style:family="paragraph">
      <style:text-properties fo:font-weight="bold" style:font-weight-asian="bold"/>
    </style:style>
    <style:style style:name="TableCell83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33" style:parent-style-name="Standard" style:family="paragraph">
      <style:text-properties fo:font-weight="bold" style:font-weight-asian="bold"/>
    </style:style>
    <style:style style:name="TableCell83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35" style:parent-style-name="Standard" style:family="paragraph">
      <style:text-properties fo:font-weight="bold" style:font-weight-asian="bold"/>
    </style:style>
    <style:style style:name="TableCell83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37" style:parent-style-name="Standard" style:family="paragraph">
      <style:text-properties fo:font-weight="bold" style:font-weight-asian="bold"/>
    </style:style>
    <style:style style:name="TableCell83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839" style:parent-style-name="Standard" style:family="paragraph">
      <style:text-properties fo:font-weight="bold" style:font-weight-asian="bold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42" style:parent-style-name="Standard" style:family="paragraph">
      <style:text-properties fo:language="en" fo:country="US"/>
    </style:style>
    <style:style style:name="TableCell84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84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45" style:parent-style-name="Standard" style:family="paragraph">
      <style:text-properties fo:language="en" fo:country="US"/>
    </style:style>
    <style:style style:name="TableCell84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84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848" style:parent-style-name="Основнойшрифтабзаца" style:family="text">
      <style:text-properties fo:language="en" fo:country="US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51" style:parent-style-name="Standard" style:family="paragraph">
      <style:text-properties fo:font-size="10pt" style:font-size-asian="10pt" style:font-size-complex="10pt"/>
    </style:style>
    <style:style style:name="TableCell85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53" style:parent-style-name="Standard" style:family="paragraph">
      <style:text-properties fo:font-size="10pt" style:font-size-asian="10pt" style:font-size-complex="10pt"/>
    </style:style>
    <style:style style:name="TableCell85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55" style:parent-style-name="Standard" style:family="paragraph">
      <style:text-properties fo:font-size="10pt" style:font-size-asian="10pt" style:font-size-complex="10pt"/>
    </style:style>
    <style:style style:name="TableCell85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57" style:parent-style-name="Standard" style:family="paragraph">
      <style:text-properties fo:font-size="10pt" style:font-size-asian="10pt" style:font-size-complex="10pt"/>
    </style:style>
    <style:style style:name="TableCell85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859" style:parent-style-name="Standard" style:family="paragraph">
      <style:text-properties fo:font-size="10pt" style:font-size-asian="10pt" style:font-size-complex="10pt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62" style:parent-style-name="Standard" style:family="paragraph">
      <style:text-properties fo:font-size="10pt" style:font-size-asian="10pt" style:font-size-complex="10pt"/>
    </style:style>
    <style:style style:name="TableCell86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64" style:parent-style-name="Standard" style:family="paragraph">
      <style:text-properties fo:font-size="10pt" style:font-size-asian="10pt" style:font-size-complex="10pt"/>
    </style:style>
    <style:style style:name="TableCell86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66" style:parent-style-name="Standard" style:family="paragraph">
      <style:text-properties fo:font-size="10pt" style:font-size-asian="10pt" style:font-size-complex="10pt"/>
    </style:style>
    <style:style style:name="TableCell86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68" style:parent-style-name="Standard" style:family="paragraph">
      <style:text-properties fo:font-size="10pt" style:font-size-asian="10pt" style:font-size-complex="10pt"/>
    </style:style>
    <style:style style:name="TableCell86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870" style:parent-style-name="Standard" style:family="paragraph">
      <style:text-properties fo:font-size="10pt" style:font-size-asian="10pt" style:font-size-complex="10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73" style:parent-style-name="Standard" style:family="paragraph">
      <style:text-properties fo:font-size="10pt" style:font-size-asian="10pt" style:font-size-complex="10pt"/>
    </style:style>
    <style:style style:name="TableCell87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75" style:parent-style-name="Standard" style:family="paragraph">
      <style:text-properties fo:font-size="10pt" style:font-size-asian="10pt" style:font-size-complex="10pt"/>
    </style:style>
    <style:style style:name="TableCell87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77" style:parent-style-name="Standard" style:family="paragraph">
      <style:text-properties fo:font-size="10pt" style:font-size-asian="10pt" style:font-size-complex="10pt"/>
    </style:style>
    <style:style style:name="TableCell87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79" style:parent-style-name="Standard" style:family="paragraph">
      <style:text-properties fo:font-size="10pt" style:font-size-asian="10pt" style:font-size-complex="10pt"/>
    </style:style>
    <style:style style:name="TableCell88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881" style:parent-style-name="Standard" style:family="paragraph">
      <style:text-properties fo:font-size="10pt" style:font-size-asian="10pt" style:font-size-complex="10pt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84" style:parent-style-name="Standard" style:family="paragraph">
      <style:text-properties fo:font-size="10pt" style:font-size-asian="10pt" style:font-size-complex="10pt"/>
    </style:style>
    <style:style style:name="TableCell88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86" style:parent-style-name="Standard" style:family="paragraph">
      <style:text-properties fo:font-size="10pt" style:font-size-asian="10pt" style:font-size-complex="10pt"/>
    </style:style>
    <style:style style:name="TableCell88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88" style:parent-style-name="Standard" style:family="paragraph">
      <style:text-properties fo:font-size="10pt" style:font-size-asian="10pt" style:font-size-complex="10pt"/>
    </style:style>
    <style:style style:name="TableCell88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90" style:parent-style-name="Standard" style:family="paragraph">
      <style:text-properties fo:font-size="10pt" style:font-size-asian="10pt" style:font-size-complex="10pt"/>
    </style:style>
    <style:style style:name="TableCell89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892" style:parent-style-name="Standard" style:family="paragraph">
      <style:text-properties fo:font-size="10pt" style:font-size-asian="10pt" style:font-size-complex="10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95" style:parent-style-name="Standard" style:family="paragraph">
      <style:text-properties fo:font-size="10pt" style:font-size-asian="10pt" style:font-size-complex="10pt"/>
    </style:style>
    <style:style style:name="TableCell89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97" style:parent-style-name="Standard" style:family="paragraph">
      <style:text-properties fo:font-size="10pt" style:font-size-asian="10pt" style:font-size-complex="10pt"/>
    </style:style>
    <style:style style:name="TableCell89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899" style:parent-style-name="Standard" style:family="paragraph">
      <style:text-properties fo:language="en" fo:country="US"/>
    </style:style>
    <style:style style:name="TableCell90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01" style:parent-style-name="Standard" style:family="paragraph">
      <style:text-properties fo:font-weight="bold" style:font-weight-asian="bold"/>
    </style:style>
    <style:style style:name="P902" style:parent-style-name="Standard" style:family="paragraph">
      <style:text-properties fo:font-weight="bold" style:font-weight-asian="bold"/>
    </style:style>
    <style:style style:name="P903" style:parent-style-name="Standard" style:family="paragraph">
      <style:text-properties fo:font-weight="bold" style:font-weight-asian="bold"/>
    </style:style>
    <style:style style:name="TableCell90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07" style:parent-style-name="Standard" style:family="paragraph">
      <style:text-properties fo:font-size="10pt" style:font-size-asian="10pt" style:font-size-complex="10pt"/>
    </style:style>
    <style:style style:name="TableCell90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09" style:parent-style-name="Standard" style:family="paragraph">
      <style:text-properties fo:font-size="10pt" style:font-size-asian="10pt" style:font-size-complex="10pt"/>
    </style:style>
    <style:style style:name="TableCell91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11" style:parent-style-name="Standard" style:family="paragraph">
      <style:text-properties fo:language="en" fo:country="US"/>
    </style:style>
    <style:style style:name="TableCell91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13" style:parent-style-name="Standard" style:family="paragraph">
      <style:text-properties fo:language="en" fo:country="US"/>
    </style:style>
    <style:style style:name="TableCell91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915" style:parent-style-name="Standard" style:family="paragraph">
      <style:text-properties fo:language="en" fo:country="US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18" style:parent-style-name="Standard" style:family="paragraph">
      <style:text-properties fo:font-size="10pt" style:font-size-asian="10pt" style:font-size-complex="10pt"/>
    </style:style>
    <style:style style:name="TableCell91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20" style:parent-style-name="Standard" style:family="paragraph">
      <style:text-properties fo:font-size="10pt" style:font-size-asian="10pt" style:font-size-complex="10pt"/>
    </style:style>
    <style:style style:name="TableCell92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22" style:parent-style-name="Standard" style:family="paragraph">
      <style:text-properties fo:language="en" fo:country="US"/>
    </style:style>
    <style:style style:name="TableCell92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24" style:parent-style-name="Standard" style:family="paragraph">
      <style:text-properties fo:language="en" fo:country="US"/>
    </style:style>
    <style:style style:name="TableCell92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926" style:parent-style-name="Standard" style:family="paragraph">
      <style:text-properties fo:language="en" fo:country="US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29" style:parent-style-name="Standard" style:family="paragraph">
      <style:text-properties fo:font-size="10pt" style:font-size-asian="10pt" style:font-size-complex="10pt"/>
    </style:style>
    <style:style style:name="TableCell93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31" style:parent-style-name="Standard" style:family="paragraph">
      <style:text-properties fo:font-size="10pt" style:font-size-asian="10pt" style:font-size-complex="10pt"/>
    </style:style>
    <style:style style:name="TableCell9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33" style:parent-style-name="Standard" style:family="paragraph">
      <style:text-properties fo:language="en" fo:country="US"/>
    </style:style>
    <style:style style:name="TableCell93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35" style:parent-style-name="Standard" style:family="paragraph">
      <style:text-properties fo:language="en" fo:country="US"/>
    </style:style>
    <style:style style:name="TableCell93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937" style:parent-style-name="Standard" style:family="paragraph">
      <style:text-properties fo:language="en" fo:country="US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40" style:parent-style-name="Standard" style:family="paragraph">
      <style:text-properties fo:font-size="10pt" style:font-size-asian="10pt" style:font-size-complex="10pt"/>
    </style:style>
    <style:style style:name="TableCell94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42" style:parent-style-name="Standard" style:family="paragraph">
      <style:text-properties fo:font-size="10pt" style:font-size-asian="10pt" style:font-size-complex="10pt"/>
    </style:style>
    <style:style style:name="TableCell94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44" style:parent-style-name="Standard" style:family="paragraph">
      <style:text-properties fo:language="en" fo:country="US"/>
    </style:style>
    <style:style style:name="TableCell94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46" style:parent-style-name="Standard" style:family="paragraph">
      <style:text-properties fo:language="en" fo:country="US"/>
    </style:style>
    <style:style style:name="TableCell94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948" style:parent-style-name="Standard" style:family="paragraph">
      <style:text-properties fo:language="en" fo:country="US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51" style:parent-style-name="Standard" style:family="paragraph">
      <style:text-properties fo:font-size="10pt" style:font-size-asian="10pt" style:font-size-complex="10pt"/>
    </style:style>
    <style:style style:name="TableCell95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53" style:parent-style-name="Standard" style:family="paragraph">
      <style:text-properties fo:font-size="10pt" style:font-size-asian="10pt" style:font-size-complex="10pt"/>
    </style:style>
    <style:style style:name="TableCell95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55" style:parent-style-name="Standard" style:family="paragraph">
      <style:text-properties fo:language="en" fo:country="US"/>
    </style:style>
    <style:style style:name="TableCell95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57" style:parent-style-name="Standard" style:family="paragraph">
      <style:text-properties fo:language="en" fo:country="US"/>
    </style:style>
    <style:style style:name="TableCell95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959" style:parent-style-name="Standard" style:family="paragraph">
      <style:text-properties fo:language="en" fo:country="US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62" style:parent-style-name="Standard" style:family="paragraph">
      <style:text-properties fo:font-size="10pt" style:font-size-asian="10pt" style:font-size-complex="10pt"/>
    </style:style>
    <style:style style:name="TableCell96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64" style:parent-style-name="Standard" style:family="paragraph">
      <style:text-properties fo:font-size="10pt" style:font-size-asian="10pt" style:font-size-complex="10pt"/>
    </style:style>
    <style:style style:name="TableCell96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66" style:parent-style-name="Standard" style:family="paragraph">
      <style:text-properties fo:language="en" fo:country="US"/>
    </style:style>
    <style:style style:name="TableCell96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68" style:parent-style-name="Standard" style:family="paragraph">
      <style:text-properties fo:language="en" fo:country="US"/>
    </style:style>
    <style:style style:name="TableCell96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970" style:parent-style-name="Standard" style:family="paragraph">
      <style:text-properties fo:language="en" fo:country="US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73" style:parent-style-name="Standard" style:family="paragraph">
      <style:text-properties fo:font-size="10pt" style:font-size-asian="10pt" style:font-size-complex="10pt"/>
    </style:style>
    <style:style style:name="TableCell97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75" style:parent-style-name="Standard" style:family="paragraph">
      <style:text-properties fo:font-size="10pt" style:font-size-asian="10pt" style:font-size-complex="10pt"/>
    </style:style>
    <style:style style:name="TableCell97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77" style:parent-style-name="Standard" style:family="paragraph">
      <style:text-properties fo:language="en" fo:country="US"/>
    </style:style>
    <style:style style:name="TableCell97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79" style:parent-style-name="Standard" style:family="paragraph">
      <style:text-properties fo:language="en" fo:country="US"/>
    </style:style>
    <style:style style:name="TableCell98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981" style:parent-style-name="Standard" style:family="paragraph">
      <style:text-properties fo:language="en" fo:country="US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84" style:parent-style-name="Standard" style:family="paragraph">
      <style:text-properties fo:font-size="10pt" style:font-size-asian="10pt" style:font-size-complex="10pt"/>
    </style:style>
    <style:style style:name="TableCell98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86" style:parent-style-name="Standard" style:family="paragraph">
      <style:text-properties fo:font-size="10pt" style:font-size-asian="10pt" style:font-size-complex="10pt"/>
    </style:style>
    <style:style style:name="TableCell98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88" style:parent-style-name="Standard" style:family="paragraph">
      <style:text-properties fo:language="en" fo:country="US"/>
    </style:style>
    <style:style style:name="TableCell98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90" style:parent-style-name="Standard" style:family="paragraph">
      <style:text-properties fo:language="en" fo:country="US"/>
    </style:style>
    <style:style style:name="TableCell99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992" style:parent-style-name="Standard" style:family="paragraph">
      <style:text-properties fo:language="en" fo:country="US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95" style:parent-style-name="Standard" style:family="paragraph">
      <style:text-properties fo:font-size="10pt" style:font-size-asian="10pt" style:font-size-complex="10pt"/>
    </style:style>
    <style:style style:name="TableCell99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97" style:parent-style-name="Standard" style:family="paragraph">
      <style:text-properties fo:font-size="10pt" style:font-size-asian="10pt" style:font-size-complex="10pt"/>
    </style:style>
    <style:style style:name="TableCell99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999" style:parent-style-name="Standard" style:family="paragraph">
      <style:text-properties fo:language="en" fo:country="US"/>
    </style:style>
    <style:style style:name="TableCell100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01" style:parent-style-name="Standard" style:family="paragraph">
      <style:text-properties fo:language="en" fo:country="US"/>
    </style:style>
    <style:style style:name="TableCell100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003" style:parent-style-name="Standard" style:family="paragraph">
      <style:text-properties fo:language="en" fo:country="US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06" style:parent-style-name="Standard" style:family="paragraph">
      <style:text-properties fo:font-size="10pt" style:font-size-asian="10pt" style:font-size-complex="10pt"/>
    </style:style>
    <style:style style:name="TableCell100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08" style:parent-style-name="Standard" style:family="paragraph">
      <style:text-properties fo:font-size="10pt" style:font-size-asian="10pt" style:font-size-complex="10pt"/>
    </style:style>
    <style:style style:name="TableCell100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10" style:parent-style-name="Standard" style:family="paragraph">
      <style:text-properties fo:language="en" fo:country="US"/>
    </style:style>
    <style:style style:name="TableCell101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12" style:parent-style-name="Standard" style:family="paragraph">
      <style:text-properties fo:language="en" fo:country="US"/>
    </style:style>
    <style:style style:name="TableCell101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014" style:parent-style-name="Standard" style:family="paragraph">
      <style:text-properties fo:language="en" fo:country="US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17" style:parent-style-name="Standard" style:family="paragraph">
      <style:text-properties fo:font-size="10pt" style:font-size-asian="10pt" style:font-size-complex="10pt"/>
    </style:style>
    <style:style style:name="TableCell101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19" style:parent-style-name="Standard" style:family="paragraph">
      <style:text-properties fo:font-size="10pt" style:font-size-asian="10pt" style:font-size-complex="10pt"/>
    </style:style>
    <style:style style:name="TableCell102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21" style:parent-style-name="Standard" style:family="paragraph">
      <style:text-properties fo:language="en" fo:country="US"/>
    </style:style>
    <style:style style:name="TableCell102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23" style:parent-style-name="Standard" style:family="paragraph">
      <style:text-properties fo:language="en" fo:country="US"/>
    </style:style>
    <style:style style:name="TableCell102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025" style:parent-style-name="Standard" style:family="paragraph">
      <style:text-properties fo:language="en" fo:country="US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28" style:parent-style-name="Standard" style:family="paragraph">
      <style:text-properties fo:font-size="10pt" style:font-size-asian="10pt" style:font-size-complex="10pt"/>
    </style:style>
    <style:style style:name="TableCell102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30" style:parent-style-name="Standard" style:family="paragraph">
      <style:text-properties fo:font-size="10pt" style:font-size-asian="10pt" style:font-size-complex="10pt"/>
    </style:style>
    <style:style style:name="TableCell103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32" style:parent-style-name="Standard" style:family="paragraph">
      <style:text-properties fo:language="en" fo:country="US"/>
    </style:style>
    <style:style style:name="TableCell103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34" style:parent-style-name="Standard" style:family="paragraph">
      <style:text-properties fo:language="en" fo:country="US"/>
    </style:style>
    <style:style style:name="TableCell103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036" style:parent-style-name="Standard" style:family="paragraph">
      <style:text-properties fo:language="en" fo:country="US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39" style:parent-style-name="Standard" style:family="paragraph">
      <style:text-properties fo:font-size="10pt" style:font-size-asian="10pt" style:font-size-complex="10pt"/>
    </style:style>
    <style:style style:name="TableCell104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41" style:parent-style-name="Standard" style:family="paragraph">
      <style:text-properties fo:font-size="10pt" style:font-size-asian="10pt" style:font-size-complex="10pt"/>
    </style:style>
    <style:style style:name="TableCell104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43" style:parent-style-name="Standard" style:family="paragraph">
      <style:text-properties fo:language="en" fo:country="US"/>
    </style:style>
    <style:style style:name="TableCell104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45" style:parent-style-name="Standard" style:family="paragraph">
      <style:text-properties fo:language="en" fo:country="US"/>
    </style:style>
    <style:style style:name="TableCell104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047" style:parent-style-name="Standard" style:family="paragraph">
      <style:text-properties fo:language="en" fo:country="US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50" style:parent-style-name="Standard" style:family="paragraph">
      <style:text-properties fo:font-size="10pt" style:font-size-asian="10pt" style:font-size-complex="10pt"/>
    </style:style>
    <style:style style:name="TableCell105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52" style:parent-style-name="Standard" style:family="paragraph">
      <style:text-properties fo:font-size="10pt" style:font-size-asian="10pt" style:font-size-complex="10pt"/>
    </style:style>
    <style:style style:name="TableCell105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54" style:parent-style-name="Standard" style:family="paragraph">
      <style:text-properties fo:language="en" fo:country="US"/>
    </style:style>
    <style:style style:name="TableCell105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56" style:parent-style-name="Standard" style:family="paragraph">
      <style:text-properties fo:language="en" fo:country="US"/>
    </style:style>
    <style:style style:name="TableCell105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058" style:parent-style-name="Standard" style:family="paragraph">
      <style:text-properties fo:language="en" fo:country="US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61" style:parent-style-name="Standard" style:family="paragraph">
      <style:text-properties fo:font-size="10pt" style:font-size-asian="10pt" style:font-size-complex="10pt"/>
    </style:style>
    <style:style style:name="TableCell106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63" style:parent-style-name="Standard" style:family="paragraph">
      <style:text-properties fo:font-size="10pt" style:font-size-asian="10pt" style:font-size-complex="10pt"/>
    </style:style>
    <style:style style:name="TableCell106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65" style:parent-style-name="Standard" style:family="paragraph">
      <style:text-properties fo:language="en" fo:country="US"/>
    </style:style>
    <style:style style:name="TableCell106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67" style:parent-style-name="Standard" style:family="paragraph">
      <style:text-properties fo:language="en" fo:country="US"/>
    </style:style>
    <style:style style:name="TableCell106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069" style:parent-style-name="Standard" style:family="paragraph">
      <style:text-properties fo:language="en" fo:country="US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72" style:parent-style-name="Standard" style:family="paragraph">
      <style:text-properties fo:font-size="10pt" style:font-size-asian="10pt" style:font-size-complex="10pt"/>
    </style:style>
    <style:style style:name="TableCell107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74" style:parent-style-name="Standard" style:family="paragraph">
      <style:text-properties fo:font-size="10pt" style:font-size-asian="10pt" style:font-size-complex="10pt"/>
    </style:style>
    <style:style style:name="TableCell107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76" style:parent-style-name="Standard" style:family="paragraph">
      <style:text-properties fo:language="en" fo:country="US"/>
    </style:style>
    <style:style style:name="TableCell107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78" style:parent-style-name="Standard" style:family="paragraph">
      <style:text-properties fo:language="en" fo:country="US"/>
    </style:style>
    <style:style style:name="TableCell107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080" style:parent-style-name="Standard" style:family="paragraph">
      <style:text-properties fo:language="en" fo:country="US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83" style:parent-style-name="Standard" style:family="paragraph">
      <style:text-properties fo:font-size="10pt" style:font-size-asian="10pt" style:font-size-complex="10pt"/>
    </style:style>
    <style:style style:name="TableCell108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85" style:parent-style-name="Standard" style:family="paragraph">
      <style:text-properties fo:font-size="10pt" style:font-size-asian="10pt" style:font-size-complex="10pt"/>
    </style:style>
    <style:style style:name="TableCell108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87" style:parent-style-name="Standard" style:family="paragraph">
      <style:text-properties fo:language="en" fo:country="US"/>
    </style:style>
    <style:style style:name="TableCell108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89" style:parent-style-name="Standard" style:family="paragraph">
      <style:text-properties fo:language="en" fo:country="US"/>
    </style:style>
    <style:style style:name="TableCell109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091" style:parent-style-name="Standard" style:family="paragraph">
      <style:text-properties fo:language="en" fo:country="US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94" style:parent-style-name="Standard" style:family="paragraph">
      <style:text-properties fo:font-size="10pt" style:font-size-asian="10pt" style:font-size-complex="10pt"/>
    </style:style>
    <style:style style:name="TableCell109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96" style:parent-style-name="Standard" style:family="paragraph">
      <style:text-properties fo:font-size="10pt" style:font-size-asian="10pt" style:font-size-complex="10pt"/>
    </style:style>
    <style:style style:name="TableCell109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098" style:parent-style-name="Standard" style:family="paragraph">
      <style:text-properties fo:language="en" fo:country="US"/>
    </style:style>
    <style:style style:name="TableCell109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00" style:parent-style-name="Standard" style:family="paragraph">
      <style:text-properties fo:language="en" fo:country="US"/>
    </style:style>
    <style:style style:name="TableCell110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102" style:parent-style-name="Standard" style:family="paragraph">
      <style:text-properties fo:language="en" fo:country="US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05" style:parent-style-name="Standard" style:family="paragraph">
      <style:text-properties fo:font-size="10pt" style:font-size-asian="10pt" style:font-size-complex="10pt" fo:language="en" fo:country="US"/>
    </style:style>
    <style:style style:name="TableCell110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07" style:parent-style-name="Standard" style:family="paragraph">
      <style:text-properties fo:font-size="10pt" style:font-size-asian="10pt" style:font-size-complex="10pt" fo:language="en" fo:country="US"/>
    </style:style>
    <style:style style:name="TableCell110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09" style:parent-style-name="Standard" style:family="paragraph">
      <style:text-properties fo:language="en" fo:country="US"/>
    </style:style>
    <style:style style:name="TableCell111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11" style:parent-style-name="Standard" style:family="paragraph">
      <style:text-properties fo:language="en" fo:country="US"/>
    </style:style>
    <style:style style:name="TableCell111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113" style:parent-style-name="Standard" style:family="paragraph">
      <style:text-properties fo:language="en" fo:country="US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16" style:parent-style-name="Standard" style:family="paragraph">
      <style:text-properties fo:font-size="10pt" style:font-size-asian="10pt" style:font-size-complex="10pt" fo:language="en" fo:country="US"/>
    </style:style>
    <style:style style:name="TableCell111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18" style:parent-style-name="Standard" style:family="paragraph">
      <style:text-properties fo:font-size="10pt" style:font-size-asian="10pt" style:font-size-complex="10pt" fo:language="en" fo:country="US"/>
    </style:style>
    <style:style style:name="TableCell111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20" style:parent-style-name="Standard" style:family="paragraph">
      <style:text-properties fo:language="en" fo:country="US"/>
    </style:style>
    <style:style style:name="TableCell112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22" style:parent-style-name="Standard" style:family="paragraph">
      <style:text-properties fo:language="en" fo:country="US"/>
    </style:style>
    <style:style style:name="TableCell112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124" style:parent-style-name="Standard" style:family="paragraph">
      <style:text-properties fo:language="en" fo:country="US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27" style:parent-style-name="Standard" style:family="paragraph">
      <style:text-properties fo:font-size="10pt" style:font-size-asian="10pt" style:font-size-complex="10pt" fo:language="en" fo:country="US"/>
    </style:style>
    <style:style style:name="TableCell112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29" style:parent-style-name="Standard" style:family="paragraph">
      <style:text-properties fo:font-size="10pt" style:font-size-asian="10pt" style:font-size-complex="10pt" fo:language="en" fo:country="US"/>
    </style:style>
    <style:style style:name="TableCell113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31" style:parent-style-name="Standard" style:family="paragraph">
      <style:text-properties fo:language="en" fo:country="US"/>
    </style:style>
    <style:style style:name="TableCell11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33" style:parent-style-name="Standard" style:family="paragraph">
      <style:text-properties fo:language="en" fo:country="US"/>
    </style:style>
    <style:style style:name="TableCell113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135" style:parent-style-name="Standard" style:family="paragraph">
      <style:text-properties fo:language="en" fo:country="US"/>
    </style:style>
    <style:style style:name="P1136" style:parent-style-name="Заголовок2" style:family="paragraph">
      <style:text-properties style:font-name-complex="Courier New"/>
    </style:style>
    <style:style style:name="P1137" style:parent-style-name="Standard" style:family="paragraph">
      <style:text-properties style:font-name-complex="Courier New"/>
    </style:style>
    <style:style style:name="P1138" style:parent-style-name="Заголовок2" style:family="paragraph"/>
    <style:style style:name="T1139" style:parent-style-name="Основнойшрифтабзаца" style:family="text">
      <style:text-properties fo:language="en" fo:country="US"/>
    </style:style>
    <style:style style:name="TableColumn1141" style:family="table-column">
      <style:table-column-properties style:column-width="1.1986in" style:use-optimal-column-width="false"/>
    </style:style>
    <style:style style:name="TableColumn1142" style:family="table-column">
      <style:table-column-properties style:column-width="1.1965in" style:use-optimal-column-width="false"/>
    </style:style>
    <style:style style:name="TableColumn1143" style:family="table-column">
      <style:table-column-properties style:column-width="1.602in" style:use-optimal-column-width="false"/>
    </style:style>
    <style:style style:name="TableColumn1144" style:family="table-column">
      <style:table-column-properties style:column-width="1.5736in" style:use-optimal-column-width="false"/>
    </style:style>
    <style:style style:name="TableColumn1145" style:family="table-column">
      <style:table-column-properties style:column-width="1.3506in" style:use-optimal-column-width="false"/>
    </style:style>
    <style:style style:name="Table1140" style:family="table">
      <style:table-properties style:width="6.9215in" fo:margin-left="-0.2062in" table:align="left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48" style:parent-style-name="Standard" style:family="paragraph">
      <style:text-properties fo:font-weight="bold" style:font-weight-asian="bold"/>
    </style:style>
    <style:style style:name="TableCell114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50" style:parent-style-name="Standard" style:family="paragraph">
      <style:text-properties fo:font-weight="bold" style:font-weight-asian="bold"/>
    </style:style>
    <style:style style:name="TableCell115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52" style:parent-style-name="Standard" style:family="paragraph">
      <style:text-properties fo:font-weight="bold" style:font-weight-asian="bold"/>
    </style:style>
    <style:style style:name="TableCell115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54" style:parent-style-name="Standard" style:family="paragraph">
      <style:text-properties fo:font-weight="bold" style:font-weight-asian="bold"/>
    </style:style>
    <style:style style:name="TableCell115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156" style:parent-style-name="Standard" style:family="paragraph">
      <style:text-properties fo:font-weight="bold" style:font-weight-asian="bold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59" style:parent-style-name="Standard" style:family="paragraph">
      <style:text-properties fo:language="en" fo:country="US"/>
    </style:style>
    <style:style style:name="TableCell116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16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62" style:parent-style-name="Standard" style:family="paragraph">
      <style:text-properties fo:language="en" fo:country="US"/>
    </style:style>
    <style:style style:name="TableCell116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16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1165" style:parent-style-name="Основнойшрифтабзаца" style:family="text">
      <style:text-properties fo:language="en" fo:country="US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68" style:parent-style-name="Standard" style:family="paragraph">
      <style:text-properties fo:font-size="10pt" style:font-size-asian="10pt" style:font-size-complex="10pt"/>
    </style:style>
    <style:style style:name="TableCell116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70" style:parent-style-name="Standard" style:family="paragraph">
      <style:text-properties fo:font-size="10pt" style:font-size-asian="10pt" style:font-size-complex="10pt"/>
    </style:style>
    <style:style style:name="TableCell117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72" style:parent-style-name="Standard" style:family="paragraph">
      <style:text-properties fo:font-size="10pt" style:font-size-asian="10pt" style:font-size-complex="10pt"/>
    </style:style>
    <style:style style:name="TableCell117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74" style:parent-style-name="Standard" style:family="paragraph">
      <style:text-properties fo:font-size="10pt" style:font-size-asian="10pt" style:font-size-complex="10pt"/>
    </style:style>
    <style:style style:name="TableCell117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176" style:parent-style-name="Standard" style:family="paragraph">
      <style:text-properties fo:font-size="10pt" style:font-size-asian="10pt" style:font-size-complex="10pt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79" style:parent-style-name="Standard" style:family="paragraph">
      <style:text-properties fo:font-size="10pt" style:font-size-asian="10pt" style:font-size-complex="10pt"/>
    </style:style>
    <style:style style:name="TableCell118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81" style:parent-style-name="Standard" style:family="paragraph">
      <style:text-properties fo:font-size="10pt" style:font-size-asian="10pt" style:font-size-complex="10pt"/>
    </style:style>
    <style:style style:name="TableCell118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83" style:parent-style-name="Standard" style:family="paragraph">
      <style:text-properties fo:font-size="10pt" style:font-size-asian="10pt" style:font-size-complex="10pt"/>
    </style:style>
    <style:style style:name="TableCell118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85" style:parent-style-name="Standard" style:family="paragraph">
      <style:text-properties fo:font-size="10pt" style:font-size-asian="10pt" style:font-size-complex="10pt"/>
    </style:style>
    <style:style style:name="TableCell118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187" style:parent-style-name="Standard" style:family="paragraph">
      <style:text-properties fo:font-size="10pt" style:font-size-asian="10pt" style:font-size-complex="10pt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90" style:parent-style-name="Standard" style:family="paragraph">
      <style:text-properties fo:font-size="10pt" style:font-size-asian="10pt" style:font-size-complex="10pt"/>
    </style:style>
    <style:style style:name="TableCell119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92" style:parent-style-name="Standard" style:family="paragraph">
      <style:text-properties fo:font-size="10pt" style:font-size-asian="10pt" style:font-size-complex="10pt"/>
    </style:style>
    <style:style style:name="TableCell119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94" style:parent-style-name="Standard" style:family="paragraph">
      <style:text-properties fo:font-size="10pt" style:font-size-asian="10pt" style:font-size-complex="10pt"/>
    </style:style>
    <style:style style:name="TableCell119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196" style:parent-style-name="Standard" style:family="paragraph">
      <style:text-properties fo:font-size="10pt" style:font-size-asian="10pt" style:font-size-complex="10pt"/>
    </style:style>
    <style:style style:name="TableCell119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198" style:parent-style-name="Standard" style:family="paragraph">
      <style:text-properties fo:font-size="10pt" style:font-size-asian="10pt" style:font-size-complex="10pt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01" style:parent-style-name="Standard" style:family="paragraph">
      <style:text-properties fo:font-size="10pt" style:font-size-asian="10pt" style:font-size-complex="10pt"/>
    </style:style>
    <style:style style:name="TableCell120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03" style:parent-style-name="Standard" style:family="paragraph">
      <style:text-properties fo:font-size="10pt" style:font-size-asian="10pt" style:font-size-complex="10pt"/>
    </style:style>
    <style:style style:name="TableCell120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05" style:parent-style-name="Standard" style:family="paragraph">
      <style:text-properties fo:font-size="10pt" style:font-size-asian="10pt" style:font-size-complex="10pt"/>
    </style:style>
    <style:style style:name="TableCell120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07" style:parent-style-name="Standard" style:family="paragraph">
      <style:text-properties fo:font-size="10pt" style:font-size-asian="10pt" style:font-size-complex="10pt"/>
    </style:style>
    <style:style style:name="TableCell120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209" style:parent-style-name="Standard" style:family="paragraph">
      <style:text-properties fo:font-size="10pt" style:font-size-asian="10pt" style:font-size-complex="10pt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12" style:parent-style-name="Standard" style:family="paragraph">
      <style:text-properties fo:font-size="10pt" style:font-size-asian="10pt" style:font-size-complex="10pt"/>
    </style:style>
    <style:style style:name="TableCell121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14" style:parent-style-name="Standard" style:family="paragraph">
      <style:text-properties fo:font-size="10pt" style:font-size-asian="10pt" style:font-size-complex="10pt"/>
    </style:style>
    <style:style style:name="TableCell121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16" style:parent-style-name="Standard" style:family="paragraph">
      <style:text-properties fo:language="en" fo:country="US"/>
    </style:style>
    <style:style style:name="TableCell121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21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19" style:parent-style-name="Standard" style:family="paragraph">
      <style:text-properties fo:language="en" fo:country="US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22" style:parent-style-name="Standard" style:family="paragraph">
      <style:text-properties fo:font-size="10pt" style:font-size-asian="10pt" style:font-size-complex="10pt"/>
    </style:style>
    <style:style style:name="TableCell122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24" style:parent-style-name="Standard" style:family="paragraph">
      <style:text-properties fo:font-size="10pt" style:font-size-asian="10pt" style:font-size-complex="10pt"/>
    </style:style>
    <style:style style:name="TableCell122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26" style:parent-style-name="Standard" style:family="paragraph">
      <style:text-properties fo:language="en" fo:country="US"/>
    </style:style>
    <style:style style:name="TableCell122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28" style:parent-style-name="Standard" style:family="paragraph">
      <style:text-properties fo:language="en" fo:country="US"/>
    </style:style>
    <style:style style:name="TableCell122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32" style:parent-style-name="Standard" style:family="paragraph">
      <style:text-properties fo:font-size="10pt" style:font-size-asian="10pt" style:font-size-complex="10pt"/>
    </style:style>
    <style:style style:name="TableCell123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34" style:parent-style-name="Standard" style:family="paragraph">
      <style:text-properties fo:font-size="10pt" style:font-size-asian="10pt" style:font-size-complex="10pt"/>
    </style:style>
    <style:style style:name="TableCell123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36" style:parent-style-name="Standard" style:family="paragraph">
      <style:text-properties fo:language="en" fo:country="US"/>
    </style:style>
    <style:style style:name="TableCell123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23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39" style:parent-style-name="Standard" style:family="paragraph">
      <style:text-properties fo:language="en" fo:country="US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42" style:parent-style-name="Standard" style:family="paragraph">
      <style:text-properties fo:font-size="10pt" style:font-size-asian="10pt" style:font-size-complex="10pt"/>
    </style:style>
    <style:style style:name="TableCell124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44" style:parent-style-name="Standard" style:family="paragraph">
      <style:text-properties fo:font-size="10pt" style:font-size-asian="10pt" style:font-size-complex="10pt"/>
    </style:style>
    <style:style style:name="TableCell124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46" style:parent-style-name="Standard" style:family="paragraph">
      <style:text-properties fo:language="en" fo:country="US"/>
    </style:style>
    <style:style style:name="TableCell124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24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51" style:parent-style-name="Standard" style:family="paragraph">
      <style:text-properties fo:font-size="10pt" style:font-size-asian="10pt" style:font-size-complex="10pt"/>
    </style:style>
    <style:style style:name="TableCell125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53" style:parent-style-name="Standard" style:family="paragraph">
      <style:text-properties fo:font-size="10pt" style:font-size-asian="10pt" style:font-size-complex="10pt"/>
    </style:style>
    <style:style style:name="TableCell125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55" style:parent-style-name="Standard" style:family="paragraph">
      <style:text-properties fo:language="en" fo:country="US"/>
    </style:style>
    <style:style style:name="TableCell125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25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1258" style:family="table-row">
      <style:table-row-properties style:use-optimal-row-height="false"/>
    </style:style>
    <style:style style:name="TableCell125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60" style:parent-style-name="Standard" style:family="paragraph">
      <style:text-properties fo:font-size="10pt" style:font-size-asian="10pt" style:font-size-complex="10pt"/>
    </style:style>
    <style:style style:name="TableCell126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62" style:parent-style-name="Standard" style:family="paragraph">
      <style:text-properties fo:font-size="10pt" style:font-size-asian="10pt" style:font-size-complex="10pt"/>
    </style:style>
    <style:style style:name="TableCell126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64" style:parent-style-name="Standard" style:family="paragraph">
      <style:text-properties fo:language="en" fo:country="US"/>
    </style:style>
    <style:style style:name="TableCell126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66" style:parent-style-name="Standard" style:family="paragraph">
      <style:text-properties fo:language="en" fo:country="US"/>
    </style:style>
    <style:style style:name="TableCell126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68" style:parent-style-name="Standard" style:family="paragraph">
      <style:text-properties fo:language="en" fo:country="US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71" style:parent-style-name="Standard" style:family="paragraph">
      <style:text-properties fo:font-size="10pt" style:font-size-asian="10pt" style:font-size-complex="10pt"/>
    </style:style>
    <style:style style:name="TableCell127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73" style:parent-style-name="Standard" style:family="paragraph">
      <style:text-properties fo:font-size="10pt" style:font-size-asian="10pt" style:font-size-complex="10pt"/>
    </style:style>
    <style:style style:name="TableCell127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75" style:parent-style-name="Standard" style:family="paragraph">
      <style:text-properties fo:language="en" fo:country="US"/>
    </style:style>
    <style:style style:name="TableCell127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27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78" style:parent-style-name="Standard" style:family="paragraph">
      <style:text-properties fo:language="en" fo:country="US"/>
    </style:style>
    <style:style style:name="TableRow1279" style:family="table-row">
      <style:table-row-properties style:use-optimal-row-height="false"/>
    </style:style>
    <style:style style:name="TableCell128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81" style:parent-style-name="Standard" style:family="paragraph">
      <style:text-properties fo:font-size="10pt" style:font-size-asian="10pt" style:font-size-complex="10pt"/>
    </style:style>
    <style:style style:name="TableCell128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83" style:parent-style-name="Standard" style:family="paragraph">
      <style:text-properties fo:font-size="10pt" style:font-size-asian="10pt" style:font-size-complex="10pt"/>
    </style:style>
    <style:style style:name="TableCell128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85" style:parent-style-name="Standard" style:family="paragraph">
      <style:text-properties fo:language="en" fo:country="US"/>
    </style:style>
    <style:style style:name="TableCell128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87" style:parent-style-name="Standard" style:family="paragraph">
      <style:text-properties fo:language="en" fo:country="US"/>
    </style:style>
    <style:style style:name="TableCell128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89" style:parent-style-name="Standard" style:family="paragraph">
      <style:text-properties fo:language="en" fo:country="US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92" style:parent-style-name="Standard" style:family="paragraph">
      <style:text-properties fo:font-size="10pt" style:font-size-asian="10pt" style:font-size-complex="10pt"/>
    </style:style>
    <style:style style:name="TableCell129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94" style:parent-style-name="Standard" style:family="paragraph">
      <style:text-properties fo:font-size="10pt" style:font-size-asian="10pt" style:font-size-complex="10pt"/>
    </style:style>
    <style:style style:name="TableCell129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296" style:parent-style-name="Standard" style:family="paragraph">
      <style:text-properties fo:language="en" fo:country="US"/>
    </style:style>
    <style:style style:name="TableCell129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29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299" style:parent-style-name="Standard" style:family="paragraph">
      <style:text-properties fo:language="en" fo:country="US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02" style:parent-style-name="Standard" style:family="paragraph">
      <style:text-properties fo:font-size="10pt" style:font-size-asian="10pt" style:font-size-complex="10pt"/>
    </style:style>
    <style:style style:name="TableCell130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04" style:parent-style-name="Standard" style:family="paragraph">
      <style:text-properties fo:font-size="10pt" style:font-size-asian="10pt" style:font-size-complex="10pt"/>
    </style:style>
    <style:style style:name="TableCell130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06" style:parent-style-name="Standard" style:family="paragraph">
      <style:text-properties fo:language="en" fo:country="US"/>
    </style:style>
    <style:style style:name="TableCell130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30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09" style:parent-style-name="Standard" style:family="paragraph">
      <style:text-properties fo:language="en" fo:country="US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12" style:parent-style-name="Standard" style:family="paragraph">
      <style:text-properties fo:font-size="10pt" style:font-size-asian="10pt" style:font-size-complex="10pt"/>
    </style:style>
    <style:style style:name="TableCell131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14" style:parent-style-name="Standard" style:family="paragraph">
      <style:text-properties fo:font-size="10pt" style:font-size-asian="10pt" style:font-size-complex="10pt"/>
    </style:style>
    <style:style style:name="TableCell131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16" style:parent-style-name="Standard" style:family="paragraph">
      <style:text-properties fo:language="en" fo:country="US"/>
    </style:style>
    <style:style style:name="TableCell131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18" style:parent-style-name="Standard" style:family="paragraph">
      <style:text-properties fo:language="en" fo:country="US"/>
    </style:style>
    <style:style style:name="TableCell131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20" style:parent-style-name="Standard" style:family="paragraph">
      <style:text-properties fo:language="en" fo:country="US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23" style:parent-style-name="Standard" style:family="paragraph">
      <style:text-properties fo:font-size="10pt" style:font-size-asian="10pt" style:font-size-complex="10pt"/>
    </style:style>
    <style:style style:name="TableCell132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25" style:parent-style-name="Standard" style:family="paragraph">
      <style:text-properties fo:font-size="10pt" style:font-size-asian="10pt" style:font-size-complex="10pt"/>
    </style:style>
    <style:style style:name="TableCell132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27" style:parent-style-name="Standard" style:family="paragraph">
      <style:text-properties fo:language="en" fo:country="US"/>
    </style:style>
    <style:style style:name="TableCell132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29" style:parent-style-name="Standard" style:family="paragraph">
      <style:text-properties fo:language="en" fo:country="US"/>
    </style:style>
    <style:style style:name="TableCell133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1331" style:family="table-row">
      <style:table-row-properties style:use-optimal-row-height="false"/>
    </style:style>
    <style:style style:name="TableCell13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33" style:parent-style-name="Standard" style:family="paragraph">
      <style:text-properties fo:font-size="10pt" style:font-size-asian="10pt" style:font-size-complex="10pt"/>
    </style:style>
    <style:style style:name="TableCell133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35" style:parent-style-name="Standard" style:family="paragraph">
      <style:text-properties fo:font-size="10pt" style:font-size-asian="10pt" style:font-size-complex="10pt"/>
    </style:style>
    <style:style style:name="TableCell133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37" style:parent-style-name="Standard" style:family="paragraph">
      <style:text-properties fo:language="en" fo:country="US"/>
    </style:style>
    <style:style style:name="TableCell133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39" style:parent-style-name="Standard" style:family="paragraph">
      <style:text-properties fo:language="en" fo:country="US"/>
    </style:style>
    <style:style style:name="TableCell134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341" style:parent-style-name="Заголовок2" style:family="paragraph">
      <style:text-properties style:font-name-complex="Courier New"/>
    </style:style>
    <style:style style:name="P1342" style:parent-style-name="Заголовок2" style:family="paragraph"/>
    <style:style style:name="T1343" style:parent-style-name="Основнойшрифтабзаца" style:family="text">
      <style:text-properties fo:language="en" fo:country="US"/>
    </style:style>
    <style:style style:name="TableColumn1345" style:family="table-column">
      <style:table-column-properties style:column-width="1.1986in" style:use-optimal-column-width="false"/>
    </style:style>
    <style:style style:name="TableColumn1346" style:family="table-column">
      <style:table-column-properties style:column-width="1.1965in" style:use-optimal-column-width="false"/>
    </style:style>
    <style:style style:name="TableColumn1347" style:family="table-column">
      <style:table-column-properties style:column-width="1.602in" style:use-optimal-column-width="false"/>
    </style:style>
    <style:style style:name="TableColumn1348" style:family="table-column">
      <style:table-column-properties style:column-width="1.5736in" style:use-optimal-column-width="false"/>
    </style:style>
    <style:style style:name="TableColumn1349" style:family="table-column">
      <style:table-column-properties style:column-width="1.3506in" style:use-optimal-column-width="false"/>
    </style:style>
    <style:style style:name="Table1344" style:family="table">
      <style:table-properties style:width="6.9215in" fo:margin-left="-0.2062in" table:align="left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52" style:parent-style-name="Standard" style:family="paragraph">
      <style:text-properties fo:font-weight="bold" style:font-weight-asian="bold"/>
    </style:style>
    <style:style style:name="TableCell135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54" style:parent-style-name="Standard" style:family="paragraph">
      <style:text-properties fo:font-weight="bold" style:font-weight-asian="bold"/>
    </style:style>
    <style:style style:name="TableCell135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56" style:parent-style-name="Standard" style:family="paragraph">
      <style:text-properties fo:font-weight="bold" style:font-weight-asian="bold"/>
    </style:style>
    <style:style style:name="TableCell135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58" style:parent-style-name="Standard" style:family="paragraph">
      <style:text-properties fo:font-weight="bold" style:font-weight-asian="bold"/>
    </style:style>
    <style:style style:name="TableCell135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60" style:parent-style-name="Standard" style:family="paragraph">
      <style:text-properties fo:font-weight="bold" style:font-weight-asian="bold"/>
    </style:style>
    <style:style style:name="TableRow1361" style:family="table-row">
      <style:table-row-properties style:use-optimal-row-height="false"/>
    </style:style>
    <style:style style:name="TableCell136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63" style:parent-style-name="Standard" style:family="paragraph">
      <style:text-properties fo:language="en" fo:country="US"/>
    </style:style>
    <style:style style:name="TableCell136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36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66" style:parent-style-name="Standard" style:family="paragraph">
      <style:text-properties fo:language="en" fo:country="US"/>
    </style:style>
    <style:style style:name="TableCell136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36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1369" style:parent-style-name="Основнойшрифтабзаца" style:family="text">
      <style:text-properties fo:language="en" fo:country="US"/>
    </style:style>
    <style:style style:name="P1370" style:parent-style-name="Заголовок2" style:family="paragraph">
      <style:text-properties style:font-name-complex="Courier New"/>
    </style:style>
    <style:style style:name="P1371" style:parent-style-name="Заголовок2" style:family="paragraph"/>
    <style:style style:name="T1372" style:parent-style-name="Основнойшрифтабзаца" style:family="text">
      <style:text-properties fo:language="en" fo:country="US"/>
    </style:style>
    <style:style style:name="TableColumn1374" style:family="table-column">
      <style:table-column-properties style:column-width="1.1986in" style:use-optimal-column-width="false"/>
    </style:style>
    <style:style style:name="TableColumn1375" style:family="table-column">
      <style:table-column-properties style:column-width="1.1965in" style:use-optimal-column-width="false"/>
    </style:style>
    <style:style style:name="TableColumn1376" style:family="table-column">
      <style:table-column-properties style:column-width="1.602in" style:use-optimal-column-width="false"/>
    </style:style>
    <style:style style:name="TableColumn1377" style:family="table-column">
      <style:table-column-properties style:column-width="1.5736in" style:use-optimal-column-width="false"/>
    </style:style>
    <style:style style:name="TableColumn1378" style:family="table-column">
      <style:table-column-properties style:column-width="1.3506in" style:use-optimal-column-width="false"/>
    </style:style>
    <style:style style:name="Table1373" style:family="table">
      <style:table-properties style:width="6.9215in" fo:margin-left="-0.2062in" table:align="left"/>
    </style:style>
    <style:style style:name="TableRow1379" style:family="table-row">
      <style:table-row-properties style:use-optimal-row-height="false"/>
    </style:style>
    <style:style style:name="TableCell138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81" style:parent-style-name="Standard" style:family="paragraph">
      <style:text-properties fo:font-weight="bold" style:font-weight-asian="bold"/>
    </style:style>
    <style:style style:name="TableCell138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83" style:parent-style-name="Standard" style:family="paragraph">
      <style:text-properties fo:font-weight="bold" style:font-weight-asian="bold"/>
    </style:style>
    <style:style style:name="TableCell138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85" style:parent-style-name="Standard" style:family="paragraph">
      <style:text-properties fo:font-weight="bold" style:font-weight-asian="bold"/>
    </style:style>
    <style:style style:name="TableCell138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87" style:parent-style-name="Standard" style:family="paragraph">
      <style:text-properties fo:font-weight="bold" style:font-weight-asian="bold"/>
    </style:style>
    <style:style style:name="TableCell138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389" style:parent-style-name="Standard" style:family="paragraph">
      <style:text-properties fo:font-weight="bold" style:font-weight-asian="bold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92" style:parent-style-name="Standard" style:family="paragraph">
      <style:text-properties fo:language="en" fo:country="US"/>
    </style:style>
    <style:style style:name="TableCell139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39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395" style:parent-style-name="Standard" style:family="paragraph">
      <style:text-properties fo:language="en" fo:country="US"/>
    </style:style>
    <style:style style:name="TableCell139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39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1398" style:parent-style-name="Основнойшрифтабзаца" style:family="text">
      <style:text-properties fo:language="en" fo:country="US"/>
    </style:style>
    <style:style style:name="TableRow1399" style:family="table-row">
      <style:table-row-properties style:use-optimal-row-height="false"/>
    </style:style>
    <style:style style:name="TableCell140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40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40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03" style:parent-style-name="Standard" style:family="paragraph">
      <style:text-properties fo:language="en" fo:country="US"/>
    </style:style>
    <style:style style:name="TableCell140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40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1406" style:family="table-row">
      <style:table-row-properties style:use-optimal-row-height="false"/>
    </style:style>
    <style:style style:name="TableCell140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40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40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10" style:parent-style-name="Standard" style:family="paragraph">
      <style:text-properties fo:language="en" fo:country="US"/>
    </style:style>
    <style:style style:name="TableCell141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41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1413" style:family="table-row">
      <style:table-row-properties style:use-optimal-row-height="false"/>
    </style:style>
    <style:style style:name="TableCell141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41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41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17" style:parent-style-name="Standard" style:family="paragraph">
      <style:text-properties fo:language="en" fo:country="US"/>
    </style:style>
    <style:style style:name="TableCell141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41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420" style:parent-style-name="Заголовок2" style:family="paragraph">
      <style:text-properties style:font-name-complex="Courier New"/>
    </style:style>
    <style:style style:name="P1421" style:parent-style-name="Заголовок2" style:family="paragraph"/>
    <style:style style:name="T1422" style:parent-style-name="Основнойшрифтабзаца" style:family="text">
      <style:text-properties fo:language="en" fo:country="US"/>
    </style:style>
    <style:style style:name="TableColumn1424" style:family="table-column">
      <style:table-column-properties style:column-width="1.1986in" style:use-optimal-column-width="false"/>
    </style:style>
    <style:style style:name="TableColumn1425" style:family="table-column">
      <style:table-column-properties style:column-width="1.1965in" style:use-optimal-column-width="false"/>
    </style:style>
    <style:style style:name="TableColumn1426" style:family="table-column">
      <style:table-column-properties style:column-width="1.602in" style:use-optimal-column-width="false"/>
    </style:style>
    <style:style style:name="TableColumn1427" style:family="table-column">
      <style:table-column-properties style:column-width="1.5736in" style:use-optimal-column-width="false"/>
    </style:style>
    <style:style style:name="TableColumn1428" style:family="table-column">
      <style:table-column-properties style:column-width="1.3506in" style:use-optimal-column-width="false"/>
    </style:style>
    <style:style style:name="Table1423" style:family="table">
      <style:table-properties style:width="6.9215in" fo:margin-left="-0.2062in" table:align="left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31" style:parent-style-name="Standard" style:family="paragraph">
      <style:text-properties fo:font-weight="bold" style:font-weight-asian="bold"/>
    </style:style>
    <style:style style:name="TableCell143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33" style:parent-style-name="Standard" style:family="paragraph">
      <style:text-properties fo:font-weight="bold" style:font-weight-asian="bold"/>
    </style:style>
    <style:style style:name="TableCell143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35" style:parent-style-name="Standard" style:family="paragraph">
      <style:text-properties fo:font-weight="bold" style:font-weight-asian="bold"/>
    </style:style>
    <style:style style:name="TableCell143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37" style:parent-style-name="Standard" style:family="paragraph">
      <style:text-properties fo:font-weight="bold" style:font-weight-asian="bold"/>
    </style:style>
    <style:style style:name="TableCell143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439" style:parent-style-name="Standard" style:family="paragraph">
      <style:text-properties fo:font-weight="bold" style:font-weight-asian="bold"/>
    </style:style>
    <style:style style:name="TableRow1440" style:family="table-row">
      <style:table-row-properties style:use-optimal-row-height="false"/>
    </style:style>
    <style:style style:name="TableCell144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42" style:parent-style-name="Standard" style:family="paragraph">
      <style:text-properties fo:language="en" fo:country="US"/>
    </style:style>
    <style:style style:name="TableCell144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44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45" style:parent-style-name="Standard" style:family="paragraph">
      <style:text-properties fo:language="en" fo:country="US"/>
    </style:style>
    <style:style style:name="TableCell144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44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1448" style:parent-style-name="Основнойшрифтабзаца" style:family="text">
      <style:text-properties fo:language="en" fo:country="US"/>
    </style:style>
    <style:style style:name="P1449" style:parent-style-name="Заголовок2" style:family="paragraph">
      <style:text-properties style:font-name-complex="Courier New"/>
    </style:style>
    <style:style style:name="P1450" style:parent-style-name="Заголовок2" style:family="paragraph"/>
    <style:style style:name="P1451" style:parent-style-name="Standard" style:family="paragraph">
      <style:paragraph-properties fo:break-before="page"/>
      <style:text-properties style:font-name="Arial" style:font-name-complex="Courier New" fo:font-weight="bold" style:font-weight-asian="bold" style:font-weight-complex="bold"/>
    </style:style>
    <style:style style:name="P1452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1453" style:parent-style-name="Заголовок2" style:family="paragraph"/>
    <style:style style:name="T1454" style:parent-style-name="Основнойшрифтабзаца" style:family="text">
      <style:text-properties fo:language="en" fo:country="US"/>
    </style:style>
    <style:style style:name="T1455" style:parent-style-name="Основнойшрифтабзаца" style:family="text">
      <style:text-properties fo:language="en" fo:country="US"/>
    </style:style>
    <style:style style:name="TableColumn1457" style:family="table-column">
      <style:table-column-properties style:column-width="1.1986in" style:use-optimal-column-width="false"/>
    </style:style>
    <style:style style:name="TableColumn1458" style:family="table-column">
      <style:table-column-properties style:column-width="1.1965in" style:use-optimal-column-width="false"/>
    </style:style>
    <style:style style:name="TableColumn1459" style:family="table-column">
      <style:table-column-properties style:column-width="1.602in" style:use-optimal-column-width="false"/>
    </style:style>
    <style:style style:name="TableColumn1460" style:family="table-column">
      <style:table-column-properties style:column-width="1.5736in" style:use-optimal-column-width="false"/>
    </style:style>
    <style:style style:name="TableColumn1461" style:family="table-column">
      <style:table-column-properties style:column-width="1.3506in" style:use-optimal-column-width="false"/>
    </style:style>
    <style:style style:name="Table1456" style:family="table">
      <style:table-properties style:width="6.9215in" fo:margin-left="-0.2062in" table:align="left"/>
    </style:style>
    <style:style style:name="TableRow1462" style:family="table-row">
      <style:table-row-properties style:use-optimal-row-height="false"/>
    </style:style>
    <style:style style:name="TableCell146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64" style:parent-style-name="Standard" style:family="paragraph">
      <style:text-properties fo:font-weight="bold" style:font-weight-asian="bold"/>
    </style:style>
    <style:style style:name="TableCell146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66" style:parent-style-name="Standard" style:family="paragraph">
      <style:text-properties fo:font-weight="bold" style:font-weight-asian="bold"/>
    </style:style>
    <style:style style:name="TableCell146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68" style:parent-style-name="Standard" style:family="paragraph">
      <style:text-properties fo:font-weight="bold" style:font-weight-asian="bold"/>
    </style:style>
    <style:style style:name="TableCell146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70" style:parent-style-name="Standard" style:family="paragraph">
      <style:text-properties fo:font-weight="bold" style:font-weight-asian="bold"/>
    </style:style>
    <style:style style:name="TableCell147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472" style:parent-style-name="Standard" style:family="paragraph">
      <style:text-properties fo:font-weight="bold" style:font-weight-asian="bold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75" style:parent-style-name="Standard" style:family="paragraph">
      <style:text-properties fo:language="en" fo:country="US"/>
    </style:style>
    <style:style style:name="TableCell147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47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78" style:parent-style-name="Standard" style:family="paragraph">
      <style:text-properties fo:language="en" fo:country="US"/>
    </style:style>
    <style:style style:name="TableCell147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48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1481" style:parent-style-name="Основнойшрифтабзаца" style:family="text">
      <style:text-properties fo:language="en" fo:country="US"/>
    </style:style>
    <style:style style:name="T1482" style:parent-style-name="Основнойшрифтабзаца" style:family="text">
      <style:text-properties fo:language="en" fo:country="US"/>
    </style:style>
    <style:style style:name="TableRow1483" style:family="table-row">
      <style:table-row-properties style:use-optimal-row-height="false"/>
    </style:style>
    <style:style style:name="TableCell148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85" style:parent-style-name="Standard" style:family="paragraph">
      <style:text-properties fo:font-size="10pt" style:font-size-asian="10pt" style:font-size-complex="10pt"/>
    </style:style>
    <style:style style:name="TableCell148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87" style:parent-style-name="Standard" style:family="paragraph">
      <style:text-properties fo:font-size="10pt" style:font-size-asian="10pt" style:font-size-complex="10pt"/>
    </style:style>
    <style:style style:name="TableCell148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89" style:parent-style-name="Standard" style:family="paragraph">
      <style:text-properties fo:font-size="10pt" style:font-size-asian="10pt" style:font-size-complex="10pt"/>
    </style:style>
    <style:style style:name="TableCell149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91" style:parent-style-name="Standard" style:family="paragraph">
      <style:text-properties fo:font-size="10pt" style:font-size-asian="10pt" style:font-size-complex="10pt"/>
    </style:style>
    <style:style style:name="TableCell149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493" style:parent-style-name="Standard" style:family="paragraph">
      <style:text-properties fo:font-size="10pt" style:font-size-asian="10pt" style:font-size-complex="10pt"/>
    </style:style>
    <style:style style:name="TableRow1494" style:family="table-row">
      <style:table-row-properties style:use-optimal-row-height="false"/>
    </style:style>
    <style:style style:name="TableCell149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96" style:parent-style-name="Standard" style:family="paragraph">
      <style:text-properties fo:font-size="10pt" style:font-size-asian="10pt" style:font-size-complex="10pt"/>
    </style:style>
    <style:style style:name="TableCell149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498" style:parent-style-name="Standard" style:family="paragraph">
      <style:text-properties fo:font-size="10pt" style:font-size-asian="10pt" style:font-size-complex="10pt"/>
    </style:style>
    <style:style style:name="TableCell149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00" style:parent-style-name="Standard" style:family="paragraph">
      <style:text-properties fo:font-size="10pt" style:font-size-asian="10pt" style:font-size-complex="10pt"/>
    </style:style>
    <style:style style:name="TableCell150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02" style:parent-style-name="Standard" style:family="paragraph">
      <style:text-properties fo:font-size="10pt" style:font-size-asian="10pt" style:font-size-complex="10pt"/>
    </style:style>
    <style:style style:name="TableCell150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504" style:parent-style-name="Standard" style:family="paragraph">
      <style:text-properties fo:font-size="10pt" style:font-size-asian="10pt" style:font-size-complex="10pt"/>
    </style:style>
    <style:style style:name="TableRow1505" style:family="table-row">
      <style:table-row-properties style:use-optimal-row-height="false"/>
    </style:style>
    <style:style style:name="TableCell150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07" style:parent-style-name="Standard" style:family="paragraph">
      <style:text-properties fo:font-size="10pt" style:font-size-asian="10pt" style:font-size-complex="10pt"/>
    </style:style>
    <style:style style:name="TableCell150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09" style:parent-style-name="Standard" style:family="paragraph">
      <style:text-properties fo:font-size="10pt" style:font-size-asian="10pt" style:font-size-complex="10pt"/>
    </style:style>
    <style:style style:name="TableCell151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11" style:parent-style-name="Standard" style:family="paragraph">
      <style:text-properties fo:font-size="10pt" style:font-size-asian="10pt" style:font-size-complex="10pt"/>
    </style:style>
    <style:style style:name="TableCell151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13" style:parent-style-name="Standard" style:family="paragraph">
      <style:text-properties fo:font-size="10pt" style:font-size-asian="10pt" style:font-size-complex="10pt"/>
    </style:style>
    <style:style style:name="TableCell151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515" style:parent-style-name="Standard" style:family="paragraph">
      <style:text-properties fo:font-size="10pt" style:font-size-asian="10pt" style:font-size-complex="10pt"/>
    </style:style>
    <style:style style:name="TableRow1516" style:family="table-row">
      <style:table-row-properties style:use-optimal-row-height="false"/>
    </style:style>
    <style:style style:name="TableCell151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18" style:parent-style-name="Standard" style:family="paragraph">
      <style:text-properties fo:font-size="10pt" style:font-size-asian="10pt" style:font-size-complex="10pt"/>
    </style:style>
    <style:style style:name="TableCell151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20" style:parent-style-name="Standard" style:family="paragraph">
      <style:text-properties fo:font-size="10pt" style:font-size-asian="10pt" style:font-size-complex="10pt"/>
    </style:style>
    <style:style style:name="TableCell152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22" style:parent-style-name="Standard" style:family="paragraph">
      <style:text-properties fo:font-size="10pt" style:font-size-asian="10pt" style:font-size-complex="10pt"/>
    </style:style>
    <style:style style:name="TableCell152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24" style:parent-style-name="Standard" style:family="paragraph">
      <style:text-properties fo:font-size="10pt" style:font-size-asian="10pt" style:font-size-complex="10pt"/>
    </style:style>
    <style:style style:name="TableCell152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526" style:parent-style-name="Standard" style:family="paragraph">
      <style:text-properties fo:font-size="10pt" style:font-size-asian="10pt" style:font-size-complex="10pt"/>
    </style:style>
    <style:style style:name="TableRow1527" style:family="table-row">
      <style:table-row-properties style:use-optimal-row-height="false"/>
    </style:style>
    <style:style style:name="TableCell152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29" style:parent-style-name="Standard" style:family="paragraph">
      <style:text-properties fo:font-size="10pt" style:font-size-asian="10pt" style:font-size-complex="10pt"/>
    </style:style>
    <style:style style:name="TableCell153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31" style:parent-style-name="Standard" style:family="paragraph">
      <style:text-properties fo:font-size="10pt" style:font-size-asian="10pt" style:font-size-complex="10pt"/>
    </style:style>
    <style:style style:name="TableCell153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33" style:parent-style-name="Standard" style:family="paragraph">
      <style:text-properties style:font-name="Calibri" fo:color="#000000" fo:font-size="11pt" style:font-size-asian="11pt" fo:language="en" fo:country="US"/>
    </style:style>
    <style:style style:name="TableCell153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53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36" style:parent-style-name="Standard" style:family="paragraph">
      <style:text-properties fo:language="en" fo:country="US"/>
    </style:style>
    <style:style style:name="TableRow1537" style:family="table-row">
      <style:table-row-properties style:use-optimal-row-height="false"/>
    </style:style>
    <style:style style:name="TableCell153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39" style:parent-style-name="Standard" style:family="paragraph">
      <style:text-properties fo:font-size="10pt" style:font-size-asian="10pt" style:font-size-complex="10pt"/>
    </style:style>
    <style:style style:name="TableCell154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41" style:parent-style-name="Standard" style:family="paragraph">
      <style:text-properties fo:font-size="10pt" style:font-size-asian="10pt" style:font-size-complex="10pt"/>
    </style:style>
    <style:style style:name="TableCell154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43" style:parent-style-name="Standard" style:family="paragraph">
      <style:text-properties style:font-name="Calibri" fo:color="#000000" fo:font-size="11pt" style:font-size-asian="11pt" fo:language="en" fo:country="US"/>
    </style:style>
    <style:style style:name="TableCell154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45" style:parent-style-name="Standard" style:family="paragraph">
      <style:text-properties fo:language="en" fo:country="US"/>
    </style:style>
    <style:style style:name="TableCell154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1547" style:family="table-row">
      <style:table-row-properties style:use-optimal-row-height="false"/>
    </style:style>
    <style:style style:name="TableCell154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49" style:parent-style-name="Standard" style:family="paragraph">
      <style:text-properties fo:font-size="10pt" style:font-size-asian="10pt" style:font-size-complex="10pt"/>
    </style:style>
    <style:style style:name="TableCell155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51" style:parent-style-name="Standard" style:family="paragraph">
      <style:text-properties fo:font-size="10pt" style:font-size-asian="10pt" style:font-size-complex="10pt"/>
    </style:style>
    <style:style style:name="TableCell155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53" style:parent-style-name="Standard" style:family="paragraph">
      <style:text-properties style:font-name="Calibri" fo:color="#000000" fo:font-size="11pt" style:font-size-asian="11pt" fo:language="en" fo:country="US"/>
    </style:style>
    <style:style style:name="TableCell155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55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56" style:parent-style-name="Standard" style:family="paragraph">
      <style:text-properties fo:language="en" fo:country="US"/>
    </style:style>
    <style:style style:name="TableRow1557" style:family="table-row">
      <style:table-row-properties style:use-optimal-row-height="false"/>
    </style:style>
    <style:style style:name="TableCell155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59" style:parent-style-name="Standard" style:family="paragraph">
      <style:text-properties fo:font-size="10pt" style:font-size-asian="10pt" style:font-size-complex="10pt"/>
    </style:style>
    <style:style style:name="TableCell156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61" style:parent-style-name="Standard" style:family="paragraph">
      <style:text-properties fo:font-size="10pt" style:font-size-asian="10pt" style:font-size-complex="10pt"/>
    </style:style>
    <style:style style:name="TableCell156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63" style:parent-style-name="Standard" style:family="paragraph">
      <style:text-properties style:font-name="Calibri" fo:color="#000000" fo:font-size="11pt" style:font-size-asian="11pt" fo:language="en" fo:country="US"/>
    </style:style>
    <style:style style:name="TableCell156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56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68" style:parent-style-name="Standard" style:family="paragraph">
      <style:text-properties fo:font-size="10pt" style:font-size-asian="10pt" style:font-size-complex="10pt"/>
    </style:style>
    <style:style style:name="TableCell156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70" style:parent-style-name="Standard" style:family="paragraph">
      <style:text-properties fo:font-size="10pt" style:font-size-asian="10pt" style:font-size-complex="10pt"/>
    </style:style>
    <style:style style:name="TableCell157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72" style:parent-style-name="Standard" style:family="paragraph">
      <style:text-properties style:font-name="Calibri" fo:color="#000000" fo:font-size="11pt" style:font-size-asian="11pt" fo:language="en" fo:country="US"/>
    </style:style>
    <style:style style:name="TableCell157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57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77" style:parent-style-name="Standard" style:family="paragraph">
      <style:text-properties fo:font-size="10pt" style:font-size-asian="10pt" style:font-size-complex="10pt"/>
    </style:style>
    <style:style style:name="TableCell157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79" style:parent-style-name="Standard" style:family="paragraph">
      <style:text-properties fo:font-size="10pt" style:font-size-asian="10pt" style:font-size-complex="10pt"/>
    </style:style>
    <style:style style:name="TableCell158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81" style:parent-style-name="Standard" style:family="paragraph">
      <style:text-properties style:font-name="Calibri" fo:color="#000000" fo:font-size="11pt" style:font-size-asian="11pt" fo:language="en" fo:country="US"/>
    </style:style>
    <style:style style:name="TableCell158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83" style:parent-style-name="Standard" style:family="paragraph">
      <style:text-properties fo:language="en" fo:country="US"/>
    </style:style>
    <style:style style:name="TableCell158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85" style:parent-style-name="Standard" style:family="paragraph">
      <style:text-properties fo:language="en" fo:country="US"/>
    </style:style>
    <style:style style:name="TableRow1586" style:family="table-row">
      <style:table-row-properties style:use-optimal-row-height="false"/>
    </style:style>
    <style:style style:name="TableCell158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88" style:parent-style-name="Standard" style:family="paragraph">
      <style:text-properties fo:font-size="10pt" style:font-size-asian="10pt" style:font-size-complex="10pt"/>
    </style:style>
    <style:style style:name="TableCell158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90" style:parent-style-name="Standard" style:family="paragraph">
      <style:text-properties fo:font-size="10pt" style:font-size-asian="10pt" style:font-size-complex="10pt"/>
    </style:style>
    <style:style style:name="TableCell159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92" style:parent-style-name="Standard" style:family="paragraph">
      <style:text-properties style:font-name="Calibri" fo:color="#000000" fo:font-size="11pt" style:font-size-asian="11pt" fo:language="en" fo:country="US"/>
    </style:style>
    <style:style style:name="TableCell159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59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595" style:parent-style-name="Standard" style:family="paragraph">
      <style:text-properties fo:language="en" fo:country="US"/>
    </style:style>
    <style:style style:name="TableRow1596" style:family="table-row">
      <style:table-row-properties style:use-optimal-row-height="false"/>
    </style:style>
    <style:style style:name="TableCell159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598" style:parent-style-name="Standard" style:family="paragraph">
      <style:text-properties fo:font-size="10pt" style:font-size-asian="10pt" style:font-size-complex="10pt"/>
    </style:style>
    <style:style style:name="TableCell159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00" style:parent-style-name="Standard" style:family="paragraph">
      <style:text-properties fo:font-size="10pt" style:font-size-asian="10pt" style:font-size-complex="10pt"/>
    </style:style>
    <style:style style:name="TableCell160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02" style:parent-style-name="Standard" style:family="paragraph">
      <style:text-properties style:font-name="Calibri" fo:color="#000000" fo:font-size="11pt" style:font-size-asian="11pt" fo:language="en" fo:country="US"/>
    </style:style>
    <style:style style:name="TableCell160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04" style:parent-style-name="Standard" style:family="paragraph">
      <style:text-properties fo:language="en" fo:country="US"/>
    </style:style>
    <style:style style:name="TableCell160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06" style:parent-style-name="Standard" style:family="paragraph">
      <style:text-properties fo:language="en" fo:country="US"/>
    </style:style>
    <style:style style:name="TableRow1607" style:family="table-row">
      <style:table-row-properties style:use-optimal-row-height="false"/>
    </style:style>
    <style:style style:name="TableCell160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09" style:parent-style-name="Standard" style:family="paragraph">
      <style:text-properties fo:font-size="10pt" style:font-size-asian="10pt" style:font-size-complex="10pt"/>
    </style:style>
    <style:style style:name="TableCell161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11" style:parent-style-name="Standard" style:family="paragraph">
      <style:text-properties fo:font-size="10pt" style:font-size-asian="10pt" style:font-size-complex="10pt"/>
    </style:style>
    <style:style style:name="TableCell161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13" style:parent-style-name="Standard" style:family="paragraph">
      <style:text-properties style:font-name="Calibri" fo:color="#000000" fo:font-size="11pt" style:font-size-asian="11pt" fo:language="en" fo:country="US"/>
    </style:style>
    <style:style style:name="TableCell161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61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16" style:parent-style-name="Standard" style:family="paragraph">
      <style:text-properties fo:language="en" fo:country="US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19" style:parent-style-name="Standard" style:family="paragraph">
      <style:text-properties fo:font-size="10pt" style:font-size-asian="10pt" style:font-size-complex="10pt"/>
    </style:style>
    <style:style style:name="TableCell162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21" style:parent-style-name="Standard" style:family="paragraph">
      <style:text-properties fo:font-size="10pt" style:font-size-asian="10pt" style:font-size-complex="10pt"/>
    </style:style>
    <style:style style:name="TableCell162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23" style:parent-style-name="Standard" style:family="paragraph">
      <style:text-properties style:font-name="Calibri" fo:color="#000000" fo:font-size="11pt" style:font-size-asian="11pt" fo:language="en" fo:country="US"/>
    </style:style>
    <style:style style:name="TableCell162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25" style:parent-style-name="Standard" style:family="paragraph">
      <style:text-properties fo:language="en" fo:country="US"/>
    </style:style>
    <style:style style:name="TableCell162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27" style:parent-style-name="Standard" style:family="paragraph">
      <style:text-properties fo:language="en" fo:country="US"/>
    </style:style>
    <style:style style:name="TableRow1628" style:family="table-row">
      <style:table-row-properties style:use-optimal-row-height="false"/>
    </style:style>
    <style:style style:name="TableCell162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30" style:parent-style-name="Standard" style:family="paragraph">
      <style:text-properties fo:font-size="10pt" style:font-size-asian="10pt" style:font-size-complex="10pt"/>
    </style:style>
    <style:style style:name="TableCell163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32" style:parent-style-name="Standard" style:family="paragraph">
      <style:text-properties fo:font-size="10pt" style:font-size-asian="10pt" style:font-size-complex="10pt"/>
    </style:style>
    <style:style style:name="TableCell163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34" style:parent-style-name="Standard" style:family="paragraph">
      <style:text-properties style:font-name="Calibri" fo:color="#000000" fo:font-size="11pt" style:font-size-asian="11pt" fo:language="en" fo:country="US"/>
    </style:style>
    <style:style style:name="TableCell163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36" style:parent-style-name="Standard" style:family="paragraph">
      <style:text-properties fo:language="en" fo:country="US"/>
    </style:style>
    <style:style style:name="TableCell163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38" style:parent-style-name="Standard" style:family="paragraph">
      <style:text-properties fo:language="en" fo:country="US"/>
    </style:style>
    <style:style style:name="TableRow1639" style:family="table-row">
      <style:table-row-properties style:use-optimal-row-height="false"/>
    </style:style>
    <style:style style:name="TableCell164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41" style:parent-style-name="Standard" style:family="paragraph">
      <style:text-properties fo:font-size="10pt" style:font-size-asian="10pt" style:font-size-complex="10pt"/>
    </style:style>
    <style:style style:name="TableCell164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43" style:parent-style-name="Standard" style:family="paragraph">
      <style:text-properties fo:font-size="10pt" style:font-size-asian="10pt" style:font-size-complex="10pt"/>
    </style:style>
    <style:style style:name="TableCell164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45" style:parent-style-name="Standard" style:family="paragraph">
      <style:text-properties style:font-name="Calibri" fo:color="#000000" fo:font-size="11pt" style:font-size-asian="11pt" fo:language="en" fo:country="US"/>
    </style:style>
    <style:style style:name="TableCell164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47" style:parent-style-name="Standard" style:family="paragraph">
      <style:text-properties fo:language="en" fo:country="US"/>
    </style:style>
    <style:style style:name="TableCell164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1649" style:family="table-row">
      <style:table-row-properties style:use-optimal-row-height="false"/>
    </style:style>
    <style:style style:name="TableCell165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51" style:parent-style-name="Standard" style:family="paragraph">
      <style:text-properties fo:font-size="10pt" style:font-size-asian="10pt" style:font-size-complex="10pt"/>
    </style:style>
    <style:style style:name="TableCell165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53" style:parent-style-name="Standard" style:family="paragraph">
      <style:text-properties fo:font-size="10pt" style:font-size-asian="10pt" style:font-size-complex="10pt"/>
    </style:style>
    <style:style style:name="TableCell165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55" style:parent-style-name="Standard" style:family="paragraph">
      <style:text-properties style:font-name="Calibri" fo:color="#000000" fo:font-size="11pt" style:font-size-asian="11pt" fo:language="en" fo:country="US"/>
    </style:style>
    <style:style style:name="TableCell165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57" style:parent-style-name="Standard" style:family="paragraph">
      <style:text-properties fo:language="en" fo:country="US"/>
    </style:style>
    <style:style style:name="TableCell165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1659" style:family="table-row">
      <style:table-row-properties style:use-optimal-row-height="false"/>
    </style:style>
    <style:style style:name="TableCell166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61" style:parent-style-name="Standard" style:family="paragraph">
      <style:text-properties fo:font-size="10pt" style:font-size-asian="10pt" style:font-size-complex="10pt"/>
    </style:style>
    <style:style style:name="TableCell166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63" style:parent-style-name="Standard" style:family="paragraph">
      <style:text-properties fo:font-size="10pt" style:font-size-asian="10pt" style:font-size-complex="10pt"/>
    </style:style>
    <style:style style:name="TableCell166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65" style:parent-style-name="Standard" style:family="paragraph">
      <style:text-properties style:font-name="Calibri" fo:color="#000000" fo:font-size="11pt" style:font-size-asian="11pt" fo:language="en" fo:country="US"/>
    </style:style>
    <style:style style:name="TableCell166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67" style:parent-style-name="Standard" style:family="paragraph">
      <style:text-properties fo:language="en" fo:country="US"/>
    </style:style>
    <style:style style:name="TableCell166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669" style:parent-style-name="Заголовок2" style:family="paragraph">
      <style:text-properties style:font-name-complex="Courier New" fo:font-style="normal" style:font-style-asian="normal" style:font-style-complex="normal"/>
    </style:style>
    <style:style style:name="P1670" style:parent-style-name="Заголовок2" style:family="paragraph"/>
    <style:style style:name="T1671" style:parent-style-name="Основнойшрифтабзаца" style:family="text">
      <style:text-properties fo:language="en" fo:country="US"/>
    </style:style>
    <style:style style:name="T1672" style:parent-style-name="Основнойшрифтабзаца" style:family="text">
      <style:text-properties style:font-name-asian="NSimSun"/>
    </style:style>
    <style:style style:name="TableColumn1674" style:family="table-column">
      <style:table-column-properties style:column-width="1.1986in" style:use-optimal-column-width="false"/>
    </style:style>
    <style:style style:name="TableColumn1675" style:family="table-column">
      <style:table-column-properties style:column-width="1.1965in" style:use-optimal-column-width="false"/>
    </style:style>
    <style:style style:name="TableColumn1676" style:family="table-column">
      <style:table-column-properties style:column-width="1.602in" style:use-optimal-column-width="false"/>
    </style:style>
    <style:style style:name="TableColumn1677" style:family="table-column">
      <style:table-column-properties style:column-width="1.5736in" style:use-optimal-column-width="false"/>
    </style:style>
    <style:style style:name="TableColumn1678" style:family="table-column">
      <style:table-column-properties style:column-width="1.3506in" style:use-optimal-column-width="false"/>
    </style:style>
    <style:style style:name="Table1673" style:family="table">
      <style:table-properties style:width="6.9215in" fo:margin-left="-0.2062in" table:align="left"/>
    </style:style>
    <style:style style:name="TableRow1679" style:family="table-row">
      <style:table-row-properties style:use-optimal-row-height="false"/>
    </style:style>
    <style:style style:name="TableCell168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81" style:parent-style-name="Standard" style:family="paragraph">
      <style:text-properties fo:font-weight="bold" style:font-weight-asian="bold"/>
    </style:style>
    <style:style style:name="TableCell168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83" style:parent-style-name="Standard" style:family="paragraph">
      <style:text-properties fo:font-weight="bold" style:font-weight-asian="bold"/>
    </style:style>
    <style:style style:name="TableCell168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85" style:parent-style-name="Standard" style:family="paragraph">
      <style:text-properties fo:font-weight="bold" style:font-weight-asian="bold"/>
    </style:style>
    <style:style style:name="TableCell168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87" style:parent-style-name="Standard" style:family="paragraph">
      <style:text-properties fo:font-weight="bold" style:font-weight-asian="bold"/>
    </style:style>
    <style:style style:name="TableCell168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689" style:parent-style-name="Standard" style:family="paragraph">
      <style:text-properties fo:font-weight="bold" style:font-weight-asian="bold"/>
    </style:style>
    <style:style style:name="TableRow1690" style:family="table-row">
      <style:table-row-properties style:use-optimal-row-height="false"/>
    </style:style>
    <style:style style:name="TableCell169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92" style:parent-style-name="Standard" style:family="paragraph">
      <style:text-properties fo:language="en" fo:country="US"/>
    </style:style>
    <style:style style:name="TableCell169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69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695" style:parent-style-name="Standard" style:family="paragraph">
      <style:text-properties fo:language="en" fo:country="US"/>
    </style:style>
    <style:style style:name="TableCell169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69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1698" style:parent-style-name="Основнойшрифтабзаца" style:family="text">
      <style:text-properties fo:language="en" fo:country="US"/>
    </style:style>
    <style:style style:name="TableRow1699" style:family="table-row">
      <style:table-row-properties style:use-optimal-row-height="false"/>
    </style:style>
    <style:style style:name="TableCell170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01" style:parent-style-name="Standard" style:family="paragraph">
      <style:text-properties fo:font-size="10pt" style:font-size-asian="10pt" style:font-size-complex="10pt"/>
    </style:style>
    <style:style style:name="TableCell170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03" style:parent-style-name="Standard" style:family="paragraph">
      <style:text-properties fo:font-size="10pt" style:font-size-asian="10pt" style:font-size-complex="10pt"/>
    </style:style>
    <style:style style:name="TableCell170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05" style:parent-style-name="Standard" style:family="paragraph">
      <style:text-properties fo:font-size="10pt" style:font-size-asian="10pt" style:font-size-complex="10pt"/>
    </style:style>
    <style:style style:name="TableCell170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70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1708" style:family="table-row">
      <style:table-row-properties style:use-optimal-row-height="false"/>
    </style:style>
    <style:style style:name="TableCell170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10" style:parent-style-name="Standard" style:family="paragraph">
      <style:text-properties fo:font-size="10pt" style:font-size-asian="10pt" style:font-size-complex="10pt"/>
    </style:style>
    <style:style style:name="TableCell171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12" style:parent-style-name="Standard" style:family="paragraph">
      <style:text-properties fo:font-size="10pt" style:font-size-asian="10pt" style:font-size-complex="10pt"/>
    </style:style>
    <style:style style:name="TableCell171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14" style:parent-style-name="Standard" style:family="paragraph">
      <style:text-properties fo:font-size="10pt" style:font-size-asian="10pt" style:font-size-complex="10pt"/>
    </style:style>
    <style:style style:name="TableCell171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71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1717" style:family="table-row">
      <style:table-row-properties style:use-optimal-row-height="false"/>
    </style:style>
    <style:style style:name="TableCell171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19" style:parent-style-name="Standard" style:family="paragraph">
      <style:text-properties fo:font-size="10pt" style:font-size-asian="10pt" style:font-size-complex="10pt"/>
    </style:style>
    <style:style style:name="TableCell172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21" style:parent-style-name="Standard" style:family="paragraph">
      <style:text-properties fo:font-size="10pt" style:font-size-asian="10pt" style:font-size-complex="10pt"/>
    </style:style>
    <style:style style:name="TableCell172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23" style:parent-style-name="Standard" style:family="paragraph">
      <style:text-properties fo:font-size="10pt" style:font-size-asian="10pt" style:font-size-complex="10pt"/>
    </style:style>
    <style:style style:name="TableCell172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72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1726" style:family="table-row">
      <style:table-row-properties style:use-optimal-row-height="false"/>
    </style:style>
    <style:style style:name="TableCell172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28" style:parent-style-name="Standard" style:family="paragraph">
      <style:text-properties fo:font-size="10pt" style:font-size-asian="10pt" style:font-size-complex="10pt"/>
    </style:style>
    <style:style style:name="TableCell172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30" style:parent-style-name="Standard" style:family="paragraph">
      <style:text-properties fo:font-size="10pt" style:font-size-asian="10pt" style:font-size-complex="10pt"/>
    </style:style>
    <style:style style:name="TableCell173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32" style:parent-style-name="Standard" style:family="paragraph">
      <style:text-properties fo:font-size="10pt" style:font-size-asian="10pt" style:font-size-complex="10pt"/>
    </style:style>
    <style:style style:name="TableCell173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73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1735" style:family="table-row">
      <style:table-row-properties style:use-optimal-row-height="false"/>
    </style:style>
    <style:style style:name="TableCell173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37" style:parent-style-name="Standard" style:family="paragraph">
      <style:text-properties fo:language="en" fo:country="US"/>
    </style:style>
    <style:style style:name="TableCell173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73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40" style:parent-style-name="Standard" style:family="paragraph">
      <style:text-properties style:font-name="Calibri" fo:color="#000000" fo:font-size="11pt" style:font-size-asian="11pt" fo:language="en" fo:country="US"/>
    </style:style>
    <style:style style:name="TableCell174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74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1743" style:parent-style-name="Основнойшрифтабзаца" style:family="text">
      <style:text-properties fo:language="en" fo:country="US"/>
    </style:style>
    <style:style style:name="P1744" style:parent-style-name="Заголовок2" style:family="paragraph">
      <style:text-properties style:font-name-complex="Courier New" fo:font-style="normal" style:font-style-asian="normal" style:font-style-complex="normal"/>
    </style:style>
    <style:style style:name="P1745" style:parent-style-name="Заголовок2" style:family="paragraph"/>
    <style:style style:name="T1746" style:parent-style-name="Основнойшрифтабзаца" style:family="text">
      <style:text-properties fo:language="en" fo:country="US"/>
    </style:style>
    <style:style style:name="T1747" style:parent-style-name="Основнойшрифтабзаца" style:family="text">
      <style:text-properties style:font-name-asian="NSimSun"/>
    </style:style>
    <style:style style:name="T1748" style:parent-style-name="Основнойшрифтабзаца" style:family="text">
      <style:text-properties style:font-name-asian="NSimSun"/>
    </style:style>
    <style:style style:name="TableColumn1750" style:family="table-column">
      <style:table-column-properties style:column-width="1.1986in" style:use-optimal-column-width="false"/>
    </style:style>
    <style:style style:name="TableColumn1751" style:family="table-column">
      <style:table-column-properties style:column-width="1.1965in" style:use-optimal-column-width="false"/>
    </style:style>
    <style:style style:name="TableColumn1752" style:family="table-column">
      <style:table-column-properties style:column-width="1.602in" style:use-optimal-column-width="false"/>
    </style:style>
    <style:style style:name="TableColumn1753" style:family="table-column">
      <style:table-column-properties style:column-width="1.5736in" style:use-optimal-column-width="false"/>
    </style:style>
    <style:style style:name="TableColumn1754" style:family="table-column">
      <style:table-column-properties style:column-width="1.3506in" style:use-optimal-column-width="false"/>
    </style:style>
    <style:style style:name="Table1749" style:family="table">
      <style:table-properties style:width="6.9215in" fo:margin-left="-0.2062in" table:align="left"/>
    </style:style>
    <style:style style:name="TableRow1755" style:family="table-row">
      <style:table-row-properties style:use-optimal-row-height="false"/>
    </style:style>
    <style:style style:name="TableCell175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57" style:parent-style-name="Standard" style:family="paragraph">
      <style:text-properties fo:font-weight="bold" style:font-weight-asian="bold"/>
    </style:style>
    <style:style style:name="TableCell175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59" style:parent-style-name="Standard" style:family="paragraph">
      <style:text-properties fo:font-weight="bold" style:font-weight-asian="bold"/>
    </style:style>
    <style:style style:name="TableCell176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61" style:parent-style-name="Standard" style:family="paragraph">
      <style:text-properties fo:font-weight="bold" style:font-weight-asian="bold"/>
    </style:style>
    <style:style style:name="TableCell176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63" style:parent-style-name="Standard" style:family="paragraph">
      <style:text-properties fo:font-weight="bold" style:font-weight-asian="bold"/>
    </style:style>
    <style:style style:name="TableCell176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765" style:parent-style-name="Standard" style:family="paragraph">
      <style:text-properties fo:font-weight="bold" style:font-weight-asian="bold"/>
    </style:style>
    <style:style style:name="TableRow1766" style:family="table-row">
      <style:table-row-properties style:use-optimal-row-height="false"/>
    </style:style>
    <style:style style:name="TableCell176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68" style:parent-style-name="Standard" style:family="paragraph">
      <style:text-properties fo:language="en" fo:country="US"/>
    </style:style>
    <style:style style:name="TableCell176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77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71" style:parent-style-name="Standard" style:family="paragraph">
      <style:text-properties fo:language="en" fo:country="US"/>
    </style:style>
    <style:style style:name="TableCell177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77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1774" style:parent-style-name="Основнойшрифтабзаца" style:family="text">
      <style:text-properties fo:language="en" fo:country="US"/>
    </style:style>
    <style:style style:name="TableRow1775" style:family="table-row">
      <style:table-row-properties style:use-optimal-row-height="false"/>
    </style:style>
    <style:style style:name="TableCell177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77" style:parent-style-name="Standard" style:family="paragraph">
      <style:text-properties fo:font-size="10pt" style:font-size-asian="10pt" style:font-size-complex="10pt"/>
    </style:style>
    <style:style style:name="TableCell177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79" style:parent-style-name="Standard" style:family="paragraph">
      <style:text-properties fo:font-size="10pt" style:font-size-asian="10pt" style:font-size-complex="10pt"/>
    </style:style>
    <style:style style:name="TableCell178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81" style:parent-style-name="Standard" style:family="paragraph">
      <style:text-properties fo:font-size="10pt" style:font-size-asian="10pt" style:font-size-complex="10pt"/>
    </style:style>
    <style:style style:name="TableCell178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83" style:parent-style-name="Standard" style:family="paragraph">
      <style:text-properties fo:font-size="10pt" style:font-size-asian="10pt" style:font-size-complex="10pt"/>
    </style:style>
    <style:style style:name="TableCell178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785" style:parent-style-name="Standard" style:family="paragraph">
      <style:text-properties fo:font-size="10pt" style:font-size-asian="10pt" style:font-size-complex="10pt"/>
    </style:style>
    <style:style style:name="TableRow1786" style:family="table-row">
      <style:table-row-properties style:use-optimal-row-height="false"/>
    </style:style>
    <style:style style:name="TableCell178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88" style:parent-style-name="Standard" style:family="paragraph">
      <style:text-properties fo:font-size="10pt" style:font-size-asian="10pt" style:font-size-complex="10pt"/>
    </style:style>
    <style:style style:name="TableCell178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90" style:parent-style-name="Standard" style:family="paragraph">
      <style:text-properties fo:font-size="10pt" style:font-size-asian="10pt" style:font-size-complex="10pt"/>
    </style:style>
    <style:style style:name="TableCell179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92" style:parent-style-name="Standard" style:family="paragraph">
      <style:text-properties fo:font-size="10pt" style:font-size-asian="10pt" style:font-size-complex="10pt"/>
    </style:style>
    <style:style style:name="TableCell179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94" style:parent-style-name="Standard" style:family="paragraph">
      <style:text-properties fo:font-size="10pt" style:font-size-asian="10pt" style:font-size-complex="10pt"/>
    </style:style>
    <style:style style:name="TableCell179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796" style:parent-style-name="Standard" style:family="paragraph">
      <style:text-properties fo:font-size="10pt" style:font-size-asian="10pt" style:font-size-complex="10pt"/>
    </style:style>
    <style:style style:name="TableRow1797" style:family="table-row">
      <style:table-row-properties style:use-optimal-row-height="false"/>
    </style:style>
    <style:style style:name="TableCell179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799" style:parent-style-name="Standard" style:family="paragraph">
      <style:text-properties fo:font-size="10pt" style:font-size-asian="10pt" style:font-size-complex="10pt"/>
    </style:style>
    <style:style style:name="TableCell180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01" style:parent-style-name="Standard" style:family="paragraph">
      <style:text-properties fo:font-size="10pt" style:font-size-asian="10pt" style:font-size-complex="10pt"/>
    </style:style>
    <style:style style:name="TableCell180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03" style:parent-style-name="Standard" style:family="paragraph">
      <style:text-properties fo:font-size="10pt" style:font-size-asian="10pt" style:font-size-complex="10pt"/>
    </style:style>
    <style:style style:name="TableCell180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05" style:parent-style-name="Standard" style:family="paragraph">
      <style:text-properties fo:font-size="10pt" style:font-size-asian="10pt" style:font-size-complex="10pt"/>
    </style:style>
    <style:style style:name="TableCell180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807" style:parent-style-name="Standard" style:family="paragraph">
      <style:text-properties fo:font-size="10pt" style:font-size-asian="10pt" style:font-size-complex="10pt"/>
    </style:style>
    <style:style style:name="TableRow1808" style:family="table-row">
      <style:table-row-properties style:use-optimal-row-height="false"/>
    </style:style>
    <style:style style:name="TableCell180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10" style:parent-style-name="Standard" style:family="paragraph">
      <style:text-properties fo:font-size="10pt" style:font-size-asian="10pt" style:font-size-complex="10pt"/>
    </style:style>
    <style:style style:name="TableCell181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12" style:parent-style-name="Standard" style:family="paragraph">
      <style:text-properties fo:font-size="10pt" style:font-size-asian="10pt" style:font-size-complex="10pt"/>
    </style:style>
    <style:style style:name="TableCell181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14" style:parent-style-name="Standard" style:family="paragraph">
      <style:text-properties fo:font-size="10pt" style:font-size-asian="10pt" style:font-size-complex="10pt"/>
    </style:style>
    <style:style style:name="TableCell181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16" style:parent-style-name="Standard" style:family="paragraph">
      <style:text-properties fo:font-size="10pt" style:font-size-asian="10pt" style:font-size-complex="10pt"/>
    </style:style>
    <style:style style:name="TableCell181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818" style:parent-style-name="Standard" style:family="paragraph">
      <style:text-properties fo:font-size="10pt" style:font-size-asian="10pt" style:font-size-complex="10pt"/>
    </style:style>
    <style:style style:name="P1819" style:parent-style-name="Заголовок2" style:family="paragraph">
      <style:text-properties style:font-name-complex="Courier New" fo:font-style="normal" style:font-style-asian="normal" style:font-style-complex="normal"/>
    </style:style>
    <style:style style:name="P1820" style:parent-style-name="Заголовок2" style:family="paragraph"/>
    <style:style style:name="T1821" style:parent-style-name="Основнойшрифтабзаца" style:family="text">
      <style:text-properties fo:language="en" fo:country="US"/>
    </style:style>
    <style:style style:name="T1822" style:parent-style-name="Основнойшрифтабзаца" style:family="text">
      <style:text-properties style:font-name-asian="NSimSun"/>
    </style:style>
    <style:style style:name="T1823" style:parent-style-name="Основнойшрифтабзаца" style:family="text">
      <style:text-properties style:font-name-asian="NSimSun"/>
    </style:style>
    <style:style style:name="TableColumn1825" style:family="table-column">
      <style:table-column-properties style:column-width="1.1986in" style:use-optimal-column-width="false"/>
    </style:style>
    <style:style style:name="TableColumn1826" style:family="table-column">
      <style:table-column-properties style:column-width="1.1965in" style:use-optimal-column-width="false"/>
    </style:style>
    <style:style style:name="TableColumn1827" style:family="table-column">
      <style:table-column-properties style:column-width="1.602in" style:use-optimal-column-width="false"/>
    </style:style>
    <style:style style:name="TableColumn1828" style:family="table-column">
      <style:table-column-properties style:column-width="1.5736in" style:use-optimal-column-width="false"/>
    </style:style>
    <style:style style:name="TableColumn1829" style:family="table-column">
      <style:table-column-properties style:column-width="1.3506in" style:use-optimal-column-width="false"/>
    </style:style>
    <style:style style:name="Table1824" style:family="table">
      <style:table-properties style:width="6.9215in" fo:margin-left="-0.2062in" table:align="left"/>
    </style:style>
    <style:style style:name="TableRow1830" style:family="table-row">
      <style:table-row-properties style:use-optimal-row-height="false"/>
    </style:style>
    <style:style style:name="TableCell183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32" style:parent-style-name="Standard" style:family="paragraph">
      <style:text-properties fo:font-weight="bold" style:font-weight-asian="bold"/>
    </style:style>
    <style:style style:name="TableCell183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34" style:parent-style-name="Standard" style:family="paragraph">
      <style:text-properties fo:font-weight="bold" style:font-weight-asian="bold"/>
    </style:style>
    <style:style style:name="TableCell183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36" style:parent-style-name="Standard" style:family="paragraph">
      <style:text-properties fo:font-weight="bold" style:font-weight-asian="bold"/>
    </style:style>
    <style:style style:name="TableCell183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38" style:parent-style-name="Standard" style:family="paragraph">
      <style:text-properties fo:font-weight="bold" style:font-weight-asian="bold"/>
    </style:style>
    <style:style style:name="TableCell183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840" style:parent-style-name="Standard" style:family="paragraph">
      <style:text-properties fo:font-weight="bold" style:font-weight-asian="bold"/>
    </style:style>
    <style:style style:name="TableRow1841" style:family="table-row">
      <style:table-row-properties style:use-optimal-row-height="false"/>
    </style:style>
    <style:style style:name="TableCell184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43" style:parent-style-name="Standard" style:family="paragraph">
      <style:text-properties fo:language="en" fo:country="US"/>
    </style:style>
    <style:style style:name="TableCell184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84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46" style:parent-style-name="Standard" style:family="paragraph">
      <style:text-properties fo:language="en" fo:country="US"/>
    </style:style>
    <style:style style:name="TableCell184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84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1849" style:parent-style-name="Основнойшрифтабзаца" style:family="text">
      <style:text-properties fo:language="en" fo:country="US"/>
    </style:style>
    <style:style style:name="TableRow1850" style:family="table-row">
      <style:table-row-properties style:use-optimal-row-height="false"/>
    </style:style>
    <style:style style:name="TableCell185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52" style:parent-style-name="Standard" style:family="paragraph">
      <style:text-properties fo:font-size="10pt" style:font-size-asian="10pt" style:font-size-complex="10pt"/>
    </style:style>
    <style:style style:name="TableCell185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54" style:parent-style-name="Standard" style:family="paragraph">
      <style:text-properties fo:font-size="10pt" style:font-size-asian="10pt" style:font-size-complex="10pt"/>
    </style:style>
    <style:style style:name="TableCell185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56" style:parent-style-name="Standard" style:family="paragraph">
      <style:text-properties fo:font-size="10pt" style:font-size-asian="10pt" style:font-size-complex="10pt"/>
    </style:style>
    <style:style style:name="TableCell185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58" style:parent-style-name="Standard" style:family="paragraph">
      <style:text-properties fo:font-size="10pt" style:font-size-asian="10pt" style:font-size-complex="10pt"/>
    </style:style>
    <style:style style:name="TableCell185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860" style:parent-style-name="Standard" style:family="paragraph">
      <style:text-properties fo:font-size="10pt" style:font-size-asian="10pt" style:font-size-complex="10pt"/>
    </style:style>
    <style:style style:name="TableRow1861" style:family="table-row">
      <style:table-row-properties style:use-optimal-row-height="false"/>
    </style:style>
    <style:style style:name="TableCell186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63" style:parent-style-name="Standard" style:family="paragraph">
      <style:text-properties fo:font-size="10pt" style:font-size-asian="10pt" style:font-size-complex="10pt"/>
    </style:style>
    <style:style style:name="TableCell186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65" style:parent-style-name="Standard" style:family="paragraph">
      <style:text-properties fo:font-size="10pt" style:font-size-asian="10pt" style:font-size-complex="10pt"/>
    </style:style>
    <style:style style:name="TableCell186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67" style:parent-style-name="Standard" style:family="paragraph">
      <style:text-properties fo:font-size="10pt" style:font-size-asian="10pt" style:font-size-complex="10pt"/>
    </style:style>
    <style:style style:name="TableCell186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69" style:parent-style-name="Standard" style:family="paragraph">
      <style:text-properties fo:font-size="10pt" style:font-size-asian="10pt" style:font-size-complex="10pt"/>
    </style:style>
    <style:style style:name="TableCell187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871" style:parent-style-name="Standard" style:family="paragraph">
      <style:text-properties fo:font-size="10pt" style:font-size-asian="10pt" style:font-size-complex="10pt"/>
    </style:style>
    <style:style style:name="TableRow1872" style:family="table-row">
      <style:table-row-properties style:use-optimal-row-height="false"/>
    </style:style>
    <style:style style:name="TableCell187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74" style:parent-style-name="Standard" style:family="paragraph">
      <style:text-properties fo:font-size="10pt" style:font-size-asian="10pt" style:font-size-complex="10pt"/>
    </style:style>
    <style:style style:name="TableCell187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76" style:parent-style-name="Standard" style:family="paragraph">
      <style:text-properties fo:font-size="10pt" style:font-size-asian="10pt" style:font-size-complex="10pt"/>
    </style:style>
    <style:style style:name="TableCell187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78" style:parent-style-name="Standard" style:family="paragraph">
      <style:text-properties fo:font-size="10pt" style:font-size-asian="10pt" style:font-size-complex="10pt"/>
    </style:style>
    <style:style style:name="TableCell187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80" style:parent-style-name="Standard" style:family="paragraph">
      <style:text-properties fo:font-size="10pt" style:font-size-asian="10pt" style:font-size-complex="10pt"/>
    </style:style>
    <style:style style:name="TableCell188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882" style:parent-style-name="Standard" style:family="paragraph">
      <style:text-properties fo:font-size="10pt" style:font-size-asian="10pt" style:font-size-complex="10pt"/>
    </style:style>
    <style:style style:name="TableRow1883" style:family="table-row">
      <style:table-row-properties style:use-optimal-row-height="false"/>
    </style:style>
    <style:style style:name="TableCell188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85" style:parent-style-name="Standard" style:family="paragraph">
      <style:text-properties fo:font-size="10pt" style:font-size-asian="10pt" style:font-size-complex="10pt"/>
    </style:style>
    <style:style style:name="TableCell188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87" style:parent-style-name="Standard" style:family="paragraph">
      <style:text-properties fo:font-size="10pt" style:font-size-asian="10pt" style:font-size-complex="10pt"/>
    </style:style>
    <style:style style:name="TableCell188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89" style:parent-style-name="Standard" style:family="paragraph">
      <style:text-properties fo:font-size="10pt" style:font-size-asian="10pt" style:font-size-complex="10pt"/>
    </style:style>
    <style:style style:name="TableCell189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891" style:parent-style-name="Standard" style:family="paragraph">
      <style:text-properties fo:font-size="10pt" style:font-size-asian="10pt" style:font-size-complex="10pt"/>
    </style:style>
    <style:style style:name="TableCell189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893" style:parent-style-name="Standard" style:family="paragraph">
      <style:text-properties fo:font-size="10pt" style:font-size-asian="10pt" style:font-size-complex="10pt"/>
    </style:style>
    <style:style style:name="TableRow1894" style:family="table-row">
      <style:table-row-properties style:use-optimal-row-height="false"/>
    </style:style>
    <style:style style:name="TableCell189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89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89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89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89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1900" style:family="table-row">
      <style:table-row-properties style:use-optimal-row-height="false"/>
    </style:style>
    <style:style style:name="TableCell190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0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0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0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0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906" style:parent-style-name="Заголовок2" style:family="paragraph">
      <style:text-properties style:font-name-complex="Courier New" fo:font-style="normal" style:font-style-asian="normal" style:font-style-complex="normal"/>
    </style:style>
    <style:style style:name="P1907" style:parent-style-name="Заголовок2" style:family="paragraph"/>
    <style:style style:name="T1908" style:parent-style-name="Основнойшрифтабзаца" style:family="text">
      <style:text-properties fo:language="en" fo:country="US"/>
    </style:style>
    <style:style style:name="T1909" style:parent-style-name="Основнойшрифтабзаца" style:family="text">
      <style:text-properties style:font-name-asian="NSimSun"/>
    </style:style>
    <style:style style:name="T1910" style:parent-style-name="Основнойшрифтабзаца" style:family="text">
      <style:text-properties style:font-name-asian="NSimSun"/>
    </style:style>
    <style:style style:name="TableColumn1912" style:family="table-column">
      <style:table-column-properties style:column-width="1.1986in" style:use-optimal-column-width="false"/>
    </style:style>
    <style:style style:name="TableColumn1913" style:family="table-column">
      <style:table-column-properties style:column-width="1.1965in" style:use-optimal-column-width="false"/>
    </style:style>
    <style:style style:name="TableColumn1914" style:family="table-column">
      <style:table-column-properties style:column-width="1.602in" style:use-optimal-column-width="false"/>
    </style:style>
    <style:style style:name="TableColumn1915" style:family="table-column">
      <style:table-column-properties style:column-width="1.5736in" style:use-optimal-column-width="false"/>
    </style:style>
    <style:style style:name="TableColumn1916" style:family="table-column">
      <style:table-column-properties style:column-width="1.3506in" style:use-optimal-column-width="false"/>
    </style:style>
    <style:style style:name="Table1911" style:family="table">
      <style:table-properties style:width="6.9215in" fo:margin-left="-0.2062in" table:align="left"/>
    </style:style>
    <style:style style:name="TableRow1917" style:family="table-row">
      <style:table-row-properties style:use-optimal-row-height="false"/>
    </style:style>
    <style:style style:name="TableCell191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19" style:parent-style-name="Standard" style:family="paragraph">
      <style:text-properties fo:font-weight="bold" style:font-weight-asian="bold"/>
    </style:style>
    <style:style style:name="TableCell192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21" style:parent-style-name="Standard" style:family="paragraph">
      <style:text-properties fo:font-weight="bold" style:font-weight-asian="bold"/>
    </style:style>
    <style:style style:name="TableCell192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23" style:parent-style-name="Standard" style:family="paragraph">
      <style:text-properties fo:font-weight="bold" style:font-weight-asian="bold"/>
    </style:style>
    <style:style style:name="TableCell192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25" style:parent-style-name="Standard" style:family="paragraph">
      <style:text-properties fo:font-weight="bold" style:font-weight-asian="bold"/>
    </style:style>
    <style:style style:name="TableCell192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1927" style:parent-style-name="Standard" style:family="paragraph">
      <style:text-properties fo:font-weight="bold" style:font-weight-asian="bold"/>
    </style:style>
    <style:style style:name="TableRow1928" style:family="table-row">
      <style:table-row-properties style:use-optimal-row-height="false"/>
    </style:style>
    <style:style style:name="TableCell192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30" style:parent-style-name="Standard" style:family="paragraph">
      <style:text-properties fo:language="en" fo:country="US"/>
    </style:style>
    <style:style style:name="TableCell193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3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33" style:parent-style-name="Standard" style:family="paragraph">
      <style:text-properties fo:language="en" fo:country="US"/>
    </style:style>
    <style:style style:name="TableCell193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3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1936" style:parent-style-name="Основнойшрифтабзаца" style:family="text">
      <style:text-properties fo:language="en" fo:country="US"/>
    </style:style>
    <style:style style:name="TableRow1937" style:family="table-row">
      <style:table-row-properties style:use-optimal-row-height="false"/>
    </style:style>
    <style:style style:name="TableCell193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39" style:parent-style-name="Standard" style:family="paragraph">
      <style:text-properties fo:font-size="10pt" style:font-size-asian="10pt" style:font-size-complex="10pt"/>
    </style:style>
    <style:style style:name="TableCell194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41" style:parent-style-name="Standard" style:family="paragraph">
      <style:text-properties fo:font-size="10pt" style:font-size-asian="10pt" style:font-size-complex="10pt"/>
    </style:style>
    <style:style style:name="TableCell194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43" style:parent-style-name="Standard" style:family="paragraph">
      <style:text-properties fo:font-size="10pt" style:font-size-asian="10pt" style:font-size-complex="10pt"/>
    </style:style>
    <style:style style:name="TableCell194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4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1946" style:family="table-row">
      <style:table-row-properties style:use-optimal-row-height="false"/>
    </style:style>
    <style:style style:name="TableCell194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48" style:parent-style-name="Standard" style:family="paragraph">
      <style:text-properties fo:font-size="10pt" style:font-size-asian="10pt" style:font-size-complex="10pt"/>
    </style:style>
    <style:style style:name="TableCell194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50" style:parent-style-name="Standard" style:family="paragraph">
      <style:text-properties fo:font-size="10pt" style:font-size-asian="10pt" style:font-size-complex="10pt"/>
    </style:style>
    <style:style style:name="TableCell195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52" style:parent-style-name="Standard" style:family="paragraph">
      <style:text-properties fo:font-size="10pt" style:font-size-asian="10pt" style:font-size-complex="10pt"/>
    </style:style>
    <style:style style:name="TableCell195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5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1955" style:family="table-row">
      <style:table-row-properties style:use-optimal-row-height="false"/>
    </style:style>
    <style:style style:name="TableCell195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57" style:parent-style-name="Standard" style:family="paragraph">
      <style:text-properties fo:font-size="10pt" style:font-size-asian="10pt" style:font-size-complex="10pt"/>
    </style:style>
    <style:style style:name="TableCell195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59" style:parent-style-name="Standard" style:family="paragraph">
      <style:text-properties fo:font-size="10pt" style:font-size-asian="10pt" style:font-size-complex="10pt"/>
    </style:style>
    <style:style style:name="TableCell196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61" style:parent-style-name="Standard" style:family="paragraph">
      <style:text-properties fo:font-size="10pt" style:font-size-asian="10pt" style:font-size-complex="10pt"/>
    </style:style>
    <style:style style:name="TableCell196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6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1964" style:family="table-row">
      <style:table-row-properties style:use-optimal-row-height="false"/>
    </style:style>
    <style:style style:name="TableCell196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66" style:parent-style-name="Standard" style:family="paragraph">
      <style:text-properties fo:font-size="10pt" style:font-size-asian="10pt" style:font-size-complex="10pt"/>
    </style:style>
    <style:style style:name="TableCell196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68" style:parent-style-name="Standard" style:family="paragraph">
      <style:text-properties fo:font-size="10pt" style:font-size-asian="10pt" style:font-size-complex="10pt"/>
    </style:style>
    <style:style style:name="TableCell196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70" style:parent-style-name="Standard" style:family="paragraph">
      <style:text-properties fo:font-size="10pt" style:font-size-asian="10pt" style:font-size-complex="10pt"/>
    </style:style>
    <style:style style:name="TableCell197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7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1973" style:family="table-row">
      <style:table-row-properties style:use-optimal-row-height="false"/>
    </style:style>
    <style:style style:name="TableCell197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7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7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77" style:parent-style-name="Standard" style:family="paragraph">
      <style:text-properties fo:language="en" fo:country="US"/>
    </style:style>
    <style:style style:name="TableCell197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197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1980" style:parent-style-name="Заголовок2" style:family="paragraph">
      <style:paragraph-properties fo:break-before="page"/>
    </style:style>
    <style:style style:name="T1981" style:parent-style-name="Основнойшрифтабзаца" style:family="text">
      <style:text-properties fo:language="en" fo:country="US"/>
    </style:style>
    <style:style style:name="T1982" style:parent-style-name="Основнойшрифтабзаца" style:family="text">
      <style:text-properties style:font-name-asian="NSimSun"/>
    </style:style>
    <style:style style:name="T1983" style:parent-style-name="Основнойшрифтабзаца" style:family="text">
      <style:text-properties fo:language="en" fo:country="US"/>
    </style:style>
    <style:style style:name="TableColumn1985" style:family="table-column">
      <style:table-column-properties style:column-width="1.1993in" style:use-optimal-column-width="false"/>
    </style:style>
    <style:style style:name="TableColumn1986" style:family="table-column">
      <style:table-column-properties style:column-width="1.1972in" style:use-optimal-column-width="false"/>
    </style:style>
    <style:style style:name="TableColumn1987" style:family="table-column">
      <style:table-column-properties style:column-width="1.6027in" style:use-optimal-column-width="false"/>
    </style:style>
    <style:style style:name="TableColumn1988" style:family="table-column">
      <style:table-column-properties style:column-width="1.5736in" style:use-optimal-column-width="false"/>
    </style:style>
    <style:style style:name="TableColumn1989" style:family="table-column">
      <style:table-column-properties style:column-width="1.3486in" style:use-optimal-column-width="false"/>
    </style:style>
    <style:style style:name="Table1984" style:family="table">
      <style:table-properties style:width="6.9215in" fo:margin-left="-0.2062in" table:align="left"/>
    </style:style>
    <style:style style:name="TableRow1990" style:family="table-row">
      <style:table-row-properties style:use-optimal-row-height="false"/>
    </style:style>
    <style:style style:name="TableCell199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92" style:parent-style-name="Standard" style:family="paragraph">
      <style:text-properties fo:font-weight="bold" style:font-weight-asian="bold"/>
    </style:style>
    <style:style style:name="TableCell199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94" style:parent-style-name="Standard" style:family="paragraph">
      <style:text-properties fo:font-weight="bold" style:font-weight-asian="bold"/>
    </style:style>
    <style:style style:name="TableCell199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96" style:parent-style-name="Standard" style:family="paragraph">
      <style:text-properties fo:font-weight="bold" style:font-weight-asian="bold"/>
    </style:style>
    <style:style style:name="TableCell199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1998" style:parent-style-name="Standard" style:family="paragraph">
      <style:text-properties fo:font-weight="bold" style:font-weight-asian="bold"/>
    </style:style>
    <style:style style:name="TableCell199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00" style:parent-style-name="Standard" style:family="paragraph">
      <style:text-properties fo:font-weight="bold" style:font-weight-asian="bold"/>
    </style:style>
    <style:style style:name="TableRow2001" style:family="table-row">
      <style:table-row-properties style:use-optimal-row-height="false"/>
    </style:style>
    <style:style style:name="TableCell200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03" style:parent-style-name="Standard" style:family="paragraph">
      <style:text-properties fo:language="en" fo:country="US"/>
    </style:style>
    <style:style style:name="TableCell200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05" style:parent-style-name="Standard" style:family="paragraph"/>
    <style:style style:name="TableCell200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07" style:parent-style-name="Standard" style:family="paragraph">
      <style:text-properties fo:language="en" fo:country="US"/>
    </style:style>
    <style:style style:name="TableCell200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09" style:parent-style-name="Standard" style:family="paragraph"/>
    <style:style style:name="TableCell201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11" style:parent-style-name="Standard" style:family="paragraph"/>
    <style:style style:name="T2012" style:parent-style-name="Основнойшрифтабзаца" style:family="text">
      <style:text-properties fo:language="en" fo:country="US"/>
    </style:style>
    <style:style style:name="TableRow2013" style:family="table-row">
      <style:table-row-properties style:use-optimal-row-height="false"/>
    </style:style>
    <style:style style:name="TableCell201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15" style:parent-style-name="Standard" style:family="paragraph">
      <style:text-properties fo:font-size="10pt" style:font-size-asian="10pt" style:font-size-complex="10pt"/>
    </style:style>
    <style:style style:name="TableCell201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17" style:parent-style-name="Standard" style:family="paragraph">
      <style:text-properties fo:font-size="10pt" style:font-size-asian="10pt" style:font-size-complex="10pt"/>
    </style:style>
    <style:style style:name="TableCell201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19" style:parent-style-name="Standard" style:family="paragraph">
      <style:text-properties fo:language="en" fo:country="US"/>
    </style:style>
    <style:style style:name="TableCell202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21" style:parent-style-name="Standard" style:family="paragraph"/>
    <style:style style:name="TableCell202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023" style:parent-style-name="Standard" style:family="paragraph"/>
    <style:style style:name="TableRow2024" style:family="table-row">
      <style:table-row-properties style:use-optimal-row-height="false"/>
    </style:style>
    <style:style style:name="TableCell202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26" style:parent-style-name="Standard" style:family="paragraph">
      <style:text-properties fo:font-size="10pt" style:font-size-asian="10pt" style:font-size-complex="10pt"/>
    </style:style>
    <style:style style:name="TableCell202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28" style:parent-style-name="Standard" style:family="paragraph">
      <style:text-properties fo:font-size="10pt" style:font-size-asian="10pt" style:font-size-complex="10pt"/>
    </style:style>
    <style:style style:name="TableCell202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30" style:parent-style-name="Standard" style:family="paragraph">
      <style:text-properties fo:language="en" fo:country="US"/>
    </style:style>
    <style:style style:name="TableCell203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32" style:parent-style-name="Standard" style:family="paragraph"/>
    <style:style style:name="TableCell203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034" style:parent-style-name="Standard" style:family="paragraph"/>
    <style:style style:name="TableRow2035" style:family="table-row">
      <style:table-row-properties style:use-optimal-row-height="false"/>
    </style:style>
    <style:style style:name="TableCell203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37" style:parent-style-name="Standard" style:family="paragraph">
      <style:text-properties fo:font-size="10pt" style:font-size-asian="10pt" style:font-size-complex="10pt"/>
    </style:style>
    <style:style style:name="TableCell203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39" style:parent-style-name="Standard" style:family="paragraph">
      <style:text-properties fo:font-size="10pt" style:font-size-asian="10pt" style:font-size-complex="10pt"/>
    </style:style>
    <style:style style:name="TableCell204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41" style:parent-style-name="Standard" style:family="paragraph">
      <style:text-properties fo:language="en" fo:country="US"/>
    </style:style>
    <style:style style:name="TableCell204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43" style:parent-style-name="Standard" style:family="paragraph"/>
    <style:style style:name="TableCell204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045" style:parent-style-name="Standard" style:family="paragraph"/>
    <style:style style:name="TableRow2046" style:family="table-row">
      <style:table-row-properties style:use-optimal-row-height="false"/>
    </style:style>
    <style:style style:name="TableCell204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48" style:parent-style-name="Standard" style:family="paragraph">
      <style:text-properties fo:font-size="10pt" style:font-size-asian="10pt" style:font-size-complex="10pt"/>
    </style:style>
    <style:style style:name="TableCell204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50" style:parent-style-name="Standard" style:family="paragraph">
      <style:text-properties fo:font-size="10pt" style:font-size-asian="10pt" style:font-size-complex="10pt"/>
    </style:style>
    <style:style style:name="TableCell205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52" style:parent-style-name="Standard" style:family="paragraph">
      <style:text-properties fo:language="en" fo:country="US"/>
    </style:style>
    <style:style style:name="TableCell205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54" style:parent-style-name="Standard" style:family="paragraph"/>
    <style:style style:name="TableCell205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056" style:parent-style-name="Standard" style:family="paragraph"/>
    <style:style style:name="TableRow2057" style:family="table-row">
      <style:table-row-properties style:use-optimal-row-height="false"/>
    </style:style>
    <style:style style:name="TableCell205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59" style:parent-style-name="Standard" style:family="paragraph">
      <style:text-properties fo:font-size="10pt" style:font-size-asian="10pt" style:font-size-complex="10pt"/>
    </style:style>
    <style:style style:name="TableCell206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61" style:parent-style-name="Standard" style:family="paragraph">
      <style:text-properties fo:font-size="10pt" style:font-size-asian="10pt" style:font-size-complex="10pt"/>
    </style:style>
    <style:style style:name="TableCell206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63" style:parent-style-name="Standard" style:family="paragraph">
      <style:text-properties fo:language="en" fo:country="US"/>
    </style:style>
    <style:style style:name="TableCell206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65" style:parent-style-name="Standard" style:family="paragraph"/>
    <style:style style:name="T2066" style:parent-style-name="Основнойшрифтабзаца" style:family="text">
      <style:text-properties fo:language="en" fo:country="US"/>
    </style:style>
    <style:style style:name="P2067" style:parent-style-name="Standard" style:family="paragraph"/>
    <style:style style:name="T2068" style:parent-style-name="Основнойшрифтабзаца" style:family="text">
      <style:text-properties fo:font-weight="bold" style:font-weight-asian="bold"/>
    </style:style>
    <style:style style:name="T2069" style:parent-style-name="Основнойшрифтабзаца" style:family="text">
      <style:text-properties fo:font-weight="bold" style:font-weight-asian="bold" fo:language="en" fo:country="US"/>
    </style:style>
    <style:style style:name="T2070" style:parent-style-name="Основнойшрифтабзаца" style:family="text">
      <style:text-properties fo:font-weight="bold" style:font-weight-asian="bold"/>
    </style:style>
    <style:style style:name="T2071" style:parent-style-name="Основнойшрифтабзаца" style:family="text">
      <style:text-properties fo:font-weight="bold" style:font-weight-asian="bold" fo:language="en" fo:country="US"/>
    </style:style>
    <style:style style:name="T2072" style:parent-style-name="Основнойшрифтабзаца" style:family="text">
      <style:text-properties fo:font-weight="bold" style:font-weight-asian="bold"/>
    </style:style>
    <style:style style:name="T2073" style:parent-style-name="Основнойшрифтабзаца" style:family="text">
      <style:text-properties fo:font-weight="bold" style:font-weight-asian="bold" fo:language="en" fo:country="US"/>
    </style:style>
    <style:style style:name="T2074" style:parent-style-name="Основнойшрифтабзаца" style:family="text">
      <style:text-properties fo:font-weight="bold" style:font-weight-asian="bold"/>
    </style:style>
    <style:style style:name="P2075" style:parent-style-name="Standard" style:family="paragraph">
      <style:text-properties fo:font-weight="bold" style:font-weight-asian="bold"/>
    </style:style>
    <style:style style:name="P2076" style:parent-style-name="Standard" style:family="paragraph"/>
    <style:style style:name="P2077" style:parent-style-name="Standard" style:family="paragraph"/>
    <style:style style:name="P2078" style:parent-style-name="Standard" style:family="paragraph"/>
    <style:style style:name="P2079" style:parent-style-name="Standard" style:family="paragraph"/>
    <style:style style:name="P2080" style:parent-style-name="Standard" style:family="paragraph"/>
    <style:style style:name="T2081" style:parent-style-name="Основнойшрифтабзаца" style:family="text">
      <style:text-properties fo:language="en" fo:country="US"/>
    </style:style>
    <style:style style:name="P2082" style:parent-style-name="Standard" style:family="paragraph"/>
    <style:style style:name="P2083" style:parent-style-name="Standard" style:family="paragraph">
      <style:text-properties fo:font-weight="bold" style:font-weight-asian="bold"/>
    </style:style>
    <style:style style:name="P2084" style:parent-style-name="Standard" style:family="paragraph"/>
    <style:style style:name="P2085" style:parent-style-name="Standard" style:family="paragraph"/>
    <style:style style:name="TableCell208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87" style:parent-style-name="Standard" style:family="paragraph"/>
    <style:style style:name="TableRow2088" style:family="table-row">
      <style:table-row-properties style:use-optimal-row-height="false"/>
    </style:style>
    <style:style style:name="TableCell208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090" style:parent-style-name="Standard" style:family="paragraph">
      <style:text-properties fo:font-size="10pt" style:font-size-asian="10pt" style:font-size-complex="10pt"/>
    </style:style>
    <style:style style:name="TableCell2091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092" style:parent-style-name="Standard" style:family="paragraph">
      <style:text-properties fo:font-size="10pt" style:font-size-asian="10pt" style:font-size-complex="10pt"/>
    </style:style>
    <style:style style:name="TableCell2093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094" style:parent-style-name="Standard" style:family="paragraph">
      <style:text-properties fo:language="en" fo:country="US"/>
    </style:style>
    <style:style style:name="TableCell2095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096" style:parent-style-name="Standard" style:family="paragraph">
      <style:text-properties fo:language="en" fo:country="US"/>
    </style:style>
    <style:style style:name="TableCell209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098" style:parent-style-name="Standard" style:family="paragraph">
      <style:text-properties fo:language="en" fo:country="US"/>
    </style:style>
    <style:style style:name="TableRow2099" style:family="table-row">
      <style:table-row-properties style:use-optimal-row-height="false"/>
    </style:style>
    <style:style style:name="TableCell210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01" style:parent-style-name="Standard" style:family="paragraph">
      <style:text-properties fo:font-size="10pt" style:font-size-asian="10pt" style:font-size-complex="10pt"/>
    </style:style>
    <style:style style:name="TableCell2102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03" style:parent-style-name="Standard" style:family="paragraph">
      <style:text-properties fo:font-size="10pt" style:font-size-asian="10pt" style:font-size-complex="10pt"/>
    </style:style>
    <style:style style:name="TableCell2104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05" style:parent-style-name="Standard" style:family="paragraph">
      <style:text-properties fo:language="en" fo:country="US"/>
    </style:style>
    <style:style style:name="TableCell2106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07" style:parent-style-name="Standard" style:family="paragraph">
      <style:text-properties fo:language="en" fo:country="US"/>
    </style:style>
    <style:style style:name="TableCell210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09" style:parent-style-name="Standard" style:family="paragraph">
      <style:text-properties fo:language="en" fo:country="US"/>
    </style:style>
    <style:style style:name="TableRow2110" style:family="table-row">
      <style:table-row-properties style:use-optimal-row-height="false"/>
    </style:style>
    <style:style style:name="TableCell211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12" style:parent-style-name="Standard" style:family="paragraph">
      <style:text-properties fo:font-size="10pt" style:font-size-asian="10pt" style:font-size-complex="10pt"/>
    </style:style>
    <style:style style:name="TableCell2113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14" style:parent-style-name="Standard" style:family="paragraph">
      <style:text-properties fo:font-size="10pt" style:font-size-asian="10pt" style:font-size-complex="10pt"/>
    </style:style>
    <style:style style:name="TableCell2115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16" style:parent-style-name="Standard" style:family="paragraph">
      <style:text-properties fo:language="en" fo:country="US"/>
    </style:style>
    <style:style style:name="TableCell2117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18" style:parent-style-name="Standard" style:family="paragraph">
      <style:text-properties fo:language="en" fo:country="US"/>
    </style:style>
    <style:style style:name="TableCell211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20" style:parent-style-name="Standard" style:family="paragraph">
      <style:text-properties fo:language="en" fo:country="US"/>
    </style:style>
    <style:style style:name="TableRow2121" style:family="table-row">
      <style:table-row-properties style:use-optimal-row-height="false"/>
    </style:style>
    <style:style style:name="TableCell212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23" style:parent-style-name="Standard" style:family="paragraph">
      <style:text-properties fo:font-size="10pt" style:font-size-asian="10pt" style:font-size-complex="10pt"/>
    </style:style>
    <style:style style:name="TableCell2124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25" style:parent-style-name="Standard" style:family="paragraph">
      <style:text-properties fo:font-size="10pt" style:font-size-asian="10pt" style:font-size-complex="10pt"/>
    </style:style>
    <style:style style:name="TableCell2126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27" style:parent-style-name="Standard" style:family="paragraph">
      <style:text-properties fo:language="en" fo:country="US"/>
    </style:style>
    <style:style style:name="TableCell2128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29" style:parent-style-name="Standard" style:family="paragraph">
      <style:text-properties fo:language="en" fo:country="US"/>
    </style:style>
    <style:style style:name="TableCell213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31" style:parent-style-name="Standard" style:family="paragraph">
      <style:text-properties fo:language="en" fo:country="US"/>
    </style:style>
    <style:style style:name="TableRow2132" style:family="table-row">
      <style:table-row-properties style:use-optimal-row-height="false"/>
    </style:style>
    <style:style style:name="TableCell213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34" style:parent-style-name="Standard" style:family="paragraph">
      <style:text-properties fo:font-size="10pt" style:font-size-asian="10pt" style:font-size-complex="10pt"/>
    </style:style>
    <style:style style:name="TableCell2135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36" style:parent-style-name="Standard" style:family="paragraph">
      <style:text-properties fo:font-size="10pt" style:font-size-asian="10pt" style:font-size-complex="10pt"/>
    </style:style>
    <style:style style:name="TableCell2137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38" style:parent-style-name="Standard" style:family="paragraph">
      <style:text-properties fo:language="en" fo:country="US"/>
    </style:style>
    <style:style style:name="TableCell2139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40" style:parent-style-name="Standard" style:family="paragraph">
      <style:text-properties fo:language="en" fo:country="US"/>
    </style:style>
    <style:style style:name="TableCell214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42" style:parent-style-name="Standard" style:family="paragraph">
      <style:text-properties fo:language="en" fo:country="US"/>
    </style:style>
    <style:style style:name="TableRow2143" style:family="table-row">
      <style:table-row-properties style:use-optimal-row-height="false"/>
    </style:style>
    <style:style style:name="TableCell214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45" style:parent-style-name="Standard" style:family="paragraph">
      <style:text-properties fo:font-size="10pt" style:font-size-asian="10pt" style:font-size-complex="10pt"/>
    </style:style>
    <style:style style:name="TableCell2146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47" style:parent-style-name="Standard" style:family="paragraph">
      <style:text-properties fo:font-size="10pt" style:font-size-asian="10pt" style:font-size-complex="10pt"/>
    </style:style>
    <style:style style:name="TableCell2148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49" style:parent-style-name="Standard" style:family="paragraph">
      <style:text-properties fo:language="en" fo:country="US"/>
    </style:style>
    <style:style style:name="TableCell2150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51" style:parent-style-name="Standard" style:family="paragraph">
      <style:text-properties fo:language="en" fo:country="US"/>
    </style:style>
    <style:style style:name="TableCell215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53" style:parent-style-name="Standard" style:family="paragraph">
      <style:text-properties fo:language="en" fo:country="US"/>
    </style:style>
    <style:style style:name="TableRow2154" style:family="table-row">
      <style:table-row-properties style:use-optimal-row-height="false"/>
    </style:style>
    <style:style style:name="TableCell215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56" style:parent-style-name="Standard" style:family="paragraph">
      <style:text-properties fo:font-size="10pt" style:font-size-asian="10pt" style:font-size-complex="10pt"/>
    </style:style>
    <style:style style:name="TableCell2157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58" style:parent-style-name="Standard" style:family="paragraph">
      <style:text-properties fo:font-size="10pt" style:font-size-asian="10pt" style:font-size-complex="10pt"/>
    </style:style>
    <style:style style:name="TableCell2159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60" style:parent-style-name="Standard" style:family="paragraph">
      <style:text-properties fo:language="en" fo:country="US"/>
    </style:style>
    <style:style style:name="TableCell2161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62" style:parent-style-name="Standard" style:family="paragraph">
      <style:text-properties fo:language="en" fo:country="US"/>
    </style:style>
    <style:style style:name="TableCell216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64" style:parent-style-name="Standard" style:family="paragraph">
      <style:text-properties fo:language="en" fo:country="US"/>
    </style:style>
    <style:style style:name="TableRow2165" style:family="table-row">
      <style:table-row-properties style:use-optimal-row-height="false"/>
    </style:style>
    <style:style style:name="TableCell216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67" style:parent-style-name="Standard" style:family="paragraph">
      <style:text-properties fo:font-size="10pt" style:font-size-asian="10pt" style:font-size-complex="10pt"/>
    </style:style>
    <style:style style:name="TableCell2168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69" style:parent-style-name="Standard" style:family="paragraph">
      <style:text-properties fo:font-size="10pt" style:font-size-asian="10pt" style:font-size-complex="10pt"/>
    </style:style>
    <style:style style:name="TableCell2170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71" style:parent-style-name="Standard" style:family="paragraph">
      <style:text-properties fo:language="en" fo:country="US"/>
    </style:style>
    <style:style style:name="TableCell2172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73" style:parent-style-name="Standard" style:family="paragraph">
      <style:text-properties fo:language="en" fo:country="US"/>
    </style:style>
    <style:style style:name="TableCell217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75" style:parent-style-name="Standard" style:family="paragraph">
      <style:text-properties fo:language="en" fo:country="US"/>
    </style:style>
    <style:style style:name="TableRow2176" style:family="table-row">
      <style:table-row-properties style:use-optimal-row-height="false"/>
    </style:style>
    <style:style style:name="TableCell217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78" style:parent-style-name="Standard" style:family="paragraph">
      <style:text-properties fo:font-size="10pt" style:font-size-asian="10pt" style:font-size-complex="10pt"/>
    </style:style>
    <style:style style:name="TableCell2179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80" style:parent-style-name="Standard" style:family="paragraph">
      <style:text-properties fo:font-size="10pt" style:font-size-asian="10pt" style:font-size-complex="10pt"/>
    </style:style>
    <style:style style:name="TableCell2181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82" style:parent-style-name="Standard" style:family="paragraph">
      <style:text-properties fo:language="en" fo:country="US"/>
    </style:style>
    <style:style style:name="TableCell2183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84" style:parent-style-name="Standard" style:family="paragraph">
      <style:text-properties fo:language="en" fo:country="US"/>
    </style:style>
    <style:style style:name="TableCell218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86" style:parent-style-name="Standard" style:family="paragraph">
      <style:text-properties fo:language="en" fo:country="US"/>
    </style:style>
    <style:style style:name="TableRow2187" style:family="table-row">
      <style:table-row-properties style:use-optimal-row-height="false"/>
    </style:style>
    <style:style style:name="TableCell218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189" style:parent-style-name="Standard" style:family="paragraph">
      <style:text-properties fo:font-size="10pt" style:font-size-asian="10pt" style:font-size-complex="10pt"/>
    </style:style>
    <style:style style:name="TableCell2190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91" style:parent-style-name="Standard" style:family="paragraph">
      <style:text-properties fo:font-size="10pt" style:font-size-asian="10pt" style:font-size-complex="10pt"/>
    </style:style>
    <style:style style:name="TableCell2192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93" style:parent-style-name="Standard" style:family="paragraph">
      <style:text-properties fo:language="en" fo:country="US"/>
    </style:style>
    <style:style style:name="TableCell2194" style:family="table-cell">
      <style:table-cell-properties fo:border-top="0.0069in solid #000001" fo:border-left="0.0069in solid #000001" fo:border-bottom="0.0069in solid #000001" fo:border-right="none" fo:background-color="#FFCC00" style:writing-mode="lr-tb" fo:padding-top="0in" fo:padding-left="0.075in" fo:padding-bottom="0in" fo:padding-right="0.075in"/>
    </style:style>
    <style:style style:name="P2195" style:parent-style-name="Standard" style:family="paragraph">
      <style:text-properties fo:language="en" fo:country="US"/>
    </style:style>
    <style:style style:name="TableCell219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197" style:parent-style-name="Standard" style:family="paragraph">
      <style:text-properties fo:language="en" fo:country="US"/>
    </style:style>
    <style:style style:name="TableRow2198" style:family="table-row">
      <style:table-row-properties style:use-optimal-row-height="false"/>
    </style:style>
    <style:style style:name="TableCell219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00" style:parent-style-name="Standard" style:family="paragraph">
      <style:text-properties fo:font-size="10pt" style:font-size-asian="10pt" style:font-size-complex="10pt"/>
    </style:style>
    <style:style style:name="TableCell220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02" style:parent-style-name="Standard" style:family="paragraph">
      <style:text-properties fo:font-size="10pt" style:font-size-asian="10pt" style:font-size-complex="10pt"/>
    </style:style>
    <style:style style:name="TableCell220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04" style:parent-style-name="Standard" style:family="paragraph">
      <style:text-properties fo:language="en" fo:country="US"/>
    </style:style>
    <style:style style:name="TableCell220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06" style:parent-style-name="Standard" style:family="paragraph">
      <style:text-properties fo:language="en" fo:country="US"/>
    </style:style>
    <style:style style:name="TableCell220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08" style:parent-style-name="Standard" style:family="paragraph">
      <style:text-properties fo:language="en" fo:country="US"/>
    </style:style>
    <style:style style:name="TableRow2209" style:family="table-row">
      <style:table-row-properties style:use-optimal-row-height="false"/>
    </style:style>
    <style:style style:name="TableCell221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11" style:parent-style-name="Standard" style:family="paragraph">
      <style:text-properties fo:font-size="10pt" style:font-size-asian="10pt" style:font-size-complex="10pt"/>
    </style:style>
    <style:style style:name="TableCell221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13" style:parent-style-name="Standard" style:family="paragraph">
      <style:text-properties fo:font-size="10pt" style:font-size-asian="10pt" style:font-size-complex="10pt"/>
    </style:style>
    <style:style style:name="TableCell221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15" style:parent-style-name="Standard" style:family="paragraph">
      <style:text-properties fo:language="en" fo:country="US"/>
    </style:style>
    <style:style style:name="TableCell221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17" style:parent-style-name="Standard" style:family="paragraph">
      <style:text-properties fo:language="en" fo:country="US"/>
    </style:style>
    <style:style style:name="TableCell221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19" style:parent-style-name="Standard" style:family="paragraph">
      <style:text-properties fo:language="en" fo:country="US"/>
    </style:style>
    <style:style style:name="TableRow2220" style:family="table-row">
      <style:table-row-properties style:use-optimal-row-height="false"/>
    </style:style>
    <style:style style:name="TableCell222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22" style:parent-style-name="Standard" style:family="paragraph">
      <style:text-properties fo:font-size="10pt" style:font-size-asian="10pt" style:font-size-complex="10pt"/>
    </style:style>
    <style:style style:name="TableCell222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24" style:parent-style-name="Standard" style:family="paragraph">
      <style:text-properties fo:font-size="10pt" style:font-size-asian="10pt" style:font-size-complex="10pt"/>
    </style:style>
    <style:style style:name="TableCell222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26" style:parent-style-name="Standard" style:family="paragraph">
      <style:text-properties fo:language="en" fo:country="US"/>
    </style:style>
    <style:style style:name="TableCell222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28" style:parent-style-name="Standard" style:family="paragraph">
      <style:text-properties fo:language="en" fo:country="US"/>
    </style:style>
    <style:style style:name="TableCell222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30" style:parent-style-name="Standard" style:family="paragraph">
      <style:text-properties fo:language="en" fo:country="US"/>
    </style:style>
    <style:style style:name="TableRow2231" style:family="table-row">
      <style:table-row-properties style:use-optimal-row-height="false"/>
    </style:style>
    <style:style style:name="TableCell223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33" style:parent-style-name="Standard" style:family="paragraph">
      <style:text-properties fo:font-size="10pt" style:font-size-asian="10pt" style:font-size-complex="10pt"/>
    </style:style>
    <style:style style:name="TableCell223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35" style:parent-style-name="Standard" style:family="paragraph">
      <style:text-properties fo:font-size="10pt" style:font-size-asian="10pt" style:font-size-complex="10pt"/>
    </style:style>
    <style:style style:name="TableCell223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37" style:parent-style-name="Standard" style:family="paragraph">
      <style:text-properties fo:language="en" fo:country="US"/>
    </style:style>
    <style:style style:name="TableCell223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39" style:parent-style-name="Standard" style:family="paragraph">
      <style:text-properties fo:language="en" fo:country="US"/>
    </style:style>
    <style:style style:name="TableCell224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41" style:parent-style-name="Standard" style:family="paragraph">
      <style:text-properties fo:language="en" fo:country="US"/>
    </style:style>
    <style:style style:name="P2242" style:parent-style-name="Standard" style:family="paragraph">
      <style:text-properties style:font-name="Arial" style:font-name-complex="Courier New" fo:font-weight="bold" style:font-weight-asian="bold" style:font-weight-complex="bold" fo:language="en" fo:country="US"/>
    </style:style>
    <style:style style:name="P2243" style:parent-style-name="Standard" style:family="paragraph">
      <style:paragraph-properties fo:break-before="page"/>
    </style:style>
    <style:style style:name="T2244" style:parent-style-name="Основнойшрифтабзаца" style:family="text">
      <style:text-properties style:font-name="Arial" style:font-name-complex="Courier New" fo:font-weight="bold" style:font-weight-asian="bold" style:font-weight-complex="bold"/>
    </style:style>
    <style:style style:name="P2245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2246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T2247" style:parent-style-name="Основнойшрифтабзаца" style:family="text">
      <style:text-properties style:font-name="Arial" style:font-name-complex="Courier New" fo:font-weight="bold" style:font-weight-asian="bold" style:font-weight-complex="bold"/>
    </style:style>
    <style:style style:name="T2248" style:parent-style-name="Основнойшрифтабзаца" style:family="text">
      <style:text-properties style:font-name="Arial" style:font-name-complex="Courier New" fo:font-weight="bold" style:font-weight-asian="bold" style:font-weight-complex="bold" fo:language="en" fo:country="US"/>
    </style:style>
    <style:style style:name="T2249" style:parent-style-name="Основнойшрифтабзаца" style:family="text">
      <style:text-properties style:font-name="Arial" style:font-name-complex="Courier New" fo:font-weight="bold" style:font-weight-asian="bold" style:font-weight-complex="bold"/>
    </style:style>
    <style:style style:name="T2250" style:parent-style-name="Основнойшрифтабзаца" style:family="text">
      <style:text-properties style:font-name="Arial" style:font-name-complex="Courier New" fo:font-weight="bold" style:font-weight-asian="bold" style:font-weight-complex="bold" fo:language="en" fo:country="US"/>
    </style:style>
    <style:style style:name="T2251" style:parent-style-name="Основнойшрифтабзаца" style:family="text">
      <style:text-properties style:font-name="Arial" style:font-name-complex="Courier New" fo:font-weight="bold" style:font-weight-asian="bold" style:font-weight-complex="bold"/>
    </style:style>
    <style:style style:name="T2252" style:parent-style-name="Основнойшрифтабзаца" style:family="text">
      <style:text-properties style:font-name="Arial" style:font-name-complex="Courier New" fo:font-weight="bold" style:font-weight-asian="bold" style:font-weight-complex="bold" fo:language="en" fo:country="US"/>
    </style:style>
    <style:style style:name="T2253" style:parent-style-name="Основнойшрифтабзаца" style:family="text">
      <style:text-properties style:font-name="Arial" style:font-name-complex="Courier New" fo:font-weight="bold" style:font-weight-asian="bold" style:font-weight-complex="bold"/>
    </style:style>
    <style:style style:name="TableColumn2255" style:family="table-column">
      <style:table-column-properties style:column-width="0.75in" style:use-optimal-column-width="false"/>
    </style:style>
    <style:style style:name="TableColumn2256" style:family="table-column">
      <style:table-column-properties style:column-width="0.8437in" style:use-optimal-column-width="false"/>
    </style:style>
    <style:style style:name="TableColumn2257" style:family="table-column">
      <style:table-column-properties style:column-width="2.177in" style:use-optimal-column-width="false"/>
    </style:style>
    <style:style style:name="TableColumn2258" style:family="table-column">
      <style:table-column-properties style:column-width="1.5729in" style:use-optimal-column-width="false"/>
    </style:style>
    <style:style style:name="TableColumn2259" style:family="table-column">
      <style:table-column-properties style:column-width="1.3416in" style:use-optimal-column-width="false"/>
    </style:style>
    <style:style style:name="Table2254" style:family="table">
      <style:table-properties style:width="6.6854in" fo:margin-left="0.025in" table:align="left"/>
    </style:style>
    <style:style style:name="TableRow2260" style:family="table-row">
      <style:table-row-properties style:use-optimal-row-height="false"/>
    </style:style>
    <style:style style:name="TableCell226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62" style:parent-style-name="Standard" style:family="paragraph">
      <style:text-properties fo:font-weight="bold" style:font-weight-asian="bold"/>
    </style:style>
    <style:style style:name="TableCell226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64" style:parent-style-name="Standard" style:family="paragraph">
      <style:text-properties fo:font-weight="bold" style:font-weight-asian="bold"/>
    </style:style>
    <style:style style:name="TableCell226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66" style:parent-style-name="Standard" style:family="paragraph">
      <style:text-properties fo:font-weight="bold" style:font-weight-asian="bold"/>
    </style:style>
    <style:style style:name="TableCell226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68" style:parent-style-name="Standard" style:family="paragraph">
      <style:text-properties fo:font-weight="bold" style:font-weight-asian="bold"/>
    </style:style>
    <style:style style:name="TableCell226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70" style:parent-style-name="Standard" style:family="paragraph">
      <style:text-properties fo:font-weight="bold" style:font-weight-asian="bold"/>
    </style:style>
    <style:style style:name="TableRow2271" style:family="table-row">
      <style:table-row-properties style:use-optimal-row-height="false"/>
    </style:style>
    <style:style style:name="TableCell227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73" style:parent-style-name="Standard" style:family="paragraph">
      <style:text-properties fo:font-size="10pt" style:font-size-asian="10pt" style:font-size-complex="10pt" fo:language="en" fo:country="US"/>
    </style:style>
    <style:style style:name="TableCell227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75" style:parent-style-name="Standard" style:family="paragraph">
      <style:text-properties fo:font-size="10pt" style:font-size-asian="10pt" style:font-size-complex="10pt"/>
    </style:style>
    <style:style style:name="TableCell227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77" style:parent-style-name="Standard" style:family="paragraph">
      <style:text-properties fo:font-size="10pt" style:font-size-asian="10pt" style:font-size-complex="10pt" fo:language="en" fo:country="US"/>
    </style:style>
    <style:style style:name="TableCell227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79" style:parent-style-name="Standard" style:family="paragraph">
      <style:text-properties fo:font-size="10pt" style:font-size-asian="10pt" style:font-size-complex="10pt"/>
    </style:style>
    <style:style style:name="TableCell2280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2281" style:parent-style-name="Standard" style:family="paragraph">
      <style:text-properties fo:font-size="10pt" style:font-size-asian="10pt" style:font-size-complex="10pt" fo:language="en" fo:country="US"/>
    </style:style>
    <style:style style:name="TableRow2282" style:family="table-row">
      <style:table-row-properties style:use-optimal-row-height="false"/>
    </style:style>
    <style:style style:name="TableCell228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84" style:parent-style-name="Standard" style:family="paragraph">
      <style:text-properties fo:font-size="10pt" style:font-size-asian="10pt" style:font-size-complex="10pt"/>
    </style:style>
    <style:style style:name="TableCell228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86" style:parent-style-name="Standard" style:family="paragraph">
      <style:text-properties fo:font-size="10pt" style:font-size-asian="10pt" style:font-size-complex="10pt"/>
    </style:style>
    <style:style style:name="TableCell228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88" style:parent-style-name="Standard" style:family="paragraph">
      <style:text-properties fo:font-size="10pt" style:font-size-asian="10pt" style:font-size-complex="10pt"/>
    </style:style>
    <style:style style:name="TableCell228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90" style:parent-style-name="Standard" style:family="paragraph">
      <style:text-properties fo:font-size="10pt" style:font-size-asian="10pt" style:font-size-complex="10pt"/>
    </style:style>
    <style:style style:name="TableCell229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292" style:parent-style-name="Standard" style:family="paragraph"/>
    <style:style style:name="T22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Row2294" style:family="table-row">
      <style:table-row-properties style:use-optimal-row-height="false"/>
    </style:style>
    <style:style style:name="TableCell229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96" style:parent-style-name="Standard" style:family="paragraph">
      <style:text-properties fo:font-size="10pt" style:font-size-asian="10pt" style:font-size-complex="10pt"/>
    </style:style>
    <style:style style:name="TableCell229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298" style:parent-style-name="Standard" style:family="paragraph">
      <style:text-properties fo:font-size="10pt" style:font-size-asian="10pt" style:font-size-complex="10pt"/>
    </style:style>
    <style:style style:name="TableCell229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00" style:parent-style-name="Standard" style:family="paragraph">
      <style:text-properties fo:font-size="10pt" style:font-size-asian="10pt" style:font-size-complex="10pt"/>
    </style:style>
    <style:style style:name="TableCell230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02" style:parent-style-name="Standard" style:family="paragraph">
      <style:text-properties fo:font-size="10pt" style:font-size-asian="10pt" style:font-size-complex="10pt"/>
    </style:style>
    <style:style style:name="TableCell230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304" style:parent-style-name="Standard" style:family="paragraph">
      <style:text-properties fo:font-size="10pt" style:font-size-asian="10pt" style:font-size-complex="10pt"/>
    </style:style>
    <style:style style:name="TableRow2305" style:family="table-row">
      <style:table-row-properties style:use-optimal-row-height="false"/>
    </style:style>
    <style:style style:name="TableCell230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07" style:parent-style-name="Standard" style:family="paragraph">
      <style:text-properties fo:font-size="10pt" style:font-size-asian="10pt" style:font-size-complex="10pt"/>
    </style:style>
    <style:style style:name="TableCell230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09" style:parent-style-name="Standard" style:family="paragraph">
      <style:text-properties fo:font-size="10pt" style:font-size-asian="10pt" style:font-size-complex="10pt"/>
    </style:style>
    <style:style style:name="TableCell231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11" style:parent-style-name="Standard" style:family="paragraph">
      <style:text-properties fo:font-size="10pt" style:font-size-asian="10pt" style:font-size-complex="10pt"/>
    </style:style>
    <style:style style:name="TableCell231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13" style:parent-style-name="Standard" style:family="paragraph">
      <style:text-properties fo:font-size="10pt" style:font-size-asian="10pt" style:font-size-complex="10pt"/>
    </style:style>
    <style:style style:name="TableCell231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315" style:parent-style-name="Standard" style:family="paragraph">
      <style:text-properties fo:font-size="10pt" style:font-size-asian="10pt" style:font-size-complex="10pt"/>
    </style:style>
    <style:style style:name="TableRow2316" style:family="table-row">
      <style:table-row-properties style:use-optimal-row-height="false"/>
    </style:style>
    <style:style style:name="TableCell231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18" style:parent-style-name="Standard" style:family="paragraph">
      <style:text-properties fo:font-size="10pt" style:font-size-asian="10pt" style:font-size-complex="10pt"/>
    </style:style>
    <style:style style:name="TableCell231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20" style:parent-style-name="Standard" style:family="paragraph">
      <style:text-properties fo:font-size="10pt" style:font-size-asian="10pt" style:font-size-complex="10pt"/>
    </style:style>
    <style:style style:name="TableCell232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22" style:parent-style-name="Standard" style:family="paragraph">
      <style:text-properties fo:font-size="10pt" style:font-size-asian="10pt" style:font-size-complex="10pt"/>
    </style:style>
    <style:style style:name="TableCell232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24" style:parent-style-name="Standard" style:family="paragraph">
      <style:text-properties fo:font-size="10pt" style:font-size-asian="10pt" style:font-size-complex="10pt"/>
    </style:style>
    <style:style style:name="TableCell232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326" style:parent-style-name="Standard" style:family="paragraph">
      <style:text-properties fo:font-size="10pt" style:font-size-asian="10pt" style:font-size-complex="10pt"/>
    </style:style>
    <style:style style:name="TableRow2327" style:family="table-row">
      <style:table-row-properties style:use-optimal-row-height="false"/>
    </style:style>
    <style:style style:name="TableCell232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29" style:parent-style-name="Standard" style:family="paragraph">
      <style:text-properties fo:font-size="10pt" style:font-size-asian="10pt" style:font-size-complex="10pt"/>
    </style:style>
    <style:style style:name="TableCell233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31" style:parent-style-name="Standard" style:family="paragraph">
      <style:text-properties fo:font-size="10pt" style:font-size-asian="10pt" style:font-size-complex="10pt"/>
    </style:style>
    <style:style style:name="TableCell23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33" style:parent-style-name="Standard" style:family="paragraph">
      <style:text-properties fo:font-size="10pt" style:font-size-asian="10pt" style:font-size-complex="10pt" fo:language="en" fo:country="US"/>
    </style:style>
    <style:style style:name="TableCell233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35" style:parent-style-name="Standard" style:family="paragraph">
      <style:text-properties fo:font-size="10pt" style:font-size-asian="10pt" style:font-size-complex="10pt"/>
    </style:style>
    <style:style style:name="TableCell233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337" style:parent-style-name="Standard" style:family="paragraph">
      <style:text-properties fo:font-size="10pt" style:font-size-asian="10pt" style:font-size-complex="10pt" fo:language="en" fo:country="US"/>
    </style:style>
    <style:style style:name="TableRow2338" style:family="table-row">
      <style:table-row-properties style:min-row-height="0.1513in" style:use-optimal-row-height="false"/>
    </style:style>
    <style:style style:name="TableCell233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40" style:parent-style-name="Standard" style:family="paragraph">
      <style:text-properties fo:font-size="10pt" style:font-size-asian="10pt" style:font-size-complex="10pt"/>
    </style:style>
    <style:style style:name="TableCell234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42" style:parent-style-name="Standard" style:family="paragraph">
      <style:text-properties fo:font-size="10pt" style:font-size-asian="10pt" style:font-size-complex="10pt"/>
    </style:style>
    <style:style style:name="TableCell234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44" style:parent-style-name="Standard" style:family="paragraph">
      <style:text-properties fo:font-size="10pt" style:font-size-asian="10pt" style:font-size-complex="10pt"/>
    </style:style>
    <style:style style:name="TableCell234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346" style:parent-style-name="Standard" style:family="paragraph">
      <style:text-properties fo:font-size="10pt" style:font-size-asian="10pt" style:font-size-complex="10pt"/>
    </style:style>
    <style:style style:name="TableRow2347" style:family="table-row">
      <style:table-row-properties style:use-optimal-row-height="false"/>
    </style:style>
    <style:style style:name="TableCell234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49" style:parent-style-name="Standard" style:family="paragraph">
      <style:text-properties fo:font-size="10pt" style:font-size-asian="10pt" style:font-size-complex="10pt"/>
    </style:style>
    <style:style style:name="TableCell235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51" style:parent-style-name="Standard" style:family="paragraph">
      <style:text-properties fo:font-size="10pt" style:font-size-asian="10pt" style:font-size-complex="10pt"/>
    </style:style>
    <style:style style:name="TableCell235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53" style:parent-style-name="Standard" style:family="paragraph">
      <style:text-properties fo:font-size="10pt" style:font-size-asian="10pt" style:font-size-complex="10pt"/>
    </style:style>
    <style:style style:name="TableCell235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355" style:parent-style-name="Standard" style:family="paragraph">
      <style:text-properties fo:font-size="10pt" style:font-size-asian="10pt" style:font-size-complex="10pt"/>
    </style:style>
    <style:style style:name="TableRow2356" style:family="table-row">
      <style:table-row-properties style:use-optimal-row-height="false"/>
    </style:style>
    <style:style style:name="TableCell235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58" style:parent-style-name="Standard" style:family="paragraph">
      <style:text-properties fo:font-size="10pt" style:font-size-asian="10pt" style:font-size-complex="10pt"/>
    </style:style>
    <style:style style:name="TableCell235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60" style:parent-style-name="Standard" style:family="paragraph">
      <style:text-properties fo:font-size="10pt" style:font-size-asian="10pt" style:font-size-complex="10pt"/>
    </style:style>
    <style:style style:name="TableCell236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62" style:parent-style-name="Standard" style:family="paragraph">
      <style:text-properties fo:font-size="10pt" style:font-size-asian="10pt" style:font-size-complex="10pt"/>
    </style:style>
    <style:style style:name="TableCell236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364" style:parent-style-name="Standard" style:family="paragraph">
      <style:text-properties fo:font-size="10pt" style:font-size-asian="10pt" style:font-size-complex="10pt"/>
    </style:style>
    <style:style style:name="TableRow2365" style:family="table-row">
      <style:table-row-properties style:use-optimal-row-height="false"/>
    </style:style>
    <style:style style:name="TableCell236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67" style:parent-style-name="Standard" style:family="paragraph">
      <style:text-properties fo:font-size="10pt" style:font-size-asian="10pt" style:font-size-complex="10pt"/>
    </style:style>
    <style:style style:name="TableCell236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69" style:parent-style-name="Standard" style:family="paragraph">
      <style:text-properties fo:font-size="10pt" style:font-size-asian="10pt" style:font-size-complex="10pt"/>
    </style:style>
    <style:style style:name="TableCell237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71" style:parent-style-name="Standard" style:family="paragraph">
      <style:text-properties fo:font-size="10pt" style:font-size-asian="10pt" style:font-size-complex="10pt" fo:language="en" fo:country="US"/>
    </style:style>
    <style:style style:name="TableCell237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73" style:parent-style-name="Standard" style:family="paragraph">
      <style:text-properties fo:font-size="10pt" style:font-size-asian="10pt" style:font-size-complex="10pt"/>
    </style:style>
    <style:style style:name="TableCell237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375" style:parent-style-name="Standard" style:family="paragraph">
      <style:text-properties fo:font-size="10pt" style:font-size-asian="10pt" style:font-size-complex="10pt" fo:language="en" fo:country="US"/>
    </style:style>
    <style:style style:name="TableRow2376" style:family="table-row">
      <style:table-row-properties style:use-optimal-row-height="false"/>
    </style:style>
    <style:style style:name="TableCell237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78" style:parent-style-name="Standard" style:family="paragraph">
      <style:text-properties fo:font-size="10pt" style:font-size-asian="10pt" style:font-size-complex="10pt"/>
    </style:style>
    <style:style style:name="TableCell237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80" style:parent-style-name="Standard" style:family="paragraph">
      <style:text-properties fo:font-size="10pt" style:font-size-asian="10pt" style:font-size-complex="10pt"/>
    </style:style>
    <style:style style:name="TableCell238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82" style:parent-style-name="Standard" style:family="paragraph">
      <style:text-properties fo:font-size="10pt" style:font-size-asian="10pt" style:font-size-complex="10pt"/>
    </style:style>
    <style:style style:name="TableCell238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384" style:parent-style-name="Standard" style:family="paragraph">
      <style:text-properties fo:font-size="10pt" style:font-size-asian="10pt" style:font-size-complex="10pt"/>
    </style:style>
    <style:style style:name="TableRow2385" style:family="table-row">
      <style:table-row-properties style:use-optimal-row-height="false"/>
    </style:style>
    <style:style style:name="TableCell238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87" style:parent-style-name="Standard" style:family="paragraph">
      <style:text-properties fo:font-size="10pt" style:font-size-asian="10pt" style:font-size-complex="10pt"/>
    </style:style>
    <style:style style:name="TableCell238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89" style:parent-style-name="Standard" style:family="paragraph">
      <style:text-properties fo:font-size="10pt" style:font-size-asian="10pt" style:font-size-complex="10pt"/>
    </style:style>
    <style:style style:name="TableCell239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91" style:parent-style-name="Standard" style:family="paragraph">
      <style:text-properties fo:font-size="10pt" style:font-size-asian="10pt" style:font-size-complex="10pt"/>
    </style:style>
    <style:style style:name="TableCell239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393" style:parent-style-name="Standard" style:family="paragraph">
      <style:text-properties fo:font-size="10pt" style:font-size-asian="10pt" style:font-size-complex="10pt"/>
    </style:style>
    <style:style style:name="TableRow2394" style:family="table-row">
      <style:table-row-properties style:use-optimal-row-height="false"/>
    </style:style>
    <style:style style:name="TableCell239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96" style:parent-style-name="Standard" style:family="paragraph">
      <style:text-properties fo:font-size="10pt" style:font-size-asian="10pt" style:font-size-complex="10pt"/>
    </style:style>
    <style:style style:name="TableCell239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398" style:parent-style-name="Standard" style:family="paragraph">
      <style:text-properties fo:font-size="10pt" style:font-size-asian="10pt" style:font-size-complex="10pt"/>
    </style:style>
    <style:style style:name="TableCell239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00" style:parent-style-name="Standard" style:family="paragraph">
      <style:text-properties fo:font-size="10pt" style:font-size-asian="10pt" style:font-size-complex="10pt"/>
    </style:style>
    <style:style style:name="TableCell240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402" style:parent-style-name="Standard" style:family="paragraph">
      <style:text-properties fo:font-size="10pt" style:font-size-asian="10pt" style:font-size-complex="10pt"/>
    </style:style>
    <style:style style:name="TableRow2403" style:family="table-row">
      <style:table-row-properties style:use-optimal-row-height="false"/>
    </style:style>
    <style:style style:name="TableCell240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05" style:parent-style-name="Standard" style:family="paragraph">
      <style:text-properties fo:font-size="10pt" style:font-size-asian="10pt" style:font-size-complex="10pt"/>
    </style:style>
    <style:style style:name="TableCell240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07" style:parent-style-name="Standard" style:family="paragraph">
      <style:text-properties fo:font-size="10pt" style:font-size-asian="10pt" style:font-size-complex="10pt"/>
    </style:style>
    <style:style style:name="TableCell240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09" style:parent-style-name="Standard" style:family="paragraph">
      <style:text-properties fo:font-size="10pt" style:font-size-asian="10pt" style:font-size-complex="10pt" fo:language="en" fo:country="US"/>
    </style:style>
    <style:style style:name="TableCell241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11" style:parent-style-name="Standard" style:family="paragraph">
      <style:text-properties fo:font-size="10pt" style:font-size-asian="10pt" style:font-size-complex="10pt"/>
    </style:style>
    <style:style style:name="TableCell241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413" style:parent-style-name="Standard" style:family="paragraph">
      <style:text-properties fo:font-size="10pt" style:font-size-asian="10pt" style:font-size-complex="10pt" fo:language="en" fo:country="US"/>
    </style:style>
    <style:style style:name="TableRow2414" style:family="table-row">
      <style:table-row-properties style:use-optimal-row-height="false"/>
    </style:style>
    <style:style style:name="TableCell241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16" style:parent-style-name="Standard" style:family="paragraph">
      <style:text-properties fo:font-size="10pt" style:font-size-asian="10pt" style:font-size-complex="10pt"/>
    </style:style>
    <style:style style:name="TableCell241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18" style:parent-style-name="Standard" style:family="paragraph">
      <style:text-properties fo:font-size="10pt" style:font-size-asian="10pt" style:font-size-complex="10pt"/>
    </style:style>
    <style:style style:name="TableCell241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20" style:parent-style-name="Standard" style:family="paragraph">
      <style:text-properties fo:font-size="10pt" style:font-size-asian="10pt" style:font-size-complex="10pt"/>
    </style:style>
    <style:style style:name="TableCell2421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422" style:parent-style-name="Standard" style:family="paragraph">
      <style:text-properties fo:font-size="10pt" style:font-size-asian="10pt" style:font-size-complex="10pt"/>
    </style:style>
    <style:style style:name="TableRow2423" style:family="table-row">
      <style:table-row-properties style:use-optimal-row-height="false"/>
    </style:style>
    <style:style style:name="TableCell242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25" style:parent-style-name="Standard" style:family="paragraph">
      <style:text-properties fo:font-size="10pt" style:font-size-asian="10pt" style:font-size-complex="10pt"/>
    </style:style>
    <style:style style:name="TableCell242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27" style:parent-style-name="Standard" style:family="paragraph">
      <style:text-properties fo:font-size="10pt" style:font-size-asian="10pt" style:font-size-complex="10pt"/>
    </style:style>
    <style:style style:name="TableCell242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29" style:parent-style-name="Standard" style:family="paragraph">
      <style:text-properties fo:font-size="10pt" style:font-size-asian="10pt" style:font-size-complex="10pt"/>
    </style:style>
    <style:style style:name="TableCell243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431" style:parent-style-name="Standard" style:family="paragraph">
      <style:text-properties fo:font-size="10pt" style:font-size-asian="10pt" style:font-size-complex="10pt"/>
    </style:style>
    <style:style style:name="TableRow2432" style:family="table-row">
      <style:table-row-properties style:use-optimal-row-height="false"/>
    </style:style>
    <style:style style:name="TableCell243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34" style:parent-style-name="Standard" style:family="paragraph">
      <style:text-properties fo:font-size="10pt" style:font-size-asian="10pt" style:font-size-complex="10pt"/>
    </style:style>
    <style:style style:name="TableCell243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36" style:parent-style-name="Standard" style:family="paragraph">
      <style:text-properties fo:font-size="10pt" style:font-size-asian="10pt" style:font-size-complex="10pt"/>
    </style:style>
    <style:style style:name="TableCell243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38" style:parent-style-name="Standard" style:family="paragraph">
      <style:text-properties fo:font-size="10pt" style:font-size-asian="10pt" style:font-size-complex="10pt"/>
    </style:style>
    <style:style style:name="TableCell243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440" style:parent-style-name="Standard" style:family="paragraph">
      <style:text-properties fo:font-size="10pt" style:font-size-asian="10pt" style:font-size-complex="10pt"/>
    </style:style>
    <style:style style:name="TableRow2441" style:family="table-row">
      <style:table-row-properties style:use-optimal-row-height="false"/>
    </style:style>
    <style:style style:name="TableCell244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43" style:parent-style-name="Standard" style:family="paragraph">
      <style:text-properties fo:font-size="10pt" style:font-size-asian="10pt" style:font-size-complex="10pt"/>
    </style:style>
    <style:style style:name="TableCell244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45" style:parent-style-name="Standard" style:family="paragraph">
      <style:text-properties fo:font-size="10pt" style:font-size-asian="10pt" style:font-size-complex="10pt"/>
    </style:style>
    <style:style style:name="TableCell244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47" style:parent-style-name="Standard" style:family="paragraph">
      <style:text-properties fo:font-size="10pt" style:font-size-asian="10pt" style:font-size-complex="10pt" fo:language="en" fo:country="US"/>
    </style:style>
    <style:style style:name="TableCell244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49" style:parent-style-name="Standard" style:family="paragraph">
      <style:text-properties fo:font-size="10pt" style:font-size-asian="10pt" style:font-size-complex="10pt" fo:language="en" fo:country="US"/>
    </style:style>
    <style:style style:name="TableCell245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451" style:parent-style-name="Standard" style:family="paragraph"/>
    <style:style style:name="T245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Row2453" style:family="table-row">
      <style:table-row-properties style:use-optimal-row-height="false"/>
    </style:style>
    <style:style style:name="TableCell245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55" style:parent-style-name="Standard" style:family="paragraph">
      <style:text-properties fo:font-size="10pt" style:font-size-asian="10pt" style:font-size-complex="10pt"/>
    </style:style>
    <style:style style:name="TableCell245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57" style:parent-style-name="Standard" style:family="paragraph">
      <style:text-properties fo:font-size="10pt" style:font-size-asian="10pt" style:font-size-complex="10pt"/>
    </style:style>
    <style:style style:name="TableCell245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59" style:parent-style-name="Standard" style:family="paragraph">
      <style:text-properties fo:font-size="10pt" style:font-size-asian="10pt" style:font-size-complex="10pt" fo:language="en" fo:country="US"/>
    </style:style>
    <style:style style:name="TableCell246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461" style:parent-style-name="Standard" style:family="paragraph">
      <style:text-properties fo:font-size="10pt" style:font-size-asian="10pt" style:font-size-complex="10pt"/>
    </style:style>
    <style:style style:name="TableRow2462" style:family="table-row">
      <style:table-row-properties style:use-optimal-row-height="false"/>
    </style:style>
    <style:style style:name="TableCell246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64" style:parent-style-name="Standard" style:family="paragraph">
      <style:text-properties fo:font-size="10pt" style:font-size-asian="10pt" style:font-size-complex="10pt"/>
    </style:style>
    <style:style style:name="TableCell246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66" style:parent-style-name="Standard" style:family="paragraph">
      <style:text-properties fo:font-size="10pt" style:font-size-asian="10pt" style:font-size-complex="10pt"/>
    </style:style>
    <style:style style:name="TableCell246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68" style:parent-style-name="Standard" style:family="paragraph">
      <style:text-properties fo:font-size="10pt" style:font-size-asian="10pt" style:font-size-complex="10pt"/>
    </style:style>
    <style:style style:name="TableCell246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470" style:parent-style-name="Standard" style:family="paragraph">
      <style:text-properties fo:font-size="10pt" style:font-size-asian="10pt" style:font-size-complex="10pt" fo:language="en" fo:country="US"/>
    </style:style>
    <style:style style:name="TableRow2471" style:family="table-row">
      <style:table-row-properties style:use-optimal-row-height="false"/>
    </style:style>
    <style:style style:name="TableCell247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73" style:parent-style-name="Standard" style:family="paragraph">
      <style:text-properties fo:font-size="10pt" style:font-size-asian="10pt" style:font-size-complex="10pt"/>
    </style:style>
    <style:style style:name="TableCell247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75" style:parent-style-name="Standard" style:family="paragraph">
      <style:text-properties fo:font-size="10pt" style:font-size-asian="10pt" style:font-size-complex="10pt"/>
    </style:style>
    <style:style style:name="TableCell247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77" style:parent-style-name="Standard" style:family="paragraph">
      <style:text-properties fo:font-size="10pt" style:font-size-asian="10pt" style:font-size-complex="10pt" fo:language="en" fo:country="US"/>
    </style:style>
    <style:style style:name="TableCell247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479" style:parent-style-name="Standard" style:family="paragraph">
      <style:text-properties fo:font-size="10pt" style:font-size-asian="10pt" style:font-size-complex="10pt" fo:language="en" fo:country="US"/>
    </style:style>
    <style:style style:name="TableRow2480" style:family="table-row">
      <style:table-row-properties style:use-optimal-row-height="false"/>
    </style:style>
    <style:style style:name="TableCell248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82" style:parent-style-name="Standard" style:family="paragraph">
      <style:text-properties fo:font-size="10pt" style:font-size-asian="10pt" style:font-size-complex="10pt"/>
    </style:style>
    <style:style style:name="TableCell248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84" style:parent-style-name="Standard" style:family="paragraph">
      <style:text-properties fo:font-size="10pt" style:font-size-asian="10pt" style:font-size-complex="10pt"/>
    </style:style>
    <style:style style:name="TableCell248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86" style:parent-style-name="Standard" style:family="paragraph">
      <style:text-properties fo:font-size="10pt" style:font-size-asian="10pt" style:font-size-complex="10pt" fo:language="en" fo:country="US"/>
    </style:style>
    <style:style style:name="TableCell248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88" style:parent-style-name="Standard" style:family="paragraph">
      <style:text-properties fo:font-size="10pt" style:font-size-asian="10pt" style:font-size-complex="10pt" fo:language="en" fo:country="US"/>
    </style:style>
    <style:style style:name="TableCell248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490" style:parent-style-name="Standard" style:family="paragraph">
      <style:text-properties fo:font-size="10pt" style:font-size-asian="10pt" style:font-size-complex="10pt" fo:language="en" fo:country="US"/>
    </style:style>
    <style:style style:name="TableRow2491" style:family="table-row">
      <style:table-row-properties style:use-optimal-row-height="false"/>
    </style:style>
    <style:style style:name="TableCell249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93" style:parent-style-name="Standard" style:family="paragraph">
      <style:text-properties fo:font-size="10pt" style:font-size-asian="10pt" style:font-size-complex="10pt"/>
    </style:style>
    <style:style style:name="TableCell249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95" style:parent-style-name="Standard" style:family="paragraph">
      <style:text-properties fo:font-size="10pt" style:font-size-asian="10pt" style:font-size-complex="10pt"/>
    </style:style>
    <style:style style:name="TableCell249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497" style:parent-style-name="Standard" style:family="paragraph">
      <style:text-properties fo:font-size="10pt" style:font-size-asian="10pt" style:font-size-complex="10pt"/>
    </style:style>
    <style:style style:name="TableCell249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499" style:parent-style-name="Standard" style:family="paragraph">
      <style:text-properties fo:font-size="10pt" style:font-size-asian="10pt" style:font-size-complex="10pt"/>
    </style:style>
    <style:style style:name="TableRow2500" style:family="table-row">
      <style:table-row-properties style:use-optimal-row-height="false"/>
    </style:style>
    <style:style style:name="TableCell250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02" style:parent-style-name="Standard" style:family="paragraph">
      <style:text-properties fo:font-size="10pt" style:font-size-asian="10pt" style:font-size-complex="10pt"/>
    </style:style>
    <style:style style:name="TableCell250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04" style:parent-style-name="Standard" style:family="paragraph">
      <style:text-properties fo:font-size="10pt" style:font-size-asian="10pt" style:font-size-complex="10pt"/>
    </style:style>
    <style:style style:name="TableCell250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06" style:parent-style-name="Standard" style:family="paragraph">
      <style:text-properties fo:font-size="10pt" style:font-size-asian="10pt" style:font-size-complex="10pt"/>
    </style:style>
    <style:style style:name="TableCell250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508" style:parent-style-name="Standard" style:family="paragraph">
      <style:text-properties fo:font-size="10pt" style:font-size-asian="10pt" style:font-size-complex="10pt" fo:language="en" fo:country="US"/>
    </style:style>
    <style:style style:name="TableRow2509" style:family="table-row">
      <style:table-row-properties style:use-optimal-row-height="false"/>
    </style:style>
    <style:style style:name="TableCell251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11" style:parent-style-name="Standard" style:family="paragraph">
      <style:text-properties fo:font-size="10pt" style:font-size-asian="10pt" style:font-size-complex="10pt" fo:language="en" fo:country="US"/>
    </style:style>
    <style:style style:name="TableCell251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13" style:parent-style-name="Standard" style:family="paragraph">
      <style:text-properties fo:font-size="10pt" style:font-size-asian="10pt" style:font-size-complex="10pt" fo:language="en" fo:country="US"/>
    </style:style>
    <style:style style:name="TableCell251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15" style:parent-style-name="Standard" style:family="paragraph">
      <style:text-properties fo:font-size="10pt" style:font-size-asian="10pt" style:font-size-complex="10pt"/>
    </style:style>
    <style:style style:name="TableCell251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517" style:parent-style-name="Standard" style:family="paragraph">
      <style:text-properties fo:font-size="10pt" style:font-size-asian="10pt" style:font-size-complex="10pt" fo:language="en" fo:country="US"/>
    </style:style>
    <style:style style:name="TableRow2518" style:family="table-row">
      <style:table-row-properties style:use-optimal-row-height="false"/>
    </style:style>
    <style:style style:name="TableCell251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20" style:parent-style-name="Standard" style:family="paragraph">
      <style:text-properties fo:font-size="10pt" style:font-size-asian="10pt" style:font-size-complex="10pt" fo:language="en" fo:country="US"/>
    </style:style>
    <style:style style:name="TableCell252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22" style:parent-style-name="Standard" style:family="paragraph">
      <style:text-properties fo:font-size="10pt" style:font-size-asian="10pt" style:font-size-complex="10pt" fo:language="en" fo:country="US"/>
    </style:style>
    <style:style style:name="TableCell252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24" style:parent-style-name="Standard" style:family="paragraph">
      <style:text-properties fo:font-size="10pt" style:font-size-asian="10pt" style:font-size-complex="10pt" fo:language="en" fo:country="US"/>
    </style:style>
    <style:style style:name="TableCell252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26" style:parent-style-name="Standard" style:family="paragraph">
      <style:text-properties fo:font-size="10pt" style:font-size-asian="10pt" style:font-size-complex="10pt"/>
    </style:style>
    <style:style style:name="TableCell252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528" style:parent-style-name="Standard" style:family="paragraph">
      <style:text-properties fo:font-size="10pt" style:font-size-asian="10pt" style:font-size-complex="10pt" fo:language="en" fo:country="US"/>
    </style:style>
    <style:style style:name="TableRow2529" style:family="table-row">
      <style:table-row-properties style:use-optimal-row-height="false"/>
    </style:style>
    <style:style style:name="TableCell253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31" style:parent-style-name="Standard" style:family="paragraph">
      <style:text-properties fo:font-size="10pt" style:font-size-asian="10pt" style:font-size-complex="10pt" fo:language="en" fo:country="US"/>
    </style:style>
    <style:style style:name="TableCell25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33" style:parent-style-name="Standard" style:family="paragraph">
      <style:text-properties fo:font-size="10pt" style:font-size-asian="10pt" style:font-size-complex="10pt" fo:language="en" fo:country="US"/>
    </style:style>
    <style:style style:name="TableCell253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35" style:parent-style-name="Standard" style:family="paragraph">
      <style:text-properties fo:font-size="10pt" style:font-size-asian="10pt" style:font-size-complex="10pt"/>
    </style:style>
    <style:style style:name="TableCell253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537" style:parent-style-name="Standard" style:family="paragraph">
      <style:text-properties fo:font-size="10pt" style:font-size-asian="10pt" style:font-size-complex="10pt" fo:language="en" fo:country="US"/>
    </style:style>
    <style:style style:name="TableRow2538" style:family="table-row">
      <style:table-row-properties style:use-optimal-row-height="false"/>
    </style:style>
    <style:style style:name="TableCell253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40" style:parent-style-name="Standard" style:family="paragraph">
      <style:text-properties fo:font-size="10pt" style:font-size-asian="10pt" style:font-size-complex="10pt" fo:language="en" fo:country="US"/>
    </style:style>
    <style:style style:name="TableCell254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42" style:parent-style-name="Standard" style:family="paragraph">
      <style:text-properties fo:font-size="10pt" style:font-size-asian="10pt" style:font-size-complex="10pt" fo:language="en" fo:country="US"/>
    </style:style>
    <style:style style:name="TableCell254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44" style:parent-style-name="Standard" style:family="paragraph">
      <style:text-properties fo:font-size="10pt" style:font-size-asian="10pt" style:font-size-complex="10pt" fo:language="en" fo:country="US"/>
    </style:style>
    <style:style style:name="TableCell254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46" style:parent-style-name="Standard" style:family="paragraph">
      <style:text-properties fo:font-size="10pt" style:font-size-asian="10pt" style:font-size-complex="10pt"/>
    </style:style>
    <style:style style:name="TableCell254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254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Row2549" style:family="table-row">
      <style:table-row-properties style:use-optimal-row-height="false"/>
    </style:style>
    <style:style style:name="TableCell255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51" style:parent-style-name="Standard" style:family="paragraph">
      <style:text-properties fo:font-size="10pt" style:font-size-asian="10pt" style:font-size-complex="10pt" fo:language="en" fo:country="US"/>
    </style:style>
    <style:style style:name="TableCell255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53" style:parent-style-name="Standard" style:family="paragraph">
      <style:text-properties fo:font-size="10pt" style:font-size-asian="10pt" style:font-size-complex="10pt" fo:language="en" fo:country="US"/>
    </style:style>
    <style:style style:name="TableCell255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55" style:parent-style-name="Standard" style:family="paragraph">
      <style:text-properties fo:font-size="10pt" style:font-size-asian="10pt" style:font-size-complex="10pt"/>
    </style:style>
    <style:style style:name="TableCell255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557" style:parent-style-name="Standard" style:family="paragraph">
      <style:text-properties fo:font-size="10pt" style:font-size-asian="10pt" style:font-size-complex="10pt" fo:language="en" fo:country="US"/>
    </style:style>
    <style:style style:name="TableRow2558" style:family="table-row">
      <style:table-row-properties style:use-optimal-row-height="false"/>
    </style:style>
    <style:style style:name="TableCell255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60" style:parent-style-name="Standard" style:family="paragraph">
      <style:text-properties fo:font-size="10pt" style:font-size-asian="10pt" style:font-size-complex="10pt" fo:language="en" fo:country="US"/>
    </style:style>
    <style:style style:name="TableCell256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62" style:parent-style-name="Standard" style:family="paragraph">
      <style:text-properties fo:font-size="10pt" style:font-size-asian="10pt" style:font-size-complex="10pt" fo:language="en" fo:country="US"/>
    </style:style>
    <style:style style:name="TableCell256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64" style:parent-style-name="Standard" style:family="paragraph">
      <style:text-properties fo:font-size="10pt" style:font-size-asian="10pt" style:font-size-complex="10pt" fo:language="en" fo:country="US"/>
    </style:style>
    <style:style style:name="TableCell256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66" style:parent-style-name="Standard" style:family="paragraph">
      <style:text-properties fo:font-size="10pt" style:font-size-asian="10pt" style:font-size-complex="10pt"/>
    </style:style>
    <style:style style:name="TableCell256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568" style:parent-style-name="Standard" style:family="paragraph">
      <style:text-properties fo:font-size="10pt" style:font-size-asian="10pt" style:font-size-complex="10pt" fo:language="en" fo:country="US"/>
    </style:style>
    <style:style style:name="TableRow2569" style:family="table-row">
      <style:table-row-properties style:use-optimal-row-height="false"/>
    </style:style>
    <style:style style:name="TableCell257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71" style:parent-style-name="Standard" style:family="paragraph">
      <style:text-properties fo:font-size="10pt" style:font-size-asian="10pt" style:font-size-complex="10pt" fo:language="en" fo:country="US"/>
    </style:style>
    <style:style style:name="TableCell257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73" style:parent-style-name="Standard" style:family="paragraph">
      <style:text-properties fo:font-size="10pt" style:font-size-asian="10pt" style:font-size-complex="10pt" fo:language="en" fo:country="US"/>
    </style:style>
    <style:style style:name="TableCell257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75" style:parent-style-name="Standard" style:family="paragraph">
      <style:text-properties fo:font-size="10pt" style:font-size-asian="10pt" style:font-size-complex="10pt"/>
    </style:style>
    <style:style style:name="TableCell257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577" style:parent-style-name="Standard" style:family="paragraph">
      <style:text-properties fo:font-size="10pt" style:font-size-asian="10pt" style:font-size-complex="10pt" fo:language="en" fo:country="US"/>
    </style:style>
    <style:style style:name="TableRow2578" style:family="table-row">
      <style:table-row-properties style:use-optimal-row-height="false"/>
    </style:style>
    <style:style style:name="TableCell257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80" style:parent-style-name="Standard" style:family="paragraph">
      <style:text-properties fo:font-size="10pt" style:font-size-asian="10pt" style:font-size-complex="10pt" fo:language="en" fo:country="US"/>
    </style:style>
    <style:style style:name="TableCell258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82" style:parent-style-name="Standard" style:family="paragraph">
      <style:text-properties fo:font-size="10pt" style:font-size-asian="10pt" style:font-size-complex="10pt" fo:language="en" fo:country="US"/>
    </style:style>
    <style:style style:name="TableCell258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84" style:parent-style-name="Standard" style:family="paragraph">
      <style:text-properties fo:font-size="10pt" style:font-size-asian="10pt" style:font-size-complex="10pt" fo:language="en" fo:country="US"/>
    </style:style>
    <style:style style:name="TableCell258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86" style:parent-style-name="Standard" style:family="paragraph">
      <style:text-properties fo:font-size="10pt" style:font-size-asian="10pt" style:font-size-complex="10pt"/>
    </style:style>
    <style:style style:name="TableCell258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588" style:parent-style-name="Standard" style:family="paragraph">
      <style:text-properties fo:font-size="10pt" style:font-size-asian="10pt" style:font-size-complex="10pt" fo:language="en" fo:country="US"/>
    </style:style>
    <style:style style:name="TableRow2589" style:family="table-row">
      <style:table-row-properties style:use-optimal-row-height="false"/>
    </style:style>
    <style:style style:name="TableCell259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91" style:parent-style-name="Standard" style:family="paragraph">
      <style:text-properties fo:font-size="10pt" style:font-size-asian="10pt" style:font-size-complex="10pt" fo:language="en" fo:country="US"/>
    </style:style>
    <style:style style:name="TableCell259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93" style:parent-style-name="Standard" style:family="paragraph">
      <style:text-properties fo:font-size="10pt" style:font-size-asian="10pt" style:font-size-complex="10pt" fo:language="en" fo:country="US"/>
    </style:style>
    <style:style style:name="TableCell259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595" style:parent-style-name="Standard" style:family="paragraph">
      <style:text-properties fo:font-size="10pt" style:font-size-asian="10pt" style:font-size-complex="10pt"/>
    </style:style>
    <style:style style:name="TableCell259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597" style:parent-style-name="Standard" style:family="paragraph">
      <style:text-properties fo:font-size="10pt" style:font-size-asian="10pt" style:font-size-complex="10pt" fo:language="en" fo:country="US"/>
    </style:style>
    <style:style style:name="TableRow2598" style:family="table-row">
      <style:table-row-properties style:use-optimal-row-height="false"/>
    </style:style>
    <style:style style:name="TableCell259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00" style:parent-style-name="Standard" style:family="paragraph">
      <style:text-properties fo:font-size="10pt" style:font-size-asian="10pt" style:font-size-complex="10pt" fo:language="en" fo:country="US"/>
    </style:style>
    <style:style style:name="TableCell260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02" style:parent-style-name="Standard" style:family="paragraph">
      <style:text-properties fo:font-size="10pt" style:font-size-asian="10pt" style:font-size-complex="10pt" fo:language="en" fo:country="US"/>
    </style:style>
    <style:style style:name="TableCell260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04" style:parent-style-name="Standard" style:family="paragraph">
      <style:text-properties fo:font-size="10pt" style:font-size-asian="10pt" style:font-size-complex="10pt" fo:language="en" fo:country="US"/>
    </style:style>
    <style:style style:name="TableCell260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06" style:parent-style-name="Standard" style:family="paragraph">
      <style:text-properties fo:font-size="10pt" style:font-size-asian="10pt" style:font-size-complex="10pt"/>
    </style:style>
    <style:style style:name="TableCell260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608" style:parent-style-name="Standard" style:family="paragraph">
      <style:text-properties fo:font-size="10pt" style:font-size-asian="10pt" style:font-size-complex="10pt" fo:language="en" fo:country="US"/>
    </style:style>
    <style:style style:name="TableRow2609" style:family="table-row">
      <style:table-row-properties style:use-optimal-row-height="false"/>
    </style:style>
    <style:style style:name="TableCell261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11" style:parent-style-name="Standard" style:family="paragraph">
      <style:text-properties fo:font-size="10pt" style:font-size-asian="10pt" style:font-size-complex="10pt" fo:language="en" fo:country="US"/>
    </style:style>
    <style:style style:name="TableCell261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13" style:parent-style-name="Standard" style:family="paragraph">
      <style:text-properties fo:font-size="10pt" style:font-size-asian="10pt" style:font-size-complex="10pt" fo:language="en" fo:country="US"/>
    </style:style>
    <style:style style:name="TableCell261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15" style:parent-style-name="Standard" style:family="paragraph">
      <style:text-properties fo:font-size="10pt" style:font-size-asian="10pt" style:font-size-complex="10pt" fo:language="en" fo:country="US"/>
    </style:style>
    <style:style style:name="TableCell261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17" style:parent-style-name="Standard" style:family="paragraph">
      <style:text-properties fo:font-size="10pt" style:font-size-asian="10pt" style:font-size-complex="10pt"/>
    </style:style>
    <style:style style:name="TableCell261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619" style:parent-style-name="Standard" style:family="paragraph">
      <style:text-properties fo:font-size="10pt" style:font-size-asian="10pt" style:font-size-complex="10pt" fo:language="en" fo:country="US"/>
    </style:style>
    <style:style style:name="TableRow2620" style:family="table-row">
      <style:table-row-properties style:use-optimal-row-height="false"/>
    </style:style>
    <style:style style:name="TableCell262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22" style:parent-style-name="Standard" style:family="paragraph">
      <style:text-properties fo:font-size="10pt" style:font-size-asian="10pt" style:font-size-complex="10pt" fo:language="en" fo:country="US"/>
    </style:style>
    <style:style style:name="TableCell262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24" style:parent-style-name="Standard" style:family="paragraph">
      <style:text-properties fo:font-size="10pt" style:font-size-asian="10pt" style:font-size-complex="10pt" fo:language="en" fo:country="US"/>
    </style:style>
    <style:style style:name="TableCell262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26" style:parent-style-name="Standard" style:family="paragraph">
      <style:text-properties fo:font-size="10pt" style:font-size-asian="10pt" style:font-size-complex="10pt"/>
    </style:style>
    <style:style style:name="TableCell262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628" style:parent-style-name="Standard" style:family="paragraph">
      <style:text-properties fo:font-size="10pt" style:font-size-asian="10pt" style:font-size-complex="10pt" fo:language="en" fo:country="US"/>
    </style:style>
    <style:style style:name="TableRow2629" style:family="table-row">
      <style:table-row-properties style:use-optimal-row-height="false"/>
    </style:style>
    <style:style style:name="TableCell263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31" style:parent-style-name="Standard" style:family="paragraph">
      <style:text-properties fo:font-size="10pt" style:font-size-asian="10pt" style:font-size-complex="10pt" fo:language="en" fo:country="US"/>
    </style:style>
    <style:style style:name="TableCell26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33" style:parent-style-name="Standard" style:family="paragraph">
      <style:text-properties fo:font-size="10pt" style:font-size-asian="10pt" style:font-size-complex="10pt" fo:language="en" fo:country="US"/>
    </style:style>
    <style:style style:name="TableCell263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35" style:parent-style-name="Standard" style:family="paragraph">
      <style:text-properties fo:font-size="10pt" style:font-size-asian="10pt" style:font-size-complex="10pt" fo:language="en" fo:country="US"/>
    </style:style>
    <style:style style:name="TableCell263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37" style:parent-style-name="Standard" style:family="paragraph">
      <style:text-properties fo:font-size="10pt" style:font-size-asian="10pt" style:font-size-complex="10pt"/>
    </style:style>
    <style:style style:name="TableCell263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639" style:parent-style-name="Standard" style:family="paragraph">
      <style:text-properties fo:font-size="10pt" style:font-size-asian="10pt" style:font-size-complex="10pt" fo:language="en" fo:country="US"/>
    </style:style>
    <style:style style:name="TableRow2640" style:family="table-row">
      <style:table-row-properties style:use-optimal-row-height="false"/>
    </style:style>
    <style:style style:name="TableCell264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42" style:parent-style-name="Standard" style:family="paragraph">
      <style:text-properties fo:font-size="10pt" style:font-size-asian="10pt" style:font-size-complex="10pt" fo:language="en" fo:country="US"/>
    </style:style>
    <style:style style:name="TableCell264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44" style:parent-style-name="Standard" style:family="paragraph">
      <style:text-properties fo:font-size="10pt" style:font-size-asian="10pt" style:font-size-complex="10pt" fo:language="en" fo:country="US"/>
    </style:style>
    <style:style style:name="TableCell264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46" style:parent-style-name="Standard" style:family="paragraph">
      <style:text-properties fo:font-size="10pt" style:font-size-asian="10pt" style:font-size-complex="10pt"/>
    </style:style>
    <style:style style:name="TableCell264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648" style:parent-style-name="Standard" style:family="paragraph">
      <style:text-properties fo:font-size="10pt" style:font-size-asian="10pt" style:font-size-complex="10pt" fo:language="en" fo:country="US"/>
    </style:style>
    <style:style style:name="TableRow2649" style:family="table-row">
      <style:table-row-properties style:use-optimal-row-height="false"/>
    </style:style>
    <style:style style:name="TableCell265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51" style:parent-style-name="Standard" style:family="paragraph">
      <style:text-properties fo:font-size="10pt" style:font-size-asian="10pt" style:font-size-complex="10pt" fo:language="en" fo:country="US"/>
    </style:style>
    <style:style style:name="TableCell265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53" style:parent-style-name="Standard" style:family="paragraph">
      <style:text-properties fo:font-size="10pt" style:font-size-asian="10pt" style:font-size-complex="10pt" fo:language="en" fo:country="US"/>
    </style:style>
    <style:style style:name="TableCell265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55" style:parent-style-name="Standard" style:family="paragraph">
      <style:text-properties fo:font-size="10pt" style:font-size-asian="10pt" style:font-size-complex="10pt"/>
    </style:style>
    <style:style style:name="TableCell265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657" style:parent-style-name="Standard" style:family="paragraph">
      <style:text-properties fo:font-size="10pt" style:font-size-asian="10pt" style:font-size-complex="10pt" fo:language="en" fo:country="US"/>
    </style:style>
    <style:style style:name="TableRow2658" style:family="table-row">
      <style:table-row-properties style:use-optimal-row-height="false"/>
    </style:style>
    <style:style style:name="TableCell265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60" style:parent-style-name="Standard" style:family="paragraph">
      <style:text-properties fo:font-size="10pt" style:font-size-asian="10pt" style:font-size-complex="10pt" fo:language="en" fo:country="US"/>
    </style:style>
    <style:style style:name="TableCell266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62" style:parent-style-name="Standard" style:family="paragraph">
      <style:text-properties fo:font-size="10pt" style:font-size-asian="10pt" style:font-size-complex="10pt" fo:language="en" fo:country="US"/>
    </style:style>
    <style:style style:name="TableCell266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64" style:parent-style-name="Standard" style:family="paragraph">
      <style:text-properties fo:font-size="10pt" style:font-size-asian="10pt" style:font-size-complex="10pt"/>
    </style:style>
    <style:style style:name="TableCell266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666" style:parent-style-name="Standard" style:family="paragraph">
      <style:text-properties fo:font-size="10pt" style:font-size-asian="10pt" style:font-size-complex="10pt" fo:language="en" fo:country="US"/>
    </style:style>
    <style:style style:name="TableRow2667" style:family="table-row">
      <style:table-row-properties style:use-optimal-row-height="false"/>
    </style:style>
    <style:style style:name="TableCell266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69" style:parent-style-name="Standard" style:family="paragraph">
      <style:text-properties fo:font-size="10pt" style:font-size-asian="10pt" style:font-size-complex="10pt"/>
    </style:style>
    <style:style style:name="TableCell267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71" style:parent-style-name="Standard" style:family="paragraph">
      <style:text-properties fo:font-size="10pt" style:font-size-asian="10pt" style:font-size-complex="10pt" fo:language="en" fo:country="US"/>
    </style:style>
    <style:style style:name="TableCell267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73" style:parent-style-name="Standard" style:family="paragraph">
      <style:text-properties fo:font-size="10pt" style:font-size-asian="10pt" style:font-size-complex="10pt" fo:language="en" fo:country="US"/>
    </style:style>
    <style:style style:name="TableCell267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75" style:parent-style-name="Standard" style:family="paragraph">
      <style:text-properties fo:font-size="10pt" style:font-size-asian="10pt" style:font-size-complex="10pt"/>
    </style:style>
    <style:style style:name="TableCell267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677" style:parent-style-name="Standard" style:family="paragraph">
      <style:text-properties fo:font-size="10pt" style:font-size-asian="10pt" style:font-size-complex="10pt" fo:language="en" fo:country="US"/>
    </style:style>
    <style:style style:name="TableRow2678" style:family="table-row">
      <style:table-row-properties style:use-optimal-row-height="false"/>
    </style:style>
    <style:style style:name="TableCell267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80" style:parent-style-name="Standard" style:family="paragraph">
      <style:text-properties fo:font-size="10pt" style:font-size-asian="10pt" style:font-size-complex="10pt"/>
    </style:style>
    <style:style style:name="TableCell268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82" style:parent-style-name="Standard" style:family="paragraph">
      <style:text-properties fo:font-size="10pt" style:font-size-asian="10pt" style:font-size-complex="10pt" fo:language="en" fo:country="US"/>
    </style:style>
    <style:style style:name="TableCell268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84" style:parent-style-name="Standard" style:family="paragraph">
      <style:text-properties fo:font-size="10pt" style:font-size-asian="10pt" style:font-size-complex="10pt"/>
    </style:style>
    <style:style style:name="TableCell268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686" style:parent-style-name="Standard" style:family="paragraph">
      <style:text-properties fo:font-size="10pt" style:font-size-asian="10pt" style:font-size-complex="10pt" fo:language="en" fo:country="US"/>
    </style:style>
    <style:style style:name="TableRow2687" style:family="table-row">
      <style:table-row-properties style:min-row-height="0.2159in" style:use-optimal-row-height="false"/>
    </style:style>
    <style:style style:name="TableCell268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89" style:parent-style-name="Standard" style:family="paragraph">
      <style:text-properties fo:font-size="10pt" style:font-size-asian="10pt" style:font-size-complex="10pt"/>
    </style:style>
    <style:style style:name="TableCell269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91" style:parent-style-name="Standard" style:family="paragraph">
      <style:text-properties fo:font-size="10pt" style:font-size-asian="10pt" style:font-size-complex="10pt" fo:language="en" fo:country="US"/>
    </style:style>
    <style:style style:name="TableCell269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93" style:parent-style-name="Standard" style:family="paragraph">
      <style:text-properties fo:font-size="10pt" style:font-size-asian="10pt" style:font-size-complex="10pt" fo:language="en" fo:country="US"/>
    </style:style>
    <style:style style:name="TableCell269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695" style:parent-style-name="Standard" style:family="paragraph">
      <style:text-properties fo:font-size="10pt" style:font-size-asian="10pt" style:font-size-complex="10pt"/>
    </style:style>
    <style:style style:name="TableCell269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697" style:parent-style-name="Standard" style:family="paragraph">
      <style:text-properties fo:font-size="10pt" style:font-size-asian="10pt" style:font-size-complex="10pt" fo:language="en" fo:country="US"/>
    </style:style>
    <style:style style:name="TableRow2698" style:family="table-row">
      <style:table-row-properties style:min-row-height="0.2159in" style:use-optimal-row-height="false"/>
    </style:style>
    <style:style style:name="TableCell269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00" style:parent-style-name="Standard" style:family="paragraph">
      <style:text-properties fo:font-size="10pt" style:font-size-asian="10pt" style:font-size-complex="10pt"/>
    </style:style>
    <style:style style:name="TableCell270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02" style:parent-style-name="Standard" style:family="paragraph">
      <style:text-properties fo:font-size="10pt" style:font-size-asian="10pt" style:font-size-complex="10pt" fo:language="en" fo:country="US"/>
    </style:style>
    <style:style style:name="TableCell270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04" style:parent-style-name="Standard" style:family="paragraph">
      <style:text-properties fo:font-size="10pt" style:font-size-asian="10pt" style:font-size-complex="10pt"/>
    </style:style>
    <style:style style:name="TableCell270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706" style:parent-style-name="Standard" style:family="paragraph">
      <style:text-properties fo:font-size="10pt" style:font-size-asian="10pt" style:font-size-complex="10pt" fo:language="en" fo:country="US"/>
    </style:style>
    <style:style style:name="TableRow2707" style:family="table-row">
      <style:table-row-properties style:min-row-height="0.2159in" style:use-optimal-row-height="false"/>
    </style:style>
    <style:style style:name="TableCell270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09" style:parent-style-name="Standard" style:family="paragraph">
      <style:text-properties fo:font-size="10pt" style:font-size-asian="10pt" style:font-size-complex="10pt" fo:language="en" fo:country="US"/>
    </style:style>
    <style:style style:name="TableCell271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11" style:parent-style-name="Standard" style:family="paragraph">
      <style:text-properties fo:font-size="10pt" style:font-size-asian="10pt" style:font-size-complex="10pt"/>
    </style:style>
    <style:style style:name="TableCell271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13" style:parent-style-name="Standard" style:family="paragraph">
      <style:text-properties fo:font-size="10pt" style:font-size-asian="10pt" style:font-size-complex="10pt" fo:language="en" fo:country="US"/>
    </style:style>
    <style:style style:name="TableCell271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15" style:parent-style-name="Standard" style:family="paragraph">
      <style:text-properties fo:font-size="10pt" style:font-size-asian="10pt" style:font-size-complex="10pt"/>
    </style:style>
    <style:style style:name="TableCell271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717" style:parent-style-name="Standard" style:family="paragraph">
      <style:text-properties fo:font-size="10pt" style:font-size-asian="10pt" style:font-size-complex="10pt" fo:language="en" fo:country="US"/>
    </style:style>
    <style:style style:name="TableRow2718" style:family="table-row">
      <style:table-row-properties style:min-row-height="0.2159in" style:use-optimal-row-height="false"/>
    </style:style>
    <style:style style:name="TableCell271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20" style:parent-style-name="Standard" style:family="paragraph">
      <style:text-properties fo:font-size="10pt" style:font-size-asian="10pt" style:font-size-complex="10pt" fo:language="en" fo:country="US"/>
    </style:style>
    <style:style style:name="TableCell272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22" style:parent-style-name="Standard" style:family="paragraph">
      <style:text-properties fo:font-size="10pt" style:font-size-asian="10pt" style:font-size-complex="10pt"/>
    </style:style>
    <style:style style:name="TableCell272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24" style:parent-style-name="Standard" style:family="paragraph">
      <style:text-properties fo:font-size="10pt" style:font-size-asian="10pt" style:font-size-complex="10pt"/>
    </style:style>
    <style:style style:name="TableCell272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726" style:parent-style-name="Standard" style:family="paragraph">
      <style:text-properties fo:font-size="10pt" style:font-size-asian="10pt" style:font-size-complex="10pt" fo:language="en" fo:country="US"/>
    </style:style>
    <style:style style:name="TableRow2727" style:family="table-row">
      <style:table-row-properties style:min-row-height="0.2159in" style:use-optimal-row-height="false"/>
    </style:style>
    <style:style style:name="TableCell272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29" style:parent-style-name="Standard" style:family="paragraph">
      <style:text-properties fo:font-size="10pt" style:font-size-asian="10pt" style:font-size-complex="10pt" fo:language="en" fo:country="US"/>
    </style:style>
    <style:style style:name="TableCell273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31" style:parent-style-name="Standard" style:family="paragraph">
      <style:text-properties fo:font-size="10pt" style:font-size-asian="10pt" style:font-size-complex="10pt"/>
    </style:style>
    <style:style style:name="TableCell27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33" style:parent-style-name="Standard" style:family="paragraph">
      <style:text-properties fo:font-size="10pt" style:font-size-asian="10pt" style:font-size-complex="10pt" fo:language="en" fo:country="US"/>
    </style:style>
    <style:style style:name="TableCell273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35" style:parent-style-name="Standard" style:family="paragraph">
      <style:text-properties fo:font-size="10pt" style:font-size-asian="10pt" style:font-size-complex="10pt"/>
    </style:style>
    <style:style style:name="TableCell273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737" style:parent-style-name="Standard" style:family="paragraph">
      <style:text-properties fo:font-size="10pt" style:font-size-asian="10pt" style:font-size-complex="10pt" fo:language="en" fo:country="US"/>
    </style:style>
    <style:style style:name="TableRow2738" style:family="table-row">
      <style:table-row-properties style:min-row-height="0.2159in" style:use-optimal-row-height="false"/>
    </style:style>
    <style:style style:name="TableCell273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40" style:parent-style-name="Standard" style:family="paragraph">
      <style:text-properties fo:font-size="10pt" style:font-size-asian="10pt" style:font-size-complex="10pt" fo:language="en" fo:country="US"/>
    </style:style>
    <style:style style:name="TableCell274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42" style:parent-style-name="Standard" style:family="paragraph">
      <style:text-properties fo:font-size="10pt" style:font-size-asian="10pt" style:font-size-complex="10pt"/>
    </style:style>
    <style:style style:name="TableCell274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44" style:parent-style-name="Standard" style:family="paragraph">
      <style:text-properties fo:font-size="10pt" style:font-size-asian="10pt" style:font-size-complex="10pt" fo:language="en" fo:country="US"/>
    </style:style>
    <style:style style:name="TableCell274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2746" style:parent-style-name="Standard" style:family="paragraph">
      <style:text-properties fo:font-size="10pt" style:font-size-asian="10pt" style:font-size-complex="10pt"/>
    </style:style>
    <style:style style:name="TableCell274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2748" style:parent-style-name="Standard" style:family="paragraph">
      <style:text-properties fo:font-size="10pt" style:font-size-asian="10pt" style:font-size-complex="10pt" fo:language="en" fo:country="US"/>
    </style:style>
    <style:style style:name="P2749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2750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2751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2752" style:parent-style-name="Заголовок2" style:family="paragraph"/>
    <style:style style:name="T2753" style:parent-style-name="Основнойшрифтабзаца" style:family="text">
      <style:text-properties style:font-name-asian="NSimSun" fo:language="en" fo:country="US"/>
    </style:style>
    <style:style style:name="T2754" style:parent-style-name="Основнойшрифтабзаца" style:family="text">
      <style:text-properties style:font-name-asian="NSimSun"/>
    </style:style>
    <style:style style:name="TableColumn2756" style:family="table-column">
      <style:table-column-properties style:column-width="1.4194in"/>
    </style:style>
    <style:style style:name="TableColumn2757" style:family="table-column">
      <style:table-column-properties style:column-width="0.727in"/>
    </style:style>
    <style:style style:name="TableColumn2758" style:family="table-column">
      <style:table-column-properties style:column-width="0.9645in"/>
    </style:style>
    <style:style style:name="TableColumn2759" style:family="table-column">
      <style:table-column-properties style:column-width="1.1187in"/>
    </style:style>
    <style:style style:name="TableColumn2760" style:family="table-column">
      <style:table-column-properties style:column-width="1.3256in"/>
    </style:style>
    <style:style style:name="Table2755" style:family="table">
      <style:table-properties style:width="5.5555in" fo:margin-left="0in" table:align="left"/>
    </style:style>
    <style:style style:name="TableRow2761" style:family="table-row">
      <style:table-row-properties style:min-row-height="0.2166in"/>
    </style:style>
    <style:style style:name="TableCell276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7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2764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2766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6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2768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2770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7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Row2772" style:family="table-row">
      <style:table-row-properties style:min-row-height="0.2166in"/>
    </style:style>
    <style:style style:name="TableCell2773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7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77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7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77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77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8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78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82" style:parent-style-name="Обычный" style:family="paragraph">
      <style:paragraph-properties fo:widows="2" fo:orphans="2" style:vertical-align="auto"/>
      <style:text-properties fo:hyphenate="true"/>
    </style:style>
    <style:style style:name="T278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/>
    </style:style>
    <style:style style:name="T278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2785" style:family="table-row">
      <style:table-row-properties style:min-row-height="0.2166in"/>
    </style:style>
    <style:style style:name="TableCell278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8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78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8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79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9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79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79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95" style:parent-style-name="Обычный" style:family="paragraph">
      <style:paragraph-properties fo:widows="2" fo:orphans="2" style:vertical-align="auto"/>
      <style:text-properties fo:hyphenate="true"/>
    </style:style>
    <style:style style:name="T279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/>
    </style:style>
    <style:style style:name="T279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2798" style:family="table-row">
      <style:table-row-properties style:min-row-height="0.2166in"/>
    </style:style>
    <style:style style:name="TableCell2799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0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0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0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0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0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0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0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0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2809" style:family="table-row">
      <style:table-row-properties style:min-row-height="0.2166in"/>
    </style:style>
    <style:style style:name="TableCell281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1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1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1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1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1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1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1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1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2820" style:family="table-row">
      <style:table-row-properties style:min-row-height="0.2166in"/>
    </style:style>
    <style:style style:name="TableCell282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2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2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2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2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2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2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2831" style:family="table-row">
      <style:table-row-properties style:min-row-height="0.2166in"/>
    </style:style>
    <style:style style:name="TableCell2832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3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3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3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3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3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3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4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2842" style:family="table-row">
      <style:table-row-properties style:min-row-height="0.2166in"/>
    </style:style>
    <style:style style:name="TableCell2843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4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4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4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4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4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4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5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5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2853" style:family="table-row">
      <style:table-row-properties style:min-row-height="0.2166in"/>
    </style:style>
    <style:style style:name="TableCell2854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5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5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5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5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6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6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2864" style:family="table-row">
      <style:table-row-properties style:min-row-height="0.2166in"/>
    </style:style>
    <style:style style:name="TableCell2865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6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6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6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6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7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7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7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7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7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2875" style:family="table-row">
      <style:table-row-properties style:min-row-height="0.2166in"/>
    </style:style>
    <style:style style:name="TableCell287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7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7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7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8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8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8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8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8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2886" style:family="table-row">
      <style:table-row-properties style:min-row-height="0.2166in"/>
    </style:style>
    <style:style style:name="TableCell2887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8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8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9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9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9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9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9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89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2897" style:family="table-row">
      <style:table-row-properties style:min-row-height="0.2166in"/>
    </style:style>
    <style:style style:name="TableCell2898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9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0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0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0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0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0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0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0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2908" style:family="table-row">
      <style:table-row-properties style:min-row-height="0.2166in"/>
    </style:style>
    <style:style style:name="TableCell2909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1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1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1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1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1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1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1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1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2919" style:parent-style-name="Standard" style:family="paragraph">
      <style:text-properties style:font-name="Arial" style:font-name-complex="Courier New"/>
    </style:style>
    <style:style style:name="P2920" style:parent-style-name="Standard" style:family="paragraph">
      <style:text-properties style:font-name="Arial" style:font-name-complex="Courier New"/>
    </style:style>
    <style:style style:name="P2921" style:parent-style-name="Заголовок2" style:family="paragraph">
      <style:text-properties style:font-name-asian="NSimSun"/>
    </style:style>
    <style:style style:name="TableColumn2923" style:family="table-column">
      <style:table-column-properties style:column-width="1.4194in"/>
    </style:style>
    <style:style style:name="TableColumn2924" style:family="table-column">
      <style:table-column-properties style:column-width="0.727in"/>
    </style:style>
    <style:style style:name="TableColumn2925" style:family="table-column">
      <style:table-column-properties style:column-width="0.9645in"/>
    </style:style>
    <style:style style:name="TableColumn2926" style:family="table-column">
      <style:table-column-properties style:column-width="1.1187in"/>
    </style:style>
    <style:style style:name="TableColumn2927" style:family="table-column">
      <style:table-column-properties style:column-width="1.3256in"/>
    </style:style>
    <style:style style:name="Table2922" style:family="table">
      <style:table-properties style:width="5.5555in" fo:margin-left="0in" table:align="left"/>
    </style:style>
    <style:style style:name="TableRow2928" style:family="table-row">
      <style:table-row-properties style:min-row-height="0.2166in"/>
    </style:style>
    <style:style style:name="TableCell292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9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2931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3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2933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3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2935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2937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3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Row2939" style:family="table-row">
      <style:table-row-properties style:min-row-height="0.2166in"/>
    </style:style>
    <style:style style:name="TableCell294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4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4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4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4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4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4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4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49" style:parent-style-name="Обычный" style:family="paragraph">
      <style:paragraph-properties fo:widows="2" fo:orphans="2" style:vertical-align="auto"/>
      <style:text-properties fo:hyphenate="true"/>
    </style:style>
    <style:style style:name="T2950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/>
    </style:style>
    <style:style style:name="T295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295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/>
    </style:style>
    <style:style style:name="TableRow2953" style:family="table-row">
      <style:table-row-properties style:min-row-height="0.2166in"/>
    </style:style>
    <style:style style:name="TableCell2954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5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5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5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5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6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6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2964" style:family="table-row">
      <style:table-row-properties style:min-row-height="0.2166in"/>
    </style:style>
    <style:style style:name="TableCell2965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6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6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6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6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7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7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7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7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7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2975" style:family="table-row">
      <style:table-row-properties style:min-row-height="0.2166in"/>
    </style:style>
    <style:style style:name="TableCell297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7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7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7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8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8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8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8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8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2986" style:family="table-row">
      <style:table-row-properties style:min-row-height="0.2166in"/>
    </style:style>
    <style:style style:name="TableCell2987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8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8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9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9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9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9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9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299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2997" style:family="table-row">
      <style:table-row-properties style:min-row-height="0.2166in"/>
    </style:style>
    <style:style style:name="TableCell2998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99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0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0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0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0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0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0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0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3008" style:family="table-row">
      <style:table-row-properties style:min-row-height="0.2166in"/>
    </style:style>
    <style:style style:name="TableCell3009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1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1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1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1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1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1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1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1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019" style:family="table-row">
      <style:table-row-properties style:min-row-height="0.2166in"/>
    </style:style>
    <style:style style:name="TableCell302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2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2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2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2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2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2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2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2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3030" style:family="table-row">
      <style:table-row-properties style:min-row-height="0.2166in"/>
    </style:style>
    <style:style style:name="TableCell303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3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3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3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3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3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3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03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0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041" style:parent-style-name="Standard" style:family="paragraph">
      <style:text-properties style:font-name="Arial" style:font-name-complex="Courier New"/>
    </style:style>
    <style:style style:name="P3042" style:parent-style-name="Standard" style:family="paragraph">
      <style:text-properties style:font-name="Arial" style:font-name-complex="Courier New"/>
    </style:style>
    <style:style style:name="P3043" style:parent-style-name="Standard" style:family="paragraph">
      <style:text-properties style:font-name="Arial" style:font-name-complex="Courier New"/>
    </style:style>
    <style:style style:name="P3044" style:parent-style-name="Standard" style:family="paragraph">
      <style:text-properties style:font-name="Arial" style:font-name-complex="Courier New"/>
    </style:style>
    <style:style style:name="P3045" style:parent-style-name="Заголовок2" style:family="paragraph"/>
    <style:style style:name="T3046" style:parent-style-name="Основнойшрифтабзаца" style:family="text">
      <style:text-properties fo:language="en" fo:country="US"/>
    </style:style>
    <style:style style:name="T3047" style:parent-style-name="Основнойшрифтабзаца" style:family="text">
      <style:text-properties style:font-name-asian="NSimSun"/>
    </style:style>
    <style:style style:name="T3048" style:parent-style-name="Основнойшрифтабзаца" style:family="text">
      <style:text-properties style:font-name-asian="NSimSun"/>
    </style:style>
    <style:style style:name="T3049" style:parent-style-name="Основнойшрифтабзаца" style:family="text">
      <style:text-properties style:font-name-asian="NSimSun" fo:language="en" fo:country="US"/>
    </style:style>
    <style:style style:name="TableColumn3051" style:family="table-column">
      <style:table-column-properties style:column-width="1.1986in" style:use-optimal-column-width="false"/>
    </style:style>
    <style:style style:name="TableColumn3052" style:family="table-column">
      <style:table-column-properties style:column-width="1.1965in" style:use-optimal-column-width="false"/>
    </style:style>
    <style:style style:name="TableColumn3053" style:family="table-column">
      <style:table-column-properties style:column-width="1.602in" style:use-optimal-column-width="false"/>
    </style:style>
    <style:style style:name="TableColumn3054" style:family="table-column">
      <style:table-column-properties style:column-width="1.5736in" style:use-optimal-column-width="false"/>
    </style:style>
    <style:style style:name="TableColumn3055" style:family="table-column">
      <style:table-column-properties style:column-width="1.3506in" style:use-optimal-column-width="false"/>
    </style:style>
    <style:style style:name="Table3050" style:family="table">
      <style:table-properties style:width="6.9215in" fo:margin-left="-0.2062in" table:align="left"/>
    </style:style>
    <style:style style:name="TableRow3056" style:family="table-row">
      <style:table-row-properties style:use-optimal-row-height="false"/>
    </style:style>
    <style:style style:name="TableCell305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58" style:parent-style-name="Standard" style:family="paragraph">
      <style:text-properties fo:font-weight="bold" style:font-weight-asian="bold"/>
    </style:style>
    <style:style style:name="TableCell305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60" style:parent-style-name="Standard" style:family="paragraph">
      <style:text-properties fo:font-weight="bold" style:font-weight-asian="bold"/>
    </style:style>
    <style:style style:name="TableCell306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62" style:parent-style-name="Standard" style:family="paragraph">
      <style:text-properties fo:font-weight="bold" style:font-weight-asian="bold"/>
    </style:style>
    <style:style style:name="TableCell306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64" style:parent-style-name="Standard" style:family="paragraph">
      <style:text-properties fo:font-weight="bold" style:font-weight-asian="bold"/>
    </style:style>
    <style:style style:name="TableCell306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066" style:parent-style-name="Standard" style:family="paragraph">
      <style:text-properties fo:font-weight="bold" style:font-weight-asian="bold"/>
    </style:style>
    <style:style style:name="TableRow3067" style:family="table-row">
      <style:table-row-properties style:use-optimal-row-height="false"/>
    </style:style>
    <style:style style:name="TableCell306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69" style:parent-style-name="Standard" style:family="paragraph">
      <style:text-properties fo:language="en" fo:country="US"/>
    </style:style>
    <style:style style:name="TableCell307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07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72" style:parent-style-name="Standard" style:family="paragraph">
      <style:text-properties fo:language="en" fo:country="US"/>
    </style:style>
    <style:style style:name="TableCell307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07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3075" style:parent-style-name="Основнойшрифтабзаца" style:family="text">
      <style:text-properties fo:language="en" fo:country="US"/>
    </style:style>
    <style:style style:name="T3076" style:parent-style-name="Основнойшрифтабзаца" style:family="text">
      <style:text-properties fo:language="en" fo:country="US"/>
    </style:style>
    <style:style style:name="TableRow3077" style:family="table-row">
      <style:table-row-properties style:use-optimal-row-height="false"/>
    </style:style>
    <style:style style:name="TableCell307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79" style:parent-style-name="Standard" style:family="paragraph">
      <style:text-properties fo:language="en" fo:country="US"/>
    </style:style>
    <style:style style:name="TableCell308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08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82" style:parent-style-name="Standard" style:family="paragraph">
      <style:text-properties fo:language="en" fo:country="US"/>
    </style:style>
    <style:style style:name="TableCell308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08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085" style:parent-style-name="Standard" style:family="paragraph">
      <style:text-properties fo:language="en" fo:country="US"/>
    </style:style>
    <style:style style:name="TableRow3086" style:family="table-row">
      <style:table-row-properties style:use-optimal-row-height="false"/>
    </style:style>
    <style:style style:name="TableCell308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88" style:parent-style-name="Standard" style:family="paragraph">
      <style:text-properties fo:language="en" fo:country="US"/>
    </style:style>
    <style:style style:name="TableCell308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90" style:parent-style-name="Standard" style:family="paragraph">
      <style:text-properties fo:language="en" fo:country="US"/>
    </style:style>
    <style:style style:name="TableCell309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92" style:parent-style-name="Standard" style:family="paragraph">
      <style:text-properties fo:language="en" fo:country="US"/>
    </style:style>
    <style:style style:name="TableCell309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94" style:parent-style-name="Standard" style:family="paragraph">
      <style:text-properties fo:language="en" fo:country="US"/>
    </style:style>
    <style:style style:name="TableCell309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3096" style:family="table-row">
      <style:table-row-properties style:use-optimal-row-height="false"/>
    </style:style>
    <style:style style:name="TableCell309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098" style:parent-style-name="Standard" style:family="paragraph">
      <style:text-properties fo:language="en" fo:country="US"/>
    </style:style>
    <style:style style:name="TableCell309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00" style:parent-style-name="Standard" style:family="paragraph">
      <style:text-properties fo:language="en" fo:country="US"/>
    </style:style>
    <style:style style:name="TableCell310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02" style:parent-style-name="Standard" style:family="paragraph">
      <style:text-properties fo:language="en" fo:country="US"/>
    </style:style>
    <style:style style:name="TableCell310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10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05" style:parent-style-name="Standard" style:family="paragraph">
      <style:text-properties fo:language="en" fo:country="US"/>
    </style:style>
    <style:style style:name="TableRow3106" style:family="table-row">
      <style:table-row-properties style:use-optimal-row-height="false"/>
    </style:style>
    <style:style style:name="TableCell310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08" style:parent-style-name="Standard" style:family="paragraph">
      <style:text-properties fo:language="en" fo:country="US"/>
    </style:style>
    <style:style style:name="TableCell310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11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11" style:parent-style-name="Standard" style:family="paragraph">
      <style:text-properties fo:language="en" fo:country="US"/>
    </style:style>
    <style:style style:name="TableCell311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11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3114" style:family="table-row">
      <style:table-row-properties style:use-optimal-row-height="false"/>
    </style:style>
    <style:style style:name="TableCell311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16" style:parent-style-name="Standard" style:family="paragraph">
      <style:text-properties fo:language="en" fo:country="US"/>
    </style:style>
    <style:style style:name="TableCell311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11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19" style:parent-style-name="Standard" style:family="paragraph">
      <style:text-properties fo:language="en" fo:country="US"/>
    </style:style>
    <style:style style:name="TableCell312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12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22" style:parent-style-name="Standard" style:family="paragraph">
      <style:text-properties fo:language="en" fo:country="US"/>
    </style:style>
    <style:style style:name="TableRow3123" style:family="table-row">
      <style:table-row-properties style:use-optimal-row-height="false"/>
    </style:style>
    <style:style style:name="TableCell312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3125" style:parent-style-name="Основнойшрифтабзаца" style:family="text">
      <style:text-properties fo:language="en" fo:country="US"/>
    </style:style>
    <style:style style:name="TableCell312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12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28" style:parent-style-name="Standard" style:family="paragraph">
      <style:text-properties fo:language="en" fo:country="US"/>
    </style:style>
    <style:style style:name="TableCell312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30" style:parent-style-name="Standard" style:family="paragraph">
      <style:text-properties fo:language="en" fo:country="US"/>
    </style:style>
    <style:style style:name="TableCell313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32" style:parent-style-name="Standard" style:family="paragraph">
      <style:text-properties fo:language="en" fo:country="US"/>
    </style:style>
    <style:style style:name="TableRow3133" style:family="table-row">
      <style:table-row-properties style:use-optimal-row-height="false"/>
    </style:style>
    <style:style style:name="TableCell313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35" style:parent-style-name="Standard" style:family="paragraph">
      <style:text-properties fo:language="en" fo:country="US"/>
    </style:style>
    <style:style style:name="TableCell313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37" style:parent-style-name="Standard" style:family="paragraph">
      <style:text-properties fo:language="en" fo:country="US"/>
    </style:style>
    <style:style style:name="TableCell313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39" style:parent-style-name="Standard" style:family="paragraph">
      <style:text-properties fo:language="en" fo:country="US"/>
    </style:style>
    <style:style style:name="TableCell314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141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42" style:parent-style-name="Standard" style:family="paragraph">
      <style:text-properties fo:language="en" fo:country="US"/>
    </style:style>
    <style:style style:name="TableRow3143" style:family="table-row">
      <style:table-row-properties style:use-optimal-row-height="false"/>
    </style:style>
    <style:style style:name="TableCell314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45" style:parent-style-name="Standard" style:family="paragraph">
      <style:text-properties fo:language="en" fo:country="US"/>
    </style:style>
    <style:style style:name="TableCell314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47" style:parent-style-name="Standard" style:family="paragraph">
      <style:text-properties fo:language="en" fo:country="US"/>
    </style:style>
    <style:style style:name="TableCell314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49" style:parent-style-name="Standard" style:family="paragraph">
      <style:text-properties fo:language="en" fo:country="US"/>
    </style:style>
    <style:style style:name="TableCell315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51" style:parent-style-name="Standard" style:family="paragraph">
      <style:text-properties fo:language="en" fo:country="US"/>
    </style:style>
    <style:style style:name="TableCell315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53" style:parent-style-name="Standard" style:family="paragraph">
      <style:text-properties fo:language="en" fo:country="US"/>
    </style:style>
    <style:style style:name="TableRow3154" style:family="table-row">
      <style:table-row-properties style:use-optimal-row-height="false"/>
    </style:style>
    <style:style style:name="TableCell315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56" style:parent-style-name="Standard" style:family="paragraph">
      <style:text-properties fo:language="en" fo:country="US"/>
    </style:style>
    <style:style style:name="TableCell315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58" style:parent-style-name="Standard" style:family="paragraph">
      <style:text-properties fo:language="en" fo:country="US"/>
    </style:style>
    <style:style style:name="TableCell315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60" style:parent-style-name="Standard" style:family="paragraph">
      <style:text-properties fo:language="en" fo:country="US"/>
    </style:style>
    <style:style style:name="TableCell316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162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63" style:parent-style-name="Standard" style:family="paragraph">
      <style:text-properties fo:language="en" fo:country="US"/>
    </style:style>
    <style:style style:name="TableRow3164" style:family="table-row">
      <style:table-row-properties style:use-optimal-row-height="false"/>
    </style:style>
    <style:style style:name="TableCell316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66" style:parent-style-name="Standard" style:family="paragraph">
      <style:text-properties fo:language="en" fo:country="US"/>
    </style:style>
    <style:style style:name="TableCell316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68" style:parent-style-name="Standard" style:family="paragraph">
      <style:text-properties fo:language="en" fo:country="US"/>
    </style:style>
    <style:style style:name="TableCell316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70" style:parent-style-name="Standard" style:family="paragraph">
      <style:text-properties fo:language="en" fo:country="US"/>
    </style:style>
    <style:style style:name="TableCell317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72" style:parent-style-name="Standard" style:family="paragraph">
      <style:text-properties fo:language="en" fo:country="US"/>
    </style:style>
    <style:style style:name="TableCell317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74" style:parent-style-name="Standard" style:family="paragraph">
      <style:text-properties fo:language="en" fo:country="US"/>
    </style:style>
    <style:style style:name="TableRow3175" style:family="table-row">
      <style:table-row-properties style:use-optimal-row-height="false"/>
    </style:style>
    <style:style style:name="TableCell317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77" style:parent-style-name="Standard" style:family="paragraph">
      <style:text-properties fo:language="en" fo:country="US"/>
    </style:style>
    <style:style style:name="TableCell317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79" style:parent-style-name="Standard" style:family="paragraph">
      <style:text-properties fo:language="en" fo:country="US"/>
    </style:style>
    <style:style style:name="TableCell318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81" style:parent-style-name="Standard" style:family="paragraph">
      <style:text-properties fo:language="en" fo:country="US"/>
    </style:style>
    <style:style style:name="TableCell318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83" style:parent-style-name="Standard" style:family="paragraph">
      <style:text-properties fo:language="en" fo:country="US"/>
    </style:style>
    <style:style style:name="TableCell318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185" style:parent-style-name="Standard" style:family="paragraph">
      <style:text-properties fo:language="en" fo:country="US"/>
    </style:style>
    <style:style style:name="TableRow3186" style:family="table-row">
      <style:table-row-properties style:use-optimal-row-height="false"/>
    </style:style>
    <style:style style:name="TableCell318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88" style:parent-style-name="Standard" style:family="paragraph">
      <style:text-properties fo:language="en" fo:country="US"/>
    </style:style>
    <style:style style:name="TableCell318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90" style:parent-style-name="Standard" style:family="paragraph">
      <style:text-properties fo:language="en" fo:country="US"/>
    </style:style>
    <style:style style:name="TableCell319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92" style:parent-style-name="Standard" style:family="paragraph">
      <style:text-properties fo:language="en" fo:country="US"/>
    </style:style>
    <style:style style:name="TableCell319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94" style:parent-style-name="Standard" style:family="paragraph">
      <style:text-properties fo:language="en" fo:country="US"/>
    </style:style>
    <style:style style:name="TableCell319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3196" style:family="table-row">
      <style:table-row-properties style:use-optimal-row-height="false"/>
    </style:style>
    <style:style style:name="TableCell319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198" style:parent-style-name="Standard" style:family="paragraph">
      <style:text-properties fo:language="en" fo:country="US"/>
    </style:style>
    <style:style style:name="TableCell319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20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01" style:parent-style-name="Standard" style:family="paragraph">
      <style:text-properties fo:language="en" fo:country="US"/>
    </style:style>
    <style:style style:name="TableCell320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03" style:parent-style-name="Standard" style:family="paragraph">
      <style:text-properties fo:language="en" fo:country="US"/>
    </style:style>
    <style:style style:name="TableCell320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205" style:parent-style-name="Standard" style:family="paragraph">
      <style:text-properties fo:language="en" fo:country="US"/>
    </style:style>
    <style:style style:name="TableRow3206" style:family="table-row">
      <style:table-row-properties style:use-optimal-row-height="false"/>
    </style:style>
    <style:style style:name="TableCell320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08" style:parent-style-name="Standard" style:family="paragraph">
      <style:text-properties fo:language="en" fo:country="US"/>
    </style:style>
    <style:style style:name="TableCell320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21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11" style:parent-style-name="Standard" style:family="paragraph">
      <style:text-properties fo:language="en" fo:country="US"/>
    </style:style>
    <style:style style:name="TableCell321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13" style:parent-style-name="Standard" style:family="paragraph">
      <style:text-properties fo:language="en" fo:country="US"/>
    </style:style>
    <style:style style:name="TableCell3214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3215" style:family="table-row">
      <style:table-row-properties style:use-optimal-row-height="false"/>
    </style:style>
    <style:style style:name="TableCell321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17" style:parent-style-name="Standard" style:family="paragraph">
      <style:text-properties fo:language="en" fo:country="US"/>
    </style:style>
    <style:style style:name="TableCell321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21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20" style:parent-style-name="Standard" style:family="paragraph">
      <style:text-properties fo:language="en" fo:country="US"/>
    </style:style>
    <style:style style:name="TableCell322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22" style:parent-style-name="Standard" style:family="paragraph">
      <style:text-properties fo:language="en" fo:country="US"/>
    </style:style>
    <style:style style:name="TableCell322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224" style:parent-style-name="Standard" style:family="paragraph">
      <style:text-properties fo:language="en" fo:country="US"/>
    </style:style>
    <style:style style:name="TableRow3225" style:family="table-row">
      <style:table-row-properties style:use-optimal-row-height="false"/>
    </style:style>
    <style:style style:name="TableCell322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27" style:parent-style-name="Standard" style:family="paragraph">
      <style:text-properties fo:language="en" fo:country="US"/>
    </style:style>
    <style:style style:name="TableCell322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22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30" style:parent-style-name="Standard" style:family="paragraph">
      <style:text-properties fo:language="en" fo:country="US"/>
    </style:style>
    <style:style style:name="TableCell323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232" style:parent-style-name="Standard" style:family="paragraph">
      <style:text-properties fo:language="en" fo:country="US"/>
    </style:style>
    <style:style style:name="TableCell323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234" style:parent-style-name="Заголовок2" style:family="paragraph"/>
    <style:style style:name="T3235" style:parent-style-name="Основнойшрифтабзаца" style:family="text">
      <style:text-properties fo:language="en" fo:country="US"/>
    </style:style>
    <style:style style:name="T3236" style:parent-style-name="Основнойшрифтабзаца" style:family="text">
      <style:text-properties style:font-name-asian="NSimSun"/>
    </style:style>
    <style:style style:name="T3237" style:parent-style-name="Основнойшрифтабзаца" style:family="text">
      <style:text-properties style:font-name-asian="NSimSun"/>
    </style:style>
    <style:style style:name="TableColumn3239" style:family="table-column">
      <style:table-column-properties style:column-width="1.4493in"/>
    </style:style>
    <style:style style:name="TableColumn3240" style:family="table-column">
      <style:table-column-properties style:column-width="0.7312in"/>
    </style:style>
    <style:style style:name="TableColumn3241" style:family="table-column">
      <style:table-column-properties style:column-width="1.1687in"/>
    </style:style>
    <style:style style:name="TableColumn3242" style:family="table-column">
      <style:table-column-properties style:column-width="1.177in"/>
    </style:style>
    <style:style style:name="TableColumn3243" style:family="table-column">
      <style:table-column-properties style:column-width="1.5569in"/>
    </style:style>
    <style:style style:name="Table3238" style:family="table">
      <style:table-properties style:width="6.0833in" fo:margin-left="0in" table:align="left"/>
    </style:style>
    <style:style style:name="TableRow3244" style:family="table-row">
      <style:table-row-properties style:min-row-height="0.2166in"/>
    </style:style>
    <style:style style:name="TableCell32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24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3247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4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3249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3251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5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3253" style:family="table-cell">
      <style:table-cell-properties fo:border-top="0.0069in solid #000000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5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Row3255" style:family="table-row">
      <style:table-row-properties style:min-row-height="0.2166in"/>
    </style:style>
    <style:style style:name="TableCell325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5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5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5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6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6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6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266" style:family="table-row">
      <style:table-row-properties style:min-row-height="0.2166in"/>
    </style:style>
    <style:style style:name="TableCell3267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6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6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7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7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7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7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7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7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76" style:parent-style-name="Обычный" style:family="paragraph">
      <style:paragraph-properties fo:widows="2" fo:orphans="2" style:vertical-align="auto"/>
      <style:text-properties fo:hyphenate="true"/>
    </style:style>
    <style:style style:name="T327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/>
    </style:style>
    <style:style style:name="T327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3279" style:family="table-row">
      <style:table-row-properties style:min-row-height="0.2166in"/>
    </style:style>
    <style:style style:name="TableCell328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8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8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8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8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8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8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8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290" style:family="table-row">
      <style:table-row-properties style:min-row-height="0.2166in"/>
    </style:style>
    <style:style style:name="TableCell329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9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9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9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9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9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2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29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0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301" style:family="table-row">
      <style:table-row-properties style:min-row-height="0.2166in"/>
    </style:style>
    <style:style style:name="TableCell3302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0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0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0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0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0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0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1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1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312" style:family="table-row">
      <style:table-row-properties style:min-row-height="0.2166in"/>
    </style:style>
    <style:style style:name="TableCell3313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1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1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1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1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1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1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2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2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22" style:parent-style-name="Обычный" style:family="paragraph">
      <style:paragraph-properties fo:widows="2" fo:orphans="2" style:vertical-align="auto"/>
      <style:text-properties fo:hyphenate="true"/>
    </style:style>
    <style:style style:name="T332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/>
    </style:style>
    <style:style style:name="T332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332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/>
    </style:style>
    <style:style style:name="TableRow3326" style:family="table-row">
      <style:table-row-properties style:min-row-height="0.2166in"/>
    </style:style>
    <style:style style:name="TableCell3327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2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2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3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3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3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3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3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3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337" style:family="table-row">
      <style:table-row-properties style:min-row-height="0.2166in"/>
    </style:style>
    <style:style style:name="TableCell3338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3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4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4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4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4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4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4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4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348" style:family="table-row">
      <style:table-row-properties style:min-row-height="0.2166in"/>
    </style:style>
    <style:style style:name="TableCell3349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5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5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5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5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5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5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5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5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359" style:family="table-row">
      <style:table-row-properties style:min-row-height="0.2166in"/>
    </style:style>
    <style:style style:name="TableCell336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6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6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6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6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6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6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6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370" style:family="table-row">
      <style:table-row-properties style:min-row-height="0.2166in"/>
    </style:style>
    <style:style style:name="TableCell337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7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7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7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7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7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7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7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8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381" style:family="table-row">
      <style:table-row-properties style:min-row-height="0.2166in"/>
    </style:style>
    <style:style style:name="TableCell3382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8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8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8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8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8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8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9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9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392" style:family="table-row">
      <style:table-row-properties style:min-row-height="0.2166in"/>
    </style:style>
    <style:style style:name="TableCell3393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9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9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9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39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398" style:parent-style-name="Обычный" style:family="paragraph">
      <style:paragraph-properties fo:widows="2" fo:orphans="2" style:vertical-align="auto"/>
      <style:text-properties fo:hyphenate="true"/>
    </style:style>
    <style:style style:name="T339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340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01" style:parent-style-name="Обычный" style:family="paragraph">
      <style:paragraph-properties fo:widows="2" fo:orphans="2" style:vertical-align="auto"/>
      <style:text-properties fo:hyphenate="true"/>
    </style:style>
    <style:style style:name="T340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340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04" style:parent-style-name="Обычный" style:family="paragraph">
      <style:paragraph-properties fo:widows="2" fo:orphans="2" style:vertical-align="auto"/>
      <style:text-properties fo:hyphenate="true"/>
    </style:style>
    <style:style style:name="T340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3406" style:family="table-row">
      <style:table-row-properties style:min-row-height="0.2166in"/>
    </style:style>
    <style:style style:name="TableCell3407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0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0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1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12" style:parent-style-name="Обычный" style:family="paragraph">
      <style:paragraph-properties fo:widows="2" fo:orphans="2" style:vertical-align="auto"/>
      <style:text-properties fo:hyphenate="true"/>
    </style:style>
    <style:style style:name="T341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341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1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17" style:parent-style-name="Обычный" style:family="paragraph">
      <style:paragraph-properties fo:widows="2" fo:orphans="2" style:vertical-align="auto"/>
      <style:text-properties fo:hyphenate="true"/>
    </style:style>
    <style:style style:name="T341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3419" style:family="table-row">
      <style:table-row-properties style:min-row-height="0.2166in"/>
    </style:style>
    <style:style style:name="TableCell342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2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2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2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2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25" style:parent-style-name="Обычный" style:family="paragraph">
      <style:paragraph-properties fo:widows="2" fo:orphans="2" style:vertical-align="auto"/>
      <style:text-properties fo:hyphenate="true"/>
    </style:style>
    <style:style style:name="T342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342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2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431" style:family="table-row">
      <style:table-row-properties style:min-row-height="0.2166in"/>
    </style:style>
    <style:style style:name="TableCell3432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3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3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3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3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37" style:parent-style-name="Обычный" style:family="paragraph">
      <style:paragraph-properties fo:widows="2" fo:orphans="2" style:vertical-align="auto"/>
      <style:text-properties fo:hyphenate="true"/>
    </style:style>
    <style:style style:name="T343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343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40" style:parent-style-name="Обычный" style:family="paragraph">
      <style:paragraph-properties fo:widows="2" fo:orphans="2" style:vertical-align="auto"/>
      <style:text-properties fo:hyphenate="true"/>
    </style:style>
    <style:style style:name="T344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344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43" style:parent-style-name="Обычный" style:family="paragraph">
      <style:paragraph-properties fo:widows="2" fo:orphans="2" style:vertical-align="auto"/>
      <style:text-properties fo:hyphenate="true"/>
    </style:style>
    <style:style style:name="T344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3445" style:family="table-row">
      <style:table-row-properties style:min-row-height="0.2166in"/>
    </style:style>
    <style:style style:name="TableCell344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4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4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4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5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51" style:parent-style-name="Обычный" style:family="paragraph">
      <style:paragraph-properties fo:widows="2" fo:orphans="2" style:vertical-align="auto"/>
      <style:text-properties fo:hyphenate="true"/>
    </style:style>
    <style:style style:name="T345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345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5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5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457" style:family="table-row">
      <style:table-row-properties style:min-row-height="0.2166in"/>
    </style:style>
    <style:style style:name="TableCell3458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5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6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6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6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63" style:parent-style-name="Обычный" style:family="paragraph">
      <style:paragraph-properties fo:widows="2" fo:orphans="2" style:vertical-align="auto"/>
      <style:text-properties fo:hyphenate="true"/>
    </style:style>
    <style:style style:name="T346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346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6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6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6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469" style:family="table-row">
      <style:table-row-properties style:min-row-height="0.2166in"/>
    </style:style>
    <style:style style:name="TableCell347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7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7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7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7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75" style:parent-style-name="Обычный" style:family="paragraph">
      <style:paragraph-properties fo:widows="2" fo:orphans="2" style:vertical-align="auto"/>
      <style:text-properties fo:hyphenate="true"/>
    </style:style>
    <style:style style:name="T347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347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7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8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481" style:family="table-row">
      <style:table-row-properties style:min-row-height="0.2166in"/>
    </style:style>
    <style:style style:name="TableCell3482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8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8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8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8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87" style:parent-style-name="Обычный" style:family="paragraph">
      <style:paragraph-properties fo:widows="2" fo:orphans="2" style:vertical-align="auto"/>
      <style:text-properties fo:hyphenate="true"/>
    </style:style>
    <style:style style:name="T348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348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9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9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92" style:parent-style-name="Обычный" style:family="paragraph">
      <style:paragraph-properties fo:widows="2" fo:orphans="2" style:vertical-align="auto"/>
      <style:text-properties fo:hyphenate="true"/>
    </style:style>
    <style:style style:name="T349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3494" style:family="table-row">
      <style:table-row-properties style:min-row-height="0.2166in"/>
    </style:style>
    <style:style style:name="TableCell3495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9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97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49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49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500" style:parent-style-name="Обычный" style:family="paragraph">
      <style:paragraph-properties fo:widows="2" fo:orphans="2" style:vertical-align="auto"/>
      <style:text-properties fo:hyphenate="true"/>
    </style:style>
    <style:style style:name="T350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350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50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504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5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3506" style:parent-style-name="Основнойшрифтабзаца" style:family="text">
      <style:text-properties fo:language="en" fo:country="US"/>
    </style:style>
    <style:style style:name="P3507" style:parent-style-name="Заголовок2" style:family="paragraph"/>
    <style:style style:name="T3508" style:parent-style-name="Основнойшрифтабзаца" style:family="text">
      <style:text-properties fo:language="en" fo:country="US"/>
    </style:style>
    <style:style style:name="T3509" style:parent-style-name="Основнойшрифтабзаца" style:family="text">
      <style:text-properties style:font-name-asian="NSimSun"/>
    </style:style>
    <style:style style:name="T3510" style:parent-style-name="Основнойшрифтабзаца" style:family="text">
      <style:text-properties style:font-name-asian="NSimSun" fo:language="en" fo:country="US"/>
    </style:style>
    <style:style style:name="T3511" style:parent-style-name="Основнойшрифтабзаца" style:family="text">
      <style:text-properties style:font-name-asian="NSimSun"/>
    </style:style>
    <style:style style:name="TableColumn3513" style:family="table-column">
      <style:table-column-properties style:column-width="1.1986in" style:use-optimal-column-width="false"/>
    </style:style>
    <style:style style:name="TableColumn3514" style:family="table-column">
      <style:table-column-properties style:column-width="1.1965in" style:use-optimal-column-width="false"/>
    </style:style>
    <style:style style:name="TableColumn3515" style:family="table-column">
      <style:table-column-properties style:column-width="1.602in" style:use-optimal-column-width="false"/>
    </style:style>
    <style:style style:name="TableColumn3516" style:family="table-column">
      <style:table-column-properties style:column-width="1.5736in" style:use-optimal-column-width="false"/>
    </style:style>
    <style:style style:name="TableColumn3517" style:family="table-column">
      <style:table-column-properties style:column-width="1.3506in" style:use-optimal-column-width="false"/>
    </style:style>
    <style:style style:name="Table3512" style:family="table">
      <style:table-properties style:width="6.9215in" fo:margin-left="-0.2062in" table:align="left"/>
    </style:style>
    <style:style style:name="TableRow3518" style:family="table-row">
      <style:table-row-properties style:use-optimal-row-height="false"/>
    </style:style>
    <style:style style:name="TableCell351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20" style:parent-style-name="Standard" style:family="paragraph">
      <style:text-properties fo:font-weight="bold" style:font-weight-asian="bold"/>
    </style:style>
    <style:style style:name="TableCell352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22" style:parent-style-name="Standard" style:family="paragraph">
      <style:text-properties fo:font-weight="bold" style:font-weight-asian="bold"/>
    </style:style>
    <style:style style:name="TableCell352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24" style:parent-style-name="Standard" style:family="paragraph">
      <style:text-properties fo:font-weight="bold" style:font-weight-asian="bold"/>
    </style:style>
    <style:style style:name="TableCell352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26" style:parent-style-name="Standard" style:family="paragraph">
      <style:text-properties fo:font-weight="bold" style:font-weight-asian="bold"/>
    </style:style>
    <style:style style:name="TableCell352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528" style:parent-style-name="Standard" style:family="paragraph">
      <style:text-properties fo:font-weight="bold" style:font-weight-asian="bold"/>
    </style:style>
    <style:style style:name="TableRow3529" style:family="table-row">
      <style:table-row-properties style:use-optimal-row-height="false"/>
    </style:style>
    <style:style style:name="TableCell353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31" style:parent-style-name="Standard" style:family="paragraph">
      <style:text-properties fo:language="en" fo:country="US"/>
    </style:style>
    <style:style style:name="TableCell353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53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34" style:parent-style-name="Standard" style:family="paragraph">
      <style:text-properties fo:language="en" fo:country="US"/>
    </style:style>
    <style:style style:name="TableCell353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53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3537" style:parent-style-name="Основнойшрифтабзаца" style:family="text">
      <style:text-properties fo:language="en" fo:country="US"/>
    </style:style>
    <style:style style:name="TableRow3538" style:family="table-row">
      <style:table-row-properties style:use-optimal-row-height="false"/>
    </style:style>
    <style:style style:name="TableCell353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40" style:parent-style-name="Standard" style:family="paragraph">
      <style:text-properties fo:language="en" fo:country="US"/>
    </style:style>
    <style:style style:name="TableCell354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54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43" style:parent-style-name="Standard" style:family="paragraph">
      <style:text-properties fo:language="en" fo:country="US"/>
    </style:style>
    <style:style style:name="TableCell354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45" style:parent-style-name="Standard" style:family="paragraph">
      <style:text-properties fo:language="en" fo:country="US"/>
    </style:style>
    <style:style style:name="TableCell354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3547" style:parent-style-name="Основнойшрифтабзаца" style:family="text">
      <style:text-properties fo:language="en" fo:country="US"/>
    </style:style>
    <style:style style:name="TableRow3548" style:family="table-row">
      <style:table-row-properties style:use-optimal-row-height="false"/>
    </style:style>
    <style:style style:name="TableCell354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50" style:parent-style-name="Standard" style:family="paragraph">
      <style:text-properties fo:language="en" fo:country="US"/>
    </style:style>
    <style:style style:name="TableCell355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52" style:parent-style-name="Standard" style:family="paragraph">
      <style:text-properties fo:language="en" fo:country="US"/>
    </style:style>
    <style:style style:name="TableCell355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54" style:parent-style-name="Standard" style:family="paragraph">
      <style:text-properties fo:language="en" fo:country="US"/>
    </style:style>
    <style:style style:name="TableCell355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556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3557" style:family="table-row">
      <style:table-row-properties style:use-optimal-row-height="false"/>
    </style:style>
    <style:style style:name="TableCell355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59" style:parent-style-name="Standard" style:family="paragraph">
      <style:text-properties fo:language="en" fo:country="US"/>
    </style:style>
    <style:style style:name="TableCell356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61" style:parent-style-name="Standard" style:family="paragraph">
      <style:text-properties fo:language="en" fo:country="US"/>
    </style:style>
    <style:style style:name="TableCell356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63" style:parent-style-name="Standard" style:family="paragraph">
      <style:text-properties fo:language="en" fo:country="US"/>
    </style:style>
    <style:style style:name="TableCell356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56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3566" style:family="table-row">
      <style:table-row-properties style:use-optimal-row-height="false"/>
    </style:style>
    <style:style style:name="TableCell356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68" style:parent-style-name="Standard" style:family="paragraph">
      <style:text-properties fo:language="en" fo:country="US"/>
    </style:style>
    <style:style style:name="TableCell356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57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71" style:parent-style-name="Standard" style:family="paragraph">
      <style:text-properties fo:language="en" fo:country="US"/>
    </style:style>
    <style:style style:name="TableCell357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57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3574" style:family="table-row">
      <style:table-row-properties style:use-optimal-row-height="false"/>
    </style:style>
    <style:style style:name="TableCell357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76" style:parent-style-name="Standard" style:family="paragraph">
      <style:text-properties fo:font-size="10pt" style:font-size-asian="10pt" style:font-size-complex="10pt"/>
    </style:style>
    <style:style style:name="TableCell357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78" style:parent-style-name="Standard" style:family="paragraph">
      <style:text-properties fo:font-size="10pt" style:font-size-asian="10pt" style:font-size-complex="10pt"/>
    </style:style>
    <style:style style:name="TableCell357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80" style:parent-style-name="Standard" style:family="paragraph">
      <style:text-properties fo:language="en" fo:country="US"/>
    </style:style>
    <style:style style:name="TableCell358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82" style:parent-style-name="Standard" style:family="paragraph">
      <style:text-properties fo:language="en" fo:country="US"/>
    </style:style>
    <style:style style:name="TableCell3583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584" style:parent-style-name="Standard" style:family="paragraph">
      <style:text-properties fo:language="en" fo:country="US"/>
    </style:style>
    <style:style style:name="TableRow3585" style:family="table-row">
      <style:table-row-properties style:use-optimal-row-height="false"/>
    </style:style>
    <style:style style:name="TableCell358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87" style:parent-style-name="Standard" style:family="paragraph">
      <style:text-properties fo:font-size="10pt" style:font-size-asian="10pt" style:font-size-complex="10pt"/>
    </style:style>
    <style:style style:name="TableCell358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89" style:parent-style-name="Standard" style:family="paragraph">
      <style:text-properties fo:font-size="10pt" style:font-size-asian="10pt" style:font-size-complex="10pt"/>
    </style:style>
    <style:style style:name="TableCell359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91" style:parent-style-name="Standard" style:family="paragraph">
      <style:text-properties fo:language="en" fo:country="US"/>
    </style:style>
    <style:style style:name="TableCell359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93" style:parent-style-name="Standard" style:family="paragraph">
      <style:text-properties fo:language="en" fo:country="US"/>
    </style:style>
    <style:style style:name="TableCell359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3595" style:family="table-row">
      <style:table-row-properties style:use-optimal-row-height="false"/>
    </style:style>
    <style:style style:name="TableCell359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97" style:parent-style-name="Standard" style:family="paragraph">
      <style:text-properties fo:font-size="10pt" style:font-size-asian="10pt" style:font-size-complex="10pt"/>
    </style:style>
    <style:style style:name="TableCell359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599" style:parent-style-name="Standard" style:family="paragraph">
      <style:text-properties fo:font-size="10pt" style:font-size-asian="10pt" style:font-size-complex="10pt"/>
    </style:style>
    <style:style style:name="TableCell360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01" style:parent-style-name="Standard" style:family="paragraph">
      <style:text-properties fo:language="en" fo:country="US"/>
    </style:style>
    <style:style style:name="TableCell360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03" style:parent-style-name="Standard" style:family="paragraph">
      <style:text-properties fo:language="en" fo:country="US"/>
    </style:style>
    <style:style style:name="TableCell3604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05" style:parent-style-name="Standard" style:family="paragraph">
      <style:text-properties fo:language="en" fo:country="US"/>
    </style:style>
    <style:style style:name="TableRow3606" style:family="table-row">
      <style:table-row-properties style:use-optimal-row-height="false"/>
    </style:style>
    <style:style style:name="TableCell360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08" style:parent-style-name="Standard" style:family="paragraph">
      <style:text-properties fo:font-size="10pt" style:font-size-asian="10pt" style:font-size-complex="10pt"/>
    </style:style>
    <style:style style:name="TableCell360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10" style:parent-style-name="Standard" style:family="paragraph">
      <style:text-properties fo:font-size="10pt" style:font-size-asian="10pt" style:font-size-complex="10pt"/>
    </style:style>
    <style:style style:name="TableCell361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12" style:parent-style-name="Standard" style:family="paragraph">
      <style:text-properties fo:language="en" fo:country="US"/>
    </style:style>
    <style:style style:name="TableCell361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14" style:parent-style-name="Standard" style:family="paragraph">
      <style:text-properties fo:language="en" fo:country="US"/>
    </style:style>
    <style:style style:name="TableCell361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3616" style:parent-style-name="Основнойшрифтабзаца" style:family="text">
      <style:text-properties fo:language="en" fo:country="US"/>
    </style:style>
    <style:style style:name="TableRow3617" style:family="table-row">
      <style:table-row-properties style:use-optimal-row-height="false"/>
    </style:style>
    <style:style style:name="TableCell361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19" style:parent-style-name="Standard" style:family="paragraph">
      <style:text-properties fo:font-size="10pt" style:font-size-asian="10pt" style:font-size-complex="10pt"/>
    </style:style>
    <style:style style:name="TableCell362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21" style:parent-style-name="Standard" style:family="paragraph">
      <style:text-properties fo:font-size="10pt" style:font-size-asian="10pt" style:font-size-complex="10pt"/>
    </style:style>
    <style:style style:name="TableCell362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23" style:parent-style-name="Standard" style:family="paragraph">
      <style:text-properties fo:language="en" fo:country="US"/>
    </style:style>
    <style:style style:name="TableCell362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62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ableRow3626" style:family="table-row">
      <style:table-row-properties style:use-optimal-row-height="false"/>
    </style:style>
    <style:style style:name="TableCell362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28" style:parent-style-name="Standard" style:family="paragraph">
      <style:text-properties fo:font-size="10pt" style:font-size-asian="10pt" style:font-size-complex="10pt"/>
    </style:style>
    <style:style style:name="TableCell362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30" style:parent-style-name="Standard" style:family="paragraph">
      <style:text-properties fo:font-size="10pt" style:font-size-asian="10pt" style:font-size-complex="10pt"/>
    </style:style>
    <style:style style:name="TableCell363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32" style:parent-style-name="Standard" style:family="paragraph">
      <style:text-properties fo:language="en" fo:country="US"/>
    </style:style>
    <style:style style:name="TableCell363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34" style:parent-style-name="Standard" style:family="paragraph">
      <style:text-properties fo:language="en" fo:country="US"/>
    </style:style>
    <style:style style:name="TableCell363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36" style:parent-style-name="Standard" style:family="paragraph">
      <style:text-properties fo:language="en" fo:country="US"/>
    </style:style>
    <style:style style:name="TableRow3637" style:family="table-row">
      <style:table-row-properties style:use-optimal-row-height="false"/>
    </style:style>
    <style:style style:name="TableCell363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39" style:parent-style-name="Standard" style:family="paragraph">
      <style:text-properties fo:font-size="10pt" style:font-size-asian="10pt" style:font-size-complex="10pt"/>
    </style:style>
    <style:style style:name="TableCell364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41" style:parent-style-name="Standard" style:family="paragraph">
      <style:text-properties fo:font-size="10pt" style:font-size-asian="10pt" style:font-size-complex="10pt"/>
    </style:style>
    <style:style style:name="TableCell364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43" style:parent-style-name="Standard" style:family="paragraph">
      <style:text-properties fo:language="en" fo:country="US"/>
    </style:style>
    <style:style style:name="TableCell364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645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46" style:parent-style-name="Standard" style:family="paragraph">
      <style:text-properties fo:language="en" fo:country="US"/>
    </style:style>
    <style:style style:name="TableRow3647" style:family="table-row">
      <style:table-row-properties style:use-optimal-row-height="false"/>
    </style:style>
    <style:style style:name="TableCell364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49" style:parent-style-name="Standard" style:family="paragraph">
      <style:text-properties fo:font-size="10pt" style:font-size-asian="10pt" style:font-size-complex="10pt"/>
    </style:style>
    <style:style style:name="TableCell365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51" style:parent-style-name="Standard" style:family="paragraph">
      <style:text-properties fo:font-size="10pt" style:font-size-asian="10pt" style:font-size-complex="10pt"/>
    </style:style>
    <style:style style:name="TableCell365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53" style:parent-style-name="Standard" style:family="paragraph">
      <style:text-properties fo:language="en" fo:country="US"/>
    </style:style>
    <style:style style:name="TableCell365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55" style:parent-style-name="Standard" style:family="paragraph">
      <style:text-properties fo:language="en" fo:country="US"/>
    </style:style>
    <style:style style:name="TableCell365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57" style:parent-style-name="Standard" style:family="paragraph">
      <style:text-properties fo:language="en" fo:country="US"/>
    </style:style>
    <style:style style:name="TableRow3658" style:family="table-row">
      <style:table-row-properties style:use-optimal-row-height="false"/>
    </style:style>
    <style:style style:name="TableCell365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60" style:parent-style-name="Standard" style:family="paragraph">
      <style:text-properties fo:font-size="10pt" style:font-size-asian="10pt" style:font-size-complex="10pt"/>
    </style:style>
    <style:style style:name="TableCell366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62" style:parent-style-name="Standard" style:family="paragraph">
      <style:text-properties fo:font-size="10pt" style:font-size-asian="10pt" style:font-size-complex="10pt"/>
    </style:style>
    <style:style style:name="TableCell366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64" style:parent-style-name="Standard" style:family="paragraph">
      <style:text-properties fo:language="en" fo:country="US"/>
    </style:style>
    <style:style style:name="TableCell366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666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67" style:parent-style-name="Standard" style:family="paragraph">
      <style:text-properties fo:language="en" fo:country="US"/>
    </style:style>
    <style:style style:name="TableRow3668" style:family="table-row">
      <style:table-row-properties style:use-optimal-row-height="false"/>
    </style:style>
    <style:style style:name="TableCell366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70" style:parent-style-name="Standard" style:family="paragraph">
      <style:text-properties fo:font-size="10pt" style:font-size-asian="10pt" style:font-size-complex="10pt"/>
    </style:style>
    <style:style style:name="TableCell367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72" style:parent-style-name="Standard" style:family="paragraph">
      <style:text-properties fo:font-size="10pt" style:font-size-asian="10pt" style:font-size-complex="10pt"/>
    </style:style>
    <style:style style:name="TableCell367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74" style:parent-style-name="Standard" style:family="paragraph">
      <style:text-properties fo:language="en" fo:country="US"/>
    </style:style>
    <style:style style:name="TableCell367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76" style:parent-style-name="Standard" style:family="paragraph">
      <style:text-properties fo:language="en" fo:country="US"/>
    </style:style>
    <style:style style:name="TableCell3677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78" style:parent-style-name="Standard" style:family="paragraph">
      <style:text-properties fo:language="en" fo:country="US"/>
    </style:style>
    <style:style style:name="TableRow3679" style:family="table-row">
      <style:table-row-properties style:use-optimal-row-height="false"/>
    </style:style>
    <style:style style:name="TableCell368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81" style:parent-style-name="Standard" style:family="paragraph">
      <style:text-properties fo:font-size="10pt" style:font-size-asian="10pt" style:font-size-complex="10pt"/>
    </style:style>
    <style:style style:name="TableCell368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83" style:parent-style-name="Standard" style:family="paragraph">
      <style:text-properties fo:font-size="10pt" style:font-size-asian="10pt" style:font-size-complex="10pt"/>
    </style:style>
    <style:style style:name="TableCell368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85" style:parent-style-name="Standard" style:family="paragraph">
      <style:text-properties fo:language="en" fo:country="US"/>
    </style:style>
    <style:style style:name="TableCell368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87" style:parent-style-name="Standard" style:family="paragraph">
      <style:text-properties fo:language="en" fo:country="US"/>
    </style:style>
    <style:style style:name="TableCell3688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P3689" style:parent-style-name="Standard" style:family="paragraph">
      <style:text-properties fo:language="en" fo:country="US"/>
    </style:style>
    <style:style style:name="TableRow3690" style:family="table-row">
      <style:table-row-properties style:use-optimal-row-height="false"/>
    </style:style>
    <style:style style:name="TableCell369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92" style:parent-style-name="Standard" style:family="paragraph">
      <style:text-properties fo:font-size="10pt" style:font-size-asian="10pt" style:font-size-complex="10pt"/>
    </style:style>
    <style:style style:name="TableCell369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94" style:parent-style-name="Standard" style:family="paragraph">
      <style:text-properties fo:font-size="10pt" style:font-size-asian="10pt" style:font-size-complex="10pt"/>
    </style:style>
    <style:style style:name="TableCell369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96" style:parent-style-name="Standard" style:family="paragraph">
      <style:text-properties fo:language="en" fo:country="US"/>
    </style:style>
    <style:style style:name="TableCell369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698" style:parent-style-name="Standard" style:family="paragraph">
      <style:text-properties fo:language="en" fo:country="US"/>
    </style:style>
    <style:style style:name="TableCell3699" style:family="table-cell">
      <style:table-cell-properties fo:border="0.0069in solid #000001" fo:background-color="#FFFFFF" style:writing-mode="lr-tb" fo:padding-top="0in" fo:padding-left="0.075in" fo:padding-bottom="0in" fo:padding-right="0.075in"/>
    </style:style>
    <style:style style:name="T3700" style:parent-style-name="Основнойшрифтабзаца" style:family="text">
      <style:text-properties fo:language="en" fo:country="US"/>
    </style:style>
    <style:style style:name="TableRow3701" style:family="table-row">
      <style:table-row-properties style:use-optimal-row-height="false"/>
    </style:style>
    <style:style style:name="TableCell370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03" style:parent-style-name="Standard" style:family="paragraph">
      <style:text-properties fo:font-size="10pt" style:font-size-asian="10pt" style:font-size-complex="10pt"/>
    </style:style>
    <style:style style:name="TableCell370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05" style:parent-style-name="Standard" style:family="paragraph">
      <style:text-properties fo:font-size="10pt" style:font-size-asian="10pt" style:font-size-complex="10pt"/>
    </style:style>
    <style:style style:name="TableCell370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07" style:parent-style-name="Standard" style:family="paragraph">
      <style:text-properties fo:language="en" fo:country="US"/>
    </style:style>
    <style:style style:name="TableCell370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09" style:parent-style-name="Standard" style:family="paragraph">
      <style:text-properties fo:language="en" fo:country="US"/>
    </style:style>
    <style:style style:name="TableCell371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3711" style:family="table-row">
      <style:table-row-properties style:use-optimal-row-height="false"/>
    </style:style>
    <style:style style:name="TableCell371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13" style:parent-style-name="Standard" style:family="paragraph">
      <style:text-properties fo:font-size="10pt" style:font-size-asian="10pt" style:font-size-complex="10pt"/>
    </style:style>
    <style:style style:name="TableCell371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15" style:parent-style-name="Standard" style:family="paragraph">
      <style:text-properties fo:font-size="10pt" style:font-size-asian="10pt" style:font-size-complex="10pt"/>
    </style:style>
    <style:style style:name="TableCell371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17" style:parent-style-name="Standard" style:family="paragraph">
      <style:text-properties fo:language="en" fo:country="US"/>
    </style:style>
    <style:style style:name="TableCell371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19" style:parent-style-name="Standard" style:family="paragraph">
      <style:text-properties fo:language="en" fo:country="US"/>
    </style:style>
    <style:style style:name="TableCell372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3721" style:family="table-row">
      <style:table-row-properties style:use-optimal-row-height="false"/>
    </style:style>
    <style:style style:name="TableCell372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23" style:parent-style-name="Standard" style:family="paragraph">
      <style:text-properties fo:font-size="10pt" style:font-size-asian="10pt" style:font-size-complex="10pt"/>
    </style:style>
    <style:style style:name="TableCell372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25" style:parent-style-name="Standard" style:family="paragraph">
      <style:text-properties fo:font-size="10pt" style:font-size-asian="10pt" style:font-size-complex="10pt"/>
    </style:style>
    <style:style style:name="TableCell372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27" style:parent-style-name="Standard" style:family="paragraph">
      <style:text-properties fo:language="en" fo:country="US"/>
    </style:style>
    <style:style style:name="TableCell372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29" style:parent-style-name="Standard" style:family="paragraph">
      <style:text-properties fo:language="en" fo:country="US"/>
    </style:style>
    <style:style style:name="TableCell373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3731" style:family="table-row">
      <style:table-row-properties style:use-optimal-row-height="false"/>
    </style:style>
    <style:style style:name="TableCell373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33" style:parent-style-name="Standard" style:family="paragraph">
      <style:text-properties fo:font-size="10pt" style:font-size-asian="10pt" style:font-size-complex="10pt"/>
    </style:style>
    <style:style style:name="TableCell373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35" style:parent-style-name="Standard" style:family="paragraph">
      <style:text-properties fo:font-size="10pt" style:font-size-asian="10pt" style:font-size-complex="10pt"/>
    </style:style>
    <style:style style:name="TableCell373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37" style:parent-style-name="Standard" style:family="paragraph">
      <style:text-properties fo:language="en" fo:country="US"/>
    </style:style>
    <style:style style:name="TableCell373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39" style:parent-style-name="Standard" style:family="paragraph">
      <style:text-properties fo:language="en" fo:country="US"/>
    </style:style>
    <style:style style:name="TableCell374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3741" style:parent-style-name="Основнойшрифтабзаца" style:family="text">
      <style:text-properties fo:language="en" fo:country="US"/>
    </style:style>
    <style:style style:name="TableRow3742" style:family="table-row">
      <style:table-row-properties style:use-optimal-row-height="false"/>
    </style:style>
    <style:style style:name="TableCell374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44" style:parent-style-name="Standard" style:family="paragraph">
      <style:text-properties fo:font-size="10pt" style:font-size-asian="10pt" style:font-size-complex="10pt"/>
    </style:style>
    <style:style style:name="TableCell374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46" style:parent-style-name="Standard" style:family="paragraph">
      <style:text-properties fo:font-size="10pt" style:font-size-asian="10pt" style:font-size-complex="10pt"/>
    </style:style>
    <style:style style:name="TableCell374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74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49" style:parent-style-name="Standard" style:family="paragraph">
      <style:text-properties fo:language="en" fo:country="US"/>
    </style:style>
    <style:style style:name="TableCell3750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3751" style:family="table-row">
      <style:table-row-properties style:use-optimal-row-height="false"/>
    </style:style>
    <style:style style:name="TableCell375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53" style:parent-style-name="Standard" style:family="paragraph">
      <style:text-properties fo:font-size="10pt" style:font-size-asian="10pt" style:font-size-complex="10pt"/>
    </style:style>
    <style:style style:name="TableCell375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55" style:parent-style-name="Standard" style:family="paragraph">
      <style:text-properties fo:font-size="10pt" style:font-size-asian="10pt" style:font-size-complex="10pt"/>
    </style:style>
    <style:style style:name="TableCell375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75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58" style:parent-style-name="Standard" style:family="paragraph">
      <style:text-properties fo:language="en" fo:country="US"/>
    </style:style>
    <style:style style:name="TableCell3759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3760" style:family="table-row">
      <style:table-row-properties style:use-optimal-row-height="false"/>
    </style:style>
    <style:style style:name="TableCell376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62" style:parent-style-name="Standard" style:family="paragraph">
      <style:text-properties fo:font-size="10pt" style:font-size-asian="10pt" style:font-size-complex="10pt"/>
    </style:style>
    <style:style style:name="TableCell376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64" style:parent-style-name="Standard" style:family="paragraph">
      <style:text-properties fo:font-size="10pt" style:font-size-asian="10pt" style:font-size-complex="10pt"/>
    </style:style>
    <style:style style:name="TableCell376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76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67" style:parent-style-name="Standard" style:family="paragraph">
      <style:text-properties fo:language="en" fo:country="US"/>
    </style:style>
    <style:style style:name="TableCell3768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3769" style:family="table-row">
      <style:table-row-properties style:use-optimal-row-height="false"/>
    </style:style>
    <style:style style:name="TableCell377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71" style:parent-style-name="Standard" style:family="paragraph">
      <style:text-properties fo:font-size="10pt" style:font-size-asian="10pt" style:font-size-complex="10pt" fo:language="en" fo:country="US"/>
    </style:style>
    <style:style style:name="TableCell377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73" style:parent-style-name="Standard" style:family="paragraph">
      <style:text-properties fo:font-size="10pt" style:font-size-asian="10pt" style:font-size-complex="10pt" fo:language="en" fo:country="US"/>
    </style:style>
    <style:style style:name="TableCell377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77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76" style:parent-style-name="Standard" style:family="paragraph">
      <style:text-properties fo:language="en" fo:country="US"/>
    </style:style>
    <style:style style:name="TableCell377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3778" style:parent-style-name="Основнойшрифтабзаца" style:family="text">
      <style:text-properties fo:language="en" fo:country="US"/>
    </style:style>
    <style:style style:name="TableRow3779" style:family="table-row">
      <style:table-row-properties style:use-optimal-row-height="false"/>
    </style:style>
    <style:style style:name="TableCell378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81" style:parent-style-name="Standard" style:family="paragraph">
      <style:text-properties fo:font-size="10pt" style:font-size-asian="10pt" style:font-size-complex="10pt" fo:language="en" fo:country="US"/>
    </style:style>
    <style:style style:name="TableCell378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83" style:parent-style-name="Standard" style:family="paragraph">
      <style:text-properties fo:font-size="10pt" style:font-size-asian="10pt" style:font-size-complex="10pt" fo:language="en" fo:country="US"/>
    </style:style>
    <style:style style:name="TableCell378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78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86" style:parent-style-name="Standard" style:family="paragraph">
      <style:text-properties fo:language="en" fo:country="US"/>
    </style:style>
    <style:style style:name="TableCell3787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3788" style:family="table-row">
      <style:table-row-properties style:use-optimal-row-height="false"/>
    </style:style>
    <style:style style:name="TableCell378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90" style:parent-style-name="Standard" style:family="paragraph">
      <style:text-properties fo:font-size="10pt" style:font-size-asian="10pt" style:font-size-complex="10pt" fo:language="en" fo:country="US"/>
    </style:style>
    <style:style style:name="TableCell379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92" style:parent-style-name="Standard" style:family="paragraph">
      <style:text-properties fo:font-size="10pt" style:font-size-asian="10pt" style:font-size-complex="10pt" fo:language="en" fo:country="US"/>
    </style:style>
    <style:style style:name="TableCell379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79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795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3796" style:family="table-row">
      <style:table-row-properties style:use-optimal-row-height="false"/>
    </style:style>
    <style:style style:name="TableCell379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798" style:parent-style-name="Standard" style:family="paragraph">
      <style:text-properties fo:font-size="10pt" style:font-size-asian="10pt" style:font-size-complex="10pt" fo:language="en" fo:country="US"/>
    </style:style>
    <style:style style:name="TableCell379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00" style:parent-style-name="Standard" style:family="paragraph">
      <style:text-properties fo:font-size="10pt" style:font-size-asian="10pt" style:font-size-complex="10pt" fo:language="en" fo:country="US"/>
    </style:style>
    <style:style style:name="TableCell380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80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803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ableRow3804" style:family="table-row">
      <style:table-row-properties style:use-optimal-row-height="false"/>
    </style:style>
    <style:style style:name="TableCell380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06" style:parent-style-name="Standard" style:family="paragraph">
      <style:text-properties fo:font-size="10pt" style:font-size-asian="10pt" style:font-size-complex="10pt" fo:language="en" fo:country="US"/>
    </style:style>
    <style:style style:name="TableCell380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08" style:parent-style-name="Standard" style:family="paragraph">
      <style:text-properties fo:font-size="10pt" style:font-size-asian="10pt" style:font-size-complex="10pt" fo:language="en" fo:country="US"/>
    </style:style>
    <style:style style:name="TableCell380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81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11" style:parent-style-name="Standard" style:family="paragraph">
      <style:text-properties fo:language="en" fo:country="US"/>
    </style:style>
    <style:style style:name="TableCell381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T3813" style:parent-style-name="Основнойшрифтабзаца" style:family="text">
      <style:text-properties fo:language="en" fo:country="US"/>
    </style:style>
    <style:style style:name="TableRow3814" style:family="table-row">
      <style:table-row-properties style:use-optimal-row-height="false"/>
    </style:style>
    <style:style style:name="TableCell381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16" style:parent-style-name="Standard" style:family="paragraph">
      <style:text-properties fo:font-size="10pt" style:font-size-asian="10pt" style:font-size-complex="10pt" fo:language="en" fo:country="US"/>
    </style:style>
    <style:style style:name="TableCell381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18" style:parent-style-name="Standard" style:family="paragraph">
      <style:text-properties fo:font-size="10pt" style:font-size-asian="10pt" style:font-size-complex="10pt" fo:language="en" fo:country="US"/>
    </style:style>
    <style:style style:name="TableCell381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TableCell382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75in" fo:padding-bottom="0in" fo:padding-right="0.075in"/>
    </style:style>
    <style:style style:name="P3821" style:parent-style-name="Standard" style:family="paragraph">
      <style:text-properties fo:language="en" fo:country="US"/>
    </style:style>
    <style:style style:name="TableCell3822" style:family="table-cell">
      <style:table-cell-properties fo:border-top="none" fo:border-left="0.0069in solid #000001" fo:border-bottom="0.0069in solid #000001" fo:border-right="0.0069in solid #000001" fo:background-color="#FFFFFF" style:writing-mode="lr-tb" fo:padding-top="0in" fo:padding-left="0.075in" fo:padding-bottom="0in" fo:padding-right="0.075in"/>
    </style:style>
    <style:style style:name="P3823" style:parent-style-name="Заголовок2" style:family="paragraph">
      <style:text-properties style:font-name-asian="NSimSun" style:font-name-complex="Courier New" fo:font-style="normal" style:font-style-asian="normal" style:font-style-complex="normal" fo:font-size="12pt" style:font-size-asian="12pt" style:font-size-complex="12pt"/>
    </style:style>
    <style:style style:name="P3824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3825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3826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3827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3828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3829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3830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3831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3832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3833" style:parent-style-name="Заголовок2" style:family="paragraph"/>
    <style:style style:name="T3834" style:parent-style-name="Основнойшрифтабзаца" style:family="text">
      <style:text-properties fo:language="en" fo:country="US"/>
    </style:style>
    <style:style style:name="T3835" style:parent-style-name="Основнойшрифтабзаца" style:family="text">
      <style:text-properties style:font-name-asian="NSimSun"/>
    </style:style>
    <style:style style:name="T3836" style:parent-style-name="Основнойшрифтабзаца" style:family="text">
      <style:text-properties style:font-name-asian="NSimSun"/>
    </style:style>
    <style:style style:name="TableColumn3838" style:family="table-column">
      <style:table-column-properties style:column-width="1.4479in"/>
    </style:style>
    <style:style style:name="TableColumn3839" style:family="table-column">
      <style:table-column-properties style:column-width="0.7305in"/>
    </style:style>
    <style:style style:name="TableColumn3840" style:family="table-column">
      <style:table-column-properties style:column-width="2.0013in"/>
    </style:style>
    <style:style style:name="TableColumn3841" style:family="table-column">
      <style:table-column-properties style:column-width="1.4722in"/>
    </style:style>
    <style:style style:name="TableColumn3842" style:family="table-column">
      <style:table-column-properties style:column-width="1.5562in"/>
    </style:style>
    <style:style style:name="Table3837" style:family="table">
      <style:table-properties style:width="7.2083in" fo:margin-left="0in" table:align="left"/>
    </style:style>
    <style:style style:name="TableRow3843" style:family="table-row">
      <style:table-row-properties style:min-row-height="0.225in"/>
    </style:style>
    <style:style style:name="TableCell3844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384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3846" style:family="table-cell">
      <style:table-cell-properties fo:border-top="0.0138in solid #000000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3848" style:family="table-cell">
      <style:table-cell-properties fo:border-top="0.0138in solid #000000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3850" style:family="table-cell">
      <style:table-cell-properties fo:border-top="0.0138in solid #000000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5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3852" style:family="table-cell">
      <style:table-cell-properties fo:border-top="0.0138in solid #000000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5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Row3854" style:family="table-row">
      <style:table-row-properties style:min-row-height="0.225in"/>
    </style:style>
    <style:style style:name="TableCell385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5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85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5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85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6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86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6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86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6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865" style:family="table-row">
      <style:table-row-properties style:min-row-height="0.225in"/>
    </style:style>
    <style:style style:name="TableCell386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6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868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6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87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7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87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7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87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7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876" style:family="table-row">
      <style:table-row-properties style:min-row-height="0.225in"/>
    </style:style>
    <style:style style:name="TableCell387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7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87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8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88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88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88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884" style:family="table-row">
      <style:table-row-properties style:min-row-height="0.225in"/>
    </style:style>
    <style:style style:name="TableCell388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8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88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8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8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89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89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892" style:family="table-row">
      <style:table-row-properties style:min-row-height="0.225in"/>
    </style:style>
    <style:style style:name="TableCell389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9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89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89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8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8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89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900" style:family="table-row">
      <style:table-row-properties style:min-row-height="0.225in"/>
    </style:style>
    <style:style style:name="TableCell390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0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390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0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0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0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0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0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0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1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911" style:family="table-row">
      <style:table-row-properties style:min-row-height="0.225in"/>
    </style:style>
    <style:style style:name="TableCell391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1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391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1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1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1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1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919" style:family="table-row">
      <style:table-row-properties style:min-row-height="0.225in"/>
    </style:style>
    <style:style style:name="TableCell392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2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2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2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2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2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927" style:family="table-row">
      <style:table-row-properties style:min-row-height="0.225in"/>
    </style:style>
    <style:style style:name="TableCell392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2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3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3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3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3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3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935" style:family="table-row">
      <style:table-row-properties style:min-row-height="0.225in"/>
    </style:style>
    <style:style style:name="TableCell393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3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38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3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4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4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4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4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4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4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946" style:family="table-row">
      <style:table-row-properties style:min-row-height="0.225in"/>
    </style:style>
    <style:style style:name="TableCell394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4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394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5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5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5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5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954" style:family="table-row">
      <style:table-row-properties style:min-row-height="0.225in"/>
    </style:style>
    <style:style style:name="TableCell395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5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395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5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6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962" style:family="table-row">
      <style:table-row-properties style:min-row-height="0.225in"/>
    </style:style>
    <style:style style:name="TableCell396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6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6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6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6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6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970" style:family="table-row">
      <style:table-row-properties style:min-row-height="0.225in"/>
    </style:style>
    <style:style style:name="TableCell397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7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7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7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7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7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7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7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7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8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981" style:family="table-row">
      <style:table-row-properties style:min-row-height="0.225in"/>
    </style:style>
    <style:style style:name="TableCell398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8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8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8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8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8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39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3989" style:family="table-row">
      <style:table-row-properties style:min-row-height="0.225in"/>
    </style:style>
    <style:style style:name="TableCell399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9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399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9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9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9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3996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.075in" fo:padding-bottom="0in" fo:padding-right="0.075in" fo:wrap-option="no-wrap"/>
    </style:style>
    <style:style style:name="P3997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399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9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000" style:family="table-row">
      <style:table-row-properties style:min-row-height="0.225in"/>
    </style:style>
    <style:style style:name="TableCell400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0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00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0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06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0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008" style:family="table-row">
      <style:table-row-properties style:min-row-height="0.225in"/>
    </style:style>
    <style:style style:name="TableCell400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01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1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1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14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0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016" style:family="table-row">
      <style:table-row-properties style:min-row-height="0.225in"/>
    </style:style>
    <style:style style:name="TableCell401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1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01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2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2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02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024" style:family="table-row">
      <style:table-row-properties style:min-row-height="0.225in"/>
    </style:style>
    <style:style style:name="TableCell402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2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02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2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02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3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03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3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03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3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035" style:family="table-row">
      <style:table-row-properties style:min-row-height="0.225in"/>
    </style:style>
    <style:style style:name="TableCell403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3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038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3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4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043" style:family="table-row">
      <style:table-row-properties style:min-row-height="0.225in"/>
    </style:style>
    <style:style style:name="TableCell404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4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046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4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04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4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050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.075in" fo:padding-bottom="0in" fo:padding-right="0.075in" fo:wrap-option="no-wrap"/>
    </style:style>
    <style:style style:name="P4051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405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5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054" style:family="table-row">
      <style:table-row-properties style:min-row-height="0.225in"/>
    </style:style>
    <style:style style:name="TableCell405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5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05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5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6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0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062" style:family="table-row">
      <style:table-row-properties style:min-row-height="0.225in"/>
    </style:style>
    <style:style style:name="TableCell406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6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06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6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06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6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06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.075in" fo:padding-bottom="0in" fo:padding-right="0.075in" fo:wrap-option="no-wrap"/>
    </style:style>
    <style:style style:name="P4070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407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7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073" style:family="table-row">
      <style:table-row-properties style:min-row-height="0.225in"/>
    </style:style>
    <style:style style:name="TableCell407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7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076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7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79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08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081" style:family="table-row">
      <style:table-row-properties style:min-row-height="0.225in"/>
    </style:style>
    <style:style style:name="TableCell408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8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08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8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8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87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0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089" style:family="table-row">
      <style:table-row-properties style:min-row-height="0.225in"/>
    </style:style>
    <style:style style:name="TableCell409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9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09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9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9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09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0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097" style:family="table-row">
      <style:table-row-properties style:min-row-height="0.225in"/>
    </style:style>
    <style:style style:name="TableCell409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09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0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0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0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0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0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0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0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0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108" style:family="table-row">
      <style:table-row-properties style:min-row-height="0.225in"/>
    </style:style>
    <style:style style:name="TableCell410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1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1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1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1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116" style:family="table-row">
      <style:table-row-properties style:min-row-height="0.225in"/>
    </style:style>
    <style:style style:name="TableCell411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1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1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2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2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2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124" style:family="table-row">
      <style:table-row-properties style:min-row-height="0.225in"/>
    </style:style>
    <style:style style:name="TableCell412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2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12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2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3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132" style:family="table-row">
      <style:table-row-properties style:min-row-height="0.225in"/>
    </style:style>
    <style:style style:name="TableCell413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3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13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3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3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3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3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40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414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4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143" style:family="table-row">
      <style:table-row-properties style:min-row-height="0.225in"/>
    </style:style>
    <style:style style:name="TableCell414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4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46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4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4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49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1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151" style:family="table-row">
      <style:table-row-properties style:min-row-height="0.225in"/>
    </style:style>
    <style:style style:name="TableCell415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5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5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5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57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15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159" style:family="table-row">
      <style:table-row-properties style:min-row-height="0.225in"/>
    </style:style>
    <style:style style:name="TableCell416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6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6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6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6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6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16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167" style:family="table-row">
      <style:table-row-properties style:min-row-height="0.2166in"/>
    </style:style>
    <style:style style:name="TableCell416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6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17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7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7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7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7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7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7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7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178" style:family="table-row">
      <style:table-row-properties style:min-row-height="0.225in"/>
    </style:style>
    <style:style style:name="TableCell417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8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18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8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8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8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1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186" style:family="table-row">
      <style:table-row-properties style:min-row-height="0.225in"/>
    </style:style>
    <style:style style:name="TableCell418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8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8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9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9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9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19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94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419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/>
    </style:style>
    <style:style style:name="T4196" style:parent-style-name="Основнойшрифтабзаца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ableCell419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19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199" style:family="table-row">
      <style:table-row-properties style:min-row-height="0.225in"/>
    </style:style>
    <style:style style:name="TableCell420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0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20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0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0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207" style:family="table-row">
      <style:table-row-properties style:min-row-height="0.225in"/>
    </style:style>
    <style:style style:name="TableCell420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0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21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1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1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1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1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215" style:family="table-row">
      <style:table-row-properties style:min-row-height="0.225in"/>
    </style:style>
    <style:style style:name="TableCell421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1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218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1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2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2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223" style:family="table-row">
      <style:table-row-properties style:min-row-height="0.225in"/>
    </style:style>
    <style:style style:name="TableCell422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2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226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2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22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2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23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3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23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3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234" style:family="table-row">
      <style:table-row-properties style:min-row-height="0.225in"/>
    </style:style>
    <style:style style:name="TableCell423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3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23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3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242" style:family="table-row">
      <style:table-row-properties style:min-row-height="0.225in"/>
    </style:style>
    <style:style style:name="TableCell424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4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24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4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4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250" style:family="table-row">
      <style:table-row-properties style:min-row-height="0.225in"/>
    </style:style>
    <style:style style:name="TableCell425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5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25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5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5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5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258" style:family="table-row">
      <style:table-row-properties style:min-row-height="0.225in"/>
    </style:style>
    <style:style style:name="TableCell425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6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26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6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26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6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26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66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426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/>
    </style:style>
    <style:style style:name="T4268" style:parent-style-name="Основнойшрифтабзаца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ableCell426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7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271" style:family="table-row">
      <style:table-row-properties style:min-row-height="0.225in"/>
    </style:style>
    <style:style style:name="TableCell427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7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27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7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7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7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279" style:family="table-row">
      <style:table-row-properties style:min-row-height="0.225in"/>
    </style:style>
    <style:style style:name="TableCell428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8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28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8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8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8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287" style:family="table-row">
      <style:table-row-properties style:min-row-height="0.225in"/>
    </style:style>
    <style:style style:name="TableCell428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8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29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9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9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29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295" style:family="table-row">
      <style:table-row-properties style:min-row-height="0.225in"/>
    </style:style>
    <style:style style:name="TableCell429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9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298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9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0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0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0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0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0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0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306" style:family="table-row">
      <style:table-row-properties style:min-row-height="0.225in"/>
    </style:style>
    <style:style style:name="TableCell430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0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30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1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1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1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314" style:family="table-row">
      <style:table-row-properties style:min-row-height="0.225in"/>
    </style:style>
    <style:style style:name="TableCell431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1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31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1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1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2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322" style:family="table-row">
      <style:table-row-properties style:min-row-height="0.225in"/>
    </style:style>
    <style:style style:name="TableCell432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2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2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2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330" style:family="table-row">
      <style:table-row-properties style:min-row-height="0.225in"/>
    </style:style>
    <style:style style:name="TableCell433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3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3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3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3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3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3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3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3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4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341" style:family="table-row">
      <style:table-row-properties style:min-row-height="0.225in"/>
    </style:style>
    <style:style style:name="TableCell434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4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4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4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4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4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349" style:family="table-row">
      <style:table-row-properties style:min-row-height="0.225in"/>
    </style:style>
    <style:style style:name="TableCell435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5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35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5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5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5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357" style:family="table-row">
      <style:table-row-properties style:min-row-height="0.225in"/>
    </style:style>
    <style:style style:name="TableCell435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5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36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6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6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6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365" style:family="table-row">
      <style:table-row-properties style:min-row-height="0.225in"/>
    </style:style>
    <style:style style:name="TableCell436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6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68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6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7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7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7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7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7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7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376" style:family="table-row">
      <style:table-row-properties style:min-row-height="0.225in"/>
    </style:style>
    <style:style style:name="TableCell437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7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7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8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8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8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8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384" style:family="table-row">
      <style:table-row-properties style:min-row-height="0.225in"/>
    </style:style>
    <style:style style:name="TableCell438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8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38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8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9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9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392" style:family="table-row">
      <style:table-row-properties style:min-row-height="0.225in"/>
    </style:style>
    <style:style style:name="TableCell439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9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39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39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39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400" style:family="table-row">
      <style:table-row-properties style:min-row-height="0.225in"/>
    </style:style>
    <style:style style:name="TableCell440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0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40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0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0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0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0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0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0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1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411" style:family="table-row">
      <style:table-row-properties style:min-row-height="0.225in"/>
    </style:style>
    <style:style style:name="TableCell441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1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1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1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1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1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1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419" style:family="table-row">
      <style:table-row-properties style:min-row-height="0.225in"/>
    </style:style>
    <style:style style:name="TableCell442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2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2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2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2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2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2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2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2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2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430" style:family="table-row">
      <style:table-row-properties style:min-row-height="0.225in"/>
    </style:style>
    <style:style style:name="TableCell443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3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3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3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3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3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438" style:family="table-row">
      <style:table-row-properties style:min-row-height="0.225in"/>
    </style:style>
    <style:style style:name="TableCell443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4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44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4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4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4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4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4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4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4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449" style:family="table-row">
      <style:table-row-properties style:min-row-height="0.225in"/>
    </style:style>
    <style:style style:name="TableCell445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5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45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5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5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5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457" style:family="table-row">
      <style:table-row-properties style:min-row-height="0.225in"/>
    </style:style>
    <style:style style:name="TableCell445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5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6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6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6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6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6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6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6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6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468" style:family="table-row">
      <style:table-row-properties style:min-row-height="0.225in"/>
    </style:style>
    <style:style style:name="TableCell446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7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7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7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7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7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7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476" style:family="table-row">
      <style:table-row-properties style:min-row-height="0.225in"/>
    </style:style>
    <style:style style:name="TableCell447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7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7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8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8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8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8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8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48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8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487" style:family="table-row">
      <style:table-row-properties style:min-row-height="0.225in"/>
    </style:style>
    <style:style style:name="TableCell448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8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49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9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9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49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495" style:family="table-row">
      <style:table-row-properties style:min-row-height="0.225in"/>
    </style:style>
    <style:style style:name="TableCell449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9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498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49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0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0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0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0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0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0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506" style:family="table-row">
      <style:table-row-properties style:min-row-height="0.225in"/>
    </style:style>
    <style:style style:name="TableCell450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0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09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1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1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1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514" style:family="table-row">
      <style:table-row-properties style:min-row-height="0.225in"/>
    </style:style>
    <style:style style:name="TableCell451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1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1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1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1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2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2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2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2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2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525" style:family="table-row">
      <style:table-row-properties style:min-row-height="0.225in"/>
    </style:style>
    <style:style style:name="TableCell452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2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28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2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3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3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533" style:family="table-row">
      <style:table-row-properties style:min-row-height="0.225in"/>
    </style:style>
    <style:style style:name="TableCell453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3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536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3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3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3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4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4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4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4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544" style:family="table-row">
      <style:table-row-properties style:min-row-height="0.225in"/>
    </style:style>
    <style:style style:name="TableCell454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4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54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4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5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552" style:family="table-row">
      <style:table-row-properties style:min-row-height="0.225in"/>
    </style:style>
    <style:style style:name="TableCell455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5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5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5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5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5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5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6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6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6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563" style:family="table-row">
      <style:table-row-properties style:min-row-height="0.225in"/>
    </style:style>
    <style:style style:name="TableCell456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6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66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6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6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7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571" style:family="table-row">
      <style:table-row-properties style:min-row-height="0.225in"/>
    </style:style>
    <style:style style:name="TableCell457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7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7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7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7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7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7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7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8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8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582" style:family="table-row">
      <style:table-row-properties style:min-row-height="0.225in"/>
    </style:style>
    <style:style style:name="TableCell4583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8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585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8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8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5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590" style:family="table-row">
      <style:table-row-properties style:min-row-height="0.225in"/>
    </style:style>
    <style:style style:name="TableCell459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9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459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9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9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9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9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59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599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60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601" style:family="table-row">
      <style:table-row-properties style:min-row-height="0.225in"/>
    </style:style>
    <style:style style:name="TableCell4602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60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0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60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0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609" style:family="table-row">
      <style:table-row-properties style:min-row-height="0.225in"/>
    </style:style>
    <style:style style:name="TableCell4610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61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12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61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1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61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16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61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1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61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620" style:family="table-row">
      <style:table-row-properties style:min-row-height="0.225in"/>
    </style:style>
    <style:style style:name="TableCell462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62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23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62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2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28" style:parent-style-name="Заголовок2" style:family="paragraph"/>
    <style:style style:name="T4629" style:parent-style-name="Основнойшрифтабзаца" style:family="text">
      <style:text-properties fo:language="en" fo:country="US"/>
    </style:style>
    <style:style style:name="T4630" style:parent-style-name="Основнойшрифтабзаца" style:family="text">
      <style:text-properties style:font-name-asian="NSimSun"/>
    </style:style>
    <style:style style:name="T4631" style:parent-style-name="Основнойшрифтабзаца" style:family="text">
      <style:text-properties style:font-name-asian="NSimSun" fo:language="en" fo:country="US"/>
    </style:style>
    <style:style style:name="T4632" style:parent-style-name="Основнойшрифтабзаца" style:family="text">
      <style:text-properties style:font-name-asian="NSimSun"/>
    </style:style>
    <style:style style:name="T4633" style:parent-style-name="Основнойшрифтабзаца" style:family="text">
      <style:text-properties style:font-name-asian="NSimSun"/>
    </style:style>
    <style:style style:name="T4634" style:parent-style-name="Основнойшрифтабзаца" style:family="text">
      <style:text-properties style:font-name-asian="NSimSun"/>
    </style:style>
    <style:style style:name="TableColumn4636" style:family="table-column">
      <style:table-column-properties style:column-width="1.4409in"/>
    </style:style>
    <style:style style:name="TableColumn4637" style:family="table-column">
      <style:table-column-properties style:column-width="0.7298in"/>
    </style:style>
    <style:style style:name="TableColumn4638" style:family="table-column">
      <style:table-column-properties style:column-width="1.252in"/>
    </style:style>
    <style:style style:name="TableColumn4639" style:family="table-column">
      <style:table-column-properties style:column-width="1.5972in"/>
    </style:style>
    <style:style style:name="TableColumn4640" style:family="table-column">
      <style:table-column-properties style:column-width="1.5493in"/>
    </style:style>
    <style:style style:name="Table4635" style:family="table">
      <style:table-properties style:width="6.5694in" fo:margin-left="0in" table:align="left"/>
    </style:style>
    <style:style style:name="TableRow4641" style:family="table-row">
      <style:table-row-properties style:min-row-height="0.225in"/>
    </style:style>
    <style:style style:name="TableCell4642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4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4644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4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4646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4648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465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465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Row4652" style:family="table-row">
      <style:table-row-properties style:min-row-height="0.225in"/>
    </style:style>
    <style:style style:name="TableCell465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5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5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5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5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5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5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6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6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66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663" style:family="table-row">
      <style:table-row-properties style:min-row-height="0.225in"/>
    </style:style>
    <style:style style:name="TableCell466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6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6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6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6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66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7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67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7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67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674" style:family="table-row">
      <style:table-row-properties style:min-row-height="0.225in"/>
    </style:style>
    <style:style style:name="TableCell467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7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7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7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7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8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8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682" style:family="table-row">
      <style:table-row-properties style:min-row-height="0.225in"/>
    </style:style>
    <style:style style:name="TableCell468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8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8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8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8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690" style:family="table-row">
      <style:table-row-properties style:min-row-height="0.225in"/>
    </style:style>
    <style:style style:name="TableCell469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9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69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69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9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6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698" style:family="table-row">
      <style:table-row-properties style:min-row-height="0.225in"/>
    </style:style>
    <style:style style:name="TableCell469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0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0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0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0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70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0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70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0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70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709" style:family="table-row">
      <style:table-row-properties style:min-row-height="0.2in"/>
    </style:style>
    <style:style style:name="TableCell471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1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1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1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1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1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717" style:family="table-row">
      <style:table-row-properties style:min-row-height="0.2in"/>
    </style:style>
    <style:style style:name="TableCell471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1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2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2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2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2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2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725" style:family="table-row">
      <style:table-row-properties style:min-row-height="0.2083in"/>
    </style:style>
    <style:style style:name="TableCell472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2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2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2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3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3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733" style:family="table-row">
      <style:table-row-properties style:min-row-height="0.225in"/>
    </style:style>
    <style:style style:name="TableCell473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3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3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3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3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73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4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74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4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74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744" style:family="table-row">
      <style:table-row-properties style:min-row-height="0.2in"/>
    </style:style>
    <style:style style:name="TableCell474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4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4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4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5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752" style:family="table-row">
      <style:table-row-properties style:min-row-height="0.2in"/>
    </style:style>
    <style:style style:name="TableCell475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5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5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5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5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5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760" style:family="table-row">
      <style:table-row-properties style:min-row-height="0.2083in"/>
    </style:style>
    <style:style style:name="TableCell476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6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6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6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6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6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768" style:family="table-row">
      <style:table-row-properties style:min-row-height="0.2in"/>
    </style:style>
    <style:style style:name="TableCell476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7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7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7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7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77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7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77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7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77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779" style:family="table-row">
      <style:table-row-properties style:min-row-height="0.2in"/>
    </style:style>
    <style:style style:name="TableCell478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8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8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8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8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8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787" style:family="table-row">
      <style:table-row-properties style:min-row-height="0.2in"/>
    </style:style>
    <style:style style:name="TableCell478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8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9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9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9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79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795" style:family="table-row">
      <style:table-row-properties style:min-row-height="0.2083in"/>
    </style:style>
    <style:style style:name="TableCell479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9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79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79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0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0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0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803" style:family="table-row">
      <style:table-row-properties style:min-row-height="0.2in"/>
    </style:style>
    <style:style style:name="TableCell480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0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0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0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0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80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1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81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481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81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814" style:family="table-row">
      <style:table-row-properties style:min-row-height="0.2in"/>
    </style:style>
    <style:style style:name="TableCell481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1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1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1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1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2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822" style:family="table-row">
      <style:table-row-properties style:min-row-height="0.2in"/>
    </style:style>
    <style:style style:name="TableCell482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2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2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2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830" style:family="table-row">
      <style:table-row-properties style:min-row-height="0.2083in"/>
    </style:style>
    <style:style style:name="TableCell483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3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3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3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3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3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838" style:family="table-row">
      <style:table-row-properties style:min-row-height="0.2in"/>
    </style:style>
    <style:style style:name="TableCell483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4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4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4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4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84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4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84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4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84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849" style:family="table-row">
      <style:table-row-properties style:min-row-height="0.2in"/>
    </style:style>
    <style:style style:name="TableCell485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5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5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5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5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5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857" style:family="table-row">
      <style:table-row-properties style:min-row-height="0.2in"/>
    </style:style>
    <style:style style:name="TableCell485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5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6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6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6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6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865" style:family="table-row">
      <style:table-row-properties style:min-row-height="0.2083in"/>
    </style:style>
    <style:style style:name="TableCell486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6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6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6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7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7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7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873" style:family="table-row">
      <style:table-row-properties style:min-row-height="0.2in"/>
    </style:style>
    <style:style style:name="TableCell487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7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7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7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7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87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8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88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8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88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884" style:family="table-row">
      <style:table-row-properties style:min-row-height="0.2in"/>
    </style:style>
    <style:style style:name="TableCell488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8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8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8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9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9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892" style:family="table-row">
      <style:table-row-properties style:min-row-height="0.2in"/>
    </style:style>
    <style:style style:name="TableCell489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9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89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89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89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900" style:family="table-row">
      <style:table-row-properties style:min-row-height="0.2083in"/>
    </style:style>
    <style:style style:name="TableCell490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0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0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0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908" style:family="table-row">
      <style:table-row-properties style:min-row-height="0.2in"/>
    </style:style>
    <style:style style:name="TableCell490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1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1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13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4914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491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91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1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91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919" style:family="table-row">
      <style:table-row-properties style:min-row-height="0.2in"/>
    </style:style>
    <style:style style:name="TableCell492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2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2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2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24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92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927" style:family="table-row">
      <style:table-row-properties style:min-row-height="0.2in"/>
    </style:style>
    <style:style style:name="TableCell492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2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3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3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3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93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3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935" style:family="table-row">
      <style:table-row-properties style:min-row-height="0.2083in"/>
    </style:style>
    <style:style style:name="TableCell493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3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3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3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4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9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4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943" style:family="table-row">
      <style:table-row-properties style:min-row-height="0.225in"/>
    </style:style>
    <style:style style:name="TableCell494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4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4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4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48" style:family="table-cell">
      <style:table-cell-properties fo:border-top="0.0138in solid #000001" fo:border-left="none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4949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495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95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5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95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954" style:family="table-row">
      <style:table-row-properties style:min-row-height="0.225in"/>
    </style:style>
    <style:style style:name="TableCell495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5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5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5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59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96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962" style:family="table-row">
      <style:table-row-properties style:min-row-height="0.225in"/>
    </style:style>
    <style:style style:name="TableCell496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6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6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6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67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96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970" style:family="table-row">
      <style:table-row-properties style:min-row-height="0.225in"/>
    </style:style>
    <style:style style:name="TableCell497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7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7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7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7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97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7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978" style:family="table-row">
      <style:table-row-properties style:min-row-height="0.225in"/>
    </style:style>
    <style:style style:name="TableCell497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8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8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8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83" style:family="table-cell">
      <style:table-cell-properties fo:border-top="0.0138in solid #000001" fo:border-left="none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4984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498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98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8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498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989" style:family="table-row">
      <style:table-row-properties style:min-row-height="0.225in"/>
    </style:style>
    <style:style style:name="TableCell499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9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499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9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94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499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49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4997" style:family="table-row">
      <style:table-row-properties style:min-row-height="0.225in"/>
    </style:style>
    <style:style style:name="TableCell499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499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0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0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0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00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0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005" style:family="table-row">
      <style:table-row-properties style:min-row-height="0.225in"/>
    </style:style>
    <style:style style:name="TableCell500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0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0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0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1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01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1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013" style:family="table-row">
      <style:table-row-properties style:min-row-height="0.225in"/>
    </style:style>
    <style:style style:name="TableCell501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1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1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1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1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501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2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02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2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02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024" style:family="table-row">
      <style:table-row-properties style:min-row-height="0.225in"/>
    </style:style>
    <style:style style:name="TableCell502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2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2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2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3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032" style:family="table-row">
      <style:table-row-properties style:min-row-height="0.225in"/>
    </style:style>
    <style:style style:name="TableCell503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3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3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3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3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3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040" style:family="table-row">
      <style:table-row-properties style:min-row-height="0.225in"/>
    </style:style>
    <style:style style:name="TableCell504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4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4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4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4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4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048" style:family="table-row">
      <style:table-row-properties style:min-row-height="0.225in"/>
    </style:style>
    <style:style style:name="TableCell504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5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5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5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5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05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5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05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5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05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059" style:family="table-row">
      <style:table-row-properties style:min-row-height="0.225in"/>
    </style:style>
    <style:style style:name="TableCell506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6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6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6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6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6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067" style:family="table-row">
      <style:table-row-properties style:min-row-height="0.225in"/>
    </style:style>
    <style:style style:name="TableCell506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6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7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7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7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7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7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075" style:family="table-row">
      <style:table-row-properties style:min-row-height="0.225in"/>
    </style:style>
    <style:style style:name="TableCell507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7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7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7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8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8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8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083" style:family="table-row">
      <style:table-row-properties style:min-row-height="0.225in"/>
    </style:style>
    <style:style style:name="TableCell508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8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8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8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8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08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9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09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9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09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094" style:family="table-row">
      <style:table-row-properties style:min-row-height="0.225in"/>
    </style:style>
    <style:style style:name="TableCell509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9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09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09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09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0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0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102" style:family="table-row">
      <style:table-row-properties style:min-row-height="0.225in"/>
    </style:style>
    <style:style style:name="TableCell510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0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0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0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0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0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110" style:family="table-row">
      <style:table-row-properties style:min-row-height="0.225in"/>
    </style:style>
    <style:style style:name="TableCell511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1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1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1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1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1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118" style:family="table-row">
      <style:table-row-properties style:min-row-height="0.225in"/>
    </style:style>
    <style:style style:name="TableCell511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2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2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2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2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12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2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12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2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12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129" style:family="table-row">
      <style:table-row-properties style:min-row-height="0.225in"/>
    </style:style>
    <style:style style:name="TableCell513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3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3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3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3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3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137" style:family="table-row">
      <style:table-row-properties style:min-row-height="0.225in"/>
    </style:style>
    <style:style style:name="TableCell513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3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4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4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4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4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4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145" style:family="table-row">
      <style:table-row-properties style:min-row-height="0.225in"/>
    </style:style>
    <style:style style:name="TableCell514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4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4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4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5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5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153" style:family="table-row">
      <style:table-row-properties style:min-row-height="0.225in"/>
    </style:style>
    <style:style style:name="TableCell515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5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5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5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5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15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6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16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6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16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164" style:family="table-row">
      <style:table-row-properties style:min-row-height="0.225in"/>
    </style:style>
    <style:style style:name="TableCell516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6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6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6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7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7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172" style:family="table-row">
      <style:table-row-properties style:min-row-height="0.225in"/>
    </style:style>
    <style:style style:name="TableCell517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7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7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7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7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7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180" style:family="table-row">
      <style:table-row-properties style:min-row-height="0.225in"/>
    </style:style>
    <style:style style:name="TableCell518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8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8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8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8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18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188" style:family="table-row">
      <style:table-row-properties style:min-row-height="0.225in"/>
    </style:style>
    <style:style style:name="TableCell518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9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9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19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9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19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9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19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19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19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199" style:family="table-row">
      <style:table-row-properties style:min-row-height="0.225in"/>
    </style:style>
    <style:style style:name="TableCell520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0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0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0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0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207" style:family="table-row">
      <style:table-row-properties style:min-row-height="0.225in"/>
    </style:style>
    <style:style style:name="TableCell520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0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1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1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1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1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1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215" style:family="table-row">
      <style:table-row-properties style:min-row-height="0.225in"/>
    </style:style>
    <style:style style:name="TableCell521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1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1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1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2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2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223" style:family="table-row">
      <style:table-row-properties style:min-row-height="0.225in"/>
    </style:style>
    <style:style style:name="TableCell522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2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2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2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2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22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3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23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3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23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234" style:family="table-row">
      <style:table-row-properties style:min-row-height="0.225in"/>
    </style:style>
    <style:style style:name="TableCell523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3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3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3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242" style:family="table-row">
      <style:table-row-properties style:min-row-height="0.225in"/>
    </style:style>
    <style:style style:name="TableCell524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4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4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4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4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250" style:family="table-row">
      <style:table-row-properties style:min-row-height="0.225in"/>
    </style:style>
    <style:style style:name="TableCell525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5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5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5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5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5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258" style:family="table-row">
      <style:table-row-properties style:min-row-height="0.225in"/>
    </style:style>
    <style:style style:name="TableCell525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6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6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6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6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26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6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26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6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26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269" style:family="table-row">
      <style:table-row-properties style:min-row-height="0.225in"/>
    </style:style>
    <style:style style:name="TableCell527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7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7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7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7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7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7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277" style:family="table-row">
      <style:table-row-properties style:min-row-height="0.225in"/>
    </style:style>
    <style:style style:name="TableCell527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7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8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8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8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8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8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285" style:family="table-row">
      <style:table-row-properties style:min-row-height="0.225in"/>
    </style:style>
    <style:style style:name="TableCell528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8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8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8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9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9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29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293" style:family="table-row">
      <style:table-row-properties style:min-row-height="0.225in"/>
    </style:style>
    <style:style style:name="TableCell529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9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9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29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29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29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0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30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0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30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304" style:family="table-row">
      <style:table-row-properties style:min-row-height="0.225in"/>
    </style:style>
    <style:style style:name="TableCell530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0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0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0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0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1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1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312" style:family="table-row">
      <style:table-row-properties style:min-row-height="0.225in"/>
    </style:style>
    <style:style style:name="TableCell531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1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1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1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1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1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1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320" style:family="table-row">
      <style:table-row-properties style:min-row-height="0.225in"/>
    </style:style>
    <style:style style:name="TableCell532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2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2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2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2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328" style:family="table-row">
      <style:table-row-properties style:min-row-height="0.225in"/>
    </style:style>
    <style:style style:name="TableCell532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3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3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3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33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5334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53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36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533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33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339" style:family="table-row">
      <style:table-row-properties style:min-row-height="0.225in"/>
    </style:style>
    <style:style style:name="TableCell534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4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4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4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44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34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34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347" style:family="table-row">
      <style:table-row-properties style:min-row-height="0.225in"/>
    </style:style>
    <style:style style:name="TableCell534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4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5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5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5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353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35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355" style:family="table-row">
      <style:table-row-properties style:min-row-height="0.225in"/>
    </style:style>
    <style:style style:name="TableCell535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5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5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5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6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36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36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363" style:family="table-row">
      <style:table-row-properties style:min-row-height="0.225in"/>
    </style:style>
    <style:style style:name="TableCell536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6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6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6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68" style:family="table-cell">
      <style:table-cell-properties fo:border-top="0.0138in solid #000001" fo:border-left="none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5369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53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71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537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37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374" style:family="table-row">
      <style:table-row-properties style:min-row-height="0.225in"/>
    </style:style>
    <style:style style:name="TableCell537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7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7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7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79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38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38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382" style:family="table-row">
      <style:table-row-properties style:min-row-height="0.225in"/>
    </style:style>
    <style:style style:name="TableCell538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8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8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8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87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388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3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390" style:family="table-row">
      <style:table-row-properties style:min-row-height="0.225in"/>
    </style:style>
    <style:style style:name="TableCell539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9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39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39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39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396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3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398" style:family="table-row">
      <style:table-row-properties style:min-row-height="0.225in"/>
    </style:style>
    <style:style style:name="TableCell539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0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0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0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03" style:family="table-cell">
      <style:table-cell-properties fo:border-top="0.0138in solid #000001" fo:border-left="none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5404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54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06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540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40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409" style:family="table-row">
      <style:table-row-properties style:min-row-height="0.225in"/>
    </style:style>
    <style:style style:name="TableCell541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1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1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1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14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41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41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417" style:family="table-row">
      <style:table-row-properties style:min-row-height="0.225in"/>
    </style:style>
    <style:style style:name="TableCell541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1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2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2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2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423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42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425" style:family="table-row">
      <style:table-row-properties style:min-row-height="0.225in"/>
    </style:style>
    <style:style style:name="TableCell542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2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2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2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3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43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543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433" style:family="table-row">
      <style:table-row-properties style:min-row-height="0.225in"/>
    </style:style>
    <style:style style:name="TableCell543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3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3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3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3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543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4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544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4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44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444" style:family="table-row">
      <style:table-row-properties style:min-row-height="0.225in"/>
    </style:style>
    <style:style style:name="TableCell544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4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4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4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5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452" style:family="table-row">
      <style:table-row-properties style:min-row-height="0.225in"/>
    </style:style>
    <style:style style:name="TableCell545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5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5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5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5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5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460" style:family="table-row">
      <style:table-row-properties style:min-row-height="0.225in"/>
    </style:style>
    <style:style style:name="TableCell546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6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6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6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6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6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468" style:family="table-row">
      <style:table-row-properties style:min-row-height="0.225in"/>
    </style:style>
    <style:style style:name="TableCell546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7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7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7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7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47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7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47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7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47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479" style:family="table-row">
      <style:table-row-properties style:min-row-height="0.225in"/>
    </style:style>
    <style:style style:name="TableCell548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8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8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8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8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8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487" style:family="table-row">
      <style:table-row-properties style:min-row-height="0.225in"/>
    </style:style>
    <style:style style:name="TableCell548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8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9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9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9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49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495" style:family="table-row">
      <style:table-row-properties style:min-row-height="0.225in"/>
    </style:style>
    <style:style style:name="TableCell549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9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49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49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0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0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0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503" style:family="table-row">
      <style:table-row-properties style:min-row-height="0.225in"/>
    </style:style>
    <style:style style:name="TableCell550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0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0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0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0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50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1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51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1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51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514" style:family="table-row">
      <style:table-row-properties style:min-row-height="0.225in"/>
    </style:style>
    <style:style style:name="TableCell551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1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1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1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1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2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522" style:family="table-row">
      <style:table-row-properties style:min-row-height="0.225in"/>
    </style:style>
    <style:style style:name="TableCell552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2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2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2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530" style:family="table-row">
      <style:table-row-properties style:min-row-height="0.225in"/>
    </style:style>
    <style:style style:name="TableCell553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3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3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3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3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3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538" style:family="table-row">
      <style:table-row-properties style:min-row-height="0.225in"/>
    </style:style>
    <style:style style:name="TableCell553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4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4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4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4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54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4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54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4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54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549" style:family="table-row">
      <style:table-row-properties style:min-row-height="0.225in"/>
    </style:style>
    <style:style style:name="TableCell555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5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5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5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5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5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557" style:family="table-row">
      <style:table-row-properties style:min-row-height="0.225in"/>
    </style:style>
    <style:style style:name="TableCell555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5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6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6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6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6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565" style:family="table-row">
      <style:table-row-properties style:min-row-height="0.225in"/>
    </style:style>
    <style:style style:name="TableCell556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6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6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6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7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7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7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573" style:family="table-row">
      <style:table-row-properties style:min-row-height="0.225in"/>
    </style:style>
    <style:style style:name="TableCell557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7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7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7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7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57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8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58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8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58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584" style:family="table-row">
      <style:table-row-properties style:min-row-height="0.225in"/>
    </style:style>
    <style:style style:name="TableCell558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8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8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8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9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9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592" style:family="table-row">
      <style:table-row-properties style:min-row-height="0.225in"/>
    </style:style>
    <style:style style:name="TableCell559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9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59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59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59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600" style:family="table-row">
      <style:table-row-properties style:min-row-height="0.225in"/>
    </style:style>
    <style:style style:name="TableCell560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0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60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0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6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6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6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608" style:family="table-row">
      <style:table-row-properties style:min-row-height="0.225in"/>
    </style:style>
    <style:style style:name="TableCell560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61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1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61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61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61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61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61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61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619" style:family="table-row">
      <style:table-row-properties style:min-row-height="0.225in"/>
    </style:style>
    <style:style style:name="TableCell562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2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62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2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62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62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6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627" style:family="table-row">
      <style:table-row-properties style:min-row-height="0.225in"/>
    </style:style>
    <style:style style:name="TableCell562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2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63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3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63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63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63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635" style:family="table-row">
      <style:table-row-properties style:min-row-height="0.225in"/>
    </style:style>
    <style:style style:name="TableCell563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3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63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3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6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6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64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643" style:parent-style-name="Заголовок2" style:family="paragraph">
      <style:text-properties style:font-name-asian="NSimSun" style:font-name-complex="Courier New" fo:font-style="normal" style:font-style-asian="normal" style:font-style-complex="normal" fo:font-size="12pt" style:font-size-asian="12pt" style:font-size-complex="12pt"/>
    </style:style>
    <style:style style:name="P5644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5645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5646" style:parent-style-name="Заголовок2" style:family="paragraph"/>
    <style:style style:name="T5647" style:parent-style-name="Основнойшрифтабзаца" style:family="text">
      <style:text-properties fo:language="en" fo:country="US"/>
    </style:style>
    <style:style style:name="T5648" style:parent-style-name="Основнойшрифтабзаца" style:family="text">
      <style:text-properties style:font-name-asian="NSimSun"/>
    </style:style>
    <style:style style:name="T5649" style:parent-style-name="Основнойшрифтабзаца" style:family="text">
      <style:text-properties style:font-name-asian="NSimSun" fo:language="en" fo:country="US"/>
    </style:style>
    <style:style style:name="T5650" style:parent-style-name="Основнойшрифтабзаца" style:family="text">
      <style:text-properties style:font-name-asian="NSimSun"/>
    </style:style>
    <style:style style:name="T5651" style:parent-style-name="Основнойшрифтабзаца" style:family="text">
      <style:text-properties style:font-name-asian="NSimSun" fo:language="en" fo:country="US"/>
    </style:style>
    <style:style style:name="T5652" style:parent-style-name="Основнойшрифтабзаца" style:family="text">
      <style:text-properties style:font-name-asian="NSimSun"/>
    </style:style>
    <style:style style:name="TableColumn5654" style:family="table-column">
      <style:table-column-properties style:column-width="1.3986in"/>
    </style:style>
    <style:style style:name="TableColumn5655" style:family="table-column">
      <style:table-column-properties style:column-width="0.7138in"/>
    </style:style>
    <style:style style:name="TableColumn5656" style:family="table-column">
      <style:table-column-properties style:column-width="1.918in"/>
    </style:style>
    <style:style style:name="TableColumn5657" style:family="table-column">
      <style:table-column-properties style:column-width="1.6784in"/>
    </style:style>
    <style:style style:name="TableColumn5658" style:family="table-column">
      <style:table-column-properties style:column-width="1.4993in"/>
    </style:style>
    <style:style style:name="Table5653" style:family="table">
      <style:table-properties style:width="7.2083in" fo:margin-left="0in" table:align="left"/>
    </style:style>
    <style:style style:name="TableRow5659" style:family="table-row">
      <style:table-row-properties style:min-row-height="0.225in"/>
    </style:style>
    <style:style style:name="TableCell5660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5662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5664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5666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6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566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56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Row5670" style:family="table-row">
      <style:table-row-properties style:min-row-height="0.225in"/>
    </style:style>
    <style:style style:name="TableCell567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72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67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67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7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67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77" style:parent-style-name="Обычный" style:family="paragraph">
      <style:paragraph-properties fo:widows="2" fo:orphans="2" style:vertical-align="auto"/>
      <style:text-properties fo:hyphenate="true"/>
    </style:style>
    <style:style style:name="T567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67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8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68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682" style:parent-style-name="Обычный" style:family="paragraph">
      <style:paragraph-properties fo:widows="2" fo:orphans="2" style:vertical-align="auto"/>
      <style:text-properties fo:hyphenate="true"/>
    </style:style>
    <style:style style:name="T568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5684" style:family="table-row">
      <style:table-row-properties style:min-row-height="0.225in"/>
    </style:style>
    <style:style style:name="TableCell568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8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68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68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68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69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691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569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69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69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69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696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569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5698" style:family="table-row">
      <style:table-row-properties style:min-row-height="0.225in"/>
    </style:style>
    <style:style style:name="TableCell569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00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70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70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0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70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57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708" style:family="table-row">
      <style:table-row-properties style:min-row-height="0.225in"/>
    </style:style>
    <style:style style:name="TableCell570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10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71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71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1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71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57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1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1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718" style:family="table-row">
      <style:table-row-properties style:min-row-height="0.225in"/>
    </style:style>
    <style:style style:name="TableCell571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20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72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72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2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2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2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727" style:family="table-row">
      <style:table-row-properties style:min-row-height="0.225in"/>
    </style:style>
    <style:style style:name="TableCell572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2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73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3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73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733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573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73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73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73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738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573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5740" style:family="table-row">
      <style:table-row-properties style:min-row-height="0.225in"/>
    </style:style>
    <style:style style:name="TableCell574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4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74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4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4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4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748" style:family="table-row">
      <style:table-row-properties style:min-row-height="0.225in"/>
    </style:style>
    <style:style style:name="TableCell574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5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75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5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5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5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5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756" style:family="table-row">
      <style:table-row-properties style:min-row-height="0.225in"/>
    </style:style>
    <style:style style:name="TableCell575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5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75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6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6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764" style:family="table-row">
      <style:table-row-properties style:min-row-height="0.225in"/>
    </style:style>
    <style:style style:name="TableCell576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6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76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6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76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770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577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77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77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77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77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776" style:family="table-row">
      <style:table-row-properties style:min-row-height="0.225in"/>
    </style:style>
    <style:style style:name="TableCell577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7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77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8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8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8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8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784" style:family="table-row">
      <style:table-row-properties style:min-row-height="0.225in"/>
    </style:style>
    <style:style style:name="TableCell578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8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78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8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9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9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792" style:family="table-row">
      <style:table-row-properties style:min-row-height="0.225in"/>
    </style:style>
    <style:style style:name="TableCell579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9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79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79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79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800" style:family="table-row">
      <style:table-row-properties style:min-row-height="0.225in"/>
    </style:style>
    <style:style style:name="TableCell580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0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0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0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0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80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580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80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0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810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581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5812" style:family="table-row">
      <style:table-row-properties style:min-row-height="0.225in"/>
    </style:style>
    <style:style style:name="TableCell581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1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1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1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1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1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1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820" style:family="table-row">
      <style:table-row-properties style:min-row-height="0.225in"/>
    </style:style>
    <style:style style:name="TableCell582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2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2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2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2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828" style:family="table-row">
      <style:table-row-properties style:min-row-height="0.225in"/>
    </style:style>
    <style:style style:name="TableCell582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3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3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3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3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3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3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836" style:family="table-row">
      <style:table-row-properties style:min-row-height="0.225in"/>
    </style:style>
    <style:style style:name="TableCell583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3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3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4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4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84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584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84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4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84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847" style:family="table-row">
      <style:table-row-properties style:min-row-height="0.225in"/>
    </style:style>
    <style:style style:name="TableCell584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4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5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5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5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5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5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855" style:family="table-row">
      <style:table-row-properties style:min-row-height="0.225in"/>
    </style:style>
    <style:style style:name="TableCell585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5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5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5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6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6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863" style:family="table-row">
      <style:table-row-properties style:min-row-height="0.225in"/>
    </style:style>
    <style:style style:name="TableCell586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6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6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6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6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7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871" style:family="table-row">
      <style:table-row-properties style:min-row-height="0.225in"/>
    </style:style>
    <style:style style:name="TableCell587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7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7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7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7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87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587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87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8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881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588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5883" style:family="table-row">
      <style:table-row-properties style:min-row-height="0.225in"/>
    </style:style>
    <style:style style:name="TableCell588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8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8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8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9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891" style:family="table-row">
      <style:table-row-properties style:min-row-height="0.225in"/>
    </style:style>
    <style:style style:name="TableCell589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9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89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89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8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899" style:family="table-row">
      <style:table-row-properties style:min-row-height="0.225in"/>
    </style:style>
    <style:style style:name="TableCell590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0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90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0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90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9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9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907" style:family="table-row">
      <style:table-row-properties style:min-row-height="0.225in"/>
    </style:style>
    <style:style style:name="TableCell590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0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91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1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91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91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91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91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91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917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591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5919" style:family="table-row">
      <style:table-row-properties style:min-row-height="0.225in"/>
    </style:style>
    <style:style style:name="TableCell592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2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2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92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24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2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59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9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9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929" style:family="table-row">
      <style:table-row-properties style:min-row-height="0.225in"/>
    </style:style>
    <style:style style:name="TableCell593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3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3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93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34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3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59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93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93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939" style:family="table-row">
      <style:table-row-properties style:min-row-height="0.225in"/>
    </style:style>
    <style:style style:name="TableCell594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4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4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94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44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4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594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9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94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949" style:family="table-row">
      <style:table-row-properties style:min-row-height="0.225in"/>
    </style:style>
    <style:style style:name="TableCell595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5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5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95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54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5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956" style:family="table-cell">
      <style:table-cell-properties fo:border-top="none" fo:border-left="0.0138in solid #000001" fo:border-bottom="none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95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95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95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96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961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596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5963" style:family="table-row">
      <style:table-row-properties style:min-row-height="0.225in"/>
    </style:style>
    <style:style style:name="TableCell596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6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6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96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6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6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597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97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97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973" style:family="table-row">
      <style:table-row-properties style:min-row-height="0.225in"/>
    </style:style>
    <style:style style:name="TableCell597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7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7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97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7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7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980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598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98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98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598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598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986" style:family="table-row">
      <style:table-row-properties style:min-row-height="0.225in"/>
    </style:style>
    <style:style style:name="TableCell598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8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8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599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9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9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59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99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599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5996" style:family="table-row">
      <style:table-row-properties style:min-row-height="0.225in"/>
    </style:style>
    <style:style style:name="TableCell599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599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599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00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0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0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00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0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006" style:family="table-row">
      <style:table-row-properties style:min-row-height="0.225in"/>
    </style:style>
    <style:style style:name="TableCell600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0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0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01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1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1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01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1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016" style:family="table-row">
      <style:table-row-properties style:min-row-height="0.225in"/>
    </style:style>
    <style:style style:name="TableCell601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1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1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02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2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2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02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02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602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02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02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02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029" style:family="table-row">
      <style:table-row-properties style:min-row-height="0.225in"/>
    </style:style>
    <style:style style:name="TableCell603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3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3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03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34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3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0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3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3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039" style:family="table-row">
      <style:table-row-properties style:min-row-height="0.225in"/>
    </style:style>
    <style:style style:name="TableCell604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4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4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04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44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4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04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4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049" style:family="table-row">
      <style:table-row-properties style:min-row-height="0.225in"/>
    </style:style>
    <style:style style:name="TableCell605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5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5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05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54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5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0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5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5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059" style:family="table-row">
      <style:table-row-properties style:min-row-height="0.225in"/>
    </style:style>
    <style:style style:name="TableCell606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6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6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06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64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6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06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06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606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06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07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07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072" style:family="table-row">
      <style:table-row-properties style:min-row-height="0.225in"/>
    </style:style>
    <style:style style:name="TableCell607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7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07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7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7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0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7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8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081" style:family="table-row">
      <style:table-row-properties style:min-row-height="0.225in"/>
    </style:style>
    <style:style style:name="TableCell608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8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08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8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8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08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090" style:family="table-row">
      <style:table-row-properties style:min-row-height="0.225in"/>
    </style:style>
    <style:style style:name="TableCell609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9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09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094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09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0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0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099" style:family="table-row">
      <style:table-row-properties style:min-row-height="0.225in"/>
    </style:style>
    <style:style style:name="TableCell610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0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10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0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10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10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10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610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10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10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11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111" style:family="table-row">
      <style:table-row-properties style:min-row-height="0.225in"/>
    </style:style>
    <style:style style:name="TableCell611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1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11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11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1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1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1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1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120" style:family="table-row">
      <style:table-row-properties style:min-row-height="0.225in"/>
    </style:style>
    <style:style style:name="TableCell612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22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12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12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2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129" style:family="table-row">
      <style:table-row-properties style:min-row-height="0.225in"/>
    </style:style>
    <style:style style:name="TableCell613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3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13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13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3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3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3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138" style:family="table-row">
      <style:table-row-properties style:min-row-height="0.225in"/>
    </style:style>
    <style:style style:name="TableCell613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40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14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14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4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14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14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14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14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14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14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150" style:family="table-row">
      <style:table-row-properties style:min-row-height="0.225in"/>
    </style:style>
    <style:style style:name="TableCell615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52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15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15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5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15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15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5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160" style:family="table-row">
      <style:table-row-properties style:min-row-height="0.225in"/>
    </style:style>
    <style:style style:name="TableCell616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62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16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16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6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16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16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6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170" style:family="table-row">
      <style:table-row-properties style:min-row-height="0.225in"/>
    </style:style>
    <style:style style:name="TableCell617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72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17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17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7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17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17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7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180" style:family="table-row">
      <style:table-row-properties style:min-row-height="0.225in"/>
    </style:style>
    <style:style style:name="TableCell618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8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18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8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18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18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18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18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18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19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191" style:family="table-row">
      <style:table-row-properties style:min-row-height="0.225in"/>
    </style:style>
    <style:style style:name="TableCell619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9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19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19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1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199" style:family="table-row">
      <style:table-row-properties style:min-row-height="0.225in"/>
    </style:style>
    <style:style style:name="TableCell620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0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20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0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0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207" style:family="table-row">
      <style:table-row-properties style:min-row-height="0.225in"/>
    </style:style>
    <style:style style:name="TableCell620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0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21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1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1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1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1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215" style:family="table-row">
      <style:table-row-properties style:min-row-height="0.225in"/>
    </style:style>
    <style:style style:name="TableCell621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1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21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1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22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22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22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22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22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22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226" style:family="table-row">
      <style:table-row-properties style:min-row-height="0.225in"/>
    </style:style>
    <style:style style:name="TableCell622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2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22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3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3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3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3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234" style:family="table-row">
      <style:table-row-properties style:min-row-height="0.225in"/>
    </style:style>
    <style:style style:name="TableCell623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3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23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3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242" style:family="table-row">
      <style:table-row-properties style:min-row-height="0.225in"/>
    </style:style>
    <style:style style:name="TableCell624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4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24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4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4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250" style:parent-style-name="Заголовок2" style:family="paragraph">
      <style:text-properties style:font-name-asian="NSimSun" style:font-name-complex="Courier New" fo:font-style="normal" style:font-style-asian="normal" style:font-style-complex="normal" fo:font-size="12pt" style:font-size-asian="12pt" style:font-size-complex="12pt"/>
    </style:style>
    <style:style style:name="P6251" style:parent-style-name="Standard" style:family="paragraph">
      <style:text-properties style:font-name="Arial" style:font-name-complex="Courier New" fo:font-weight="bold" style:font-weight-asian="bold" style:font-weight-complex="bold" fo:language="en" fo:country="US"/>
    </style:style>
    <style:style style:name="P6252" style:parent-style-name="Заголовок2" style:family="paragraph"/>
    <style:style style:name="T6253" style:parent-style-name="Основнойшрифтабзаца" style:family="text">
      <style:text-properties fo:language="en" fo:country="US"/>
    </style:style>
    <style:style style:name="T6254" style:parent-style-name="Основнойшрифтабзаца" style:family="text">
      <style:text-properties style:font-name-asian="NSimSun"/>
    </style:style>
    <style:style style:name="T6255" style:parent-style-name="Основнойшрифтабзаца" style:family="text">
      <style:text-properties style:font-name-asian="NSimSun" fo:language="en" fo:country="US"/>
    </style:style>
    <style:style style:name="T6256" style:parent-style-name="Основнойшрифтабзаца" style:family="text">
      <style:text-properties style:font-name-asian="NSimSun"/>
    </style:style>
    <style:style style:name="T6257" style:parent-style-name="Основнойшрифтабзаца" style:family="text">
      <style:text-properties style:font-name-asian="NSimSun" fo:language="en" fo:country="US"/>
    </style:style>
    <style:style style:name="T6258" style:parent-style-name="Основнойшрифтабзаца" style:family="text">
      <style:text-properties style:font-name-asian="NSimSun"/>
    </style:style>
    <style:style style:name="TableColumn6260" style:family="table-column">
      <style:table-column-properties style:column-width="1.3986in"/>
    </style:style>
    <style:style style:name="TableColumn6261" style:family="table-column">
      <style:table-column-properties style:column-width="0.7243in"/>
    </style:style>
    <style:style style:name="TableColumn6262" style:family="table-column">
      <style:table-column-properties style:column-width="1.3909in"/>
    </style:style>
    <style:style style:name="TableColumn6263" style:family="table-column">
      <style:table-column-properties style:column-width="1.6944in"/>
    </style:style>
    <style:style style:name="TableColumn6264" style:family="table-column">
      <style:table-column-properties style:column-width="1.5972in"/>
    </style:style>
    <style:style style:name="Table6259" style:family="table">
      <style:table-properties style:width="6.8055in" fo:margin-left="0in" table:align="left"/>
    </style:style>
    <style:style style:name="TableRow6265" style:family="table-row">
      <style:table-row-properties style:min-row-height="0.225in"/>
    </style:style>
    <style:style style:name="TableCell6266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6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6268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6270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7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6272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7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6274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627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Row6276" style:family="table-row">
      <style:table-row-properties style:min-row-height="0.225in"/>
    </style:style>
    <style:style style:name="TableCell627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7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27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28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8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28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83" style:parent-style-name="Обычный" style:family="paragraph">
      <style:paragraph-properties fo:widows="2" fo:orphans="2" style:vertical-align="auto"/>
      <style:text-properties fo:hyphenate="true"/>
    </style:style>
    <style:style style:name="T628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28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8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28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288" style:parent-style-name="Обычный" style:family="paragraph">
      <style:paragraph-properties fo:widows="2" fo:orphans="2" style:vertical-align="auto"/>
      <style:text-properties fo:hyphenate="true"/>
    </style:style>
    <style:style style:name="T628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6290" style:family="table-row">
      <style:table-row-properties style:min-row-height="0.225in"/>
    </style:style>
    <style:style style:name="TableCell629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92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29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29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29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29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297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29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29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30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30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30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303" style:family="table-row">
      <style:table-row-properties style:min-row-height="0.225in"/>
    </style:style>
    <style:style style:name="TableCell630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0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30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30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0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30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31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1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1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313" style:family="table-row">
      <style:table-row-properties style:min-row-height="0.225in"/>
    </style:style>
    <style:style style:name="TableCell631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1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31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31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1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31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32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2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323" style:family="table-row">
      <style:table-row-properties style:min-row-height="0.225in"/>
    </style:style>
    <style:style style:name="TableCell632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2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32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32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2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3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332" style:family="table-row">
      <style:table-row-properties style:min-row-height="0.2083in"/>
    </style:style>
    <style:style style:name="TableCell633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3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33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3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33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338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33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34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341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634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343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34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6345" style:family="table-row">
      <style:table-row-properties style:min-row-height="0.225in"/>
    </style:style>
    <style:style style:name="TableCell634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4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34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4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5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635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353" style:family="table-row">
      <style:table-row-properties style:min-row-height="0.225in"/>
    </style:style>
    <style:style style:name="TableCell635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5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35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5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5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59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636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361" style:family="table-row">
      <style:table-row-properties style:min-row-height="0.225in"/>
    </style:style>
    <style:style style:name="TableCell636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6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36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6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6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67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636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369" style:family="table-row">
      <style:table-row-properties style:min-row-height="0.2in"/>
    </style:style>
    <style:style style:name="TableCell637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7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37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7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374" style:family="table-cell">
      <style:table-cell-properties fo:border-top="none" fo:border-left="0.0138in solid #000001" fo:border-bottom="none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375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37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377" style:family="table-cell">
      <style:table-cell-properties fo:border-top="none" fo:border-left="0.0138in solid #000001" fo:border-bottom="none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37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379" style:family="table-cell">
      <style:table-cell-properties fo:border-top="none" fo:border-left="0.0138in solid #000001" fo:border-bottom="none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38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381" style:family="table-row">
      <style:table-row-properties style:min-row-height="0.2in"/>
    </style:style>
    <style:style style:name="TableCell638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8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38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8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8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8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3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389" style:family="table-row">
      <style:table-row-properties style:min-row-height="0.2in"/>
    </style:style>
    <style:style style:name="TableCell639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9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39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39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394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639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396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639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398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639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400" style:family="table-row">
      <style:table-row-properties style:min-row-height="0.2083in"/>
    </style:style>
    <style:style style:name="TableCell640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0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40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0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408" style:family="table-row">
      <style:table-row-properties style:min-row-height="0.2in"/>
    </style:style>
    <style:style style:name="TableCell640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41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1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41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1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416" style:family="table-row">
      <style:table-row-properties style:min-row-height="0.2in"/>
    </style:style>
    <style:style style:name="TableCell641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1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41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2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2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2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424" style:family="table-row">
      <style:table-row-properties style:min-row-height="0.2in"/>
    </style:style>
    <style:style style:name="TableCell642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2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42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2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42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43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643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43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43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434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43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6436" style:family="table-row">
      <style:table-row-properties style:min-row-height="0.2083in"/>
    </style:style>
    <style:style style:name="TableCell643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3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43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4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4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4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444" style:family="table-row">
      <style:table-row-properties style:min-row-height="0.2083in"/>
    </style:style>
    <style:style style:name="TableCell644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4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44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4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4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5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452" style:family="table-row">
      <style:table-row-properties style:min-row-height="0.225in"/>
    </style:style>
    <style:style style:name="TableCell645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5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45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5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5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5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460" style:family="table-row">
      <style:table-row-properties style:min-row-height="0.225in"/>
    </style:style>
    <style:style style:name="TableCell646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6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46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6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46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46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646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46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46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470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47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6472" style:family="table-row">
      <style:table-row-properties style:min-row-height="0.225in"/>
    </style:style>
    <style:style style:name="TableCell647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7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47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7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7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7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480" style:family="table-row">
      <style:table-row-properties style:min-row-height="0.225in"/>
    </style:style>
    <style:style style:name="TableCell648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8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48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8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4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8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8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488" style:family="table-row">
      <style:table-row-properties style:min-row-height="0.225in"/>
    </style:style>
    <style:style style:name="TableCell648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9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49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9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9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49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496" style:family="table-row">
      <style:table-row-properties style:min-row-height="0.225in"/>
    </style:style>
    <style:style style:name="TableCell649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49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49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0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50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50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650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50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50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506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50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6508" style:family="table-row">
      <style:table-row-properties style:min-row-height="0.225in"/>
    </style:style>
    <style:style style:name="TableCell650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51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1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1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1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516" style:family="table-row">
      <style:table-row-properties style:min-row-height="0.225in"/>
    </style:style>
    <style:style style:name="TableCell651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1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51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2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5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2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2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524" style:family="table-row">
      <style:table-row-properties style:min-row-height="0.225in"/>
    </style:style>
    <style:style style:name="TableCell652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2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52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2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3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532" style:family="table-row">
      <style:table-row-properties style:min-row-height="0.225in"/>
    </style:style>
    <style:style style:name="TableCell653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3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53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3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53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53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653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54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54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542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54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6544" style:family="table-row">
      <style:table-row-properties style:min-row-height="0.225in"/>
    </style:style>
    <style:style style:name="TableCell654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4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54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54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49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550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55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5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5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554" style:family="table-row">
      <style:table-row-properties style:min-row-height="0.2083in"/>
    </style:style>
    <style:style style:name="TableCell655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5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55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5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5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6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562" style:family="table-row">
      <style:table-row-properties style:min-row-height="0.225in"/>
    </style:style>
    <style:style style:name="TableCell656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6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56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6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6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6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570" style:family="table-row">
      <style:table-row-properties style:min-row-height="0.225in"/>
    </style:style>
    <style:style style:name="TableCell657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7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57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7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57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57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657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57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57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580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58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6582" style:family="table-row">
      <style:table-row-properties style:min-row-height="0.225in"/>
    </style:style>
    <style:style style:name="TableCell658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8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58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8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8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590" style:family="table-row">
      <style:table-row-properties style:min-row-height="0.225in"/>
    </style:style>
    <style:style style:name="TableCell659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9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59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59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59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5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598" style:family="table-row">
      <style:table-row-properties style:min-row-height="0.225in"/>
    </style:style>
    <style:style style:name="TableCell659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0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60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0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0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0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606" style:family="table-row">
      <style:table-row-properties style:min-row-height="0.225in"/>
    </style:style>
    <style:style style:name="TableCell660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0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60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61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61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661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61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61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616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61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6618" style:family="table-row">
      <style:table-row-properties style:min-row-height="0.225in"/>
    </style:style>
    <style:style style:name="TableCell661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2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62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2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2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2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2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626" style:family="table-row">
      <style:table-row-properties style:min-row-height="0.225in"/>
    </style:style>
    <style:style style:name="TableCell662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2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62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3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63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3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3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634" style:family="table-row">
      <style:table-row-properties style:min-row-height="0.225in"/>
    </style:style>
    <style:style style:name="TableCell663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3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63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3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642" style:family="table-row">
      <style:table-row-properties style:min-row-height="0.225in"/>
    </style:style>
    <style:style style:name="TableCell664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4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64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4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64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64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64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65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65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65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653" style:family="table-row">
      <style:table-row-properties style:min-row-height="0.225in"/>
    </style:style>
    <style:style style:name="TableCell665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5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65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5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5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6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661" style:family="table-row">
      <style:table-row-properties style:min-row-height="0.2083in"/>
    </style:style>
    <style:style style:name="TableCell666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6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66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6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6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66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7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671" style:family="table-row">
      <style:table-row-properties style:min-row-height="0.225in"/>
    </style:style>
    <style:style style:name="TableCell667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7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67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7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7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67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6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7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68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681" style:family="table-row">
      <style:table-row-properties style:min-row-height="0.225in"/>
    </style:style>
    <style:style style:name="TableCell668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8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68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68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8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68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68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68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69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69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69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69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694" style:family="table-row">
      <style:table-row-properties style:min-row-height="0.225in"/>
    </style:style>
    <style:style style:name="TableCell669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9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69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69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699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700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70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70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70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704" style:family="table-row">
      <style:table-row-properties style:min-row-height="0.225in"/>
    </style:style>
    <style:style style:name="TableCell670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0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70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70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09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710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1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71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71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714" style:family="table-row">
      <style:table-row-properties style:min-row-height="0.225in"/>
    </style:style>
    <style:style style:name="TableCell671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1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71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71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19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720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7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72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72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724" style:parent-style-name="Заголовок2" style:family="paragraph">
      <style:text-properties style:font-name-asian="NSimSun" style:font-name-complex="Courier New" fo:font-style="normal" style:font-style-asian="normal" style:font-style-complex="normal" fo:font-size="12pt" style:font-size-asian="12pt" style:font-size-complex="12pt"/>
    </style:style>
    <style:style style:name="P6725" style:parent-style-name="Заголовок2" style:family="paragraph"/>
    <style:style style:name="T6726" style:parent-style-name="Основнойшрифтабзаца" style:family="text">
      <style:text-properties fo:language="en" fo:country="US"/>
    </style:style>
    <style:style style:name="T6727" style:parent-style-name="Основнойшрифтабзаца" style:family="text">
      <style:text-properties style:font-name-asian="NSimSun"/>
    </style:style>
    <style:style style:name="T6728" style:parent-style-name="Основнойшрифтабзаца" style:family="text">
      <style:text-properties style:font-name-asian="NSimSun"/>
    </style:style>
    <style:style style:name="TableColumn6730" style:family="table-column">
      <style:table-column-properties style:column-width="0.8479in"/>
    </style:style>
    <style:style style:name="TableColumn6731" style:family="table-column">
      <style:table-column-properties style:column-width="0.7312in"/>
    </style:style>
    <style:style style:name="TableColumn6732" style:family="table-column">
      <style:table-column-properties style:column-width="1.3354in"/>
    </style:style>
    <style:style style:name="TableColumn6733" style:family="table-column">
      <style:table-column-properties style:column-width="2.0055in"/>
    </style:style>
    <style:style style:name="TableColumn6734" style:family="table-column">
      <style:table-column-properties style:column-width="0.802in"/>
    </style:style>
    <style:style style:name="Table6729" style:family="table">
      <style:table-properties style:width="5.7222in" fo:margin-left="0in" table:align="left"/>
    </style:style>
    <style:style style:name="TableRow6735" style:family="table-row">
      <style:table-row-properties style:min-row-height="0.4416in"/>
    </style:style>
    <style:style style:name="TableCell6736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3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6738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6740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6742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4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6744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674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Row6746" style:family="table-row">
      <style:table-row-properties style:min-row-height="0.225in"/>
    </style:style>
    <style:style style:name="TableCell674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4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74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75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5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75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53" style:parent-style-name="Обычный" style:family="paragraph">
      <style:paragraph-properties fo:widows="2" fo:orphans="2" style:vertical-align="auto"/>
      <style:text-properties fo:hyphenate="true"/>
    </style:style>
    <style:style style:name="T675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75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75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758" style:parent-style-name="Обычный" style:family="paragraph">
      <style:paragraph-properties fo:widows="2" fo:orphans="2" style:vertical-align="auto"/>
      <style:text-properties fo:hyphenate="true"/>
    </style:style>
    <style:style style:name="T675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6760" style:family="table-row">
      <style:table-row-properties style:min-row-height="0.225in"/>
    </style:style>
    <style:style style:name="TableCell676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62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76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76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6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76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767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76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76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77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77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77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773" style:family="table-row">
      <style:table-row-properties style:min-row-height="0.225in"/>
    </style:style>
    <style:style style:name="TableCell677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7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77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77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7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77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78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78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78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783" style:family="table-row">
      <style:table-row-properties style:min-row-height="0.225in"/>
    </style:style>
    <style:style style:name="TableCell678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8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78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78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8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78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679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79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79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793" style:family="table-row">
      <style:table-row-properties style:min-row-height="0.225in"/>
    </style:style>
    <style:style style:name="TableCell679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9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79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79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79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79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0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0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802" style:family="table-row">
      <style:table-row-properties style:min-row-height="0.2083in"/>
    </style:style>
    <style:style style:name="TableCell680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0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0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0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0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808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80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681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811" style:parent-style-name="Обычный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681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813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81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6815" style:family="table-row">
      <style:table-row-properties style:min-row-height="0.2083in"/>
    </style:style>
    <style:style style:name="TableCell681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1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1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1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2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2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682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823" style:family="table-row">
      <style:table-row-properties style:min-row-height="0.2083in"/>
    </style:style>
    <style:style style:name="TableCell682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2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2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2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2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82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83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83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83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83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834" style:family="table-row">
      <style:table-row-properties style:min-row-height="0.2083in"/>
    </style:style>
    <style:style style:name="TableCell683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3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3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3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842" style:family="table-row">
      <style:table-row-properties style:min-row-height="0.2083in"/>
    </style:style>
    <style:style style:name="TableCell684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4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4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4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4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850" style:family="table-row">
      <style:table-row-properties style:min-row-height="0.2083in"/>
    </style:style>
    <style:style style:name="TableCell685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5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5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5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5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5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858" style:family="table-row">
      <style:table-row-properties style:min-row-height="0.2083in"/>
    </style:style>
    <style:style style:name="TableCell685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6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6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6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6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864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686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86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86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868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86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6870" style:family="table-row">
      <style:table-row-properties style:min-row-height="0.2083in"/>
    </style:style>
    <style:style style:name="TableCell687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7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7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7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7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7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7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878" style:family="table-row">
      <style:table-row-properties style:min-row-height="0.2083in"/>
    </style:style>
    <style:style style:name="TableCell687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8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8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8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8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8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886" style:family="table-row">
      <style:table-row-properties style:min-row-height="0.2083in"/>
    </style:style>
    <style:style style:name="TableCell688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8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8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9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9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9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8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894" style:family="table-row">
      <style:table-row-properties style:min-row-height="0.2083in"/>
    </style:style>
    <style:style style:name="TableCell689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9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9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89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89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90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690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902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90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904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90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6906" style:family="table-row">
      <style:table-row-properties style:min-row-height="0.2083in"/>
    </style:style>
    <style:style style:name="TableCell690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0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90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91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1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1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914" style:family="table-row">
      <style:table-row-properties style:min-row-height="0.2083in"/>
    </style:style>
    <style:style style:name="TableCell691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1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91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1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91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2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922" style:family="table-row">
      <style:table-row-properties style:min-row-height="0.2083in"/>
    </style:style>
    <style:style style:name="TableCell692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2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92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2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9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930" style:family="table-row">
      <style:table-row-properties style:min-row-height="0.2083in"/>
    </style:style>
    <style:style style:name="TableCell693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3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93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3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93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93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693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93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93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940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694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6942" style:family="table-row">
      <style:table-row-properties style:min-row-height="0.2083in"/>
    </style:style>
    <style:style style:name="TableCell694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4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94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4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9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4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950" style:family="table-row">
      <style:table-row-properties style:min-row-height="0.2083in"/>
    </style:style>
    <style:style style:name="TableCell695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5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695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5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95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5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958" style:family="table-row">
      <style:table-row-properties style:min-row-height="0.2083in"/>
    </style:style>
    <style:style style:name="TableCell695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60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96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6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6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96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6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6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968" style:family="table-row">
      <style:table-row-properties style:min-row-height="0.2083in"/>
    </style:style>
    <style:style style:name="TableCell696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70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97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7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7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97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7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976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97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978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697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6980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981" style:family="table-row">
      <style:table-row-properties style:min-row-height="0.2083in"/>
    </style:style>
    <style:style style:name="TableCell698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8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98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8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8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98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9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6991" style:family="table-row">
      <style:table-row-properties style:min-row-height="0.2083in"/>
    </style:style>
    <style:style style:name="TableCell699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9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99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9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699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699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699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00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001" style:family="table-row">
      <style:table-row-properties style:min-row-height="0.2083in"/>
    </style:style>
    <style:style style:name="TableCell700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0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00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0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0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00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00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01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011" style:parent-style-name="Заголовок2" style:family="paragraph">
      <style:text-properties style:font-name-asian="NSimSun" style:font-name-complex="Courier New" fo:font-style="normal" style:font-style-asian="normal" style:font-style-complex="normal" fo:font-size="12pt" style:font-size-asian="12pt" style:font-size-complex="12pt"/>
    </style:style>
    <style:style style:name="P7012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7013" style:parent-style-name="Standard" style:family="paragraph">
      <style:text-properties style:font-name="Arial" style:font-name-complex="Courier New" fo:font-weight="bold" style:font-weight-asian="bold" style:font-weight-complex="bold"/>
    </style:style>
    <style:style style:name="P7014" style:parent-style-name="Заголовок2" style:family="paragraph"/>
    <style:style style:name="T7015" style:parent-style-name="Основнойшрифтабзаца" style:family="text">
      <style:text-properties fo:language="en" fo:country="US"/>
    </style:style>
    <style:style style:name="T7016" style:parent-style-name="Основнойшрифтабзаца" style:family="text">
      <style:text-properties style:font-name-asian="NSimSun"/>
    </style:style>
    <style:style style:name="T7017" style:parent-style-name="Основнойшрифтабзаца" style:family="text">
      <style:text-properties style:font-name-asian="NSimSun"/>
    </style:style>
    <style:style style:name="TableColumn7019" style:family="table-column">
      <style:table-column-properties style:column-width="1.4576in"/>
    </style:style>
    <style:style style:name="TableColumn7020" style:family="table-column">
      <style:table-column-properties style:column-width="0.7319in"/>
    </style:style>
    <style:style style:name="TableColumn7021" style:family="table-column">
      <style:table-column-properties style:column-width="1.3909in"/>
    </style:style>
    <style:style style:name="TableColumn7022" style:family="table-column">
      <style:table-column-properties style:column-width="0.8381in"/>
    </style:style>
    <style:style style:name="TableColumn7023" style:family="table-column">
      <style:table-column-properties style:column-width="1.5673in"/>
    </style:style>
    <style:style style:name="Table7018" style:family="table">
      <style:table-properties style:width="5.9861in" fo:margin-left="0in" table:align="left"/>
    </style:style>
    <style:style style:name="TableRow7024" style:family="table-row">
      <style:table-row-properties style:min-row-height="0.225in"/>
    </style:style>
    <style:style style:name="TableCell7025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7027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7029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7031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3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7033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703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Row7035" style:family="table-row">
      <style:table-row-properties style:min-row-height="0.225in"/>
    </style:style>
    <style:style style:name="TableCell703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37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03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703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4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04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42" style:parent-style-name="Обычный" style:family="paragraph">
      <style:paragraph-properties fo:widows="2" fo:orphans="2" style:vertical-align="auto"/>
      <style:text-properties fo:hyphenate="true"/>
    </style:style>
    <style:style style:name="T704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704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4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04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047" style:parent-style-name="Обычный" style:family="paragraph">
      <style:paragraph-properties fo:widows="2" fo:orphans="2" style:vertical-align="auto"/>
      <style:text-properties fo:hyphenate="true"/>
    </style:style>
    <style:style style:name="T704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7049" style:family="table-row">
      <style:table-row-properties style:min-row-height="0.225in"/>
    </style:style>
    <style:style style:name="TableCell705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5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05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705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5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05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056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705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7058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06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061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062" style:family="table-row">
      <style:table-row-properties style:min-row-height="0.225in"/>
    </style:style>
    <style:style style:name="TableCell706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64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06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706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67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06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0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070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7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07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073" style:family="table-row">
      <style:table-row-properties style:min-row-height="0.225in"/>
    </style:style>
    <style:style style:name="TableCell707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7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07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707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7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07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08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081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8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08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084" style:family="table-row">
      <style:table-row-properties style:min-row-height="0.225in"/>
    </style:style>
    <style:style style:name="TableCell708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8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08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708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8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09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091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9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0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094" style:family="table-row">
      <style:table-row-properties style:min-row-height="0.225in"/>
    </style:style>
    <style:style style:name="TableCell709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9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09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09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09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100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710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7102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03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710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105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710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7107" style:family="table-row">
      <style:table-row-properties style:min-row-height="0.225in"/>
    </style:style>
    <style:style style:name="TableCell710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0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11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1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11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113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14" style:parent-style-name="Обычный" style:family="paragraph">
      <style:paragraph-properties fo:widows="2" fo:orphans="2" style:vertical-align="auto"/>
      <style:text-properties fo:hyphenate="true"/>
    </style:style>
    <style:style style:name="T711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11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117" style:family="table-row">
      <style:table-row-properties style:min-row-height="0.225in"/>
    </style:style>
    <style:style style:name="TableCell711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1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12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2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12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123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24" style:parent-style-name="Обычный" style:family="paragraph">
      <style:paragraph-properties fo:widows="2" fo:orphans="2" style:vertical-align="auto"/>
      <style:text-properties fo:hyphenate="true"/>
    </style:style>
    <style:style style:name="T712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1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127" style:family="table-row">
      <style:table-row-properties style:min-row-height="0.225in"/>
    </style:style>
    <style:style style:name="TableCell712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2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13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3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13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133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3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13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136" style:family="table-row">
      <style:table-row-properties style:min-row-height="0.2083in"/>
    </style:style>
    <style:style style:name="TableCell713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3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13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4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14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142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714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Cell7144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4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714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14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148" style:family="table-row">
      <style:table-row-properties style:min-row-height="0.225in"/>
    </style:style>
    <style:style style:name="TableCell714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5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15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5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15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154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55" style:parent-style-name="Обычный" style:family="paragraph">
      <style:paragraph-properties fo:widows="2" fo:orphans="2" style:vertical-align="auto"/>
      <style:text-properties fo:hyphenate="true"/>
    </style:style>
    <style:style style:name="T715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15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158" style:family="table-row">
      <style:table-row-properties style:min-row-height="0.225in"/>
    </style:style>
    <style:style style:name="TableCell715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6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16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6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1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164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16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167" style:family="table-row">
      <style:table-row-properties style:min-row-height="0.225in"/>
    </style:style>
    <style:style style:name="TableCell716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6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17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7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17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173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74" style:parent-style-name="Обычный" style:family="paragraph">
      <style:paragraph-properties fo:widows="2" fo:orphans="2" style:vertical-align="auto"/>
      <style:text-properties fo:hyphenate="true"/>
    </style:style>
    <style:style style:name="T717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17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177" style:family="table-row">
      <style:table-row-properties style:min-row-height="0.225in"/>
    </style:style>
    <style:style style:name="TableCell717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7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18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8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18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18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184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18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187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718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7189" style:family="table-row">
      <style:table-row-properties style:min-row-height="0.225in"/>
    </style:style>
    <style:style style:name="TableCell719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9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19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9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19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195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196" style:parent-style-name="Обычный" style:family="paragraph">
      <style:paragraph-properties fo:widows="2" fo:orphans="2" style:vertical-align="auto"/>
      <style:text-properties fo:hyphenate="true"/>
    </style:style>
    <style:style style:name="T719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1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199" style:family="table-row">
      <style:table-row-properties style:min-row-height="0.225in"/>
    </style:style>
    <style:style style:name="TableCell720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0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20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0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20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205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06" style:parent-style-name="Обычный" style:family="paragraph">
      <style:paragraph-properties fo:widows="2" fo:orphans="2" style:vertical-align="auto"/>
      <style:text-properties fo:hyphenate="true"/>
    </style:style>
    <style:style style:name="T720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20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209" style:family="table-row">
      <style:table-row-properties style:min-row-height="0.225in"/>
    </style:style>
    <style:style style:name="TableCell721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1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21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1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21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215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16" style:parent-style-name="Обычный" style:family="paragraph">
      <style:paragraph-properties fo:widows="2" fo:orphans="2" style:vertical-align="auto"/>
      <style:text-properties fo:hyphenate="true"/>
    </style:style>
    <style:style style:name="T721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21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219" style:family="table-row">
      <style:table-row-properties style:min-row-height="0.225in"/>
    </style:style>
    <style:style style:name="TableCell722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2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22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2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22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22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226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22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229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7230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7231" style:family="table-row">
      <style:table-row-properties style:min-row-height="0.225in"/>
    </style:style>
    <style:style style:name="TableCell723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3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23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3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2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237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38" style:parent-style-name="Обычный" style:family="paragraph">
      <style:paragraph-properties fo:widows="2" fo:orphans="2" style:vertical-align="auto"/>
      <style:text-properties fo:hyphenate="true"/>
    </style:style>
    <style:style style:name="T723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2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241" style:family="table-row">
      <style:table-row-properties style:min-row-height="0.225in"/>
    </style:style>
    <style:style style:name="TableCell724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4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24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4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24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247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48" style:parent-style-name="Обычный" style:family="paragraph">
      <style:paragraph-properties fo:widows="2" fo:orphans="2" style:vertical-align="auto"/>
      <style:text-properties fo:hyphenate="true"/>
    </style:style>
    <style:style style:name="T724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2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251" style:family="table-row">
      <style:table-row-properties style:min-row-height="0.225in"/>
    </style:style>
    <style:style style:name="TableCell725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5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25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5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25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257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58" style:parent-style-name="Обычный" style:family="paragraph">
      <style:paragraph-properties fo:widows="2" fo:orphans="2" style:vertical-align="auto"/>
      <style:text-properties fo:hyphenate="true"/>
    </style:style>
    <style:style style:name="T725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26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261" style:family="table-row">
      <style:table-row-properties style:min-row-height="0.225in"/>
    </style:style>
    <style:style style:name="TableCell726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6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26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6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26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26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268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27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271" style:parent-style-name="Обычный" style:family="paragraph">
      <style:paragraph-properties fo:widows="2" fo:orphans="2" fo:text-align="center" style:vertical-align="auto"/>
      <style:text-properties fo:hyphenate="true"/>
    </style:style>
    <style:style style:name="T727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TableRow7273" style:family="table-row">
      <style:table-row-properties style:min-row-height="0.225in"/>
    </style:style>
    <style:style style:name="TableCell727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7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27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7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2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279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80" style:parent-style-name="Обычный" style:family="paragraph">
      <style:paragraph-properties fo:widows="2" fo:orphans="2" style:vertical-align="auto"/>
      <style:text-properties fo:hyphenate="true"/>
    </style:style>
    <style:style style:name="T728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28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283" style:family="table-row">
      <style:table-row-properties style:min-row-height="0.225in"/>
    </style:style>
    <style:style style:name="TableCell728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8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28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8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2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289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90" style:parent-style-name="Обычный" style:family="paragraph">
      <style:paragraph-properties fo:widows="2" fo:orphans="2" style:vertical-align="auto"/>
      <style:text-properties fo:hyphenate="true"/>
    </style:style>
    <style:style style:name="T729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29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293" style:family="table-row">
      <style:table-row-properties style:min-row-height="0.225in"/>
    </style:style>
    <style:style style:name="TableCell729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9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29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29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29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29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0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301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02" style:parent-style-name="Обычный" style:family="paragraph">
      <style:paragraph-properties fo:widows="2" fo:orphans="2" style:vertical-align="auto"/>
      <style:text-properties fo:hyphenate="true"/>
    </style:style>
    <style:style style:name="T730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/>
    </style:style>
    <style:style style:name="P730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305" style:family="table-row">
      <style:table-row-properties style:min-row-height="0.225in"/>
    </style:style>
    <style:style style:name="TableCell730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07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0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0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10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1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1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31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314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31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317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318" style:family="table-row">
      <style:table-row-properties style:min-row-height="0.225in"/>
    </style:style>
    <style:style style:name="TableCell731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20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2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2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2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2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326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3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329" style:family="table-row">
      <style:table-row-properties style:min-row-height="0.225in"/>
    </style:style>
    <style:style style:name="TableCell733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3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3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3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34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3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337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3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3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340" style:family="table-row">
      <style:table-row-properties style:min-row-height="0.225in"/>
    </style:style>
    <style:style style:name="TableCell734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42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4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4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4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4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348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3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351" style:family="table-row">
      <style:table-row-properties style:min-row-height="0.225in"/>
    </style:style>
    <style:style style:name="TableCell735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5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5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5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5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5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5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35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360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36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363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364" style:family="table-row">
      <style:table-row-properties style:min-row-height="0.225in"/>
    </style:style>
    <style:style style:name="TableCell736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6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6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6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69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70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7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372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7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37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375" style:family="table-row">
      <style:table-row-properties style:min-row-height="0.225in"/>
    </style:style>
    <style:style style:name="TableCell737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77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7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7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80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81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8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383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8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3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386" style:family="table-row">
      <style:table-row-properties style:min-row-height="0.225in"/>
    </style:style>
    <style:style style:name="TableCell738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88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89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9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91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392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394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9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3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397" style:family="table-row">
      <style:table-row-properties style:min-row-height="0.225in"/>
    </style:style>
    <style:style style:name="TableCell739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399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400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0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02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40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0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405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06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0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409" style:parent-style-name="Обычный" style:family="paragraph">
      <style:paragraph-properties fo:widows="2" fo:orphans="2" fo:text-align="center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410" style:family="table-row">
      <style:table-row-properties style:min-row-height="0.225in"/>
    </style:style>
    <style:style style:name="TableCell741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12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413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1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15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416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1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18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1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42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421" style:family="table-row">
      <style:table-row-properties style:min-row-height="0.225in"/>
    </style:style>
    <style:style style:name="TableCell742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23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424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2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26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427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29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43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432" style:family="table-row">
      <style:table-row-properties style:min-row-height="0.225in"/>
    </style:style>
    <style:style style:name="TableCell743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34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435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3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37" style:parent-style-name="Обычный" style:family="paragraph">
      <style:paragraph-properties fo:widows="2" fo:orphans="2" fo:text-align="end" style:vertical-align="auto"/>
      <style:text-properties fo:hyphenate="true"/>
    </style:style>
    <style:style style:name="T7438" style:parent-style-name="Основнойшрифтабзаца" style:family="text">
      <style:text-properties style:font-name="Times New Roman" style:font-name-asian="Times New Roman" style:font-name-complex="Times New Roman" fo:color="#00000A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40" style:family="table-cell">
      <style:table-cell-properties fo:border-top="none" fo:border-left="none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44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7443" style:parent-style-name="Заголовок2" style:family="paragraph">
      <style:text-properties style:font-name-asian="NSimSun" style:font-name-complex="Courier New" fo:font-style="normal" style:font-style-asian="normal" style:font-style-complex="normal" fo:font-size="12pt" style:font-size-asian="12pt" style:font-size-complex="12pt"/>
    </style:style>
    <style:style style:name="P7444" style:parent-style-name="Заголовок2" style:family="paragraph"/>
    <style:style style:name="T7445" style:parent-style-name="Основнойшрифтабзаца" style:family="text">
      <style:text-properties fo:language="en" fo:country="US"/>
    </style:style>
    <style:style style:name="T7446" style:parent-style-name="Основнойшрифтабзаца" style:family="text">
      <style:text-properties style:font-name-asian="NSimSun"/>
    </style:style>
    <style:style style:name="T7447" style:parent-style-name="Основнойшрифтабзаца" style:family="text">
      <style:text-properties style:font-name-asian="NSimSun" fo:language="en" fo:country="US"/>
    </style:style>
    <style:style style:name="T7448" style:parent-style-name="Основнойшрифтабзаца" style:family="text">
      <style:text-properties style:font-name-asian="NSimSun"/>
    </style:style>
    <style:style style:name="T7449" style:parent-style-name="Основнойшрифтабзаца" style:family="text">
      <style:text-properties style:font-name-asian="NSimSun" fo:language="en" fo:country="US"/>
    </style:style>
    <style:style style:name="T7450" style:parent-style-name="Основнойшрифтабзаца" style:family="text">
      <style:text-properties style:font-name-asian="NSimSun"/>
    </style:style>
    <style:style style:name="TableColumn7452" style:family="table-column">
      <style:table-column-properties style:column-width="1.4562in"/>
    </style:style>
    <style:style style:name="TableColumn7453" style:family="table-column">
      <style:table-column-properties style:column-width="0.7319in"/>
    </style:style>
    <style:style style:name="TableColumn7454" style:family="table-column">
      <style:table-column-properties style:column-width="1.6131in"/>
    </style:style>
    <style:style style:name="TableColumn7455" style:family="table-column">
      <style:table-column-properties style:column-width="0.8375in"/>
    </style:style>
    <style:style style:name="TableColumn7456" style:family="table-column">
      <style:table-column-properties style:column-width="1.5694in"/>
    </style:style>
    <style:style style:name="Table7451" style:family="table">
      <style:table-properties style:width="6.2083in" fo:margin-left="0in" table:align="left"/>
    </style:style>
    <style:style style:name="TableRow7457" style:family="table-row">
      <style:table-row-properties style:min-row-height="0.225in"/>
    </style:style>
    <style:style style:name="TableCell7458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7460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7462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7464" style:family="table-cell">
      <style:table-cell-properties fo:border-top="0.0138in solid #000001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Cell7466" style:family="table-cell">
      <style:table-cell-properties fo:border="0.0138in solid #000001" fo:background-color="#FFFFFF" style:writing-mode="lr-tb" style:vertical-align="middle" fo:padding-top="0in" fo:padding-left="0.075in" fo:padding-bottom="0in" fo:padding-right="0.075in"/>
    </style:style>
    <style:style style:name="P746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weight="bold" style:font-weight-asian="bold" style:font-weight-complex="bold" fo:color="#00000A" style:letter-kerning="false" style:font-size-complex="12pt" style:language-asian="ru" style:country-asian="RU" style:language-complex="ar" style:country-complex="SA" fo:hyphenate="true"/>
    </style:style>
    <style:style style:name="TableRow7468" style:family="table-row">
      <style:table-row-properties style:min-row-height="0.225in"/>
    </style:style>
    <style:style style:name="TableCell746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7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7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7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7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7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7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7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7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47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479" style:family="table-row">
      <style:table-row-properties style:min-row-height="0.225in"/>
    </style:style>
    <style:style style:name="TableCell748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8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8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8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8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8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8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8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48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490" style:family="table-row">
      <style:table-row-properties style:min-row-height="0.225in"/>
    </style:style>
    <style:style style:name="TableCell749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9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9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9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9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9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4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49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50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501" style:family="table-row">
      <style:table-row-properties style:min-row-height="0.225in"/>
    </style:style>
    <style:style style:name="TableCell750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0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0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0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0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0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0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1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51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512" style:family="table-row">
      <style:table-row-properties style:min-row-height="0.225in"/>
    </style:style>
    <style:style style:name="TableCell751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1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1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1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1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1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1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2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2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52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523" style:family="table-row">
      <style:table-row-properties style:min-row-height="0.225in"/>
    </style:style>
    <style:style style:name="TableCell752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2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52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2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2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3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3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TableCell753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53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534" style:family="table-row">
      <style:table-row-properties style:min-row-height="0.225in"/>
    </style:style>
    <style:style style:name="TableCell753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3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53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3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3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4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4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4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54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545" style:family="table-row">
      <style:table-row-properties style:min-row-height="0.225in"/>
    </style:style>
    <style:style style:name="TableCell754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4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54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4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5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5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5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5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5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55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556" style:family="table-row">
      <style:table-row-properties style:min-row-height="0.225in"/>
    </style:style>
    <style:style style:name="TableCell755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5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5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6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6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6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6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6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6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56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567" style:family="table-row">
      <style:table-row-properties style:min-row-height="0.225in"/>
    </style:style>
    <style:style style:name="TableCell756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6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7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7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7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7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7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7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7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57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578" style:family="table-row">
      <style:table-row-properties style:min-row-height="0.225in"/>
    </style:style>
    <style:style style:name="TableCell757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8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58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8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8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8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8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8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8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58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589" style:family="table-row">
      <style:table-row-properties style:min-row-height="0.225in"/>
    </style:style>
    <style:style style:name="TableCell759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9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59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9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9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9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9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5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59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59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600" style:family="table-row">
      <style:table-row-properties style:min-row-height="0.225in"/>
    </style:style>
    <style:style style:name="TableCell760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0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60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0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0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0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0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0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61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611" style:family="table-row">
      <style:table-row-properties style:min-row-height="0.225in"/>
    </style:style>
    <style:style style:name="TableCell761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1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1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1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1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1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1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1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2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6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622" style:family="table-row">
      <style:table-row-properties style:min-row-height="0.225in"/>
    </style:style>
    <style:style style:name="TableCell762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2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2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2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2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2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3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63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633" style:family="table-row">
      <style:table-row-properties style:min-row-height="0.225in"/>
    </style:style>
    <style:style style:name="TableCell763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3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63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3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3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4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4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64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644" style:family="table-row">
      <style:table-row-properties style:min-row-height="0.225in"/>
    </style:style>
    <style:style style:name="TableCell764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4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64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4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4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5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5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5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65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655" style:family="table-row">
      <style:table-row-properties style:min-row-height="0.225in"/>
    </style:style>
    <style:style style:name="TableCell765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5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65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5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6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6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6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6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666" style:family="table-row">
      <style:table-row-properties style:min-row-height="0.225in"/>
    </style:style>
    <style:style style:name="TableCell766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6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6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7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7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7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7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7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7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67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677" style:family="table-row">
      <style:table-row-properties style:min-row-height="0.225in"/>
    </style:style>
    <style:style style:name="TableCell767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7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8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8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8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8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8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8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68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688" style:family="table-row">
      <style:table-row-properties style:min-row-height="0.225in"/>
    </style:style>
    <style:style style:name="TableCell768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9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69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9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9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9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9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6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69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69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699" style:family="table-row">
      <style:table-row-properties style:min-row-height="0.225in"/>
    </style:style>
    <style:style style:name="TableCell770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0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70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0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0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0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0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70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710" style:family="table-row">
      <style:table-row-properties style:min-row-height="0.225in"/>
    </style:style>
    <style:style style:name="TableCell771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1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71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1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1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1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1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1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1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72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721" style:family="table-row">
      <style:table-row-properties style:min-row-height="0.225in"/>
    </style:style>
    <style:style style:name="TableCell772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2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2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2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2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2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3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73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732" style:family="table-row">
      <style:table-row-properties style:min-row-height="0.225in"/>
    </style:style>
    <style:style style:name="TableCell773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3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3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3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3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3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3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4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74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743" style:family="table-row">
      <style:table-row-properties style:min-row-height="0.225in"/>
    </style:style>
    <style:style style:name="TableCell774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4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74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4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4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5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5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5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75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754" style:family="table-row">
      <style:table-row-properties style:min-row-height="0.225in"/>
    </style:style>
    <style:style style:name="TableCell775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5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75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5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5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6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6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6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6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76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765" style:family="table-row">
      <style:table-row-properties style:min-row-height="0.225in"/>
    </style:style>
    <style:style style:name="TableCell776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6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76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6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7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7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7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7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7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77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776" style:family="table-row">
      <style:table-row-properties style:min-row-height="0.225in"/>
    </style:style>
    <style:style style:name="TableCell777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7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7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8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8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8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8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8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8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78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787" style:family="table-row">
      <style:table-row-properties style:min-row-height="0.225in"/>
    </style:style>
    <style:style style:name="TableCell778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8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9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9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9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9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79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79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79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798" style:family="table-row">
      <style:table-row-properties style:min-row-height="0.225in"/>
    </style:style>
    <style:style style:name="TableCell779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0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80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0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0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0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0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0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80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809" style:family="table-row">
      <style:table-row-properties style:min-row-height="0.225in"/>
    </style:style>
    <style:style style:name="TableCell781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1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81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1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1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1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1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1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81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820" style:family="table-row">
      <style:table-row-properties style:min-row-height="0.225in"/>
    </style:style>
    <style:style style:name="TableCell782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2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82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2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2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2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2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83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831" style:family="table-row">
      <style:table-row-properties style:min-row-height="0.225in"/>
    </style:style>
    <style:style style:name="TableCell783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3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3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3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3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3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83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84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84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7842" style:family="table-row">
      <style:table-row-properties style:min-row-height="0.225in"/>
    </style:style>
    <style:style style:name="TableCell784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4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4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4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4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4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84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5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85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85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7853" style:family="table-row">
      <style:table-row-properties style:min-row-height="0.225in"/>
    </style:style>
    <style:style style:name="TableCell785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5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85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5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5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5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86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6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86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86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7864" style:family="table-row">
      <style:table-row-properties style:min-row-height="0.225in"/>
    </style:style>
    <style:style style:name="TableCell786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6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86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6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6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7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87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7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87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87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7875" style:family="table-row">
      <style:table-row-properties style:min-row-height="0.225in"/>
    </style:style>
    <style:style style:name="TableCell787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7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87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7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8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8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88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8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88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88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7886" style:family="table-row">
      <style:table-row-properties style:min-row-height="0.225in"/>
    </style:style>
    <style:style style:name="TableCell788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8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8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9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89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9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89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9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89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8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7897" style:family="table-row">
      <style:table-row-properties style:min-row-height="0.225in"/>
    </style:style>
    <style:style style:name="TableCell789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89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0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0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0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0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90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0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90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90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7908" style:family="table-row">
      <style:table-row-properties style:min-row-height="0.225in"/>
    </style:style>
    <style:style style:name="TableCell790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1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91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1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1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1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91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1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91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91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7919" style:family="table-row">
      <style:table-row-properties style:min-row-height="0.225in"/>
    </style:style>
    <style:style style:name="TableCell792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2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92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2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2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2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92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2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928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9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7930" style:family="table-row">
      <style:table-row-properties style:min-row-height="0.225in"/>
    </style:style>
    <style:style style:name="TableCell793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3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93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3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3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93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3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939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94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7941" style:family="table-row">
      <style:table-row-properties style:min-row-height="0.225in"/>
    </style:style>
    <style:style style:name="TableCell794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43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4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4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4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94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4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950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95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7952" style:family="table-row">
      <style:table-row-properties style:min-row-height="0.225in"/>
    </style:style>
    <style:style style:name="TableCell795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54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5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5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5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5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95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6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Cell7961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96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fo:language="en" fo:country="US" style:language-asian="ru" style:country-asian="RU" style:language-complex="ar" style:country-complex="SA" fo:hyphenate="true"/>
    </style:style>
    <style:style style:name="TableRow7963" style:family="table-row">
      <style:table-row-properties style:min-row-height="0.225in"/>
    </style:style>
    <style:style style:name="TableCell796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65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96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6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6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6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7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7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72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97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974" style:family="table-row">
      <style:table-row-properties style:min-row-height="0.225in"/>
    </style:style>
    <style:style style:name="TableCell797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76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97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7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7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80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8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8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83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98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985" style:family="table-row">
      <style:table-row-properties style:min-row-height="0.225in"/>
    </style:style>
    <style:style style:name="TableCell7986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87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798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8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9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9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9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94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799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7996" style:family="table-row">
      <style:table-row-properties style:min-row-height="0.225in"/>
    </style:style>
    <style:style style:name="TableCell7997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7998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799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800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800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8002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800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800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8005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800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8007" style:family="table-row">
      <style:table-row-properties style:min-row-height="0.225in"/>
    </style:style>
    <style:style style:name="TableCell8008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8009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8010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8011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8012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801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8014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801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8016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801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Row8018" style:family="table-row">
      <style:table-row-properties style:min-row-height="0.225in"/>
    </style:style>
    <style:style style:name="TableCell8019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8020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Cell8021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8022" style:parent-style-name="Обычный" style:family="paragraph">
      <style:paragraph-properties fo:widows="2" fo:orphans="2" fo:text-align="end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8023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802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8025" style:family="table-cell">
      <style:table-cell-properties fo:border-top="none" fo:border-left="0.0138in solid #000001" fo:border-bottom="0.0138in solid #000001" fo:border-right="none" fo:background-color="#FFFFFF" style:writing-mode="lr-tb" style:vertical-align="middle" fo:padding-top="0in" fo:padding-left="0.075in" fo:padding-bottom="0in" fo:padding-right="0.075in"/>
    </style:style>
    <style:style style:name="P802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TableCell8027" style:family="table-cell">
      <style:table-cell-properties fo:border-top="none" fo:border-left="0.0138in solid #000001" fo:border-bottom="0.0138in solid #000001" fo:border-right="0.0138in solid #000001" fo:background-color="#FFFFFF" style:writing-mode="lr-tb" style:vertical-align="middle" fo:padding-top="0in" fo:padding-left="0.075in" fo:padding-bottom="0in" fo:padding-right="0.075in"/>
    </style:style>
    <style:style style:name="P8028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color="#00000A" style:letter-kerning="false" style:font-size-complex="12pt" style:language-asian="ru" style:country-asian="RU" style:language-complex="ar" style:country-complex="SA" fo:hyphenate="true"/>
    </style:style>
    <style:style style:name="P8029" style:parent-style-name="Standard" style:family="paragraph">
      <style:text-properties fo:language="en" fo:country="US"/>
    </style:style>
  </office:automatic-styles>
  <office:body>
    <office:text text:use-soft-page-breaks="true">
      <text:list text:style-name="WWNum2" text:continue-numbering="true">
        <text:list-item>
          <text:list>
            <text:list-item>
              <text:p text:style-name="P1">Структура запроса</text:p>
            </text:list-item>
          </text:list>
        </text:list-item>
      </text:list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№ Байта</text:p>
          </table:table-cell>
          <table:table-cell table:style-name="TableCell10">
            <text:p text:style-name="P11">Название</text:p>
          </table:table-cell>
          <table:table-cell table:style-name="TableCell12">
            <text:p text:style-name="P13">Описание</text:p>
          </table:table-cell>
          <table:table-cell table:style-name="TableCell14">
            <text:p text:style-name="P15">Диапазон значений</text:p>
          </table:table-cell>
        </table:table-row>
        <table:table-row table:style-name="TableRow16">
          <table:table-cell table:style-name="TableCell17">
            <text:p text:style-name="Standard">0</text:p>
          </table:table-cell>
          <table:table-cell table:style-name="TableCell18">
            <text:p text:style-name="Standard">Header</text:p>
          </table:table-cell>
          <table:table-cell table:style-name="TableCell19">
            <text:p text:style-name="Standard">Заголовок</text:p>
          </table:table-cell>
          <table:table-cell table:style-name="TableCell20">
            <text:p text:style-name="P21">'g' 0x67</text:p>
          </table:table-cell>
        </table:table-row>
        <table:table-row table:style-name="TableRow22">
          <table:table-cell table:style-name="TableCell23">
            <text:p text:style-name="Standard">1</text:p>
          </table:table-cell>
          <table:table-cell table:style-name="TableCell24">
            <text:p text:style-name="Standard">Crypter</text:p>
          </table:table-cell>
          <table:table-cell table:style-name="TableCell25">
            <text:p text:style-name="Standard">Флаг шифрования</text:p>
          </table:table-cell>
          <table:table-cell table:style-name="TableCell26">
            <text:p text:style-name="Standard">Сейчас всегда = 'A'<text:span text:style-name="T27"><text:s/>(0x41)</text:span></text:p>
          </table:table-cell>
        </table:table-row>
        <table:table-row table:style-name="TableRow28">
          <table:table-cell table:style-name="TableCell29">
            <text:p text:style-name="P30">2</text:p>
          </table:table-cell>
          <table:table-cell table:style-name="TableCell31">
            <text:p text:style-name="P32">Source/Dest</text:p>
          </table:table-cell>
          <table:table-cell table:style-name="TableCell33">
            <text:p text:style-name="Standard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3</text:p>
          </table:table-cell>
          <table:table-cell table:style-name="TableCell39">
            <text:p text:style-name="P40">BlockCount</text:p>
          </table:table-cell>
          <table:table-cell table:style-name="TableCell41">
            <text:p text:style-name="Standard">Количество блоков данных по 16 байт.</text:p>
            <text:p text:style-name="P42">MsgLength= BlockCount*16</text:p>
          </table:table-cell>
          <table:table-cell table:style-name="TableCell43">
            <text:p text:style-name="Standard">0-255</text:p>
          </table:table-cell>
        </table:table-row>
        <table:table-row table:style-name="TableRow44">
          <table:table-cell table:style-name="TableCell45">
            <text:p text:style-name="P46">4</text:p>
          </table:table-cell>
          <table:table-cell table:style-name="TableCell47">
            <text:p text:style-name="P48">Body #0</text:p>
          </table:table-cell>
          <table:table-cell table:style-name="TableCell49">
            <text:p text:style-name="P50">Тело информационного сообщения</text:p>
          </table:table-cell>
          <table:table-cell table:style-name="TableCell51">
            <text:p text:style-name="Standard"/>
          </table:table-cell>
        </table:table-row>
        <table:table-row table:style-name="TableRow52">
          <table:table-cell table:style-name="TableCell53">
            <text:p text:style-name="Standard"/>
          </table:table-cell>
          <table:table-cell table:style-name="TableCell54">
            <text:p text:style-name="P55">Body #1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Standard">...</text:p>
          </table:table-cell>
          <table:table-cell table:style-name="TableCell62">
            <text:p text:style-name="P63">...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+ MsgLength</text:p>
          </table:table-cell>
          <table:table-cell table:style-name="TableCell71">
            <text:p text:style-name="P72">Body #MsgLength-1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Standard">+<text:s/><text:span text:style-name="T79">Msg</text:span>Length</text:p>
          </table:table-cell>
          <table:table-cell table:style-name="TableCell80">
            <text:p text:style-name="P81">CRC1</text:p>
          </table:table-cell>
          <table:table-cell table:style-name="TableCell82">
            <text:p text:style-name="P83">Контрольная сумма</text:p>
          </table:table-cell>
          <table:table-cell table:style-name="TableCell84">
            <text:p text:style-name="Standard"/>
          </table:table-cell>
        </table:table-row>
        <table:table-row table:style-name="TableRow85">
          <table:table-cell table:style-name="TableCell86">
            <text:p text:style-name="Standard">+<text:s/><text:span text:style-name="T87">Msg</text:span>Length</text:p>
          </table:table-cell>
          <table:table-cell table:style-name="TableCell88">
            <text:p text:style-name="Standard">CRC2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list text:style-name="WWNum2" text:continue-numbering="true">
        <text:list-item>
          <text:list>
            <text:list-item>
              <text:p text:style-name="P93"><text:bookmark-start text:name="__RefHeading___Toc528264440"/>Контрольная сумма<text:bookmark-end text:name="__RefHeading___Toc528264440"/></text:p>
            </text:list-item>
          </text:list>
        </text:list-item>
      </text:list>
      <text:p text:style-name="Standard"/>
      <text:p text:style-name="Standard">Контрольная сумма вычисляется для всех полей запроса или ответа, начиная от заголовка и заканчивая последним байтом тела сообщения.</text:p>
      <text:p text:style-name="Standard">Алгоритм<text:span text:style-name="T94"><text:s/></text:span>расчета<text:span text:style-name="T95">:</text:span></text:p>
      <text:p text:style-name="P96"/>
      <text:p text:style-name="P97">CK_1 := 0;</text:p>
      <text:p text:style-name="P98">CK_2 := 0;</text:p>
      <text:p text:style-name="P99">for i := 0 to N - 1 do begin</text:p>
      <text:p text:style-name="Standard"><text:span text:style-name="T100"><text:s text:c="2"/></text:span><text:span text:style-name="T101">CK_1 := CK_1 + buffer[i];</text:span></text:p>
      <text:p text:style-name="Standard"><text:span text:style-name="T102"><text:s text:c="2"/></text:span><text:span text:style-name="T103">CK_2 := CK_2 + CK_1;</text:span></text:p>
      <text:p text:style-name="Standard"><text:span text:style-name="T104">end</text:span><text:span text:style-name="T105">;</text:span></text:p>
      <text:p text:style-name="P106"/>
      <text:p text:style-name="P107"/>
      <text:p text:style-name="P108"/>
      <text:p text:style-name="P109"/>
      <text:p text:style-name="P110"/>
      <text:p text:style-name="P111">Пакеты отправляемые однократно</text:p>
      <text:p text:style-name="P112"/>
      <text:list text:style-name="WWNum2" text:continue-numbering="true">
        <text:list-item>
          <text:list>
            <text:list-item>
              <text:p text:style-name="P113">0<text:span text:style-name="T114">xB0</text:span>. Включение борта</text:p>
            </text:list-item>
          </text:list>
        </text:list-item>
      </text:list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list text:style-name="WWNum2" text:continue-numbering="true">
              <text:list-item>
                <text:p text:style-name="P123">Полное смещение</text:p>
              </text:list-item>
            </text:list>
          </table:table-cell>
          <table:table-cell table:style-name="TableCell124">
            <text:list text:style-name="WWNum2" text:continue-numbering="true">
              <text:list-item>
                <text:p text:style-name="P125">№ Байта</text:p>
              </text:list-item>
            </text:list>
          </table:table-cell>
          <table:table-cell table:style-name="TableCell126">
            <text:list text:style-name="WWNum2" text:continue-numbering="true">
              <text:list-item>
                <text:p text:style-name="P127">Название</text:p>
              </text:list-item>
            </text:list>
          </table:table-cell>
          <table:table-cell table:style-name="TableCell128">
            <text:list text:style-name="WWNum2" text:continue-numbering="true">
              <text:list-item>
                <text:p text:style-name="P129">Описание</text:p>
              </text:list-item>
            </text:list>
          </table:table-cell>
          <table:table-cell table:style-name="TableCell130">
            <text:list text:style-name="WWNum2" text:continue-numbering="true">
              <text:list-item>
                <text:p text:style-name="P131">Диапазон значений</text:p>
              </text:list-item>
            </text:list>
          </table:table-cell>
        </table:table-row>
        <table:table-row table:style-name="TableRow132">
          <table:table-cell table:style-name="TableCell133">
            <text:list text:style-name="WWNum2" text:continue-numbering="true">
              <text:list-item>
                <text:p text:style-name="P134">4</text:p>
              </text:list-item>
            </text:list>
          </table:table-cell>
          <table:table-cell table:style-name="TableCell135">
            <text:list text:style-name="WWNum2" text:continue-numbering="true">
              <text:list-item>
                <text:p text:style-name="P136">0</text:p>
              </text:list-item>
            </text:list>
          </table:table-cell>
          <table:table-cell table:style-name="TableCell137">
            <text:list text:style-name="WWNum2" text:continue-numbering="true">
              <text:list-item>
                <text:p text:style-name="P138">bodyHeader</text:p>
              </text:list-item>
            </text:list>
          </table:table-cell>
          <table:table-cell table:style-name="TableCell139">
            <text:list text:style-name="WWNum2" text:continue-numbering="true">
              <text:list-item>
                <text:p text:style-name="P140">Заголовок</text:p>
              </text:list-item>
            </text:list>
          </table:table-cell>
          <table:table-cell table:style-name="TableCell141">
            <text:list text:style-name="WWNum2" text:continue-numbering="true">
              <text:list-item>
                <text:p text:style-name="P142">0xb0</text:p>
              </text:list-item>
            </text:list>
          </table:table-cell>
        </table:table-row>
        <table:table-row table:style-name="TableRow143">
          <table:table-cell table:style-name="TableCell144">
            <text:list text:style-name="WWNum2" text:continue-numbering="true">
              <text:list-item>
                <text:p text:style-name="P145">5</text:p>
              </text:list-item>
            </text:list>
          </table:table-cell>
          <table:table-cell table:style-name="TableCell146">
            <text:list text:style-name="WWNum2" text:continue-numbering="true">
              <text:list-item>
                <text:p text:style-name="P147">1</text:p>
              </text:list-item>
            </text:list>
          </table:table-cell>
          <table:table-cell table:style-name="TableCell148">
            <text:list text:style-name="WWNum2" text:continue-numbering="true">
              <text:list-item>
                <text:p text:style-name="P149"/>
              </text:list-item>
            </text:list>
          </table:table-cell>
          <table:table-cell table:style-name="TableCell150">
            <text:list text:style-name="WWNum2" text:continue-numbering="true">
              <text:list-item>
                <text:p text:style-name="P151"/>
              </text:list-item>
            </text:list>
          </table:table-cell>
          <table:table-cell table:style-name="TableCell152">
            <text:list text:style-name="WWNum2" text:continue-numbering="true">
              <text:list-item>
                <text:p text:style-name="P153"/>
              </text:list-item>
            </text:list>
          </table:table-cell>
        </table:table-row>
        <table:table-row table:style-name="TableRow154">
          <table:table-cell table:style-name="TableCell155">
            <text:list text:style-name="WWNum2" text:continue-numbering="true">
              <text:list-item>
                <text:p text:style-name="P156">6</text:p>
              </text:list-item>
            </text:list>
          </table:table-cell>
          <table:table-cell table:style-name="TableCell157">
            <text:list text:style-name="WWNum2" text:continue-numbering="true">
              <text:list-item>
                <text:p text:style-name="P158">2</text:p>
              </text:list-item>
            </text:list>
          </table:table-cell>
          <table:table-cell table:style-name="TableCell159">
            <text:list text:style-name="WWNum2" text:continue-numbering="true">
              <text:list-item>
                <text:p text:style-name="P160"/>
              </text:list-item>
            </text:list>
          </table:table-cell>
          <table:table-cell table:style-name="TableCell161">
            <text:list text:style-name="WWNum2" text:continue-numbering="true">
              <text:list-item>
                <text:p text:style-name="P162"/>
              </text:list-item>
            </text:list>
          </table:table-cell>
          <table:table-cell table:style-name="TableCell163">
            <text:list text:style-name="WWNum2" text:continue-numbering="true">
              <text:list-item>
                <text:p text:style-name="P164"/>
              </text:list-item>
            </text:list>
          </table:table-cell>
        </table:table-row>
        <table:table-row table:style-name="TableRow165">
          <table:table-cell table:style-name="TableCell166">
            <text:list text:style-name="WWNum2" text:continue-numbering="true">
              <text:list-item>
                <text:p text:style-name="P167">7</text:p>
              </text:list-item>
            </text:list>
          </table:table-cell>
          <table:table-cell table:style-name="TableCell168">
            <text:list text:style-name="WWNum2" text:continue-numbering="true">
              <text:list-item>
                <text:p text:style-name="P169">3</text:p>
              </text:list-item>
            </text:list>
          </table:table-cell>
          <table:table-cell table:style-name="TableCell170">
            <text:list text:style-name="WWNum2" text:continue-numbering="true">
              <text:list-item>
                <text:p text:style-name="P171"/>
              </text:list-item>
            </text:list>
          </table:table-cell>
          <table:table-cell table:style-name="TableCell172">
            <text:list text:style-name="WWNum2" text:continue-numbering="true">
              <text:list-item>
                <text:p text:style-name="P173"/>
              </text:list-item>
            </text:list>
          </table:table-cell>
          <table:table-cell table:style-name="TableCell174">
            <text:list text:style-name="WWNum2" text:continue-numbering="true">
              <text:list-item>
                <text:p text:style-name="P175"/>
              </text:list-item>
            </text:list>
          </table:table-cell>
        </table:table-row>
        <table:table-row table:style-name="TableRow176">
          <table:table-cell table:style-name="TableCell177">
            <text:list text:style-name="WWNum2" text:continue-numbering="true">
              <text:list-item>
                <text:p text:style-name="P178">8</text:p>
              </text:list-item>
            </text:list>
          </table:table-cell>
          <table:table-cell table:style-name="TableCell179">
            <text:list text:style-name="WWNum2" text:continue-numbering="true">
              <text:list-item>
                <text:p text:style-name="P180">4</text:p>
              </text:list-item>
            </text:list>
          </table:table-cell>
          <table:table-cell table:style-name="TableCell181">
            <text:list text:style-name="WWNum2" text:continue-numbering="true">
              <text:list-item>
                <text:p text:style-name="P182"/>
              </text:list-item>
            </text:list>
          </table:table-cell>
          <table:table-cell table:style-name="TableCell183">
            <text:list text:style-name="WWNum2" text:continue-numbering="true">
              <text:list-item>
                <text:p text:style-name="P184"/>
              </text:list-item>
            </text:list>
          </table:table-cell>
          <table:table-cell table:style-name="TableCell185">
            <text:list text:style-name="WWNum2" text:continue-numbering="true">
              <text:list-item>
                <text:p text:style-name="P186"/>
              </text:list-item>
            </text:list>
          </table:table-cell>
        </table:table-row>
        <table:table-row table:style-name="TableRow187">
          <table:table-cell table:style-name="TableCell188">
            <text:list text:style-name="WWNum2" text:continue-numbering="true">
              <text:list-item>
                <text:p text:style-name="P189">9</text:p>
              </text:list-item>
            </text:list>
          </table:table-cell>
          <table:table-cell table:style-name="TableCell190">
            <text:list text:style-name="WWNum2" text:continue-numbering="true">
              <text:list-item>
                <text:p text:style-name="P191">5</text:p>
              </text:list-item>
            </text:list>
          </table:table-cell>
          <table:table-cell table:style-name="TableCell192">
            <text:list text:style-name="WWNum2" text:continue-numbering="true">
              <text:list-item>
                <text:p text:style-name="P193"/>
              </text:list-item>
            </text:list>
          </table:table-cell>
          <table:table-cell table:style-name="TableCell194">
            <text:list text:style-name="WWNum2" text:continue-numbering="true">
              <text:list-item>
                <text:p text:style-name="P195"/>
              </text:list-item>
            </text:list>
          </table:table-cell>
          <table:table-cell table:style-name="TableCell196">
            <text:list text:style-name="WWNum2" text:continue-numbering="true">
              <text:list-item>
                <text:p text:style-name="P197"/>
              </text:list-item>
            </text:list>
          </table:table-cell>
        </table:table-row>
        <table:table-row table:style-name="TableRow198">
          <table:table-cell table:style-name="TableCell199">
            <text:list text:style-name="WWNum2" text:continue-numbering="true">
              <text:list-item>
                <text:p text:style-name="P200">10</text:p>
              </text:list-item>
            </text:list>
          </table:table-cell>
          <table:table-cell table:style-name="TableCell201">
            <text:list text:style-name="WWNum2" text:continue-numbering="true">
              <text:list-item>
                <text:p text:style-name="P202">6</text:p>
              </text:list-item>
            </text:list>
          </table:table-cell>
          <table:table-cell table:style-name="TableCell203">
            <text:list text:style-name="WWNum2" text:continue-numbering="true">
              <text:list-item>
                <text:p text:style-name="P204"/>
              </text:list-item>
            </text:list>
          </table:table-cell>
          <table:table-cell table:style-name="TableCell205">
            <text:list text:style-name="WWNum2" text:continue-numbering="true">
              <text:list-item>
                <text:p text:style-name="P206"/>
              </text:list-item>
            </text:list>
          </table:table-cell>
          <table:table-cell table:style-name="TableCell207">
            <text:list text:style-name="WWNum2" text:continue-numbering="true">
              <text:list-item>
                <text:p text:style-name="P208"/>
              </text:list-item>
            </text:list>
          </table:table-cell>
        </table:table-row>
        <table:table-row table:style-name="TableRow209">
          <table:table-cell table:style-name="TableCell210">
            <text:list text:style-name="WWNum2" text:continue-numbering="true">
              <text:list-item>
                <text:p text:style-name="P211">11</text:p>
              </text:list-item>
            </text:list>
          </table:table-cell>
          <table:table-cell table:style-name="TableCell212">
            <text:list text:style-name="WWNum2" text:continue-numbering="true">
              <text:list-item>
                <text:p text:style-name="P213">7</text:p>
              </text:list-item>
            </text:list>
          </table:table-cell>
          <table:table-cell table:style-name="TableCell214">
            <text:list text:style-name="WWNum2" text:continue-numbering="true">
              <text:list-item>
                <text:p text:style-name="P215"/>
              </text:list-item>
            </text:list>
          </table:table-cell>
          <table:table-cell table:style-name="TableCell216">
            <text:list text:style-name="WWNum2" text:continue-numbering="true">
              <text:list-item>
                <text:p text:style-name="P217"/>
              </text:list-item>
            </text:list>
          </table:table-cell>
          <table:table-cell table:style-name="TableCell218">
            <text:list text:style-name="WWNum2" text:continue-numbering="true">
              <text:list-item>
                <text:p text:style-name="P219"/>
              </text:list-item>
            </text:list>
          </table:table-cell>
        </table:table-row>
        <table:table-row table:style-name="TableRow220">
          <table:table-cell table:style-name="TableCell221">
            <text:list text:style-name="WWNum2" text:continue-numbering="true">
              <text:list-item>
                <text:p text:style-name="P222">12</text:p>
              </text:list-item>
            </text:list>
          </table:table-cell>
          <table:table-cell table:style-name="TableCell223">
            <text:list text:style-name="WWNum2" text:continue-numbering="true">
              <text:list-item>
                <text:p text:style-name="P224">8</text:p>
              </text:list-item>
            </text:list>
          </table:table-cell>
          <table:table-cell table:style-name="TableCell225">
            <text:list text:style-name="WWNum2" text:continue-numbering="true">
              <text:list-item>
                <text:p text:style-name="P226"/>
              </text:list-item>
            </text:list>
          </table:table-cell>
          <table:table-cell table:style-name="TableCell227">
            <text:list text:style-name="WWNum2" text:continue-numbering="true">
              <text:list-item>
                <text:p text:style-name="P228"/>
              </text:list-item>
            </text:list>
          </table:table-cell>
          <table:table-cell table:style-name="TableCell229">
            <text:list text:style-name="WWNum2" text:continue-numbering="true">
              <text:list-item>
                <text:p text:style-name="P230"/>
              </text:list-item>
            </text:list>
          </table:table-cell>
        </table:table-row>
        <table:table-row table:style-name="TableRow231">
          <table:table-cell table:style-name="TableCell232">
            <text:list text:style-name="WWNum2" text:continue-numbering="true">
              <text:list-item>
                <text:p text:style-name="P233">13</text:p>
              </text:list-item>
            </text:list>
          </table:table-cell>
          <table:table-cell table:style-name="TableCell234">
            <text:list text:style-name="WWNum2" text:continue-numbering="true">
              <text:list-item>
                <text:p text:style-name="P235">9</text:p>
              </text:list-item>
            </text:list>
          </table:table-cell>
          <table:table-cell table:style-name="TableCell236">
            <text:list text:style-name="WWNum2" text:continue-numbering="true">
              <text:list-item>
                <text:p text:style-name="P237"/>
              </text:list-item>
            </text:list>
          </table:table-cell>
          <table:table-cell table:style-name="TableCell238">
            <text:list text:style-name="WWNum2" text:continue-numbering="true">
              <text:list-item>
                <text:p text:style-name="P239"/>
              </text:list-item>
            </text:list>
          </table:table-cell>
          <table:table-cell table:style-name="TableCell240">
            <text:list text:style-name="WWNum2" text:continue-numbering="true">
              <text:list-item>
                <text:p text:style-name="P241"/>
              </text:list-item>
            </text:list>
          </table:table-cell>
        </table:table-row>
        <table:table-row table:style-name="TableRow242">
          <table:table-cell table:style-name="TableCell243">
            <text:list text:style-name="WWNum2" text:continue-numbering="true">
              <text:list-item>
                <text:p text:style-name="P244">14</text:p>
              </text:list-item>
            </text:list>
          </table:table-cell>
          <table:table-cell table:style-name="TableCell245">
            <text:list text:style-name="WWNum2" text:continue-numbering="true">
              <text:list-item>
                <text:p text:style-name="P246">10</text:p>
              </text:list-item>
            </text:list>
          </table:table-cell>
          <table:table-cell table:style-name="TableCell247">
            <text:list text:style-name="WWNum2" text:continue-numbering="true">
              <text:list-item>
                <text:p text:style-name="P248"/>
              </text:list-item>
            </text:list>
          </table:table-cell>
          <table:table-cell table:style-name="TableCell249">
            <text:list text:style-name="WWNum2" text:continue-numbering="true">
              <text:list-item>
                <text:p text:style-name="P250"/>
              </text:list-item>
            </text:list>
          </table:table-cell>
          <table:table-cell table:style-name="TableCell251">
            <text:list text:style-name="WWNum2" text:continue-numbering="true">
              <text:list-item>
                <text:p text:style-name="P252"/>
              </text:list-item>
            </text:list>
          </table:table-cell>
        </table:table-row>
        <table:table-row table:style-name="TableRow253">
          <table:table-cell table:style-name="TableCell254">
            <text:list text:style-name="WWNum2" text:continue-numbering="true">
              <text:list-item>
                <text:p text:style-name="P255">15</text:p>
              </text:list-item>
            </text:list>
          </table:table-cell>
          <table:table-cell table:style-name="TableCell256">
            <text:list text:style-name="WWNum2" text:continue-numbering="true">
              <text:list-item>
                <text:p text:style-name="P257">11</text:p>
              </text:list-item>
            </text:list>
          </table:table-cell>
          <table:table-cell table:style-name="TableCell258">
            <text:list text:style-name="WWNum2" text:continue-numbering="true">
              <text:list-item>
                <text:p text:style-name="P259"/>
              </text:list-item>
            </text:list>
          </table:table-cell>
          <table:table-cell table:style-name="TableCell260">
            <text:list text:style-name="WWNum2" text:continue-numbering="true">
              <text:list-item>
                <text:p text:style-name="P261"/>
              </text:list-item>
            </text:list>
          </table:table-cell>
          <table:table-cell table:style-name="TableCell262">
            <text:list text:style-name="WWNum2" text:continue-numbering="true">
              <text:list-item>
                <text:p text:style-name="P263"/>
              </text:list-item>
            </text:list>
          </table:table-cell>
        </table:table-row>
        <table:table-row table:style-name="TableRow264">
          <table:table-cell table:style-name="TableCell265">
            <text:list text:style-name="WWNum2" text:continue-numbering="true">
              <text:list-item>
                <text:p text:style-name="P266">16</text:p>
              </text:list-item>
            </text:list>
          </table:table-cell>
          <table:table-cell table:style-name="TableCell267">
            <text:list text:style-name="WWNum2" text:continue-numbering="true">
              <text:list-item>
                <text:p text:style-name="P268">12</text:p>
              </text:list-item>
            </text:list>
          </table:table-cell>
          <table:table-cell table:style-name="TableCell269">
            <text:list text:style-name="WWNum2" text:continue-numbering="true">
              <text:list-item>
                <text:p text:style-name="P270"/>
              </text:list-item>
            </text:list>
          </table:table-cell>
          <table:table-cell table:style-name="TableCell271">
            <text:list text:style-name="WWNum2" text:continue-numbering="true">
              <text:list-item>
                <text:p text:style-name="P272"/>
              </text:list-item>
            </text:list>
          </table:table-cell>
          <table:table-cell table:style-name="TableCell273">
            <text:list text:style-name="WWNum2" text:continue-numbering="true">
              <text:list-item>
                <text:p text:style-name="P274"/>
              </text:list-item>
            </text:list>
          </table:table-cell>
        </table:table-row>
        <table:table-row table:style-name="TableRow275">
          <table:table-cell table:style-name="TableCell276">
            <text:list text:style-name="WWNum2" text:continue-numbering="true">
              <text:list-item>
                <text:p text:style-name="P277">17</text:p>
              </text:list-item>
            </text:list>
          </table:table-cell>
          <table:table-cell table:style-name="TableCell278">
            <text:list text:style-name="WWNum2" text:continue-numbering="true">
              <text:list-item>
                <text:p text:style-name="P279">13</text:p>
              </text:list-item>
            </text:list>
          </table:table-cell>
          <table:table-cell table:style-name="TableCell280">
            <text:list text:style-name="WWNum2" text:continue-numbering="true">
              <text:list-item>
                <text:p text:style-name="P281"/>
              </text:list-item>
            </text:list>
          </table:table-cell>
          <table:table-cell table:style-name="TableCell282">
            <text:list text:style-name="WWNum2" text:continue-numbering="true">
              <text:list-item>
                <text:p text:style-name="P283"/>
              </text:list-item>
            </text:list>
          </table:table-cell>
          <table:table-cell table:style-name="TableCell284">
            <text:list text:style-name="WWNum2" text:continue-numbering="true">
              <text:list-item>
                <text:p text:style-name="P285"/>
              </text:list-item>
            </text:list>
          </table:table-cell>
        </table:table-row>
        <table:table-row table:style-name="TableRow286">
          <table:table-cell table:style-name="TableCell287">
            <text:list text:style-name="WWNum2" text:continue-numbering="true">
              <text:list-item>
                <text:p text:style-name="P288">18</text:p>
              </text:list-item>
            </text:list>
          </table:table-cell>
          <table:table-cell table:style-name="TableCell289">
            <text:list text:style-name="WWNum2" text:continue-numbering="true">
              <text:list-item>
                <text:p text:style-name="P290">14</text:p>
              </text:list-item>
            </text:list>
          </table:table-cell>
          <table:table-cell table:style-name="TableCell291">
            <text:list text:style-name="WWNum2" text:continue-numbering="true">
              <text:list-item>
                <text:p text:style-name="P292"/>
              </text:list-item>
            </text:list>
          </table:table-cell>
          <table:table-cell table:style-name="TableCell293">
            <text:list text:style-name="WWNum2" text:continue-numbering="true">
              <text:list-item>
                <text:p text:style-name="P294"/>
              </text:list-item>
            </text:list>
          </table:table-cell>
          <table:table-cell table:style-name="TableCell295">
            <text:list text:style-name="WWNum2" text:continue-numbering="true">
              <text:list-item>
                <text:p text:style-name="P296"/>
              </text:list-item>
            </text:list>
          </table:table-cell>
        </table:table-row>
        <table:table-row table:style-name="TableRow297">
          <table:table-cell table:style-name="TableCell298">
            <text:list text:style-name="WWNum2" text:continue-numbering="true">
              <text:list-item>
                <text:p text:style-name="P299">19</text:p>
              </text:list-item>
            </text:list>
          </table:table-cell>
          <table:table-cell table:style-name="TableCell300">
            <text:list text:style-name="WWNum2" text:continue-numbering="true">
              <text:list-item>
                <text:p text:style-name="P301">15</text:p>
              </text:list-item>
            </text:list>
          </table:table-cell>
          <table:table-cell table:style-name="TableCell302">
            <text:list text:style-name="WWNum2" text:continue-numbering="true">
              <text:list-item>
                <text:p text:style-name="P303"/>
              </text:list-item>
            </text:list>
          </table:table-cell>
          <table:table-cell table:style-name="TableCell304">
            <text:list text:style-name="WWNum2" text:continue-numbering="true">
              <text:list-item>
                <text:p text:style-name="P305"/>
              </text:list-item>
            </text:list>
          </table:table-cell>
          <table:table-cell table:style-name="TableCell306">
            <text:list text:style-name="WWNum2" text:continue-numbering="true">
              <text:list-item>
                <text:p text:style-name="P307"/>
              </text:list-item>
            </text:list>
          </table:table-cell>
        </table:table-row>
        <table:table-row table:style-name="TableRow308">
          <table:table-cell table:style-name="TableCell309">
            <text:list text:style-name="WWNum2" text:continue-numbering="true">
              <text:list-item>
                <text:p text:style-name="P310">20</text:p>
              </text:list-item>
            </text:list>
          </table:table-cell>
          <table:table-cell table:style-name="TableCell311">
            <text:list text:style-name="WWNum2" text:continue-numbering="true">
              <text:list-item>
                <text:p text:style-name="P312">16</text:p>
              </text:list-item>
            </text:list>
          </table:table-cell>
          <table:table-cell table:style-name="TableCell313">
            <text:list text:style-name="WWNum2" text:continue-numbering="true">
              <text:list-item>
                <text:p text:style-name="P314"/>
              </text:list-item>
            </text:list>
          </table:table-cell>
          <table:table-cell table:style-name="TableCell315">
            <text:list text:style-name="WWNum2" text:continue-numbering="true">
              <text:list-item>
                <text:p text:style-name="P316"/>
              </text:list-item>
            </text:list>
          </table:table-cell>
          <table:table-cell table:style-name="TableCell317">
            <text:list text:style-name="WWNum2" text:continue-numbering="true">
              <text:list-item>
                <text:p text:style-name="P318"/>
              </text:list-item>
            </text:list>
          </table:table-cell>
        </table:table-row>
        <table:table-row table:style-name="TableRow319">
          <table:table-cell table:style-name="TableCell320">
            <text:list text:style-name="WWNum2" text:continue-numbering="true">
              <text:list-item>
                <text:p text:style-name="P321">21</text:p>
              </text:list-item>
            </text:list>
          </table:table-cell>
          <table:table-cell table:style-name="TableCell322">
            <text:list text:style-name="WWNum2" text:continue-numbering="true">
              <text:list-item>
                <text:p text:style-name="P323">17</text:p>
              </text:list-item>
            </text:list>
          </table:table-cell>
          <table:table-cell table:style-name="TableCell324">
            <text:list text:style-name="WWNum2" text:continue-numbering="true">
              <text:list-item>
                <text:p text:style-name="P325"/>
              </text:list-item>
            </text:list>
          </table:table-cell>
          <table:table-cell table:style-name="TableCell326">
            <text:list text:style-name="WWNum2" text:continue-numbering="true">
              <text:list-item>
                <text:p text:style-name="P327"/>
              </text:list-item>
            </text:list>
          </table:table-cell>
          <table:table-cell table:style-name="TableCell328">
            <text:list text:style-name="WWNum2" text:continue-numbering="true">
              <text:list-item>
                <text:p text:style-name="P329"/>
              </text:list-item>
            </text:list>
          </table:table-cell>
        </table:table-row>
        <table:table-row table:style-name="TableRow330">
          <table:table-cell table:style-name="TableCell331">
            <text:list text:style-name="WWNum2" text:continue-numbering="true">
              <text:list-item>
                <text:p text:style-name="P332">22</text:p>
              </text:list-item>
            </text:list>
          </table:table-cell>
          <table:table-cell table:style-name="TableCell333">
            <text:list text:style-name="WWNum2" text:continue-numbering="true">
              <text:list-item>
                <text:p text:style-name="P334">18</text:p>
              </text:list-item>
            </text:list>
          </table:table-cell>
          <table:table-cell table:style-name="TableCell335">
            <text:list text:style-name="WWNum2" text:continue-numbering="true">
              <text:list-item>
                <text:p text:style-name="P336"/>
              </text:list-item>
            </text:list>
          </table:table-cell>
          <table:table-cell table:style-name="TableCell337">
            <text:list text:style-name="WWNum2" text:continue-numbering="true">
              <text:list-item>
                <text:p text:style-name="P338"/>
              </text:list-item>
            </text:list>
          </table:table-cell>
          <table:table-cell table:style-name="TableCell339">
            <text:list text:style-name="WWNum2" text:continue-numbering="true">
              <text:list-item>
                <text:p text:style-name="P340"/>
              </text:list-item>
            </text:list>
          </table:table-cell>
        </table:table-row>
        <table:table-row table:style-name="TableRow341">
          <table:table-cell table:style-name="TableCell342">
            <text:list text:style-name="WWNum2" text:continue-numbering="true">
              <text:list-item>
                <text:p text:style-name="P343">23</text:p>
              </text:list-item>
            </text:list>
          </table:table-cell>
          <table:table-cell table:style-name="TableCell344">
            <text:list text:style-name="WWNum2" text:continue-numbering="true">
              <text:list-item>
                <text:p text:style-name="P345">19</text:p>
              </text:list-item>
            </text:list>
          </table:table-cell>
          <table:table-cell table:style-name="TableCell346">
            <text:list text:style-name="WWNum2" text:continue-numbering="true">
              <text:list-item>
                <text:p text:style-name="P347"/>
              </text:list-item>
            </text:list>
          </table:table-cell>
          <table:table-cell table:style-name="TableCell348">
            <text:list text:style-name="WWNum2" text:continue-numbering="true">
              <text:list-item>
                <text:p text:style-name="P349"/>
              </text:list-item>
            </text:list>
          </table:table-cell>
          <table:table-cell table:style-name="TableCell350">
            <text:list text:style-name="WWNum2" text:continue-numbering="true">
              <text:list-item>
                <text:p text:style-name="P351"/>
              </text:list-item>
            </text:list>
          </table:table-cell>
        </table:table-row>
        <table:table-row table:style-name="TableRow352">
          <table:table-cell table:style-name="TableCell353">
            <text:list text:style-name="WWNum2" text:continue-numbering="true">
              <text:list-item>
                <text:p text:style-name="P354">24</text:p>
              </text:list-item>
            </text:list>
          </table:table-cell>
          <table:table-cell table:style-name="TableCell355">
            <text:list text:style-name="WWNum2" text:continue-numbering="true">
              <text:list-item>
                <text:p text:style-name="P356">20</text:p>
              </text:list-item>
            </text:list>
          </table:table-cell>
          <table:table-cell table:style-name="TableCell357">
            <text:list text:style-name="WWNum2" text:continue-numbering="true">
              <text:list-item>
                <text:p text:style-name="P358"/>
              </text:list-item>
            </text:list>
          </table:table-cell>
          <table:table-cell table:style-name="TableCell359">
            <text:list text:style-name="WWNum2" text:continue-numbering="true">
              <text:list-item>
                <text:p text:style-name="P360"/>
              </text:list-item>
            </text:list>
          </table:table-cell>
          <table:table-cell table:style-name="TableCell361">
            <text:list text:style-name="WWNum2" text:continue-numbering="true">
              <text:list-item>
                <text:p text:style-name="P362"/>
              </text:list-item>
            </text:list>
          </table:table-cell>
        </table:table-row>
        <table:table-row table:style-name="TableRow363">
          <table:table-cell table:style-name="TableCell364">
            <text:list text:style-name="WWNum2" text:continue-numbering="true">
              <text:list-item>
                <text:p text:style-name="P365">25</text:p>
              </text:list-item>
            </text:list>
          </table:table-cell>
          <table:table-cell table:style-name="TableCell366">
            <text:list text:style-name="WWNum2" text:continue-numbering="true">
              <text:list-item>
                <text:p text:style-name="P367">21</text:p>
              </text:list-item>
            </text:list>
          </table:table-cell>
          <table:table-cell table:style-name="TableCell368">
            <text:list text:style-name="WWNum2" text:continue-numbering="true">
              <text:list-item>
                <text:p text:style-name="P369"/>
              </text:list-item>
            </text:list>
          </table:table-cell>
          <table:table-cell table:style-name="TableCell370">
            <text:list text:style-name="WWNum2" text:continue-numbering="true">
              <text:list-item>
                <text:p text:style-name="P371"/>
              </text:list-item>
            </text:list>
          </table:table-cell>
          <table:table-cell table:style-name="TableCell372">
            <text:list text:style-name="WWNum2" text:continue-numbering="true">
              <text:list-item>
                <text:p text:style-name="P373"/>
              </text:list-item>
            </text:list>
          </table:table-cell>
        </table:table-row>
        <table:table-row table:style-name="TableRow374">
          <table:table-cell table:style-name="TableCell375">
            <text:list text:style-name="WWNum2" text:continue-numbering="true">
              <text:list-item>
                <text:p text:style-name="P376">26</text:p>
              </text:list-item>
            </text:list>
          </table:table-cell>
          <table:table-cell table:style-name="TableCell377">
            <text:list text:style-name="WWNum2" text:continue-numbering="true">
              <text:list-item>
                <text:p text:style-name="P378">22</text:p>
              </text:list-item>
            </text:list>
          </table:table-cell>
          <table:table-cell table:style-name="TableCell379">
            <text:list text:style-name="WWNum2" text:continue-numbering="true">
              <text:list-item>
                <text:p text:style-name="P380"/>
              </text:list-item>
            </text:list>
          </table:table-cell>
          <table:table-cell table:style-name="TableCell381">
            <text:list text:style-name="WWNum2" text:continue-numbering="true">
              <text:list-item>
                <text:p text:style-name="P382"/>
              </text:list-item>
            </text:list>
          </table:table-cell>
          <table:table-cell table:style-name="TableCell383">
            <text:list text:style-name="WWNum2" text:continue-numbering="true">
              <text:list-item>
                <text:p text:style-name="P384"/>
              </text:list-item>
            </text:list>
          </table:table-cell>
        </table:table-row>
        <table:table-row table:style-name="TableRow385">
          <table:table-cell table:style-name="TableCell386">
            <text:list text:style-name="WWNum2" text:continue-numbering="true">
              <text:list-item>
                <text:p text:style-name="P387">27</text:p>
              </text:list-item>
            </text:list>
          </table:table-cell>
          <table:table-cell table:style-name="TableCell388">
            <text:list text:style-name="WWNum2" text:continue-numbering="true">
              <text:list-item>
                <text:p text:style-name="P389">23</text:p>
              </text:list-item>
            </text:list>
          </table:table-cell>
          <table:table-cell table:style-name="TableCell390">
            <text:list text:style-name="WWNum2" text:continue-numbering="true">
              <text:list-item>
                <text:p text:style-name="P391"/>
              </text:list-item>
            </text:list>
          </table:table-cell>
          <table:table-cell table:style-name="TableCell392">
            <text:list text:style-name="WWNum2" text:continue-numbering="true">
              <text:list-item>
                <text:p text:style-name="P393"/>
              </text:list-item>
            </text:list>
          </table:table-cell>
          <table:table-cell table:style-name="TableCell394">
            <text:list text:style-name="WWNum2" text:continue-numbering="true">
              <text:list-item>
                <text:p text:style-name="P395"/>
              </text:list-item>
            </text:list>
          </table:table-cell>
        </table:table-row>
      </table:table>
      <text:list text:style-name="WWNum2" text:continue-numbering="true">
        <text:list-item>
          <text:list>
            <text:list-item>
              <text:p text:style-name="P396"/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397"/>
            </text:list-item>
          </text:list>
        </text:list-item>
      </text:list>
      <text:p text:style-name="P398"/>
      <text:list text:style-name="WWNum2" text:continue-numbering="true">
        <text:list-item>
          <text:list>
            <text:list-item>
              <text:p text:style-name="P399">0<text:span text:style-name="T400">xB1</text:span>. Взлёт</text:p>
            </text:list-item>
          </text:list>
        </text:list-item>
      </text:list>
      <table:table table:style-name="Table401">
        <table:table-columns>
          <table:table-column table:style-name="TableColumn402"/>
          <table:table-column table:style-name="TableColumn403"/>
          <table:table-column table:style-name="TableColumn404"/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P409">Полное смещение</text:p>
          </table:table-cell>
          <table:table-cell table:style-name="TableCell410">
            <text:p text:style-name="P411">№ Байта</text:p>
          </table:table-cell>
          <table:table-cell table:style-name="TableCell412">
            <text:p text:style-name="P413">Название</text:p>
          </table:table-cell>
          <table:table-cell table:style-name="TableCell414">
            <text:p text:style-name="P415">Описание</text:p>
          </table:table-cell>
          <table:table-cell table:style-name="TableCell416">
            <text:p text:style-name="P417">Диапазон значений</text:p>
          </table:table-cell>
        </table:table-row>
        <table:table-row table:style-name="TableRow418">
          <table:table-cell table:style-name="TableCell419">
            <text:p text:style-name="P420">4</text:p>
          </table:table-cell>
          <table:table-cell table:style-name="TableCell421">
            <text:p text:style-name="Standard">0</text:p>
          </table:table-cell>
          <table:table-cell table:style-name="TableCell422">
            <text:p text:style-name="P423">bodyHeader</text:p>
          </table:table-cell>
          <table:table-cell table:style-name="TableCell424">
            <text:p text:style-name="Standard">Заголовок</text:p>
          </table:table-cell>
          <table:table-cell table:style-name="TableCell425">
            <text:p text:style-name="P426">0xB1</text:p>
          </table:table-cell>
        </table:table-row>
        <table:table-row table:style-name="TableRow427">
          <table:table-cell table:style-name="TableCell428">
            <text:p text:style-name="P429">5</text:p>
          </table:table-cell>
          <table:table-cell table:style-name="TableCell430">
            <text:p text:style-name="P431">1</text:p>
          </table:table-cell>
          <table:table-cell table:style-name="TableCell432">
            <text:p text:style-name="P433">time (us)</text:p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6</text:p>
          </table:table-cell>
          <table:table-cell table:style-name="TableCell441">
            <text:p text:style-name="P442">2</text:p>
          </table:table-cell>
          <table:table-cell table:style-name="TableCell443">
            <text:p text:style-name="P444">time (us)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P451">7</text:p>
          </table:table-cell>
          <table:table-cell table:style-name="TableCell452">
            <text:p text:style-name="P453">3</text:p>
          </table:table-cell>
          <table:table-cell table:style-name="TableCell454">
            <text:p text:style-name="P455">time (us)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>
            <text:p text:style-name="P462">8</text:p>
          </table:table-cell>
          <table:table-cell table:style-name="TableCell463">
            <text:p text:style-name="P464">4</text:p>
          </table:table-cell>
          <table:table-cell table:style-name="TableCell465">
            <text:p text:style-name="P466">time (us)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Standard">9</text:p>
          </table:table-cell>
          <table:table-cell table:style-name="TableCell473">
            <text:p text:style-name="Standard">5</text:p>
          </table:table-cell>
          <table:table-cell table:style-name="TableCell474">
            <text:p text:style-name="P475">id</text:p>
          </table:table-cell>
          <table:table-cell table:style-name="TableCell476">
            <text:p text:style-name="P477"/>
          </table:table-cell>
          <table:table-cell table:style-name="TableCell478">
            <text:p text:style-name="Standard"/>
          </table:table-cell>
        </table:table-row>
        <table:table-row table:style-name="TableRow479">
          <table:table-cell table:style-name="TableCell480">
            <text:p text:style-name="Standard">10</text:p>
          </table:table-cell>
          <table:table-cell table:style-name="TableCell481">
            <text:p text:style-name="Standard">6</text:p>
          </table:table-cell>
          <table:table-cell table:style-name="TableCell482">
            <text:p text:style-name="P483">id</text:p>
          </table:table-cell>
          <table:table-cell table:style-name="TableCell484">
            <text:p text:style-name="P485"/>
          </table:table-cell>
          <table:table-cell table:style-name="TableCell486">
            <text:p text:style-name="Standard"/>
          </table:table-cell>
        </table:table-row>
        <table:table-row table:style-name="TableRow487">
          <table:table-cell table:style-name="TableCell488">
            <text:p text:style-name="Standard">11</text:p>
          </table:table-cell>
          <table:table-cell table:style-name="TableCell489">
            <text:p text:style-name="Standard">7</text:p>
          </table:table-cell>
          <table:table-cell table:style-name="TableCell490">
            <text:p text:style-name="P491">id</text:p>
          </table:table-cell>
          <table:table-cell table:style-name="TableCell492">
            <text:p text:style-name="P493"/>
          </table:table-cell>
          <table:table-cell table:style-name="TableCell494">
            <text:p text:style-name="Standard"/>
          </table:table-cell>
        </table:table-row>
        <table:table-row table:style-name="TableRow495">
          <table:table-cell table:style-name="TableCell496">
            <text:p text:style-name="Standard">12</text:p>
          </table:table-cell>
          <table:table-cell table:style-name="TableCell497">
            <text:p text:style-name="Standard">8</text:p>
          </table:table-cell>
          <table:table-cell table:style-name="TableCell498">
            <text:p text:style-name="P499">id</text:p>
          </table:table-cell>
          <table:table-cell table:style-name="TableCell500">
            <text:p text:style-name="P501"/>
          </table:table-cell>
          <table:table-cell table:style-name="TableCell502">
            <text:p text:style-name="Standard"/>
          </table:table-cell>
        </table:table-row>
        <table:table-row table:style-name="TableRow503">
          <table:table-cell table:style-name="TableCell504">
            <text:p text:style-name="Standard">13</text:p>
          </table:table-cell>
          <table:table-cell table:style-name="TableCell505">
            <text:p text:style-name="Standard">9</text:p>
          </table:table-cell>
          <table:table-cell table:style-name="TableCell506">
            <text:p text:style-name="P507">id</text:p>
          </table:table-cell>
          <table:table-cell table:style-name="TableCell508">
            <text:p text:style-name="P509"/>
          </table:table-cell>
          <table:table-cell table:style-name="TableCell510">
            <text:p text:style-name="Standard"/>
          </table:table-cell>
        </table:table-row>
        <table:table-row table:style-name="TableRow511">
          <table:table-cell table:style-name="TableCell512">
            <text:p text:style-name="Standard">14</text:p>
          </table:table-cell>
          <table:table-cell table:style-name="TableCell513">
            <text:p text:style-name="Standard">10</text:p>
          </table:table-cell>
          <table:table-cell table:style-name="TableCell514">
            <text:p text:style-name="P515">id</text:p>
          </table:table-cell>
          <table:table-cell table:style-name="TableCell516">
            <text:p text:style-name="P517"/>
          </table:table-cell>
          <table:table-cell table:style-name="TableCell518">
            <text:p text:style-name="Standard"/>
          </table:table-cell>
        </table:table-row>
        <table:table-row table:style-name="TableRow519">
          <table:table-cell table:style-name="TableCell520">
            <text:p text:style-name="Standard">15</text:p>
          </table:table-cell>
          <table:table-cell table:style-name="TableCell521">
            <text:p text:style-name="Standard">11</text:p>
          </table:table-cell>
          <table:table-cell table:style-name="TableCell522">
            <text:p text:style-name="P523">id</text:p>
          </table:table-cell>
          <table:table-cell table:style-name="TableCell524">
            <text:p text:style-name="P525"/>
          </table:table-cell>
          <table:table-cell table:style-name="TableCell526">
            <text:p text:style-name="Standard"/>
          </table:table-cell>
        </table:table-row>
        <table:table-row table:style-name="TableRow527">
          <table:table-cell table:style-name="TableCell528">
            <text:p text:style-name="Standard">16</text:p>
          </table:table-cell>
          <table:table-cell table:style-name="TableCell529">
            <text:p text:style-name="Standard">12</text:p>
          </table:table-cell>
          <table:table-cell table:style-name="TableCell530">
            <text:p text:style-name="P531">id</text:p>
          </table:table-cell>
          <table:table-cell table:style-name="TableCell532">
            <text:p text:style-name="P533"/>
          </table:table-cell>
          <table:table-cell table:style-name="TableCell534">
            <text:p text:style-name="Standard"/>
          </table:table-cell>
        </table:table-row>
        <table:table-row table:style-name="TableRow535">
          <table:table-cell table:style-name="TableCell536">
            <text:p text:style-name="Standard">17</text:p>
          </table:table-cell>
          <table:table-cell table:style-name="TableCell537">
            <text:p text:style-name="Standard">13</text:p>
          </table:table-cell>
          <table:table-cell table:style-name="TableCell538">
            <text:p text:style-name="P539">id</text:p>
          </table:table-cell>
          <table:table-cell table:style-name="TableCell540">
            <text:p text:style-name="P541"/>
          </table:table-cell>
          <table:table-cell table:style-name="TableCell542">
            <text:p text:style-name="Standard"/>
          </table:table-cell>
        </table:table-row>
        <table:table-row table:style-name="TableRow543">
          <table:table-cell table:style-name="TableCell544">
            <text:p text:style-name="Standard">18</text:p>
          </table:table-cell>
          <table:table-cell table:style-name="TableCell545">
            <text:p text:style-name="Standard">14</text:p>
          </table:table-cell>
          <table:table-cell table:style-name="TableCell546">
            <text:p text:style-name="P547">id</text:p>
          </table:table-cell>
          <table:table-cell table:style-name="TableCell548">
            <text:p text:style-name="P549"/>
          </table:table-cell>
          <table:table-cell table:style-name="TableCell550">
            <text:p text:style-name="Standard"/>
          </table:table-cell>
        </table:table-row>
        <table:table-row table:style-name="TableRow551">
          <table:table-cell table:style-name="TableCell552">
            <text:p text:style-name="Standard">19</text:p>
          </table:table-cell>
          <table:table-cell table:style-name="TableCell553">
            <text:p text:style-name="Standard">15</text:p>
          </table:table-cell>
          <table:table-cell table:style-name="TableCell554">
            <text:p text:style-name="P555">id</text:p>
          </table:table-cell>
          <table:table-cell table:style-name="TableCell556">
            <text:p text:style-name="P557"/>
          </table:table-cell>
          <table:table-cell table:style-name="TableCell558">
            <text:p text:style-name="Standard"/>
          </table:table-cell>
        </table:table-row>
        <table:table-row table:style-name="TableRow559">
          <table:table-cell table:style-name="TableCell560">
            <text:p text:style-name="Standard">20</text:p>
          </table:table-cell>
          <table:table-cell table:style-name="TableCell561">
            <text:p text:style-name="Standard">16</text:p>
          </table:table-cell>
          <table:table-cell table:style-name="TableCell562">
            <text:p text:style-name="P563">id</text:p>
          </table:table-cell>
          <table:table-cell table:style-name="TableCell564">
            <text:p text:style-name="P565"/>
          </table:table-cell>
          <table:table-cell table:style-name="TableCell566">
            <text:p text:style-name="Standard"/>
          </table:table-cell>
        </table:table-row>
        <table:table-row table:style-name="TableRow567">
          <table:table-cell table:style-name="TableCell568">
            <text:p text:style-name="P569">21</text:p>
          </table:table-cell>
          <table:table-cell table:style-name="TableCell570">
            <text:p text:style-name="P571">17</text:p>
          </table:table-cell>
          <table:table-cell table:style-name="TableCell572">
            <text:p text:style-name="P573">AP version</text:p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</table:table-row>
        <table:table-row table:style-name="TableRow578">
          <table:table-cell table:style-name="TableCell579">
            <text:p text:style-name="P580">22</text:p>
          </table:table-cell>
          <table:table-cell table:style-name="TableCell581">
            <text:p text:style-name="P582">18</text:p>
          </table:table-cell>
          <table:table-cell table:style-name="TableCell583">
            <text:p text:style-name="P584">AP version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Standard">23</text:p>
          </table:table-cell>
          <table:table-cell table:style-name="TableCell591">
            <text:p text:style-name="Standard">19</text:p>
          </table:table-cell>
          <table:table-cell table:style-name="TableCell592">
            <text:p text:style-name="P593">NSU version</text:p>
          </table:table-cell>
          <table:table-cell table:style-name="TableCell594">
            <text:p text:style-name="Standard"/>
          </table:table-cell>
          <table:table-cell table:style-name="TableCell595">
            <text:p text:style-name="P596">0..255</text:p>
          </table:table-cell>
        </table:table-row>
        <table:table-row table:style-name="TableRow597">
          <table:table-cell table:style-name="TableCell598">
            <text:p text:style-name="Standard">24</text:p>
          </table:table-cell>
          <table:table-cell table:style-name="TableCell599">
            <text:p text:style-name="Standard">20</text:p>
          </table:table-cell>
          <table:table-cell table:style-name="TableCell600">
            <text:p text:style-name="P601">NSU version</text:p>
          </table:table-cell>
          <table:table-cell table:style-name="TableCell602">
            <text:p text:style-name="P603"/>
          </table:table-cell>
          <table:table-cell table:style-name="TableCell604">
            <text:p text:style-name="P605">0..255</text:p>
          </table:table-cell>
        </table:table-row>
        <table:table-row table:style-name="TableRow606">
          <table:table-cell table:style-name="TableCell607">
            <text:p text:style-name="Standard">25</text:p>
          </table:table-cell>
          <table:table-cell table:style-name="TableCell608">
            <text:p text:style-name="Standard">21</text:p>
          </table:table-cell>
          <table:table-cell table:style-name="TableCell609">
            <text:p text:style-name="P610">NSU version</text:p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</table:table-row>
        <table:table-row table:style-name="TableRow615">
          <table:table-cell table:style-name="TableCell616">
            <text:p text:style-name="Standard">26</text:p>
          </table:table-cell>
          <table:table-cell table:style-name="TableCell617">
            <text:p text:style-name="Standard">22</text:p>
          </table:table-cell>
          <table:table-cell table:style-name="TableCell618">
            <text:p text:style-name="P619">Preflight flags</text:p>
          </table:table-cell>
          <table:table-cell table:style-name="TableCell620">
            <text:p text:style-name="Standard"/>
          </table:table-cell>
          <table:table-cell table:style-name="TableCell621">
            <text:p text:style-name="Standard"/>
          </table:table-cell>
        </table:table-row>
        <table:table-row table:style-name="TableRow622">
          <table:table-cell table:style-name="TableCell623">
            <text:p text:style-name="Standard">27</text:p>
          </table:table-cell>
          <table:table-cell table:style-name="TableCell624">
            <text:p text:style-name="Standard">23</text:p>
          </table:table-cell>
          <table:table-cell table:style-name="TableCell625">
            <text:p text:style-name="P626">Camera info</text:p>
          </table:table-cell>
          <table:table-cell table:style-name="TableCell627">
            <text:p text:style-name="Standard"/>
          </table:table-cell>
          <table:table-cell table:style-name="TableCell628">
            <text:p text:style-name="Standard"/>
          </table:table-cell>
        </table:table-row>
        <table:table-row table:style-name="TableRow629">
          <table:table-cell table:style-name="TableCell630">
            <text:p text:style-name="P631">28</text:p>
          </table:table-cell>
          <table:table-cell table:style-name="TableCell632">
            <text:p text:style-name="P633">24</text:p>
          </table:table-cell>
          <table:table-cell table:style-name="TableCell634">
            <text:p text:style-name="P635">Launch result</text:p>
          </table:table-cell>
          <table:table-cell table:style-name="TableCell636">
            <text:p text:style-name="P637"/>
          </table:table-cell>
          <table:table-cell table:style-name="TableCell638">
            <text:p text:style-name="P639">1 – успешно<text:line-break/>2 – ошибка миссии</text:p>
            <text:p text:style-name="P640">4 – ошибка режима</text:p>
          </table:table-cell>
        </table:table-row>
      </table:table>
      <text:list text:style-name="WWNum2" text:continue-numbering="true">
        <text:list-item>
          <text:list>
            <text:list-item>
              <text:p text:style-name="P641"/>
            </text:list-item>
          </text:list>
        </text:list-item>
      </text:list>
      <text:p text:style-name="P642"/>
      <text:list text:style-name="WWNum2" text:continue-numbering="true">
        <text:list-item>
          <text:list>
            <text:list-item>
              <text:p text:style-name="P643">0<text:span text:style-name="T644">xB</text:span>2. Посадка</text:p>
            </text:list-item>
          </text:list>
        </text:list-item>
      </text:list>
      <table:table table:style-name="Table645">
        <table:table-columns>
          <table:table-column table:style-name="TableColumn646"/>
          <table:table-column table:style-name="TableColumn647"/>
          <table:table-column table:style-name="TableColumn648"/>
          <table:table-column table:style-name="TableColumn649"/>
          <table:table-column table:style-name="TableColumn650"/>
        </table:table-columns>
        <table:table-row table:style-name="TableRow651">
          <table:table-cell table:style-name="TableCell652">
            <text:p text:style-name="P653">Полное смещение</text:p>
          </table:table-cell>
          <table:table-cell table:style-name="TableCell654">
            <text:p text:style-name="P655">№ Байта</text:p>
          </table:table-cell>
          <table:table-cell table:style-name="TableCell656">
            <text:p text:style-name="P657">Название</text:p>
          </table:table-cell>
          <table:table-cell table:style-name="TableCell658">
            <text:p text:style-name="P659">Описание</text:p>
          </table:table-cell>
          <table:table-cell table:style-name="TableCell660">
            <text:p text:style-name="P661">Диапазон значений</text:p>
          </table:table-cell>
        </table:table-row>
        <table:table-row table:style-name="TableRow662">
          <table:table-cell table:style-name="TableCell663">
            <text:p text:style-name="P664">4</text:p>
          </table:table-cell>
          <table:table-cell table:style-name="TableCell665">
            <text:p text:style-name="Standard">0</text:p>
          </table:table-cell>
          <table:table-cell table:style-name="TableCell666">
            <text:p text:style-name="P667">bodyHeader</text:p>
          </table:table-cell>
          <table:table-cell table:style-name="TableCell668">
            <text:p text:style-name="Standard">Заголовок</text:p>
          </table:table-cell>
          <table:table-cell table:style-name="TableCell669">
            <text:p text:style-name="Standard"><text:span text:style-name="T670">0x0</text:span>2</text:p>
          </table:table-cell>
        </table:table-row>
        <table:table-row table:style-name="TableRow671">
          <table:table-cell table:style-name="TableCell672">
            <text:p text:style-name="Standard">5</text:p>
          </table:table-cell>
          <table:table-cell table:style-name="TableCell673">
            <text:p text:style-name="Standard">1</text:p>
          </table:table-cell>
          <table:table-cell table:style-name="TableCell674">
            <text:p text:style-name="Standard">time (us)</text:p>
          </table:table-cell>
          <table:table-cell table:style-name="TableCell675">
            <text:p text:style-name="Standard"/>
          </table:table-cell>
          <table:table-cell table:style-name="TableCell676">
            <text:p text:style-name="Standard"/>
          </table:table-cell>
        </table:table-row>
        <table:table-row table:style-name="TableRow677">
          <table:table-cell table:style-name="TableCell678">
            <text:p text:style-name="Standard">6</text:p>
          </table:table-cell>
          <table:table-cell table:style-name="TableCell679">
            <text:p text:style-name="Standard">2</text:p>
          </table:table-cell>
          <table:table-cell table:style-name="TableCell680">
            <text:p text:style-name="Standard">time (us)</text:p>
          </table:table-cell>
          <table:table-cell table:style-name="TableCell681">
            <text:p text:style-name="Standard"/>
          </table:table-cell>
          <table:table-cell table:style-name="TableCell682">
            <text:p text:style-name="Standard"/>
          </table:table-cell>
        </table:table-row>
        <table:table-row table:style-name="TableRow683">
          <table:table-cell table:style-name="TableCell684">
            <text:p text:style-name="Standard">7</text:p>
          </table:table-cell>
          <table:table-cell table:style-name="TableCell685">
            <text:p text:style-name="Standard">3</text:p>
          </table:table-cell>
          <table:table-cell table:style-name="TableCell686">
            <text:p text:style-name="Standard">time (us)</text:p>
          </table:table-cell>
          <table:table-cell table:style-name="TableCell687">
            <text:p text:style-name="Standard"/>
          </table:table-cell>
          <table:table-cell table:style-name="TableCell688">
            <text:p text:style-name="Standard"/>
          </table:table-cell>
        </table:table-row>
        <table:table-row table:style-name="TableRow689">
          <table:table-cell table:style-name="TableCell690">
            <text:p text:style-name="Standard">8</text:p>
          </table:table-cell>
          <table:table-cell table:style-name="TableCell691">
            <text:p text:style-name="Standard">4</text:p>
          </table:table-cell>
          <table:table-cell table:style-name="TableCell692">
            <text:p text:style-name="Standard">time (us)</text:p>
          </table:table-cell>
          <table:table-cell table:style-name="TableCell693">
            <text:p text:style-name="Standard"/>
          </table:table-cell>
          <table:table-cell table:style-name="TableCell694">
            <text:p text:style-name="Standard"/>
          </table:table-cell>
        </table:table-row>
        <table:table-row table:style-name="TableRow695">
          <table:table-cell table:style-name="TableCell696">
            <text:p text:style-name="Standard">9</text:p>
          </table:table-cell>
          <table:table-cell table:style-name="TableCell697">
            <text:p text:style-name="Standard">5</text:p>
          </table:table-cell>
          <table:table-cell table:style-name="TableCell698">
            <text:p text:style-name="P699">cx_FIXAR_NOF</text:p>
          </table:table-cell>
          <table:table-cell table:style-name="TableCell700">
            <text:p text:style-name="P701"/>
          </table:table-cell>
          <table:table-cell table:style-name="TableCell702">
            <text:p text:style-name="Standard"/>
          </table:table-cell>
        </table:table-row>
        <table:table-row table:style-name="TableRow703">
          <table:table-cell table:style-name="TableCell704">
            <text:p text:style-name="Standard">10</text:p>
          </table:table-cell>
          <table:table-cell table:style-name="TableCell705">
            <text:p text:style-name="Standard">6</text:p>
          </table:table-cell>
          <table:table-cell table:style-name="TableCell706">
            <text:p text:style-name="P707">cx_FIXAR_NOF</text:p>
          </table:table-cell>
          <table:table-cell table:style-name="TableCell708">
            <text:p text:style-name="P709"/>
          </table:table-cell>
          <table:table-cell table:style-name="TableCell710">
            <text:p text:style-name="Standard"/>
          </table:table-cell>
        </table:table-row>
        <table:table-row table:style-name="TableRow711">
          <table:table-cell table:style-name="TableCell712">
            <text:p text:style-name="Standard"><text:span text:style-name="T713">1</text:span>1</text:p>
          </table:table-cell>
          <table:table-cell table:style-name="TableCell714">
            <text:p text:style-name="Standard">7</text:p>
          </table:table-cell>
          <table:table-cell table:style-name="TableCell715">
            <text:p text:style-name="P716">cx_FIXAR_flown</text:p>
          </table:table-cell>
          <table:table-cell table:style-name="TableCell717">
            <text:p text:style-name="P718"/>
          </table:table-cell>
          <table:table-cell table:style-name="TableCell719">
            <text:p text:style-name="P720">min</text:p>
          </table:table-cell>
        </table:table-row>
        <table:table-row table:style-name="TableRow721">
          <table:table-cell table:style-name="TableCell722">
            <text:p text:style-name="Standard">12</text:p>
          </table:table-cell>
          <table:table-cell table:style-name="TableCell723">
            <text:p text:style-name="Standard">8</text:p>
          </table:table-cell>
          <table:table-cell table:style-name="TableCell724">
            <text:p text:style-name="P725">cx_FIXAR_flown</text:p>
          </table:table-cell>
          <table:table-cell table:style-name="TableCell726">
            <text:p text:style-name="P727"/>
          </table:table-cell>
          <table:table-cell table:style-name="TableCell728">
            <text:p text:style-name="Standard"/>
          </table:table-cell>
        </table:table-row>
        <table:table-row table:style-name="TableRow729">
          <table:table-cell table:style-name="TableCell730">
            <text:p text:style-name="Standard">13</text:p>
          </table:table-cell>
          <table:table-cell table:style-name="TableCell731">
            <text:p text:style-name="Standard">9</text:p>
          </table:table-cell>
          <table:table-cell table:style-name="TableCell732">
            <text:p text:style-name="P733">cx_FIXAR_flown</text:p>
          </table:table-cell>
          <table:table-cell table:style-name="TableCell734">
            <text:p text:style-name="P735"/>
          </table:table-cell>
          <table:table-cell table:style-name="TableCell736">
            <text:p text:style-name="Standard"/>
          </table:table-cell>
        </table:table-row>
        <table:table-row table:style-name="TableRow737">
          <table:table-cell table:style-name="TableCell738">
            <text:p text:style-name="Standard">14</text:p>
          </table:table-cell>
          <table:table-cell table:style-name="TableCell739">
            <text:p text:style-name="Standard">10</text:p>
          </table:table-cell>
          <table:table-cell table:style-name="TableCell740">
            <text:p text:style-name="P741">cx_FIXAR_flown</text:p>
          </table:table-cell>
          <table:table-cell table:style-name="TableCell742">
            <text:p text:style-name="P743"/>
          </table:table-cell>
          <table:table-cell table:style-name="TableCell744">
            <text:p text:style-name="Standard"/>
          </table:table-cell>
        </table:table-row>
      </table:table>
      <text:list text:style-name="WWNum2" text:continue-numbering="true">
        <text:list-item>
          <text:list>
            <text:list-item>
              <text:p text:style-name="P745"/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746">0<text:span text:style-name="T747">xb</text:span>3-<text:span text:style-name="T748">b</text:span>4. Флаг остановки двигателей (факт прихода пакета принимается как<text:s/><text:span text:style-name="T749">true</text:span>, параметры не нужны)</text:p>
            </text:list-item>
          </text:list>
        </text:list-item>
      </text:list>
      <table:table table:style-name="Table750">
        <table:table-columns>
          <table:table-column table:style-name="TableColumn751"/>
          <table:table-column table:style-name="TableColumn752"/>
          <table:table-column table:style-name="TableColumn753"/>
          <table:table-column table:style-name="TableColumn754"/>
          <table:table-column table:style-name="TableColumn755"/>
        </table:table-columns>
        <table:table-row table:style-name="TableRow756">
          <table:table-cell table:style-name="TableCell757">
            <text:p text:style-name="P758">Полное смещение</text:p>
          </table:table-cell>
          <table:table-cell table:style-name="TableCell759">
            <text:p text:style-name="P760">№ Байта</text:p>
          </table:table-cell>
          <table:table-cell table:style-name="TableCell761">
            <text:p text:style-name="P762">Название</text:p>
          </table:table-cell>
          <table:table-cell table:style-name="TableCell763">
            <text:p text:style-name="P764">Описание</text:p>
          </table:table-cell>
          <table:table-cell table:style-name="TableCell765">
            <text:p text:style-name="P766">Диапазон значений</text:p>
          </table:table-cell>
        </table:table-row>
        <table:table-row table:style-name="TableRow767">
          <table:table-cell table:style-name="TableCell768">
            <text:p text:style-name="P769">4</text:p>
          </table:table-cell>
          <table:table-cell table:style-name="TableCell770">
            <text:p text:style-name="Standard">0</text:p>
          </table:table-cell>
          <table:table-cell table:style-name="TableCell771">
            <text:p text:style-name="P772">bodyHeader</text:p>
          </table:table-cell>
          <table:table-cell table:style-name="TableCell773">
            <text:p text:style-name="Standard">Заголовок</text:p>
          </table:table-cell>
          <table:table-cell table:style-name="TableCell774">
            <text:p text:style-name="Standard"><text:span text:style-name="T775">0x0</text:span>3</text:p>
          </table:table-cell>
        </table:table-row>
        <table:table-row table:style-name="TableRow776">
          <table:table-cell table:style-name="TableCell777">
            <text:list text:style-name="WWNum2" text:continue-numbering="true">
              <text:list-item>
                <text:p text:style-name="P778">5</text:p>
              </text:list-item>
            </text:list>
          </table:table-cell>
          <table:table-cell table:style-name="TableCell779">
            <text:p text:style-name="P780">1</text:p>
          </table:table-cell>
          <table:table-cell table:style-name="TableCell781">
            <text:p text:style-name="P782">time (us)</text:p>
          </table:table-cell>
          <table:table-cell table:style-name="TableCell783">
            <text:list text:style-name="WWNum2" text:continue-numbering="true">
              <text:list-item>
                <text:p text:style-name="P784"/>
              </text:list-item>
            </text:list>
          </table:table-cell>
          <table:table-cell table:style-name="TableCell785">
            <text:list text:style-name="WWNum2" text:continue-numbering="true">
              <text:list-item>
                <text:p text:style-name="P786"/>
              </text:list-item>
            </text:list>
          </table:table-cell>
        </table:table-row>
        <table:table-row table:style-name="TableRow787">
          <table:table-cell table:style-name="TableCell788">
            <text:list text:style-name="WWNum2" text:continue-numbering="true">
              <text:list-item>
                <text:p text:style-name="P789">6</text:p>
              </text:list-item>
            </text:list>
          </table:table-cell>
          <table:table-cell table:style-name="TableCell790">
            <text:p text:style-name="P791">2</text:p>
          </table:table-cell>
          <table:table-cell table:style-name="TableCell792">
            <text:p text:style-name="P793">time (us)</text:p>
          </table:table-cell>
          <table:table-cell table:style-name="TableCell794">
            <text:list text:style-name="WWNum2" text:continue-numbering="true">
              <text:list-item>
                <text:p text:style-name="P795"/>
              </text:list-item>
            </text:list>
          </table:table-cell>
          <table:table-cell table:style-name="TableCell796">
            <text:list text:style-name="WWNum2" text:continue-numbering="true">
              <text:list-item>
                <text:p text:style-name="P797"/>
              </text:list-item>
            </text:list>
          </table:table-cell>
        </table:table-row>
        <table:table-row table:style-name="TableRow798">
          <table:table-cell table:style-name="TableCell799">
            <text:list text:style-name="WWNum2" text:continue-numbering="true">
              <text:list-item>
                <text:p text:style-name="P800">7</text:p>
              </text:list-item>
            </text:list>
          </table:table-cell>
          <table:table-cell table:style-name="TableCell801">
            <text:p text:style-name="P802">3</text:p>
          </table:table-cell>
          <table:table-cell table:style-name="TableCell803">
            <text:p text:style-name="P804">time (us)</text:p>
          </table:table-cell>
          <table:table-cell table:style-name="TableCell805">
            <text:list text:style-name="WWNum2" text:continue-numbering="true">
              <text:list-item>
                <text:p text:style-name="P806"/>
              </text:list-item>
            </text:list>
          </table:table-cell>
          <table:table-cell table:style-name="TableCell807">
            <text:list text:style-name="WWNum2" text:continue-numbering="true">
              <text:list-item>
                <text:p text:style-name="P808"/>
              </text:list-item>
            </text:list>
          </table:table-cell>
        </table:table-row>
        <table:table-row table:style-name="TableRow809">
          <table:table-cell table:style-name="TableCell810">
            <text:list text:style-name="WWNum2" text:continue-numbering="true">
              <text:list-item>
                <text:p text:style-name="P811">8</text:p>
              </text:list-item>
            </text:list>
          </table:table-cell>
          <table:table-cell table:style-name="TableCell812">
            <text:p text:style-name="P813">4</text:p>
          </table:table-cell>
          <table:table-cell table:style-name="TableCell814">
            <text:p text:style-name="P815">time (us)</text:p>
          </table:table-cell>
          <table:table-cell table:style-name="TableCell816">
            <text:list text:style-name="WWNum2" text:continue-numbering="true">
              <text:list-item>
                <text:p text:style-name="P817"/>
              </text:list-item>
            </text:list>
          </table:table-cell>
          <table:table-cell table:style-name="TableCell818">
            <text:list text:style-name="WWNum2" text:continue-numbering="true">
              <text:list-item>
                <text:p text:style-name="P819"/>
              </text:list-item>
            </text:list>
          </table:table-cell>
        </table:table-row>
      </table:table>
      <text:list text:style-name="WWNum2" text:continue-numbering="true">
        <text:list-item>
          <text:list>
            <text:list-item>
              <text:p text:style-name="P820"/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821">0<text:span text:style-name="T822">xb</text:span>5. Полётное задание (взять пакет аналогичный пакету с НСУ)</text:p>
            </text:list-item>
          </text:list>
        </text:list-item>
      </text:list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</table:table-columns>
        <table:table-row table:style-name="TableRow829">
          <table:table-cell table:style-name="TableCell830">
            <text:p text:style-name="P831">Полное смещение</text:p>
          </table:table-cell>
          <table:table-cell table:style-name="TableCell832">
            <text:p text:style-name="P833">№ Байта</text:p>
          </table:table-cell>
          <table:table-cell table:style-name="TableCell834">
            <text:p text:style-name="P835">Название</text:p>
          </table:table-cell>
          <table:table-cell table:style-name="TableCell836">
            <text:p text:style-name="P837">Описание</text:p>
          </table:table-cell>
          <table:table-cell table:style-name="TableCell838">
            <text:p text:style-name="P839">Диапазон значений</text:p>
          </table:table-cell>
        </table:table-row>
        <table:table-row table:style-name="TableRow840">
          <table:table-cell table:style-name="TableCell841">
            <text:p text:style-name="P842">4</text:p>
          </table:table-cell>
          <table:table-cell table:style-name="TableCell843">
            <text:p text:style-name="Standard">0</text:p>
          </table:table-cell>
          <table:table-cell table:style-name="TableCell844">
            <text:p text:style-name="P845">bodyHeader</text:p>
          </table:table-cell>
          <table:table-cell table:style-name="TableCell846">
            <text:p text:style-name="Standard">Заголовок</text:p>
          </table:table-cell>
          <table:table-cell table:style-name="TableCell847">
            <text:p text:style-name="Standard"><text:span text:style-name="T848">0x0</text:span>4</text:p>
          </table:table-cell>
        </table:table-row>
        <table:table-row table:style-name="TableRow849">
          <table:table-cell table:style-name="TableCell850">
            <text:list text:style-name="WWNum2" text:continue-numbering="true">
              <text:list-item>
                <text:p text:style-name="P851">5</text:p>
              </text:list-item>
            </text:list>
          </table:table-cell>
          <table:table-cell table:style-name="TableCell852">
            <text:p text:style-name="P853">1</text:p>
          </table:table-cell>
          <table:table-cell table:style-name="TableCell854">
            <text:p text:style-name="P855">time (us)</text:p>
          </table:table-cell>
          <table:table-cell table:style-name="TableCell856">
            <text:list text:style-name="WWNum2" text:continue-numbering="true">
              <text:list-item>
                <text:p text:style-name="P857"/>
              </text:list-item>
            </text:list>
          </table:table-cell>
          <table:table-cell table:style-name="TableCell858">
            <text:list text:style-name="WWNum2" text:continue-numbering="true">
              <text:list-item>
                <text:p text:style-name="P859"/>
              </text:list-item>
            </text:list>
          </table:table-cell>
        </table:table-row>
        <table:table-row table:style-name="TableRow860">
          <table:table-cell table:style-name="TableCell861">
            <text:list text:style-name="WWNum2" text:continue-numbering="true">
              <text:list-item>
                <text:p text:style-name="P862">6</text:p>
              </text:list-item>
            </text:list>
          </table:table-cell>
          <table:table-cell table:style-name="TableCell863">
            <text:p text:style-name="P864">2</text:p>
          </table:table-cell>
          <table:table-cell table:style-name="TableCell865">
            <text:p text:style-name="P866">time (us)</text:p>
          </table:table-cell>
          <table:table-cell table:style-name="TableCell867">
            <text:list text:style-name="WWNum2" text:continue-numbering="true">
              <text:list-item>
                <text:p text:style-name="P868"/>
              </text:list-item>
            </text:list>
          </table:table-cell>
          <table:table-cell table:style-name="TableCell869">
            <text:list text:style-name="WWNum2" text:continue-numbering="true">
              <text:list-item>
                <text:p text:style-name="P870"/>
              </text:list-item>
            </text:list>
          </table:table-cell>
        </table:table-row>
        <table:table-row table:style-name="TableRow871">
          <table:table-cell table:style-name="TableCell872">
            <text:list text:style-name="WWNum2" text:continue-numbering="true">
              <text:list-item>
                <text:p text:style-name="P873">7</text:p>
              </text:list-item>
            </text:list>
          </table:table-cell>
          <table:table-cell table:style-name="TableCell874">
            <text:p text:style-name="P875">3</text:p>
          </table:table-cell>
          <table:table-cell table:style-name="TableCell876">
            <text:p text:style-name="P877">time (us)</text:p>
          </table:table-cell>
          <table:table-cell table:style-name="TableCell878">
            <text:list text:style-name="WWNum2" text:continue-numbering="true">
              <text:list-item>
                <text:p text:style-name="P879"/>
              </text:list-item>
            </text:list>
          </table:table-cell>
          <table:table-cell table:style-name="TableCell880">
            <text:list text:style-name="WWNum2" text:continue-numbering="true">
              <text:list-item>
                <text:p text:style-name="P881"/>
              </text:list-item>
            </text:list>
          </table:table-cell>
        </table:table-row>
        <table:table-row table:style-name="TableRow882">
          <table:table-cell table:style-name="TableCell883">
            <text:list text:style-name="WWNum2" text:continue-numbering="true">
              <text:list-item>
                <text:p text:style-name="P884">8</text:p>
              </text:list-item>
            </text:list>
          </table:table-cell>
          <table:table-cell table:style-name="TableCell885">
            <text:p text:style-name="P886">4</text:p>
          </table:table-cell>
          <table:table-cell table:style-name="TableCell887">
            <text:p text:style-name="P888">time (us)</text:p>
          </table:table-cell>
          <table:table-cell table:style-name="TableCell889">
            <text:list text:style-name="WWNum2" text:continue-numbering="true">
              <text:list-item>
                <text:p text:style-name="P890"/>
              </text:list-item>
            </text:list>
          </table:table-cell>
          <table:table-cell table:style-name="TableCell891">
            <text:list text:style-name="WWNum2" text:continue-numbering="true">
              <text:list-item>
                <text:p text:style-name="P892"/>
              </text:list-item>
            </text:list>
          </table:table-cell>
        </table:table-row>
        <table:table-row table:style-name="TableRow893">
          <table:table-cell table:style-name="TableCell894">
            <text:list text:style-name="WWNum2" text:continue-numbering="true">
              <text:list-item>
                <text:p text:style-name="P895">9</text:p>
              </text:list-item>
            </text:list>
          </table:table-cell>
          <table:table-cell table:style-name="TableCell896">
            <text:list text:style-name="WWNum2" text:continue-numbering="true">
              <text:list-item>
                <text:p text:style-name="P897">5</text:p>
              </text:list-item>
            </text:list>
          </table:table-cell>
          <table:table-cell table:style-name="TableCell898">
            <text:p text:style-name="P899">action</text:p>
          </table:table-cell>
          <table:table-cell table:style-name="TableCell900">
            <text:p text:style-name="P901">100 -- новая миссия, очищает все точки</text:p>
            <text:p text:style-name="P902">101 -- точка</text:p>
            <text:p text:style-name="Standard">102 -- читать точку</text:p>
            <text:p text:style-name="Standard"/>
            <text:p text:style-name="Standard">1 -- домой, коры игнорируются</text:p>
            <text:p text:style-name="Standard">2 -- на точку, коры игнорируются</text:p>
            <text:p text:style-name="Standard"/>
            <text:p text:style-name="P903">201 -- Подтв. приема</text:p>
            <text:p text:style-name="Standard">202.. -- Ошибка1</text:p>
            <text:p text:style-name="Standard">210 -- Миссия заружена полностью и записана</text:p>
          </table:table-cell>
          <table:table-cell table:style-name="TableCell904">
            <text:p text:style-name="Standard"/>
          </table:table-cell>
        </table:table-row>
        <table:table-row table:style-name="TableRow905">
          <table:table-cell table:style-name="TableCell906">
            <text:list text:style-name="WWNum2" text:continue-numbering="true">
              <text:list-item>
                <text:p text:style-name="P907">10</text:p>
              </text:list-item>
            </text:list>
          </table:table-cell>
          <table:table-cell table:style-name="TableCell908">
            <text:list text:style-name="WWNum2" text:continue-numbering="true">
              <text:list-item>
                <text:p text:style-name="P909">6</text:p>
              </text:list-item>
            </text:list>
          </table:table-cell>
          <table:table-cell table:style-name="TableCell910">
            <text:p text:style-name="P911">la</text:p>
          </table:table-cell>
          <table:table-cell table:style-name="TableCell912">
            <text:p text:style-name="P913">1e7</text:p>
          </table:table-cell>
          <table:table-cell table:style-name="TableCell914">
            <text:p text:style-name="P915"/>
          </table:table-cell>
        </table:table-row>
        <table:table-row table:style-name="TableRow916">
          <table:table-cell table:style-name="TableCell917">
            <text:list text:style-name="WWNum2" text:continue-numbering="true">
              <text:list-item>
                <text:p text:style-name="P918">11</text:p>
              </text:list-item>
            </text:list>
          </table:table-cell>
          <table:table-cell table:style-name="TableCell919">
            <text:list text:style-name="WWNum2" text:continue-numbering="true">
              <text:list-item>
                <text:p text:style-name="P920">7</text:p>
              </text:list-item>
            </text:list>
          </table:table-cell>
          <table:table-cell table:style-name="TableCell921">
            <text:p text:style-name="P922">la</text:p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</table:table-row>
        <table:table-row table:style-name="TableRow927">
          <table:table-cell table:style-name="TableCell928">
            <text:list text:style-name="WWNum2" text:continue-numbering="true">
              <text:list-item>
                <text:p text:style-name="P929">12</text:p>
              </text:list-item>
            </text:list>
          </table:table-cell>
          <table:table-cell table:style-name="TableCell930">
            <text:list text:style-name="WWNum2" text:continue-numbering="true">
              <text:list-item>
                <text:p text:style-name="P931">8</text:p>
              </text:list-item>
            </text:list>
          </table:table-cell>
          <table:table-cell table:style-name="TableCell932">
            <text:p text:style-name="P933">la</text:p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</table:table-row>
        <table:table-row table:style-name="TableRow938">
          <table:table-cell table:style-name="TableCell939">
            <text:list text:style-name="WWNum2" text:continue-numbering="true">
              <text:list-item>
                <text:p text:style-name="P940">13</text:p>
              </text:list-item>
            </text:list>
          </table:table-cell>
          <table:table-cell table:style-name="TableCell941">
            <text:list text:style-name="WWNum2" text:continue-numbering="true">
              <text:list-item>
                <text:p text:style-name="P942">9</text:p>
              </text:list-item>
            </text:list>
          </table:table-cell>
          <table:table-cell table:style-name="TableCell943">
            <text:p text:style-name="P944">la</text:p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</table:table-row>
        <table:table-row table:style-name="TableRow949">
          <table:table-cell table:style-name="TableCell950">
            <text:list text:style-name="WWNum2" text:continue-numbering="true">
              <text:list-item>
                <text:p text:style-name="P951">14</text:p>
              </text:list-item>
            </text:list>
          </table:table-cell>
          <table:table-cell table:style-name="TableCell952">
            <text:list text:style-name="WWNum2" text:continue-numbering="true">
              <text:list-item>
                <text:p text:style-name="P953">10</text:p>
              </text:list-item>
            </text:list>
          </table:table-cell>
          <table:table-cell table:style-name="TableCell954">
            <text:p text:style-name="P955">lo</text:p>
          </table:table-cell>
          <table:table-cell table:style-name="TableCell956">
            <text:p text:style-name="P957">1e7</text:p>
          </table:table-cell>
          <table:table-cell table:style-name="TableCell958">
            <text:p text:style-name="P959"/>
          </table:table-cell>
        </table:table-row>
        <table:table-row table:style-name="TableRow960">
          <table:table-cell table:style-name="TableCell961">
            <text:list text:style-name="WWNum2" text:continue-numbering="true">
              <text:list-item>
                <text:p text:style-name="P962">15</text:p>
              </text:list-item>
            </text:list>
          </table:table-cell>
          <table:table-cell table:style-name="TableCell963">
            <text:list text:style-name="WWNum2" text:continue-numbering="true">
              <text:list-item>
                <text:p text:style-name="P964">11</text:p>
              </text:list-item>
            </text:list>
          </table:table-cell>
          <table:table-cell table:style-name="TableCell965">
            <text:p text:style-name="P966">lo</text:p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</table:table-row>
        <table:table-row table:style-name="TableRow971">
          <table:table-cell table:style-name="TableCell972">
            <text:list text:style-name="WWNum2" text:continue-numbering="true">
              <text:list-item>
                <text:p text:style-name="P973">16</text:p>
              </text:list-item>
            </text:list>
          </table:table-cell>
          <table:table-cell table:style-name="TableCell974">
            <text:list text:style-name="WWNum2" text:continue-numbering="true">
              <text:list-item>
                <text:p text:style-name="P975">12</text:p>
              </text:list-item>
            </text:list>
          </table:table-cell>
          <table:table-cell table:style-name="TableCell976">
            <text:p text:style-name="P977">lo</text:p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</table:table-row>
        <table:table-row table:style-name="TableRow982">
          <table:table-cell table:style-name="TableCell983">
            <text:list text:style-name="WWNum2" text:continue-numbering="true">
              <text:list-item>
                <text:p text:style-name="P984">17</text:p>
              </text:list-item>
            </text:list>
          </table:table-cell>
          <table:table-cell table:style-name="TableCell985">
            <text:list text:style-name="WWNum2" text:continue-numbering="true">
              <text:list-item>
                <text:p text:style-name="P986">13</text:p>
              </text:list-item>
            </text:list>
          </table:table-cell>
          <table:table-cell table:style-name="TableCell987">
            <text:p text:style-name="P988">lo</text:p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</table:table-row>
        <table:table-row table:style-name="TableRow993">
          <table:table-cell table:style-name="TableCell994">
            <text:list text:style-name="WWNum2" text:continue-numbering="true">
              <text:list-item>
                <text:p text:style-name="P995">18</text:p>
              </text:list-item>
            </text:list>
          </table:table-cell>
          <table:table-cell table:style-name="TableCell996">
            <text:list text:style-name="WWNum2" text:continue-numbering="true">
              <text:list-item>
                <text:p text:style-name="P997">14</text:p>
              </text:list-item>
            </text:list>
          </table:table-cell>
          <table:table-cell table:style-name="TableCell998">
            <text:p text:style-name="P999">alt</text:p>
          </table:table-cell>
          <table:table-cell table:style-name="TableCell1000">
            <text:p text:style-name="P1001">cm</text:p>
          </table:table-cell>
          <table:table-cell table:style-name="TableCell1002">
            <text:p text:style-name="P1003"/>
          </table:table-cell>
        </table:table-row>
        <table:table-row table:style-name="TableRow1004">
          <table:table-cell table:style-name="TableCell1005">
            <text:list text:style-name="WWNum2" text:continue-numbering="true">
              <text:list-item>
                <text:p text:style-name="P1006">19</text:p>
              </text:list-item>
            </text:list>
          </table:table-cell>
          <table:table-cell table:style-name="TableCell1007">
            <text:list text:style-name="WWNum2" text:continue-numbering="true">
              <text:list-item>
                <text:p text:style-name="P1008">15</text:p>
              </text:list-item>
            </text:list>
          </table:table-cell>
          <table:table-cell table:style-name="TableCell1009">
            <text:p text:style-name="P1010">alt</text:p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</table:table-row>
        <table:table-row table:style-name="TableRow1015">
          <table:table-cell table:style-name="TableCell1016">
            <text:list text:style-name="WWNum2" text:continue-numbering="true">
              <text:list-item>
                <text:p text:style-name="P1017">20</text:p>
              </text:list-item>
            </text:list>
          </table:table-cell>
          <table:table-cell table:style-name="TableCell1018">
            <text:list text:style-name="WWNum2" text:continue-numbering="true">
              <text:list-item>
                <text:p text:style-name="P1019">16</text:p>
              </text:list-item>
            </text:list>
          </table:table-cell>
          <table:table-cell table:style-name="TableCell1020">
            <text:p text:style-name="P1021">alt</text:p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</table:table-row>
        <table:table-row table:style-name="TableRow1026">
          <table:table-cell table:style-name="TableCell1027">
            <text:list text:style-name="WWNum2" text:continue-numbering="true">
              <text:list-item>
                <text:p text:style-name="P1028">21</text:p>
              </text:list-item>
            </text:list>
          </table:table-cell>
          <table:table-cell table:style-name="TableCell1029">
            <text:list text:style-name="WWNum2" text:continue-numbering="true">
              <text:list-item>
                <text:p text:style-name="P1030">17</text:p>
              </text:list-item>
            </text:list>
          </table:table-cell>
          <table:table-cell table:style-name="TableCell1031">
            <text:p text:style-name="P1032">alt</text:p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</table:table-row>
        <table:table-row table:style-name="TableRow1037">
          <table:table-cell table:style-name="TableCell1038">
            <text:list text:style-name="WWNum2" text:continue-numbering="true">
              <text:list-item>
                <text:p text:style-name="P1039">22</text:p>
              </text:list-item>
            </text:list>
          </table:table-cell>
          <table:table-cell table:style-name="TableCell1040">
            <text:list text:style-name="WWNum2" text:continue-numbering="true">
              <text:list-item>
                <text:p text:style-name="P1041">18</text:p>
              </text:list-item>
            </text:list>
          </table:table-cell>
          <table:table-cell table:style-name="TableCell1042">
            <text:p text:style-name="P1043">curWP</text:p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</table:table-row>
        <table:table-row table:style-name="TableRow1048">
          <table:table-cell table:style-name="TableCell1049">
            <text:list text:style-name="WWNum2" text:continue-numbering="true">
              <text:list-item>
                <text:p text:style-name="P1050">23</text:p>
              </text:list-item>
            </text:list>
          </table:table-cell>
          <table:table-cell table:style-name="TableCell1051">
            <text:list text:style-name="WWNum2" text:continue-numbering="true">
              <text:list-item>
                <text:p text:style-name="P1052">19</text:p>
              </text:list-item>
            </text:list>
          </table:table-cell>
          <table:table-cell table:style-name="TableCell1053">
            <text:p text:style-name="P1054">curWP</text:p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</table:table-row>
        <table:table-row table:style-name="TableRow1059">
          <table:table-cell table:style-name="TableCell1060">
            <text:list text:style-name="WWNum2" text:continue-numbering="true">
              <text:list-item>
                <text:p text:style-name="P1061">24</text:p>
              </text:list-item>
            </text:list>
          </table:table-cell>
          <table:table-cell table:style-name="TableCell1062">
            <text:list text:style-name="WWNum2" text:continue-numbering="true">
              <text:list-item>
                <text:p text:style-name="P1063">20</text:p>
              </text:list-item>
            </text:list>
          </table:table-cell>
          <table:table-cell table:style-name="TableCell1064">
            <text:p text:style-name="P1065">P1</text:p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</table:table-row>
        <table:table-row table:style-name="TableRow1070">
          <table:table-cell table:style-name="TableCell1071">
            <text:list text:style-name="WWNum2" text:continue-numbering="true">
              <text:list-item>
                <text:p text:style-name="P1072">25</text:p>
              </text:list-item>
            </text:list>
          </table:table-cell>
          <table:table-cell table:style-name="TableCell1073">
            <text:list text:style-name="WWNum2" text:continue-numbering="true">
              <text:list-item>
                <text:p text:style-name="P1074">21</text:p>
              </text:list-item>
            </text:list>
          </table:table-cell>
          <table:table-cell table:style-name="TableCell1075">
            <text:p text:style-name="P1076">P2</text:p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</table:table-row>
        <table:table-row table:style-name="TableRow1081">
          <table:table-cell table:style-name="TableCell1082">
            <text:list text:style-name="WWNum2" text:continue-numbering="true">
              <text:list-item>
                <text:p text:style-name="P1083">26</text:p>
              </text:list-item>
            </text:list>
          </table:table-cell>
          <table:table-cell table:style-name="TableCell1084">
            <text:list text:style-name="WWNum2" text:continue-numbering="true">
              <text:list-item>
                <text:p text:style-name="P1085">22</text:p>
              </text:list-item>
            </text:list>
          </table:table-cell>
          <table:table-cell table:style-name="TableCell1086">
            <text:p text:style-name="P1087">mission_length</text:p>
          </table:table-cell>
          <table:table-cell table:style-name="TableCell1088">
            <text:p text:style-name="P1089">m</text:p>
          </table:table-cell>
          <table:table-cell table:style-name="TableCell1090">
            <text:p text:style-name="P1091"/>
          </table:table-cell>
        </table:table-row>
        <table:table-row table:style-name="TableRow1092">
          <table:table-cell table:style-name="TableCell1093">
            <text:list text:style-name="WWNum2" text:continue-numbering="true">
              <text:list-item>
                <text:p text:style-name="P1094">27</text:p>
              </text:list-item>
            </text:list>
          </table:table-cell>
          <table:table-cell table:style-name="TableCell1095">
            <text:list text:style-name="WWNum2" text:continue-numbering="true">
              <text:list-item>
                <text:p text:style-name="P1096">23</text:p>
              </text:list-item>
            </text:list>
          </table:table-cell>
          <table:table-cell table:style-name="TableCell1097">
            <text:p text:style-name="P1098">mission_length</text:p>
          </table:table-cell>
          <table:table-cell table:style-name="TableCell1099">
            <text:p text:style-name="P1100">m</text:p>
          </table:table-cell>
          <table:table-cell table:style-name="TableCell1101">
            <text:p text:style-name="P1102"/>
          </table:table-cell>
        </table:table-row>
        <table:table-row table:style-name="TableRow1103">
          <table:table-cell table:style-name="TableCell1104">
            <text:list text:style-name="WWNum2" text:continue-numbering="true">
              <text:list-item>
                <text:p text:style-name="P1105">28</text:p>
              </text:list-item>
            </text:list>
          </table:table-cell>
          <table:table-cell table:style-name="TableCell1106">
            <text:list text:style-name="WWNum2" text:continue-numbering="true">
              <text:list-item>
                <text:p text:style-name="P1107">24</text:p>
              </text:list-item>
            </text:list>
          </table:table-cell>
          <table:table-cell table:style-name="TableCell1108">
            <text:p text:style-name="P1109">Payload_Distance</text:p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</table:table-row>
        <table:table-row table:style-name="TableRow1114">
          <table:table-cell table:style-name="TableCell1115">
            <text:list text:style-name="WWNum2" text:continue-numbering="true">
              <text:list-item>
                <text:p text:style-name="P1116">29</text:p>
              </text:list-item>
            </text:list>
          </table:table-cell>
          <table:table-cell table:style-name="TableCell1117">
            <text:list text:style-name="WWNum2" text:continue-numbering="true">
              <text:list-item>
                <text:p text:style-name="P1118">25</text:p>
              </text:list-item>
            </text:list>
          </table:table-cell>
          <table:table-cell table:style-name="TableCell1119">
            <text:p text:style-name="P1120">Payload_Distance</text:p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</table:table-row>
        <table:table-row table:style-name="TableRow1125">
          <table:table-cell table:style-name="TableCell1126">
            <text:list text:style-name="WWNum2" text:continue-numbering="true">
              <text:list-item>
                <text:p text:style-name="P1127">30</text:p>
              </text:list-item>
            </text:list>
          </table:table-cell>
          <table:table-cell table:style-name="TableCell1128">
            <text:list text:style-name="WWNum2" text:continue-numbering="true">
              <text:list-item>
                <text:p text:style-name="P1129">26-36</text:p>
              </text:list-item>
            </text:list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</table:table-row>
      </table:table>
      <text:list text:style-name="WWNum2" text:continue-numbering="true">
        <text:list-item>
          <text:list>
            <text:list-item>
              <text:p text:style-name="P1136"/>
            </text:list-item>
          </text:list>
        </text:list-item>
      </text:list>
      <text:p text:style-name="P1137"/>
      <text:list text:style-name="WWNum2" text:continue-numbering="true">
        <text:list-item>
          <text:list>
            <text:list-item>
              <text:p text:style-name="P1138">0<text:span text:style-name="T1139">xb6</text:span>. Изменение параметра из НСУ</text:p>
            </text:list-item>
          </text:list>
        </text:list-item>
      </text:list>
      <table:table table:style-name="Table1140">
        <table:table-columns>
          <table:table-column table:style-name="TableColumn1141"/>
          <table:table-column table:style-name="TableColumn1142"/>
          <table:table-column table:style-name="TableColumn1143"/>
          <table:table-column table:style-name="TableColumn1144"/>
          <table:table-column table:style-name="TableColumn1145"/>
        </table:table-columns>
        <table:table-row table:style-name="TableRow1146">
          <table:table-cell table:style-name="TableCell1147">
            <text:p text:style-name="P1148">Полное смещение</text:p>
          </table:table-cell>
          <table:table-cell table:style-name="TableCell1149">
            <text:p text:style-name="P1150">№ Байта</text:p>
          </table:table-cell>
          <table:table-cell table:style-name="TableCell1151">
            <text:p text:style-name="P1152">Название</text:p>
          </table:table-cell>
          <table:table-cell table:style-name="TableCell1153">
            <text:p text:style-name="P1154">Описание</text:p>
          </table:table-cell>
          <table:table-cell table:style-name="TableCell1155">
            <text:p text:style-name="P1156">Диапазон значений</text:p>
          </table:table-cell>
        </table:table-row>
        <table:table-row table:style-name="TableRow1157">
          <table:table-cell table:style-name="TableCell1158">
            <text:p text:style-name="P1159">4</text:p>
          </table:table-cell>
          <table:table-cell table:style-name="TableCell1160">
            <text:p text:style-name="Standard">0</text:p>
          </table:table-cell>
          <table:table-cell table:style-name="TableCell1161">
            <text:p text:style-name="P1162">bodyHeader</text:p>
          </table:table-cell>
          <table:table-cell table:style-name="TableCell1163">
            <text:p text:style-name="Standard">Заголовок</text:p>
          </table:table-cell>
          <table:table-cell table:style-name="TableCell1164">
            <text:p text:style-name="Standard"><text:span text:style-name="T1165">0x0</text:span>5</text:p>
          </table:table-cell>
        </table:table-row>
        <table:table-row table:style-name="TableRow1166">
          <table:table-cell table:style-name="TableCell1167">
            <text:list text:style-name="WWNum2" text:continue-numbering="true">
              <text:list-item>
                <text:p text:style-name="P1168">5</text:p>
              </text:list-item>
            </text:list>
          </table:table-cell>
          <table:table-cell table:style-name="TableCell1169">
            <text:p text:style-name="P1170">1</text:p>
          </table:table-cell>
          <table:table-cell table:style-name="TableCell1171">
            <text:p text:style-name="P1172">time (us)</text:p>
          </table:table-cell>
          <table:table-cell table:style-name="TableCell1173">
            <text:list text:style-name="WWNum2" text:continue-numbering="true">
              <text:list-item>
                <text:p text:style-name="P1174"/>
              </text:list-item>
            </text:list>
          </table:table-cell>
          <table:table-cell table:style-name="TableCell1175">
            <text:list text:style-name="WWNum2" text:continue-numbering="true">
              <text:list-item>
                <text:p text:style-name="P1176"/>
              </text:list-item>
            </text:list>
          </table:table-cell>
        </table:table-row>
        <table:table-row table:style-name="TableRow1177">
          <table:table-cell table:style-name="TableCell1178">
            <text:list text:style-name="WWNum2" text:continue-numbering="true">
              <text:list-item>
                <text:p text:style-name="P1179">6</text:p>
              </text:list-item>
            </text:list>
          </table:table-cell>
          <table:table-cell table:style-name="TableCell1180">
            <text:p text:style-name="P1181">2</text:p>
          </table:table-cell>
          <table:table-cell table:style-name="TableCell1182">
            <text:p text:style-name="P1183">time (us)</text:p>
          </table:table-cell>
          <table:table-cell table:style-name="TableCell1184">
            <text:list text:style-name="WWNum2" text:continue-numbering="true">
              <text:list-item>
                <text:p text:style-name="P1185"/>
              </text:list-item>
            </text:list>
          </table:table-cell>
          <table:table-cell table:style-name="TableCell1186">
            <text:list text:style-name="WWNum2" text:continue-numbering="true">
              <text:list-item>
                <text:p text:style-name="P1187"/>
              </text:list-item>
            </text:list>
          </table:table-cell>
        </table:table-row>
        <table:table-row table:style-name="TableRow1188">
          <table:table-cell table:style-name="TableCell1189">
            <text:list text:style-name="WWNum2" text:continue-numbering="true">
              <text:list-item>
                <text:p text:style-name="P1190">7</text:p>
              </text:list-item>
            </text:list>
          </table:table-cell>
          <table:table-cell table:style-name="TableCell1191">
            <text:p text:style-name="P1192">3</text:p>
          </table:table-cell>
          <table:table-cell table:style-name="TableCell1193">
            <text:p text:style-name="P1194">time (us)</text:p>
          </table:table-cell>
          <table:table-cell table:style-name="TableCell1195">
            <text:list text:style-name="WWNum2" text:continue-numbering="true">
              <text:list-item>
                <text:p text:style-name="P1196"/>
              </text:list-item>
            </text:list>
          </table:table-cell>
          <table:table-cell table:style-name="TableCell1197">
            <text:list text:style-name="WWNum2" text:continue-numbering="true">
              <text:list-item>
                <text:p text:style-name="P1198"/>
              </text:list-item>
            </text:list>
          </table:table-cell>
        </table:table-row>
        <table:table-row table:style-name="TableRow1199">
          <table:table-cell table:style-name="TableCell1200">
            <text:list text:style-name="WWNum2" text:continue-numbering="true">
              <text:list-item>
                <text:p text:style-name="P1201">8</text:p>
              </text:list-item>
            </text:list>
          </table:table-cell>
          <table:table-cell table:style-name="TableCell1202">
            <text:p text:style-name="P1203">4</text:p>
          </table:table-cell>
          <table:table-cell table:style-name="TableCell1204">
            <text:p text:style-name="P1205">time (us)</text:p>
          </table:table-cell>
          <table:table-cell table:style-name="TableCell1206">
            <text:list text:style-name="WWNum2" text:continue-numbering="true">
              <text:list-item>
                <text:p text:style-name="P1207"/>
              </text:list-item>
            </text:list>
          </table:table-cell>
          <table:table-cell table:style-name="TableCell1208">
            <text:list text:style-name="WWNum2" text:continue-numbering="true">
              <text:list-item>
                <text:p text:style-name="P1209"/>
              </text:list-item>
            </text:list>
          </table:table-cell>
        </table:table-row>
        <table:table-row table:style-name="TableRow1210">
          <table:table-cell table:style-name="TableCell1211">
            <text:list text:style-name="WWNum2" text:continue-numbering="true">
              <text:list-item>
                <text:p text:style-name="P1212">9</text:p>
              </text:list-item>
            </text:list>
          </table:table-cell>
          <table:table-cell table:style-name="TableCell1213">
            <text:list text:style-name="WWNum2" text:continue-numbering="true">
              <text:list-item>
                <text:p text:style-name="P1214">5</text:p>
              </text:list-item>
            </text:list>
          </table:table-cell>
          <table:table-cell table:style-name="TableCell1215">
            <text:p text:style-name="P1216">param</text:p>
          </table:table-cell>
          <table:table-cell table:style-name="TableCell1217">
            <text:p text:style-name="Standard">Название параметра</text:p>
          </table:table-cell>
          <table:table-cell table:style-name="TableCell1218">
            <text:p text:style-name="P1219"/>
          </table:table-cell>
        </table:table-row>
        <table:table-row table:style-name="TableRow1220">
          <table:table-cell table:style-name="TableCell1221">
            <text:list text:style-name="WWNum2" text:continue-numbering="true">
              <text:list-item>
                <text:p text:style-name="P1222">10</text:p>
              </text:list-item>
            </text:list>
          </table:table-cell>
          <table:table-cell table:style-name="TableCell1223">
            <text:list text:style-name="WWNum2" text:continue-numbering="true">
              <text:list-item>
                <text:p text:style-name="P1224">6</text:p>
              </text:list-item>
            </text:list>
          </table:table-cell>
          <table:table-cell table:style-name="TableCell1225">
            <text:p text:style-name="P1226">param</text:p>
          </table:table-cell>
          <table:table-cell table:style-name="TableCell1227">
            <text:p text:style-name="P1228"/>
          </table:table-cell>
          <table:table-cell table:style-name="TableCell1229">
            <text:p text:style-name="Standard"/>
          </table:table-cell>
        </table:table-row>
        <table:table-row table:style-name="TableRow1230">
          <table:table-cell table:style-name="TableCell1231">
            <text:list text:style-name="WWNum2" text:continue-numbering="true">
              <text:list-item>
                <text:p text:style-name="P1232">11</text:p>
              </text:list-item>
            </text:list>
          </table:table-cell>
          <table:table-cell table:style-name="TableCell1233">
            <text:list text:style-name="WWNum2" text:continue-numbering="true">
              <text:list-item>
                <text:p text:style-name="P1234">7</text:p>
              </text:list-item>
            </text:list>
          </table:table-cell>
          <table:table-cell table:style-name="TableCell1235">
            <text:p text:style-name="P1236">param</text:p>
          </table:table-cell>
          <table:table-cell table:style-name="TableCell1237">
            <text:p text:style-name="Standard"/>
          </table:table-cell>
          <table:table-cell table:style-name="TableCell1238">
            <text:p text:style-name="P1239"/>
          </table:table-cell>
        </table:table-row>
        <table:table-row table:style-name="TableRow1240">
          <table:table-cell table:style-name="TableCell1241">
            <text:list text:style-name="WWNum2" text:continue-numbering="true">
              <text:list-item>
                <text:p text:style-name="P1242">12</text:p>
              </text:list-item>
            </text:list>
          </table:table-cell>
          <table:table-cell table:style-name="TableCell1243">
            <text:list text:style-name="WWNum2" text:continue-numbering="true">
              <text:list-item>
                <text:p text:style-name="P1244">8</text:p>
              </text:list-item>
            </text:list>
          </table:table-cell>
          <table:table-cell table:style-name="TableCell1245">
            <text:p text:style-name="P1246">param</text:p>
          </table:table-cell>
          <table:table-cell table:style-name="TableCell1247">
            <text:p text:style-name="Standard"/>
          </table:table-cell>
          <table:table-cell table:style-name="TableCell1248">
            <text:p text:style-name="Standard"/>
          </table:table-cell>
        </table:table-row>
        <table:table-row table:style-name="TableRow1249">
          <table:table-cell table:style-name="TableCell1250">
            <text:list text:style-name="WWNum2" text:continue-numbering="true">
              <text:list-item>
                <text:p text:style-name="P1251">13</text:p>
              </text:list-item>
            </text:list>
          </table:table-cell>
          <table:table-cell table:style-name="TableCell1252">
            <text:list text:style-name="WWNum2" text:continue-numbering="true">
              <text:list-item>
                <text:p text:style-name="P1253">9</text:p>
              </text:list-item>
            </text:list>
          </table:table-cell>
          <table:table-cell table:style-name="TableCell1254">
            <text:p text:style-name="P1255">param</text:p>
          </table:table-cell>
          <table:table-cell table:style-name="TableCell1256">
            <text:p text:style-name="Standard"/>
          </table:table-cell>
          <table:table-cell table:style-name="TableCell1257">
            <text:p text:style-name="Standard"/>
          </table:table-cell>
        </table:table-row>
        <table:table-row table:style-name="TableRow1258">
          <table:table-cell table:style-name="TableCell1259">
            <text:list text:style-name="WWNum2" text:continue-numbering="true">
              <text:list-item>
                <text:p text:style-name="P1260">14</text:p>
              </text:list-item>
            </text:list>
          </table:table-cell>
          <table:table-cell table:style-name="TableCell1261">
            <text:list text:style-name="WWNum2" text:continue-numbering="true">
              <text:list-item>
                <text:p text:style-name="P1262">10</text:p>
              </text:list-item>
            </text:list>
          </table:table-cell>
          <table:table-cell table:style-name="TableCell1263">
            <text:p text:style-name="P1264">param</text:p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</table:table-row>
        <table:table-row table:style-name="TableRow1269">
          <table:table-cell table:style-name="TableCell1270">
            <text:list text:style-name="WWNum2" text:continue-numbering="true">
              <text:list-item>
                <text:p text:style-name="P1271">15</text:p>
              </text:list-item>
            </text:list>
          </table:table-cell>
          <table:table-cell table:style-name="TableCell1272">
            <text:list text:style-name="WWNum2" text:continue-numbering="true">
              <text:list-item>
                <text:p text:style-name="P1273">11</text:p>
              </text:list-item>
            </text:list>
          </table:table-cell>
          <table:table-cell table:style-name="TableCell1274">
            <text:p text:style-name="P1275">param</text:p>
          </table:table-cell>
          <table:table-cell table:style-name="TableCell1276">
            <text:p text:style-name="Standard"/>
          </table:table-cell>
          <table:table-cell table:style-name="TableCell1277">
            <text:p text:style-name="P1278"/>
          </table:table-cell>
        </table:table-row>
        <table:table-row table:style-name="TableRow1279">
          <table:table-cell table:style-name="TableCell1280">
            <text:list text:style-name="WWNum2" text:continue-numbering="true">
              <text:list-item>
                <text:p text:style-name="P1281">16</text:p>
              </text:list-item>
            </text:list>
          </table:table-cell>
          <table:table-cell table:style-name="TableCell1282">
            <text:list text:style-name="WWNum2" text:continue-numbering="true">
              <text:list-item>
                <text:p text:style-name="P1283">12</text:p>
              </text:list-item>
            </text:list>
          </table:table-cell>
          <table:table-cell table:style-name="TableCell1284">
            <text:p text:style-name="P1285">param</text:p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</table:table-row>
        <table:table-row table:style-name="TableRow1290">
          <table:table-cell table:style-name="TableCell1291">
            <text:list text:style-name="WWNum2" text:continue-numbering="true">
              <text:list-item>
                <text:p text:style-name="P1292">17</text:p>
              </text:list-item>
            </text:list>
          </table:table-cell>
          <table:table-cell table:style-name="TableCell1293">
            <text:list text:style-name="WWNum2" text:continue-numbering="true">
              <text:list-item>
                <text:p text:style-name="P1294">13</text:p>
              </text:list-item>
            </text:list>
          </table:table-cell>
          <table:table-cell table:style-name="TableCell1295">
            <text:p text:style-name="P1296">param</text:p>
          </table:table-cell>
          <table:table-cell table:style-name="TableCell1297">
            <text:p text:style-name="Standard"/>
          </table:table-cell>
          <table:table-cell table:style-name="TableCell1298">
            <text:p text:style-name="P1299"/>
          </table:table-cell>
        </table:table-row>
        <table:table-row table:style-name="TableRow1300">
          <table:table-cell table:style-name="TableCell1301">
            <text:list text:style-name="WWNum2" text:continue-numbering="true">
              <text:list-item>
                <text:p text:style-name="P1302">18</text:p>
              </text:list-item>
            </text:list>
          </table:table-cell>
          <table:table-cell table:style-name="TableCell1303">
            <text:list text:style-name="WWNum2" text:continue-numbering="true">
              <text:list-item>
                <text:p text:style-name="P1304">14</text:p>
              </text:list-item>
            </text:list>
          </table:table-cell>
          <table:table-cell table:style-name="TableCell1305">
            <text:p text:style-name="P1306">value</text:p>
          </table:table-cell>
          <table:table-cell table:style-name="TableCell1307">
            <text:p text:style-name="Standard">Значение</text:p>
          </table:table-cell>
          <table:table-cell table:style-name="TableCell1308">
            <text:p text:style-name="P1309"/>
          </table:table-cell>
        </table:table-row>
        <table:table-row table:style-name="TableRow1310">
          <table:table-cell table:style-name="TableCell1311">
            <text:list text:style-name="WWNum2" text:continue-numbering="true">
              <text:list-item>
                <text:p text:style-name="P1312">19</text:p>
              </text:list-item>
            </text:list>
          </table:table-cell>
          <table:table-cell table:style-name="TableCell1313">
            <text:list text:style-name="WWNum2" text:continue-numbering="true">
              <text:list-item>
                <text:p text:style-name="P1314">15</text:p>
              </text:list-item>
            </text:list>
          </table:table-cell>
          <table:table-cell table:style-name="TableCell1315">
            <text:p text:style-name="P1316">value</text:p>
          </table:table-cell>
          <table:table-cell table:style-name="TableCell1317">
            <text:p text:style-name="P1318"/>
          </table:table-cell>
          <table:table-cell table:style-name="TableCell1319">
            <text:p text:style-name="P1320"/>
          </table:table-cell>
        </table:table-row>
        <table:table-row table:style-name="TableRow1321">
          <table:table-cell table:style-name="TableCell1322">
            <text:list text:style-name="WWNum2" text:continue-numbering="true">
              <text:list-item>
                <text:p text:style-name="P1323">20</text:p>
              </text:list-item>
            </text:list>
          </table:table-cell>
          <table:table-cell table:style-name="TableCell1324">
            <text:list text:style-name="WWNum2" text:continue-numbering="true">
              <text:list-item>
                <text:p text:style-name="P1325">16</text:p>
              </text:list-item>
            </text:list>
          </table:table-cell>
          <table:table-cell table:style-name="TableCell1326">
            <text:p text:style-name="P1327">value</text:p>
          </table:table-cell>
          <table:table-cell table:style-name="TableCell1328">
            <text:p text:style-name="P1329"/>
          </table:table-cell>
          <table:table-cell table:style-name="TableCell1330">
            <text:p text:style-name="Standard"/>
          </table:table-cell>
        </table:table-row>
        <table:table-row table:style-name="TableRow1331">
          <table:table-cell table:style-name="TableCell1332">
            <text:list text:style-name="WWNum2" text:continue-numbering="true">
              <text:list-item>
                <text:p text:style-name="P1333">21</text:p>
              </text:list-item>
            </text:list>
          </table:table-cell>
          <table:table-cell table:style-name="TableCell1334">
            <text:list text:style-name="WWNum2" text:continue-numbering="true">
              <text:list-item>
                <text:p text:style-name="P1335">17</text:p>
              </text:list-item>
            </text:list>
          </table:table-cell>
          <table:table-cell table:style-name="TableCell1336">
            <text:p text:style-name="P1337">value</text:p>
          </table:table-cell>
          <table:table-cell table:style-name="TableCell1338">
            <text:p text:style-name="P1339"/>
          </table:table-cell>
          <table:table-cell table:style-name="TableCell1340">
            <text:p text:style-name="Standard"/>
          </table:table-cell>
        </table:table-row>
      </table:table>
      <text:list text:style-name="WWNum2" text:continue-numbering="true">
        <text:list-item>
          <text:list>
            <text:list-item>
              <text:p text:style-name="P1341"/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1342">0<text:span text:style-name="T1343">x</text:span>06. Флаг начала передачи дампа (данные не нужны)</text:p>
            </text:list-item>
          </text:list>
        </text:list-item>
      </text:list>
      <table:table table:style-name="Table1344">
        <table:table-columns>
          <table:table-column table:style-name="TableColumn1345"/>
          <table:table-column table:style-name="TableColumn1346"/>
          <table:table-column table:style-name="TableColumn1347"/>
          <table:table-column table:style-name="TableColumn1348"/>
          <table:table-column table:style-name="TableColumn1349"/>
        </table:table-columns>
        <table:table-row table:style-name="TableRow1350">
          <table:table-cell table:style-name="TableCell1351">
            <text:p text:style-name="P1352">Полное смещение</text:p>
          </table:table-cell>
          <table:table-cell table:style-name="TableCell1353">
            <text:p text:style-name="P1354">№ Байта</text:p>
          </table:table-cell>
          <table:table-cell table:style-name="TableCell1355">
            <text:p text:style-name="P1356">Название</text:p>
          </table:table-cell>
          <table:table-cell table:style-name="TableCell1357">
            <text:p text:style-name="P1358">Описание</text:p>
          </table:table-cell>
          <table:table-cell table:style-name="TableCell1359">
            <text:p text:style-name="P1360">Диапазон значений</text:p>
          </table:table-cell>
        </table:table-row>
        <table:table-row table:style-name="TableRow1361">
          <table:table-cell table:style-name="TableCell1362">
            <text:p text:style-name="P1363">4</text:p>
          </table:table-cell>
          <table:table-cell table:style-name="TableCell1364">
            <text:p text:style-name="Standard">0</text:p>
          </table:table-cell>
          <table:table-cell table:style-name="TableCell1365">
            <text:p text:style-name="P1366">bodyHeader</text:p>
          </table:table-cell>
          <table:table-cell table:style-name="TableCell1367">
            <text:p text:style-name="Standard">Заголовок</text:p>
          </table:table-cell>
          <table:table-cell table:style-name="TableCell1368">
            <text:p text:style-name="Standard"><text:span text:style-name="T1369">0x0</text:span>6</text:p>
          </table:table-cell>
        </table:table-row>
      </table:table>
      <text:list text:style-name="WWNum2" text:continue-numbering="true">
        <text:list-item>
          <text:list>
            <text:list-item>
              <text:p text:style-name="P1370"/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1371">0<text:span text:style-name="T1372">x0</text:span>7. Строка дампа</text:p>
            </text:list-item>
          </text:list>
        </text:list-item>
      </text:list>
      <table:table table:style-name="Table1373">
        <table:table-columns>
          <table:table-column table:style-name="TableColumn1374"/>
          <table:table-column table:style-name="TableColumn1375"/>
          <table:table-column table:style-name="TableColumn1376"/>
          <table:table-column table:style-name="TableColumn1377"/>
          <table:table-column table:style-name="TableColumn1378"/>
        </table:table-columns>
        <table:table-row table:style-name="TableRow1379">
          <table:table-cell table:style-name="TableCell1380">
            <text:p text:style-name="P1381">Полное смещение</text:p>
          </table:table-cell>
          <table:table-cell table:style-name="TableCell1382">
            <text:p text:style-name="P1383">№ Байта</text:p>
          </table:table-cell>
          <table:table-cell table:style-name="TableCell1384">
            <text:p text:style-name="P1385">Название</text:p>
          </table:table-cell>
          <table:table-cell table:style-name="TableCell1386">
            <text:p text:style-name="P1387">Описание</text:p>
          </table:table-cell>
          <table:table-cell table:style-name="TableCell1388">
            <text:p text:style-name="P1389">Диапазон значений</text:p>
          </table:table-cell>
        </table:table-row>
        <table:table-row table:style-name="TableRow1390">
          <table:table-cell table:style-name="TableCell1391">
            <text:p text:style-name="P1392">4</text:p>
          </table:table-cell>
          <table:table-cell table:style-name="TableCell1393">
            <text:p text:style-name="Standard">0</text:p>
          </table:table-cell>
          <table:table-cell table:style-name="TableCell1394">
            <text:p text:style-name="P1395">bodyHeader</text:p>
          </table:table-cell>
          <table:table-cell table:style-name="TableCell1396">
            <text:p text:style-name="Standard">Заголовок</text:p>
          </table:table-cell>
          <table:table-cell table:style-name="TableCell1397">
            <text:p text:style-name="Standard"><text:span text:style-name="T1398">0x0</text:span>7</text:p>
          </table:table-cell>
        </table:table-row>
        <table:table-row table:style-name="TableRow1399">
          <table:table-cell table:style-name="TableCell1400">
            <text:p text:style-name="Standard">5</text:p>
          </table:table-cell>
          <table:table-cell table:style-name="TableCell1401">
            <text:p text:style-name="Standard">1</text:p>
          </table:table-cell>
          <table:table-cell table:style-name="TableCell1402">
            <text:p text:style-name="P1403">String</text:p>
          </table:table-cell>
          <table:table-cell table:style-name="TableCell1404">
            <text:p text:style-name="Standard">Строка дампа</text:p>
          </table:table-cell>
          <table:table-cell table:style-name="TableCell1405">
            <text:p text:style-name="Standard"/>
          </table:table-cell>
        </table:table-row>
        <table:table-row table:style-name="TableRow1406">
          <table:table-cell table:style-name="TableCell1407">
            <text:p text:style-name="Standard">...</text:p>
          </table:table-cell>
          <table:table-cell table:style-name="TableCell1408">
            <text:p text:style-name="Standard">...</text:p>
          </table:table-cell>
          <table:table-cell table:style-name="TableCell1409">
            <text:p text:style-name="P1410">...</text:p>
          </table:table-cell>
          <table:table-cell table:style-name="TableCell1411">
            <text:p text:style-name="Standard">...</text:p>
          </table:table-cell>
          <table:table-cell table:style-name="TableCell1412">
            <text:p text:style-name="Standard">...</text:p>
          </table:table-cell>
        </table:table-row>
        <table:table-row table:style-name="TableRow1413">
          <table:table-cell table:style-name="TableCell1414">
            <text:p text:style-name="Standard">260</text:p>
          </table:table-cell>
          <table:table-cell table:style-name="TableCell1415">
            <text:p text:style-name="Standard">256</text:p>
          </table:table-cell>
          <table:table-cell table:style-name="TableCell1416">
            <text:p text:style-name="P1417">String</text:p>
          </table:table-cell>
          <table:table-cell table:style-name="TableCell1418">
            <text:p text:style-name="Standard">Строка дампа</text:p>
          </table:table-cell>
          <table:table-cell table:style-name="TableCell1419">
            <text:p text:style-name="Standard"/>
          </table:table-cell>
        </table:table-row>
      </table:table>
      <text:list text:style-name="WWNum2" text:continue-numbering="true">
        <text:list-item>
          <text:list>
            <text:list-item>
              <text:p text:style-name="P1420"/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1421">0<text:span text:style-name="T1422">x</text:span>08. Флаг конца передачи дампа (данные не нужны)</text:p>
            </text:list-item>
          </text:list>
        </text:list-item>
      </text:list>
      <table:table table:style-name="Table1423">
        <table:table-columns>
          <table:table-column table:style-name="TableColumn1424"/>
          <table:table-column table:style-name="TableColumn1425"/>
          <table:table-column table:style-name="TableColumn1426"/>
          <table:table-column table:style-name="TableColumn1427"/>
          <table:table-column table:style-name="TableColumn1428"/>
        </table:table-columns>
        <table:table-row table:style-name="TableRow1429">
          <table:table-cell table:style-name="TableCell1430">
            <text:p text:style-name="P1431">Полное смещение</text:p>
          </table:table-cell>
          <table:table-cell table:style-name="TableCell1432">
            <text:p text:style-name="P1433">№ Байта</text:p>
          </table:table-cell>
          <table:table-cell table:style-name="TableCell1434">
            <text:p text:style-name="P1435">Название</text:p>
          </table:table-cell>
          <table:table-cell table:style-name="TableCell1436">
            <text:p text:style-name="P1437">Описание</text:p>
          </table:table-cell>
          <table:table-cell table:style-name="TableCell1438">
            <text:p text:style-name="P1439">Диапазон значений</text:p>
          </table:table-cell>
        </table:table-row>
        <table:table-row table:style-name="TableRow1440">
          <table:table-cell table:style-name="TableCell1441">
            <text:p text:style-name="P1442">4</text:p>
          </table:table-cell>
          <table:table-cell table:style-name="TableCell1443">
            <text:p text:style-name="Standard">0</text:p>
          </table:table-cell>
          <table:table-cell table:style-name="TableCell1444">
            <text:p text:style-name="P1445">bodyHeader</text:p>
          </table:table-cell>
          <table:table-cell table:style-name="TableCell1446">
            <text:p text:style-name="Standard">Заголовок</text:p>
          </table:table-cell>
          <table:table-cell table:style-name="TableCell1447">
            <text:p text:style-name="Standard"><text:span text:style-name="T1448">0x0</text:span>8</text:p>
          </table:table-cell>
        </table:table-row>
      </table:table>
      <text:list text:style-name="WWNum2" text:continue-numbering="true">
        <text:list-item>
          <text:list>
            <text:list-item>
              <text:p text:style-name="P1449"/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1450"/>
            </text:list-item>
          </text:list>
        </text:list-item>
      </text:list>
      <text:p text:style-name="P1451">Пакеты отправляемые асинхронно</text:p>
      <text:p text:style-name="P1452"/>
      <text:list text:style-name="WWNum2" text:continue-numbering="true">
        <text:list-item>
          <text:list>
            <text:list-item>
              <text:p text:style-name="P1453">0<text:span text:style-name="T1454">x</text:span>3<text:span text:style-name="T1455">1</text:span>. Флаги INAV</text:p>
            </text:list-item>
          </text:list>
        </text:list-item>
      </text:list>
      <table:table table:style-name="Table1456">
        <table:table-columns>
          <table:table-column table:style-name="TableColumn1457"/>
          <table:table-column table:style-name="TableColumn1458"/>
          <table:table-column table:style-name="TableColumn1459"/>
          <table:table-column table:style-name="TableColumn1460"/>
          <table:table-column table:style-name="TableColumn1461"/>
        </table:table-columns>
        <table:table-row table:style-name="TableRow1462">
          <table:table-cell table:style-name="TableCell1463">
            <text:p text:style-name="P1464">Полное смещение</text:p>
          </table:table-cell>
          <table:table-cell table:style-name="TableCell1465">
            <text:p text:style-name="P1466">№ Байта</text:p>
          </table:table-cell>
          <table:table-cell table:style-name="TableCell1467">
            <text:p text:style-name="P1468">Название</text:p>
          </table:table-cell>
          <table:table-cell table:style-name="TableCell1469">
            <text:p text:style-name="P1470">Описание</text:p>
          </table:table-cell>
          <table:table-cell table:style-name="TableCell1471">
            <text:p text:style-name="P1472">Диапазон значений</text:p>
          </table:table-cell>
        </table:table-row>
        <table:table-row table:style-name="TableRow1473">
          <table:table-cell table:style-name="TableCell1474">
            <text:p text:style-name="P1475">4</text:p>
          </table:table-cell>
          <table:table-cell table:style-name="TableCell1476">
            <text:p text:style-name="Standard">0</text:p>
          </table:table-cell>
          <table:table-cell table:style-name="TableCell1477">
            <text:p text:style-name="P1478">bodyHeader</text:p>
          </table:table-cell>
          <table:table-cell table:style-name="TableCell1479">
            <text:p text:style-name="Standard">Заголовок</text:p>
          </table:table-cell>
          <table:table-cell table:style-name="TableCell1480">
            <text:p text:style-name="Standard"><text:span text:style-name="T1481">0x</text:span>3<text:span text:style-name="T1482">1</text:span></text:p>
          </table:table-cell>
        </table:table-row>
        <table:table-row table:style-name="TableRow1483">
          <table:table-cell table:style-name="TableCell1484">
            <text:list text:style-name="WWNum2" text:continue-numbering="true">
              <text:list-item>
                <text:p text:style-name="P1485">5</text:p>
              </text:list-item>
            </text:list>
          </table:table-cell>
          <table:table-cell table:style-name="TableCell1486">
            <text:p text:style-name="P1487">1</text:p>
          </table:table-cell>
          <table:table-cell table:style-name="TableCell1488">
            <text:p text:style-name="P1489">time (us)</text:p>
          </table:table-cell>
          <table:table-cell table:style-name="TableCell1490">
            <text:list text:style-name="WWNum2" text:continue-numbering="true">
              <text:list-item>
                <text:p text:style-name="P1491"/>
              </text:list-item>
            </text:list>
          </table:table-cell>
          <table:table-cell table:style-name="TableCell1492">
            <text:list text:style-name="WWNum2" text:continue-numbering="true">
              <text:list-item>
                <text:p text:style-name="P1493"/>
              </text:list-item>
            </text:list>
          </table:table-cell>
        </table:table-row>
        <table:table-row table:style-name="TableRow1494">
          <table:table-cell table:style-name="TableCell1495">
            <text:list text:style-name="WWNum2" text:continue-numbering="true">
              <text:list-item>
                <text:p text:style-name="P1496">6</text:p>
              </text:list-item>
            </text:list>
          </table:table-cell>
          <table:table-cell table:style-name="TableCell1497">
            <text:p text:style-name="P1498">2</text:p>
          </table:table-cell>
          <table:table-cell table:style-name="TableCell1499">
            <text:p text:style-name="P1500">time (us)</text:p>
          </table:table-cell>
          <table:table-cell table:style-name="TableCell1501">
            <text:list text:style-name="WWNum2" text:continue-numbering="true">
              <text:list-item>
                <text:p text:style-name="P1502"/>
              </text:list-item>
            </text:list>
          </table:table-cell>
          <table:table-cell table:style-name="TableCell1503">
            <text:list text:style-name="WWNum2" text:continue-numbering="true">
              <text:list-item>
                <text:p text:style-name="P1504"/>
              </text:list-item>
            </text:list>
          </table:table-cell>
        </table:table-row>
        <table:table-row table:style-name="TableRow1505">
          <table:table-cell table:style-name="TableCell1506">
            <text:list text:style-name="WWNum2" text:continue-numbering="true">
              <text:list-item>
                <text:p text:style-name="P1507">7</text:p>
              </text:list-item>
            </text:list>
          </table:table-cell>
          <table:table-cell table:style-name="TableCell1508">
            <text:p text:style-name="P1509">3</text:p>
          </table:table-cell>
          <table:table-cell table:style-name="TableCell1510">
            <text:p text:style-name="P1511">time (us)</text:p>
          </table:table-cell>
          <table:table-cell table:style-name="TableCell1512">
            <text:list text:style-name="WWNum2" text:continue-numbering="true">
              <text:list-item>
                <text:p text:style-name="P1513"/>
              </text:list-item>
            </text:list>
          </table:table-cell>
          <table:table-cell table:style-name="TableCell1514">
            <text:list text:style-name="WWNum2" text:continue-numbering="true">
              <text:list-item>
                <text:p text:style-name="P1515"/>
              </text:list-item>
            </text:list>
          </table:table-cell>
        </table:table-row>
        <table:table-row table:style-name="TableRow1516">
          <table:table-cell table:style-name="TableCell1517">
            <text:list text:style-name="WWNum2" text:continue-numbering="true">
              <text:list-item>
                <text:p text:style-name="P1518">8</text:p>
              </text:list-item>
            </text:list>
          </table:table-cell>
          <table:table-cell table:style-name="TableCell1519">
            <text:p text:style-name="P1520">4</text:p>
          </table:table-cell>
          <table:table-cell table:style-name="TableCell1521">
            <text:p text:style-name="P1522">time (us)</text:p>
          </table:table-cell>
          <table:table-cell table:style-name="TableCell1523">
            <text:list text:style-name="WWNum2" text:continue-numbering="true">
              <text:list-item>
                <text:p text:style-name="P1524"/>
              </text:list-item>
            </text:list>
          </table:table-cell>
          <table:table-cell table:style-name="TableCell1525">
            <text:list text:style-name="WWNum2" text:continue-numbering="true">
              <text:list-item>
                <text:p text:style-name="P1526"/>
              </text:list-item>
            </text:list>
          </table:table-cell>
        </table:table-row>
        <table:table-row table:style-name="TableRow1527">
          <table:table-cell table:style-name="TableCell1528">
            <text:list text:style-name="WWNum2" text:continue-numbering="true">
              <text:list-item>
                <text:p text:style-name="P1529">9</text:p>
              </text:list-item>
            </text:list>
          </table:table-cell>
          <table:table-cell table:style-name="TableCell1530">
            <text:list text:style-name="WWNum2" text:continue-numbering="true">
              <text:list-item>
                <text:p text:style-name="P1531">5</text:p>
              </text:list-item>
            </text:list>
          </table:table-cell>
          <table:table-cell table:style-name="TableCell1532">
            <text:p text:style-name="P1533">flightModeFlags</text:p>
          </table:table-cell>
          <table:table-cell table:style-name="TableCell1534">
            <text:p text:style-name="Standard"><text:tab/></text:p>
          </table:table-cell>
          <table:table-cell table:style-name="TableCell1535">
            <text:p text:style-name="P1536"/>
          </table:table-cell>
        </table:table-row>
        <table:table-row table:style-name="TableRow1537">
          <table:table-cell table:style-name="TableCell1538">
            <text:list text:style-name="WWNum2" text:continue-numbering="true">
              <text:list-item>
                <text:p text:style-name="P1539">10</text:p>
              </text:list-item>
            </text:list>
          </table:table-cell>
          <table:table-cell table:style-name="TableCell1540">
            <text:list text:style-name="WWNum2" text:continue-numbering="true">
              <text:list-item>
                <text:p text:style-name="P1541">6</text:p>
              </text:list-item>
            </text:list>
          </table:table-cell>
          <table:table-cell table:style-name="TableCell1542">
            <text:p text:style-name="P1543">flightModeFlags</text:p>
          </table:table-cell>
          <table:table-cell table:style-name="TableCell1544">
            <text:p text:style-name="P1545"/>
          </table:table-cell>
          <table:table-cell table:style-name="TableCell1546">
            <text:p text:style-name="Standard"/>
          </table:table-cell>
        </table:table-row>
        <table:table-row table:style-name="TableRow1547">
          <table:table-cell table:style-name="TableCell1548">
            <text:list text:style-name="WWNum2" text:continue-numbering="true">
              <text:list-item>
                <text:p text:style-name="P1549">11</text:p>
              </text:list-item>
            </text:list>
          </table:table-cell>
          <table:table-cell table:style-name="TableCell1550">
            <text:list text:style-name="WWNum2" text:continue-numbering="true">
              <text:list-item>
                <text:p text:style-name="P1551">7</text:p>
              </text:list-item>
            </text:list>
          </table:table-cell>
          <table:table-cell table:style-name="TableCell1552">
            <text:p text:style-name="P1553">flightModeFlags</text:p>
          </table:table-cell>
          <table:table-cell table:style-name="TableCell1554">
            <text:p text:style-name="Standard"/>
          </table:table-cell>
          <table:table-cell table:style-name="TableCell1555">
            <text:p text:style-name="P1556"/>
          </table:table-cell>
        </table:table-row>
        <table:table-row table:style-name="TableRow1557">
          <table:table-cell table:style-name="TableCell1558">
            <text:list text:style-name="WWNum2" text:continue-numbering="true">
              <text:list-item>
                <text:p text:style-name="P1559">12</text:p>
              </text:list-item>
            </text:list>
          </table:table-cell>
          <table:table-cell table:style-name="TableCell1560">
            <text:list text:style-name="WWNum2" text:continue-numbering="true">
              <text:list-item>
                <text:p text:style-name="P1561">8</text:p>
              </text:list-item>
            </text:list>
          </table:table-cell>
          <table:table-cell table:style-name="TableCell1562">
            <text:p text:style-name="P1563">flightModeFlags</text:p>
          </table:table-cell>
          <table:table-cell table:style-name="TableCell1564">
            <text:p text:style-name="Standard"/>
          </table:table-cell>
          <table:table-cell table:style-name="TableCell1565">
            <text:p text:style-name="Standard"/>
          </table:table-cell>
        </table:table-row>
        <table:table-row table:style-name="TableRow1566">
          <table:table-cell table:style-name="TableCell1567">
            <text:list text:style-name="WWNum2" text:continue-numbering="true">
              <text:list-item>
                <text:p text:style-name="P1568">13</text:p>
              </text:list-item>
            </text:list>
          </table:table-cell>
          <table:table-cell table:style-name="TableCell1569">
            <text:list text:style-name="WWNum2" text:continue-numbering="true">
              <text:list-item>
                <text:p text:style-name="P1570">9</text:p>
              </text:list-item>
            </text:list>
          </table:table-cell>
          <table:table-cell table:style-name="TableCell1571">
            <text:p text:style-name="P1572">stateFlags</text:p>
          </table:table-cell>
          <table:table-cell table:style-name="TableCell1573">
            <text:p text:style-name="Standard"/>
          </table:table-cell>
          <table:table-cell table:style-name="TableCell1574">
            <text:p text:style-name="Standard"/>
          </table:table-cell>
        </table:table-row>
        <table:table-row table:style-name="TableRow1575">
          <table:table-cell table:style-name="TableCell1576">
            <text:list text:style-name="WWNum2" text:continue-numbering="true">
              <text:list-item>
                <text:p text:style-name="P1577">14</text:p>
              </text:list-item>
            </text:list>
          </table:table-cell>
          <table:table-cell table:style-name="TableCell1578">
            <text:list text:style-name="WWNum2" text:continue-numbering="true">
              <text:list-item>
                <text:p text:style-name="P1579">10</text:p>
              </text:list-item>
            </text:list>
          </table:table-cell>
          <table:table-cell table:style-name="TableCell1580">
            <text:p text:style-name="P1581">stateFlags</text:p>
          </table:table-cell>
          <table:table-cell table:style-name="TableCell1582">
            <text:p text:style-name="P1583"/>
          </table:table-cell>
          <table:table-cell table:style-name="TableCell1584">
            <text:p text:style-name="P1585"/>
          </table:table-cell>
        </table:table-row>
        <table:table-row table:style-name="TableRow1586">
          <table:table-cell table:style-name="TableCell1587">
            <text:list text:style-name="WWNum2" text:continue-numbering="true">
              <text:list-item>
                <text:p text:style-name="P1588">15</text:p>
              </text:list-item>
            </text:list>
          </table:table-cell>
          <table:table-cell table:style-name="TableCell1589">
            <text:list text:style-name="WWNum2" text:continue-numbering="true">
              <text:list-item>
                <text:p text:style-name="P1590">11</text:p>
              </text:list-item>
            </text:list>
          </table:table-cell>
          <table:table-cell table:style-name="TableCell1591">
            <text:p text:style-name="P1592">stateFlags</text:p>
          </table:table-cell>
          <table:table-cell table:style-name="TableCell1593">
            <text:p text:style-name="Standard"/>
          </table:table-cell>
          <table:table-cell table:style-name="TableCell1594">
            <text:p text:style-name="P1595"/>
          </table:table-cell>
        </table:table-row>
        <table:table-row table:style-name="TableRow1596">
          <table:table-cell table:style-name="TableCell1597">
            <text:list text:style-name="WWNum2" text:continue-numbering="true">
              <text:list-item>
                <text:p text:style-name="P1598">16</text:p>
              </text:list-item>
            </text:list>
          </table:table-cell>
          <table:table-cell table:style-name="TableCell1599">
            <text:list text:style-name="WWNum2" text:continue-numbering="true">
              <text:list-item>
                <text:p text:style-name="P1600">12</text:p>
              </text:list-item>
            </text:list>
          </table:table-cell>
          <table:table-cell table:style-name="TableCell1601">
            <text:p text:style-name="P1602">stateFlags</text:p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</table:table-row>
        <table:table-row table:style-name="TableRow1607">
          <table:table-cell table:style-name="TableCell1608">
            <text:list text:style-name="WWNum2" text:continue-numbering="true">
              <text:list-item>
                <text:p text:style-name="P1609">17</text:p>
              </text:list-item>
            </text:list>
          </table:table-cell>
          <table:table-cell table:style-name="TableCell1610">
            <text:list text:style-name="WWNum2" text:continue-numbering="true">
              <text:list-item>
                <text:p text:style-name="P1611">13</text:p>
              </text:list-item>
            </text:list>
          </table:table-cell>
          <table:table-cell table:style-name="TableCell1612">
            <text:p text:style-name="P1613">failsafePhase</text:p>
          </table:table-cell>
          <table:table-cell table:style-name="TableCell1614">
            <text:p text:style-name="Standard"/>
          </table:table-cell>
          <table:table-cell table:style-name="TableCell1615">
            <text:p text:style-name="P1616"/>
          </table:table-cell>
        </table:table-row>
        <table:table-row table:style-name="TableRow1617">
          <table:table-cell table:style-name="TableCell1618">
            <text:list text:style-name="WWNum2" text:continue-numbering="true">
              <text:list-item>
                <text:p text:style-name="P1619">18</text:p>
              </text:list-item>
            </text:list>
          </table:table-cell>
          <table:table-cell table:style-name="TableCell1620">
            <text:list text:style-name="WWNum2" text:continue-numbering="true">
              <text:list-item>
                <text:p text:style-name="P1621">14</text:p>
              </text:list-item>
            </text:list>
          </table:table-cell>
          <table:table-cell table:style-name="TableCell1622">
            <text:p text:style-name="P1623">Flight Controller signals</text:p>
          </table:table-cell>
          <table:table-cell table:style-name="TableCell1624">
            <text:p text:style-name="P1625"/>
          </table:table-cell>
          <table:table-cell table:style-name="TableCell1626">
            <text:p text:style-name="P1627"/>
          </table:table-cell>
        </table:table-row>
        <table:table-row table:style-name="TableRow1628">
          <table:table-cell table:style-name="TableCell1629">
            <text:list text:style-name="WWNum2" text:continue-numbering="true">
              <text:list-item>
                <text:p text:style-name="P1630">19</text:p>
              </text:list-item>
            </text:list>
          </table:table-cell>
          <table:table-cell table:style-name="TableCell1631">
            <text:list text:style-name="WWNum2" text:continue-numbering="true">
              <text:list-item>
                <text:p text:style-name="P1632">15</text:p>
              </text:list-item>
            </text:list>
          </table:table-cell>
          <table:table-cell table:style-name="TableCell1633">
            <text:p text:style-name="P1634">hwHealthStatus</text:p>
          </table:table-cell>
          <table:table-cell table:style-name="TableCell1635">
            <text:p text:style-name="P1636"/>
          </table:table-cell>
          <table:table-cell table:style-name="TableCell1637">
            <text:p text:style-name="P1638"/>
          </table:table-cell>
        </table:table-row>
        <table:table-row table:style-name="TableRow1639">
          <table:table-cell table:style-name="TableCell1640">
            <text:list text:style-name="WWNum2" text:continue-numbering="true">
              <text:list-item>
                <text:p text:style-name="P1641">20</text:p>
              </text:list-item>
            </text:list>
          </table:table-cell>
          <table:table-cell table:style-name="TableCell1642">
            <text:list text:style-name="WWNum2" text:continue-numbering="true">
              <text:list-item>
                <text:p text:style-name="P1643">16</text:p>
              </text:list-item>
            </text:list>
          </table:table-cell>
          <table:table-cell table:style-name="TableCell1644">
            <text:p text:style-name="P1645">hwHealthStatus</text:p>
          </table:table-cell>
          <table:table-cell table:style-name="TableCell1646">
            <text:p text:style-name="P1647"/>
          </table:table-cell>
          <table:table-cell table:style-name="TableCell1648">
            <text:p text:style-name="Standard"/>
          </table:table-cell>
        </table:table-row>
        <table:table-row table:style-name="TableRow1649">
          <table:table-cell table:style-name="TableCell1650">
            <text:list text:style-name="WWNum2" text:continue-numbering="true">
              <text:list-item>
                <text:p text:style-name="P1651">21</text:p>
              </text:list-item>
            </text:list>
          </table:table-cell>
          <table:table-cell table:style-name="TableCell1652">
            <text:list text:style-name="WWNum2" text:continue-numbering="true">
              <text:list-item>
                <text:p text:style-name="P1653">17</text:p>
              </text:list-item>
            </text:list>
          </table:table-cell>
          <table:table-cell table:style-name="TableCell1654">
            <text:p text:style-name="P1655">hwHealthStatus</text:p>
          </table:table-cell>
          <table:table-cell table:style-name="TableCell1656">
            <text:p text:style-name="P1657"/>
          </table:table-cell>
          <table:table-cell table:style-name="TableCell1658">
            <text:p text:style-name="Standard"/>
          </table:table-cell>
        </table:table-row>
        <table:table-row table:style-name="TableRow1659">
          <table:table-cell table:style-name="TableCell1660">
            <text:list text:style-name="WWNum2" text:continue-numbering="true">
              <text:list-item>
                <text:p text:style-name="P1661">22</text:p>
              </text:list-item>
            </text:list>
          </table:table-cell>
          <table:table-cell table:style-name="TableCell1662">
            <text:list text:style-name="WWNum2" text:continue-numbering="true">
              <text:list-item>
                <text:p text:style-name="P1663">18</text:p>
              </text:list-item>
            </text:list>
          </table:table-cell>
          <table:table-cell table:style-name="TableCell1664">
            <text:p text:style-name="P1665">hwHealthStatus</text:p>
          </table:table-cell>
          <table:table-cell table:style-name="TableCell1666">
            <text:p text:style-name="P1667"/>
          </table:table-cell>
          <table:table-cell table:style-name="TableCell1668">
            <text:p text:style-name="Standard"/>
          </table:table-cell>
        </table:table-row>
      </table:table>
      <text:list text:style-name="WWNum2" text:continue-numbering="true">
        <text:list-item>
          <text:list>
            <text:list-item>
              <text:p text:style-name="P1669"/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1670">0<text:span text:style-name="T1671">x</text:span>32.<text:s/><text:span text:style-name="T1672">Флаги навигации ИКС</text:span></text:p>
            </text:list-item>
          </text:list>
        </text:list-item>
      </text:list>
      <table:table table:style-name="Table1673">
        <table:table-columns>
          <table:table-column table:style-name="TableColumn1674"/>
          <table:table-column table:style-name="TableColumn1675"/>
          <table:table-column table:style-name="TableColumn1676"/>
          <table:table-column table:style-name="TableColumn1677"/>
          <table:table-column table:style-name="TableColumn1678"/>
        </table:table-columns>
        <table:table-row table:style-name="TableRow1679">
          <table:table-cell table:style-name="TableCell1680">
            <text:p text:style-name="P1681">Полное смещение</text:p>
          </table:table-cell>
          <table:table-cell table:style-name="TableCell1682">
            <text:p text:style-name="P1683">№ Байта</text:p>
          </table:table-cell>
          <table:table-cell table:style-name="TableCell1684">
            <text:p text:style-name="P1685">Название</text:p>
          </table:table-cell>
          <table:table-cell table:style-name="TableCell1686">
            <text:p text:style-name="P1687">Описание</text:p>
          </table:table-cell>
          <table:table-cell table:style-name="TableCell1688">
            <text:p text:style-name="P1689">Диапазон значений</text:p>
          </table:table-cell>
        </table:table-row>
        <table:table-row table:style-name="TableRow1690">
          <table:table-cell table:style-name="TableCell1691">
            <text:p text:style-name="P1692">4</text:p>
          </table:table-cell>
          <table:table-cell table:style-name="TableCell1693">
            <text:p text:style-name="Standard">0</text:p>
          </table:table-cell>
          <table:table-cell table:style-name="TableCell1694">
            <text:p text:style-name="P1695">bodyHeader</text:p>
          </table:table-cell>
          <table:table-cell table:style-name="TableCell1696">
            <text:p text:style-name="Standard">Заголовок</text:p>
          </table:table-cell>
          <table:table-cell table:style-name="TableCell1697">
            <text:p text:style-name="Standard"><text:span text:style-name="T1698">0x</text:span>32</text:p>
          </table:table-cell>
        </table:table-row>
        <table:table-row table:style-name="TableRow1699">
          <table:table-cell table:style-name="TableCell1700">
            <text:list text:style-name="WWNum2" text:continue-numbering="true">
              <text:list-item>
                <text:p text:style-name="P1701">5</text:p>
              </text:list-item>
            </text:list>
          </table:table-cell>
          <table:table-cell table:style-name="TableCell1702">
            <text:p text:style-name="P1703">1</text:p>
          </table:table-cell>
          <table:table-cell table:style-name="TableCell1704">
            <text:p text:style-name="P1705">time (us)</text:p>
          </table:table-cell>
          <table:table-cell table:style-name="TableCell1706">
            <text:p text:style-name="Standard"/>
          </table:table-cell>
          <table:table-cell table:style-name="TableCell1707">
            <text:p text:style-name="Standard"/>
          </table:table-cell>
        </table:table-row>
        <table:table-row table:style-name="TableRow1708">
          <table:table-cell table:style-name="TableCell1709">
            <text:list text:style-name="WWNum2" text:continue-numbering="true">
              <text:list-item>
                <text:p text:style-name="P1710">6</text:p>
              </text:list-item>
            </text:list>
          </table:table-cell>
          <table:table-cell table:style-name="TableCell1711">
            <text:p text:style-name="P1712">2</text:p>
          </table:table-cell>
          <table:table-cell table:style-name="TableCell1713">
            <text:p text:style-name="P1714">time (us)</text:p>
          </table:table-cell>
          <table:table-cell table:style-name="TableCell1715">
            <text:p text:style-name="Standard"/>
          </table:table-cell>
          <table:table-cell table:style-name="TableCell1716">
            <text:p text:style-name="Standard"/>
          </table:table-cell>
        </table:table-row>
        <table:table-row table:style-name="TableRow1717">
          <table:table-cell table:style-name="TableCell1718">
            <text:list text:style-name="WWNum2" text:continue-numbering="true">
              <text:list-item>
                <text:p text:style-name="P1719">7</text:p>
              </text:list-item>
            </text:list>
          </table:table-cell>
          <table:table-cell table:style-name="TableCell1720">
            <text:p text:style-name="P1721">3</text:p>
          </table:table-cell>
          <table:table-cell table:style-name="TableCell1722">
            <text:p text:style-name="P1723">time (us)</text:p>
          </table:table-cell>
          <table:table-cell table:style-name="TableCell1724">
            <text:p text:style-name="Standard"/>
          </table:table-cell>
          <table:table-cell table:style-name="TableCell1725">
            <text:p text:style-name="Standard"/>
          </table:table-cell>
        </table:table-row>
        <table:table-row table:style-name="TableRow1726">
          <table:table-cell table:style-name="TableCell1727">
            <text:list text:style-name="WWNum2" text:continue-numbering="true">
              <text:list-item>
                <text:p text:style-name="P1728">8</text:p>
              </text:list-item>
            </text:list>
          </table:table-cell>
          <table:table-cell table:style-name="TableCell1729">
            <text:p text:style-name="P1730">4</text:p>
          </table:table-cell>
          <table:table-cell table:style-name="TableCell1731">
            <text:p text:style-name="P1732">time (us)</text:p>
          </table:table-cell>
          <table:table-cell table:style-name="TableCell1733">
            <text:p text:style-name="Standard"/>
          </table:table-cell>
          <table:table-cell table:style-name="TableCell1734">
            <text:p text:style-name="Standard"/>
          </table:table-cell>
        </table:table-row>
        <table:table-row table:style-name="TableRow1735">
          <table:table-cell table:style-name="TableCell1736">
            <text:p text:style-name="P1737">9</text:p>
          </table:table-cell>
          <table:table-cell table:style-name="TableCell1738">
            <text:p text:style-name="Standard">5</text:p>
          </table:table-cell>
          <table:table-cell table:style-name="TableCell1739">
            <text:p text:style-name="P1740">cx_navstate</text:p>
          </table:table-cell>
          <table:table-cell table:style-name="TableCell1741">
            <text:p text:style-name="Standard">Значение указывает состояние</text:p>
          </table:table-cell>
          <table:table-cell table:style-name="TableCell1742">
            <text:p text:style-name="Standard">см. документ «Параметры к реализации.<text:span text:style-name="T1743">xlsx</text:span>»</text:p>
          </table:table-cell>
        </table:table-row>
      </table:table>
      <text:list text:style-name="WWNum2" text:continue-numbering="true">
        <text:list-item>
          <text:list>
            <text:list-item>
              <text:p text:style-name="P1744"/>
            </text:list-item>
          </text:list>
        </text:list-item>
      </text:list>
      <text:p text:style-name="Standard"/>
      <text:list text:style-name="WWNum2" text:continue-numbering="true">
        <text:list-item>
          <text:list>
            <text:list-item>
              <text:p text:style-name="P1745">0<text:span text:style-name="T1746">x</text:span>3<text:span text:style-name="T1747">3</text:span>.<text:s/><text:span text:style-name="T1748">Запрос на фотографирование</text:span></text:p>
            </text:list-item>
          </text:list>
        </text:list-item>
      </text:list>
      <table:table table:style-name="Table1749">
        <table:table-columns>
          <table:table-column table:style-name="TableColumn1750"/>
          <table:table-column table:style-name="TableColumn1751"/>
          <table:table-column table:style-name="TableColumn1752"/>
          <table:table-column table:style-name="TableColumn1753"/>
          <table:table-column table:style-name="TableColumn1754"/>
        </table:table-columns>
        <table:table-row table:style-name="TableRow1755">
          <table:table-cell table:style-name="TableCell1756">
            <text:p text:style-name="P1757">Полное смещение</text:p>
          </table:table-cell>
          <table:table-cell table:style-name="TableCell1758">
            <text:p text:style-name="P1759">№ Байта</text:p>
          </table:table-cell>
          <table:table-cell table:style-name="TableCell1760">
            <text:p text:style-name="P1761">Название</text:p>
          </table:table-cell>
          <table:table-cell table:style-name="TableCell1762">
            <text:p text:style-name="P1763">Описание</text:p>
          </table:table-cell>
          <table:table-cell table:style-name="TableCell1764">
            <text:p text:style-name="P1765">Диапазон значений</text:p>
          </table:table-cell>
        </table:table-row>
        <table:table-row table:style-name="TableRow1766">
          <table:table-cell table:style-name="TableCell1767">
            <text:p text:style-name="P1768">4</text:p>
          </table:table-cell>
          <table:table-cell table:style-name="TableCell1769">
            <text:p text:style-name="Standard">0</text:p>
          </table:table-cell>
          <table:table-cell table:style-name="TableCell1770">
            <text:p text:style-name="P1771">bodyHeader</text:p>
          </table:table-cell>
          <table:table-cell table:style-name="TableCell1772">
            <text:p text:style-name="Standard">Заголовок</text:p>
          </table:table-cell>
          <table:table-cell table:style-name="TableCell1773">
            <text:p text:style-name="Standard"><text:span text:style-name="T1774">0x</text:span>33</text:p>
          </table:table-cell>
        </table:table-row>
        <table:table-row table:style-name="TableRow1775">
          <table:table-cell table:style-name="TableCell1776">
            <text:list text:style-name="WWNum2" text:continue-numbering="true">
              <text:list-item>
                <text:p text:style-name="P1777">5</text:p>
              </text:list-item>
            </text:list>
          </table:table-cell>
          <table:table-cell table:style-name="TableCell1778">
            <text:p text:style-name="P1779">1</text:p>
          </table:table-cell>
          <table:table-cell table:style-name="TableCell1780">
            <text:p text:style-name="P1781">time (us)</text:p>
          </table:table-cell>
          <table:table-cell table:style-name="TableCell1782">
            <text:list text:style-name="WWNum2" text:continue-numbering="true">
              <text:list-item>
                <text:p text:style-name="P1783"/>
              </text:list-item>
            </text:list>
          </table:table-cell>
          <table:table-cell table:style-name="TableCell1784">
            <text:p text:style-name="P1785"/>
          </table:table-cell>
        </table:table-row>
        <table:table-row table:style-name="TableRow1786">
          <table:table-cell table:style-name="TableCell1787">
            <text:list text:style-name="WWNum2" text:continue-numbering="true">
              <text:list-item>
                <text:p text:style-name="P1788">6</text:p>
              </text:list-item>
            </text:list>
          </table:table-cell>
          <table:table-cell table:style-name="TableCell1789">
            <text:p text:style-name="P1790">2</text:p>
          </table:table-cell>
          <table:table-cell table:style-name="TableCell1791">
            <text:p text:style-name="P1792">time (us)</text:p>
          </table:table-cell>
          <table:table-cell table:style-name="TableCell1793">
            <text:list text:style-name="WWNum2" text:continue-numbering="true">
              <text:list-item>
                <text:p text:style-name="P1794"/>
              </text:list-item>
            </text:list>
          </table:table-cell>
          <table:table-cell table:style-name="TableCell1795">
            <text:p text:style-name="P1796"/>
          </table:table-cell>
        </table:table-row>
        <table:table-row table:style-name="TableRow1797">
          <table:table-cell table:style-name="TableCell1798">
            <text:list text:style-name="WWNum2" text:continue-numbering="true">
              <text:list-item>
                <text:p text:style-name="P1799">7</text:p>
              </text:list-item>
            </text:list>
          </table:table-cell>
          <table:table-cell table:style-name="TableCell1800">
            <text:p text:style-name="P1801">3</text:p>
          </table:table-cell>
          <table:table-cell table:style-name="TableCell1802">
            <text:p text:style-name="P1803">time (us)</text:p>
          </table:table-cell>
          <table:table-cell table:style-name="TableCell1804">
            <text:list text:style-name="WWNum2" text:continue-numbering="true">
              <text:list-item>
                <text:p text:style-name="P1805"/>
              </text:list-item>
            </text:list>
          </table:table-cell>
          <table:table-cell table:style-name="TableCell1806">
            <text:p text:style-name="P1807"/>
          </table:table-cell>
        </table:table-row>
        <table:table-row table:style-name="TableRow1808">
          <table:table-cell table:style-name="TableCell1809">
            <text:list text:style-name="WWNum2" text:continue-numbering="true">
              <text:list-item>
                <text:p text:style-name="P1810">8</text:p>
              </text:list-item>
            </text:list>
          </table:table-cell>
          <table:table-cell table:style-name="TableCell1811">
            <text:p text:style-name="P1812">4</text:p>
          </table:table-cell>
          <table:table-cell table:style-name="TableCell1813">
            <text:p text:style-name="P1814">time (us)</text:p>
          </table:table-cell>
          <table:table-cell table:style-name="TableCell1815">
            <text:list text:style-name="WWNum2" text:continue-numbering="true">
              <text:list-item>
                <text:p text:style-name="P1816"/>
              </text:list-item>
            </text:list>
          </table:table-cell>
          <table:table-cell table:style-name="TableCell1817">
            <text:p text:style-name="P1818"/>
          </table:table-cell>
        </table:table-row>
      </table:table>
      <text:list text:style-name="WWNum2" text:continue-numbering="true">
        <text:list-item>
          <text:list>
            <text:list-item>
              <text:p text:style-name="P1819"/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Num2" text:continue-numbering="true">
        <text:list-item>
          <text:list>
            <text:list-item>
              <text:p text:style-name="P1820">0<text:span text:style-name="T1821">x</text:span>3<text:span text:style-name="T1822">4</text:span>.<text:s/><text:span text:style-name="T1823">Сообщение о сделанном снимке</text:span></text:p>
            </text:list-item>
          </text:list>
        </text:list-item>
      </text:list>
      <table:table table:style-name="Table1824">
        <table:table-columns>
          <table:table-column table:style-name="TableColumn1825"/>
          <table:table-column table:style-name="TableColumn1826"/>
          <table:table-column table:style-name="TableColumn1827"/>
          <table:table-column table:style-name="TableColumn1828"/>
          <table:table-column table:style-name="TableColumn1829"/>
        </table:table-columns>
        <table:table-row table:style-name="TableRow1830">
          <table:table-cell table:style-name="TableCell1831">
            <text:p text:style-name="P1832">Полное смещение</text:p>
          </table:table-cell>
          <table:table-cell table:style-name="TableCell1833">
            <text:p text:style-name="P1834">№ Байта</text:p>
          </table:table-cell>
          <table:table-cell table:style-name="TableCell1835">
            <text:p text:style-name="P1836">Название</text:p>
          </table:table-cell>
          <table:table-cell table:style-name="TableCell1837">
            <text:p text:style-name="P1838">Описание</text:p>
          </table:table-cell>
          <table:table-cell table:style-name="TableCell1839">
            <text:p text:style-name="P1840">Диапазон значений</text:p>
          </table:table-cell>
        </table:table-row>
        <table:table-row table:style-name="TableRow1841">
          <table:table-cell table:style-name="TableCell1842">
            <text:p text:style-name="P1843">4</text:p>
          </table:table-cell>
          <table:table-cell table:style-name="TableCell1844">
            <text:p text:style-name="Standard">0</text:p>
          </table:table-cell>
          <table:table-cell table:style-name="TableCell1845">
            <text:p text:style-name="P1846">bodyHeader</text:p>
          </table:table-cell>
          <table:table-cell table:style-name="TableCell1847">
            <text:p text:style-name="Standard">Заголовок</text:p>
          </table:table-cell>
          <table:table-cell table:style-name="TableCell1848">
            <text:p text:style-name="Standard"><text:span text:style-name="T1849">0x</text:span>34</text:p>
          </table:table-cell>
        </table:table-row>
        <table:table-row table:style-name="TableRow1850">
          <table:table-cell table:style-name="TableCell1851">
            <text:list text:style-name="WWNum2" text:continue-numbering="true">
              <text:list-item>
                <text:p text:style-name="P1852">5</text:p>
              </text:list-item>
            </text:list>
          </table:table-cell>
          <table:table-cell table:style-name="TableCell1853">
            <text:p text:style-name="P1854">1</text:p>
          </table:table-cell>
          <table:table-cell table:style-name="TableCell1855">
            <text:p text:style-name="P1856">time (us)</text:p>
          </table:table-cell>
          <table:table-cell table:style-name="TableCell1857">
            <text:list text:style-name="WWNum2" text:continue-numbering="true">
              <text:list-item>
                <text:p text:style-name="P1858"/>
              </text:list-item>
            </text:list>
          </table:table-cell>
          <table:table-cell table:style-name="TableCell1859">
            <text:p text:style-name="P1860"/>
          </table:table-cell>
        </table:table-row>
        <table:table-row table:style-name="TableRow1861">
          <table:table-cell table:style-name="TableCell1862">
            <text:list text:style-name="WWNum2" text:continue-numbering="true">
              <text:list-item>
                <text:p text:style-name="P1863">6</text:p>
              </text:list-item>
            </text:list>
          </table:table-cell>
          <table:table-cell table:style-name="TableCell1864">
            <text:p text:style-name="P1865">2</text:p>
          </table:table-cell>
          <table:table-cell table:style-name="TableCell1866">
            <text:p text:style-name="P1867">time (us)</text:p>
          </table:table-cell>
          <table:table-cell table:style-name="TableCell1868">
            <text:list text:style-name="WWNum2" text:continue-numbering="true">
              <text:list-item>
                <text:p text:style-name="P1869"/>
              </text:list-item>
            </text:list>
          </table:table-cell>
          <table:table-cell table:style-name="TableCell1870">
            <text:p text:style-name="P1871"/>
          </table:table-cell>
        </table:table-row>
        <table:table-row table:style-name="TableRow1872">
          <table:table-cell table:style-name="TableCell1873">
            <text:list text:style-name="WWNum2" text:continue-numbering="true">
              <text:list-item>
                <text:p text:style-name="P1874">7</text:p>
              </text:list-item>
            </text:list>
          </table:table-cell>
          <table:table-cell table:style-name="TableCell1875">
            <text:p text:style-name="P1876">3</text:p>
          </table:table-cell>
          <table:table-cell table:style-name="TableCell1877">
            <text:p text:style-name="P1878">time (us)</text:p>
          </table:table-cell>
          <table:table-cell table:style-name="TableCell1879">
            <text:list text:style-name="WWNum2" text:continue-numbering="true">
              <text:list-item>
                <text:p text:style-name="P1880"/>
              </text:list-item>
            </text:list>
          </table:table-cell>
          <table:table-cell table:style-name="TableCell1881">
            <text:p text:style-name="P1882"/>
          </table:table-cell>
        </table:table-row>
        <table:table-row table:style-name="TableRow1883">
          <table:table-cell table:style-name="TableCell1884">
            <text:list text:style-name="WWNum2" text:continue-numbering="true">
              <text:list-item>
                <text:p text:style-name="P1885">8</text:p>
              </text:list-item>
            </text:list>
          </table:table-cell>
          <table:table-cell table:style-name="TableCell1886">
            <text:p text:style-name="P1887">4</text:p>
          </table:table-cell>
          <table:table-cell table:style-name="TableCell1888">
            <text:p text:style-name="P1889">time (us)</text:p>
          </table:table-cell>
          <table:table-cell table:style-name="TableCell1890">
            <text:list text:style-name="WWNum2" text:continue-numbering="true">
              <text:list-item>
                <text:p text:style-name="P1891"/>
              </text:list-item>
            </text:list>
          </table:table-cell>
          <table:table-cell table:style-name="TableCell1892">
            <text:p text:style-name="P1893"/>
          </table:table-cell>
        </table:table-row>
        <table:table-row table:style-name="TableRow1894">
          <table:table-cell table:style-name="TableCell1895">
            <text:p text:style-name="Standard">9</text:p>
          </table:table-cell>
          <table:table-cell table:style-name="TableCell1896">
            <text:p text:style-name="Standard">5</text:p>
          </table:table-cell>
          <table:table-cell table:style-name="TableCell1897">
            <text:p text:style-name="Standard">passport ID</text:p>
          </table:table-cell>
          <table:table-cell table:style-name="TableCell1898">
            <text:p text:style-name="Standard">Номер паспорта</text:p>
          </table:table-cell>
          <table:table-cell table:style-name="TableCell1899">
            <text:p text:style-name="Standard"/>
          </table:table-cell>
        </table:table-row>
        <table:table-row table:style-name="TableRow1900">
          <table:table-cell table:style-name="TableCell1901">
            <text:p text:style-name="Standard">10</text:p>
          </table:table-cell>
          <table:table-cell table:style-name="TableCell1902">
            <text:p text:style-name="Standard">6</text:p>
          </table:table-cell>
          <table:table-cell table:style-name="TableCell1903">
            <text:p text:style-name="Standard">passport ID</text:p>
          </table:table-cell>
          <table:table-cell table:style-name="TableCell1904">
            <text:p text:style-name="Standard"/>
          </table:table-cell>
          <table:table-cell table:style-name="TableCell1905">
            <text:p text:style-name="Standard"/>
          </table:table-cell>
        </table:table-row>
      </table:table>
      <text:list text:style-name="WWNum2" text:continue-numbering="true">
        <text:list-item>
          <text:list>
            <text:list-item>
              <text:p text:style-name="P1906"/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1907">0<text:span text:style-name="T1908">x</text:span>3<text:span text:style-name="T1909">5</text:span>.<text:s/><text:span text:style-name="T1910">Взятие курса на точку</text:span></text:p>
            </text:list-item>
          </text:list>
        </text:list-item>
      </text:list>
      <table:table table:style-name="Table1911">
        <table:table-columns>
          <table:table-column table:style-name="TableColumn1912"/>
          <table:table-column table:style-name="TableColumn1913"/>
          <table:table-column table:style-name="TableColumn1914"/>
          <table:table-column table:style-name="TableColumn1915"/>
          <table:table-column table:style-name="TableColumn1916"/>
        </table:table-columns>
        <table:table-row table:style-name="TableRow1917">
          <table:table-cell table:style-name="TableCell1918">
            <text:p text:style-name="P1919">Полное смещение</text:p>
          </table:table-cell>
          <table:table-cell table:style-name="TableCell1920">
            <text:p text:style-name="P1921">№ Байта</text:p>
          </table:table-cell>
          <table:table-cell table:style-name="TableCell1922">
            <text:p text:style-name="P1923">Название</text:p>
          </table:table-cell>
          <table:table-cell table:style-name="TableCell1924">
            <text:p text:style-name="P1925">Описание</text:p>
          </table:table-cell>
          <table:table-cell table:style-name="TableCell1926">
            <text:p text:style-name="P1927">Диапазон значений</text:p>
          </table:table-cell>
        </table:table-row>
        <table:table-row table:style-name="TableRow1928">
          <table:table-cell table:style-name="TableCell1929">
            <text:p text:style-name="P1930">4</text:p>
          </table:table-cell>
          <table:table-cell table:style-name="TableCell1931">
            <text:p text:style-name="Standard">0</text:p>
          </table:table-cell>
          <table:table-cell table:style-name="TableCell1932">
            <text:p text:style-name="P1933">bodyHeader</text:p>
          </table:table-cell>
          <table:table-cell table:style-name="TableCell1934">
            <text:p text:style-name="Standard">Заголовок</text:p>
          </table:table-cell>
          <table:table-cell table:style-name="TableCell1935">
            <text:p text:style-name="Standard"><text:span text:style-name="T1936">0x</text:span>35</text:p>
          </table:table-cell>
        </table:table-row>
        <table:table-row table:style-name="TableRow1937">
          <table:table-cell table:style-name="TableCell1938">
            <text:list text:style-name="WWNum2" text:continue-numbering="true">
              <text:list-item>
                <text:p text:style-name="P1939">5</text:p>
              </text:list-item>
            </text:list>
          </table:table-cell>
          <table:table-cell table:style-name="TableCell1940">
            <text:p text:style-name="P1941">1</text:p>
          </table:table-cell>
          <table:table-cell table:style-name="TableCell1942">
            <text:p text:style-name="P1943">time (us)</text:p>
          </table:table-cell>
          <table:table-cell table:style-name="TableCell1944">
            <text:p text:style-name="Standard"/>
          </table:table-cell>
          <table:table-cell table:style-name="TableCell1945">
            <text:p text:style-name="Standard"/>
          </table:table-cell>
        </table:table-row>
        <table:table-row table:style-name="TableRow1946">
          <table:table-cell table:style-name="TableCell1947">
            <text:list text:style-name="WWNum2" text:continue-numbering="true">
              <text:list-item>
                <text:p text:style-name="P1948">6</text:p>
              </text:list-item>
            </text:list>
          </table:table-cell>
          <table:table-cell table:style-name="TableCell1949">
            <text:p text:style-name="P1950">2</text:p>
          </table:table-cell>
          <table:table-cell table:style-name="TableCell1951">
            <text:p text:style-name="P1952">time (us)</text:p>
          </table:table-cell>
          <table:table-cell table:style-name="TableCell1953">
            <text:p text:style-name="Standard"/>
          </table:table-cell>
          <table:table-cell table:style-name="TableCell1954">
            <text:p text:style-name="Standard"/>
          </table:table-cell>
        </table:table-row>
        <table:table-row table:style-name="TableRow1955">
          <table:table-cell table:style-name="TableCell1956">
            <text:list text:style-name="WWNum2" text:continue-numbering="true">
              <text:list-item>
                <text:p text:style-name="P1957">7</text:p>
              </text:list-item>
            </text:list>
          </table:table-cell>
          <table:table-cell table:style-name="TableCell1958">
            <text:p text:style-name="P1959">3</text:p>
          </table:table-cell>
          <table:table-cell table:style-name="TableCell1960">
            <text:p text:style-name="P1961">time (us)</text:p>
          </table:table-cell>
          <table:table-cell table:style-name="TableCell1962">
            <text:p text:style-name="Standard"/>
          </table:table-cell>
          <table:table-cell table:style-name="TableCell1963">
            <text:p text:style-name="Standard"/>
          </table:table-cell>
        </table:table-row>
        <table:table-row table:style-name="TableRow1964">
          <table:table-cell table:style-name="TableCell1965">
            <text:list text:style-name="WWNum2" text:continue-numbering="true">
              <text:list-item>
                <text:p text:style-name="P1966">8</text:p>
              </text:list-item>
            </text:list>
          </table:table-cell>
          <table:table-cell table:style-name="TableCell1967">
            <text:p text:style-name="P1968">4</text:p>
          </table:table-cell>
          <table:table-cell table:style-name="TableCell1969">
            <text:p text:style-name="P1970">time (us)</text:p>
          </table:table-cell>
          <table:table-cell table:style-name="TableCell1971">
            <text:p text:style-name="Standard"/>
          </table:table-cell>
          <table:table-cell table:style-name="TableCell1972">
            <text:p text:style-name="Standard"/>
          </table:table-cell>
        </table:table-row>
        <table:table-row table:style-name="TableRow1973">
          <table:table-cell table:style-name="TableCell1974">
            <text:p text:style-name="Standard">9</text:p>
          </table:table-cell>
          <table:table-cell table:style-name="TableCell1975">
            <text:p text:style-name="Standard">5</text:p>
          </table:table-cell>
          <table:table-cell table:style-name="TableCell1976">
            <text:p text:style-name="P1977">Point ID</text:p>
          </table:table-cell>
          <table:table-cell table:style-name="TableCell1978">
            <text:p text:style-name="Standard">Номер точки</text:p>
          </table:table-cell>
          <table:table-cell table:style-name="TableCell1979">
            <text:p text:style-name="Standard">0..255</text:p>
          </table:table-cell>
        </table:table-row>
      </table:table>
      <text:list text:style-name="WWNum2" text:continue-numbering="true">
        <text:list-item>
          <text:list>
            <text:list-item>
              <text:p text:style-name="P1980">0<text:span text:style-name="T1981">x</text:span><text:span text:style-name="T1982">36</text:span>.<text:s/><text:span text:style-name="T1983">MissionPoint_Actions</text:span></text:p>
            </text:list-item>
          </text:list>
        </text:list-item>
      </text:list>
      <table:table table:style-name="Table1984">
        <table:table-columns>
          <table:table-column table:style-name="TableColumn1985"/>
          <table:table-column table:style-name="TableColumn1986"/>
          <table:table-column table:style-name="TableColumn1987"/>
          <table:table-column table:style-name="TableColumn1988"/>
          <table:table-column table:style-name="TableColumn1989"/>
        </table:table-columns>
        <table:table-row table:style-name="TableRow1990">
          <table:table-cell table:style-name="TableCell1991">
            <text:list text:style-name="WWNum2" text:continue-numbering="true">
              <text:list-item>
                <text:p text:style-name="P1992">Полное смещение</text:p>
              </text:list-item>
            </text:list>
          </table:table-cell>
          <table:table-cell table:style-name="TableCell1993">
            <text:list text:style-name="WWNum2" text:continue-numbering="true">
              <text:list-item>
                <text:p text:style-name="P1994">№ Байта</text:p>
              </text:list-item>
            </text:list>
          </table:table-cell>
          <table:table-cell table:style-name="TableCell1995">
            <text:list text:style-name="WWNum2" text:continue-numbering="true">
              <text:list-item>
                <text:p text:style-name="P1996">Название</text:p>
              </text:list-item>
            </text:list>
          </table:table-cell>
          <table:table-cell table:style-name="TableCell1997">
            <text:list text:style-name="WWNum2" text:continue-numbering="true">
              <text:list-item>
                <text:p text:style-name="P1998">Описание</text:p>
              </text:list-item>
            </text:list>
          </table:table-cell>
          <table:table-cell table:style-name="TableCell1999">
            <text:list text:style-name="WWNum2" text:continue-numbering="true">
              <text:list-item>
                <text:p text:style-name="P2000">Диапазон значений</text:p>
              </text:list-item>
            </text:list>
          </table:table-cell>
        </table:table-row>
        <table:table-row table:style-name="TableRow2001">
          <table:table-cell table:style-name="TableCell2002">
            <text:list text:style-name="WWNum2" text:continue-numbering="true">
              <text:list-item>
                <text:p text:style-name="P2003">4</text:p>
              </text:list-item>
            </text:list>
          </table:table-cell>
          <table:table-cell table:style-name="TableCell2004">
            <text:list text:style-name="WWNum2" text:continue-numbering="true">
              <text:list-item>
                <text:p text:style-name="P2005">0</text:p>
              </text:list-item>
            </text:list>
          </table:table-cell>
          <table:table-cell table:style-name="TableCell2006">
            <text:list text:style-name="WWNum2" text:continue-numbering="true">
              <text:list-item>
                <text:p text:style-name="P2007">bodyHeader</text:p>
              </text:list-item>
            </text:list>
          </table:table-cell>
          <table:table-cell table:style-name="TableCell2008">
            <text:list text:style-name="WWNum2" text:continue-numbering="true">
              <text:list-item>
                <text:p text:style-name="P2009">Заголовок</text:p>
              </text:list-item>
            </text:list>
          </table:table-cell>
          <table:table-cell table:style-name="TableCell2010">
            <text:list text:style-name="WWNum2" text:continue-numbering="true">
              <text:list-item>
                <text:p text:style-name="P2011"><text:span text:style-name="T2012">0x</text:span>36</text:p>
              </text:list-item>
            </text:list>
          </table:table-cell>
        </table:table-row>
        <table:table-row table:style-name="TableRow2013">
          <table:table-cell table:style-name="TableCell2014">
            <text:list text:style-name="WWNum2" text:continue-numbering="true">
              <text:list-item>
                <text:p text:style-name="P2015">5</text:p>
              </text:list-item>
            </text:list>
          </table:table-cell>
          <table:table-cell table:style-name="TableCell2016">
            <text:p text:style-name="P2017">1</text:p>
          </table:table-cell>
          <table:table-cell table:style-name="TableCell2018">
            <text:list text:style-name="WWNum2" text:continue-numbering="true">
              <text:list-item>
                <text:p text:style-name="P2019"/>
              </text:list-item>
            </text:list>
          </table:table-cell>
          <table:table-cell table:style-name="TableCell2020">
            <text:list text:style-name="WWNum2" text:continue-numbering="true">
              <text:list-item>
                <text:p text:style-name="P2021"/>
              </text:list-item>
            </text:list>
          </table:table-cell>
          <table:table-cell table:style-name="TableCell2022">
            <text:list text:style-name="WWNum2" text:continue-numbering="true">
              <text:list-item>
                <text:p text:style-name="P2023"/>
              </text:list-item>
            </text:list>
          </table:table-cell>
        </table:table-row>
        <table:table-row table:style-name="TableRow2024">
          <table:table-cell table:style-name="TableCell2025">
            <text:list text:style-name="WWNum2" text:continue-numbering="true">
              <text:list-item>
                <text:p text:style-name="P2026">6</text:p>
              </text:list-item>
            </text:list>
          </table:table-cell>
          <table:table-cell table:style-name="TableCell2027">
            <text:p text:style-name="P2028">2</text:p>
          </table:table-cell>
          <table:table-cell table:style-name="TableCell2029">
            <text:list text:style-name="WWNum2" text:continue-numbering="true">
              <text:list-item>
                <text:p text:style-name="P2030"/>
              </text:list-item>
            </text:list>
          </table:table-cell>
          <table:table-cell table:style-name="TableCell2031">
            <text:list text:style-name="WWNum2" text:continue-numbering="true">
              <text:list-item>
                <text:p text:style-name="P2032"/>
              </text:list-item>
            </text:list>
          </table:table-cell>
          <table:table-cell table:style-name="TableCell2033">
            <text:list text:style-name="WWNum2" text:continue-numbering="true">
              <text:list-item>
                <text:p text:style-name="P2034"/>
              </text:list-item>
            </text:list>
          </table:table-cell>
        </table:table-row>
        <table:table-row table:style-name="TableRow2035">
          <table:table-cell table:style-name="TableCell2036">
            <text:list text:style-name="WWNum2" text:continue-numbering="true">
              <text:list-item>
                <text:p text:style-name="P2037">7</text:p>
              </text:list-item>
            </text:list>
          </table:table-cell>
          <table:table-cell table:style-name="TableCell2038">
            <text:p text:style-name="P2039">3</text:p>
          </table:table-cell>
          <table:table-cell table:style-name="TableCell2040">
            <text:list text:style-name="WWNum2" text:continue-numbering="true">
              <text:list-item>
                <text:p text:style-name="P2041"/>
              </text:list-item>
            </text:list>
          </table:table-cell>
          <table:table-cell table:style-name="TableCell2042">
            <text:list text:style-name="WWNum2" text:continue-numbering="true">
              <text:list-item>
                <text:p text:style-name="P2043"/>
              </text:list-item>
            </text:list>
          </table:table-cell>
          <table:table-cell table:style-name="TableCell2044">
            <text:list text:style-name="WWNum2" text:continue-numbering="true">
              <text:list-item>
                <text:p text:style-name="P2045"/>
              </text:list-item>
            </text:list>
          </table:table-cell>
        </table:table-row>
        <table:table-row table:style-name="TableRow2046">
          <table:table-cell table:style-name="TableCell2047">
            <text:list text:style-name="WWNum2" text:continue-numbering="true">
              <text:list-item>
                <text:p text:style-name="P2048">8</text:p>
              </text:list-item>
            </text:list>
          </table:table-cell>
          <table:table-cell table:style-name="TableCell2049">
            <text:p text:style-name="P2050">4</text:p>
          </table:table-cell>
          <table:table-cell table:style-name="TableCell2051">
            <text:list text:style-name="WWNum2" text:continue-numbering="true">
              <text:list-item>
                <text:p text:style-name="P2052"/>
              </text:list-item>
            </text:list>
          </table:table-cell>
          <table:table-cell table:style-name="TableCell2053">
            <text:list text:style-name="WWNum2" text:continue-numbering="true">
              <text:list-item>
                <text:p text:style-name="P2054"/>
              </text:list-item>
            </text:list>
          </table:table-cell>
          <table:table-cell table:style-name="TableCell2055">
            <text:list text:style-name="WWNum2" text:continue-numbering="true">
              <text:list-item>
                <text:p text:style-name="P2056"/>
              </text:list-item>
            </text:list>
          </table:table-cell>
        </table:table-row>
        <table:table-row table:style-name="TableRow2057">
          <table:table-cell table:style-name="TableCell2058">
            <text:list text:style-name="WWNum2" text:continue-numbering="true">
              <text:list-item>
                <text:p text:style-name="P2059">9</text:p>
              </text:list-item>
            </text:list>
          </table:table-cell>
          <table:table-cell table:style-name="TableCell2060">
            <text:list text:style-name="WWNum2" text:continue-numbering="true">
              <text:list-item>
                <text:p text:style-name="P2061">5</text:p>
              </text:list-item>
            </text:list>
          </table:table-cell>
          <table:table-cell table:style-name="TableCell2062">
            <text:list text:style-name="WWNum2" text:continue-numbering="true">
              <text:list-item>
                <text:p text:style-name="P2063">action</text:p>
              </text:list-item>
            </text:list>
          </table:table-cell>
          <table:table-cell table:style-name="TableCell2064">
            <text:list text:style-name="WWNum2" text:continue-numbering="true">
              <text:list-item>
                <text:p text:style-name="P2065"><text:span text:style-name="T2066">50 –<text:s/></text:span>точка дом<text:tab/></text:p>
              </text:list-item>
              <text:list-item>
                <text:p text:style-name="P2067"><text:span text:style-name="T2068">100 -- новая миссия, очищает все точки(не содержит координат,<text:s/></text:span><text:span text:style-name="T2069">P</text:span><text:span text:style-name="T2070">1</text:span><text:span text:style-name="T2071">P</text:span><text:span text:style-name="T2072">2 =<text:s/></text:span><text:span text:style-name="T2073">missionLen</text:span><text:span text:style-name="T2074">)</text:span></text:p>
              </text:list-item>
              <text:list-item>
                <text:p text:style-name="P2075">101 -- точка</text:p>
              </text:list-item>
              <text:list-item>
                <text:p text:style-name="P2076">102 -- читать точку</text:p>
              </text:list-item>
              <text:list-item>
                <text:p text:style-name="P2077"/>
              </text:list-item>
              <text:list-item>
                <text:p text:style-name="P2078">1 -- домой, коры игнорируются</text:p>
              </text:list-item>
              <text:list-item>
                <text:p text:style-name="P2079">2 -- на точку, коры игнорируются</text:p>
              </text:list-item>
              <text:list-item>
                <text:p text:style-name="P2080"><text:span text:style-name="T2081">3 –<text:s/></text:span>сразу сесть</text:p>
              </text:list-item>
              <text:list-item>
                <text:p text:style-name="P2082"/>
              </text:list-item>
              <text:list-item>
                <text:p text:style-name="P2083">201 -- Подтв. приема</text:p>
              </text:list-item>
              <text:list-item>
                <text:p text:style-name="P2084">202.. -- Ошибка1</text:p>
              </text:list-item>
              <text:list-item>
                <text:p text:style-name="P2085">210 -- Миссия заружена полностью и записана</text:p>
              </text:list-item>
            </text:list>
          </table:table-cell>
          <table:table-cell table:style-name="TableCell2086">
            <text:list text:style-name="WWNum2" text:continue-numbering="true">
              <text:list-item>
                <text:p text:style-name="P2087"/>
              </text:list-item>
            </text:list>
          </table:table-cell>
        </table:table-row>
        <table:table-row table:style-name="TableRow2088">
          <table:table-cell table:style-name="TableCell2089">
            <text:list text:style-name="WWNum2" text:continue-numbering="true">
              <text:list-item>
                <text:p text:style-name="P2090">10</text:p>
              </text:list-item>
            </text:list>
          </table:table-cell>
          <table:table-cell table:style-name="TableCell2091">
            <text:list text:style-name="WWNum2" text:continue-numbering="true">
              <text:list-item>
                <text:p text:style-name="P2092">6</text:p>
              </text:list-item>
            </text:list>
          </table:table-cell>
          <table:table-cell table:style-name="TableCell2093">
            <text:list text:style-name="WWNum2" text:continue-numbering="true">
              <text:list-item>
                <text:p text:style-name="P2094">la</text:p>
              </text:list-item>
            </text:list>
          </table:table-cell>
          <table:table-cell table:style-name="TableCell2095">
            <text:list text:style-name="WWNum2" text:continue-numbering="true">
              <text:list-item>
                <text:p text:style-name="P2096">1e7</text:p>
              </text:list-item>
            </text:list>
          </table:table-cell>
          <table:table-cell table:style-name="TableCell2097">
            <text:list text:style-name="WWNum2" text:continue-numbering="true">
              <text:list-item>
                <text:p text:style-name="P2098"/>
              </text:list-item>
            </text:list>
          </table:table-cell>
        </table:table-row>
        <table:table-row table:style-name="TableRow2099">
          <table:table-cell table:style-name="TableCell2100">
            <text:list text:style-name="WWNum2" text:continue-numbering="true">
              <text:list-item>
                <text:p text:style-name="P2101">11</text:p>
              </text:list-item>
            </text:list>
          </table:table-cell>
          <table:table-cell table:style-name="TableCell2102">
            <text:list text:style-name="WWNum2" text:continue-numbering="true">
              <text:list-item>
                <text:p text:style-name="P2103">7</text:p>
              </text:list-item>
            </text:list>
          </table:table-cell>
          <table:table-cell table:style-name="TableCell2104">
            <text:list text:style-name="WWNum2" text:continue-numbering="true">
              <text:list-item>
                <text:p text:style-name="P2105">la</text:p>
              </text:list-item>
            </text:list>
          </table:table-cell>
          <table:table-cell table:style-name="TableCell2106">
            <text:list text:style-name="WWNum2" text:continue-numbering="true">
              <text:list-item>
                <text:p text:style-name="P2107"/>
              </text:list-item>
            </text:list>
          </table:table-cell>
          <table:table-cell table:style-name="TableCell2108">
            <text:list text:style-name="WWNum2" text:continue-numbering="true">
              <text:list-item>
                <text:p text:style-name="P2109"/>
              </text:list-item>
            </text:list>
          </table:table-cell>
        </table:table-row>
        <table:table-row table:style-name="TableRow2110">
          <table:table-cell table:style-name="TableCell2111">
            <text:list text:style-name="WWNum2" text:continue-numbering="true">
              <text:list-item>
                <text:p text:style-name="P2112">12</text:p>
              </text:list-item>
            </text:list>
          </table:table-cell>
          <table:table-cell table:style-name="TableCell2113">
            <text:list text:style-name="WWNum2" text:continue-numbering="true">
              <text:list-item>
                <text:p text:style-name="P2114">8</text:p>
              </text:list-item>
            </text:list>
          </table:table-cell>
          <table:table-cell table:style-name="TableCell2115">
            <text:list text:style-name="WWNum2" text:continue-numbering="true">
              <text:list-item>
                <text:p text:style-name="P2116">la</text:p>
              </text:list-item>
            </text:list>
          </table:table-cell>
          <table:table-cell table:style-name="TableCell2117">
            <text:list text:style-name="WWNum2" text:continue-numbering="true">
              <text:list-item>
                <text:p text:style-name="P2118"/>
              </text:list-item>
            </text:list>
          </table:table-cell>
          <table:table-cell table:style-name="TableCell2119">
            <text:list text:style-name="WWNum2" text:continue-numbering="true">
              <text:list-item>
                <text:p text:style-name="P2120"/>
              </text:list-item>
            </text:list>
          </table:table-cell>
        </table:table-row>
        <table:table-row table:style-name="TableRow2121">
          <table:table-cell table:style-name="TableCell2122">
            <text:list text:style-name="WWNum2" text:continue-numbering="true">
              <text:list-item>
                <text:p text:style-name="P2123">13</text:p>
              </text:list-item>
            </text:list>
          </table:table-cell>
          <table:table-cell table:style-name="TableCell2124">
            <text:list text:style-name="WWNum2" text:continue-numbering="true">
              <text:list-item>
                <text:p text:style-name="P2125">9</text:p>
              </text:list-item>
            </text:list>
          </table:table-cell>
          <table:table-cell table:style-name="TableCell2126">
            <text:list text:style-name="WWNum2" text:continue-numbering="true">
              <text:list-item>
                <text:p text:style-name="P2127">la</text:p>
              </text:list-item>
            </text:list>
          </table:table-cell>
          <table:table-cell table:style-name="TableCell2128">
            <text:list text:style-name="WWNum2" text:continue-numbering="true">
              <text:list-item>
                <text:p text:style-name="P2129"/>
              </text:list-item>
            </text:list>
          </table:table-cell>
          <table:table-cell table:style-name="TableCell2130">
            <text:list text:style-name="WWNum2" text:continue-numbering="true">
              <text:list-item>
                <text:p text:style-name="P2131"/>
              </text:list-item>
            </text:list>
          </table:table-cell>
        </table:table-row>
        <table:table-row table:style-name="TableRow2132">
          <table:table-cell table:style-name="TableCell2133">
            <text:list text:style-name="WWNum2" text:continue-numbering="true">
              <text:list-item>
                <text:p text:style-name="P2134">14</text:p>
              </text:list-item>
            </text:list>
          </table:table-cell>
          <table:table-cell table:style-name="TableCell2135">
            <text:list text:style-name="WWNum2" text:continue-numbering="true">
              <text:list-item>
                <text:p text:style-name="P2136">10</text:p>
              </text:list-item>
            </text:list>
          </table:table-cell>
          <table:table-cell table:style-name="TableCell2137">
            <text:list text:style-name="WWNum2" text:continue-numbering="true">
              <text:list-item>
                <text:p text:style-name="P2138">lo</text:p>
              </text:list-item>
            </text:list>
          </table:table-cell>
          <table:table-cell table:style-name="TableCell2139">
            <text:list text:style-name="WWNum2" text:continue-numbering="true">
              <text:list-item>
                <text:p text:style-name="P2140">1e7</text:p>
              </text:list-item>
            </text:list>
          </table:table-cell>
          <table:table-cell table:style-name="TableCell2141">
            <text:list text:style-name="WWNum2" text:continue-numbering="true">
              <text:list-item>
                <text:p text:style-name="P2142"/>
              </text:list-item>
            </text:list>
          </table:table-cell>
        </table:table-row>
        <table:table-row table:style-name="TableRow2143">
          <table:table-cell table:style-name="TableCell2144">
            <text:list text:style-name="WWNum2" text:continue-numbering="true">
              <text:list-item>
                <text:p text:style-name="P2145">15</text:p>
              </text:list-item>
            </text:list>
          </table:table-cell>
          <table:table-cell table:style-name="TableCell2146">
            <text:list text:style-name="WWNum2" text:continue-numbering="true">
              <text:list-item>
                <text:p text:style-name="P2147">11</text:p>
              </text:list-item>
            </text:list>
          </table:table-cell>
          <table:table-cell table:style-name="TableCell2148">
            <text:list text:style-name="WWNum2" text:continue-numbering="true">
              <text:list-item>
                <text:p text:style-name="P2149">lo</text:p>
              </text:list-item>
            </text:list>
          </table:table-cell>
          <table:table-cell table:style-name="TableCell2150">
            <text:list text:style-name="WWNum2" text:continue-numbering="true">
              <text:list-item>
                <text:p text:style-name="P2151"/>
              </text:list-item>
            </text:list>
          </table:table-cell>
          <table:table-cell table:style-name="TableCell2152">
            <text:list text:style-name="WWNum2" text:continue-numbering="true">
              <text:list-item>
                <text:p text:style-name="P2153"/>
              </text:list-item>
            </text:list>
          </table:table-cell>
        </table:table-row>
        <table:table-row table:style-name="TableRow2154">
          <table:table-cell table:style-name="TableCell2155">
            <text:list text:style-name="WWNum2" text:continue-numbering="true">
              <text:list-item>
                <text:p text:style-name="P2156">16</text:p>
              </text:list-item>
            </text:list>
          </table:table-cell>
          <table:table-cell table:style-name="TableCell2157">
            <text:list text:style-name="WWNum2" text:continue-numbering="true">
              <text:list-item>
                <text:p text:style-name="P2158">12</text:p>
              </text:list-item>
            </text:list>
          </table:table-cell>
          <table:table-cell table:style-name="TableCell2159">
            <text:list text:style-name="WWNum2" text:continue-numbering="true">
              <text:list-item>
                <text:p text:style-name="P2160">lo</text:p>
              </text:list-item>
            </text:list>
          </table:table-cell>
          <table:table-cell table:style-name="TableCell2161">
            <text:list text:style-name="WWNum2" text:continue-numbering="true">
              <text:list-item>
                <text:p text:style-name="P2162"/>
              </text:list-item>
            </text:list>
          </table:table-cell>
          <table:table-cell table:style-name="TableCell2163">
            <text:list text:style-name="WWNum2" text:continue-numbering="true">
              <text:list-item>
                <text:p text:style-name="P2164"/>
              </text:list-item>
            </text:list>
          </table:table-cell>
        </table:table-row>
        <table:table-row table:style-name="TableRow2165">
          <table:table-cell table:style-name="TableCell2166">
            <text:list text:style-name="WWNum2" text:continue-numbering="true">
              <text:list-item>
                <text:p text:style-name="P2167">17</text:p>
              </text:list-item>
            </text:list>
          </table:table-cell>
          <table:table-cell table:style-name="TableCell2168">
            <text:list text:style-name="WWNum2" text:continue-numbering="true">
              <text:list-item>
                <text:p text:style-name="P2169">13</text:p>
              </text:list-item>
            </text:list>
          </table:table-cell>
          <table:table-cell table:style-name="TableCell2170">
            <text:list text:style-name="WWNum2" text:continue-numbering="true">
              <text:list-item>
                <text:p text:style-name="P2171">lo</text:p>
              </text:list-item>
            </text:list>
          </table:table-cell>
          <table:table-cell table:style-name="TableCell2172">
            <text:list text:style-name="WWNum2" text:continue-numbering="true">
              <text:list-item>
                <text:p text:style-name="P2173"/>
              </text:list-item>
            </text:list>
          </table:table-cell>
          <table:table-cell table:style-name="TableCell2174">
            <text:list text:style-name="WWNum2" text:continue-numbering="true">
              <text:list-item>
                <text:p text:style-name="P2175"/>
              </text:list-item>
            </text:list>
          </table:table-cell>
        </table:table-row>
        <table:table-row table:style-name="TableRow2176">
          <table:table-cell table:style-name="TableCell2177">
            <text:list text:style-name="WWNum2" text:continue-numbering="true">
              <text:list-item>
                <text:p text:style-name="P2178">18</text:p>
              </text:list-item>
            </text:list>
          </table:table-cell>
          <table:table-cell table:style-name="TableCell2179">
            <text:list text:style-name="WWNum2" text:continue-numbering="true">
              <text:list-item>
                <text:p text:style-name="P2180">14</text:p>
              </text:list-item>
            </text:list>
          </table:table-cell>
          <table:table-cell table:style-name="TableCell2181">
            <text:list text:style-name="WWNum2" text:continue-numbering="true">
              <text:list-item>
                <text:p text:style-name="P2182">alt</text:p>
              </text:list-item>
            </text:list>
          </table:table-cell>
          <table:table-cell table:style-name="TableCell2183">
            <text:list text:style-name="WWNum2" text:continue-numbering="true">
              <text:list-item>
                <text:p text:style-name="P2184">Meters!</text:p>
              </text:list-item>
            </text:list>
          </table:table-cell>
          <table:table-cell table:style-name="TableCell2185">
            <text:list text:style-name="WWNum2" text:continue-numbering="true">
              <text:list-item>
                <text:p text:style-name="P2186"/>
              </text:list-item>
            </text:list>
          </table:table-cell>
        </table:table-row>
        <table:table-row table:style-name="TableRow2187">
          <table:table-cell table:style-name="TableCell2188">
            <text:list text:style-name="WWNum2" text:continue-numbering="true">
              <text:list-item>
                <text:p text:style-name="P2189">19</text:p>
              </text:list-item>
            </text:list>
          </table:table-cell>
          <table:table-cell table:style-name="TableCell2190">
            <text:list text:style-name="WWNum2" text:continue-numbering="true">
              <text:list-item>
                <text:p text:style-name="P2191">15</text:p>
              </text:list-item>
            </text:list>
          </table:table-cell>
          <table:table-cell table:style-name="TableCell2192">
            <text:list text:style-name="WWNum2" text:continue-numbering="true">
              <text:list-item>
                <text:p text:style-name="P2193">alt</text:p>
              </text:list-item>
            </text:list>
          </table:table-cell>
          <table:table-cell table:style-name="TableCell2194">
            <text:list text:style-name="WWNum2" text:continue-numbering="true">
              <text:list-item>
                <text:p text:style-name="P2195">Meters!</text:p>
              </text:list-item>
            </text:list>
          </table:table-cell>
          <table:table-cell table:style-name="TableCell2196">
            <text:list text:style-name="WWNum2" text:continue-numbering="true">
              <text:list-item>
                <text:p text:style-name="P2197"/>
              </text:list-item>
            </text:list>
          </table:table-cell>
        </table:table-row>
        <table:table-row table:style-name="TableRow2198">
          <table:table-cell table:style-name="TableCell2199">
            <text:list text:style-name="WWNum2" text:continue-numbering="true">
              <text:list-item>
                <text:p text:style-name="P2200">20</text:p>
              </text:list-item>
            </text:list>
          </table:table-cell>
          <table:table-cell table:style-name="TableCell2201">
            <text:list text:style-name="WWNum2" text:continue-numbering="true">
              <text:list-item>
                <text:p text:style-name="P2202">16</text:p>
              </text:list-item>
            </text:list>
          </table:table-cell>
          <table:table-cell table:style-name="TableCell2203">
            <text:list text:style-name="WWNum2" text:continue-numbering="true">
              <text:list-item>
                <text:p text:style-name="P2204">curWP</text:p>
              </text:list-item>
            </text:list>
          </table:table-cell>
          <table:table-cell table:style-name="TableCell2205">
            <text:list text:style-name="WWNum2" text:continue-numbering="true">
              <text:list-item>
                <text:p text:style-name="P2206"/>
              </text:list-item>
            </text:list>
          </table:table-cell>
          <table:table-cell table:style-name="TableCell2207">
            <text:list text:style-name="WWNum2" text:continue-numbering="true">
              <text:list-item>
                <text:p text:style-name="P2208"/>
              </text:list-item>
            </text:list>
          </table:table-cell>
        </table:table-row>
        <table:table-row table:style-name="TableRow2209">
          <table:table-cell table:style-name="TableCell2210">
            <text:list text:style-name="WWNum2" text:continue-numbering="true">
              <text:list-item>
                <text:p text:style-name="P2211">21</text:p>
              </text:list-item>
            </text:list>
          </table:table-cell>
          <table:table-cell table:style-name="TableCell2212">
            <text:list text:style-name="WWNum2" text:continue-numbering="true">
              <text:list-item>
                <text:p text:style-name="P2213">17</text:p>
              </text:list-item>
            </text:list>
          </table:table-cell>
          <table:table-cell table:style-name="TableCell2214">
            <text:list text:style-name="WWNum2" text:continue-numbering="true">
              <text:list-item>
                <text:p text:style-name="P2215">curWP</text:p>
              </text:list-item>
            </text:list>
          </table:table-cell>
          <table:table-cell table:style-name="TableCell2216">
            <text:list text:style-name="WWNum2" text:continue-numbering="true">
              <text:list-item>
                <text:p text:style-name="P2217"/>
              </text:list-item>
            </text:list>
          </table:table-cell>
          <table:table-cell table:style-name="TableCell2218">
            <text:list text:style-name="WWNum2" text:continue-numbering="true">
              <text:list-item>
                <text:p text:style-name="P2219"/>
              </text:list-item>
            </text:list>
          </table:table-cell>
        </table:table-row>
        <table:table-row table:style-name="TableRow2220">
          <table:table-cell table:style-name="TableCell2221">
            <text:list text:style-name="WWNum2" text:continue-numbering="true">
              <text:list-item>
                <text:p text:style-name="P2222">22</text:p>
              </text:list-item>
            </text:list>
          </table:table-cell>
          <table:table-cell table:style-name="TableCell2223">
            <text:list text:style-name="WWNum2" text:continue-numbering="true">
              <text:list-item>
                <text:p text:style-name="P2224">18</text:p>
              </text:list-item>
            </text:list>
          </table:table-cell>
          <table:table-cell table:style-name="TableCell2225">
            <text:list text:style-name="WWNum2" text:continue-numbering="true">
              <text:list-item>
                <text:p text:style-name="P2226">P1</text:p>
              </text:list-item>
            </text:list>
          </table:table-cell>
          <table:table-cell table:style-name="TableCell2227">
            <text:list text:style-name="WWNum2" text:continue-numbering="true">
              <text:list-item>
                <text:p text:style-name="P2228"/>
              </text:list-item>
            </text:list>
          </table:table-cell>
          <table:table-cell table:style-name="TableCell2229">
            <text:list text:style-name="WWNum2" text:continue-numbering="true">
              <text:list-item>
                <text:p text:style-name="P2230"/>
              </text:list-item>
            </text:list>
          </table:table-cell>
        </table:table-row>
        <table:table-row table:style-name="TableRow2231">
          <table:table-cell table:style-name="TableCell2232">
            <text:list text:style-name="WWNum2" text:continue-numbering="true">
              <text:list-item>
                <text:p text:style-name="P2233">23</text:p>
              </text:list-item>
            </text:list>
          </table:table-cell>
          <table:table-cell table:style-name="TableCell2234">
            <text:list text:style-name="WWNum2" text:continue-numbering="true">
              <text:list-item>
                <text:p text:style-name="P2235">19</text:p>
              </text:list-item>
            </text:list>
          </table:table-cell>
          <table:table-cell table:style-name="TableCell2236">
            <text:list text:style-name="WWNum2" text:continue-numbering="true">
              <text:list-item>
                <text:p text:style-name="P2237">P2</text:p>
              </text:list-item>
            </text:list>
          </table:table-cell>
          <table:table-cell table:style-name="TableCell2238">
            <text:list text:style-name="WWNum2" text:continue-numbering="true">
              <text:list-item>
                <text:p text:style-name="P2239"/>
              </text:list-item>
            </text:list>
          </table:table-cell>
          <table:table-cell table:style-name="TableCell2240">
            <text:list text:style-name="WWNum2" text:continue-numbering="true">
              <text:list-item>
                <text:p text:style-name="P2241"/>
              </text:list-item>
            </text:list>
          </table:table-cell>
        </table:table-row>
      </table:table>
      <text:list text:style-name="WWNum2" text:continue-numbering="true">
        <text:list-item>
          <text:list>
            <text:list-item>
              <text:p text:style-name="P2242"/>
            </text:list-item>
          </text:list>
        </text:list-item>
      </text:list>
      <text:p text:style-name="Standard"/>
      <text:p text:style-name="Standard"/>
      <text:p text:style-name="P2243"><text:span text:style-name="T2244">Пакеты отправляемые непрерывно</text:span></text:p>
      <text:p text:style-name="P2245"/>
      <text:p text:style-name="P2246"/>
      <text:p text:style-name="Standard"><text:span text:style-name="T2247"><text:tab/>0</text:span><text:span text:style-name="T2248">xD</text:span><text:span text:style-name="T2249">0.<text:s/></text:span><text:span text:style-name="T2250">cur</text:span><text:span text:style-name="T2251">_</text:span><text:span text:style-name="T2252">pos</text:span><text:span text:style-name="T2253"><text:s/>- реализовано</text:span></text:p>
      <table:table table:style-name="Table2254">
        <table:table-columns>
          <table:table-column table:style-name="TableColumn2255"/>
          <table:table-column table:style-name="TableColumn2256"/>
          <table:table-column table:style-name="TableColumn2257"/>
          <table:table-column table:style-name="TableColumn2258"/>
          <table:table-column table:style-name="TableColumn2259"/>
        </table:table-columns>
        <table:table-row table:style-name="TableRow2260">
          <table:table-cell table:style-name="TableCell2261">
            <text:list text:style-name="WWNum2" text:continue-numbering="true">
              <text:list-item>
                <text:p text:style-name="P2262">Полное см.</text:p>
              </text:list-item>
            </text:list>
          </table:table-cell>
          <table:table-cell table:style-name="TableCell2263">
            <text:list text:style-name="WWNum2" text:continue-numbering="true">
              <text:list-item>
                <text:p text:style-name="P2264">№ Байта</text:p>
              </text:list-item>
            </text:list>
          </table:table-cell>
          <table:table-cell table:style-name="TableCell2265">
            <text:list text:style-name="WWNum2" text:continue-numbering="true">
              <text:list-item>
                <text:p text:style-name="P2266">Название</text:p>
              </text:list-item>
            </text:list>
          </table:table-cell>
          <table:table-cell table:style-name="TableCell2267">
            <text:list text:style-name="WWNum2" text:continue-numbering="true">
              <text:list-item>
                <text:p text:style-name="P2268">Описание</text:p>
              </text:list-item>
            </text:list>
          </table:table-cell>
          <table:table-cell table:style-name="TableCell2269">
            <text:list text:style-name="WWNum2" text:continue-numbering="true">
              <text:list-item>
                <text:p text:style-name="P2270">Зннач.</text:p>
              </text:list-item>
            </text:list>
          </table:table-cell>
        </table:table-row>
        <table:table-row table:style-name="TableRow2271">
          <table:table-cell table:style-name="TableCell2272">
            <text:list text:style-name="WWNum2" text:continue-numbering="true">
              <text:list-item>
                <text:p text:style-name="P2273">4</text:p>
              </text:list-item>
            </text:list>
          </table:table-cell>
          <table:table-cell table:style-name="TableCell2274">
            <text:list text:style-name="WWNum2" text:continue-numbering="true">
              <text:list-item>
                <text:p text:style-name="P2275">0</text:p>
              </text:list-item>
            </text:list>
          </table:table-cell>
          <table:table-cell table:style-name="TableCell2276">
            <text:list text:style-name="WWNum2" text:continue-numbering="true">
              <text:list-item>
                <text:p text:style-name="P2277">bodyHeader</text:p>
              </text:list-item>
            </text:list>
          </table:table-cell>
          <table:table-cell table:style-name="TableCell2278">
            <text:list text:style-name="WWNum2" text:continue-numbering="true">
              <text:list-item>
                <text:p text:style-name="P2279">Заголовок</text:p>
              </text:list-item>
            </text:list>
          </table:table-cell>
          <table:table-cell table:style-name="TableCell2280">
            <text:list text:style-name="WWNum2" text:continue-numbering="true">
              <text:list-item>
                <text:p text:style-name="P2281">0xD0</text:p>
              </text:list-item>
            </text:list>
          </table:table-cell>
        </table:table-row>
        <table:table-row table:style-name="TableRow2282">
          <table:table-cell table:style-name="TableCell2283">
            <text:list text:style-name="WWNum2" text:continue-numbering="true">
              <text:list-item>
                <text:p text:style-name="P2284">5</text:p>
              </text:list-item>
            </text:list>
          </table:table-cell>
          <table:table-cell table:style-name="TableCell2285">
            <text:p text:style-name="P2286">1</text:p>
          </table:table-cell>
          <table:table-cell table:style-name="TableCell2287">
            <text:p text:style-name="P2288">time (us)</text:p>
          </table:table-cell>
          <table:table-cell table:style-name="TableCell2289">
            <text:list text:style-name="WWNum2" text:continue-numbering="true">
              <text:list-item>
                <text:p text:style-name="P2290"/>
              </text:list-item>
            </text:list>
          </table:table-cell>
          <table:table-cell table:style-name="TableCell2291">
            <text:list text:style-name="WWNum2" text:continue-numbering="true">
              <text:list-item>
                <text:p text:style-name="P2292"><text:span text:style-name="T2293">int32</text:span></text:p>
              </text:list-item>
            </text:list>
          </table:table-cell>
        </table:table-row>
        <table:table-row table:style-name="TableRow2294">
          <table:table-cell table:style-name="TableCell2295">
            <text:list text:style-name="WWNum2" text:continue-numbering="true">
              <text:list-item>
                <text:p text:style-name="P2296">6</text:p>
              </text:list-item>
            </text:list>
          </table:table-cell>
          <table:table-cell table:style-name="TableCell2297">
            <text:p text:style-name="P2298">2</text:p>
          </table:table-cell>
          <table:table-cell table:style-name="TableCell2299">
            <text:p text:style-name="P2300">time (us)</text:p>
          </table:table-cell>
          <table:table-cell table:style-name="TableCell2301">
            <text:list text:style-name="WWNum2" text:continue-numbering="true">
              <text:list-item>
                <text:p text:style-name="P2302"/>
              </text:list-item>
            </text:list>
          </table:table-cell>
          <table:table-cell table:style-name="TableCell2303">
            <text:list text:style-name="WWNum2" text:continue-numbering="true">
              <text:list-item>
                <text:p text:style-name="P2304"/>
              </text:list-item>
            </text:list>
          </table:table-cell>
        </table:table-row>
        <table:table-row table:style-name="TableRow2305">
          <table:table-cell table:style-name="TableCell2306">
            <text:list text:style-name="WWNum2" text:continue-numbering="true">
              <text:list-item>
                <text:p text:style-name="P2307">7</text:p>
              </text:list-item>
            </text:list>
          </table:table-cell>
          <table:table-cell table:style-name="TableCell2308">
            <text:p text:style-name="P2309">3</text:p>
          </table:table-cell>
          <table:table-cell table:style-name="TableCell2310">
            <text:p text:style-name="P2311">time (us)</text:p>
          </table:table-cell>
          <table:table-cell table:style-name="TableCell2312">
            <text:list text:style-name="WWNum2" text:continue-numbering="true">
              <text:list-item>
                <text:p text:style-name="P2313"/>
              </text:list-item>
            </text:list>
          </table:table-cell>
          <table:table-cell table:style-name="TableCell2314">
            <text:list text:style-name="WWNum2" text:continue-numbering="true">
              <text:list-item>
                <text:p text:style-name="P2315"/>
              </text:list-item>
            </text:list>
          </table:table-cell>
        </table:table-row>
        <table:table-row table:style-name="TableRow2316">
          <table:table-cell table:style-name="TableCell2317">
            <text:list text:style-name="WWNum2" text:continue-numbering="true">
              <text:list-item>
                <text:p text:style-name="P2318">8</text:p>
              </text:list-item>
            </text:list>
          </table:table-cell>
          <table:table-cell table:style-name="TableCell2319">
            <text:p text:style-name="P2320">4</text:p>
          </table:table-cell>
          <table:table-cell table:style-name="TableCell2321">
            <text:p text:style-name="P2322">time (us)</text:p>
          </table:table-cell>
          <table:table-cell table:style-name="TableCell2323">
            <text:list text:style-name="WWNum2" text:continue-numbering="true">
              <text:list-item>
                <text:p text:style-name="P2324"/>
              </text:list-item>
            </text:list>
          </table:table-cell>
          <table:table-cell table:style-name="TableCell2325">
            <text:list text:style-name="WWNum2" text:continue-numbering="true">
              <text:list-item>
                <text:p text:style-name="P2326"/>
              </text:list-item>
            </text:list>
          </table:table-cell>
        </table:table-row>
        <table:table-row table:style-name="TableRow2327">
          <table:table-cell table:style-name="TableCell2328">
            <text:list text:style-name="WWNum2" text:continue-numbering="true">
              <text:list-item>
                <text:p text:style-name="P2329">9</text:p>
              </text:list-item>
            </text:list>
          </table:table-cell>
          <table:table-cell table:style-name="TableCell2330">
            <text:list text:style-name="WWNum2" text:continue-numbering="true">
              <text:list-item>
                <text:p text:style-name="P2331">5</text:p>
              </text:list-item>
            </text:list>
          </table:table-cell>
          <table:table-cell table:style-name="TableCell2332" table:number-rows-spanned="4">
            <text:list text:style-name="WWNum2" text:continue-numbering="true">
              <text:list-item>
                <text:p text:style-name="P2333">latitude</text:p>
              </text:list-item>
            </text:list>
          </table:table-cell>
          <table:table-cell table:style-name="TableCell2334">
            <text:p text:style-name="P2335"/>
          </table:table-cell>
          <table:table-cell table:style-name="TableCell2336">
            <text:p text:style-name="P2337">Int32</text:p>
          </table:table-cell>
        </table:table-row>
        <table:table-row table:style-name="TableRow2338">
          <table:table-cell table:style-name="TableCell2339">
            <text:list text:style-name="WWNum2" text:continue-numbering="true">
              <text:list-item>
                <text:p text:style-name="P2340">10</text:p>
              </text:list-item>
            </text:list>
          </table:table-cell>
          <table:table-cell table:style-name="TableCell2341">
            <text:list text:style-name="WWNum2" text:continue-numbering="true">
              <text:list-item>
                <text:p text:style-name="P2342">6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343">
            <text:p text:style-name="P2344"/>
          </table:table-cell>
          <table:table-cell table:style-name="TableCell2345">
            <text:p text:style-name="P2346"/>
          </table:table-cell>
        </table:table-row>
        <table:table-row table:style-name="TableRow2347">
          <table:table-cell table:style-name="TableCell2348">
            <text:list text:style-name="WWNum2" text:continue-numbering="true">
              <text:list-item>
                <text:p text:style-name="P2349">11</text:p>
              </text:list-item>
            </text:list>
          </table:table-cell>
          <table:table-cell table:style-name="TableCell2350">
            <text:list text:style-name="WWNum2" text:continue-numbering="true">
              <text:list-item>
                <text:p text:style-name="P2351">7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352">
            <text:p text:style-name="P2353"/>
          </table:table-cell>
          <table:table-cell table:style-name="TableCell2354">
            <text:p text:style-name="P2355"/>
          </table:table-cell>
        </table:table-row>
        <table:table-row table:style-name="TableRow2356">
          <table:table-cell table:style-name="TableCell2357">
            <text:list text:style-name="WWNum2" text:continue-numbering="true">
              <text:list-item>
                <text:p text:style-name="P2358">12</text:p>
              </text:list-item>
            </text:list>
          </table:table-cell>
          <table:table-cell table:style-name="TableCell2359">
            <text:list text:style-name="WWNum2" text:continue-numbering="true">
              <text:list-item>
                <text:p text:style-name="P2360">8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361">
            <text:p text:style-name="P2362"/>
          </table:table-cell>
          <table:table-cell table:style-name="TableCell2363">
            <text:p text:style-name="P2364"/>
          </table:table-cell>
        </table:table-row>
        <table:table-row table:style-name="TableRow2365">
          <table:table-cell table:style-name="TableCell2366">
            <text:list text:style-name="WWNum2" text:continue-numbering="true">
              <text:list-item>
                <text:p text:style-name="P2367">13</text:p>
              </text:list-item>
            </text:list>
          </table:table-cell>
          <table:table-cell table:style-name="TableCell2368">
            <text:list text:style-name="WWNum2" text:continue-numbering="true">
              <text:list-item>
                <text:p text:style-name="P2369">9</text:p>
              </text:list-item>
            </text:list>
          </table:table-cell>
          <table:table-cell table:style-name="TableCell2370" table:number-rows-spanned="4">
            <text:list text:style-name="WWNum2" text:continue-numbering="true">
              <text:list-item>
                <text:p text:style-name="P2371">lo</text:p>
              </text:list-item>
            </text:list>
          </table:table-cell>
          <table:table-cell table:style-name="TableCell2372">
            <text:p text:style-name="P2373"/>
          </table:table-cell>
          <table:table-cell table:style-name="TableCell2374">
            <text:p text:style-name="P2375">Int32</text:p>
          </table:table-cell>
        </table:table-row>
        <table:table-row table:style-name="TableRow2376">
          <table:table-cell table:style-name="TableCell2377">
            <text:list text:style-name="WWNum2" text:continue-numbering="true">
              <text:list-item>
                <text:p text:style-name="P2378">14</text:p>
              </text:list-item>
            </text:list>
          </table:table-cell>
          <table:table-cell table:style-name="TableCell2379">
            <text:list text:style-name="WWNum2" text:continue-numbering="true">
              <text:list-item>
                <text:p text:style-name="P2380">10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381">
            <text:p text:style-name="P2382"/>
          </table:table-cell>
          <table:table-cell table:style-name="TableCell2383">
            <text:p text:style-name="P2384"/>
          </table:table-cell>
        </table:table-row>
        <table:table-row table:style-name="TableRow2385">
          <table:table-cell table:style-name="TableCell2386">
            <text:list text:style-name="WWNum2" text:continue-numbering="true">
              <text:list-item>
                <text:p text:style-name="P2387">15</text:p>
              </text:list-item>
            </text:list>
          </table:table-cell>
          <table:table-cell table:style-name="TableCell2388">
            <text:list text:style-name="WWNum2" text:continue-numbering="true">
              <text:list-item>
                <text:p text:style-name="P2389">11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390">
            <text:p text:style-name="P2391"/>
          </table:table-cell>
          <table:table-cell table:style-name="TableCell2392">
            <text:p text:style-name="P2393"/>
          </table:table-cell>
        </table:table-row>
        <table:table-row table:style-name="TableRow2394">
          <table:table-cell table:style-name="TableCell2395">
            <text:list text:style-name="WWNum2" text:continue-numbering="true">
              <text:list-item>
                <text:p text:style-name="P2396">16</text:p>
              </text:list-item>
            </text:list>
          </table:table-cell>
          <table:table-cell table:style-name="TableCell2397">
            <text:list text:style-name="WWNum2" text:continue-numbering="true">
              <text:list-item>
                <text:p text:style-name="P2398">12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399">
            <text:p text:style-name="P2400"/>
          </table:table-cell>
          <table:table-cell table:style-name="TableCell2401">
            <text:p text:style-name="P2402"/>
          </table:table-cell>
        </table:table-row>
        <table:table-row table:style-name="TableRow2403">
          <table:table-cell table:style-name="TableCell2404">
            <text:list text:style-name="WWNum2" text:continue-numbering="true">
              <text:list-item>
                <text:p text:style-name="P2405">17</text:p>
              </text:list-item>
            </text:list>
          </table:table-cell>
          <table:table-cell table:style-name="TableCell2406">
            <text:list text:style-name="WWNum2" text:continue-numbering="true">
              <text:list-item>
                <text:p text:style-name="P2407">13</text:p>
              </text:list-item>
            </text:list>
          </table:table-cell>
          <table:table-cell table:style-name="TableCell2408" table:number-rows-spanned="4">
            <text:list text:style-name="WWNum2" text:continue-numbering="true">
              <text:list-item>
                <text:p text:style-name="P2409">h</text:p>
              </text:list-item>
            </text:list>
          </table:table-cell>
          <table:table-cell table:style-name="TableCell2410">
            <text:p text:style-name="P2411"/>
          </table:table-cell>
          <table:table-cell table:style-name="TableCell2412">
            <text:p text:style-name="P2413">Int32</text:p>
          </table:table-cell>
        </table:table-row>
        <table:table-row table:style-name="TableRow2414">
          <table:table-cell table:style-name="TableCell2415">
            <text:list text:style-name="WWNum2" text:continue-numbering="true">
              <text:list-item>
                <text:p text:style-name="P2416">18</text:p>
              </text:list-item>
            </text:list>
          </table:table-cell>
          <table:table-cell table:style-name="TableCell2417">
            <text:list text:style-name="WWNum2" text:continue-numbering="true">
              <text:list-item>
                <text:p text:style-name="P2418">14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419">
            <text:p text:style-name="P2420"/>
          </table:table-cell>
          <table:table-cell table:style-name="TableCell2421">
            <text:p text:style-name="P2422"/>
          </table:table-cell>
        </table:table-row>
        <table:table-row table:style-name="TableRow2423">
          <table:table-cell table:style-name="TableCell2424">
            <text:list text:style-name="WWNum2" text:continue-numbering="true">
              <text:list-item>
                <text:p text:style-name="P2425">19</text:p>
              </text:list-item>
            </text:list>
          </table:table-cell>
          <table:table-cell table:style-name="TableCell2426">
            <text:list text:style-name="WWNum2" text:continue-numbering="true">
              <text:list-item>
                <text:p text:style-name="P2427">15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428">
            <text:p text:style-name="P2429"/>
          </table:table-cell>
          <table:table-cell table:style-name="TableCell2430">
            <text:p text:style-name="P2431"/>
          </table:table-cell>
        </table:table-row>
        <table:table-row table:style-name="TableRow2432">
          <table:table-cell table:style-name="TableCell2433">
            <text:list text:style-name="WWNum2" text:continue-numbering="true">
              <text:list-item>
                <text:p text:style-name="P2434">20</text:p>
              </text:list-item>
            </text:list>
          </table:table-cell>
          <table:table-cell table:style-name="TableCell2435">
            <text:list text:style-name="WWNum2" text:continue-numbering="true">
              <text:list-item>
                <text:p text:style-name="P2436">16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437">
            <text:p text:style-name="P2438"/>
          </table:table-cell>
          <table:table-cell table:style-name="TableCell2439">
            <text:p text:style-name="P2440"/>
          </table:table-cell>
        </table:table-row>
        <table:table-row table:style-name="TableRow2441">
          <table:table-cell table:style-name="TableCell2442">
            <text:list text:style-name="WWNum2" text:continue-numbering="true">
              <text:list-item>
                <text:p text:style-name="P2443">21</text:p>
              </text:list-item>
            </text:list>
          </table:table-cell>
          <table:table-cell table:style-name="TableCell2444">
            <text:list text:style-name="WWNum2" text:continue-numbering="true">
              <text:list-item>
                <text:p text:style-name="P2445">17</text:p>
              </text:list-item>
            </text:list>
          </table:table-cell>
          <table:table-cell table:style-name="TableCell2446" table:number-rows-spanned="4">
            <text:list text:style-name="WWNum2" text:continue-numbering="true">
              <text:list-item>
                <text:p text:style-name="P2447">az</text:p>
              </text:list-item>
            </text:list>
          </table:table-cell>
          <table:table-cell table:style-name="TableCell2448">
            <text:list text:style-name="WWNum2" text:continue-numbering="true">
              <text:list-item>
                <text:p text:style-name="P2449">*0.01</text:p>
              </text:list-item>
            </text:list>
          </table:table-cell>
          <table:table-cell table:style-name="TableCell2450">
            <text:list text:style-name="WWNum2" text:continue-numbering="true">
              <text:list-item>
                <text:p text:style-name="P2451"><text:span text:style-name="T2452">float</text:span></text:p>
              </text:list-item>
            </text:list>
          </table:table-cell>
        </table:table-row>
        <table:table-row table:style-name="TableRow2453">
          <table:table-cell table:style-name="TableCell2454">
            <text:list text:style-name="WWNum2" text:continue-numbering="true">
              <text:list-item>
                <text:p text:style-name="P2455">22</text:p>
              </text:list-item>
            </text:list>
          </table:table-cell>
          <table:table-cell table:style-name="TableCell2456">
            <text:list text:style-name="WWNum2" text:continue-numbering="true">
              <text:list-item>
                <text:p text:style-name="P2457">18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458">
            <text:list text:style-name="WWNum2" text:continue-numbering="true">
              <text:list-item>
                <text:p text:style-name="P2459"/>
              </text:list-item>
            </text:list>
          </table:table-cell>
          <table:table-cell table:style-name="TableCell2460">
            <text:list text:style-name="WWNum2" text:continue-numbering="true">
              <text:list-item>
                <text:p text:style-name="P2461"/>
              </text:list-item>
            </text:list>
          </table:table-cell>
        </table:table-row>
        <table:table-row table:style-name="TableRow2462">
          <table:table-cell table:style-name="TableCell2463">
            <text:list text:style-name="WWNum2" text:continue-numbering="true">
              <text:list-item>
                <text:p text:style-name="P2464">23</text:p>
              </text:list-item>
            </text:list>
          </table:table-cell>
          <table:table-cell table:style-name="TableCell2465">
            <text:list text:style-name="WWNum2" text:continue-numbering="true">
              <text:list-item>
                <text:p text:style-name="P2466">19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467">
            <text:list text:style-name="WWNum2" text:continue-numbering="true">
              <text:list-item>
                <text:p text:style-name="P2468"/>
              </text:list-item>
            </text:list>
          </table:table-cell>
          <table:table-cell table:style-name="TableCell2469">
            <text:list text:style-name="WWNum2" text:continue-numbering="true">
              <text:list-item>
                <text:p text:style-name="P2470"/>
              </text:list-item>
            </text:list>
          </table:table-cell>
        </table:table-row>
        <table:table-row table:style-name="TableRow2471">
          <table:table-cell table:style-name="TableCell2472">
            <text:list text:style-name="WWNum2" text:continue-numbering="true">
              <text:list-item>
                <text:p text:style-name="P2473">24</text:p>
              </text:list-item>
            </text:list>
          </table:table-cell>
          <table:table-cell table:style-name="TableCell2474">
            <text:list text:style-name="WWNum2" text:continue-numbering="true">
              <text:list-item>
                <text:p text:style-name="P2475">20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476">
            <text:list text:style-name="WWNum2" text:continue-numbering="true">
              <text:list-item>
                <text:p text:style-name="P2477"/>
              </text:list-item>
            </text:list>
          </table:table-cell>
          <table:table-cell table:style-name="TableCell2478">
            <text:list text:style-name="WWNum2" text:continue-numbering="true">
              <text:list-item>
                <text:p text:style-name="P2479"/>
              </text:list-item>
            </text:list>
          </table:table-cell>
        </table:table-row>
        <table:table-row table:style-name="TableRow2480">
          <table:table-cell table:style-name="TableCell2481">
            <text:list text:style-name="WWNum2" text:continue-numbering="true">
              <text:list-item>
                <text:p text:style-name="P2482">25</text:p>
              </text:list-item>
            </text:list>
          </table:table-cell>
          <table:table-cell table:style-name="TableCell2483">
            <text:list text:style-name="WWNum2" text:continue-numbering="true">
              <text:list-item>
                <text:p text:style-name="P2484">21</text:p>
              </text:list-item>
            </text:list>
          </table:table-cell>
          <table:table-cell table:style-name="TableCell2485" table:number-rows-spanned="4">
            <text:list text:style-name="WWNum2" text:continue-numbering="true">
              <text:list-item>
                <text:p text:style-name="P2486">mag_az</text:p>
              </text:list-item>
            </text:list>
          </table:table-cell>
          <table:table-cell table:style-name="TableCell2487">
            <text:list text:style-name="WWNum2" text:continue-numbering="true">
              <text:list-item>
                <text:p text:style-name="P2488">*0.01</text:p>
              </text:list-item>
            </text:list>
          </table:table-cell>
          <table:table-cell table:style-name="TableCell2489">
            <text:p text:style-name="P2490">float</text:p>
          </table:table-cell>
        </table:table-row>
        <table:table-row table:style-name="TableRow2491">
          <table:table-cell table:style-name="TableCell2492">
            <text:list text:style-name="WWNum2" text:continue-numbering="true">
              <text:list-item>
                <text:p text:style-name="P2493">26</text:p>
              </text:list-item>
            </text:list>
          </table:table-cell>
          <table:table-cell table:style-name="TableCell2494">
            <text:list text:style-name="WWNum2" text:continue-numbering="true">
              <text:list-item>
                <text:p text:style-name="P2495">22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496">
            <text:list text:style-name="WWNum2" text:continue-numbering="true">
              <text:list-item>
                <text:p text:style-name="P2497"/>
              </text:list-item>
            </text:list>
          </table:table-cell>
          <table:table-cell table:style-name="TableCell2498">
            <text:list text:style-name="WWNum2" text:continue-numbering="true">
              <text:list-item>
                <text:p text:style-name="P2499"/>
              </text:list-item>
            </text:list>
          </table:table-cell>
        </table:table-row>
        <table:table-row table:style-name="TableRow2500">
          <table:table-cell table:style-name="TableCell2501">
            <text:list text:style-name="WWNum2" text:continue-numbering="true">
              <text:list-item>
                <text:p text:style-name="P2502">27</text:p>
              </text:list-item>
            </text:list>
          </table:table-cell>
          <table:table-cell table:style-name="TableCell2503">
            <text:list text:style-name="WWNum2" text:continue-numbering="true">
              <text:list-item>
                <text:p text:style-name="P2504">23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505">
            <text:list text:style-name="WWNum2" text:continue-numbering="true">
              <text:list-item>
                <text:p text:style-name="P2506"/>
              </text:list-item>
            </text:list>
          </table:table-cell>
          <table:table-cell table:style-name="TableCell2507">
            <text:list text:style-name="WWNum2" text:continue-numbering="true">
              <text:list-item>
                <text:p text:style-name="P2508">`</text:p>
              </text:list-item>
            </text:list>
          </table:table-cell>
        </table:table-row>
        <table:table-row table:style-name="TableRow2509">
          <table:table-cell table:style-name="TableCell2510">
            <text:list text:style-name="WWNum2" text:continue-numbering="true">
              <text:list-item>
                <text:p text:style-name="P2511">28</text:p>
              </text:list-item>
            </text:list>
          </table:table-cell>
          <table:table-cell table:style-name="TableCell2512">
            <text:list text:style-name="WWNum2" text:continue-numbering="true">
              <text:list-item>
                <text:p text:style-name="P2513">24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514">
            <text:list text:style-name="WWNum2" text:continue-numbering="true">
              <text:list-item>
                <text:p text:style-name="P2515"/>
              </text:list-item>
            </text:list>
          </table:table-cell>
          <table:table-cell table:style-name="TableCell2516">
            <text:p text:style-name="P2517"/>
          </table:table-cell>
        </table:table-row>
        <table:table-row table:style-name="TableRow2518">
          <table:table-cell table:style-name="TableCell2519">
            <text:list text:style-name="WWNum2" text:continue-numbering="true">
              <text:list-item>
                <text:p text:style-name="P2520">29</text:p>
              </text:list-item>
            </text:list>
          </table:table-cell>
          <table:table-cell table:style-name="TableCell2521">
            <text:list text:style-name="WWNum2" text:continue-numbering="true">
              <text:list-item>
                <text:p text:style-name="P2522">25</text:p>
              </text:list-item>
            </text:list>
          </table:table-cell>
          <table:table-cell table:style-name="TableCell2523" table:number-rows-spanned="2">
            <text:list text:style-name="WWNum2" text:continue-numbering="true">
              <text:list-item>
                <text:p text:style-name="P2524">gnd_spd</text:p>
              </text:list-item>
            </text:list>
          </table:table-cell>
          <table:table-cell table:style-name="TableCell2525">
            <text:list text:style-name="WWNum2" text:continue-numbering="true">
              <text:list-item>
                <text:p text:style-name="P2526"/>
              </text:list-item>
            </text:list>
          </table:table-cell>
          <table:table-cell table:style-name="TableCell2527">
            <text:p text:style-name="P2528">Uint16</text:p>
          </table:table-cell>
        </table:table-row>
        <table:table-row table:style-name="TableRow2529">
          <table:table-cell table:style-name="TableCell2530">
            <text:list text:style-name="WWNum2" text:continue-numbering="true">
              <text:list-item>
                <text:p text:style-name="P2531">30</text:p>
              </text:list-item>
            </text:list>
          </table:table-cell>
          <table:table-cell table:style-name="TableCell2532">
            <text:list text:style-name="WWNum2" text:continue-numbering="true">
              <text:list-item>
                <text:p text:style-name="P2533">26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534">
            <text:list text:style-name="WWNum2" text:continue-numbering="true">
              <text:list-item>
                <text:p text:style-name="P2535"/>
              </text:list-item>
            </text:list>
          </table:table-cell>
          <table:table-cell table:style-name="TableCell2536">
            <text:p text:style-name="P2537"/>
          </table:table-cell>
        </table:table-row>
        <table:table-row table:style-name="TableRow2538">
          <table:table-cell table:style-name="TableCell2539">
            <text:list text:style-name="WWNum2" text:continue-numbering="true">
              <text:list-item>
                <text:p text:style-name="P2540">31</text:p>
              </text:list-item>
            </text:list>
          </table:table-cell>
          <table:table-cell table:style-name="TableCell2541">
            <text:list text:style-name="WWNum2" text:continue-numbering="true">
              <text:list-item>
                <text:p text:style-name="P2542">27</text:p>
              </text:list-item>
            </text:list>
          </table:table-cell>
          <table:table-cell table:style-name="TableCell2543" table:number-rows-spanned="2">
            <text:list text:style-name="WWNum2" text:continue-numbering="true">
              <text:list-item>
                <text:p text:style-name="P2544">air_spd</text:p>
              </text:list-item>
            </text:list>
          </table:table-cell>
          <table:table-cell table:style-name="TableCell2545">
            <text:list text:style-name="WWNum2" text:continue-numbering="true">
              <text:list-item>
                <text:p text:style-name="P2546"/>
              </text:list-item>
            </text:list>
          </table:table-cell>
          <table:table-cell table:style-name="TableCell2547">
            <text:p text:style-name="Standard"><text:span text:style-name="T2548">Uint16</text:span></text:p>
          </table:table-cell>
        </table:table-row>
        <table:table-row table:style-name="TableRow2549">
          <table:table-cell table:style-name="TableCell2550">
            <text:list text:style-name="WWNum2" text:continue-numbering="true">
              <text:list-item>
                <text:p text:style-name="P2551">32</text:p>
              </text:list-item>
            </text:list>
          </table:table-cell>
          <table:table-cell table:style-name="TableCell2552">
            <text:list text:style-name="WWNum2" text:continue-numbering="true">
              <text:list-item>
                <text:p text:style-name="P2553">28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554">
            <text:list text:style-name="WWNum2" text:continue-numbering="true">
              <text:list-item>
                <text:p text:style-name="P2555"/>
              </text:list-item>
            </text:list>
          </table:table-cell>
          <table:table-cell table:style-name="TableCell2556">
            <text:p text:style-name="P2557"/>
          </table:table-cell>
        </table:table-row>
        <table:table-row table:style-name="TableRow2558">
          <table:table-cell table:style-name="TableCell2559">
            <text:list text:style-name="WWNum2" text:continue-numbering="true">
              <text:list-item>
                <text:p text:style-name="P2560">33</text:p>
              </text:list-item>
            </text:list>
          </table:table-cell>
          <table:table-cell table:style-name="TableCell2561">
            <text:list text:style-name="WWNum2" text:continue-numbering="true">
              <text:list-item>
                <text:p text:style-name="P2562">29</text:p>
              </text:list-item>
            </text:list>
          </table:table-cell>
          <table:table-cell table:style-name="TableCell2563" table:number-rows-spanned="2">
            <text:list text:style-name="WWNum2" text:continue-numbering="true">
              <text:list-item>
                <text:p text:style-name="P2564">cruise_spd</text:p>
              </text:list-item>
            </text:list>
          </table:table-cell>
          <table:table-cell table:style-name="TableCell2565">
            <text:list text:style-name="WWNum2" text:continue-numbering="true">
              <text:list-item>
                <text:p text:style-name="P2566"/>
              </text:list-item>
            </text:list>
          </table:table-cell>
          <table:table-cell table:style-name="TableCell2567">
            <text:p text:style-name="P2568">Uint16</text:p>
          </table:table-cell>
        </table:table-row>
        <table:table-row table:style-name="TableRow2569">
          <table:table-cell table:style-name="TableCell2570">
            <text:list text:style-name="WWNum2" text:continue-numbering="true">
              <text:list-item>
                <text:p text:style-name="P2571">34</text:p>
              </text:list-item>
            </text:list>
          </table:table-cell>
          <table:table-cell table:style-name="TableCell2572">
            <text:list text:style-name="WWNum2" text:continue-numbering="true">
              <text:list-item>
                <text:p text:style-name="P2573">30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574">
            <text:list text:style-name="WWNum2" text:continue-numbering="true">
              <text:list-item>
                <text:p text:style-name="P2575"/>
              </text:list-item>
            </text:list>
          </table:table-cell>
          <table:table-cell table:style-name="TableCell2576">
            <text:p text:style-name="P2577"/>
          </table:table-cell>
        </table:table-row>
        <table:table-row table:style-name="TableRow2578">
          <table:table-cell table:style-name="TableCell2579">
            <text:list text:style-name="WWNum2" text:continue-numbering="true">
              <text:list-item>
                <text:p text:style-name="P2580">35</text:p>
              </text:list-item>
            </text:list>
          </table:table-cell>
          <table:table-cell table:style-name="TableCell2581">
            <text:list text:style-name="WWNum2" text:continue-numbering="true">
              <text:list-item>
                <text:p text:style-name="P2582">31</text:p>
              </text:list-item>
            </text:list>
          </table:table-cell>
          <table:table-cell table:style-name="TableCell2583" table:number-rows-spanned="2">
            <text:list text:style-name="WWNum2" text:continue-numbering="true">
              <text:list-item>
                <text:p text:style-name="P2584">used_spd</text:p>
              </text:list-item>
            </text:list>
          </table:table-cell>
          <table:table-cell table:style-name="TableCell2585">
            <text:list text:style-name="WWNum2" text:continue-numbering="true">
              <text:list-item>
                <text:p text:style-name="P2586"/>
              </text:list-item>
            </text:list>
          </table:table-cell>
          <table:table-cell table:style-name="TableCell2587">
            <text:p text:style-name="P2588">Uint16</text:p>
          </table:table-cell>
        </table:table-row>
        <table:table-row table:style-name="TableRow2589">
          <table:table-cell table:style-name="TableCell2590">
            <text:list text:style-name="WWNum2" text:continue-numbering="true">
              <text:list-item>
                <text:p text:style-name="P2591">36</text:p>
              </text:list-item>
            </text:list>
          </table:table-cell>
          <table:table-cell table:style-name="TableCell2592">
            <text:list text:style-name="WWNum2" text:continue-numbering="true">
              <text:list-item>
                <text:p text:style-name="P2593">32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594">
            <text:list text:style-name="WWNum2" text:continue-numbering="true">
              <text:list-item>
                <text:p text:style-name="P2595"/>
              </text:list-item>
            </text:list>
          </table:table-cell>
          <table:table-cell table:style-name="TableCell2596">
            <text:p text:style-name="P2597"/>
          </table:table-cell>
        </table:table-row>
        <table:table-row table:style-name="TableRow2598">
          <table:table-cell table:style-name="TableCell2599">
            <text:list text:style-name="WWNum2" text:continue-numbering="true">
              <text:list-item>
                <text:p text:style-name="P2600">37</text:p>
              </text:list-item>
            </text:list>
          </table:table-cell>
          <table:table-cell table:style-name="TableCell2601">
            <text:list text:style-name="WWNum2" text:continue-numbering="true">
              <text:list-item>
                <text:p text:style-name="P2602">33</text:p>
              </text:list-item>
            </text:list>
          </table:table-cell>
          <table:table-cell table:style-name="TableCell2603">
            <text:list text:style-name="WWNum2" text:continue-numbering="true">
              <text:list-item>
                <text:p text:style-name="P2604">is_use_airspeed</text:p>
              </text:list-item>
            </text:list>
          </table:table-cell>
          <table:table-cell table:style-name="TableCell2605">
            <text:list text:style-name="WWNum2" text:continue-numbering="true">
              <text:list-item>
                <text:p text:style-name="P2606"/>
              </text:list-item>
            </text:list>
          </table:table-cell>
          <table:table-cell table:style-name="TableCell2607">
            <text:p text:style-name="P2608">Uint8</text:p>
          </table:table-cell>
        </table:table-row>
        <table:table-row table:style-name="TableRow2609">
          <table:table-cell table:style-name="TableCell2610">
            <text:list text:style-name="WWNum2" text:continue-numbering="true">
              <text:list-item>
                <text:p text:style-name="P2611">38</text:p>
              </text:list-item>
            </text:list>
          </table:table-cell>
          <table:table-cell table:style-name="TableCell2612">
            <text:list text:style-name="WWNum2" text:continue-numbering="true">
              <text:list-item>
                <text:p text:style-name="P2613">34</text:p>
              </text:list-item>
            </text:list>
          </table:table-cell>
          <table:table-cell table:style-name="TableCell2614" table:number-rows-spanned="2">
            <text:list text:style-name="WWNum2" text:continue-numbering="true">
              <text:list-item>
                <text:p text:style-name="P2615">need_az</text:p>
              </text:list-item>
            </text:list>
          </table:table-cell>
          <table:table-cell table:style-name="TableCell2616">
            <text:list text:style-name="WWNum2" text:continue-numbering="true">
              <text:list-item>
                <text:p text:style-name="P2617"/>
              </text:list-item>
            </text:list>
          </table:table-cell>
          <table:table-cell table:style-name="TableCell2618">
            <text:p text:style-name="P2619">Uint16</text:p>
          </table:table-cell>
        </table:table-row>
        <table:table-row table:style-name="TableRow2620">
          <table:table-cell table:style-name="TableCell2621">
            <text:list text:style-name="WWNum2" text:continue-numbering="true">
              <text:list-item>
                <text:p text:style-name="P2622">39</text:p>
              </text:list-item>
            </text:list>
          </table:table-cell>
          <table:table-cell table:style-name="TableCell2623">
            <text:list text:style-name="WWNum2" text:continue-numbering="true">
              <text:list-item>
                <text:p text:style-name="P2624">35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625">
            <text:list text:style-name="WWNum2" text:continue-numbering="true">
              <text:list-item>
                <text:p text:style-name="P2626"/>
              </text:list-item>
            </text:list>
          </table:table-cell>
          <table:table-cell table:style-name="TableCell2627">
            <text:p text:style-name="P2628"/>
          </table:table-cell>
        </table:table-row>
        <table:table-row table:style-name="TableRow2629">
          <table:table-cell table:style-name="TableCell2630">
            <text:list text:style-name="WWNum2" text:continue-numbering="true">
              <text:list-item>
                <text:p text:style-name="P2631">40</text:p>
              </text:list-item>
            </text:list>
          </table:table-cell>
          <table:table-cell table:style-name="TableCell2632">
            <text:list text:style-name="WWNum2" text:continue-numbering="true">
              <text:list-item>
                <text:p text:style-name="P2633">36</text:p>
              </text:list-item>
            </text:list>
          </table:table-cell>
          <table:table-cell table:style-name="TableCell2634" table:number-rows-spanned="4">
            <text:list text:style-name="WWNum2" text:continue-numbering="true">
              <text:list-item>
                <text:p text:style-name="P2635">need_h</text:p>
              </text:list-item>
            </text:list>
          </table:table-cell>
          <table:table-cell table:style-name="TableCell2636">
            <text:list text:style-name="WWNum2" text:continue-numbering="true">
              <text:list-item>
                <text:p text:style-name="P2637"/>
              </text:list-item>
            </text:list>
          </table:table-cell>
          <table:table-cell table:style-name="TableCell2638">
            <text:p text:style-name="P2639">Int32</text:p>
          </table:table-cell>
        </table:table-row>
        <table:table-row table:style-name="TableRow2640">
          <table:table-cell table:style-name="TableCell2641">
            <text:list text:style-name="WWNum2" text:continue-numbering="true">
              <text:list-item>
                <text:p text:style-name="P2642">41</text:p>
              </text:list-item>
            </text:list>
          </table:table-cell>
          <table:table-cell table:style-name="TableCell2643">
            <text:list text:style-name="WWNum2" text:continue-numbering="true">
              <text:list-item>
                <text:p text:style-name="P2644">37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645">
            <text:list text:style-name="WWNum2" text:continue-numbering="true">
              <text:list-item>
                <text:p text:style-name="P2646"/>
              </text:list-item>
            </text:list>
          </table:table-cell>
          <table:table-cell table:style-name="TableCell2647">
            <text:p text:style-name="P2648"/>
          </table:table-cell>
        </table:table-row>
        <table:table-row table:style-name="TableRow2649">
          <table:table-cell table:style-name="TableCell2650">
            <text:list text:style-name="WWNum2" text:continue-numbering="true">
              <text:list-item>
                <text:p text:style-name="P2651">42</text:p>
              </text:list-item>
            </text:list>
          </table:table-cell>
          <table:table-cell table:style-name="TableCell2652">
            <text:list text:style-name="WWNum2" text:continue-numbering="true">
              <text:list-item>
                <text:p text:style-name="P2653">38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654">
            <text:list text:style-name="WWNum2" text:continue-numbering="true">
              <text:list-item>
                <text:p text:style-name="P2655"/>
              </text:list-item>
            </text:list>
          </table:table-cell>
          <table:table-cell table:style-name="TableCell2656">
            <text:p text:style-name="P2657"/>
          </table:table-cell>
        </table:table-row>
        <table:table-row table:style-name="TableRow2658">
          <table:table-cell table:style-name="TableCell2659">
            <text:list text:style-name="WWNum2" text:continue-numbering="true">
              <text:list-item>
                <text:p text:style-name="P2660">43</text:p>
              </text:list-item>
            </text:list>
          </table:table-cell>
          <table:table-cell table:style-name="TableCell2661">
            <text:list text:style-name="WWNum2" text:continue-numbering="true">
              <text:list-item>
                <text:p text:style-name="P2662">39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663">
            <text:list text:style-name="WWNum2" text:continue-numbering="true">
              <text:list-item>
                <text:p text:style-name="P2664"/>
              </text:list-item>
            </text:list>
          </table:table-cell>
          <table:table-cell table:style-name="TableCell2665">
            <text:p text:style-name="P2666"/>
          </table:table-cell>
        </table:table-row>
        <table:table-row table:style-name="TableRow2667">
          <table:table-cell table:style-name="TableCell2668">
            <text:list text:style-name="WWNum2" text:continue-numbering="true">
              <text:list-item>
                <text:p text:style-name="P2669">44</text:p>
              </text:list-item>
            </text:list>
          </table:table-cell>
          <table:table-cell table:style-name="TableCell2670">
            <text:list text:style-name="WWNum2" text:continue-numbering="true">
              <text:list-item>
                <text:p text:style-name="P2671">40</text:p>
              </text:list-item>
            </text:list>
          </table:table-cell>
          <table:table-cell table:style-name="TableCell2672" table:number-rows-spanned="2">
            <text:list text:style-name="WWNum2" text:continue-numbering="true">
              <text:list-item>
                <text:p text:style-name="P2673">need_roll</text:p>
              </text:list-item>
            </text:list>
          </table:table-cell>
          <table:table-cell table:style-name="TableCell2674">
            <text:list text:style-name="WWNum2" text:continue-numbering="true">
              <text:list-item>
                <text:p text:style-name="P2675"/>
              </text:list-item>
            </text:list>
          </table:table-cell>
          <table:table-cell table:style-name="TableCell2676">
            <text:p text:style-name="P2677">Uint16</text:p>
          </table:table-cell>
        </table:table-row>
        <table:table-row table:style-name="TableRow2678">
          <table:table-cell table:style-name="TableCell2679">
            <text:list text:style-name="WWNum2" text:continue-numbering="true">
              <text:list-item>
                <text:p text:style-name="P2680">45</text:p>
              </text:list-item>
            </text:list>
          </table:table-cell>
          <table:table-cell table:style-name="TableCell2681">
            <text:list text:style-name="WWNum2" text:continue-numbering="true">
              <text:list-item>
                <text:p text:style-name="P2682">41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683">
            <text:list text:style-name="WWNum2" text:continue-numbering="true">
              <text:list-item>
                <text:p text:style-name="P2684"/>
              </text:list-item>
            </text:list>
          </table:table-cell>
          <table:table-cell table:style-name="TableCell2685">
            <text:p text:style-name="P2686"/>
          </table:table-cell>
        </table:table-row>
        <table:table-row table:style-name="TableRow2687">
          <table:table-cell table:style-name="TableCell2688">
            <text:list text:style-name="WWNum2" text:continue-numbering="true">
              <text:list-item>
                <text:p text:style-name="P2689">46</text:p>
              </text:list-item>
            </text:list>
          </table:table-cell>
          <table:table-cell table:style-name="TableCell2690">
            <text:list text:style-name="WWNum2" text:continue-numbering="true">
              <text:list-item>
                <text:p text:style-name="P2691">42</text:p>
              </text:list-item>
            </text:list>
          </table:table-cell>
          <table:table-cell table:style-name="TableCell2692" table:number-rows-spanned="2">
            <text:list text:style-name="WWNum2" text:continue-numbering="true">
              <text:list-item>
                <text:p text:style-name="P2693">need_pitch</text:p>
              </text:list-item>
            </text:list>
          </table:table-cell>
          <table:table-cell table:style-name="TableCell2694">
            <text:list text:style-name="WWNum2" text:continue-numbering="true">
              <text:list-item>
                <text:p text:style-name="P2695"/>
              </text:list-item>
            </text:list>
          </table:table-cell>
          <table:table-cell table:style-name="TableCell2696">
            <text:p text:style-name="P2697">Uint16</text:p>
          </table:table-cell>
        </table:table-row>
        <table:table-row table:style-name="TableRow2698">
          <table:table-cell table:style-name="TableCell2699">
            <text:list text:style-name="WWNum2" text:continue-numbering="true">
              <text:list-item>
                <text:p text:style-name="P2700">47</text:p>
              </text:list-item>
            </text:list>
          </table:table-cell>
          <table:table-cell table:style-name="TableCell2701">
            <text:list text:style-name="WWNum2" text:continue-numbering="true">
              <text:list-item>
                <text:p text:style-name="P2702">43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703">
            <text:list text:style-name="WWNum2" text:continue-numbering="true">
              <text:list-item>
                <text:p text:style-name="P2704"/>
              </text:list-item>
            </text:list>
          </table:table-cell>
          <table:table-cell table:style-name="TableCell2705">
            <text:p text:style-name="P2706"/>
          </table:table-cell>
        </table:table-row>
        <table:table-row table:style-name="TableRow2707">
          <table:table-cell table:style-name="TableCell2708">
            <text:list text:style-name="WWNum2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709">48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710">
            <text:list text:style-name="WWNum2" text:continue-numbering="true">
              <text:list-item>
                <text:p text:style-name="P2711">44</text:p>
              </text:list-item>
            </text:list>
          </table:table-cell>
          <table:table-cell table:style-name="TableCell2712" table:number-rows-spanned="2">
            <text:list text:style-name="WWNum2" text:continue-numbering="true">
              <text:list-item>
                <text:p text:style-name="P2713">need_nu</text:p>
              </text:list-item>
            </text:list>
          </table:table-cell>
          <table:table-cell table:style-name="TableCell2714">
            <text:list text:style-name="WWNum2" text:continue-numbering="true">
              <text:list-item>
                <text:p text:style-name="P2715"/>
              </text:list-item>
            </text:list>
          </table:table-cell>
          <table:table-cell table:style-name="TableCell2716">
            <text:p text:style-name="P2717">Uint16</text:p>
          </table:table-cell>
        </table:table-row>
        <table:table-row table:style-name="TableRow2718">
          <table:table-cell table:style-name="TableCell2719">
            <text:list text:style-name="WWNum2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720">49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721">
            <text:list text:style-name="WWNum2" text:continue-numbering="true">
              <text:list-item>
                <text:p text:style-name="P2722">45</text:p>
              </text:list-item>
            </text:list>
          </table:table-cell>
          <table:covered-table-cell>
            <text:p text:style-name="Обычный"/>
          </table:covered-table-cell>
          <table:table-cell table:style-name="TableCell2723">
            <text:list text:style-name="WWNum2" text:continue-numbering="true">
              <text:list-item>
                <text:p text:style-name="P2724"/>
              </text:list-item>
            </text:list>
          </table:table-cell>
          <table:table-cell table:style-name="TableCell2725">
            <text:p text:style-name="P2726"/>
          </table:table-cell>
        </table:table-row>
        <table:table-row table:style-name="TableRow2727">
          <table:table-cell table:style-name="TableCell2728">
            <text:list text:style-name="WWNum2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729">50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730">
            <text:list text:style-name="WWNum2" text:continue-numbering="true">
              <text:list-item>
                <text:p text:style-name="P2731">46</text:p>
              </text:list-item>
            </text:list>
          </table:table-cell>
          <table:table-cell table:style-name="TableCell2732">
            <text:list text:style-name="WWNum2" text:continue-numbering="true">
              <text:list-item>
                <text:p text:style-name="P2733">manual_modes</text:p>
              </text:list-item>
            </text:list>
          </table:table-cell>
          <table:table-cell table:style-name="TableCell2734">
            <text:list text:style-name="WWNum2" text:continue-numbering="true">
              <text:list-item>
                <text:p text:style-name="P2735"/>
              </text:list-item>
            </text:list>
          </table:table-cell>
          <table:table-cell table:style-name="TableCell2736">
            <text:p text:style-name="P2737">Uint8</text:p>
          </table:table-cell>
        </table:table-row>
        <table:table-row table:style-name="TableRow2738">
          <table:table-cell table:style-name="TableCell2739">
            <text:list text:style-name="WWNum2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740">51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2741">
            <text:list text:style-name="WWNum2" text:continue-numbering="true">
              <text:list-item>
                <text:p text:style-name="P2742">47</text:p>
              </text:list-item>
            </text:list>
          </table:table-cell>
          <table:table-cell table:style-name="TableCell2743">
            <text:list text:style-name="WWNum2" text:continue-numbering="true">
              <text:list-item>
                <text:p text:style-name="P2744"/>
              </text:list-item>
            </text:list>
          </table:table-cell>
          <table:table-cell table:style-name="TableCell2745">
            <text:list text:style-name="WWNum2" text:continue-numbering="true">
              <text:list-item>
                <text:p text:style-name="P2746"/>
              </text:list-item>
            </text:list>
          </table:table-cell>
          <table:table-cell table:style-name="TableCell2747">
            <text:p text:style-name="P2748"/>
          </table:table-cell>
        </table:table-row>
      </table:table>
      <text:p text:style-name="P2749"/>
      <text:p text:style-name="P2750"/>
      <text:p text:style-name="P2751"/>
      <text:list text:style-name="WWNum2" text:continue-numbering="true">
        <text:list-item>
          <text:list>
            <text:list-item>
              <text:p text:style-name="P2752"><text:span text:style-name="T2753">0xD1. Моторы</text:span><text:span text:style-name="T2754"><text:s/>- реализовано</text:span></text:p>
            </text:list-item>
          </text:list>
        </text:list-item>
      </text:list>
      <table:table table:style-name="Table2755">
        <table:table-columns>
          <table:table-column table:style-name="TableColumn2756"/>
          <table:table-column table:style-name="TableColumn2757"/>
          <table:table-column table:style-name="TableColumn2758"/>
          <table:table-column table:style-name="TableColumn2759"/>
          <table:table-column table:style-name="TableColumn2760"/>
        </table:table-columns>
        <table:table-row table:style-name="TableRow2761">
          <table:table-cell table:style-name="TableCell2762">
            <text:p text:style-name="P2763">Полное смещение</text:p>
          </table:table-cell>
          <table:table-cell table:style-name="TableCell2764">
            <text:p text:style-name="P2765">№ Байта</text:p>
          </table:table-cell>
          <table:table-cell table:style-name="TableCell2766">
            <text:p text:style-name="P2767">Название</text:p>
          </table:table-cell>
          <table:table-cell table:style-name="TableCell2768">
            <text:p text:style-name="P2769">Описание</text:p>
          </table:table-cell>
          <table:table-cell table:style-name="TableCell2770">
            <text:p text:style-name="P2771">Диапазон значений</text:p>
          </table:table-cell>
        </table:table-row>
        <table:table-row table:style-name="TableRow2772">
          <table:table-cell table:style-name="TableCell2773">
            <text:p text:style-name="P2774">4</text:p>
          </table:table-cell>
          <table:table-cell table:style-name="TableCell2775">
            <text:p text:style-name="P2776">0</text:p>
          </table:table-cell>
          <table:table-cell table:style-name="TableCell2777">
            <text:p text:style-name="P2778">bodyHeader</text:p>
          </table:table-cell>
          <table:table-cell table:style-name="TableCell2779">
            <text:p text:style-name="P2780">Заголовок</text:p>
          </table:table-cell>
          <table:table-cell table:style-name="TableCell2781">
            <text:p text:style-name="P2782"><text:span text:style-name="T2783">0x</text:span><text:span text:style-name="T2784">D1</text:span></text:p>
          </table:table-cell>
        </table:table-row>
        <table:table-row table:style-name="TableRow2785">
          <table:table-cell table:style-name="TableCell2786">
            <text:p text:style-name="P2787">5</text:p>
          </table:table-cell>
          <table:table-cell table:style-name="TableCell2788">
            <text:p text:style-name="P2789">1</text:p>
          </table:table-cell>
          <table:table-cell table:style-name="TableCell2790">
            <text:p text:style-name="P2791">time (us)</text:p>
          </table:table-cell>
          <table:table-cell table:style-name="TableCell2792">
            <text:p text:style-name="P2793"> </text:p>
          </table:table-cell>
          <table:table-cell table:style-name="TableCell2794">
            <text:p text:style-name="P2795"><text:span text:style-name="T2796"> </text:span><text:span text:style-name="T2797">Int32</text:span></text:p>
          </table:table-cell>
        </table:table-row>
        <table:table-row table:style-name="TableRow2798">
          <table:table-cell table:style-name="TableCell2799">
            <text:p text:style-name="P2800">6</text:p>
          </table:table-cell>
          <table:table-cell table:style-name="TableCell2801">
            <text:p text:style-name="P2802">2</text:p>
          </table:table-cell>
          <table:table-cell table:style-name="TableCell2803">
            <text:p text:style-name="P2804">time (us)</text:p>
          </table:table-cell>
          <table:table-cell table:style-name="TableCell2805">
            <text:p text:style-name="P2806"> </text:p>
          </table:table-cell>
          <table:table-cell table:style-name="TableCell2807">
            <text:p text:style-name="P2808"> </text:p>
          </table:table-cell>
        </table:table-row>
        <table:table-row table:style-name="TableRow2809">
          <table:table-cell table:style-name="TableCell2810">
            <text:p text:style-name="P2811">7</text:p>
          </table:table-cell>
          <table:table-cell table:style-name="TableCell2812">
            <text:p text:style-name="P2813">3</text:p>
          </table:table-cell>
          <table:table-cell table:style-name="TableCell2814">
            <text:p text:style-name="P2815">time (us)</text:p>
          </table:table-cell>
          <table:table-cell table:style-name="TableCell2816">
            <text:p text:style-name="P2817"> </text:p>
          </table:table-cell>
          <table:table-cell table:style-name="TableCell2818">
            <text:p text:style-name="P2819"> </text:p>
          </table:table-cell>
        </table:table-row>
        <table:table-row table:style-name="TableRow2820">
          <table:table-cell table:style-name="TableCell2821">
            <text:p text:style-name="P2822">8</text:p>
          </table:table-cell>
          <table:table-cell table:style-name="TableCell2823">
            <text:p text:style-name="P2824">4</text:p>
          </table:table-cell>
          <table:table-cell table:style-name="TableCell2825">
            <text:p text:style-name="P2826">time (us)</text:p>
          </table:table-cell>
          <table:table-cell table:style-name="TableCell2827">
            <text:p text:style-name="P2828"> </text:p>
          </table:table-cell>
          <table:table-cell table:style-name="TableCell2829">
            <text:p text:style-name="P2830"> </text:p>
          </table:table-cell>
        </table:table-row>
        <table:table-row table:style-name="TableRow2831">
          <table:table-cell table:style-name="TableCell2832">
            <text:p text:style-name="P2833">9</text:p>
          </table:table-cell>
          <table:table-cell table:style-name="TableCell2834">
            <text:p text:style-name="P2835">5</text:p>
          </table:table-cell>
          <table:table-cell table:style-name="TableCell2836">
            <text:p text:style-name="P2837">motor[0]</text:p>
          </table:table-cell>
          <table:table-cell table:style-name="TableCell2838">
            <text:p text:style-name="P2839">1000-2000 µs</text:p>
          </table:table-cell>
          <table:table-cell table:style-name="TableCell2840">
            <text:p text:style-name="P2841">Int16</text:p>
          </table:table-cell>
        </table:table-row>
        <table:table-row table:style-name="TableRow2842">
          <table:table-cell table:style-name="TableCell2843">
            <text:p text:style-name="P2844">10</text:p>
          </table:table-cell>
          <table:table-cell table:style-name="TableCell2845">
            <text:p text:style-name="P2846">6</text:p>
          </table:table-cell>
          <table:table-cell table:style-name="TableCell2847">
            <text:p text:style-name="P2848">motor[0]</text:p>
          </table:table-cell>
          <table:table-cell table:style-name="TableCell2849">
            <text:p text:style-name="P2850"> </text:p>
          </table:table-cell>
          <table:table-cell table:style-name="TableCell2851">
            <text:p text:style-name="P2852"/>
          </table:table-cell>
        </table:table-row>
        <table:table-row table:style-name="TableRow2853">
          <table:table-cell table:style-name="TableCell2854">
            <text:p text:style-name="P2855">11</text:p>
          </table:table-cell>
          <table:table-cell table:style-name="TableCell2856">
            <text:p text:style-name="P2857">7</text:p>
          </table:table-cell>
          <table:table-cell table:style-name="TableCell2858">
            <text:p text:style-name="P2859">motor[1]</text:p>
          </table:table-cell>
          <table:table-cell table:style-name="TableCell2860">
            <text:p text:style-name="P2861">1000-2000 µs</text:p>
          </table:table-cell>
          <table:table-cell table:style-name="TableCell2862">
            <text:p text:style-name="P2863">Int16</text:p>
          </table:table-cell>
        </table:table-row>
        <table:table-row table:style-name="TableRow2864">
          <table:table-cell table:style-name="TableCell2865">
            <text:p text:style-name="P2866">12</text:p>
          </table:table-cell>
          <table:table-cell table:style-name="TableCell2867">
            <text:p text:style-name="P2868">8</text:p>
          </table:table-cell>
          <table:table-cell table:style-name="TableCell2869">
            <text:p text:style-name="P2870">motor[1]</text:p>
          </table:table-cell>
          <table:table-cell table:style-name="TableCell2871">
            <text:p text:style-name="P2872"> </text:p>
          </table:table-cell>
          <table:table-cell table:style-name="TableCell2873">
            <text:p text:style-name="P2874"/>
          </table:table-cell>
        </table:table-row>
        <table:table-row table:style-name="TableRow2875">
          <table:table-cell table:style-name="TableCell2876">
            <text:p text:style-name="P2877">13</text:p>
          </table:table-cell>
          <table:table-cell table:style-name="TableCell2878">
            <text:p text:style-name="P2879">9</text:p>
          </table:table-cell>
          <table:table-cell table:style-name="TableCell2880">
            <text:p text:style-name="P2881">motor[2]</text:p>
          </table:table-cell>
          <table:table-cell table:style-name="TableCell2882">
            <text:p text:style-name="P2883">1000-2000 µs</text:p>
          </table:table-cell>
          <table:table-cell table:style-name="TableCell2884">
            <text:p text:style-name="P2885">Int16</text:p>
          </table:table-cell>
        </table:table-row>
        <table:table-row table:style-name="TableRow2886">
          <table:table-cell table:style-name="TableCell2887">
            <text:p text:style-name="P2888">14</text:p>
          </table:table-cell>
          <table:table-cell table:style-name="TableCell2889">
            <text:p text:style-name="P2890">10</text:p>
          </table:table-cell>
          <table:table-cell table:style-name="TableCell2891">
            <text:p text:style-name="P2892">motor[2]</text:p>
          </table:table-cell>
          <table:table-cell table:style-name="TableCell2893">
            <text:p text:style-name="P2894"> </text:p>
          </table:table-cell>
          <table:table-cell table:style-name="TableCell2895">
            <text:p text:style-name="P2896"/>
          </table:table-cell>
        </table:table-row>
        <table:table-row table:style-name="TableRow2897">
          <table:table-cell table:style-name="TableCell2898">
            <text:p text:style-name="P2899">15</text:p>
          </table:table-cell>
          <table:table-cell table:style-name="TableCell2900">
            <text:p text:style-name="P2901">11</text:p>
          </table:table-cell>
          <table:table-cell table:style-name="TableCell2902">
            <text:p text:style-name="P2903">motor[3]</text:p>
          </table:table-cell>
          <table:table-cell table:style-name="TableCell2904">
            <text:p text:style-name="P2905">1000-2000 µs</text:p>
          </table:table-cell>
          <table:table-cell table:style-name="TableCell2906">
            <text:p text:style-name="P2907">Int16</text:p>
          </table:table-cell>
        </table:table-row>
        <table:table-row table:style-name="TableRow2908">
          <table:table-cell table:style-name="TableCell2909">
            <text:p text:style-name="P2910">16</text:p>
          </table:table-cell>
          <table:table-cell table:style-name="TableCell2911">
            <text:p text:style-name="P2912">12</text:p>
          </table:table-cell>
          <table:table-cell table:style-name="TableCell2913">
            <text:p text:style-name="P2914">motor[3]</text:p>
          </table:table-cell>
          <table:table-cell table:style-name="TableCell2915">
            <text:p text:style-name="P2916"/>
          </table:table-cell>
          <table:table-cell table:style-name="TableCell2917">
            <text:p text:style-name="P2918"> </text:p>
          </table:table-cell>
        </table:table-row>
      </table:table>
      <text:p text:style-name="P2919">Длина зависит от количества активных моторов. По умолчанию активно 4 мотора (0-3). Максимум – 12. Т.е. максимальная длина информационного сообщения составляет 28 байт.</text:p>
      <text:p text:style-name="P2920"/>
      <text:list text:style-name="WWNum2" text:continue-numbering="true">
        <text:list-item>
          <text:list>
            <text:list-item>
              <text:p text:style-name="P2921">0xD2. Сервоприводы - реализовано</text:p>
            </text:list-item>
          </text:list>
        </text:list-item>
      </text:list>
      <table:table table:style-name="Table2922">
        <table:table-columns>
          <table:table-column table:style-name="TableColumn2923"/>
          <table:table-column table:style-name="TableColumn2924"/>
          <table:table-column table:style-name="TableColumn2925"/>
          <table:table-column table:style-name="TableColumn2926"/>
          <table:table-column table:style-name="TableColumn2927"/>
        </table:table-columns>
        <table:table-row table:style-name="TableRow2928">
          <table:table-cell table:style-name="TableCell2929">
            <text:p text:style-name="P2930">Полное смещение</text:p>
          </table:table-cell>
          <table:table-cell table:style-name="TableCell2931">
            <text:p text:style-name="P2932">№ Байта</text:p>
          </table:table-cell>
          <table:table-cell table:style-name="TableCell2933">
            <text:p text:style-name="P2934">Название</text:p>
          </table:table-cell>
          <table:table-cell table:style-name="TableCell2935">
            <text:p text:style-name="P2936">Описание</text:p>
          </table:table-cell>
          <table:table-cell table:style-name="TableCell2937">
            <text:p text:style-name="P2938">Диапазон значений</text:p>
          </table:table-cell>
        </table:table-row>
        <table:table-row table:style-name="TableRow2939">
          <table:table-cell table:style-name="TableCell2940">
            <text:p text:style-name="P2941">4</text:p>
          </table:table-cell>
          <table:table-cell table:style-name="TableCell2942">
            <text:p text:style-name="P2943">0</text:p>
          </table:table-cell>
          <table:table-cell table:style-name="TableCell2944">
            <text:p text:style-name="P2945">bodyHeader</text:p>
          </table:table-cell>
          <table:table-cell table:style-name="TableCell2946">
            <text:p text:style-name="P2947">Заголовок</text:p>
          </table:table-cell>
          <table:table-cell table:style-name="TableCell2948">
            <text:p text:style-name="P2949"><text:span text:style-name="T2950">0x</text:span><text:span text:style-name="T2951">D</text:span><text:span text:style-name="T2952">2</text:span></text:p>
          </table:table-cell>
        </table:table-row>
        <table:table-row table:style-name="TableRow2953">
          <table:table-cell table:style-name="TableCell2954">
            <text:p text:style-name="P2955">5</text:p>
          </table:table-cell>
          <table:table-cell table:style-name="TableCell2956">
            <text:p text:style-name="P2957">1</text:p>
          </table:table-cell>
          <table:table-cell table:style-name="TableCell2958">
            <text:p text:style-name="P2959">time (us)</text:p>
          </table:table-cell>
          <table:table-cell table:style-name="TableCell2960">
            <text:p text:style-name="P2961"> </text:p>
          </table:table-cell>
          <table:table-cell table:style-name="TableCell2962">
            <text:p text:style-name="P2963">Int32</text:p>
          </table:table-cell>
        </table:table-row>
        <table:table-row table:style-name="TableRow2964">
          <table:table-cell table:style-name="TableCell2965">
            <text:p text:style-name="P2966">6</text:p>
          </table:table-cell>
          <table:table-cell table:style-name="TableCell2967">
            <text:p text:style-name="P2968">2</text:p>
          </table:table-cell>
          <table:table-cell table:style-name="TableCell2969">
            <text:p text:style-name="P2970">time (us)</text:p>
          </table:table-cell>
          <table:table-cell table:style-name="TableCell2971">
            <text:p text:style-name="P2972"> </text:p>
          </table:table-cell>
          <table:table-cell table:style-name="TableCell2973">
            <text:p text:style-name="P2974"> </text:p>
          </table:table-cell>
        </table:table-row>
        <table:table-row table:style-name="TableRow2975">
          <table:table-cell table:style-name="TableCell2976">
            <text:p text:style-name="P2977">7</text:p>
          </table:table-cell>
          <table:table-cell table:style-name="TableCell2978">
            <text:p text:style-name="P2979">3</text:p>
          </table:table-cell>
          <table:table-cell table:style-name="TableCell2980">
            <text:p text:style-name="P2981">time (us)</text:p>
          </table:table-cell>
          <table:table-cell table:style-name="TableCell2982">
            <text:p text:style-name="P2983"> </text:p>
          </table:table-cell>
          <table:table-cell table:style-name="TableCell2984">
            <text:p text:style-name="P2985"> </text:p>
          </table:table-cell>
        </table:table-row>
        <table:table-row table:style-name="TableRow2986">
          <table:table-cell table:style-name="TableCell2987">
            <text:p text:style-name="P2988">8</text:p>
          </table:table-cell>
          <table:table-cell table:style-name="TableCell2989">
            <text:p text:style-name="P2990">4</text:p>
          </table:table-cell>
          <table:table-cell table:style-name="TableCell2991">
            <text:p text:style-name="P2992">time (us)</text:p>
          </table:table-cell>
          <table:table-cell table:style-name="TableCell2993">
            <text:p text:style-name="P2994"> </text:p>
          </table:table-cell>
          <table:table-cell table:style-name="TableCell2995">
            <text:p text:style-name="P2996"> </text:p>
          </table:table-cell>
        </table:table-row>
        <table:table-row table:style-name="TableRow2997">
          <table:table-cell table:style-name="TableCell2998">
            <text:p text:style-name="P2999">9</text:p>
          </table:table-cell>
          <table:table-cell table:style-name="TableCell3000">
            <text:p text:style-name="P3001">5</text:p>
          </table:table-cell>
          <table:table-cell table:style-name="TableCell3002">
            <text:p text:style-name="P3003">servo[0]</text:p>
          </table:table-cell>
          <table:table-cell table:style-name="TableCell3004">
            <text:p text:style-name="P3005">1000-2000 µs</text:p>
          </table:table-cell>
          <table:table-cell table:style-name="TableCell3006">
            <text:p text:style-name="P3007">Int16</text:p>
          </table:table-cell>
        </table:table-row>
        <table:table-row table:style-name="TableRow3008">
          <table:table-cell table:style-name="TableCell3009">
            <text:p text:style-name="P3010">10</text:p>
          </table:table-cell>
          <table:table-cell table:style-name="TableCell3011">
            <text:p text:style-name="P3012">6</text:p>
          </table:table-cell>
          <table:table-cell table:style-name="TableCell3013">
            <text:p text:style-name="P3014">servo[0]</text:p>
          </table:table-cell>
          <table:table-cell table:style-name="TableCell3015">
            <text:p text:style-name="P3016"> </text:p>
          </table:table-cell>
          <table:table-cell table:style-name="TableCell3017">
            <text:p text:style-name="P3018"/>
          </table:table-cell>
        </table:table-row>
        <table:table-row table:style-name="TableRow3019">
          <table:table-cell table:style-name="TableCell3020">
            <text:p text:style-name="P3021">11</text:p>
          </table:table-cell>
          <table:table-cell table:style-name="TableCell3022">
            <text:p text:style-name="P3023">7</text:p>
          </table:table-cell>
          <table:table-cell table:style-name="TableCell3024">
            <text:p text:style-name="P3025">servo[1]</text:p>
          </table:table-cell>
          <table:table-cell table:style-name="TableCell3026">
            <text:p text:style-name="P3027">1000-2000 µs</text:p>
          </table:table-cell>
          <table:table-cell table:style-name="TableCell3028">
            <text:p text:style-name="P3029">Int16</text:p>
          </table:table-cell>
        </table:table-row>
        <table:table-row table:style-name="TableRow3030">
          <table:table-cell table:style-name="TableCell3031">
            <text:p text:style-name="P3032">12</text:p>
          </table:table-cell>
          <table:table-cell table:style-name="TableCell3033">
            <text:p text:style-name="P3034">8</text:p>
          </table:table-cell>
          <table:table-cell table:style-name="TableCell3035">
            <text:p text:style-name="P3036">servo[1]</text:p>
          </table:table-cell>
          <table:table-cell table:style-name="TableCell3037">
            <text:p text:style-name="P3038"> </text:p>
          </table:table-cell>
          <table:table-cell table:style-name="TableCell3039">
            <text:p text:style-name="P3040"/>
          </table:table-cell>
        </table:table-row>
      </table:table>
      <text:p text:style-name="P3041">Длина зависит от количества активных сервоприводов. По умолчанию активно 2 сервопривода (уточнить номера активных серв). Максимум – 8. Т.е. максимальная длина информационного сообщения составляет 20 байт.</text:p>
      <text:p text:style-name="P3042">Сообщение отправляется только если в миксере существуют активные сервоприводы И разрешен вывод команд на сервы</text:p>
      <text:p text:style-name="P3043"/>
      <text:p text:style-name="P3044"/>
      <text:list text:style-name="WWNum2" text:continue-numbering="true">
        <text:list-item>
          <text:list>
            <text:list-item>
              <text:p text:style-name="P3045">0<text:span text:style-name="T3046">x</text:span><text:span text:style-name="T3047">6</text:span>1.<text:s/><text:span text:style-name="T3048">Базис и дебаги – реализовано кроме<text:s/></text:span><text:span text:style-name="T3049">loopIteration</text:span></text:p>
            </text:list-item>
          </text:list>
        </text:list-item>
      </text:list>
      <table:table table:style-name="Table3050">
        <table:table-columns>
          <table:table-column table:style-name="TableColumn3051"/>
          <table:table-column table:style-name="TableColumn3052"/>
          <table:table-column table:style-name="TableColumn3053"/>
          <table:table-column table:style-name="TableColumn3054"/>
          <table:table-column table:style-name="TableColumn3055"/>
        </table:table-columns>
        <table:table-row table:style-name="TableRow3056">
          <table:table-cell table:style-name="TableCell3057">
            <text:p text:style-name="P3058">Полное смещение</text:p>
          </table:table-cell>
          <table:table-cell table:style-name="TableCell3059">
            <text:p text:style-name="P3060">№ Байта</text:p>
          </table:table-cell>
          <table:table-cell table:style-name="TableCell3061">
            <text:p text:style-name="P3062">Название</text:p>
          </table:table-cell>
          <table:table-cell table:style-name="TableCell3063">
            <text:p text:style-name="P3064">Описание</text:p>
          </table:table-cell>
          <table:table-cell table:style-name="TableCell3065">
            <text:p text:style-name="P3066">Диапазон значений</text:p>
          </table:table-cell>
        </table:table-row>
        <table:table-row table:style-name="TableRow3067">
          <table:table-cell table:style-name="TableCell3068">
            <text:p text:style-name="P3069">4</text:p>
          </table:table-cell>
          <table:table-cell table:style-name="TableCell3070">
            <text:p text:style-name="Standard">0</text:p>
          </table:table-cell>
          <table:table-cell table:style-name="TableCell3071">
            <text:p text:style-name="P3072">bodyHeader</text:p>
          </table:table-cell>
          <table:table-cell table:style-name="TableCell3073">
            <text:p text:style-name="Standard">Заголовок</text:p>
          </table:table-cell>
          <table:table-cell table:style-name="TableCell3074">
            <text:p text:style-name="Standard"><text:span text:style-name="T3075">0x</text:span>6<text:span text:style-name="T3076">1</text:span></text:p>
          </table:table-cell>
        </table:table-row>
        <table:table-row table:style-name="TableRow3077">
          <table:table-cell table:style-name="TableCell3078">
            <text:p text:style-name="P3079">5</text:p>
          </table:table-cell>
          <table:table-cell table:style-name="TableCell3080">
            <text:p text:style-name="Standard">1</text:p>
          </table:table-cell>
          <table:table-cell table:style-name="TableCell3081">
            <text:p text:style-name="P3082">time (us)</text:p>
          </table:table-cell>
          <table:table-cell table:style-name="TableCell3083">
            <text:p text:style-name="Standard"><text:tab/></text:p>
          </table:table-cell>
          <table:table-cell table:style-name="TableCell3084">
            <text:p text:style-name="P3085">Int32</text:p>
          </table:table-cell>
        </table:table-row>
        <table:table-row table:style-name="TableRow3086">
          <table:table-cell table:style-name="TableCell3087">
            <text:p text:style-name="P3088">6</text:p>
          </table:table-cell>
          <table:table-cell table:style-name="TableCell3089">
            <text:p text:style-name="P3090">2</text:p>
          </table:table-cell>
          <table:table-cell table:style-name="TableCell3091">
            <text:p text:style-name="P3092">time (us)</text:p>
          </table:table-cell>
          <table:table-cell table:style-name="TableCell3093">
            <text:p text:style-name="P3094"/>
          </table:table-cell>
          <table:table-cell table:style-name="TableCell3095">
            <text:p text:style-name="Standard"/>
          </table:table-cell>
        </table:table-row>
        <table:table-row table:style-name="TableRow3096">
          <table:table-cell table:style-name="TableCell3097">
            <text:p text:style-name="P3098">7</text:p>
          </table:table-cell>
          <table:table-cell table:style-name="TableCell3099">
            <text:p text:style-name="P3100">3</text:p>
          </table:table-cell>
          <table:table-cell table:style-name="TableCell3101">
            <text:p text:style-name="P3102">time (us)</text:p>
          </table:table-cell>
          <table:table-cell table:style-name="TableCell3103">
            <text:p text:style-name="Standard"/>
          </table:table-cell>
          <table:table-cell table:style-name="TableCell3104">
            <text:p text:style-name="P3105"/>
          </table:table-cell>
        </table:table-row>
        <table:table-row table:style-name="TableRow3106">
          <table:table-cell table:style-name="TableCell3107">
            <text:p text:style-name="P3108">8</text:p>
          </table:table-cell>
          <table:table-cell table:style-name="TableCell3109">
            <text:p text:style-name="Standard">4</text:p>
          </table:table-cell>
          <table:table-cell table:style-name="TableCell3110">
            <text:p text:style-name="P3111">time (us)</text:p>
          </table:table-cell>
          <table:table-cell table:style-name="TableCell3112">
            <text:p text:style-name="Standard"/>
          </table:table-cell>
          <table:table-cell table:style-name="TableCell3113">
            <text:p text:style-name="Standard"/>
          </table:table-cell>
        </table:table-row>
        <table:table-row table:style-name="TableRow3114">
          <table:table-cell table:style-name="TableCell3115">
            <text:p text:style-name="P3116">9</text:p>
          </table:table-cell>
          <table:table-cell table:style-name="TableCell3117">
            <text:p text:style-name="Standard">5</text:p>
          </table:table-cell>
          <table:table-cell table:style-name="TableCell3118">
            <text:p text:style-name="P3119">loopIteration</text:p>
          </table:table-cell>
          <table:table-cell table:style-name="TableCell3120">
            <text:p text:style-name="Standard"/>
          </table:table-cell>
          <table:table-cell table:style-name="TableCell3121">
            <text:p text:style-name="P3122">-</text:p>
          </table:table-cell>
        </table:table-row>
        <table:table-row table:style-name="TableRow3123">
          <table:table-cell table:style-name="TableCell3124">
            <text:p text:style-name="Standard">1<text:span text:style-name="T3125">0</text:span></text:p>
          </table:table-cell>
          <table:table-cell table:style-name="TableCell3126">
            <text:p text:style-name="Standard">6</text:p>
          </table:table-cell>
          <table:table-cell table:style-name="TableCell3127">
            <text:p text:style-name="P3128">loopIteration</text:p>
          </table:table-cell>
          <table:table-cell table:style-name="TableCell3129">
            <text:p text:style-name="P3130"/>
          </table:table-cell>
          <table:table-cell table:style-name="TableCell3131">
            <text:p text:style-name="P3132"/>
          </table:table-cell>
        </table:table-row>
        <table:table-row table:style-name="TableRow3133">
          <table:table-cell table:style-name="TableCell3134">
            <text:p text:style-name="P3135">11</text:p>
          </table:table-cell>
          <table:table-cell table:style-name="TableCell3136">
            <text:p text:style-name="P3137">7</text:p>
          </table:table-cell>
          <table:table-cell table:style-name="TableCell3138">
            <text:p text:style-name="P3139">loopIteration</text:p>
          </table:table-cell>
          <table:table-cell table:style-name="TableCell3140">
            <text:p text:style-name="Standard"/>
          </table:table-cell>
          <table:table-cell table:style-name="TableCell3141">
            <text:p text:style-name="P3142"/>
          </table:table-cell>
        </table:table-row>
        <table:table-row table:style-name="TableRow3143">
          <table:table-cell table:style-name="TableCell3144">
            <text:p text:style-name="P3145">12</text:p>
          </table:table-cell>
          <table:table-cell table:style-name="TableCell3146">
            <text:p text:style-name="P3147">8</text:p>
          </table:table-cell>
          <table:table-cell table:style-name="TableCell3148">
            <text:p text:style-name="P3149">loopIteration</text:p>
          </table:table-cell>
          <table:table-cell table:style-name="TableCell3150">
            <text:p text:style-name="P3151"/>
          </table:table-cell>
          <table:table-cell table:style-name="TableCell3152">
            <text:p text:style-name="P3153"/>
          </table:table-cell>
        </table:table-row>
        <table:table-row table:style-name="TableRow3154">
          <table:table-cell table:style-name="TableCell3155">
            <text:p text:style-name="P3156">13</text:p>
          </table:table-cell>
          <table:table-cell table:style-name="TableCell3157">
            <text:p text:style-name="P3158">9</text:p>
          </table:table-cell>
          <table:table-cell table:style-name="TableCell3159">
            <text:p text:style-name="P3160">debug[0]</text:p>
          </table:table-cell>
          <table:table-cell table:style-name="TableCell3161">
            <text:p text:style-name="Standard"/>
          </table:table-cell>
          <table:table-cell table:style-name="TableCell3162">
            <text:p text:style-name="P3163">Int16</text:p>
          </table:table-cell>
        </table:table-row>
        <table:table-row table:style-name="TableRow3164">
          <table:table-cell table:style-name="TableCell3165">
            <text:p text:style-name="P3166">14</text:p>
          </table:table-cell>
          <table:table-cell table:style-name="TableCell3167">
            <text:p text:style-name="P3168">10</text:p>
          </table:table-cell>
          <table:table-cell table:style-name="TableCell3169">
            <text:p text:style-name="P3170">debug[0]</text:p>
          </table:table-cell>
          <table:table-cell table:style-name="TableCell3171">
            <text:p text:style-name="P3172"/>
          </table:table-cell>
          <table:table-cell table:style-name="TableCell3173">
            <text:p text:style-name="P3174"/>
          </table:table-cell>
        </table:table-row>
        <table:table-row table:style-name="TableRow3175">
          <table:table-cell table:style-name="TableCell3176">
            <text:p text:style-name="P3177">15</text:p>
          </table:table-cell>
          <table:table-cell table:style-name="TableCell3178">
            <text:p text:style-name="P3179">11</text:p>
          </table:table-cell>
          <table:table-cell table:style-name="TableCell3180">
            <text:p text:style-name="P3181">debug[1]</text:p>
          </table:table-cell>
          <table:table-cell table:style-name="TableCell3182">
            <text:p text:style-name="P3183"/>
          </table:table-cell>
          <table:table-cell table:style-name="TableCell3184">
            <text:p text:style-name="P3185">Int16</text:p>
          </table:table-cell>
        </table:table-row>
        <table:table-row table:style-name="TableRow3186">
          <table:table-cell table:style-name="TableCell3187">
            <text:p text:style-name="P3188">16</text:p>
          </table:table-cell>
          <table:table-cell table:style-name="TableCell3189">
            <text:p text:style-name="P3190">12</text:p>
          </table:table-cell>
          <table:table-cell table:style-name="TableCell3191">
            <text:p text:style-name="P3192">debug[1]</text:p>
          </table:table-cell>
          <table:table-cell table:style-name="TableCell3193">
            <text:p text:style-name="P3194"/>
          </table:table-cell>
          <table:table-cell table:style-name="TableCell3195">
            <text:p text:style-name="Standard"/>
          </table:table-cell>
        </table:table-row>
        <table:table-row table:style-name="TableRow3196">
          <table:table-cell table:style-name="TableCell3197">
            <text:p text:style-name="P3198">17</text:p>
          </table:table-cell>
          <table:table-cell table:style-name="TableCell3199">
            <text:p text:style-name="Standard">13</text:p>
          </table:table-cell>
          <table:table-cell table:style-name="TableCell3200">
            <text:p text:style-name="P3201">debug[2]</text:p>
          </table:table-cell>
          <table:table-cell table:style-name="TableCell3202">
            <text:p text:style-name="P3203"/>
          </table:table-cell>
          <table:table-cell table:style-name="TableCell3204">
            <text:p text:style-name="P3205">Int16</text:p>
          </table:table-cell>
        </table:table-row>
        <table:table-row table:style-name="TableRow3206">
          <table:table-cell table:style-name="TableCell3207">
            <text:p text:style-name="P3208">18</text:p>
          </table:table-cell>
          <table:table-cell table:style-name="TableCell3209">
            <text:p text:style-name="Standard">14</text:p>
          </table:table-cell>
          <table:table-cell table:style-name="TableCell3210">
            <text:p text:style-name="P3211">debug[2]</text:p>
          </table:table-cell>
          <table:table-cell table:style-name="TableCell3212">
            <text:p text:style-name="P3213"/>
          </table:table-cell>
          <table:table-cell table:style-name="TableCell3214">
            <text:p text:style-name="Standard"/>
          </table:table-cell>
        </table:table-row>
        <table:table-row table:style-name="TableRow3215">
          <table:table-cell table:style-name="TableCell3216">
            <text:p text:style-name="P3217">19</text:p>
          </table:table-cell>
          <table:table-cell table:style-name="TableCell3218">
            <text:p text:style-name="Standard">15</text:p>
          </table:table-cell>
          <table:table-cell table:style-name="TableCell3219">
            <text:p text:style-name="P3220">debug[3]</text:p>
          </table:table-cell>
          <table:table-cell table:style-name="TableCell3221">
            <text:p text:style-name="P3222"/>
          </table:table-cell>
          <table:table-cell table:style-name="TableCell3223">
            <text:p text:style-name="P3224">Int16</text:p>
          </table:table-cell>
        </table:table-row>
        <table:table-row table:style-name="TableRow3225">
          <table:table-cell table:style-name="TableCell3226">
            <text:p text:style-name="P3227">20</text:p>
          </table:table-cell>
          <table:table-cell table:style-name="TableCell3228">
            <text:p text:style-name="Standard">16</text:p>
          </table:table-cell>
          <table:table-cell table:style-name="TableCell3229">
            <text:p text:style-name="P3230">debug[3]</text:p>
          </table:table-cell>
          <table:table-cell table:style-name="TableCell3231">
            <text:p text:style-name="P3232"/>
          </table:table-cell>
          <table:table-cell table:style-name="TableCell3233">
            <text:p text:style-name="Standard"/>
          </table:table-cell>
        </table:table-row>
      </table:table>
      <text:p text:style-name="Обычный">Могут быть беды с преобразованием типов в дебаге, нужен тест.</text:p>
      <text:list text:style-name="WWNum2" text:continue-numbering="true">
        <text:list-item>
          <text:list>
            <text:list-item>
              <text:p text:style-name="P3234">0<text:span text:style-name="T3235">x</text:span><text:span text:style-name="T3236">62</text:span>.<text:s/><text:span text:style-name="T3237">Значения <text:s/>с пульта - реализовано</text:span></text:p>
            </text:list-item>
          </text:list>
        </text:list-item>
      </text:list>
      <table:table table:style-name="Table3238">
        <table:table-columns>
          <table:table-column table:style-name="TableColumn3239"/>
          <table:table-column table:style-name="TableColumn3240"/>
          <table:table-column table:style-name="TableColumn3241"/>
          <table:table-column table:style-name="TableColumn3242"/>
          <table:table-column table:style-name="TableColumn3243"/>
        </table:table-columns>
        <table:table-row table:style-name="TableRow3244">
          <table:table-cell table:style-name="TableCell3245">
            <text:p text:style-name="P3246">Полное смещение</text:p>
          </table:table-cell>
          <table:table-cell table:style-name="TableCell3247">
            <text:p text:style-name="P3248">№ Байта</text:p>
          </table:table-cell>
          <table:table-cell table:style-name="TableCell3249">
            <text:p text:style-name="P3250">Название</text:p>
          </table:table-cell>
          <table:table-cell table:style-name="TableCell3251">
            <text:p text:style-name="P3252">Описание</text:p>
          </table:table-cell>
          <table:table-cell table:style-name="TableCell3253">
            <text:p text:style-name="P3254">Диапазон значений</text:p>
          </table:table-cell>
        </table:table-row>
        <table:table-row table:style-name="TableRow3255">
          <table:table-cell table:style-name="TableCell3256">
            <text:p text:style-name="P3257">4</text:p>
          </table:table-cell>
          <table:table-cell table:style-name="TableCell3258">
            <text:p text:style-name="P3259">0</text:p>
          </table:table-cell>
          <table:table-cell table:style-name="TableCell3260">
            <text:p text:style-name="P3261">bodyHeader</text:p>
          </table:table-cell>
          <table:table-cell table:style-name="TableCell3262">
            <text:p text:style-name="P3263">Заголовок</text:p>
          </table:table-cell>
          <table:table-cell table:style-name="TableCell3264">
            <text:p text:style-name="P3265">0x62</text:p>
          </table:table-cell>
        </table:table-row>
        <table:table-row table:style-name="TableRow3266">
          <table:table-cell table:style-name="TableCell3267">
            <text:p text:style-name="P3268">5</text:p>
          </table:table-cell>
          <table:table-cell table:style-name="TableCell3269">
            <text:p text:style-name="P3270">1</text:p>
          </table:table-cell>
          <table:table-cell table:style-name="TableCell3271">
            <text:p text:style-name="P3272">time (us)</text:p>
          </table:table-cell>
          <table:table-cell table:style-name="TableCell3273">
            <text:p text:style-name="P3274"> </text:p>
          </table:table-cell>
          <table:table-cell table:style-name="TableCell3275">
            <text:p text:style-name="P3276"><text:span text:style-name="T3277"> </text:span><text:span text:style-name="T3278">Int32</text:span></text:p>
          </table:table-cell>
        </table:table-row>
        <table:table-row table:style-name="TableRow3279">
          <table:table-cell table:style-name="TableCell3280">
            <text:p text:style-name="P3281">6</text:p>
          </table:table-cell>
          <table:table-cell table:style-name="TableCell3282">
            <text:p text:style-name="P3283">2</text:p>
          </table:table-cell>
          <table:table-cell table:style-name="TableCell3284">
            <text:p text:style-name="P3285">time (us)</text:p>
          </table:table-cell>
          <table:table-cell table:style-name="TableCell3286">
            <text:p text:style-name="P3287"> </text:p>
          </table:table-cell>
          <table:table-cell table:style-name="TableCell3288">
            <text:p text:style-name="P3289"> </text:p>
          </table:table-cell>
        </table:table-row>
        <table:table-row table:style-name="TableRow3290">
          <table:table-cell table:style-name="TableCell3291">
            <text:p text:style-name="P3292">7</text:p>
          </table:table-cell>
          <table:table-cell table:style-name="TableCell3293">
            <text:p text:style-name="P3294">3</text:p>
          </table:table-cell>
          <table:table-cell table:style-name="TableCell3295">
            <text:p text:style-name="P3296">time (us)</text:p>
          </table:table-cell>
          <table:table-cell table:style-name="TableCell3297">
            <text:p text:style-name="P3298"> </text:p>
          </table:table-cell>
          <table:table-cell table:style-name="TableCell3299">
            <text:p text:style-name="P3300"> </text:p>
          </table:table-cell>
        </table:table-row>
        <table:table-row table:style-name="TableRow3301">
          <table:table-cell table:style-name="TableCell3302">
            <text:p text:style-name="P3303">8</text:p>
          </table:table-cell>
          <table:table-cell table:style-name="TableCell3304">
            <text:p text:style-name="P3305">4</text:p>
          </table:table-cell>
          <table:table-cell table:style-name="TableCell3306">
            <text:p text:style-name="P3307">time (us)</text:p>
          </table:table-cell>
          <table:table-cell table:style-name="TableCell3308">
            <text:p text:style-name="P3309"> </text:p>
          </table:table-cell>
          <table:table-cell table:style-name="TableCell3310">
            <text:p text:style-name="P3311"> </text:p>
          </table:table-cell>
        </table:table-row>
        <table:table-row table:style-name="TableRow3312">
          <table:table-cell table:style-name="TableCell3313">
            <text:p text:style-name="P3314">9</text:p>
          </table:table-cell>
          <table:table-cell table:style-name="TableCell3315">
            <text:p text:style-name="P3316">5</text:p>
          </table:table-cell>
          <table:table-cell table:style-name="TableCell3317">
            <text:p text:style-name="P3318">rcCommand[0]</text:p>
          </table:table-cell>
          <table:table-cell table:style-name="TableCell3319">
            <text:p text:style-name="P3320">Roll, deg/sec</text:p>
          </table:table-cell>
          <table:table-cell table:style-name="TableCell3321">
            <text:p text:style-name="P3322"><text:span text:style-name="T3323"> </text:span><text:span text:style-name="T3324">Int16 –<text:s/></text:span><text:span text:style-name="T3325">все ниже</text:span></text:p>
          </table:table-cell>
        </table:table-row>
        <table:table-row table:style-name="TableRow3326">
          <table:table-cell table:style-name="TableCell3327">
            <text:p text:style-name="P3328">10</text:p>
          </table:table-cell>
          <table:table-cell table:style-name="TableCell3329">
            <text:p text:style-name="P3330">6</text:p>
          </table:table-cell>
          <table:table-cell table:style-name="TableCell3331">
            <text:p text:style-name="P3332">rcCommand[0]</text:p>
          </table:table-cell>
          <table:table-cell table:style-name="TableCell3333">
            <text:p text:style-name="P3334"> </text:p>
          </table:table-cell>
          <table:table-cell table:style-name="TableCell3335">
            <text:p text:style-name="P3336"> </text:p>
          </table:table-cell>
        </table:table-row>
        <table:table-row table:style-name="TableRow3337">
          <table:table-cell table:style-name="TableCell3338">
            <text:p text:style-name="P3339">11</text:p>
          </table:table-cell>
          <table:table-cell table:style-name="TableCell3340">
            <text:p text:style-name="P3341">7</text:p>
          </table:table-cell>
          <table:table-cell table:style-name="TableCell3342">
            <text:p text:style-name="P3343">rcCommand[1]</text:p>
          </table:table-cell>
          <table:table-cell table:style-name="TableCell3344">
            <text:p text:style-name="P3345">Pitch, deg/sec</text:p>
          </table:table-cell>
          <table:table-cell table:style-name="TableCell3346">
            <text:p text:style-name="P3347"> </text:p>
          </table:table-cell>
        </table:table-row>
        <table:table-row table:style-name="TableRow3348">
          <table:table-cell table:style-name="TableCell3349">
            <text:p text:style-name="P3350">12</text:p>
          </table:table-cell>
          <table:table-cell table:style-name="TableCell3351">
            <text:p text:style-name="P3352">8</text:p>
          </table:table-cell>
          <table:table-cell table:style-name="TableCell3353">
            <text:p text:style-name="P3354">rcCommand[1]</text:p>
          </table:table-cell>
          <table:table-cell table:style-name="TableCell3355">
            <text:p text:style-name="P3356"> </text:p>
          </table:table-cell>
          <table:table-cell table:style-name="TableCell3357">
            <text:p text:style-name="P3358"> </text:p>
          </table:table-cell>
        </table:table-row>
        <table:table-row table:style-name="TableRow3359">
          <table:table-cell table:style-name="TableCell3360">
            <text:p text:style-name="P3361">13</text:p>
          </table:table-cell>
          <table:table-cell table:style-name="TableCell3362">
            <text:p text:style-name="P3363">9</text:p>
          </table:table-cell>
          <table:table-cell table:style-name="TableCell3364">
            <text:p text:style-name="P3365">rcCommand[2]</text:p>
          </table:table-cell>
          <table:table-cell table:style-name="TableCell3366">
            <text:p text:style-name="P3367">Yaw, deg/sec</text:p>
          </table:table-cell>
          <table:table-cell table:style-name="TableCell3368">
            <text:p text:style-name="P3369"> </text:p>
          </table:table-cell>
        </table:table-row>
        <table:table-row table:style-name="TableRow3370">
          <table:table-cell table:style-name="TableCell3371">
            <text:p text:style-name="P3372">14</text:p>
          </table:table-cell>
          <table:table-cell table:style-name="TableCell3373">
            <text:p text:style-name="P3374">10</text:p>
          </table:table-cell>
          <table:table-cell table:style-name="TableCell3375">
            <text:p text:style-name="P3376">rcCommand[2]</text:p>
          </table:table-cell>
          <table:table-cell table:style-name="TableCell3377">
            <text:p text:style-name="P3378"> </text:p>
          </table:table-cell>
          <table:table-cell table:style-name="TableCell3379">
            <text:p text:style-name="P3380"> </text:p>
          </table:table-cell>
        </table:table-row>
        <table:table-row table:style-name="TableRow3381">
          <table:table-cell table:style-name="TableCell3382">
            <text:p text:style-name="P3383">15</text:p>
          </table:table-cell>
          <table:table-cell table:style-name="TableCell3384">
            <text:p text:style-name="P3385">11</text:p>
          </table:table-cell>
          <table:table-cell table:style-name="TableCell3386">
            <text:p text:style-name="P3387">rcCommand[3]</text:p>
          </table:table-cell>
          <table:table-cell table:style-name="TableCell3388">
            <text:p text:style-name="P3389">Throttle, deg/sec</text:p>
          </table:table-cell>
          <table:table-cell table:style-name="TableCell3390">
            <text:p text:style-name="P3391"> </text:p>
          </table:table-cell>
        </table:table-row>
        <table:table-row table:style-name="TableRow3392">
          <table:table-cell table:style-name="TableCell3393">
            <text:p text:style-name="P3394">16</text:p>
          </table:table-cell>
          <table:table-cell table:style-name="TableCell3395">
            <text:p text:style-name="P3396">12</text:p>
          </table:table-cell>
          <table:table-cell table:style-name="TableCell3397">
            <text:p text:style-name="P3398"><text:span text:style-name="T3399">rcCommand[3]</text:span></text:p>
          </table:table-cell>
          <table:table-cell table:style-name="TableCell3400">
            <text:p text:style-name="P3401"><text:span text:style-name="T3402"> </text:span></text:p>
          </table:table-cell>
          <table:table-cell table:style-name="TableCell3403">
            <text:p text:style-name="P3404"><text:span text:style-name="T3405"> </text:span></text:p>
          </table:table-cell>
        </table:table-row>
        <table:table-row table:style-name="TableRow3406">
          <table:table-cell table:style-name="TableCell3407">
            <text:p text:style-name="P3408">17</text:p>
          </table:table-cell>
          <table:table-cell table:style-name="TableCell3409">
            <text:p text:style-name="P3410">13</text:p>
          </table:table-cell>
          <table:table-cell table:style-name="TableCell3411">
            <text:p text:style-name="P3412"><text:span text:style-name="T3413">rcData[0]</text:span></text:p>
          </table:table-cell>
          <table:table-cell table:style-name="TableCell3414">
            <text:p text:style-name="P3415">roll</text:p>
          </table:table-cell>
          <table:table-cell table:style-name="TableCell3416">
            <text:p text:style-name="P3417"><text:span text:style-name="T3418">1000-2000 µs</text:span></text:p>
          </table:table-cell>
        </table:table-row>
        <table:table-row table:style-name="TableRow3419">
          <table:table-cell table:style-name="TableCell3420">
            <text:p text:style-name="P3421">18</text:p>
          </table:table-cell>
          <table:table-cell table:style-name="TableCell3422">
            <text:p text:style-name="P3423">14</text:p>
          </table:table-cell>
          <table:table-cell table:style-name="TableCell3424">
            <text:p text:style-name="P3425"><text:span text:style-name="T3426">rcData[0]</text:span></text:p>
          </table:table-cell>
          <table:table-cell table:style-name="TableCell3427">
            <text:p text:style-name="P3428"> </text:p>
          </table:table-cell>
          <table:table-cell table:style-name="TableCell3429">
            <text:p text:style-name="P3430"> </text:p>
          </table:table-cell>
        </table:table-row>
        <table:table-row table:style-name="TableRow3431">
          <table:table-cell table:style-name="TableCell3432">
            <text:p text:style-name="P3433">19</text:p>
          </table:table-cell>
          <table:table-cell table:style-name="TableCell3434">
            <text:p text:style-name="P3435">15</text:p>
          </table:table-cell>
          <table:table-cell table:style-name="TableCell3436">
            <text:p text:style-name="P3437"><text:span text:style-name="T3438">rcData[1]</text:span></text:p>
          </table:table-cell>
          <table:table-cell table:style-name="TableCell3439">
            <text:p text:style-name="P3440"><text:span text:style-name="T3441">pitch</text:span></text:p>
          </table:table-cell>
          <table:table-cell table:style-name="TableCell3442">
            <text:p text:style-name="P3443"><text:span text:style-name="T3444">1000-2000 µs</text:span></text:p>
          </table:table-cell>
        </table:table-row>
        <table:table-row table:style-name="TableRow3445">
          <table:table-cell table:style-name="TableCell3446">
            <text:p text:style-name="P3447">20</text:p>
          </table:table-cell>
          <table:table-cell table:style-name="TableCell3448">
            <text:p text:style-name="P3449">16</text:p>
          </table:table-cell>
          <table:table-cell table:style-name="TableCell3450">
            <text:p text:style-name="P3451"><text:span text:style-name="T3452">rcData[1]</text:span></text:p>
          </table:table-cell>
          <table:table-cell table:style-name="TableCell3453">
            <text:p text:style-name="P3454"> </text:p>
          </table:table-cell>
          <table:table-cell table:style-name="TableCell3455">
            <text:p text:style-name="P3456"> </text:p>
          </table:table-cell>
        </table:table-row>
        <table:table-row table:style-name="TableRow3457">
          <table:table-cell table:style-name="TableCell3458">
            <text:p text:style-name="P3459">21</text:p>
          </table:table-cell>
          <table:table-cell table:style-name="TableCell3460">
            <text:p text:style-name="P3461">17</text:p>
          </table:table-cell>
          <table:table-cell table:style-name="TableCell3462">
            <text:p text:style-name="P3463"><text:span text:style-name="T3464">rcData[2]</text:span></text:p>
          </table:table-cell>
          <table:table-cell table:style-name="TableCell3465">
            <text:p text:style-name="P3466">yaw</text:p>
          </table:table-cell>
          <table:table-cell table:style-name="TableCell3467">
            <text:p text:style-name="P3468">1000-2000 µs</text:p>
          </table:table-cell>
        </table:table-row>
        <table:table-row table:style-name="TableRow3469">
          <table:table-cell table:style-name="TableCell3470">
            <text:p text:style-name="P3471">22</text:p>
          </table:table-cell>
          <table:table-cell table:style-name="TableCell3472">
            <text:p text:style-name="P3473">18</text:p>
          </table:table-cell>
          <table:table-cell table:style-name="TableCell3474">
            <text:p text:style-name="P3475"><text:span text:style-name="T3476">rcData[2]</text:span></text:p>
          </table:table-cell>
          <table:table-cell table:style-name="TableCell3477">
            <text:p text:style-name="P3478"> </text:p>
          </table:table-cell>
          <table:table-cell table:style-name="TableCell3479">
            <text:p text:style-name="P3480"> </text:p>
          </table:table-cell>
        </table:table-row>
        <table:table-row table:style-name="TableRow3481">
          <table:table-cell table:style-name="TableCell3482">
            <text:p text:style-name="P3483">23</text:p>
          </table:table-cell>
          <table:table-cell table:style-name="TableCell3484">
            <text:p text:style-name="P3485">19</text:p>
          </table:table-cell>
          <table:table-cell table:style-name="TableCell3486">
            <text:p text:style-name="P3487"><text:span text:style-name="T3488">rcData[3]</text:span></text:p>
          </table:table-cell>
          <table:table-cell table:style-name="TableCell3489">
            <text:p text:style-name="P3490">throttle</text:p>
          </table:table-cell>
          <table:table-cell table:style-name="TableCell3491">
            <text:p text:style-name="P3492"><text:span text:style-name="T3493">1000-2000 µs</text:span></text:p>
          </table:table-cell>
        </table:table-row>
        <table:table-row table:style-name="TableRow3494">
          <table:table-cell table:style-name="TableCell3495">
            <text:p text:style-name="P3496">24</text:p>
          </table:table-cell>
          <table:table-cell table:style-name="TableCell3497">
            <text:p text:style-name="P3498">20</text:p>
          </table:table-cell>
          <table:table-cell table:style-name="TableCell3499">
            <text:p text:style-name="P3500"><text:span text:style-name="T3501">rcData[3]</text:span></text:p>
          </table:table-cell>
          <table:table-cell table:style-name="TableCell3502">
            <text:p text:style-name="P3503"> </text:p>
          </table:table-cell>
          <table:table-cell table:style-name="TableCell3504">
            <text:p text:style-name="P3505"> </text:p>
          </table:table-cell>
        </table:table-row>
      </table:table>
      <text:p text:style-name="Обычный">кол-во rcData задается параметром cx_xlogger_rcData_channel<text:span text:style-name="T3506">s</text:span>, в пределах от 6 до 18</text:p>
      <text:list text:style-name="WWNum2" text:continue-numbering="true">
        <text:list-item>
          <text:list>
            <text:list-item>
              <text:p text:style-name="P3507">0<text:span text:style-name="T3508">x</text:span><text:span text:style-name="T3509">63</text:span>.<text:s/><text:span text:style-name="T3510">GPS -<text:s/></text:span><text:span text:style-name="T3511">реализовано</text:span></text:p>
            </text:list-item>
          </text:list>
        </text:list-item>
      </text:list>
      <table:table table:style-name="Table3512">
        <table:table-columns>
          <table:table-column table:style-name="TableColumn3513"/>
          <table:table-column table:style-name="TableColumn3514"/>
          <table:table-column table:style-name="TableColumn3515"/>
          <table:table-column table:style-name="TableColumn3516"/>
          <table:table-column table:style-name="TableColumn3517"/>
        </table:table-columns>
        <table:table-row table:style-name="TableRow3518">
          <table:table-cell table:style-name="TableCell3519">
            <text:p text:style-name="P3520">Полное смещение</text:p>
          </table:table-cell>
          <table:table-cell table:style-name="TableCell3521">
            <text:p text:style-name="P3522">№ Байта</text:p>
          </table:table-cell>
          <table:table-cell table:style-name="TableCell3523">
            <text:p text:style-name="P3524">Название</text:p>
          </table:table-cell>
          <table:table-cell table:style-name="TableCell3525">
            <text:p text:style-name="P3526">Описание</text:p>
          </table:table-cell>
          <table:table-cell table:style-name="TableCell3527">
            <text:p text:style-name="P3528">Диапазон значений</text:p>
          </table:table-cell>
        </table:table-row>
        <table:table-row table:style-name="TableRow3529">
          <table:table-cell table:style-name="TableCell3530">
            <text:p text:style-name="P3531">4</text:p>
          </table:table-cell>
          <table:table-cell table:style-name="TableCell3532">
            <text:p text:style-name="Standard">0</text:p>
          </table:table-cell>
          <table:table-cell table:style-name="TableCell3533">
            <text:p text:style-name="P3534">bodyHeader</text:p>
          </table:table-cell>
          <table:table-cell table:style-name="TableCell3535">
            <text:p text:style-name="Standard">Заголовок</text:p>
          </table:table-cell>
          <table:table-cell table:style-name="TableCell3536">
            <text:p text:style-name="Standard"><text:span text:style-name="T3537">0x</text:span>63</text:p>
          </table:table-cell>
        </table:table-row>
        <table:table-row table:style-name="TableRow3538">
          <table:table-cell table:style-name="TableCell3539">
            <text:p text:style-name="P3540">5</text:p>
          </table:table-cell>
          <table:table-cell table:style-name="TableCell3541">
            <text:p text:style-name="Standard">1</text:p>
          </table:table-cell>
          <table:table-cell table:style-name="TableCell3542">
            <text:p text:style-name="P3543">time (us)</text:p>
          </table:table-cell>
          <table:table-cell table:style-name="TableCell3544">
            <text:p text:style-name="P3545"/>
          </table:table-cell>
          <table:table-cell table:style-name="TableCell3546">
            <text:p text:style-name="Standard"><text:span text:style-name="T3547">Int32</text:span></text:p>
          </table:table-cell>
        </table:table-row>
        <table:table-row table:style-name="TableRow3548">
          <table:table-cell table:style-name="TableCell3549">
            <text:p text:style-name="P3550">6</text:p>
          </table:table-cell>
          <table:table-cell table:style-name="TableCell3551">
            <text:p text:style-name="P3552">2</text:p>
          </table:table-cell>
          <table:table-cell table:style-name="TableCell3553">
            <text:p text:style-name="P3554">time (us)</text:p>
          </table:table-cell>
          <table:table-cell table:style-name="TableCell3555">
            <text:p text:style-name="Standard"/>
          </table:table-cell>
          <table:table-cell table:style-name="TableCell3556">
            <text:p text:style-name="Standard"/>
          </table:table-cell>
        </table:table-row>
        <table:table-row table:style-name="TableRow3557">
          <table:table-cell table:style-name="TableCell3558">
            <text:p text:style-name="P3559">7</text:p>
          </table:table-cell>
          <table:table-cell table:style-name="TableCell3560">
            <text:p text:style-name="P3561">3</text:p>
          </table:table-cell>
          <table:table-cell table:style-name="TableCell3562">
            <text:p text:style-name="P3563">time (us)</text:p>
          </table:table-cell>
          <table:table-cell table:style-name="TableCell3564">
            <text:p text:style-name="Standard"/>
          </table:table-cell>
          <table:table-cell table:style-name="TableCell3565">
            <text:p text:style-name="Standard"/>
          </table:table-cell>
        </table:table-row>
        <table:table-row table:style-name="TableRow3566">
          <table:table-cell table:style-name="TableCell3567">
            <text:p text:style-name="P3568">8</text:p>
          </table:table-cell>
          <table:table-cell table:style-name="TableCell3569">
            <text:p text:style-name="Standard">4</text:p>
          </table:table-cell>
          <table:table-cell table:style-name="TableCell3570">
            <text:p text:style-name="P3571">time (us)</text:p>
          </table:table-cell>
          <table:table-cell table:style-name="TableCell3572">
            <text:p text:style-name="Standard"/>
          </table:table-cell>
          <table:table-cell table:style-name="TableCell3573">
            <text:p text:style-name="Standard"/>
          </table:table-cell>
        </table:table-row>
        <table:table-row table:style-name="TableRow3574">
          <table:table-cell table:style-name="TableCell3575">
            <text:list text:style-name="WWNum2" text:continue-numbering="true">
              <text:list-item>
                <text:p text:style-name="P3576">9</text:p>
              </text:list-item>
            </text:list>
          </table:table-cell>
          <table:table-cell table:style-name="TableCell3577">
            <text:list text:style-name="WWNum2" text:continue-numbering="true">
              <text:list-item>
                <text:p text:style-name="P3578">5</text:p>
              </text:list-item>
            </text:list>
          </table:table-cell>
          <table:table-cell table:style-name="TableCell3579">
            <text:p text:style-name="P3580">GPS_fixType</text:p>
          </table:table-cell>
          <table:table-cell table:style-name="TableCell3581">
            <text:p text:style-name="P3582"/>
          </table:table-cell>
          <table:table-cell table:style-name="TableCell3583">
            <text:p text:style-name="P3584">Uint16</text:p>
          </table:table-cell>
        </table:table-row>
        <table:table-row table:style-name="TableRow3585">
          <table:table-cell table:style-name="TableCell3586">
            <text:list text:style-name="WWNum2" text:continue-numbering="true">
              <text:list-item>
                <text:p text:style-name="P3587">10</text:p>
              </text:list-item>
            </text:list>
          </table:table-cell>
          <table:table-cell table:style-name="TableCell3588">
            <text:list text:style-name="WWNum2" text:continue-numbering="true">
              <text:list-item>
                <text:p text:style-name="P3589">6</text:p>
              </text:list-item>
            </text:list>
          </table:table-cell>
          <table:table-cell table:style-name="TableCell3590">
            <text:p text:style-name="P3591">GPS_fixType</text:p>
          </table:table-cell>
          <table:table-cell table:style-name="TableCell3592">
            <text:p text:style-name="P3593"/>
          </table:table-cell>
          <table:table-cell table:style-name="TableCell3594">
            <text:p text:style-name="Standard"/>
          </table:table-cell>
        </table:table-row>
        <table:table-row table:style-name="TableRow3595">
          <table:table-cell table:style-name="TableCell3596">
            <text:list text:style-name="WWNum2" text:continue-numbering="true">
              <text:list-item>
                <text:p text:style-name="P3597">11</text:p>
              </text:list-item>
            </text:list>
          </table:table-cell>
          <table:table-cell table:style-name="TableCell3598">
            <text:list text:style-name="WWNum2" text:continue-numbering="true">
              <text:list-item>
                <text:p text:style-name="P3599">7</text:p>
              </text:list-item>
            </text:list>
          </table:table-cell>
          <table:table-cell table:style-name="TableCell3600">
            <text:p text:style-name="P3601">GPS_numSat</text:p>
          </table:table-cell>
          <table:table-cell table:style-name="TableCell3602">
            <text:p text:style-name="P3603"/>
          </table:table-cell>
          <table:table-cell table:style-name="TableCell3604">
            <text:p text:style-name="P3605">Uint8</text:p>
          </table:table-cell>
        </table:table-row>
        <table:table-row table:style-name="TableRow3606">
          <table:table-cell table:style-name="TableCell3607">
            <text:list text:style-name="WWNum2" text:continue-numbering="true">
              <text:list-item>
                <text:p text:style-name="P3608">12</text:p>
              </text:list-item>
            </text:list>
          </table:table-cell>
          <table:table-cell table:style-name="TableCell3609">
            <text:list text:style-name="WWNum2" text:continue-numbering="true">
              <text:list-item>
                <text:p text:style-name="P3610">8</text:p>
              </text:list-item>
            </text:list>
          </table:table-cell>
          <table:table-cell table:style-name="TableCell3611">
            <text:p text:style-name="P3612">GPS_hdop</text:p>
          </table:table-cell>
          <table:table-cell table:style-name="TableCell3613">
            <text:p text:style-name="P3614"/>
          </table:table-cell>
          <table:table-cell table:style-name="TableCell3615">
            <text:p text:style-name="Standard"><text:span text:style-name="T3616">Uint16</text:span></text:p>
          </table:table-cell>
        </table:table-row>
        <table:table-row table:style-name="TableRow3617">
          <table:table-cell table:style-name="TableCell3618">
            <text:list text:style-name="WWNum2" text:continue-numbering="true">
              <text:list-item>
                <text:p text:style-name="P3619">13</text:p>
              </text:list-item>
            </text:list>
          </table:table-cell>
          <table:table-cell table:style-name="TableCell3620">
            <text:list text:style-name="WWNum2" text:continue-numbering="true">
              <text:list-item>
                <text:p text:style-name="P3621">9</text:p>
              </text:list-item>
            </text:list>
          </table:table-cell>
          <table:table-cell table:style-name="TableCell3622">
            <text:p text:style-name="P3623">GPS_hdop</text:p>
          </table:table-cell>
          <table:table-cell table:style-name="TableCell3624">
            <text:p text:style-name="Standard"/>
          </table:table-cell>
          <table:table-cell table:style-name="TableCell3625">
            <text:p text:style-name="Standard"/>
          </table:table-cell>
        </table:table-row>
        <table:table-row table:style-name="TableRow3626">
          <table:table-cell table:style-name="TableCell3627">
            <text:list text:style-name="WWNum2" text:continue-numbering="true">
              <text:list-item>
                <text:p text:style-name="P3628">14</text:p>
              </text:list-item>
            </text:list>
          </table:table-cell>
          <table:table-cell table:style-name="TableCell3629">
            <text:list text:style-name="WWNum2" text:continue-numbering="true">
              <text:list-item>
                <text:p text:style-name="P3630">10</text:p>
              </text:list-item>
            </text:list>
          </table:table-cell>
          <table:table-cell table:style-name="TableCell3631">
            <text:p text:style-name="P3632">GPS_eph</text:p>
          </table:table-cell>
          <table:table-cell table:style-name="TableCell3633">
            <text:p text:style-name="P3634"/>
          </table:table-cell>
          <table:table-cell table:style-name="TableCell3635">
            <text:p text:style-name="P3636">Uint16</text:p>
          </table:table-cell>
        </table:table-row>
        <table:table-row table:style-name="TableRow3637">
          <table:table-cell table:style-name="TableCell3638">
            <text:list text:style-name="WWNum2" text:continue-numbering="true">
              <text:list-item>
                <text:p text:style-name="P3639">15</text:p>
              </text:list-item>
            </text:list>
          </table:table-cell>
          <table:table-cell table:style-name="TableCell3640">
            <text:list text:style-name="WWNum2" text:continue-numbering="true">
              <text:list-item>
                <text:p text:style-name="P3641">11</text:p>
              </text:list-item>
            </text:list>
          </table:table-cell>
          <table:table-cell table:style-name="TableCell3642">
            <text:p text:style-name="P3643">GPS_eph</text:p>
          </table:table-cell>
          <table:table-cell table:style-name="TableCell3644">
            <text:p text:style-name="Standard"/>
          </table:table-cell>
          <table:table-cell table:style-name="TableCell3645">
            <text:p text:style-name="P3646"/>
          </table:table-cell>
        </table:table-row>
        <table:table-row table:style-name="TableRow3647">
          <table:table-cell table:style-name="TableCell3648">
            <text:list text:style-name="WWNum2" text:continue-numbering="true">
              <text:list-item>
                <text:p text:style-name="P3649">16</text:p>
              </text:list-item>
            </text:list>
          </table:table-cell>
          <table:table-cell table:style-name="TableCell3650">
            <text:list text:style-name="WWNum2" text:continue-numbering="true">
              <text:list-item>
                <text:p text:style-name="P3651">12</text:p>
              </text:list-item>
            </text:list>
          </table:table-cell>
          <table:table-cell table:style-name="TableCell3652">
            <text:p text:style-name="P3653">GPS_epv</text:p>
          </table:table-cell>
          <table:table-cell table:style-name="TableCell3654">
            <text:p text:style-name="P3655"/>
          </table:table-cell>
          <table:table-cell table:style-name="TableCell3656">
            <text:p text:style-name="P3657">Uint16</text:p>
          </table:table-cell>
        </table:table-row>
        <table:table-row table:style-name="TableRow3658">
          <table:table-cell table:style-name="TableCell3659">
            <text:list text:style-name="WWNum2" text:continue-numbering="true">
              <text:list-item>
                <text:p text:style-name="P3660">17</text:p>
              </text:list-item>
            </text:list>
          </table:table-cell>
          <table:table-cell table:style-name="TableCell3661">
            <text:list text:style-name="WWNum2" text:continue-numbering="true">
              <text:list-item>
                <text:p text:style-name="P3662">13</text:p>
              </text:list-item>
            </text:list>
          </table:table-cell>
          <table:table-cell table:style-name="TableCell3663">
            <text:p text:style-name="P3664">GPS_epv</text:p>
          </table:table-cell>
          <table:table-cell table:style-name="TableCell3665">
            <text:p text:style-name="Standard"/>
          </table:table-cell>
          <table:table-cell table:style-name="TableCell3666">
            <text:p text:style-name="P3667"/>
          </table:table-cell>
        </table:table-row>
        <table:table-row table:style-name="TableRow3668">
          <table:table-cell table:style-name="TableCell3669">
            <text:list text:style-name="WWNum2" text:continue-numbering="true">
              <text:list-item>
                <text:p text:style-name="P3670">18</text:p>
              </text:list-item>
            </text:list>
          </table:table-cell>
          <table:table-cell table:style-name="TableCell3671">
            <text:list text:style-name="WWNum2" text:continue-numbering="true">
              <text:list-item>
                <text:p text:style-name="P3672">14</text:p>
              </text:list-item>
            </text:list>
          </table:table-cell>
          <table:table-cell table:style-name="TableCell3673">
            <text:p text:style-name="P3674">GPS_ground_course</text:p>
          </table:table-cell>
          <table:table-cell table:style-name="TableCell3675">
            <text:p text:style-name="P3676"/>
          </table:table-cell>
          <table:table-cell table:style-name="TableCell3677">
            <text:p text:style-name="P3678">Int16</text:p>
          </table:table-cell>
        </table:table-row>
        <table:table-row table:style-name="TableRow3679">
          <table:table-cell table:style-name="TableCell3680">
            <text:list text:style-name="WWNum2" text:continue-numbering="true">
              <text:list-item>
                <text:p text:style-name="P3681">19</text:p>
              </text:list-item>
            </text:list>
          </table:table-cell>
          <table:table-cell table:style-name="TableCell3682">
            <text:list text:style-name="WWNum2" text:continue-numbering="true">
              <text:list-item>
                <text:p text:style-name="P3683">15</text:p>
              </text:list-item>
            </text:list>
          </table:table-cell>
          <table:table-cell table:style-name="TableCell3684">
            <text:p text:style-name="P3685">GPS_ground_course</text:p>
          </table:table-cell>
          <table:table-cell table:style-name="TableCell3686">
            <text:p text:style-name="P3687"/>
          </table:table-cell>
          <table:table-cell table:style-name="TableCell3688">
            <text:p text:style-name="P3689"/>
          </table:table-cell>
        </table:table-row>
        <table:table-row table:style-name="TableRow3690">
          <table:table-cell table:style-name="TableCell3691">
            <text:list text:style-name="WWNum2" text:continue-numbering="true">
              <text:list-item>
                <text:p text:style-name="P3692">20</text:p>
              </text:list-item>
            </text:list>
          </table:table-cell>
          <table:table-cell table:style-name="TableCell3693">
            <text:list text:style-name="WWNum2" text:continue-numbering="true">
              <text:list-item>
                <text:p text:style-name="P3694">16</text:p>
              </text:list-item>
            </text:list>
          </table:table-cell>
          <table:table-cell table:style-name="TableCell3695">
            <text:p text:style-name="P3696">GPS_coord[0]</text:p>
          </table:table-cell>
          <table:table-cell table:style-name="TableCell3697">
            <text:p text:style-name="P3698"/>
          </table:table-cell>
          <table:table-cell table:style-name="TableCell3699">
            <text:p text:style-name="Standard"><text:span text:style-name="T3700">Int32</text:span></text:p>
          </table:table-cell>
        </table:table-row>
        <table:table-row table:style-name="TableRow3701">
          <table:table-cell table:style-name="TableCell3702">
            <text:list text:style-name="WWNum2" text:continue-numbering="true">
              <text:list-item>
                <text:p text:style-name="P3703">21</text:p>
              </text:list-item>
            </text:list>
          </table:table-cell>
          <table:table-cell table:style-name="TableCell3704">
            <text:list text:style-name="WWNum2" text:continue-numbering="true">
              <text:list-item>
                <text:p text:style-name="P3705">17</text:p>
              </text:list-item>
            </text:list>
          </table:table-cell>
          <table:table-cell table:style-name="TableCell3706">
            <text:p text:style-name="P3707">GPS_coord[0]</text:p>
          </table:table-cell>
          <table:table-cell table:style-name="TableCell3708">
            <text:p text:style-name="P3709"/>
          </table:table-cell>
          <table:table-cell table:style-name="TableCell3710">
            <text:p text:style-name="Standard"/>
          </table:table-cell>
        </table:table-row>
        <table:table-row table:style-name="TableRow3711">
          <table:table-cell table:style-name="TableCell3712">
            <text:list text:style-name="WWNum2" text:continue-numbering="true">
              <text:list-item>
                <text:p text:style-name="P3713">22</text:p>
              </text:list-item>
            </text:list>
          </table:table-cell>
          <table:table-cell table:style-name="TableCell3714">
            <text:list text:style-name="WWNum2" text:continue-numbering="true">
              <text:list-item>
                <text:p text:style-name="P3715">18</text:p>
              </text:list-item>
            </text:list>
          </table:table-cell>
          <table:table-cell table:style-name="TableCell3716">
            <text:p text:style-name="P3717">GPS_coord[0]</text:p>
          </table:table-cell>
          <table:table-cell table:style-name="TableCell3718">
            <text:p text:style-name="P3719"/>
          </table:table-cell>
          <table:table-cell table:style-name="TableCell3720">
            <text:p text:style-name="Standard"/>
          </table:table-cell>
        </table:table-row>
        <table:table-row table:style-name="TableRow3721">
          <table:table-cell table:style-name="TableCell3722">
            <text:list text:style-name="WWNum2" text:continue-numbering="true">
              <text:list-item>
                <text:p text:style-name="P3723">23</text:p>
              </text:list-item>
            </text:list>
          </table:table-cell>
          <table:table-cell table:style-name="TableCell3724">
            <text:list text:style-name="WWNum2" text:continue-numbering="true">
              <text:list-item>
                <text:p text:style-name="P3725">19</text:p>
              </text:list-item>
            </text:list>
          </table:table-cell>
          <table:table-cell table:style-name="TableCell3726">
            <text:p text:style-name="P3727">GPS_coord[0]</text:p>
          </table:table-cell>
          <table:table-cell table:style-name="TableCell3728">
            <text:p text:style-name="P3729"/>
          </table:table-cell>
          <table:table-cell table:style-name="TableCell3730">
            <text:p text:style-name="Standard"/>
          </table:table-cell>
        </table:table-row>
        <table:table-row table:style-name="TableRow3731">
          <table:table-cell table:style-name="TableCell3732">
            <text:list text:style-name="WWNum2" text:continue-numbering="true">
              <text:list-item>
                <text:p text:style-name="P3733">24</text:p>
              </text:list-item>
            </text:list>
          </table:table-cell>
          <table:table-cell table:style-name="TableCell3734">
            <text:list text:style-name="WWNum2" text:continue-numbering="true">
              <text:list-item>
                <text:p text:style-name="P3735">20</text:p>
              </text:list-item>
            </text:list>
          </table:table-cell>
          <table:table-cell table:style-name="TableCell3736">
            <text:p text:style-name="P3737">GPS_coord[1]</text:p>
          </table:table-cell>
          <table:table-cell table:style-name="TableCell3738">
            <text:p text:style-name="P3739"/>
          </table:table-cell>
          <table:table-cell table:style-name="TableCell3740">
            <text:p text:style-name="Standard"><text:span text:style-name="T3741">Int32</text:span></text:p>
          </table:table-cell>
        </table:table-row>
        <table:table-row table:style-name="TableRow3742">
          <table:table-cell table:style-name="TableCell3743">
            <text:list text:style-name="WWNum2" text:continue-numbering="true">
              <text:list-item>
                <text:p text:style-name="P3744">25</text:p>
              </text:list-item>
            </text:list>
          </table:table-cell>
          <table:table-cell table:style-name="TableCell3745">
            <text:list text:style-name="WWNum2" text:continue-numbering="true">
              <text:list-item>
                <text:p text:style-name="P3746">21</text:p>
              </text:list-item>
            </text:list>
          </table:table-cell>
          <table:table-cell table:style-name="TableCell3747">
            <text:p text:style-name="Standard">GPS_coord[1]</text:p>
          </table:table-cell>
          <table:table-cell table:style-name="TableCell3748">
            <text:p text:style-name="P3749"/>
          </table:table-cell>
          <table:table-cell table:style-name="TableCell3750">
            <text:p text:style-name="Standard"/>
          </table:table-cell>
        </table:table-row>
        <table:table-row table:style-name="TableRow3751">
          <table:table-cell table:style-name="TableCell3752">
            <text:list text:style-name="WWNum2" text:continue-numbering="true">
              <text:list-item>
                <text:p text:style-name="P3753">26</text:p>
              </text:list-item>
            </text:list>
          </table:table-cell>
          <table:table-cell table:style-name="TableCell3754">
            <text:list text:style-name="WWNum2" text:continue-numbering="true">
              <text:list-item>
                <text:p text:style-name="P3755">22</text:p>
              </text:list-item>
            </text:list>
          </table:table-cell>
          <table:table-cell table:style-name="TableCell3756">
            <text:p text:style-name="Standard">GPS_coord[1]</text:p>
          </table:table-cell>
          <table:table-cell table:style-name="TableCell3757">
            <text:p text:style-name="P3758"/>
          </table:table-cell>
          <table:table-cell table:style-name="TableCell3759">
            <text:p text:style-name="Standard"/>
          </table:table-cell>
        </table:table-row>
        <table:table-row table:style-name="TableRow3760">
          <table:table-cell table:style-name="TableCell3761">
            <text:list text:style-name="WWNum2" text:continue-numbering="true">
              <text:list-item>
                <text:p text:style-name="P3762">27</text:p>
              </text:list-item>
            </text:list>
          </table:table-cell>
          <table:table-cell table:style-name="TableCell3763">
            <text:list text:style-name="WWNum2" text:continue-numbering="true">
              <text:list-item>
                <text:p text:style-name="P3764">23</text:p>
              </text:list-item>
            </text:list>
          </table:table-cell>
          <table:table-cell table:style-name="TableCell3765">
            <text:p text:style-name="Standard">GPS_coord[1]</text:p>
          </table:table-cell>
          <table:table-cell table:style-name="TableCell3766">
            <text:p text:style-name="P3767"/>
          </table:table-cell>
          <table:table-cell table:style-name="TableCell3768">
            <text:p text:style-name="Standard"/>
          </table:table-cell>
        </table:table-row>
        <table:table-row table:style-name="TableRow3769">
          <table:table-cell table:style-name="TableCell3770">
            <text:list text:style-name="WWNum2" text:continue-numbering="true">
              <text:list-item>
                <text:p text:style-name="P3771">28</text:p>
              </text:list-item>
            </text:list>
          </table:table-cell>
          <table:table-cell table:style-name="TableCell3772">
            <text:list text:style-name="WWNum2" text:continue-numbering="true">
              <text:list-item>
                <text:p text:style-name="P3773">24</text:p>
              </text:list-item>
            </text:list>
          </table:table-cell>
          <table:table-cell table:style-name="TableCell3774">
            <text:p text:style-name="Standard">GPS_altitude</text:p>
          </table:table-cell>
          <table:table-cell table:style-name="TableCell3775">
            <text:p text:style-name="P3776"/>
          </table:table-cell>
          <table:table-cell table:style-name="TableCell3777">
            <text:p text:style-name="Standard"><text:span text:style-name="T3778">Int32</text:span></text:p>
          </table:table-cell>
        </table:table-row>
        <table:table-row table:style-name="TableRow3779">
          <table:table-cell table:style-name="TableCell3780">
            <text:list text:style-name="WWNum2" text:continue-numbering="true">
              <text:list-item>
                <text:p text:style-name="P3781">29</text:p>
              </text:list-item>
            </text:list>
          </table:table-cell>
          <table:table-cell table:style-name="TableCell3782">
            <text:list text:style-name="WWNum2" text:continue-numbering="true">
              <text:list-item>
                <text:p text:style-name="P3783">25</text:p>
              </text:list-item>
            </text:list>
          </table:table-cell>
          <table:table-cell table:style-name="TableCell3784">
            <text:p text:style-name="Standard">GPS_altitude</text:p>
          </table:table-cell>
          <table:table-cell table:style-name="TableCell3785">
            <text:p text:style-name="P3786"/>
          </table:table-cell>
          <table:table-cell table:style-name="TableCell3787">
            <text:p text:style-name="Standard"/>
          </table:table-cell>
        </table:table-row>
        <table:table-row table:style-name="TableRow3788">
          <table:table-cell table:style-name="TableCell3789">
            <text:list text:style-name="WWNum2" text:continue-numbering="true">
              <text:list-item>
                <text:p text:style-name="P3790">30</text:p>
              </text:list-item>
            </text:list>
          </table:table-cell>
          <table:table-cell table:style-name="TableCell3791">
            <text:list text:style-name="WWNum2" text:continue-numbering="true">
              <text:list-item>
                <text:p text:style-name="P3792">26</text:p>
              </text:list-item>
            </text:list>
          </table:table-cell>
          <table:table-cell table:style-name="TableCell3793">
            <text:p text:style-name="Standard">GPS_altitude</text:p>
          </table:table-cell>
          <table:table-cell table:style-name="TableCell3794">
            <text:p text:style-name="Standard"/>
          </table:table-cell>
          <table:table-cell table:style-name="TableCell3795">
            <text:p text:style-name="Standard"/>
          </table:table-cell>
        </table:table-row>
        <table:table-row table:style-name="TableRow3796">
          <table:table-cell table:style-name="TableCell3797">
            <text:list text:style-name="WWNum2" text:continue-numbering="true">
              <text:list-item>
                <text:p text:style-name="P3798">31</text:p>
              </text:list-item>
            </text:list>
          </table:table-cell>
          <table:table-cell table:style-name="TableCell3799">
            <text:list text:style-name="WWNum2" text:continue-numbering="true">
              <text:list-item>
                <text:p text:style-name="P3800">27</text:p>
              </text:list-item>
            </text:list>
          </table:table-cell>
          <table:table-cell table:style-name="TableCell3801">
            <text:p text:style-name="Standard">GPS_altitude</text:p>
          </table:table-cell>
          <table:table-cell table:style-name="TableCell3802">
            <text:p text:style-name="Standard"/>
          </table:table-cell>
          <table:table-cell table:style-name="TableCell3803">
            <text:p text:style-name="Standard"/>
          </table:table-cell>
        </table:table-row>
        <table:table-row table:style-name="TableRow3804">
          <table:table-cell table:style-name="TableCell3805">
            <text:list text:style-name="WWNum2" text:continue-numbering="true">
              <text:list-item>
                <text:p text:style-name="P3806">32</text:p>
              </text:list-item>
            </text:list>
          </table:table-cell>
          <table:table-cell table:style-name="TableCell3807">
            <text:list text:style-name="WWNum2" text:continue-numbering="true">
              <text:list-item>
                <text:p text:style-name="P3808">28</text:p>
              </text:list-item>
            </text:list>
          </table:table-cell>
          <table:table-cell table:style-name="TableCell3809">
            <text:p text:style-name="Standard">GPS_speed</text:p>
          </table:table-cell>
          <table:table-cell table:style-name="TableCell3810">
            <text:p text:style-name="P3811"/>
          </table:table-cell>
          <table:table-cell table:style-name="TableCell3812">
            <text:p text:style-name="Standard"><text:span text:style-name="T3813">Int16</text:span></text:p>
          </table:table-cell>
        </table:table-row>
        <table:table-row table:style-name="TableRow3814">
          <table:table-cell table:style-name="TableCell3815">
            <text:list text:style-name="WWNum2" text:continue-numbering="true">
              <text:list-item>
                <text:p text:style-name="P3816">33</text:p>
              </text:list-item>
            </text:list>
          </table:table-cell>
          <table:table-cell table:style-name="TableCell3817">
            <text:list text:style-name="WWNum2" text:continue-numbering="true">
              <text:list-item>
                <text:p text:style-name="P3818">29</text:p>
              </text:list-item>
            </text:list>
          </table:table-cell>
          <table:table-cell table:style-name="TableCell3819">
            <text:p text:style-name="Standard">GPS_speed</text:p>
          </table:table-cell>
          <table:table-cell table:style-name="TableCell3820">
            <text:p text:style-name="P3821">m/s</text:p>
          </table:table-cell>
          <table:table-cell table:style-name="TableCell3822">
            <text:p text:style-name="Standard"/>
          </table:table-cell>
        </table:table-row>
      </table:table>
      <text:list text:style-name="WWNum2" text:continue-numbering="true">
        <text:list-item>
          <text:list>
            <text:list-item>
              <text:p text:style-name="P3823"/>
            </text:list-item>
          </text:list>
        </text:list-item>
      </text:list>
      <text:p text:style-name="P3824"/>
      <text:p text:style-name="P3825"/>
      <text:p text:style-name="P3826"/>
      <text:p text:style-name="P3827"/>
      <text:p text:style-name="P3828"/>
      <text:p text:style-name="P3829"/>
      <text:p text:style-name="P3830"/>
      <text:p text:style-name="P3831"/>
      <text:p text:style-name="P3832"/>
      <text:list text:style-name="WWNum2" text:continue-numbering="true">
        <text:list-item>
          <text:list>
            <text:list-item>
              <text:p text:style-name="P3833">0<text:span text:style-name="T3834">x</text:span><text:span text:style-name="T3835">64</text:span>.<text:s/><text:span text:style-name="T3836">Параметры с датчиков - реализовано</text:span></text:p>
            </text:list-item>
          </text:list>
        </text:list-item>
      </text:list>
      <table:table table:style-name="Table3837">
        <table:table-columns>
          <table:table-column table:style-name="TableColumn3838"/>
          <table:table-column table:style-name="TableColumn3839"/>
          <table:table-column table:style-name="TableColumn3840"/>
          <table:table-column table:style-name="TableColumn3841"/>
          <table:table-column table:style-name="TableColumn3842"/>
        </table:table-columns>
        <table:table-row table:style-name="TableRow3843">
          <table:table-cell table:style-name="TableCell3844">
            <text:p text:style-name="P3845">Полное смещение</text:p>
          </table:table-cell>
          <table:table-cell table:style-name="TableCell3846">
            <text:p text:style-name="P3847">№ Байта</text:p>
          </table:table-cell>
          <table:table-cell table:style-name="TableCell3848">
            <text:p text:style-name="P3849">Название</text:p>
          </table:table-cell>
          <table:table-cell table:style-name="TableCell3850">
            <text:p text:style-name="P3851">Описание</text:p>
          </table:table-cell>
          <table:table-cell table:style-name="TableCell3852">
            <text:p text:style-name="P3853">Диапазон значений</text:p>
          </table:table-cell>
        </table:table-row>
        <table:table-row table:style-name="TableRow3854">
          <table:table-cell table:style-name="TableCell3855">
            <text:p text:style-name="P3856">4</text:p>
          </table:table-cell>
          <table:table-cell table:style-name="TableCell3857">
            <text:p text:style-name="P3858">0</text:p>
          </table:table-cell>
          <table:table-cell table:style-name="TableCell3859">
            <text:p text:style-name="P3860">bodyHeader</text:p>
          </table:table-cell>
          <table:table-cell table:style-name="TableCell3861">
            <text:p text:style-name="P3862">Заголовок</text:p>
          </table:table-cell>
          <table:table-cell table:style-name="TableCell3863">
            <text:p text:style-name="P3864">0x64</text:p>
          </table:table-cell>
        </table:table-row>
        <table:table-row table:style-name="TableRow3865">
          <table:table-cell table:style-name="TableCell3866">
            <text:p text:style-name="P3867">5</text:p>
          </table:table-cell>
          <table:table-cell table:style-name="TableCell3868">
            <text:p text:style-name="P3869">1</text:p>
          </table:table-cell>
          <table:table-cell table:style-name="TableCell3870" table:number-rows-spanned="4">
            <text:p text:style-name="P3871">time (us)</text:p>
          </table:table-cell>
          <table:table-cell table:style-name="TableCell3872" table:number-rows-spanned="4">
            <text:p text:style-name="P3873"> </text:p>
          </table:table-cell>
          <table:table-cell table:style-name="TableCell3874" table:number-rows-spanned="4">
            <text:p text:style-name="P3875">uint32</text:p>
          </table:table-cell>
        </table:table-row>
        <table:table-row table:style-name="TableRow3876">
          <table:table-cell table:style-name="TableCell3877">
            <text:p text:style-name="P3878">6</text:p>
          </table:table-cell>
          <table:table-cell table:style-name="TableCell3879">
            <text:p text:style-name="P3880">2</text:p>
          </table:table-cell>
          <table:covered-table-cell>
            <text:p text:style-name="P3881"/>
          </table:covered-table-cell>
          <table:covered-table-cell>
            <text:p text:style-name="P3882"/>
          </table:covered-table-cell>
          <table:covered-table-cell>
            <text:p text:style-name="P3883"/>
          </table:covered-table-cell>
        </table:table-row>
        <table:table-row table:style-name="TableRow3884">
          <table:table-cell table:style-name="TableCell3885">
            <text:p text:style-name="P3886">7</text:p>
          </table:table-cell>
          <table:table-cell table:style-name="TableCell3887">
            <text:p text:style-name="P3888">3</text:p>
          </table:table-cell>
          <table:covered-table-cell>
            <text:p text:style-name="P3889"/>
          </table:covered-table-cell>
          <table:covered-table-cell>
            <text:p text:style-name="P3890"/>
          </table:covered-table-cell>
          <table:covered-table-cell>
            <text:p text:style-name="P3891"/>
          </table:covered-table-cell>
        </table:table-row>
        <table:table-row table:style-name="TableRow3892">
          <table:table-cell table:style-name="TableCell3893">
            <text:p text:style-name="P3894">8</text:p>
          </table:table-cell>
          <table:table-cell table:style-name="TableCell3895">
            <text:p text:style-name="P3896">4</text:p>
          </table:table-cell>
          <table:covered-table-cell>
            <text:p text:style-name="P3897"/>
          </table:covered-table-cell>
          <table:covered-table-cell>
            <text:p text:style-name="P3898"/>
          </table:covered-table-cell>
          <table:covered-table-cell>
            <text:p text:style-name="P3899"/>
          </table:covered-table-cell>
        </table:table-row>
        <table:table-row table:style-name="TableRow3900">
          <table:table-cell table:style-name="TableCell3901">
            <text:p text:style-name="P3902">9</text:p>
          </table:table-cell>
          <table:table-cell table:style-name="TableCell3903">
            <text:p text:style-name="P3904">5</text:p>
          </table:table-cell>
          <table:table-cell table:style-name="TableCell3905" table:number-rows-spanned="4">
            <text:p text:style-name="P3906">BaroAlt</text:p>
          </table:table-cell>
          <table:table-cell table:style-name="TableCell3907" table:number-rows-spanned="4">
            <text:p text:style-name="P3908">cm</text:p>
          </table:table-cell>
          <table:table-cell table:style-name="TableCell3909" table:number-rows-spanned="4">
            <text:p text:style-name="P3910">int32</text:p>
          </table:table-cell>
        </table:table-row>
        <table:table-row table:style-name="TableRow3911">
          <table:table-cell table:style-name="TableCell3912">
            <text:p text:style-name="P3913">10</text:p>
          </table:table-cell>
          <table:table-cell table:style-name="TableCell3914">
            <text:p text:style-name="P3915">6</text:p>
          </table:table-cell>
          <table:covered-table-cell>
            <text:p text:style-name="P3916"/>
          </table:covered-table-cell>
          <table:covered-table-cell>
            <text:p text:style-name="P3917"/>
          </table:covered-table-cell>
          <table:covered-table-cell>
            <text:p text:style-name="P3918"/>
          </table:covered-table-cell>
        </table:table-row>
        <table:table-row table:style-name="TableRow3919">
          <table:table-cell table:style-name="TableCell3920">
            <text:p text:style-name="P3921">11</text:p>
          </table:table-cell>
          <table:table-cell table:style-name="TableCell3922">
            <text:p text:style-name="P3923">7</text:p>
          </table:table-cell>
          <table:covered-table-cell>
            <text:p text:style-name="P3924"/>
          </table:covered-table-cell>
          <table:covered-table-cell>
            <text:p text:style-name="P3925"/>
          </table:covered-table-cell>
          <table:covered-table-cell>
            <text:p text:style-name="P3926"/>
          </table:covered-table-cell>
        </table:table-row>
        <table:table-row table:style-name="TableRow3927">
          <table:table-cell table:style-name="TableCell3928">
            <text:p text:style-name="P3929">12</text:p>
          </table:table-cell>
          <table:table-cell table:style-name="TableCell3930">
            <text:p text:style-name="P3931">8</text:p>
          </table:table-cell>
          <table:covered-table-cell>
            <text:p text:style-name="P3932"/>
          </table:covered-table-cell>
          <table:covered-table-cell>
            <text:p text:style-name="P3933"/>
          </table:covered-table-cell>
          <table:covered-table-cell>
            <text:p text:style-name="P3934"/>
          </table:covered-table-cell>
        </table:table-row>
        <table:table-row table:style-name="TableRow3935">
          <table:table-cell table:style-name="TableCell3936">
            <text:p text:style-name="P3937">13</text:p>
          </table:table-cell>
          <table:table-cell table:style-name="TableCell3938">
            <text:p text:style-name="P3939">9</text:p>
          </table:table-cell>
          <table:table-cell table:style-name="TableCell3940" table:number-rows-spanned="4">
            <text:p text:style-name="P3941">AirSpeed</text:p>
          </table:table-cell>
          <table:table-cell table:style-name="TableCell3942" table:number-rows-spanned="4">
            <text:p text:style-name="P3943">cm/sec</text:p>
          </table:table-cell>
          <table:table-cell table:style-name="TableCell3944" table:number-rows-spanned="4">
            <text:p text:style-name="P3945">int32</text:p>
          </table:table-cell>
        </table:table-row>
        <table:table-row table:style-name="TableRow3946">
          <table:table-cell table:style-name="TableCell3947">
            <text:p text:style-name="P3948">14</text:p>
          </table:table-cell>
          <table:table-cell table:style-name="TableCell3949">
            <text:p text:style-name="P3950">10</text:p>
          </table:table-cell>
          <table:covered-table-cell>
            <text:p text:style-name="P3951"/>
          </table:covered-table-cell>
          <table:covered-table-cell>
            <text:p text:style-name="P3952"/>
          </table:covered-table-cell>
          <table:covered-table-cell>
            <text:p text:style-name="P3953"/>
          </table:covered-table-cell>
        </table:table-row>
        <table:table-row table:style-name="TableRow3954">
          <table:table-cell table:style-name="TableCell3955">
            <text:p text:style-name="P3956">15</text:p>
          </table:table-cell>
          <table:table-cell table:style-name="TableCell3957">
            <text:p text:style-name="P3958">11</text:p>
          </table:table-cell>
          <table:covered-table-cell>
            <text:p text:style-name="P3959"/>
          </table:covered-table-cell>
          <table:covered-table-cell>
            <text:p text:style-name="P3960"/>
          </table:covered-table-cell>
          <table:covered-table-cell>
            <text:p text:style-name="P3961"/>
          </table:covered-table-cell>
        </table:table-row>
        <table:table-row table:style-name="TableRow3962">
          <table:table-cell table:style-name="TableCell3963">
            <text:p text:style-name="P3964">16</text:p>
          </table:table-cell>
          <table:table-cell table:style-name="TableCell3965">
            <text:p text:style-name="P3966">12</text:p>
          </table:table-cell>
          <table:covered-table-cell>
            <text:p text:style-name="P3967"/>
          </table:covered-table-cell>
          <table:covered-table-cell>
            <text:p text:style-name="P3968"/>
          </table:covered-table-cell>
          <table:covered-table-cell>
            <text:p text:style-name="P3969"/>
          </table:covered-table-cell>
        </table:table-row>
        <table:table-row table:style-name="TableRow3970">
          <table:table-cell table:style-name="TableCell3971">
            <text:p text:style-name="P3972">17</text:p>
          </table:table-cell>
          <table:table-cell table:style-name="TableCell3973">
            <text:p text:style-name="P3974">13</text:p>
          </table:table-cell>
          <table:table-cell table:style-name="TableCell3975" table:number-rows-spanned="2">
            <text:p text:style-name="P3976">amperageLatestADC</text:p>
          </table:table-cell>
          <table:table-cell table:style-name="TableCell3977" table:number-rows-spanned="2">
            <text:p text:style-name="P3978">ADC</text:p>
          </table:table-cell>
          <table:table-cell table:style-name="TableCell3979" table:number-rows-spanned="2">
            <text:p text:style-name="P3980">uint16</text:p>
          </table:table-cell>
        </table:table-row>
        <table:table-row table:style-name="TableRow3981">
          <table:table-cell table:style-name="TableCell3982">
            <text:p text:style-name="P3983">18</text:p>
          </table:table-cell>
          <table:table-cell table:style-name="TableCell3984">
            <text:p text:style-name="P3985">14</text:p>
          </table:table-cell>
          <table:covered-table-cell>
            <text:p text:style-name="P3986"/>
          </table:covered-table-cell>
          <table:covered-table-cell>
            <text:p text:style-name="P3987"/>
          </table:covered-table-cell>
          <table:covered-table-cell>
            <text:p text:style-name="P3988"/>
          </table:covered-table-cell>
        </table:table-row>
        <table:table-row table:style-name="TableRow3989">
          <table:table-cell table:style-name="TableCell3990">
            <text:p text:style-name="P3991">19</text:p>
          </table:table-cell>
          <table:table-cell table:style-name="TableCell3992">
            <text:p text:style-name="P3993">15</text:p>
          </table:table-cell>
          <table:table-cell table:style-name="TableCell3994" table:number-rows-spanned="4">
            <text:p text:style-name="P3995">amperage</text:p>
          </table:table-cell>
          <table:table-cell table:style-name="TableCell3996" table:number-rows-spanned="4">
            <text:p text:style-name="P3997">1/100 A</text:p>
          </table:table-cell>
          <table:table-cell table:style-name="TableCell3998" table:number-rows-spanned="4">
            <text:p text:style-name="P3999">int32</text:p>
          </table:table-cell>
        </table:table-row>
        <table:table-row table:style-name="TableRow4000">
          <table:table-cell table:style-name="TableCell4001">
            <text:p text:style-name="P4002">20</text:p>
          </table:table-cell>
          <table:table-cell table:style-name="TableCell4003">
            <text:p text:style-name="P4004">16</text:p>
          </table:table-cell>
          <table:covered-table-cell>
            <text:p text:style-name="P4005"/>
          </table:covered-table-cell>
          <table:covered-table-cell>
            <text:p text:style-name="P4006"/>
          </table:covered-table-cell>
          <table:covered-table-cell>
            <text:p text:style-name="P4007"/>
          </table:covered-table-cell>
        </table:table-row>
        <table:table-row table:style-name="TableRow4008">
          <table:table-cell table:style-name="TableCell4009">
            <text:p text:style-name="P4010">21</text:p>
          </table:table-cell>
          <table:table-cell table:style-name="TableCell4011">
            <text:p text:style-name="P4012">17</text:p>
          </table:table-cell>
          <table:covered-table-cell>
            <text:p text:style-name="P4013"/>
          </table:covered-table-cell>
          <table:covered-table-cell>
            <text:p text:style-name="P4014"/>
          </table:covered-table-cell>
          <table:covered-table-cell>
            <text:p text:style-name="P4015"/>
          </table:covered-table-cell>
        </table:table-row>
        <table:table-row table:style-name="TableRow4016">
          <table:table-cell table:style-name="TableCell4017">
            <text:p text:style-name="P4018">22</text:p>
          </table:table-cell>
          <table:table-cell table:style-name="TableCell4019">
            <text:p text:style-name="P4020">18</text:p>
          </table:table-cell>
          <table:covered-table-cell>
            <text:p text:style-name="P4021"/>
          </table:covered-table-cell>
          <table:covered-table-cell>
            <text:p text:style-name="P4022"/>
          </table:covered-table-cell>
          <table:covered-table-cell>
            <text:p text:style-name="P4023"/>
          </table:covered-table-cell>
        </table:table-row>
        <table:table-row table:style-name="TableRow4024">
          <table:table-cell table:style-name="TableCell4025">
            <text:p text:style-name="P4026">23</text:p>
          </table:table-cell>
          <table:table-cell table:style-name="TableCell4027">
            <text:p text:style-name="P4028">19</text:p>
          </table:table-cell>
          <table:table-cell table:style-name="TableCell4029" table:number-rows-spanned="2">
            <text:p text:style-name="P4030">vbatLatestADC</text:p>
          </table:table-cell>
          <table:table-cell table:style-name="TableCell4031" table:number-rows-spanned="2">
            <text:p text:style-name="P4032">ADC</text:p>
          </table:table-cell>
          <table:table-cell table:style-name="TableCell4033" table:number-rows-spanned="2">
            <text:p text:style-name="P4034">uint16</text:p>
          </table:table-cell>
        </table:table-row>
        <table:table-row table:style-name="TableRow4035">
          <table:table-cell table:style-name="TableCell4036">
            <text:p text:style-name="P4037">24</text:p>
          </table:table-cell>
          <table:table-cell table:style-name="TableCell4038">
            <text:p text:style-name="P4039">20</text:p>
          </table:table-cell>
          <table:covered-table-cell>
            <text:p text:style-name="P4040"/>
          </table:covered-table-cell>
          <table:covered-table-cell>
            <text:p text:style-name="P4041"/>
          </table:covered-table-cell>
          <table:covered-table-cell>
            <text:p text:style-name="P4042"/>
          </table:covered-table-cell>
        </table:table-row>
        <table:table-row table:style-name="TableRow4043">
          <table:table-cell table:style-name="TableCell4044">
            <text:p text:style-name="P4045">25</text:p>
          </table:table-cell>
          <table:table-cell table:style-name="TableCell4046">
            <text:p text:style-name="P4047">21</text:p>
          </table:table-cell>
          <table:table-cell table:style-name="TableCell4048" table:number-rows-spanned="2">
            <text:p text:style-name="P4049">vbat</text:p>
          </table:table-cell>
          <table:table-cell table:style-name="TableCell4050" table:number-rows-spanned="2">
            <text:p text:style-name="P4051">0.1 v</text:p>
          </table:table-cell>
          <table:table-cell table:style-name="TableCell4052" table:number-rows-spanned="2">
            <text:p text:style-name="P4053">uint16</text:p>
          </table:table-cell>
        </table:table-row>
        <table:table-row table:style-name="TableRow4054">
          <table:table-cell table:style-name="TableCell4055">
            <text:p text:style-name="P4056">26</text:p>
          </table:table-cell>
          <table:table-cell table:style-name="TableCell4057">
            <text:p text:style-name="P4058">22</text:p>
          </table:table-cell>
          <table:covered-table-cell>
            <text:p text:style-name="P4059"/>
          </table:covered-table-cell>
          <table:covered-table-cell>
            <text:p text:style-name="P4060"/>
          </table:covered-table-cell>
          <table:covered-table-cell>
            <text:p text:style-name="P4061"/>
          </table:covered-table-cell>
        </table:table-row>
        <table:table-row table:style-name="TableRow4062">
          <table:table-cell table:style-name="TableCell4063">
            <text:p text:style-name="P4064">27</text:p>
          </table:table-cell>
          <table:table-cell table:style-name="TableCell4065">
            <text:p text:style-name="P4066">23</text:p>
          </table:table-cell>
          <table:table-cell table:style-name="TableCell4067" table:number-rows-spanned="4">
            <text:p text:style-name="P4068">power</text:p>
          </table:table-cell>
          <table:table-cell table:style-name="TableCell4069" table:number-rows-spanned="4">
            <text:p text:style-name="P4070">0.01 W</text:p>
          </table:table-cell>
          <table:table-cell table:style-name="TableCell4071" table:number-rows-spanned="4">
            <text:p text:style-name="P4072">int32</text:p>
          </table:table-cell>
        </table:table-row>
        <table:table-row table:style-name="TableRow4073">
          <table:table-cell table:style-name="TableCell4074">
            <text:p text:style-name="P4075">28</text:p>
          </table:table-cell>
          <table:table-cell table:style-name="TableCell4076">
            <text:p text:style-name="P4077">24</text:p>
          </table:table-cell>
          <table:covered-table-cell>
            <text:p text:style-name="P4078"/>
          </table:covered-table-cell>
          <table:covered-table-cell>
            <text:p text:style-name="P4079"/>
          </table:covered-table-cell>
          <table:covered-table-cell>
            <text:p text:style-name="P4080"/>
          </table:covered-table-cell>
        </table:table-row>
        <table:table-row table:style-name="TableRow4081">
          <table:table-cell table:style-name="TableCell4082">
            <text:p text:style-name="P4083">29</text:p>
          </table:table-cell>
          <table:table-cell table:style-name="TableCell4084">
            <text:p text:style-name="P4085">25</text:p>
          </table:table-cell>
          <table:covered-table-cell>
            <text:p text:style-name="P4086"/>
          </table:covered-table-cell>
          <table:covered-table-cell>
            <text:p text:style-name="P4087"/>
          </table:covered-table-cell>
          <table:covered-table-cell>
            <text:p text:style-name="P4088"/>
          </table:covered-table-cell>
        </table:table-row>
        <table:table-row table:style-name="TableRow4089">
          <table:table-cell table:style-name="TableCell4090">
            <text:p text:style-name="P4091">30</text:p>
          </table:table-cell>
          <table:table-cell table:style-name="TableCell4092">
            <text:p text:style-name="P4093">26</text:p>
          </table:table-cell>
          <table:covered-table-cell>
            <text:p text:style-name="P4094"/>
          </table:covered-table-cell>
          <table:covered-table-cell>
            <text:p text:style-name="P4095"/>
          </table:covered-table-cell>
          <table:covered-table-cell>
            <text:p text:style-name="P4096"/>
          </table:covered-table-cell>
        </table:table-row>
        <table:table-row table:style-name="TableRow4097">
          <table:table-cell table:style-name="TableCell4098">
            <text:p text:style-name="P4099">31</text:p>
          </table:table-cell>
          <table:table-cell table:style-name="TableCell4100">
            <text:p text:style-name="P4101">27</text:p>
          </table:table-cell>
          <table:table-cell table:style-name="TableCell4102" table:number-rows-spanned="4">
            <text:p text:style-name="P4103">mAhDrawn</text:p>
          </table:table-cell>
          <table:table-cell table:style-name="TableCell4104" table:number-rows-spanned="4">
            <text:p text:style-name="P4105">mah</text:p>
          </table:table-cell>
          <table:table-cell table:style-name="TableCell4106" table:number-rows-spanned="4">
            <text:p text:style-name="P4107">int32</text:p>
          </table:table-cell>
        </table:table-row>
        <table:table-row table:style-name="TableRow4108">
          <table:table-cell table:style-name="TableCell4109">
            <text:p text:style-name="P4110">32</text:p>
          </table:table-cell>
          <table:table-cell table:style-name="TableCell4111">
            <text:p text:style-name="P4112">28</text:p>
          </table:table-cell>
          <table:covered-table-cell>
            <text:p text:style-name="P4113"/>
          </table:covered-table-cell>
          <table:covered-table-cell>
            <text:p text:style-name="P4114"/>
          </table:covered-table-cell>
          <table:covered-table-cell>
            <text:p text:style-name="P4115"/>
          </table:covered-table-cell>
        </table:table-row>
        <table:table-row table:style-name="TableRow4116">
          <table:table-cell table:style-name="TableCell4117">
            <text:p text:style-name="P4118">33</text:p>
          </table:table-cell>
          <table:table-cell table:style-name="TableCell4119">
            <text:p text:style-name="P4120">29</text:p>
          </table:table-cell>
          <table:covered-table-cell>
            <text:p text:style-name="P4121"/>
          </table:covered-table-cell>
          <table:covered-table-cell>
            <text:p text:style-name="P4122"/>
          </table:covered-table-cell>
          <table:covered-table-cell>
            <text:p text:style-name="P4123"/>
          </table:covered-table-cell>
        </table:table-row>
        <table:table-row table:style-name="TableRow4124">
          <table:table-cell table:style-name="TableCell4125">
            <text:p text:style-name="P4126">34</text:p>
          </table:table-cell>
          <table:table-cell table:style-name="TableCell4127">
            <text:p text:style-name="P4128">30</text:p>
          </table:table-cell>
          <table:covered-table-cell>
            <text:p text:style-name="P4129"/>
          </table:covered-table-cell>
          <table:covered-table-cell>
            <text:p text:style-name="P4130"/>
          </table:covered-table-cell>
          <table:covered-table-cell>
            <text:p text:style-name="P4131"/>
          </table:covered-table-cell>
        </table:table-row>
        <table:table-row table:style-name="TableRow4132">
          <table:table-cell table:style-name="TableCell4133">
            <text:p text:style-name="P4134">35</text:p>
          </table:table-cell>
          <table:table-cell table:style-name="TableCell4135">
            <text:p text:style-name="P4136">31</text:p>
          </table:table-cell>
          <table:table-cell table:style-name="TableCell4137" table:number-rows-spanned="4">
            <text:p text:style-name="P4138">mWhDrawn</text:p>
          </table:table-cell>
          <table:table-cell table:style-name="TableCell4139" table:number-rows-spanned="4">
            <text:p text:style-name="P4140">mwh</text:p>
          </table:table-cell>
          <table:table-cell table:style-name="TableCell4141" table:number-rows-spanned="4">
            <text:p text:style-name="P4142">int32</text:p>
          </table:table-cell>
        </table:table-row>
        <table:table-row table:style-name="TableRow4143">
          <table:table-cell table:style-name="TableCell4144">
            <text:p text:style-name="P4145">36</text:p>
          </table:table-cell>
          <table:table-cell table:style-name="TableCell4146">
            <text:p text:style-name="P4147">32</text:p>
          </table:table-cell>
          <table:covered-table-cell>
            <text:p text:style-name="P4148"/>
          </table:covered-table-cell>
          <table:covered-table-cell>
            <text:p text:style-name="P4149"/>
          </table:covered-table-cell>
          <table:covered-table-cell>
            <text:p text:style-name="P4150"/>
          </table:covered-table-cell>
        </table:table-row>
        <table:table-row table:style-name="TableRow4151">
          <table:table-cell table:style-name="TableCell4152">
            <text:p text:style-name="P4153">37</text:p>
          </table:table-cell>
          <table:table-cell table:style-name="TableCell4154">
            <text:p text:style-name="P4155">33</text:p>
          </table:table-cell>
          <table:covered-table-cell>
            <text:p text:style-name="P4156"/>
          </table:covered-table-cell>
          <table:covered-table-cell>
            <text:p text:style-name="P4157"/>
          </table:covered-table-cell>
          <table:covered-table-cell>
            <text:p text:style-name="P4158"/>
          </table:covered-table-cell>
        </table:table-row>
        <table:table-row table:style-name="TableRow4159">
          <table:table-cell table:style-name="TableCell4160">
            <text:p text:style-name="P4161">38</text:p>
          </table:table-cell>
          <table:table-cell table:style-name="TableCell4162">
            <text:p text:style-name="P4163">34</text:p>
          </table:table-cell>
          <table:covered-table-cell>
            <text:p text:style-name="P4164"/>
          </table:covered-table-cell>
          <table:covered-table-cell>
            <text:p text:style-name="P4165"/>
          </table:covered-table-cell>
          <table:covered-table-cell>
            <text:p text:style-name="P4166"/>
          </table:covered-table-cell>
        </table:table-row>
        <table:table-row table:style-name="TableRow4167">
          <table:table-cell table:style-name="TableCell4168">
            <text:p text:style-name="P4169">39</text:p>
          </table:table-cell>
          <table:table-cell table:style-name="TableCell4170">
            <text:p text:style-name="P4171">35</text:p>
          </table:table-cell>
          <table:table-cell table:style-name="TableCell4172" table:number-rows-spanned="2">
            <text:p text:style-name="P4173">averageSystemLoadPercent</text:p>
          </table:table-cell>
          <table:table-cell table:style-name="TableCell4174" table:number-rows-spanned="2">
            <text:p text:style-name="P4175">Загрузка процессора</text:p>
          </table:table-cell>
          <table:table-cell table:style-name="TableCell4176" table:number-rows-spanned="2">
            <text:p text:style-name="P4177">int16</text:p>
          </table:table-cell>
        </table:table-row>
        <table:table-row table:style-name="TableRow4178">
          <table:table-cell table:style-name="TableCell4179">
            <text:p text:style-name="P4180">40</text:p>
          </table:table-cell>
          <table:table-cell table:style-name="TableCell4181">
            <text:p text:style-name="P4182">36</text:p>
          </table:table-cell>
          <table:covered-table-cell>
            <text:p text:style-name="P4183"/>
          </table:covered-table-cell>
          <table:covered-table-cell>
            <text:p text:style-name="P4184"/>
          </table:covered-table-cell>
          <table:covered-table-cell>
            <text:p text:style-name="P4185"/>
          </table:covered-table-cell>
        </table:table-row>
        <table:table-row table:style-name="TableRow4186">
          <table:table-cell table:style-name="TableCell4187">
            <text:p text:style-name="P4188">41</text:p>
          </table:table-cell>
          <table:table-cell table:style-name="TableCell4189">
            <text:p text:style-name="P4190">37</text:p>
          </table:table-cell>
          <table:table-cell table:style-name="TableCell4191" table:number-rows-spanned="4">
            <text:p text:style-name="P4192">gyroADC[0]</text:p>
          </table:table-cell>
          <table:table-cell table:style-name="TableCell4193" table:number-rows-spanned="4">
            <text:p text:style-name="P4194"><text:span text:style-name="T4195">Roll,<text:s/></text:span><text:span text:style-name="T4196">deg/sec</text:span></text:p>
          </table:table-cell>
          <table:table-cell table:style-name="TableCell4197" table:number-rows-spanned="4">
            <text:p text:style-name="P4198">float</text:p>
          </table:table-cell>
        </table:table-row>
        <table:table-row table:style-name="TableRow4199">
          <table:table-cell table:style-name="TableCell4200">
            <text:p text:style-name="P4201">42</text:p>
          </table:table-cell>
          <table:table-cell table:style-name="TableCell4202">
            <text:p text:style-name="P4203">38</text:p>
          </table:table-cell>
          <table:covered-table-cell>
            <text:p text:style-name="P4204"/>
          </table:covered-table-cell>
          <table:covered-table-cell>
            <text:p text:style-name="P4205"/>
          </table:covered-table-cell>
          <table:covered-table-cell>
            <text:p text:style-name="P4206"/>
          </table:covered-table-cell>
        </table:table-row>
        <table:table-row table:style-name="TableRow4207">
          <table:table-cell table:style-name="TableCell4208">
            <text:p text:style-name="P4209">43</text:p>
          </table:table-cell>
          <table:table-cell table:style-name="TableCell4210">
            <text:p text:style-name="P4211">39</text:p>
          </table:table-cell>
          <table:covered-table-cell>
            <text:p text:style-name="P4212"/>
          </table:covered-table-cell>
          <table:covered-table-cell>
            <text:p text:style-name="P4213"/>
          </table:covered-table-cell>
          <table:covered-table-cell>
            <text:p text:style-name="P4214"/>
          </table:covered-table-cell>
        </table:table-row>
        <table:table-row table:style-name="TableRow4215">
          <table:table-cell table:style-name="TableCell4216">
            <text:p text:style-name="P4217">44</text:p>
          </table:table-cell>
          <table:table-cell table:style-name="TableCell4218">
            <text:p text:style-name="P4219">40</text:p>
          </table:table-cell>
          <table:covered-table-cell>
            <text:p text:style-name="P4220"/>
          </table:covered-table-cell>
          <table:covered-table-cell>
            <text:p text:style-name="P4221"/>
          </table:covered-table-cell>
          <table:covered-table-cell>
            <text:p text:style-name="P4222"/>
          </table:covered-table-cell>
        </table:table-row>
        <table:table-row table:style-name="TableRow4223">
          <table:table-cell table:style-name="TableCell4224">
            <text:p text:style-name="P4225">45</text:p>
          </table:table-cell>
          <table:table-cell table:style-name="TableCell4226">
            <text:p text:style-name="P4227">41</text:p>
          </table:table-cell>
          <table:table-cell table:style-name="TableCell4228" table:number-rows-spanned="4">
            <text:p text:style-name="P4229">gyroADC[1]</text:p>
          </table:table-cell>
          <table:table-cell table:style-name="TableCell4230" table:number-rows-spanned="4">
            <text:p text:style-name="P4231">Pitch, deg/sec</text:p>
          </table:table-cell>
          <table:table-cell table:style-name="TableCell4232" table:number-rows-spanned="4">
            <text:p text:style-name="P4233">float</text:p>
          </table:table-cell>
        </table:table-row>
        <table:table-row table:style-name="TableRow4234">
          <table:table-cell table:style-name="TableCell4235">
            <text:p text:style-name="P4236">46</text:p>
          </table:table-cell>
          <table:table-cell table:style-name="TableCell4237">
            <text:p text:style-name="P4238">42</text:p>
          </table:table-cell>
          <table:covered-table-cell>
            <text:p text:style-name="P4239"/>
          </table:covered-table-cell>
          <table:covered-table-cell>
            <text:p text:style-name="P4240"/>
          </table:covered-table-cell>
          <table:covered-table-cell>
            <text:p text:style-name="P4241"/>
          </table:covered-table-cell>
        </table:table-row>
        <table:table-row table:style-name="TableRow4242">
          <table:table-cell table:style-name="TableCell4243">
            <text:p text:style-name="P4244">47</text:p>
          </table:table-cell>
          <table:table-cell table:style-name="TableCell4245">
            <text:p text:style-name="P4246">43</text:p>
          </table:table-cell>
          <table:covered-table-cell>
            <text:p text:style-name="P4247"/>
          </table:covered-table-cell>
          <table:covered-table-cell>
            <text:p text:style-name="P4248"/>
          </table:covered-table-cell>
          <table:covered-table-cell>
            <text:p text:style-name="P4249"/>
          </table:covered-table-cell>
        </table:table-row>
        <table:table-row table:style-name="TableRow4250">
          <table:table-cell table:style-name="TableCell4251">
            <text:p text:style-name="P4252">48</text:p>
          </table:table-cell>
          <table:table-cell table:style-name="TableCell4253">
            <text:p text:style-name="P4254">44</text:p>
          </table:table-cell>
          <table:covered-table-cell>
            <text:p text:style-name="P4255"/>
          </table:covered-table-cell>
          <table:covered-table-cell>
            <text:p text:style-name="P4256"/>
          </table:covered-table-cell>
          <table:covered-table-cell>
            <text:p text:style-name="P4257"/>
          </table:covered-table-cell>
        </table:table-row>
        <table:table-row table:style-name="TableRow4258">
          <table:table-cell table:style-name="TableCell4259">
            <text:p text:style-name="P4260">49</text:p>
          </table:table-cell>
          <table:table-cell table:style-name="TableCell4261">
            <text:p text:style-name="P4262">45</text:p>
          </table:table-cell>
          <table:table-cell table:style-name="TableCell4263" table:number-rows-spanned="4">
            <text:p text:style-name="P4264">gyroADC[2]</text:p>
          </table:table-cell>
          <table:table-cell table:style-name="TableCell4265" table:number-rows-spanned="4">
            <text:p text:style-name="P4266"><text:span text:style-name="T4267">Yaw,<text:s/></text:span><text:span text:style-name="T4268">deg/sec</text:span></text:p>
          </table:table-cell>
          <table:table-cell table:style-name="TableCell4269" table:number-rows-spanned="4">
            <text:p text:style-name="P4270">float</text:p>
          </table:table-cell>
        </table:table-row>
        <table:table-row table:style-name="TableRow4271">
          <table:table-cell table:style-name="TableCell4272">
            <text:p text:style-name="P4273">50</text:p>
          </table:table-cell>
          <table:table-cell table:style-name="TableCell4274">
            <text:p text:style-name="P4275">46</text:p>
          </table:table-cell>
          <table:covered-table-cell>
            <text:p text:style-name="P4276"/>
          </table:covered-table-cell>
          <table:covered-table-cell>
            <text:p text:style-name="P4277"/>
          </table:covered-table-cell>
          <table:covered-table-cell>
            <text:p text:style-name="P4278"/>
          </table:covered-table-cell>
        </table:table-row>
        <table:table-row table:style-name="TableRow4279">
          <table:table-cell table:style-name="TableCell4280">
            <text:p text:style-name="P4281">51</text:p>
          </table:table-cell>
          <table:table-cell table:style-name="TableCell4282">
            <text:p text:style-name="P4283">47</text:p>
          </table:table-cell>
          <table:covered-table-cell>
            <text:p text:style-name="P4284"/>
          </table:covered-table-cell>
          <table:covered-table-cell>
            <text:p text:style-name="P4285"/>
          </table:covered-table-cell>
          <table:covered-table-cell>
            <text:p text:style-name="P4286"/>
          </table:covered-table-cell>
        </table:table-row>
        <table:table-row table:style-name="TableRow4287">
          <table:table-cell table:style-name="TableCell4288">
            <text:p text:style-name="P4289">52</text:p>
          </table:table-cell>
          <table:table-cell table:style-name="TableCell4290">
            <text:p text:style-name="P4291">48</text:p>
          </table:table-cell>
          <table:covered-table-cell>
            <text:p text:style-name="P4292"/>
          </table:covered-table-cell>
          <table:covered-table-cell>
            <text:p text:style-name="P4293"/>
          </table:covered-table-cell>
          <table:covered-table-cell>
            <text:p text:style-name="P4294"/>
          </table:covered-table-cell>
        </table:table-row>
        <table:table-row table:style-name="TableRow4295">
          <table:table-cell table:style-name="TableCell4296">
            <text:p text:style-name="P4297">53</text:p>
          </table:table-cell>
          <table:table-cell table:style-name="TableCell4298">
            <text:p text:style-name="P4299">49</text:p>
          </table:table-cell>
          <table:table-cell table:style-name="TableCell4300" table:number-rows-spanned="4">
            <text:p text:style-name="P4301">accSmooth[0]</text:p>
          </table:table-cell>
          <table:table-cell table:style-name="TableCell4302" table:number-rows-spanned="4">
            <text:p text:style-name="P4303">North, fraction of 1g</text:p>
          </table:table-cell>
          <table:table-cell table:style-name="TableCell4304" table:number-rows-spanned="4">
            <text:p text:style-name="P4305">float</text:p>
          </table:table-cell>
        </table:table-row>
        <table:table-row table:style-name="TableRow4306">
          <table:table-cell table:style-name="TableCell4307">
            <text:p text:style-name="P4308">54</text:p>
          </table:table-cell>
          <table:table-cell table:style-name="TableCell4309">
            <text:p text:style-name="P4310">50</text:p>
          </table:table-cell>
          <table:covered-table-cell>
            <text:p text:style-name="P4311"/>
          </table:covered-table-cell>
          <table:covered-table-cell>
            <text:p text:style-name="P4312"/>
          </table:covered-table-cell>
          <table:covered-table-cell>
            <text:p text:style-name="P4313"/>
          </table:covered-table-cell>
        </table:table-row>
        <table:table-row table:style-name="TableRow4314">
          <table:table-cell table:style-name="TableCell4315">
            <text:p text:style-name="P4316">55</text:p>
          </table:table-cell>
          <table:table-cell table:style-name="TableCell4317">
            <text:p text:style-name="P4318">51</text:p>
          </table:table-cell>
          <table:covered-table-cell>
            <text:p text:style-name="P4319"/>
          </table:covered-table-cell>
          <table:covered-table-cell>
            <text:p text:style-name="P4320"/>
          </table:covered-table-cell>
          <table:covered-table-cell>
            <text:p text:style-name="P4321"/>
          </table:covered-table-cell>
        </table:table-row>
        <table:table-row table:style-name="TableRow4322">
          <table:table-cell table:style-name="TableCell4323">
            <text:p text:style-name="P4324">56</text:p>
          </table:table-cell>
          <table:table-cell table:style-name="TableCell4325">
            <text:p text:style-name="P4326">52</text:p>
          </table:table-cell>
          <table:covered-table-cell>
            <text:p text:style-name="P4327"/>
          </table:covered-table-cell>
          <table:covered-table-cell>
            <text:p text:style-name="P4328"/>
          </table:covered-table-cell>
          <table:covered-table-cell>
            <text:p text:style-name="P4329"/>
          </table:covered-table-cell>
        </table:table-row>
        <table:table-row table:style-name="TableRow4330">
          <table:table-cell table:style-name="TableCell4331">
            <text:p text:style-name="P4332">57</text:p>
          </table:table-cell>
          <table:table-cell table:style-name="TableCell4333">
            <text:p text:style-name="P4334">53</text:p>
          </table:table-cell>
          <table:table-cell table:style-name="TableCell4335" table:number-rows-spanned="4">
            <text:p text:style-name="P4336">accSmooth[1]</text:p>
          </table:table-cell>
          <table:table-cell table:style-name="TableCell4337" table:number-rows-spanned="4">
            <text:p text:style-name="P4338">East, fraction of 1g</text:p>
          </table:table-cell>
          <table:table-cell table:style-name="TableCell4339" table:number-rows-spanned="4">
            <text:p text:style-name="P4340">float</text:p>
          </table:table-cell>
        </table:table-row>
        <table:table-row table:style-name="TableRow4341">
          <table:table-cell table:style-name="TableCell4342">
            <text:p text:style-name="P4343">58</text:p>
          </table:table-cell>
          <table:table-cell table:style-name="TableCell4344">
            <text:p text:style-name="P4345">54</text:p>
          </table:table-cell>
          <table:covered-table-cell>
            <text:p text:style-name="P4346"/>
          </table:covered-table-cell>
          <table:covered-table-cell>
            <text:p text:style-name="P4347"/>
          </table:covered-table-cell>
          <table:covered-table-cell>
            <text:p text:style-name="P4348"/>
          </table:covered-table-cell>
        </table:table-row>
        <table:table-row table:style-name="TableRow4349">
          <table:table-cell table:style-name="TableCell4350">
            <text:p text:style-name="P4351">59</text:p>
          </table:table-cell>
          <table:table-cell table:style-name="TableCell4352">
            <text:p text:style-name="P4353">55</text:p>
          </table:table-cell>
          <table:covered-table-cell>
            <text:p text:style-name="P4354"/>
          </table:covered-table-cell>
          <table:covered-table-cell>
            <text:p text:style-name="P4355"/>
          </table:covered-table-cell>
          <table:covered-table-cell>
            <text:p text:style-name="P4356"/>
          </table:covered-table-cell>
        </table:table-row>
        <table:table-row table:style-name="TableRow4357">
          <table:table-cell table:style-name="TableCell4358">
            <text:p text:style-name="P4359">60</text:p>
          </table:table-cell>
          <table:table-cell table:style-name="TableCell4360">
            <text:p text:style-name="P4361">56</text:p>
          </table:table-cell>
          <table:covered-table-cell>
            <text:p text:style-name="P4362"/>
          </table:covered-table-cell>
          <table:covered-table-cell>
            <text:p text:style-name="P4363"/>
          </table:covered-table-cell>
          <table:covered-table-cell>
            <text:p text:style-name="P4364"/>
          </table:covered-table-cell>
        </table:table-row>
        <table:table-row table:style-name="TableRow4365">
          <table:table-cell table:style-name="TableCell4366">
            <text:p text:style-name="P4367">61</text:p>
          </table:table-cell>
          <table:table-cell table:style-name="TableCell4368">
            <text:p text:style-name="P4369">57</text:p>
          </table:table-cell>
          <table:table-cell table:style-name="TableCell4370" table:number-rows-spanned="4">
            <text:p text:style-name="P4371">accSmooth[2]</text:p>
          </table:table-cell>
          <table:table-cell table:style-name="TableCell4372" table:number-rows-spanned="4">
            <text:p text:style-name="P4373">Vertical, fraction of 1g</text:p>
          </table:table-cell>
          <table:table-cell table:style-name="TableCell4374" table:number-rows-spanned="4">
            <text:p text:style-name="P4375">float</text:p>
          </table:table-cell>
        </table:table-row>
        <table:table-row table:style-name="TableRow4376">
          <table:table-cell table:style-name="TableCell4377">
            <text:p text:style-name="P4378">62</text:p>
          </table:table-cell>
          <table:table-cell table:style-name="TableCell4379">
            <text:p text:style-name="P4380">58</text:p>
          </table:table-cell>
          <table:covered-table-cell>
            <text:p text:style-name="P4381"/>
          </table:covered-table-cell>
          <table:covered-table-cell>
            <text:p text:style-name="P4382"/>
          </table:covered-table-cell>
          <table:covered-table-cell>
            <text:p text:style-name="P4383"/>
          </table:covered-table-cell>
        </table:table-row>
        <table:table-row table:style-name="TableRow4384">
          <table:table-cell table:style-name="TableCell4385">
            <text:p text:style-name="P4386">63</text:p>
          </table:table-cell>
          <table:table-cell table:style-name="TableCell4387">
            <text:p text:style-name="P4388">59</text:p>
          </table:table-cell>
          <table:covered-table-cell>
            <text:p text:style-name="P4389"/>
          </table:covered-table-cell>
          <table:covered-table-cell>
            <text:p text:style-name="P4390"/>
          </table:covered-table-cell>
          <table:covered-table-cell>
            <text:p text:style-name="P4391"/>
          </table:covered-table-cell>
        </table:table-row>
        <table:table-row table:style-name="TableRow4392">
          <table:table-cell table:style-name="TableCell4393">
            <text:p text:style-name="P4394">64</text:p>
          </table:table-cell>
          <table:table-cell table:style-name="TableCell4395">
            <text:p text:style-name="P4396">60</text:p>
          </table:table-cell>
          <table:covered-table-cell>
            <text:p text:style-name="P4397"/>
          </table:covered-table-cell>
          <table:covered-table-cell>
            <text:p text:style-name="P4398"/>
          </table:covered-table-cell>
          <table:covered-table-cell>
            <text:p text:style-name="P4399"/>
          </table:covered-table-cell>
        </table:table-row>
        <table:table-row table:style-name="TableRow4400">
          <table:table-cell table:style-name="TableCell4401">
            <text:p text:style-name="P4402">65</text:p>
          </table:table-cell>
          <table:table-cell table:style-name="TableCell4403">
            <text:p text:style-name="P4404">61</text:p>
          </table:table-cell>
          <table:table-cell table:style-name="TableCell4405" table:number-rows-spanned="2">
            <text:p text:style-name="P4406">attitude[0]</text:p>
          </table:table-cell>
          <table:table-cell table:style-name="TableCell4407" table:number-rows-spanned="2">
            <text:p text:style-name="P4408">Roll, 0-3600 deg/10</text:p>
          </table:table-cell>
          <table:table-cell table:style-name="TableCell4409" table:number-rows-spanned="2">
            <text:p text:style-name="P4410">int16</text:p>
          </table:table-cell>
        </table:table-row>
        <table:table-row table:style-name="TableRow4411">
          <table:table-cell table:style-name="TableCell4412">
            <text:p text:style-name="P4413">66</text:p>
          </table:table-cell>
          <table:table-cell table:style-name="TableCell4414">
            <text:p text:style-name="P4415">62</text:p>
          </table:table-cell>
          <table:covered-table-cell>
            <text:p text:style-name="P4416"/>
          </table:covered-table-cell>
          <table:covered-table-cell>
            <text:p text:style-name="P4417"/>
          </table:covered-table-cell>
          <table:covered-table-cell>
            <text:p text:style-name="P4418"/>
          </table:covered-table-cell>
        </table:table-row>
        <table:table-row table:style-name="TableRow4419">
          <table:table-cell table:style-name="TableCell4420">
            <text:p text:style-name="P4421">67</text:p>
          </table:table-cell>
          <table:table-cell table:style-name="TableCell4422">
            <text:p text:style-name="P4423">63</text:p>
          </table:table-cell>
          <table:table-cell table:style-name="TableCell4424" table:number-rows-spanned="2">
            <text:p text:style-name="P4425">attitude[1]</text:p>
          </table:table-cell>
          <table:table-cell table:style-name="TableCell4426" table:number-rows-spanned="2">
            <text:p text:style-name="P4427">Pitch, 0-3600 deg/10</text:p>
          </table:table-cell>
          <table:table-cell table:style-name="TableCell4428" table:number-rows-spanned="2">
            <text:p text:style-name="P4429">int16</text:p>
          </table:table-cell>
        </table:table-row>
        <table:table-row table:style-name="TableRow4430">
          <table:table-cell table:style-name="TableCell4431">
            <text:p text:style-name="P4432">68</text:p>
          </table:table-cell>
          <table:table-cell table:style-name="TableCell4433">
            <text:p text:style-name="P4434">64</text:p>
          </table:table-cell>
          <table:covered-table-cell>
            <text:p text:style-name="P4435"/>
          </table:covered-table-cell>
          <table:covered-table-cell>
            <text:p text:style-name="P4436"/>
          </table:covered-table-cell>
          <table:covered-table-cell>
            <text:p text:style-name="P4437"/>
          </table:covered-table-cell>
        </table:table-row>
        <table:table-row table:style-name="TableRow4438">
          <table:table-cell table:style-name="TableCell4439">
            <text:p text:style-name="P4440">69</text:p>
          </table:table-cell>
          <table:table-cell table:style-name="TableCell4441">
            <text:p text:style-name="P4442">65</text:p>
          </table:table-cell>
          <table:table-cell table:style-name="TableCell4443" table:number-rows-spanned="2">
            <text:p text:style-name="P4444">attitude[2]</text:p>
          </table:table-cell>
          <table:table-cell table:style-name="TableCell4445" table:number-rows-spanned="2">
            <text:p text:style-name="P4446">Yaw, 0-3600 deg/10</text:p>
          </table:table-cell>
          <table:table-cell table:style-name="TableCell4447" table:number-rows-spanned="2">
            <text:p text:style-name="P4448">int16</text:p>
          </table:table-cell>
        </table:table-row>
        <table:table-row table:style-name="TableRow4449">
          <table:table-cell table:style-name="TableCell4450">
            <text:p text:style-name="P4451">70</text:p>
          </table:table-cell>
          <table:table-cell table:style-name="TableCell4452">
            <text:p text:style-name="P4453">66</text:p>
          </table:table-cell>
          <table:covered-table-cell>
            <text:p text:style-name="P4454"/>
          </table:covered-table-cell>
          <table:covered-table-cell>
            <text:p text:style-name="P4455"/>
          </table:covered-table-cell>
          <table:covered-table-cell>
            <text:p text:style-name="P4456"/>
          </table:covered-table-cell>
        </table:table-row>
        <table:table-row table:style-name="TableRow4457">
          <table:table-cell table:style-name="TableCell4458">
            <text:p text:style-name="P4459">71</text:p>
          </table:table-cell>
          <table:table-cell table:style-name="TableCell4460">
            <text:p text:style-name="P4461">67</text:p>
          </table:table-cell>
          <table:table-cell table:style-name="TableCell4462" table:number-rows-spanned="2">
            <text:p text:style-name="P4463">cx_temperature[0]</text:p>
          </table:table-cell>
          <table:table-cell table:style-name="TableCell4464" table:number-rows-spanned="2">
            <text:p text:style-name="P4465"> </text:p>
          </table:table-cell>
          <table:table-cell table:style-name="TableCell4466" table:number-rows-spanned="2">
            <text:p text:style-name="P4467">int16</text:p>
          </table:table-cell>
        </table:table-row>
        <table:table-row table:style-name="TableRow4468">
          <table:table-cell table:style-name="TableCell4469">
            <text:p text:style-name="P4470">72</text:p>
          </table:table-cell>
          <table:table-cell table:style-name="TableCell4471">
            <text:p text:style-name="P4472">68</text:p>
          </table:table-cell>
          <table:covered-table-cell>
            <text:p text:style-name="P4473"/>
          </table:covered-table-cell>
          <table:covered-table-cell>
            <text:p text:style-name="P4474"/>
          </table:covered-table-cell>
          <table:covered-table-cell>
            <text:p text:style-name="P4475"/>
          </table:covered-table-cell>
        </table:table-row>
        <table:table-row table:style-name="TableRow4476">
          <table:table-cell table:style-name="TableCell4477">
            <text:p text:style-name="P4478">73</text:p>
          </table:table-cell>
          <table:table-cell table:style-name="TableCell4479">
            <text:p text:style-name="P4480">69</text:p>
          </table:table-cell>
          <table:table-cell table:style-name="TableCell4481" table:number-rows-spanned="2">
            <text:p text:style-name="P4482">cx_temperature[1]</text:p>
          </table:table-cell>
          <table:table-cell table:style-name="TableCell4483" table:number-rows-spanned="2">
            <text:p text:style-name="P4484"> </text:p>
          </table:table-cell>
          <table:table-cell table:style-name="TableCell4485" table:number-rows-spanned="2">
            <text:p text:style-name="P4486">int16</text:p>
          </table:table-cell>
        </table:table-row>
        <table:table-row table:style-name="TableRow4487">
          <table:table-cell table:style-name="TableCell4488">
            <text:p text:style-name="P4489">74</text:p>
          </table:table-cell>
          <table:table-cell table:style-name="TableCell4490">
            <text:p text:style-name="P4491">70</text:p>
          </table:table-cell>
          <table:covered-table-cell>
            <text:p text:style-name="P4492"/>
          </table:covered-table-cell>
          <table:covered-table-cell>
            <text:p text:style-name="P4493"/>
          </table:covered-table-cell>
          <table:covered-table-cell>
            <text:p text:style-name="P4494"/>
          </table:covered-table-cell>
        </table:table-row>
        <table:table-row table:style-name="TableRow4495">
          <table:table-cell table:style-name="TableCell4496">
            <text:p text:style-name="P4497">75</text:p>
          </table:table-cell>
          <table:table-cell table:style-name="TableCell4498">
            <text:p text:style-name="P4499">71</text:p>
          </table:table-cell>
          <table:table-cell table:style-name="TableCell4500" table:number-rows-spanned="2">
            <text:p text:style-name="P4501">cx_temperature[2]</text:p>
          </table:table-cell>
          <table:table-cell table:style-name="TableCell4502" table:number-rows-spanned="2">
            <text:p text:style-name="P4503"> </text:p>
          </table:table-cell>
          <table:table-cell table:style-name="TableCell4504" table:number-rows-spanned="2">
            <text:p text:style-name="P4505">int16</text:p>
          </table:table-cell>
        </table:table-row>
        <table:table-row table:style-name="TableRow4506">
          <table:table-cell table:style-name="TableCell4507">
            <text:p text:style-name="P4508">76</text:p>
          </table:table-cell>
          <table:table-cell table:style-name="TableCell4509">
            <text:p text:style-name="P4510">72</text:p>
          </table:table-cell>
          <table:covered-table-cell>
            <text:p text:style-name="P4511"/>
          </table:covered-table-cell>
          <table:covered-table-cell>
            <text:p text:style-name="P4512"/>
          </table:covered-table-cell>
          <table:covered-table-cell>
            <text:p text:style-name="P4513"/>
          </table:covered-table-cell>
        </table:table-row>
        <table:table-row table:style-name="TableRow4514">
          <table:table-cell table:style-name="TableCell4515">
            <text:p text:style-name="P4516">77</text:p>
          </table:table-cell>
          <table:table-cell table:style-name="TableCell4517">
            <text:p text:style-name="P4518">73</text:p>
          </table:table-cell>
          <table:table-cell table:style-name="TableCell4519" table:number-rows-spanned="2">
            <text:p text:style-name="P4520">cx_temperature[3]</text:p>
          </table:table-cell>
          <table:table-cell table:style-name="TableCell4521" table:number-rows-spanned="2">
            <text:p text:style-name="P4522"> </text:p>
          </table:table-cell>
          <table:table-cell table:style-name="TableCell4523" table:number-rows-spanned="2">
            <text:p text:style-name="P4524">int16</text:p>
          </table:table-cell>
        </table:table-row>
        <table:table-row table:style-name="TableRow4525">
          <table:table-cell table:style-name="TableCell4526">
            <text:p text:style-name="P4527">78</text:p>
          </table:table-cell>
          <table:table-cell table:style-name="TableCell4528">
            <text:p text:style-name="P4529">74</text:p>
          </table:table-cell>
          <table:covered-table-cell>
            <text:p text:style-name="P4530"/>
          </table:covered-table-cell>
          <table:covered-table-cell>
            <text:p text:style-name="P4531"/>
          </table:covered-table-cell>
          <table:covered-table-cell>
            <text:p text:style-name="P4532"/>
          </table:covered-table-cell>
        </table:table-row>
        <table:table-row table:style-name="TableRow4533">
          <table:table-cell table:style-name="TableCell4534">
            <text:p text:style-name="P4535">79</text:p>
          </table:table-cell>
          <table:table-cell table:style-name="TableCell4536">
            <text:p text:style-name="P4537">75</text:p>
          </table:table-cell>
          <table:table-cell table:style-name="TableCell4538" table:number-rows-spanned="2">
            <text:p text:style-name="P4539">cx_temperature[4]</text:p>
          </table:table-cell>
          <table:table-cell table:style-name="TableCell4540" table:number-rows-spanned="2">
            <text:p text:style-name="P4541"> </text:p>
          </table:table-cell>
          <table:table-cell table:style-name="TableCell4542" table:number-rows-spanned="2">
            <text:p text:style-name="P4543">int16</text:p>
          </table:table-cell>
        </table:table-row>
        <table:table-row table:style-name="TableRow4544">
          <table:table-cell table:style-name="TableCell4545">
            <text:p text:style-name="P4546">80</text:p>
          </table:table-cell>
          <table:table-cell table:style-name="TableCell4547">
            <text:p text:style-name="P4548">76</text:p>
          </table:table-cell>
          <table:covered-table-cell>
            <text:p text:style-name="P4549"/>
          </table:covered-table-cell>
          <table:covered-table-cell>
            <text:p text:style-name="P4550"/>
          </table:covered-table-cell>
          <table:covered-table-cell>
            <text:p text:style-name="P4551"/>
          </table:covered-table-cell>
        </table:table-row>
        <table:table-row table:style-name="TableRow4552">
          <table:table-cell table:style-name="TableCell4553">
            <text:p text:style-name="P4554">81</text:p>
          </table:table-cell>
          <table:table-cell table:style-name="TableCell4555">
            <text:p text:style-name="P4556">77</text:p>
          </table:table-cell>
          <table:table-cell table:style-name="TableCell4557" table:number-rows-spanned="2">
            <text:p text:style-name="P4558">cx_motorSpeed[0]</text:p>
          </table:table-cell>
          <table:table-cell table:style-name="TableCell4559" table:number-rows-spanned="2">
            <text:p text:style-name="P4560">rpm</text:p>
          </table:table-cell>
          <table:table-cell table:style-name="TableCell4561" table:number-rows-spanned="2">
            <text:p text:style-name="P4562">int16</text:p>
          </table:table-cell>
        </table:table-row>
        <table:table-row table:style-name="TableRow4563">
          <table:table-cell table:style-name="TableCell4564">
            <text:p text:style-name="P4565">82</text:p>
          </table:table-cell>
          <table:table-cell table:style-name="TableCell4566">
            <text:p text:style-name="P4567">78</text:p>
          </table:table-cell>
          <table:covered-table-cell>
            <text:p text:style-name="P4568"/>
          </table:covered-table-cell>
          <table:covered-table-cell>
            <text:p text:style-name="P4569"/>
          </table:covered-table-cell>
          <table:covered-table-cell>
            <text:p text:style-name="P4570"/>
          </table:covered-table-cell>
        </table:table-row>
        <table:table-row table:style-name="TableRow4571">
          <table:table-cell table:style-name="TableCell4572">
            <text:p text:style-name="P4573">83</text:p>
          </table:table-cell>
          <table:table-cell table:style-name="TableCell4574">
            <text:p text:style-name="P4575">79</text:p>
          </table:table-cell>
          <table:table-cell table:style-name="TableCell4576" table:number-rows-spanned="2">
            <text:p text:style-name="P4577">cx_motorSpeed[1]</text:p>
          </table:table-cell>
          <table:table-cell table:style-name="TableCell4578" table:number-rows-spanned="2">
            <text:p text:style-name="P4579">rpm</text:p>
          </table:table-cell>
          <table:table-cell table:style-name="TableCell4580" table:number-rows-spanned="2">
            <text:p text:style-name="P4581">int16</text:p>
          </table:table-cell>
        </table:table-row>
        <table:table-row table:style-name="TableRow4582">
          <table:table-cell table:style-name="TableCell4583">
            <text:p text:style-name="P4584">84</text:p>
          </table:table-cell>
          <table:table-cell table:style-name="TableCell4585">
            <text:p text:style-name="P4586">80</text:p>
          </table:table-cell>
          <table:covered-table-cell>
            <text:p text:style-name="P4587"/>
          </table:covered-table-cell>
          <table:covered-table-cell>
            <text:p text:style-name="P4588"/>
          </table:covered-table-cell>
          <table:covered-table-cell>
            <text:p text:style-name="P4589"/>
          </table:covered-table-cell>
        </table:table-row>
        <table:table-row table:style-name="TableRow4590">
          <table:table-cell table:style-name="TableCell4591">
            <text:p text:style-name="P4592">85</text:p>
          </table:table-cell>
          <table:table-cell table:style-name="TableCell4593">
            <text:p text:style-name="P4594">81</text:p>
          </table:table-cell>
          <table:table-cell table:style-name="TableCell4595" table:number-rows-spanned="2">
            <text:p text:style-name="P4596">cx_motorSpeed[2]</text:p>
          </table:table-cell>
          <table:table-cell table:style-name="TableCell4597" table:number-rows-spanned="2">
            <text:p text:style-name="P4598">rpm</text:p>
          </table:table-cell>
          <table:table-cell table:style-name="TableCell4599" table:number-rows-spanned="2">
            <text:p text:style-name="P4600">int16</text:p>
          </table:table-cell>
        </table:table-row>
        <table:table-row table:style-name="TableRow4601">
          <table:table-cell table:style-name="TableCell4602">
            <text:p text:style-name="P4603">86</text:p>
          </table:table-cell>
          <table:table-cell table:style-name="TableCell4604">
            <text:p text:style-name="P4605">82</text:p>
          </table:table-cell>
          <table:covered-table-cell>
            <text:p text:style-name="P4606"/>
          </table:covered-table-cell>
          <table:covered-table-cell>
            <text:p text:style-name="P4607"/>
          </table:covered-table-cell>
          <table:covered-table-cell>
            <text:p text:style-name="P4608"/>
          </table:covered-table-cell>
        </table:table-row>
        <table:table-row table:style-name="TableRow4609">
          <table:table-cell table:style-name="TableCell4610">
            <text:p text:style-name="P4611">87</text:p>
          </table:table-cell>
          <table:table-cell table:style-name="TableCell4612">
            <text:p text:style-name="P4613">83</text:p>
          </table:table-cell>
          <table:table-cell table:style-name="TableCell4614" table:number-rows-spanned="2">
            <text:p text:style-name="P4615">cx_motorSpeed[3]</text:p>
          </table:table-cell>
          <table:table-cell table:style-name="TableCell4616" table:number-rows-spanned="2">
            <text:p text:style-name="P4617">rpm</text:p>
          </table:table-cell>
          <table:table-cell table:style-name="TableCell4618" table:number-rows-spanned="2">
            <text:p text:style-name="P4619">int16</text:p>
          </table:table-cell>
        </table:table-row>
        <table:table-row table:style-name="TableRow4620">
          <table:table-cell table:style-name="TableCell4621">
            <text:p text:style-name="P4622">88</text:p>
          </table:table-cell>
          <table:table-cell table:style-name="TableCell4623">
            <text:p text:style-name="P4624">84</text:p>
          </table:table-cell>
          <table:covered-table-cell>
            <text:p text:style-name="P4625"/>
          </table:covered-table-cell>
          <table:covered-table-cell>
            <text:p text:style-name="P4626"/>
          </table:covered-table-cell>
          <table:covered-table-cell>
            <text:p text:style-name="P4627"/>
          </table:covered-table-cell>
        </table:table-row>
      </table:table>
      <text:h text:style-name="Заголовок2" text:outline-level="2"/>
      <text:p text:style-name="Textbody"/>
      <text:p text:style-name="Textbody"/>
      <text:list text:style-name="WWNum2" text:continue-numbering="true">
        <text:list-item>
          <text:list>
            <text:list-item>
              <text:p text:style-name="P4628">0<text:span text:style-name="T4629">x</text:span><text:span text:style-name="T4630">6</text:span><text:span text:style-name="T4631">5</text:span>.<text:s/><text:span text:style-name="T4632">Система стабилизации<text:s/></text:span><text:span text:style-name="T4633">–</text:span><text:span text:style-name="T4634"><text:s/>реализовано</text:span></text:p>
            </text:list-item>
          </text:list>
        </text:list-item>
      </text:list>
      <text:p text:style-name="Textbody"/>
      <table:table table:style-name="Table4635">
        <table:table-columns>
          <table:table-column table:style-name="TableColumn4636"/>
          <table:table-column table:style-name="TableColumn4637"/>
          <table:table-column table:style-name="TableColumn4638"/>
          <table:table-column table:style-name="TableColumn4639"/>
          <table:table-column table:style-name="TableColumn4640"/>
        </table:table-columns>
        <table:table-row table:style-name="TableRow4641">
          <table:table-cell table:style-name="TableCell4642">
            <text:p text:style-name="P4643">Полное смещение</text:p>
          </table:table-cell>
          <table:table-cell table:style-name="TableCell4644">
            <text:p text:style-name="P4645">№ Байта</text:p>
          </table:table-cell>
          <table:table-cell table:style-name="TableCell4646">
            <text:p text:style-name="P4647">Название</text:p>
          </table:table-cell>
          <table:table-cell table:style-name="TableCell4648">
            <text:p text:style-name="P4649">Описание</text:p>
          </table:table-cell>
          <table:table-cell table:style-name="TableCell4650">
            <text:p text:style-name="P4651">Диапазон значений</text:p>
          </table:table-cell>
        </table:table-row>
        <table:table-row table:style-name="TableRow4652">
          <table:table-cell table:style-name="TableCell4653">
            <text:p text:style-name="P4654">4</text:p>
          </table:table-cell>
          <table:table-cell table:style-name="TableCell4655">
            <text:p text:style-name="P4656">0</text:p>
          </table:table-cell>
          <table:table-cell table:style-name="TableCell4657">
            <text:p text:style-name="P4658">bodyHeader</text:p>
          </table:table-cell>
          <table:table-cell table:style-name="TableCell4659">
            <text:p text:style-name="P4660">Заголовок</text:p>
          </table:table-cell>
          <table:table-cell table:style-name="TableCell4661">
            <text:p text:style-name="P4662">0x65</text:p>
          </table:table-cell>
        </table:table-row>
        <table:table-row table:style-name="TableRow4663">
          <table:table-cell table:style-name="TableCell4664">
            <text:p text:style-name="P4665">5</text:p>
          </table:table-cell>
          <table:table-cell table:style-name="TableCell4666">
            <text:p text:style-name="P4667">1</text:p>
          </table:table-cell>
          <table:table-cell table:style-name="TableCell4668" table:number-rows-spanned="4">
            <text:p text:style-name="P4669">time (us)</text:p>
          </table:table-cell>
          <table:table-cell table:style-name="TableCell4670" table:number-rows-spanned="4">
            <text:p text:style-name="P4671"> </text:p>
          </table:table-cell>
          <table:table-cell table:style-name="TableCell4672" table:number-rows-spanned="4">
            <text:p text:style-name="P4673">uint32</text:p>
          </table:table-cell>
        </table:table-row>
        <table:table-row table:style-name="TableRow4674">
          <table:table-cell table:style-name="TableCell4675">
            <text:p text:style-name="P4676">6</text:p>
          </table:table-cell>
          <table:table-cell table:style-name="TableCell4677">
            <text:p text:style-name="P4678">2</text:p>
          </table:table-cell>
          <table:covered-table-cell>
            <text:p text:style-name="P4679"/>
          </table:covered-table-cell>
          <table:covered-table-cell>
            <text:p text:style-name="P4680"/>
          </table:covered-table-cell>
          <table:covered-table-cell>
            <text:p text:style-name="P4681"/>
          </table:covered-table-cell>
        </table:table-row>
        <table:table-row table:style-name="TableRow4682">
          <table:table-cell table:style-name="TableCell4683">
            <text:p text:style-name="P4684">7</text:p>
          </table:table-cell>
          <table:table-cell table:style-name="TableCell4685">
            <text:p text:style-name="P4686">3</text:p>
          </table:table-cell>
          <table:covered-table-cell>
            <text:p text:style-name="P4687"/>
          </table:covered-table-cell>
          <table:covered-table-cell>
            <text:p text:style-name="P4688"/>
          </table:covered-table-cell>
          <table:covered-table-cell>
            <text:p text:style-name="P4689"/>
          </table:covered-table-cell>
        </table:table-row>
        <table:table-row table:style-name="TableRow4690">
          <table:table-cell table:style-name="TableCell4691">
            <text:p text:style-name="P4692">8</text:p>
          </table:table-cell>
          <table:table-cell table:style-name="TableCell4693">
            <text:p text:style-name="P4694">4</text:p>
          </table:table-cell>
          <table:covered-table-cell>
            <text:p text:style-name="P4695"/>
          </table:covered-table-cell>
          <table:covered-table-cell>
            <text:p text:style-name="P4696"/>
          </table:covered-table-cell>
          <table:covered-table-cell>
            <text:p text:style-name="P4697"/>
          </table:covered-table-cell>
        </table:table-row>
        <table:table-row table:style-name="TableRow4698">
          <table:table-cell table:style-name="TableCell4699">
            <text:p text:style-name="P4700">9</text:p>
          </table:table-cell>
          <table:table-cell table:style-name="TableCell4701">
            <text:p text:style-name="P4702">5</text:p>
          </table:table-cell>
          <table:table-cell table:style-name="TableCell4703" table:number-rows-spanned="4">
            <text:p text:style-name="P4704">axisRate[0]</text:p>
          </table:table-cell>
          <table:table-cell table:style-name="TableCell4705" table:number-rows-spanned="4">
            <text:p text:style-name="P4706">Roll, deg/sec</text:p>
          </table:table-cell>
          <table:table-cell table:style-name="TableCell4707" table:number-rows-spanned="4">
            <text:p text:style-name="P4708">float</text:p>
          </table:table-cell>
        </table:table-row>
        <table:table-row table:style-name="TableRow4709">
          <table:table-cell table:style-name="TableCell4710">
            <text:p text:style-name="P4711">10</text:p>
          </table:table-cell>
          <table:table-cell table:style-name="TableCell4712">
            <text:p text:style-name="P4713">6</text:p>
          </table:table-cell>
          <table:covered-table-cell>
            <text:p text:style-name="P4714"/>
          </table:covered-table-cell>
          <table:covered-table-cell>
            <text:p text:style-name="P4715"/>
          </table:covered-table-cell>
          <table:covered-table-cell>
            <text:p text:style-name="P4716"/>
          </table:covered-table-cell>
        </table:table-row>
        <table:table-row table:style-name="TableRow4717">
          <table:table-cell table:style-name="TableCell4718">
            <text:p text:style-name="P4719">11</text:p>
          </table:table-cell>
          <table:table-cell table:style-name="TableCell4720">
            <text:p text:style-name="P4721">7</text:p>
          </table:table-cell>
          <table:covered-table-cell>
            <text:p text:style-name="P4722"/>
          </table:covered-table-cell>
          <table:covered-table-cell>
            <text:p text:style-name="P4723"/>
          </table:covered-table-cell>
          <table:covered-table-cell>
            <text:p text:style-name="P4724"/>
          </table:covered-table-cell>
        </table:table-row>
        <table:table-row table:style-name="TableRow4725">
          <table:table-cell table:style-name="TableCell4726">
            <text:p text:style-name="P4727">12</text:p>
          </table:table-cell>
          <table:table-cell table:style-name="TableCell4728">
            <text:p text:style-name="P4729">8</text:p>
          </table:table-cell>
          <table:covered-table-cell>
            <text:p text:style-name="P4730"/>
          </table:covered-table-cell>
          <table:covered-table-cell>
            <text:p text:style-name="P4731"/>
          </table:covered-table-cell>
          <table:covered-table-cell>
            <text:p text:style-name="P4732"/>
          </table:covered-table-cell>
        </table:table-row>
        <table:table-row table:style-name="TableRow4733">
          <table:table-cell table:style-name="TableCell4734">
            <text:p text:style-name="P4735">13</text:p>
          </table:table-cell>
          <table:table-cell table:style-name="TableCell4736">
            <text:p text:style-name="P4737">9</text:p>
          </table:table-cell>
          <table:table-cell table:style-name="TableCell4738" table:number-rows-spanned="4">
            <text:p text:style-name="P4739">axisRate[1]</text:p>
          </table:table-cell>
          <table:table-cell table:style-name="TableCell4740" table:number-rows-spanned="4">
            <text:p text:style-name="P4741">Pitch, deg/sec</text:p>
          </table:table-cell>
          <table:table-cell table:style-name="TableCell4742" table:number-rows-spanned="4">
            <text:p text:style-name="P4743">float</text:p>
          </table:table-cell>
        </table:table-row>
        <table:table-row table:style-name="TableRow4744">
          <table:table-cell table:style-name="TableCell4745">
            <text:p text:style-name="P4746">14</text:p>
          </table:table-cell>
          <table:table-cell table:style-name="TableCell4747">
            <text:p text:style-name="P4748">10</text:p>
          </table:table-cell>
          <table:covered-table-cell>
            <text:p text:style-name="P4749"/>
          </table:covered-table-cell>
          <table:covered-table-cell>
            <text:p text:style-name="P4750"/>
          </table:covered-table-cell>
          <table:covered-table-cell>
            <text:p text:style-name="P4751"/>
          </table:covered-table-cell>
        </table:table-row>
        <table:table-row table:style-name="TableRow4752">
          <table:table-cell table:style-name="TableCell4753">
            <text:p text:style-name="P4754">15</text:p>
          </table:table-cell>
          <table:table-cell table:style-name="TableCell4755">
            <text:p text:style-name="P4756">11</text:p>
          </table:table-cell>
          <table:covered-table-cell>
            <text:p text:style-name="P4757"/>
          </table:covered-table-cell>
          <table:covered-table-cell>
            <text:p text:style-name="P4758"/>
          </table:covered-table-cell>
          <table:covered-table-cell>
            <text:p text:style-name="P4759"/>
          </table:covered-table-cell>
        </table:table-row>
        <table:table-row table:style-name="TableRow4760">
          <table:table-cell table:style-name="TableCell4761">
            <text:p text:style-name="P4762">16</text:p>
          </table:table-cell>
          <table:table-cell table:style-name="TableCell4763">
            <text:p text:style-name="P4764">12</text:p>
          </table:table-cell>
          <table:covered-table-cell>
            <text:p text:style-name="P4765"/>
          </table:covered-table-cell>
          <table:covered-table-cell>
            <text:p text:style-name="P4766"/>
          </table:covered-table-cell>
          <table:covered-table-cell>
            <text:p text:style-name="P4767"/>
          </table:covered-table-cell>
        </table:table-row>
        <table:table-row table:style-name="TableRow4768">
          <table:table-cell table:style-name="TableCell4769">
            <text:p text:style-name="P4770">17</text:p>
          </table:table-cell>
          <table:table-cell table:style-name="TableCell4771">
            <text:p text:style-name="P4772">13</text:p>
          </table:table-cell>
          <table:table-cell table:style-name="TableCell4773" table:number-rows-spanned="4">
            <text:p text:style-name="P4774">axisRate[2]</text:p>
          </table:table-cell>
          <table:table-cell table:style-name="TableCell4775" table:number-rows-spanned="4">
            <text:p text:style-name="P4776">Yaw, deg/sec</text:p>
          </table:table-cell>
          <table:table-cell table:style-name="TableCell4777" table:number-rows-spanned="4">
            <text:p text:style-name="P4778">float</text:p>
          </table:table-cell>
        </table:table-row>
        <table:table-row table:style-name="TableRow4779">
          <table:table-cell table:style-name="TableCell4780">
            <text:p text:style-name="P4781">18</text:p>
          </table:table-cell>
          <table:table-cell table:style-name="TableCell4782">
            <text:p text:style-name="P4783">14</text:p>
          </table:table-cell>
          <table:covered-table-cell>
            <text:p text:style-name="P4784"/>
          </table:covered-table-cell>
          <table:covered-table-cell>
            <text:p text:style-name="P4785"/>
          </table:covered-table-cell>
          <table:covered-table-cell>
            <text:p text:style-name="P4786"/>
          </table:covered-table-cell>
        </table:table-row>
        <table:table-row table:style-name="TableRow4787">
          <table:table-cell table:style-name="TableCell4788">
            <text:p text:style-name="P4789">19</text:p>
          </table:table-cell>
          <table:table-cell table:style-name="TableCell4790">
            <text:p text:style-name="P4791">15</text:p>
          </table:table-cell>
          <table:covered-table-cell>
            <text:p text:style-name="P4792"/>
          </table:covered-table-cell>
          <table:covered-table-cell>
            <text:p text:style-name="P4793"/>
          </table:covered-table-cell>
          <table:covered-table-cell>
            <text:p text:style-name="P4794"/>
          </table:covered-table-cell>
        </table:table-row>
        <table:table-row table:style-name="TableRow4795">
          <table:table-cell table:style-name="TableCell4796">
            <text:p text:style-name="P4797">20</text:p>
          </table:table-cell>
          <table:table-cell table:style-name="TableCell4798">
            <text:p text:style-name="P4799">16</text:p>
          </table:table-cell>
          <table:covered-table-cell>
            <text:p text:style-name="P4800"/>
          </table:covered-table-cell>
          <table:covered-table-cell>
            <text:p text:style-name="P4801"/>
          </table:covered-table-cell>
          <table:covered-table-cell>
            <text:p text:style-name="P4802"/>
          </table:covered-table-cell>
        </table:table-row>
        <table:table-row table:style-name="TableRow4803">
          <table:table-cell table:style-name="TableCell4804">
            <text:p text:style-name="P4805">21</text:p>
          </table:table-cell>
          <table:table-cell table:style-name="TableCell4806">
            <text:p text:style-name="P4807">17</text:p>
          </table:table-cell>
          <table:table-cell table:style-name="TableCell4808" table:number-rows-spanned="4">
            <text:p text:style-name="P4809">axisRateTgt[0]</text:p>
          </table:table-cell>
          <table:table-cell table:style-name="TableCell4810" table:number-rows-spanned="4">
            <text:p text:style-name="P4811">Roll, deg/sec (PID_setpoint)</text:p>
          </table:table-cell>
          <table:table-cell table:style-name="TableCell4812" table:number-rows-spanned="4">
            <text:p text:style-name="P4813">float</text:p>
          </table:table-cell>
        </table:table-row>
        <table:table-row table:style-name="TableRow4814">
          <table:table-cell table:style-name="TableCell4815">
            <text:p text:style-name="P4816">22</text:p>
          </table:table-cell>
          <table:table-cell table:style-name="TableCell4817">
            <text:p text:style-name="P4818">18</text:p>
          </table:table-cell>
          <table:covered-table-cell>
            <text:p text:style-name="P4819"/>
          </table:covered-table-cell>
          <table:covered-table-cell>
            <text:p text:style-name="P4820"/>
          </table:covered-table-cell>
          <table:covered-table-cell>
            <text:p text:style-name="P4821"/>
          </table:covered-table-cell>
        </table:table-row>
        <table:table-row table:style-name="TableRow4822">
          <table:table-cell table:style-name="TableCell4823">
            <text:p text:style-name="P4824">23</text:p>
          </table:table-cell>
          <table:table-cell table:style-name="TableCell4825">
            <text:p text:style-name="P4826">19</text:p>
          </table:table-cell>
          <table:covered-table-cell>
            <text:p text:style-name="P4827"/>
          </table:covered-table-cell>
          <table:covered-table-cell>
            <text:p text:style-name="P4828"/>
          </table:covered-table-cell>
          <table:covered-table-cell>
            <text:p text:style-name="P4829"/>
          </table:covered-table-cell>
        </table:table-row>
        <table:table-row table:style-name="TableRow4830">
          <table:table-cell table:style-name="TableCell4831">
            <text:p text:style-name="P4832">24</text:p>
          </table:table-cell>
          <table:table-cell table:style-name="TableCell4833">
            <text:p text:style-name="P4834">20</text:p>
          </table:table-cell>
          <table:covered-table-cell>
            <text:p text:style-name="P4835"/>
          </table:covered-table-cell>
          <table:covered-table-cell>
            <text:p text:style-name="P4836"/>
          </table:covered-table-cell>
          <table:covered-table-cell>
            <text:p text:style-name="P4837"/>
          </table:covered-table-cell>
        </table:table-row>
        <table:table-row table:style-name="TableRow4838">
          <table:table-cell table:style-name="TableCell4839">
            <text:p text:style-name="P4840">25</text:p>
          </table:table-cell>
          <table:table-cell table:style-name="TableCell4841">
            <text:p text:style-name="P4842">21</text:p>
          </table:table-cell>
          <table:table-cell table:style-name="TableCell4843" table:number-rows-spanned="4">
            <text:p text:style-name="P4844">axisRateTgt[1]</text:p>
          </table:table-cell>
          <table:table-cell table:style-name="TableCell4845" table:number-rows-spanned="4">
            <text:p text:style-name="P4846">Pitch, deg/sec</text:p>
          </table:table-cell>
          <table:table-cell table:style-name="TableCell4847" table:number-rows-spanned="4">
            <text:p text:style-name="P4848">float</text:p>
          </table:table-cell>
        </table:table-row>
        <table:table-row table:style-name="TableRow4849">
          <table:table-cell table:style-name="TableCell4850">
            <text:p text:style-name="P4851">26</text:p>
          </table:table-cell>
          <table:table-cell table:style-name="TableCell4852">
            <text:p text:style-name="P4853">22</text:p>
          </table:table-cell>
          <table:covered-table-cell>
            <text:p text:style-name="P4854"/>
          </table:covered-table-cell>
          <table:covered-table-cell>
            <text:p text:style-name="P4855"/>
          </table:covered-table-cell>
          <table:covered-table-cell>
            <text:p text:style-name="P4856"/>
          </table:covered-table-cell>
        </table:table-row>
        <table:table-row table:style-name="TableRow4857">
          <table:table-cell table:style-name="TableCell4858">
            <text:p text:style-name="P4859">27</text:p>
          </table:table-cell>
          <table:table-cell table:style-name="TableCell4860">
            <text:p text:style-name="P4861">23</text:p>
          </table:table-cell>
          <table:covered-table-cell>
            <text:p text:style-name="P4862"/>
          </table:covered-table-cell>
          <table:covered-table-cell>
            <text:p text:style-name="P4863"/>
          </table:covered-table-cell>
          <table:covered-table-cell>
            <text:p text:style-name="P4864"/>
          </table:covered-table-cell>
        </table:table-row>
        <table:table-row table:style-name="TableRow4865">
          <table:table-cell table:style-name="TableCell4866">
            <text:p text:style-name="P4867">28</text:p>
          </table:table-cell>
          <table:table-cell table:style-name="TableCell4868">
            <text:p text:style-name="P4869">24</text:p>
          </table:table-cell>
          <table:covered-table-cell>
            <text:p text:style-name="P4870"/>
          </table:covered-table-cell>
          <table:covered-table-cell>
            <text:p text:style-name="P4871"/>
          </table:covered-table-cell>
          <table:covered-table-cell>
            <text:p text:style-name="P4872"/>
          </table:covered-table-cell>
        </table:table-row>
        <table:table-row table:style-name="TableRow4873">
          <table:table-cell table:style-name="TableCell4874">
            <text:p text:style-name="P4875">29</text:p>
          </table:table-cell>
          <table:table-cell table:style-name="TableCell4876">
            <text:p text:style-name="P4877">25</text:p>
          </table:table-cell>
          <table:table-cell table:style-name="TableCell4878" table:number-rows-spanned="4">
            <text:p text:style-name="P4879">axisRateTgt[2]</text:p>
          </table:table-cell>
          <table:table-cell table:style-name="TableCell4880" table:number-rows-spanned="4">
            <text:p text:style-name="P4881">Yaw, deg/sec</text:p>
          </table:table-cell>
          <table:table-cell table:style-name="TableCell4882" table:number-rows-spanned="4">
            <text:p text:style-name="P4883">float</text:p>
          </table:table-cell>
        </table:table-row>
        <table:table-row table:style-name="TableRow4884">
          <table:table-cell table:style-name="TableCell4885">
            <text:p text:style-name="P4886">30</text:p>
          </table:table-cell>
          <table:table-cell table:style-name="TableCell4887">
            <text:p text:style-name="P4888">26</text:p>
          </table:table-cell>
          <table:covered-table-cell>
            <text:p text:style-name="P4889"/>
          </table:covered-table-cell>
          <table:covered-table-cell>
            <text:p text:style-name="P4890"/>
          </table:covered-table-cell>
          <table:covered-table-cell>
            <text:p text:style-name="P4891"/>
          </table:covered-table-cell>
        </table:table-row>
        <table:table-row table:style-name="TableRow4892">
          <table:table-cell table:style-name="TableCell4893">
            <text:p text:style-name="P4894">31</text:p>
          </table:table-cell>
          <table:table-cell table:style-name="TableCell4895">
            <text:p text:style-name="P4896">27</text:p>
          </table:table-cell>
          <table:covered-table-cell>
            <text:p text:style-name="P4897"/>
          </table:covered-table-cell>
          <table:covered-table-cell>
            <text:p text:style-name="P4898"/>
          </table:covered-table-cell>
          <table:covered-table-cell>
            <text:p text:style-name="P4899"/>
          </table:covered-table-cell>
        </table:table-row>
        <table:table-row table:style-name="TableRow4900">
          <table:table-cell table:style-name="TableCell4901">
            <text:p text:style-name="P4902">32</text:p>
          </table:table-cell>
          <table:table-cell table:style-name="TableCell4903">
            <text:p text:style-name="P4904">28</text:p>
          </table:table-cell>
          <table:covered-table-cell>
            <text:p text:style-name="P4905"/>
          </table:covered-table-cell>
          <table:covered-table-cell>
            <text:p text:style-name="P4906"/>
          </table:covered-table-cell>
          <table:covered-table-cell>
            <text:p text:style-name="P4907"/>
          </table:covered-table-cell>
        </table:table-row>
        <table:table-row table:style-name="TableRow4908">
          <table:table-cell table:style-name="TableCell4909">
            <text:p text:style-name="P4910">33</text:p>
          </table:table-cell>
          <table:table-cell table:style-name="TableCell4911">
            <text:p text:style-name="P4912">29</text:p>
          </table:table-cell>
          <table:table-cell table:style-name="TableCell4913" table:number-rows-spanned="4">
            <text:p text:style-name="P4914">rateError[0]</text:p>
          </table:table-cell>
          <table:table-cell table:style-name="TableCell4915" table:number-rows-spanned="4">
            <text:p text:style-name="P4916">Roll, deg/sec</text:p>
          </table:table-cell>
          <table:table-cell table:style-name="TableCell4917" table:number-rows-spanned="4">
            <text:p text:style-name="P4918">float</text:p>
          </table:table-cell>
        </table:table-row>
        <table:table-row table:style-name="TableRow4919">
          <table:table-cell table:style-name="TableCell4920">
            <text:p text:style-name="P4921">34</text:p>
          </table:table-cell>
          <table:table-cell table:style-name="TableCell4922">
            <text:p text:style-name="P4923">30</text:p>
          </table:table-cell>
          <table:covered-table-cell>
            <text:p text:style-name="P4924"/>
          </table:covered-table-cell>
          <table:covered-table-cell>
            <text:p text:style-name="P4925"/>
          </table:covered-table-cell>
          <table:covered-table-cell>
            <text:p text:style-name="P4926"/>
          </table:covered-table-cell>
        </table:table-row>
        <table:table-row table:style-name="TableRow4927">
          <table:table-cell table:style-name="TableCell4928">
            <text:p text:style-name="P4929">35</text:p>
          </table:table-cell>
          <table:table-cell table:style-name="TableCell4930">
            <text:p text:style-name="P4931">31</text:p>
          </table:table-cell>
          <table:covered-table-cell>
            <text:p text:style-name="P4932"/>
          </table:covered-table-cell>
          <table:covered-table-cell>
            <text:p text:style-name="P4933"/>
          </table:covered-table-cell>
          <table:covered-table-cell>
            <text:p text:style-name="P4934"/>
          </table:covered-table-cell>
        </table:table-row>
        <table:table-row table:style-name="TableRow4935">
          <table:table-cell table:style-name="TableCell4936">
            <text:p text:style-name="P4937">36</text:p>
          </table:table-cell>
          <table:table-cell table:style-name="TableCell4938">
            <text:p text:style-name="P4939">32</text:p>
          </table:table-cell>
          <table:covered-table-cell>
            <text:p text:style-name="P4940"/>
          </table:covered-table-cell>
          <table:covered-table-cell>
            <text:p text:style-name="P4941"/>
          </table:covered-table-cell>
          <table:covered-table-cell>
            <text:p text:style-name="P4942"/>
          </table:covered-table-cell>
        </table:table-row>
        <table:table-row table:style-name="TableRow4943">
          <table:table-cell table:style-name="TableCell4944">
            <text:p text:style-name="P4945">37</text:p>
          </table:table-cell>
          <table:table-cell table:style-name="TableCell4946">
            <text:p text:style-name="P4947">33</text:p>
          </table:table-cell>
          <table:table-cell table:style-name="TableCell4948" table:number-rows-spanned="4">
            <text:p text:style-name="P4949">rateError[1]</text:p>
          </table:table-cell>
          <table:table-cell table:style-name="TableCell4950" table:number-rows-spanned="4">
            <text:p text:style-name="P4951">Pitch, deg/sec</text:p>
          </table:table-cell>
          <table:table-cell table:style-name="TableCell4952" table:number-rows-spanned="4">
            <text:p text:style-name="P4953">float</text:p>
          </table:table-cell>
        </table:table-row>
        <table:table-row table:style-name="TableRow4954">
          <table:table-cell table:style-name="TableCell4955">
            <text:p text:style-name="P4956">38</text:p>
          </table:table-cell>
          <table:table-cell table:style-name="TableCell4957">
            <text:p text:style-name="P4958">34</text:p>
          </table:table-cell>
          <table:covered-table-cell>
            <text:p text:style-name="P4959"/>
          </table:covered-table-cell>
          <table:covered-table-cell>
            <text:p text:style-name="P4960"/>
          </table:covered-table-cell>
          <table:covered-table-cell>
            <text:p text:style-name="P4961"/>
          </table:covered-table-cell>
        </table:table-row>
        <table:table-row table:style-name="TableRow4962">
          <table:table-cell table:style-name="TableCell4963">
            <text:p text:style-name="P4964">39</text:p>
          </table:table-cell>
          <table:table-cell table:style-name="TableCell4965">
            <text:p text:style-name="P4966">35</text:p>
          </table:table-cell>
          <table:covered-table-cell>
            <text:p text:style-name="P4967"/>
          </table:covered-table-cell>
          <table:covered-table-cell>
            <text:p text:style-name="P4968"/>
          </table:covered-table-cell>
          <table:covered-table-cell>
            <text:p text:style-name="P4969"/>
          </table:covered-table-cell>
        </table:table-row>
        <table:table-row table:style-name="TableRow4970">
          <table:table-cell table:style-name="TableCell4971">
            <text:p text:style-name="P4972">40</text:p>
          </table:table-cell>
          <table:table-cell table:style-name="TableCell4973">
            <text:p text:style-name="P4974">36</text:p>
          </table:table-cell>
          <table:covered-table-cell>
            <text:p text:style-name="P4975"/>
          </table:covered-table-cell>
          <table:covered-table-cell>
            <text:p text:style-name="P4976"/>
          </table:covered-table-cell>
          <table:covered-table-cell>
            <text:p text:style-name="P4977"/>
          </table:covered-table-cell>
        </table:table-row>
        <table:table-row table:style-name="TableRow4978">
          <table:table-cell table:style-name="TableCell4979">
            <text:p text:style-name="P4980">41</text:p>
          </table:table-cell>
          <table:table-cell table:style-name="TableCell4981">
            <text:p text:style-name="P4982">37</text:p>
          </table:table-cell>
          <table:table-cell table:style-name="TableCell4983" table:number-rows-spanned="4">
            <text:p text:style-name="P4984">rateError[2]</text:p>
          </table:table-cell>
          <table:table-cell table:style-name="TableCell4985" table:number-rows-spanned="4">
            <text:p text:style-name="P4986">Yaw, deg/sec</text:p>
          </table:table-cell>
          <table:table-cell table:style-name="TableCell4987" table:number-rows-spanned="4">
            <text:p text:style-name="P4988">float</text:p>
          </table:table-cell>
        </table:table-row>
        <table:table-row table:style-name="TableRow4989">
          <table:table-cell table:style-name="TableCell4990">
            <text:p text:style-name="P4991">42</text:p>
          </table:table-cell>
          <table:table-cell table:style-name="TableCell4992">
            <text:p text:style-name="P4993">38</text:p>
          </table:table-cell>
          <table:covered-table-cell>
            <text:p text:style-name="P4994"/>
          </table:covered-table-cell>
          <table:covered-table-cell>
            <text:p text:style-name="P4995"/>
          </table:covered-table-cell>
          <table:covered-table-cell>
            <text:p text:style-name="P4996"/>
          </table:covered-table-cell>
        </table:table-row>
        <table:table-row table:style-name="TableRow4997">
          <table:table-cell table:style-name="TableCell4998">
            <text:p text:style-name="P4999">43</text:p>
          </table:table-cell>
          <table:table-cell table:style-name="TableCell5000">
            <text:p text:style-name="P5001">39</text:p>
          </table:table-cell>
          <table:covered-table-cell>
            <text:p text:style-name="P5002"/>
          </table:covered-table-cell>
          <table:covered-table-cell>
            <text:p text:style-name="P5003"/>
          </table:covered-table-cell>
          <table:covered-table-cell>
            <text:p text:style-name="P5004"/>
          </table:covered-table-cell>
        </table:table-row>
        <table:table-row table:style-name="TableRow5005">
          <table:table-cell table:style-name="TableCell5006">
            <text:p text:style-name="P5007">44</text:p>
          </table:table-cell>
          <table:table-cell table:style-name="TableCell5008">
            <text:p text:style-name="P5009">40</text:p>
          </table:table-cell>
          <table:covered-table-cell>
            <text:p text:style-name="P5010"/>
          </table:covered-table-cell>
          <table:covered-table-cell>
            <text:p text:style-name="P5011"/>
          </table:covered-table-cell>
          <table:covered-table-cell>
            <text:p text:style-name="P5012"/>
          </table:covered-table-cell>
        </table:table-row>
        <table:table-row table:style-name="TableRow5013">
          <table:table-cell table:style-name="TableCell5014">
            <text:p text:style-name="P5015">45</text:p>
          </table:table-cell>
          <table:table-cell table:style-name="TableCell5016">
            <text:p text:style-name="P5017">41</text:p>
          </table:table-cell>
          <table:table-cell table:style-name="TableCell5018" table:number-rows-spanned="4">
            <text:p text:style-name="P5019">axisP[0]</text:p>
          </table:table-cell>
          <table:table-cell table:style-name="TableCell5020" table:number-rows-spanned="4">
            <text:p text:style-name="P5021">Roll, P</text:p>
          </table:table-cell>
          <table:table-cell table:style-name="TableCell5022" table:number-rows-spanned="4">
            <text:p text:style-name="P5023">float</text:p>
          </table:table-cell>
        </table:table-row>
        <table:table-row table:style-name="TableRow5024">
          <table:table-cell table:style-name="TableCell5025">
            <text:p text:style-name="P5026">46</text:p>
          </table:table-cell>
          <table:table-cell table:style-name="TableCell5027">
            <text:p text:style-name="P5028">42</text:p>
          </table:table-cell>
          <table:covered-table-cell>
            <text:p text:style-name="P5029"/>
          </table:covered-table-cell>
          <table:covered-table-cell>
            <text:p text:style-name="P5030"/>
          </table:covered-table-cell>
          <table:covered-table-cell>
            <text:p text:style-name="P5031"/>
          </table:covered-table-cell>
        </table:table-row>
        <table:table-row table:style-name="TableRow5032">
          <table:table-cell table:style-name="TableCell5033">
            <text:p text:style-name="P5034">47</text:p>
          </table:table-cell>
          <table:table-cell table:style-name="TableCell5035">
            <text:p text:style-name="P5036">43</text:p>
          </table:table-cell>
          <table:covered-table-cell>
            <text:p text:style-name="P5037"/>
          </table:covered-table-cell>
          <table:covered-table-cell>
            <text:p text:style-name="P5038"/>
          </table:covered-table-cell>
          <table:covered-table-cell>
            <text:p text:style-name="P5039"/>
          </table:covered-table-cell>
        </table:table-row>
        <table:table-row table:style-name="TableRow5040">
          <table:table-cell table:style-name="TableCell5041">
            <text:p text:style-name="P5042">48</text:p>
          </table:table-cell>
          <table:table-cell table:style-name="TableCell5043">
            <text:p text:style-name="P5044">44</text:p>
          </table:table-cell>
          <table:covered-table-cell>
            <text:p text:style-name="P5045"/>
          </table:covered-table-cell>
          <table:covered-table-cell>
            <text:p text:style-name="P5046"/>
          </table:covered-table-cell>
          <table:covered-table-cell>
            <text:p text:style-name="P5047"/>
          </table:covered-table-cell>
        </table:table-row>
        <table:table-row table:style-name="TableRow5048">
          <table:table-cell table:style-name="TableCell5049">
            <text:p text:style-name="P5050">49</text:p>
          </table:table-cell>
          <table:table-cell table:style-name="TableCell5051">
            <text:p text:style-name="P5052">45</text:p>
          </table:table-cell>
          <table:table-cell table:style-name="TableCell5053" table:number-rows-spanned="4">
            <text:p text:style-name="P5054">axisP[1]</text:p>
          </table:table-cell>
          <table:table-cell table:style-name="TableCell5055" table:number-rows-spanned="4">
            <text:p text:style-name="P5056">Pitch, P</text:p>
          </table:table-cell>
          <table:table-cell table:style-name="TableCell5057" table:number-rows-spanned="4">
            <text:p text:style-name="P5058">float</text:p>
          </table:table-cell>
        </table:table-row>
        <table:table-row table:style-name="TableRow5059">
          <table:table-cell table:style-name="TableCell5060">
            <text:p text:style-name="P5061">50</text:p>
          </table:table-cell>
          <table:table-cell table:style-name="TableCell5062">
            <text:p text:style-name="P5063">46</text:p>
          </table:table-cell>
          <table:covered-table-cell>
            <text:p text:style-name="P5064"/>
          </table:covered-table-cell>
          <table:covered-table-cell>
            <text:p text:style-name="P5065"/>
          </table:covered-table-cell>
          <table:covered-table-cell>
            <text:p text:style-name="P5066"/>
          </table:covered-table-cell>
        </table:table-row>
        <table:table-row table:style-name="TableRow5067">
          <table:table-cell table:style-name="TableCell5068">
            <text:p text:style-name="P5069">51</text:p>
          </table:table-cell>
          <table:table-cell table:style-name="TableCell5070">
            <text:p text:style-name="P5071">47</text:p>
          </table:table-cell>
          <table:covered-table-cell>
            <text:p text:style-name="P5072"/>
          </table:covered-table-cell>
          <table:covered-table-cell>
            <text:p text:style-name="P5073"/>
          </table:covered-table-cell>
          <table:covered-table-cell>
            <text:p text:style-name="P5074"/>
          </table:covered-table-cell>
        </table:table-row>
        <table:table-row table:style-name="TableRow5075">
          <table:table-cell table:style-name="TableCell5076">
            <text:p text:style-name="P5077">52</text:p>
          </table:table-cell>
          <table:table-cell table:style-name="TableCell5078">
            <text:p text:style-name="P5079">48</text:p>
          </table:table-cell>
          <table:covered-table-cell>
            <text:p text:style-name="P5080"/>
          </table:covered-table-cell>
          <table:covered-table-cell>
            <text:p text:style-name="P5081"/>
          </table:covered-table-cell>
          <table:covered-table-cell>
            <text:p text:style-name="P5082"/>
          </table:covered-table-cell>
        </table:table-row>
        <table:table-row table:style-name="TableRow5083">
          <table:table-cell table:style-name="TableCell5084">
            <text:p text:style-name="P5085">53</text:p>
          </table:table-cell>
          <table:table-cell table:style-name="TableCell5086">
            <text:p text:style-name="P5087">49</text:p>
          </table:table-cell>
          <table:table-cell table:style-name="TableCell5088" table:number-rows-spanned="4">
            <text:p text:style-name="P5089">axisP[2]</text:p>
          </table:table-cell>
          <table:table-cell table:style-name="TableCell5090" table:number-rows-spanned="4">
            <text:p text:style-name="P5091">Yaw, P</text:p>
          </table:table-cell>
          <table:table-cell table:style-name="TableCell5092" table:number-rows-spanned="4">
            <text:p text:style-name="P5093">float</text:p>
          </table:table-cell>
        </table:table-row>
        <table:table-row table:style-name="TableRow5094">
          <table:table-cell table:style-name="TableCell5095">
            <text:p text:style-name="P5096">54</text:p>
          </table:table-cell>
          <table:table-cell table:style-name="TableCell5097">
            <text:p text:style-name="P5098">50</text:p>
          </table:table-cell>
          <table:covered-table-cell>
            <text:p text:style-name="P5099"/>
          </table:covered-table-cell>
          <table:covered-table-cell>
            <text:p text:style-name="P5100"/>
          </table:covered-table-cell>
          <table:covered-table-cell>
            <text:p text:style-name="P5101"/>
          </table:covered-table-cell>
        </table:table-row>
        <table:table-row table:style-name="TableRow5102">
          <table:table-cell table:style-name="TableCell5103">
            <text:p text:style-name="P5104">55</text:p>
          </table:table-cell>
          <table:table-cell table:style-name="TableCell5105">
            <text:p text:style-name="P5106">51</text:p>
          </table:table-cell>
          <table:covered-table-cell>
            <text:p text:style-name="P5107"/>
          </table:covered-table-cell>
          <table:covered-table-cell>
            <text:p text:style-name="P5108"/>
          </table:covered-table-cell>
          <table:covered-table-cell>
            <text:p text:style-name="P5109"/>
          </table:covered-table-cell>
        </table:table-row>
        <table:table-row table:style-name="TableRow5110">
          <table:table-cell table:style-name="TableCell5111">
            <text:p text:style-name="P5112">56</text:p>
          </table:table-cell>
          <table:table-cell table:style-name="TableCell5113">
            <text:p text:style-name="P5114">52</text:p>
          </table:table-cell>
          <table:covered-table-cell>
            <text:p text:style-name="P5115"/>
          </table:covered-table-cell>
          <table:covered-table-cell>
            <text:p text:style-name="P5116"/>
          </table:covered-table-cell>
          <table:covered-table-cell>
            <text:p text:style-name="P5117"/>
          </table:covered-table-cell>
        </table:table-row>
        <table:table-row table:style-name="TableRow5118">
          <table:table-cell table:style-name="TableCell5119">
            <text:p text:style-name="P5120">57</text:p>
          </table:table-cell>
          <table:table-cell table:style-name="TableCell5121">
            <text:p text:style-name="P5122">53</text:p>
          </table:table-cell>
          <table:table-cell table:style-name="TableCell5123" table:number-rows-spanned="4">
            <text:p text:style-name="P5124">axisI[0]</text:p>
          </table:table-cell>
          <table:table-cell table:style-name="TableCell5125" table:number-rows-spanned="4">
            <text:p text:style-name="P5126">Roll, I</text:p>
          </table:table-cell>
          <table:table-cell table:style-name="TableCell5127" table:number-rows-spanned="4">
            <text:p text:style-name="P5128">float</text:p>
          </table:table-cell>
        </table:table-row>
        <table:table-row table:style-name="TableRow5129">
          <table:table-cell table:style-name="TableCell5130">
            <text:p text:style-name="P5131">58</text:p>
          </table:table-cell>
          <table:table-cell table:style-name="TableCell5132">
            <text:p text:style-name="P5133">54</text:p>
          </table:table-cell>
          <table:covered-table-cell>
            <text:p text:style-name="P5134"/>
          </table:covered-table-cell>
          <table:covered-table-cell>
            <text:p text:style-name="P5135"/>
          </table:covered-table-cell>
          <table:covered-table-cell>
            <text:p text:style-name="P5136"/>
          </table:covered-table-cell>
        </table:table-row>
        <table:table-row table:style-name="TableRow5137">
          <table:table-cell table:style-name="TableCell5138">
            <text:p text:style-name="P5139">59</text:p>
          </table:table-cell>
          <table:table-cell table:style-name="TableCell5140">
            <text:p text:style-name="P5141">55</text:p>
          </table:table-cell>
          <table:covered-table-cell>
            <text:p text:style-name="P5142"/>
          </table:covered-table-cell>
          <table:covered-table-cell>
            <text:p text:style-name="P5143"/>
          </table:covered-table-cell>
          <table:covered-table-cell>
            <text:p text:style-name="P5144"/>
          </table:covered-table-cell>
        </table:table-row>
        <table:table-row table:style-name="TableRow5145">
          <table:table-cell table:style-name="TableCell5146">
            <text:p text:style-name="P5147">60</text:p>
          </table:table-cell>
          <table:table-cell table:style-name="TableCell5148">
            <text:p text:style-name="P5149">56</text:p>
          </table:table-cell>
          <table:covered-table-cell>
            <text:p text:style-name="P5150"/>
          </table:covered-table-cell>
          <table:covered-table-cell>
            <text:p text:style-name="P5151"/>
          </table:covered-table-cell>
          <table:covered-table-cell>
            <text:p text:style-name="P5152"/>
          </table:covered-table-cell>
        </table:table-row>
        <table:table-row table:style-name="TableRow5153">
          <table:table-cell table:style-name="TableCell5154">
            <text:p text:style-name="P5155">61</text:p>
          </table:table-cell>
          <table:table-cell table:style-name="TableCell5156">
            <text:p text:style-name="P5157">57</text:p>
          </table:table-cell>
          <table:table-cell table:style-name="TableCell5158" table:number-rows-spanned="4">
            <text:p text:style-name="P5159">axisI[1]</text:p>
          </table:table-cell>
          <table:table-cell table:style-name="TableCell5160" table:number-rows-spanned="4">
            <text:p text:style-name="P5161">Pitch, I</text:p>
          </table:table-cell>
          <table:table-cell table:style-name="TableCell5162" table:number-rows-spanned="4">
            <text:p text:style-name="P5163">float</text:p>
          </table:table-cell>
        </table:table-row>
        <table:table-row table:style-name="TableRow5164">
          <table:table-cell table:style-name="TableCell5165">
            <text:p text:style-name="P5166">62</text:p>
          </table:table-cell>
          <table:table-cell table:style-name="TableCell5167">
            <text:p text:style-name="P5168">58</text:p>
          </table:table-cell>
          <table:covered-table-cell>
            <text:p text:style-name="P5169"/>
          </table:covered-table-cell>
          <table:covered-table-cell>
            <text:p text:style-name="P5170"/>
          </table:covered-table-cell>
          <table:covered-table-cell>
            <text:p text:style-name="P5171"/>
          </table:covered-table-cell>
        </table:table-row>
        <table:table-row table:style-name="TableRow5172">
          <table:table-cell table:style-name="TableCell5173">
            <text:p text:style-name="P5174">63</text:p>
          </table:table-cell>
          <table:table-cell table:style-name="TableCell5175">
            <text:p text:style-name="P5176">59</text:p>
          </table:table-cell>
          <table:covered-table-cell>
            <text:p text:style-name="P5177"/>
          </table:covered-table-cell>
          <table:covered-table-cell>
            <text:p text:style-name="P5178"/>
          </table:covered-table-cell>
          <table:covered-table-cell>
            <text:p text:style-name="P5179"/>
          </table:covered-table-cell>
        </table:table-row>
        <table:table-row table:style-name="TableRow5180">
          <table:table-cell table:style-name="TableCell5181">
            <text:p text:style-name="P5182">64</text:p>
          </table:table-cell>
          <table:table-cell table:style-name="TableCell5183">
            <text:p text:style-name="P5184">60</text:p>
          </table:table-cell>
          <table:covered-table-cell>
            <text:p text:style-name="P5185"/>
          </table:covered-table-cell>
          <table:covered-table-cell>
            <text:p text:style-name="P5186"/>
          </table:covered-table-cell>
          <table:covered-table-cell>
            <text:p text:style-name="P5187"/>
          </table:covered-table-cell>
        </table:table-row>
        <table:table-row table:style-name="TableRow5188">
          <table:table-cell table:style-name="TableCell5189">
            <text:p text:style-name="P5190">65</text:p>
          </table:table-cell>
          <table:table-cell table:style-name="TableCell5191">
            <text:p text:style-name="P5192">61</text:p>
          </table:table-cell>
          <table:table-cell table:style-name="TableCell5193" table:number-rows-spanned="4">
            <text:p text:style-name="P5194">axisI[2]</text:p>
          </table:table-cell>
          <table:table-cell table:style-name="TableCell5195" table:number-rows-spanned="4">
            <text:p text:style-name="P5196">Yaw, I</text:p>
          </table:table-cell>
          <table:table-cell table:style-name="TableCell5197" table:number-rows-spanned="4">
            <text:p text:style-name="P5198">float</text:p>
          </table:table-cell>
        </table:table-row>
        <table:table-row table:style-name="TableRow5199">
          <table:table-cell table:style-name="TableCell5200">
            <text:p text:style-name="P5201">66</text:p>
          </table:table-cell>
          <table:table-cell table:style-name="TableCell5202">
            <text:p text:style-name="P5203">62</text:p>
          </table:table-cell>
          <table:covered-table-cell>
            <text:p text:style-name="P5204"/>
          </table:covered-table-cell>
          <table:covered-table-cell>
            <text:p text:style-name="P5205"/>
          </table:covered-table-cell>
          <table:covered-table-cell>
            <text:p text:style-name="P5206"/>
          </table:covered-table-cell>
        </table:table-row>
        <table:table-row table:style-name="TableRow5207">
          <table:table-cell table:style-name="TableCell5208">
            <text:p text:style-name="P5209">67</text:p>
          </table:table-cell>
          <table:table-cell table:style-name="TableCell5210">
            <text:p text:style-name="P5211">63</text:p>
          </table:table-cell>
          <table:covered-table-cell>
            <text:p text:style-name="P5212"/>
          </table:covered-table-cell>
          <table:covered-table-cell>
            <text:p text:style-name="P5213"/>
          </table:covered-table-cell>
          <table:covered-table-cell>
            <text:p text:style-name="P5214"/>
          </table:covered-table-cell>
        </table:table-row>
        <table:table-row table:style-name="TableRow5215">
          <table:table-cell table:style-name="TableCell5216">
            <text:p text:style-name="P5217">68</text:p>
          </table:table-cell>
          <table:table-cell table:style-name="TableCell5218">
            <text:p text:style-name="P5219">64</text:p>
          </table:table-cell>
          <table:covered-table-cell>
            <text:p text:style-name="P5220"/>
          </table:covered-table-cell>
          <table:covered-table-cell>
            <text:p text:style-name="P5221"/>
          </table:covered-table-cell>
          <table:covered-table-cell>
            <text:p text:style-name="P5222"/>
          </table:covered-table-cell>
        </table:table-row>
        <table:table-row table:style-name="TableRow5223">
          <table:table-cell table:style-name="TableCell5224">
            <text:p text:style-name="P5225">69</text:p>
          </table:table-cell>
          <table:table-cell table:style-name="TableCell5226">
            <text:p text:style-name="P5227">65</text:p>
          </table:table-cell>
          <table:table-cell table:style-name="TableCell5228" table:number-rows-spanned="4">
            <text:p text:style-name="P5229">axisD[0]</text:p>
          </table:table-cell>
          <table:table-cell table:style-name="TableCell5230" table:number-rows-spanned="4">
            <text:p text:style-name="P5231">Roll, D</text:p>
          </table:table-cell>
          <table:table-cell table:style-name="TableCell5232" table:number-rows-spanned="4">
            <text:p text:style-name="P5233">float</text:p>
          </table:table-cell>
        </table:table-row>
        <table:table-row table:style-name="TableRow5234">
          <table:table-cell table:style-name="TableCell5235">
            <text:p text:style-name="P5236">70</text:p>
          </table:table-cell>
          <table:table-cell table:style-name="TableCell5237">
            <text:p text:style-name="P5238">66</text:p>
          </table:table-cell>
          <table:covered-table-cell>
            <text:p text:style-name="P5239"/>
          </table:covered-table-cell>
          <table:covered-table-cell>
            <text:p text:style-name="P5240"/>
          </table:covered-table-cell>
          <table:covered-table-cell>
            <text:p text:style-name="P5241"/>
          </table:covered-table-cell>
        </table:table-row>
        <table:table-row table:style-name="TableRow5242">
          <table:table-cell table:style-name="TableCell5243">
            <text:p text:style-name="P5244">71</text:p>
          </table:table-cell>
          <table:table-cell table:style-name="TableCell5245">
            <text:p text:style-name="P5246">67</text:p>
          </table:table-cell>
          <table:covered-table-cell>
            <text:p text:style-name="P5247"/>
          </table:covered-table-cell>
          <table:covered-table-cell>
            <text:p text:style-name="P5248"/>
          </table:covered-table-cell>
          <table:covered-table-cell>
            <text:p text:style-name="P5249"/>
          </table:covered-table-cell>
        </table:table-row>
        <table:table-row table:style-name="TableRow5250">
          <table:table-cell table:style-name="TableCell5251">
            <text:p text:style-name="P5252">72</text:p>
          </table:table-cell>
          <table:table-cell table:style-name="TableCell5253">
            <text:p text:style-name="P5254">68</text:p>
          </table:table-cell>
          <table:covered-table-cell>
            <text:p text:style-name="P5255"/>
          </table:covered-table-cell>
          <table:covered-table-cell>
            <text:p text:style-name="P5256"/>
          </table:covered-table-cell>
          <table:covered-table-cell>
            <text:p text:style-name="P5257"/>
          </table:covered-table-cell>
        </table:table-row>
        <table:table-row table:style-name="TableRow5258">
          <table:table-cell table:style-name="TableCell5259">
            <text:p text:style-name="P5260">73</text:p>
          </table:table-cell>
          <table:table-cell table:style-name="TableCell5261">
            <text:p text:style-name="P5262">69</text:p>
          </table:table-cell>
          <table:table-cell table:style-name="TableCell5263" table:number-rows-spanned="4">
            <text:p text:style-name="P5264">axisD[1]</text:p>
          </table:table-cell>
          <table:table-cell table:style-name="TableCell5265" table:number-rows-spanned="4">
            <text:p text:style-name="P5266">Pitch, D</text:p>
          </table:table-cell>
          <table:table-cell table:style-name="TableCell5267" table:number-rows-spanned="4">
            <text:p text:style-name="P5268">float</text:p>
          </table:table-cell>
        </table:table-row>
        <table:table-row table:style-name="TableRow5269">
          <table:table-cell table:style-name="TableCell5270">
            <text:p text:style-name="P5271">74</text:p>
          </table:table-cell>
          <table:table-cell table:style-name="TableCell5272">
            <text:p text:style-name="P5273">70</text:p>
          </table:table-cell>
          <table:covered-table-cell>
            <text:p text:style-name="P5274"/>
          </table:covered-table-cell>
          <table:covered-table-cell>
            <text:p text:style-name="P5275"/>
          </table:covered-table-cell>
          <table:covered-table-cell>
            <text:p text:style-name="P5276"/>
          </table:covered-table-cell>
        </table:table-row>
        <table:table-row table:style-name="TableRow5277">
          <table:table-cell table:style-name="TableCell5278">
            <text:p text:style-name="P5279">75</text:p>
          </table:table-cell>
          <table:table-cell table:style-name="TableCell5280">
            <text:p text:style-name="P5281">71</text:p>
          </table:table-cell>
          <table:covered-table-cell>
            <text:p text:style-name="P5282"/>
          </table:covered-table-cell>
          <table:covered-table-cell>
            <text:p text:style-name="P5283"/>
          </table:covered-table-cell>
          <table:covered-table-cell>
            <text:p text:style-name="P5284"/>
          </table:covered-table-cell>
        </table:table-row>
        <table:table-row table:style-name="TableRow5285">
          <table:table-cell table:style-name="TableCell5286">
            <text:p text:style-name="P5287">76</text:p>
          </table:table-cell>
          <table:table-cell table:style-name="TableCell5288">
            <text:p text:style-name="P5289">72</text:p>
          </table:table-cell>
          <table:covered-table-cell>
            <text:p text:style-name="P5290"/>
          </table:covered-table-cell>
          <table:covered-table-cell>
            <text:p text:style-name="P5291"/>
          </table:covered-table-cell>
          <table:covered-table-cell>
            <text:p text:style-name="P5292"/>
          </table:covered-table-cell>
        </table:table-row>
        <table:table-row table:style-name="TableRow5293">
          <table:table-cell table:style-name="TableCell5294">
            <text:p text:style-name="P5295">77</text:p>
          </table:table-cell>
          <table:table-cell table:style-name="TableCell5296">
            <text:p text:style-name="P5297">73</text:p>
          </table:table-cell>
          <table:table-cell table:style-name="TableCell5298" table:number-rows-spanned="4">
            <text:p text:style-name="P5299">axisD[2]</text:p>
          </table:table-cell>
          <table:table-cell table:style-name="TableCell5300" table:number-rows-spanned="4">
            <text:p text:style-name="P5301">Roll, D</text:p>
          </table:table-cell>
          <table:table-cell table:style-name="TableCell5302" table:number-rows-spanned="4">
            <text:p text:style-name="P5303">float</text:p>
          </table:table-cell>
        </table:table-row>
        <table:table-row table:style-name="TableRow5304">
          <table:table-cell table:style-name="TableCell5305">
            <text:p text:style-name="P5306">78</text:p>
          </table:table-cell>
          <table:table-cell table:style-name="TableCell5307">
            <text:p text:style-name="P5308">74</text:p>
          </table:table-cell>
          <table:covered-table-cell>
            <text:p text:style-name="P5309"/>
          </table:covered-table-cell>
          <table:covered-table-cell>
            <text:p text:style-name="P5310"/>
          </table:covered-table-cell>
          <table:covered-table-cell>
            <text:p text:style-name="P5311"/>
          </table:covered-table-cell>
        </table:table-row>
        <table:table-row table:style-name="TableRow5312">
          <table:table-cell table:style-name="TableCell5313">
            <text:p text:style-name="P5314">79</text:p>
          </table:table-cell>
          <table:table-cell table:style-name="TableCell5315">
            <text:p text:style-name="P5316">75</text:p>
          </table:table-cell>
          <table:covered-table-cell>
            <text:p text:style-name="P5317"/>
          </table:covered-table-cell>
          <table:covered-table-cell>
            <text:p text:style-name="P5318"/>
          </table:covered-table-cell>
          <table:covered-table-cell>
            <text:p text:style-name="P5319"/>
          </table:covered-table-cell>
        </table:table-row>
        <table:table-row table:style-name="TableRow5320">
          <table:table-cell table:style-name="TableCell5321">
            <text:p text:style-name="P5322">80</text:p>
          </table:table-cell>
          <table:table-cell table:style-name="TableCell5323">
            <text:p text:style-name="P5324">76</text:p>
          </table:table-cell>
          <table:covered-table-cell>
            <text:p text:style-name="P5325"/>
          </table:covered-table-cell>
          <table:covered-table-cell>
            <text:p text:style-name="P5326"/>
          </table:covered-table-cell>
          <table:covered-table-cell>
            <text:p text:style-name="P5327"/>
          </table:covered-table-cell>
        </table:table-row>
        <table:table-row table:style-name="TableRow5328">
          <table:table-cell table:style-name="TableCell5329">
            <text:p text:style-name="P5330">81</text:p>
          </table:table-cell>
          <table:table-cell table:style-name="TableCell5331">
            <text:p text:style-name="P5332">77</text:p>
          </table:table-cell>
          <table:table-cell table:style-name="TableCell5333" table:number-rows-spanned="4">
            <text:p text:style-name="P5334">PIDres[0]</text:p>
          </table:table-cell>
          <table:table-cell table:style-name="TableCell5335" table:number-rows-spanned="4">
            <text:p text:style-name="P5336">Pitch</text:p>
          </table:table-cell>
          <table:table-cell table:style-name="TableCell5337" table:number-rows-spanned="4">
            <text:p text:style-name="P5338">float</text:p>
          </table:table-cell>
        </table:table-row>
        <table:table-row table:style-name="TableRow5339">
          <table:table-cell table:style-name="TableCell5340">
            <text:p text:style-name="P5341">82</text:p>
          </table:table-cell>
          <table:table-cell table:style-name="TableCell5342">
            <text:p text:style-name="P5343">78</text:p>
          </table:table-cell>
          <table:covered-table-cell>
            <text:p text:style-name="P5344"/>
          </table:covered-table-cell>
          <table:covered-table-cell>
            <text:p text:style-name="P5345"/>
          </table:covered-table-cell>
          <table:covered-table-cell>
            <text:p text:style-name="P5346"/>
          </table:covered-table-cell>
        </table:table-row>
        <table:table-row table:style-name="TableRow5347">
          <table:table-cell table:style-name="TableCell5348">
            <text:p text:style-name="P5349">83</text:p>
          </table:table-cell>
          <table:table-cell table:style-name="TableCell5350">
            <text:p text:style-name="P5351">79</text:p>
          </table:table-cell>
          <table:covered-table-cell>
            <text:p text:style-name="P5352"/>
          </table:covered-table-cell>
          <table:covered-table-cell>
            <text:p text:style-name="P5353"/>
          </table:covered-table-cell>
          <table:covered-table-cell>
            <text:p text:style-name="P5354"/>
          </table:covered-table-cell>
        </table:table-row>
        <table:table-row table:style-name="TableRow5355">
          <table:table-cell table:style-name="TableCell5356">
            <text:p text:style-name="P5357">84</text:p>
          </table:table-cell>
          <table:table-cell table:style-name="TableCell5358">
            <text:p text:style-name="P5359">80</text:p>
          </table:table-cell>
          <table:covered-table-cell>
            <text:p text:style-name="P5360"/>
          </table:covered-table-cell>
          <table:covered-table-cell>
            <text:p text:style-name="P5361"/>
          </table:covered-table-cell>
          <table:covered-table-cell>
            <text:p text:style-name="P5362"/>
          </table:covered-table-cell>
        </table:table-row>
        <table:table-row table:style-name="TableRow5363">
          <table:table-cell table:style-name="TableCell5364">
            <text:p text:style-name="P5365">85</text:p>
          </table:table-cell>
          <table:table-cell table:style-name="TableCell5366">
            <text:p text:style-name="P5367">81</text:p>
          </table:table-cell>
          <table:table-cell table:style-name="TableCell5368" table:number-rows-spanned="4">
            <text:p text:style-name="P5369">PIDres[1]</text:p>
          </table:table-cell>
          <table:table-cell table:style-name="TableCell5370" table:number-rows-spanned="4">
            <text:p text:style-name="P5371">Roll</text:p>
          </table:table-cell>
          <table:table-cell table:style-name="TableCell5372" table:number-rows-spanned="4">
            <text:p text:style-name="P5373">float</text:p>
          </table:table-cell>
        </table:table-row>
        <table:table-row table:style-name="TableRow5374">
          <table:table-cell table:style-name="TableCell5375">
            <text:p text:style-name="P5376">86</text:p>
          </table:table-cell>
          <table:table-cell table:style-name="TableCell5377">
            <text:p text:style-name="P5378">82</text:p>
          </table:table-cell>
          <table:covered-table-cell>
            <text:p text:style-name="P5379"/>
          </table:covered-table-cell>
          <table:covered-table-cell>
            <text:p text:style-name="P5380"/>
          </table:covered-table-cell>
          <table:covered-table-cell>
            <text:p text:style-name="P5381"/>
          </table:covered-table-cell>
        </table:table-row>
        <table:table-row table:style-name="TableRow5382">
          <table:table-cell table:style-name="TableCell5383">
            <text:p text:style-name="P5384">87</text:p>
          </table:table-cell>
          <table:table-cell table:style-name="TableCell5385">
            <text:p text:style-name="P5386">83</text:p>
          </table:table-cell>
          <table:covered-table-cell>
            <text:p text:style-name="P5387"/>
          </table:covered-table-cell>
          <table:covered-table-cell>
            <text:p text:style-name="P5388"/>
          </table:covered-table-cell>
          <table:covered-table-cell>
            <text:p text:style-name="P5389"/>
          </table:covered-table-cell>
        </table:table-row>
        <table:table-row table:style-name="TableRow5390">
          <table:table-cell table:style-name="TableCell5391">
            <text:p text:style-name="P5392">88</text:p>
          </table:table-cell>
          <table:table-cell table:style-name="TableCell5393">
            <text:p text:style-name="P5394">84</text:p>
          </table:table-cell>
          <table:covered-table-cell>
            <text:p text:style-name="P5395"/>
          </table:covered-table-cell>
          <table:covered-table-cell>
            <text:p text:style-name="P5396"/>
          </table:covered-table-cell>
          <table:covered-table-cell>
            <text:p text:style-name="P5397"/>
          </table:covered-table-cell>
        </table:table-row>
        <table:table-row table:style-name="TableRow5398">
          <table:table-cell table:style-name="TableCell5399">
            <text:p text:style-name="P5400">89</text:p>
          </table:table-cell>
          <table:table-cell table:style-name="TableCell5401">
            <text:p text:style-name="P5402">85</text:p>
          </table:table-cell>
          <table:table-cell table:style-name="TableCell5403" table:number-rows-spanned="4">
            <text:p text:style-name="P5404">PIDres[2]</text:p>
          </table:table-cell>
          <table:table-cell table:style-name="TableCell5405" table:number-rows-spanned="4">
            <text:p text:style-name="P5406">Yaw</text:p>
          </table:table-cell>
          <table:table-cell table:style-name="TableCell5407" table:number-rows-spanned="4">
            <text:p text:style-name="P5408">float</text:p>
          </table:table-cell>
        </table:table-row>
        <table:table-row table:style-name="TableRow5409">
          <table:table-cell table:style-name="TableCell5410">
            <text:p text:style-name="P5411">90</text:p>
          </table:table-cell>
          <table:table-cell table:style-name="TableCell5412">
            <text:p text:style-name="P5413">86</text:p>
          </table:table-cell>
          <table:covered-table-cell>
            <text:p text:style-name="P5414"/>
          </table:covered-table-cell>
          <table:covered-table-cell>
            <text:p text:style-name="P5415"/>
          </table:covered-table-cell>
          <table:covered-table-cell>
            <text:p text:style-name="P5416"/>
          </table:covered-table-cell>
        </table:table-row>
        <table:table-row table:style-name="TableRow5417">
          <table:table-cell table:style-name="TableCell5418">
            <text:p text:style-name="P5419">91</text:p>
          </table:table-cell>
          <table:table-cell table:style-name="TableCell5420">
            <text:p text:style-name="P5421">87</text:p>
          </table:table-cell>
          <table:covered-table-cell>
            <text:p text:style-name="P5422"/>
          </table:covered-table-cell>
          <table:covered-table-cell>
            <text:p text:style-name="P5423"/>
          </table:covered-table-cell>
          <table:covered-table-cell>
            <text:p text:style-name="P5424"/>
          </table:covered-table-cell>
        </table:table-row>
        <table:table-row table:style-name="TableRow5425">
          <table:table-cell table:style-name="TableCell5426">
            <text:p text:style-name="P5427">92</text:p>
          </table:table-cell>
          <table:table-cell table:style-name="TableCell5428">
            <text:p text:style-name="P5429">88</text:p>
          </table:table-cell>
          <table:covered-table-cell>
            <text:p text:style-name="P5430"/>
          </table:covered-table-cell>
          <table:covered-table-cell>
            <text:p text:style-name="P5431"/>
          </table:covered-table-cell>
          <table:covered-table-cell>
            <text:p text:style-name="P5432"/>
          </table:covered-table-cell>
        </table:table-row>
        <table:table-row table:style-name="TableRow5433">
          <table:table-cell table:style-name="TableCell5434">
            <text:p text:style-name="P5435">93</text:p>
          </table:table-cell>
          <table:table-cell table:style-name="TableCell5436">
            <text:p text:style-name="P5437">89</text:p>
          </table:table-cell>
          <table:table-cell table:style-name="TableCell5438" table:number-rows-spanned="4">
            <text:p text:style-name="P5439">axisAngleTgt[0]</text:p>
          </table:table-cell>
          <table:table-cell table:style-name="TableCell5440" table:number-rows-spanned="4">
            <text:p text:style-name="P5441">Roll, deg</text:p>
          </table:table-cell>
          <table:table-cell table:style-name="TableCell5442" table:number-rows-spanned="4">
            <text:p text:style-name="P5443">float</text:p>
          </table:table-cell>
        </table:table-row>
        <table:table-row table:style-name="TableRow5444">
          <table:table-cell table:style-name="TableCell5445">
            <text:p text:style-name="P5446">94</text:p>
          </table:table-cell>
          <table:table-cell table:style-name="TableCell5447">
            <text:p text:style-name="P5448">90</text:p>
          </table:table-cell>
          <table:covered-table-cell>
            <text:p text:style-name="P5449"/>
          </table:covered-table-cell>
          <table:covered-table-cell>
            <text:p text:style-name="P5450"/>
          </table:covered-table-cell>
          <table:covered-table-cell>
            <text:p text:style-name="P5451"/>
          </table:covered-table-cell>
        </table:table-row>
        <table:table-row table:style-name="TableRow5452">
          <table:table-cell table:style-name="TableCell5453">
            <text:p text:style-name="P5454">95</text:p>
          </table:table-cell>
          <table:table-cell table:style-name="TableCell5455">
            <text:p text:style-name="P5456">91</text:p>
          </table:table-cell>
          <table:covered-table-cell>
            <text:p text:style-name="P5457"/>
          </table:covered-table-cell>
          <table:covered-table-cell>
            <text:p text:style-name="P5458"/>
          </table:covered-table-cell>
          <table:covered-table-cell>
            <text:p text:style-name="P5459"/>
          </table:covered-table-cell>
        </table:table-row>
        <table:table-row table:style-name="TableRow5460">
          <table:table-cell table:style-name="TableCell5461">
            <text:p text:style-name="P5462">96</text:p>
          </table:table-cell>
          <table:table-cell table:style-name="TableCell5463">
            <text:p text:style-name="P5464">92</text:p>
          </table:table-cell>
          <table:covered-table-cell>
            <text:p text:style-name="P5465"/>
          </table:covered-table-cell>
          <table:covered-table-cell>
            <text:p text:style-name="P5466"/>
          </table:covered-table-cell>
          <table:covered-table-cell>
            <text:p text:style-name="P5467"/>
          </table:covered-table-cell>
        </table:table-row>
        <table:table-row table:style-name="TableRow5468">
          <table:table-cell table:style-name="TableCell5469">
            <text:p text:style-name="P5470">97</text:p>
          </table:table-cell>
          <table:table-cell table:style-name="TableCell5471">
            <text:p text:style-name="P5472">93</text:p>
          </table:table-cell>
          <table:table-cell table:style-name="TableCell5473" table:number-rows-spanned="4">
            <text:p text:style-name="P5474">axisAngleTgt[1]</text:p>
          </table:table-cell>
          <table:table-cell table:style-name="TableCell5475" table:number-rows-spanned="4">
            <text:p text:style-name="P5476">Pitch, deg</text:p>
          </table:table-cell>
          <table:table-cell table:style-name="TableCell5477" table:number-rows-spanned="4">
            <text:p text:style-name="P5478">float</text:p>
          </table:table-cell>
        </table:table-row>
        <table:table-row table:style-name="TableRow5479">
          <table:table-cell table:style-name="TableCell5480">
            <text:p text:style-name="P5481">98</text:p>
          </table:table-cell>
          <table:table-cell table:style-name="TableCell5482">
            <text:p text:style-name="P5483">94</text:p>
          </table:table-cell>
          <table:covered-table-cell>
            <text:p text:style-name="P5484"/>
          </table:covered-table-cell>
          <table:covered-table-cell>
            <text:p text:style-name="P5485"/>
          </table:covered-table-cell>
          <table:covered-table-cell>
            <text:p text:style-name="P5486"/>
          </table:covered-table-cell>
        </table:table-row>
        <table:table-row table:style-name="TableRow5487">
          <table:table-cell table:style-name="TableCell5488">
            <text:p text:style-name="P5489">99</text:p>
          </table:table-cell>
          <table:table-cell table:style-name="TableCell5490">
            <text:p text:style-name="P5491">95</text:p>
          </table:table-cell>
          <table:covered-table-cell>
            <text:p text:style-name="P5492"/>
          </table:covered-table-cell>
          <table:covered-table-cell>
            <text:p text:style-name="P5493"/>
          </table:covered-table-cell>
          <table:covered-table-cell>
            <text:p text:style-name="P5494"/>
          </table:covered-table-cell>
        </table:table-row>
        <table:table-row table:style-name="TableRow5495">
          <table:table-cell table:style-name="TableCell5496">
            <text:p text:style-name="P5497">100</text:p>
          </table:table-cell>
          <table:table-cell table:style-name="TableCell5498">
            <text:p text:style-name="P5499">96</text:p>
          </table:table-cell>
          <table:covered-table-cell>
            <text:p text:style-name="P5500"/>
          </table:covered-table-cell>
          <table:covered-table-cell>
            <text:p text:style-name="P5501"/>
          </table:covered-table-cell>
          <table:covered-table-cell>
            <text:p text:style-name="P5502"/>
          </table:covered-table-cell>
        </table:table-row>
        <table:table-row table:style-name="TableRow5503">
          <table:table-cell table:style-name="TableCell5504">
            <text:p text:style-name="P5505">101</text:p>
          </table:table-cell>
          <table:table-cell table:style-name="TableCell5506">
            <text:p text:style-name="P5507">97</text:p>
          </table:table-cell>
          <table:table-cell table:style-name="TableCell5508" table:number-rows-spanned="4">
            <text:p text:style-name="P5509">axisAngleTgt[2]</text:p>
          </table:table-cell>
          <table:table-cell table:style-name="TableCell5510" table:number-rows-spanned="4">
            <text:p text:style-name="P5511">Yaw, deg</text:p>
          </table:table-cell>
          <table:table-cell table:style-name="TableCell5512" table:number-rows-spanned="4">
            <text:p text:style-name="P5513">float</text:p>
          </table:table-cell>
        </table:table-row>
        <table:table-row table:style-name="TableRow5514">
          <table:table-cell table:style-name="TableCell5515">
            <text:p text:style-name="P5516">102</text:p>
          </table:table-cell>
          <table:table-cell table:style-name="TableCell5517">
            <text:p text:style-name="P5518">98</text:p>
          </table:table-cell>
          <table:covered-table-cell>
            <text:p text:style-name="P5519"/>
          </table:covered-table-cell>
          <table:covered-table-cell>
            <text:p text:style-name="P5520"/>
          </table:covered-table-cell>
          <table:covered-table-cell>
            <text:p text:style-name="P5521"/>
          </table:covered-table-cell>
        </table:table-row>
        <table:table-row table:style-name="TableRow5522">
          <table:table-cell table:style-name="TableCell5523">
            <text:p text:style-name="P5524">103</text:p>
          </table:table-cell>
          <table:table-cell table:style-name="TableCell5525">
            <text:p text:style-name="P5526">99</text:p>
          </table:table-cell>
          <table:covered-table-cell>
            <text:p text:style-name="P5527"/>
          </table:covered-table-cell>
          <table:covered-table-cell>
            <text:p text:style-name="P5528"/>
          </table:covered-table-cell>
          <table:covered-table-cell>
            <text:p text:style-name="P5529"/>
          </table:covered-table-cell>
        </table:table-row>
        <table:table-row table:style-name="TableRow5530">
          <table:table-cell table:style-name="TableCell5531">
            <text:p text:style-name="P5532">104</text:p>
          </table:table-cell>
          <table:table-cell table:style-name="TableCell5533">
            <text:p text:style-name="P5534">100</text:p>
          </table:table-cell>
          <table:covered-table-cell>
            <text:p text:style-name="P5535"/>
          </table:covered-table-cell>
          <table:covered-table-cell>
            <text:p text:style-name="P5536"/>
          </table:covered-table-cell>
          <table:covered-table-cell>
            <text:p text:style-name="P5537"/>
          </table:covered-table-cell>
        </table:table-row>
        <table:table-row table:style-name="TableRow5538">
          <table:table-cell table:style-name="TableCell5539">
            <text:p text:style-name="P5540">105</text:p>
          </table:table-cell>
          <table:table-cell table:style-name="TableCell5541">
            <text:p text:style-name="P5542">101</text:p>
          </table:table-cell>
          <table:table-cell table:style-name="TableCell5543" table:number-rows-spanned="4">
            <text:p text:style-name="P5544">errAngleTgt[0]</text:p>
          </table:table-cell>
          <table:table-cell table:style-name="TableCell5545" table:number-rows-spanned="4">
            <text:p text:style-name="P5546">Roll, deg</text:p>
          </table:table-cell>
          <table:table-cell table:style-name="TableCell5547" table:number-rows-spanned="4">
            <text:p text:style-name="P5548">float</text:p>
          </table:table-cell>
        </table:table-row>
        <table:table-row table:style-name="TableRow5549">
          <table:table-cell table:style-name="TableCell5550">
            <text:p text:style-name="P5551">106</text:p>
          </table:table-cell>
          <table:table-cell table:style-name="TableCell5552">
            <text:p text:style-name="P5553">102</text:p>
          </table:table-cell>
          <table:covered-table-cell>
            <text:p text:style-name="P5554"/>
          </table:covered-table-cell>
          <table:covered-table-cell>
            <text:p text:style-name="P5555"/>
          </table:covered-table-cell>
          <table:covered-table-cell>
            <text:p text:style-name="P5556"/>
          </table:covered-table-cell>
        </table:table-row>
        <table:table-row table:style-name="TableRow5557">
          <table:table-cell table:style-name="TableCell5558">
            <text:p text:style-name="P5559">107</text:p>
          </table:table-cell>
          <table:table-cell table:style-name="TableCell5560">
            <text:p text:style-name="P5561">103</text:p>
          </table:table-cell>
          <table:covered-table-cell>
            <text:p text:style-name="P5562"/>
          </table:covered-table-cell>
          <table:covered-table-cell>
            <text:p text:style-name="P5563"/>
          </table:covered-table-cell>
          <table:covered-table-cell>
            <text:p text:style-name="P5564"/>
          </table:covered-table-cell>
        </table:table-row>
        <table:table-row table:style-name="TableRow5565">
          <table:table-cell table:style-name="TableCell5566">
            <text:p text:style-name="P5567">108</text:p>
          </table:table-cell>
          <table:table-cell table:style-name="TableCell5568">
            <text:p text:style-name="P5569">104</text:p>
          </table:table-cell>
          <table:covered-table-cell>
            <text:p text:style-name="P5570"/>
          </table:covered-table-cell>
          <table:covered-table-cell>
            <text:p text:style-name="P5571"/>
          </table:covered-table-cell>
          <table:covered-table-cell>
            <text:p text:style-name="P5572"/>
          </table:covered-table-cell>
        </table:table-row>
        <table:table-row table:style-name="TableRow5573">
          <table:table-cell table:style-name="TableCell5574">
            <text:p text:style-name="P5575">109</text:p>
          </table:table-cell>
          <table:table-cell table:style-name="TableCell5576">
            <text:p text:style-name="P5577">105</text:p>
          </table:table-cell>
          <table:table-cell table:style-name="TableCell5578" table:number-rows-spanned="4">
            <text:p text:style-name="P5579">errAngleTgt[1]</text:p>
          </table:table-cell>
          <table:table-cell table:style-name="TableCell5580" table:number-rows-spanned="4">
            <text:p text:style-name="P5581">Pitch, deg</text:p>
          </table:table-cell>
          <table:table-cell table:style-name="TableCell5582" table:number-rows-spanned="4">
            <text:p text:style-name="P5583">float</text:p>
          </table:table-cell>
        </table:table-row>
        <table:table-row table:style-name="TableRow5584">
          <table:table-cell table:style-name="TableCell5585">
            <text:p text:style-name="P5586">110</text:p>
          </table:table-cell>
          <table:table-cell table:style-name="TableCell5587">
            <text:p text:style-name="P5588">106</text:p>
          </table:table-cell>
          <table:covered-table-cell>
            <text:p text:style-name="P5589"/>
          </table:covered-table-cell>
          <table:covered-table-cell>
            <text:p text:style-name="P5590"/>
          </table:covered-table-cell>
          <table:covered-table-cell>
            <text:p text:style-name="P5591"/>
          </table:covered-table-cell>
        </table:table-row>
        <table:table-row table:style-name="TableRow5592">
          <table:table-cell table:style-name="TableCell5593">
            <text:p text:style-name="P5594">111</text:p>
          </table:table-cell>
          <table:table-cell table:style-name="TableCell5595">
            <text:p text:style-name="P5596">107</text:p>
          </table:table-cell>
          <table:covered-table-cell>
            <text:p text:style-name="P5597"/>
          </table:covered-table-cell>
          <table:covered-table-cell>
            <text:p text:style-name="P5598"/>
          </table:covered-table-cell>
          <table:covered-table-cell>
            <text:p text:style-name="P5599"/>
          </table:covered-table-cell>
        </table:table-row>
        <table:table-row table:style-name="TableRow5600">
          <table:table-cell table:style-name="TableCell5601">
            <text:p text:style-name="P5602">112</text:p>
          </table:table-cell>
          <table:table-cell table:style-name="TableCell5603">
            <text:p text:style-name="P5604">108</text:p>
          </table:table-cell>
          <table:covered-table-cell>
            <text:p text:style-name="P5605"/>
          </table:covered-table-cell>
          <table:covered-table-cell>
            <text:p text:style-name="P5606"/>
          </table:covered-table-cell>
          <table:covered-table-cell>
            <text:p text:style-name="P5607"/>
          </table:covered-table-cell>
        </table:table-row>
        <table:table-row table:style-name="TableRow5608">
          <table:table-cell table:style-name="TableCell5609">
            <text:p text:style-name="P5610">113</text:p>
          </table:table-cell>
          <table:table-cell table:style-name="TableCell5611">
            <text:p text:style-name="P5612">109</text:p>
          </table:table-cell>
          <table:table-cell table:style-name="TableCell5613" table:number-rows-spanned="4">
            <text:p text:style-name="P5614">errAngleTgt[2]</text:p>
          </table:table-cell>
          <table:table-cell table:style-name="TableCell5615" table:number-rows-spanned="4">
            <text:p text:style-name="P5616">Yaw, deg</text:p>
          </table:table-cell>
          <table:table-cell table:style-name="TableCell5617" table:number-rows-spanned="4">
            <text:p text:style-name="P5618">float</text:p>
          </table:table-cell>
        </table:table-row>
        <table:table-row table:style-name="TableRow5619">
          <table:table-cell table:style-name="TableCell5620">
            <text:p text:style-name="P5621">114</text:p>
          </table:table-cell>
          <table:table-cell table:style-name="TableCell5622">
            <text:p text:style-name="P5623">110</text:p>
          </table:table-cell>
          <table:covered-table-cell>
            <text:p text:style-name="P5624"/>
          </table:covered-table-cell>
          <table:covered-table-cell>
            <text:p text:style-name="P5625"/>
          </table:covered-table-cell>
          <table:covered-table-cell>
            <text:p text:style-name="P5626"/>
          </table:covered-table-cell>
        </table:table-row>
        <table:table-row table:style-name="TableRow5627">
          <table:table-cell table:style-name="TableCell5628">
            <text:p text:style-name="P5629">115</text:p>
          </table:table-cell>
          <table:table-cell table:style-name="TableCell5630">
            <text:p text:style-name="P5631">111</text:p>
          </table:table-cell>
          <table:covered-table-cell>
            <text:p text:style-name="P5632"/>
          </table:covered-table-cell>
          <table:covered-table-cell>
            <text:p text:style-name="P5633"/>
          </table:covered-table-cell>
          <table:covered-table-cell>
            <text:p text:style-name="P5634"/>
          </table:covered-table-cell>
        </table:table-row>
        <table:table-row table:style-name="TableRow5635">
          <table:table-cell table:style-name="TableCell5636">
            <text:p text:style-name="P5637">116</text:p>
          </table:table-cell>
          <table:table-cell table:style-name="TableCell5638">
            <text:p text:style-name="P5639">112</text:p>
          </table:table-cell>
          <table:covered-table-cell>
            <text:p text:style-name="P5640"/>
          </table:covered-table-cell>
          <table:covered-table-cell>
            <text:p text:style-name="P5641"/>
          </table:covered-table-cell>
          <table:covered-table-cell>
            <text:p text:style-name="P5642"/>
          </table:covered-table-cell>
        </table:table-row>
      </table:table>
      <text:list text:style-name="WWNum2" text:continue-numbering="true">
        <text:list-item>
          <text:list>
            <text:list-item>
              <text:p text:style-name="P5643"/>
            </text:list-item>
          </text:list>
        </text:list-item>
      </text:list>
      <text:p text:style-name="P5644"/>
      <text:p text:style-name="P5645"/>
      <text:list text:style-name="WWNum2" text:continue-numbering="true">
        <text:list-item>
          <text:list>
            <text:list-item>
              <text:p text:style-name="P5646">0<text:span text:style-name="T5647">x</text:span><text:span text:style-name="T5648">6</text:span><text:span text:style-name="T5649">6</text:span>.<text:s/><text:span text:style-name="T5650">Навигационные пиды<text:s/></text:span><text:span text:style-name="T5651">1 -<text:s/></text:span><text:span text:style-name="T5652">реализовано</text:span></text:p>
            </text:list-item>
          </text:list>
        </text:list-item>
      </text:list>
      <table:table table:style-name="Table5653">
        <table:table-columns>
          <table:table-column table:style-name="TableColumn5654"/>
          <table:table-column table:style-name="TableColumn5655"/>
          <table:table-column table:style-name="TableColumn5656"/>
          <table:table-column table:style-name="TableColumn5657"/>
          <table:table-column table:style-name="TableColumn5658"/>
        </table:table-columns>
        <table:table-row table:style-name="TableRow5659">
          <table:table-cell table:style-name="TableCell5660">
            <text:p text:style-name="P5661">Полное смещение</text:p>
          </table:table-cell>
          <table:table-cell table:style-name="TableCell5662">
            <text:p text:style-name="P5663">№ Байта</text:p>
          </table:table-cell>
          <table:table-cell table:style-name="TableCell5664">
            <text:p text:style-name="P5665">Название</text:p>
          </table:table-cell>
          <table:table-cell table:style-name="TableCell5666">
            <text:p text:style-name="P5667">Описание</text:p>
          </table:table-cell>
          <table:table-cell table:style-name="TableCell5668">
            <text:p text:style-name="P5669">Диапазон значений</text:p>
          </table:table-cell>
        </table:table-row>
        <table:table-row table:style-name="TableRow5670">
          <table:table-cell table:style-name="TableCell5671">
            <text:p text:style-name="P5672"><text:span text:style-name="T5673">4</text:span></text:p>
          </table:table-cell>
          <table:table-cell table:style-name="TableCell5674">
            <text:p text:style-name="P5675">0</text:p>
          </table:table-cell>
          <table:table-cell table:style-name="TableCell5676">
            <text:p text:style-name="P5677"><text:span text:style-name="T5678">bodyHeader</text:span></text:p>
          </table:table-cell>
          <table:table-cell table:style-name="TableCell5679">
            <text:p text:style-name="P5680">Заголовок</text:p>
          </table:table-cell>
          <table:table-cell table:style-name="TableCell5681">
            <text:p text:style-name="P5682"><text:span text:style-name="T5683">0x66</text:span></text:p>
          </table:table-cell>
        </table:table-row>
        <table:table-row table:style-name="TableRow5684">
          <table:table-cell table:style-name="TableCell5685">
            <text:p text:style-name="P5686"><text:span text:style-name="T5687">5</text:span></text:p>
          </table:table-cell>
          <table:table-cell table:style-name="TableCell5688">
            <text:p text:style-name="P5689">1</text:p>
          </table:table-cell>
          <table:table-cell table:style-name="TableCell5690" table:number-rows-spanned="4">
            <text:p text:style-name="P5691"><text:span text:style-name="T5692">time (us)</text:span></text:p>
          </table:table-cell>
          <table:table-cell table:style-name="TableCell5693" table:number-rows-spanned="4">
            <text:p text:style-name="P5694">время</text:p>
          </table:table-cell>
          <table:table-cell table:style-name="TableCell5695" table:number-rows-spanned="4">
            <text:p text:style-name="P5696"><text:span text:style-name="T5697">uint32</text:span></text:p>
          </table:table-cell>
        </table:table-row>
        <table:table-row table:style-name="TableRow5698">
          <table:table-cell table:style-name="TableCell5699">
            <text:p text:style-name="P5700"><text:span text:style-name="T5701">6</text:span></text:p>
          </table:table-cell>
          <table:table-cell table:style-name="TableCell5702">
            <text:p text:style-name="P5703"><text:span text:style-name="T5704">2</text:span></text:p>
          </table:table-cell>
          <table:covered-table-cell>
            <text:p text:style-name="P5705"/>
          </table:covered-table-cell>
          <table:covered-table-cell>
            <text:p text:style-name="P5706"/>
          </table:covered-table-cell>
          <table:covered-table-cell>
            <text:p text:style-name="P5707"/>
          </table:covered-table-cell>
        </table:table-row>
        <table:table-row table:style-name="TableRow5708">
          <table:table-cell table:style-name="TableCell5709">
            <text:p text:style-name="P5710"><text:span text:style-name="T5711">7</text:span></text:p>
          </table:table-cell>
          <table:table-cell table:style-name="TableCell5712">
            <text:p text:style-name="P5713"><text:span text:style-name="T5714">3</text:span></text:p>
          </table:table-cell>
          <table:covered-table-cell>
            <text:p text:style-name="P5715"/>
          </table:covered-table-cell>
          <table:covered-table-cell>
            <text:p text:style-name="P5716"/>
          </table:covered-table-cell>
          <table:covered-table-cell>
            <text:p text:style-name="P5717"/>
          </table:covered-table-cell>
        </table:table-row>
        <table:table-row table:style-name="TableRow5718">
          <table:table-cell table:style-name="TableCell5719">
            <text:p text:style-name="P5720"><text:span text:style-name="T5721">8</text:span></text:p>
          </table:table-cell>
          <table:table-cell table:style-name="TableCell5722">
            <text:p text:style-name="P5723">4</text:p>
          </table:table-cell>
          <table:covered-table-cell>
            <text:p text:style-name="P5724"/>
          </table:covered-table-cell>
          <table:covered-table-cell>
            <text:p text:style-name="P5725"/>
          </table:covered-table-cell>
          <table:covered-table-cell>
            <text:p text:style-name="P5726"/>
          </table:covered-table-cell>
        </table:table-row>
        <table:table-row table:style-name="TableRow5727">
          <table:table-cell table:style-name="TableCell5728">
            <text:p text:style-name="P5729">9</text:p>
          </table:table-cell>
          <table:table-cell table:style-name="TableCell5730">
            <text:p text:style-name="P5731">5</text:p>
          </table:table-cell>
          <table:table-cell table:style-name="TableCell5732" table:number-rows-spanned="4">
            <text:p text:style-name="P5733"><text:span text:style-name="T5734">need_alt</text:span></text:p>
          </table:table-cell>
          <table:table-cell table:style-name="TableCell5735" table:number-rows-spanned="4">
            <text:p text:style-name="P5736">таргет высоты</text:p>
          </table:table-cell>
          <table:table-cell table:style-name="TableCell5737" table:number-rows-spanned="4">
            <text:p text:style-name="P5738"><text:span text:style-name="T5739">uint32</text:span></text:p>
          </table:table-cell>
        </table:table-row>
        <table:table-row table:style-name="TableRow5740">
          <table:table-cell table:style-name="TableCell5741">
            <text:p text:style-name="P5742">10</text:p>
          </table:table-cell>
          <table:table-cell table:style-name="TableCell5743">
            <text:p text:style-name="P5744">6</text:p>
          </table:table-cell>
          <table:covered-table-cell>
            <text:p text:style-name="P5745"/>
          </table:covered-table-cell>
          <table:covered-table-cell>
            <text:p text:style-name="P5746"/>
          </table:covered-table-cell>
          <table:covered-table-cell>
            <text:p text:style-name="P5747"/>
          </table:covered-table-cell>
        </table:table-row>
        <table:table-row table:style-name="TableRow5748">
          <table:table-cell table:style-name="TableCell5749">
            <text:p text:style-name="P5750">11</text:p>
          </table:table-cell>
          <table:table-cell table:style-name="TableCell5751">
            <text:p text:style-name="P5752">7</text:p>
          </table:table-cell>
          <table:covered-table-cell>
            <text:p text:style-name="P5753"/>
          </table:covered-table-cell>
          <table:covered-table-cell>
            <text:p text:style-name="P5754"/>
          </table:covered-table-cell>
          <table:covered-table-cell>
            <text:p text:style-name="P5755"/>
          </table:covered-table-cell>
        </table:table-row>
        <table:table-row table:style-name="TableRow5756">
          <table:table-cell table:style-name="TableCell5757">
            <text:p text:style-name="P5758">12</text:p>
          </table:table-cell>
          <table:table-cell table:style-name="TableCell5759">
            <text:p text:style-name="P5760">8</text:p>
          </table:table-cell>
          <table:covered-table-cell>
            <text:p text:style-name="P5761"/>
          </table:covered-table-cell>
          <table:covered-table-cell>
            <text:p text:style-name="P5762"/>
          </table:covered-table-cell>
          <table:covered-table-cell>
            <text:p text:style-name="P5763"/>
          </table:covered-table-cell>
        </table:table-row>
        <table:table-row table:style-name="TableRow5764">
          <table:table-cell table:style-name="TableCell5765">
            <text:p text:style-name="P5766">13</text:p>
          </table:table-cell>
          <table:table-cell table:style-name="TableCell5767">
            <text:p text:style-name="P5768">9</text:p>
          </table:table-cell>
          <table:table-cell table:style-name="TableCell5769" table:number-rows-spanned="4">
            <text:p text:style-name="P5770"><text:span text:style-name="T5771">alt_err_tho</text:span></text:p>
          </table:table-cell>
          <table:table-cell table:style-name="TableCell5772" table:number-rows-spanned="4">
            <text:p text:style-name="P5773">ошибка высоты</text:p>
          </table:table-cell>
          <table:table-cell table:style-name="TableCell5774" table:number-rows-spanned="4">
            <text:p text:style-name="P5775">float</text:p>
          </table:table-cell>
        </table:table-row>
        <table:table-row table:style-name="TableRow5776">
          <table:table-cell table:style-name="TableCell5777">
            <text:p text:style-name="P5778">14</text:p>
          </table:table-cell>
          <table:table-cell table:style-name="TableCell5779">
            <text:p text:style-name="P5780">10</text:p>
          </table:table-cell>
          <table:covered-table-cell>
            <text:p text:style-name="P5781"/>
          </table:covered-table-cell>
          <table:covered-table-cell>
            <text:p text:style-name="P5782"/>
          </table:covered-table-cell>
          <table:covered-table-cell>
            <text:p text:style-name="P5783"/>
          </table:covered-table-cell>
        </table:table-row>
        <table:table-row table:style-name="TableRow5784">
          <table:table-cell table:style-name="TableCell5785">
            <text:p text:style-name="P5786">15</text:p>
          </table:table-cell>
          <table:table-cell table:style-name="TableCell5787">
            <text:p text:style-name="P5788">11</text:p>
          </table:table-cell>
          <table:covered-table-cell>
            <text:p text:style-name="P5789"/>
          </table:covered-table-cell>
          <table:covered-table-cell>
            <text:p text:style-name="P5790"/>
          </table:covered-table-cell>
          <table:covered-table-cell>
            <text:p text:style-name="P5791"/>
          </table:covered-table-cell>
        </table:table-row>
        <table:table-row table:style-name="TableRow5792">
          <table:table-cell table:style-name="TableCell5793">
            <text:p text:style-name="P5794">16</text:p>
          </table:table-cell>
          <table:table-cell table:style-name="TableCell5795">
            <text:p text:style-name="P5796">12</text:p>
          </table:table-cell>
          <table:covered-table-cell>
            <text:p text:style-name="P5797"/>
          </table:covered-table-cell>
          <table:covered-table-cell>
            <text:p text:style-name="P5798"/>
          </table:covered-table-cell>
          <table:covered-table-cell>
            <text:p text:style-name="P5799"/>
          </table:covered-table-cell>
        </table:table-row>
        <table:table-row table:style-name="TableRow5800">
          <table:table-cell table:style-name="TableCell5801">
            <text:p text:style-name="P5802">17</text:p>
          </table:table-cell>
          <table:table-cell table:style-name="TableCell5803">
            <text:p text:style-name="P5804">13</text:p>
          </table:table-cell>
          <table:table-cell table:style-name="TableCell5805" table:number-rows-spanned="4">
            <text:p text:style-name="P5806">cx_alt_t_p_cont</text:p>
          </table:table-cell>
          <table:table-cell table:style-name="TableCell5807" table:number-rows-spanned="4">
            <text:p text:style-name="P5808">ПИД газа от высоты, D</text:p>
          </table:table-cell>
          <table:table-cell table:style-name="TableCell5809" table:number-rows-spanned="4">
            <text:p text:style-name="P5810"><text:span text:style-name="T5811">float</text:span></text:p>
          </table:table-cell>
        </table:table-row>
        <table:table-row table:style-name="TableRow5812">
          <table:table-cell table:style-name="TableCell5813">
            <text:p text:style-name="P5814">18</text:p>
          </table:table-cell>
          <table:table-cell table:style-name="TableCell5815">
            <text:p text:style-name="P5816">14</text:p>
          </table:table-cell>
          <table:covered-table-cell>
            <text:p text:style-name="P5817"/>
          </table:covered-table-cell>
          <table:covered-table-cell>
            <text:p text:style-name="P5818"/>
          </table:covered-table-cell>
          <table:covered-table-cell>
            <text:p text:style-name="P5819"/>
          </table:covered-table-cell>
        </table:table-row>
        <table:table-row table:style-name="TableRow5820">
          <table:table-cell table:style-name="TableCell5821">
            <text:p text:style-name="P5822">19</text:p>
          </table:table-cell>
          <table:table-cell table:style-name="TableCell5823">
            <text:p text:style-name="P5824">15</text:p>
          </table:table-cell>
          <table:covered-table-cell>
            <text:p text:style-name="P5825"/>
          </table:covered-table-cell>
          <table:covered-table-cell>
            <text:p text:style-name="P5826"/>
          </table:covered-table-cell>
          <table:covered-table-cell>
            <text:p text:style-name="P5827"/>
          </table:covered-table-cell>
        </table:table-row>
        <table:table-row table:style-name="TableRow5828">
          <table:table-cell table:style-name="TableCell5829">
            <text:p text:style-name="P5830">20</text:p>
          </table:table-cell>
          <table:table-cell table:style-name="TableCell5831">
            <text:p text:style-name="P5832">16</text:p>
          </table:table-cell>
          <table:covered-table-cell>
            <text:p text:style-name="P5833"/>
          </table:covered-table-cell>
          <table:covered-table-cell>
            <text:p text:style-name="P5834"/>
          </table:covered-table-cell>
          <table:covered-table-cell>
            <text:p text:style-name="P5835"/>
          </table:covered-table-cell>
        </table:table-row>
        <table:table-row table:style-name="TableRow5836">
          <table:table-cell table:style-name="TableCell5837">
            <text:p text:style-name="P5838">21</text:p>
          </table:table-cell>
          <table:table-cell table:style-name="TableCell5839">
            <text:p text:style-name="P5840">17</text:p>
          </table:table-cell>
          <table:table-cell table:style-name="TableCell5841" table:number-rows-spanned="4">
            <text:p text:style-name="P5842">cx_alt_t_i_cont</text:p>
          </table:table-cell>
          <table:table-cell table:style-name="TableCell5843" table:number-rows-spanned="4">
            <text:p text:style-name="P5844">ПИД газа от высоты, I</text:p>
          </table:table-cell>
          <table:table-cell table:style-name="TableCell5845" table:number-rows-spanned="4">
            <text:p text:style-name="P5846">float</text:p>
          </table:table-cell>
        </table:table-row>
        <table:table-row table:style-name="TableRow5847">
          <table:table-cell table:style-name="TableCell5848">
            <text:p text:style-name="P5849">22</text:p>
          </table:table-cell>
          <table:table-cell table:style-name="TableCell5850">
            <text:p text:style-name="P5851">18</text:p>
          </table:table-cell>
          <table:covered-table-cell>
            <text:p text:style-name="P5852"/>
          </table:covered-table-cell>
          <table:covered-table-cell>
            <text:p text:style-name="P5853"/>
          </table:covered-table-cell>
          <table:covered-table-cell>
            <text:p text:style-name="P5854"/>
          </table:covered-table-cell>
        </table:table-row>
        <table:table-row table:style-name="TableRow5855">
          <table:table-cell table:style-name="TableCell5856">
            <text:p text:style-name="P5857">23</text:p>
          </table:table-cell>
          <table:table-cell table:style-name="TableCell5858">
            <text:p text:style-name="P5859">19</text:p>
          </table:table-cell>
          <table:covered-table-cell>
            <text:p text:style-name="P5860"/>
          </table:covered-table-cell>
          <table:covered-table-cell>
            <text:p text:style-name="P5861"/>
          </table:covered-table-cell>
          <table:covered-table-cell>
            <text:p text:style-name="P5862"/>
          </table:covered-table-cell>
        </table:table-row>
        <table:table-row table:style-name="TableRow5863">
          <table:table-cell table:style-name="TableCell5864">
            <text:p text:style-name="P5865">24</text:p>
          </table:table-cell>
          <table:table-cell table:style-name="TableCell5866">
            <text:p text:style-name="P5867">20</text:p>
          </table:table-cell>
          <table:covered-table-cell>
            <text:p text:style-name="P5868"/>
          </table:covered-table-cell>
          <table:covered-table-cell>
            <text:p text:style-name="P5869"/>
          </table:covered-table-cell>
          <table:covered-table-cell>
            <text:p text:style-name="P5870"/>
          </table:covered-table-cell>
        </table:table-row>
        <table:table-row table:style-name="TableRow5871">
          <table:table-cell table:style-name="TableCell5872">
            <text:p text:style-name="P5873">25</text:p>
          </table:table-cell>
          <table:table-cell table:style-name="TableCell5874">
            <text:p text:style-name="P5875">21</text:p>
          </table:table-cell>
          <table:table-cell table:style-name="TableCell5876" table:number-rows-spanned="4">
            <text:p text:style-name="P5877">cx_alt_t_d_cont</text:p>
          </table:table-cell>
          <table:table-cell table:style-name="TableCell5878" table:number-rows-spanned="4">
            <text:p text:style-name="P5879">ПИД газа от высоты, D</text:p>
          </table:table-cell>
          <table:table-cell table:style-name="TableCell5880" table:number-rows-spanned="4">
            <text:p text:style-name="P5881"><text:span text:style-name="T5882">float</text:span></text:p>
          </table:table-cell>
        </table:table-row>
        <table:table-row table:style-name="TableRow5883">
          <table:table-cell table:style-name="TableCell5884">
            <text:p text:style-name="P5885">26</text:p>
          </table:table-cell>
          <table:table-cell table:style-name="TableCell5886">
            <text:p text:style-name="P5887">22</text:p>
          </table:table-cell>
          <table:covered-table-cell>
            <text:p text:style-name="P5888"/>
          </table:covered-table-cell>
          <table:covered-table-cell>
            <text:p text:style-name="P5889"/>
          </table:covered-table-cell>
          <table:covered-table-cell>
            <text:p text:style-name="P5890"/>
          </table:covered-table-cell>
        </table:table-row>
        <table:table-row table:style-name="TableRow5891">
          <table:table-cell table:style-name="TableCell5892">
            <text:p text:style-name="P5893">27</text:p>
          </table:table-cell>
          <table:table-cell table:style-name="TableCell5894">
            <text:p text:style-name="P5895">23</text:p>
          </table:table-cell>
          <table:covered-table-cell>
            <text:p text:style-name="P5896"/>
          </table:covered-table-cell>
          <table:covered-table-cell>
            <text:p text:style-name="P5897"/>
          </table:covered-table-cell>
          <table:covered-table-cell>
            <text:p text:style-name="P5898"/>
          </table:covered-table-cell>
        </table:table-row>
        <table:table-row table:style-name="TableRow5899">
          <table:table-cell table:style-name="TableCell5900">
            <text:p text:style-name="P5901">28</text:p>
          </table:table-cell>
          <table:table-cell table:style-name="TableCell5902">
            <text:p text:style-name="P5903">24</text:p>
          </table:table-cell>
          <table:covered-table-cell>
            <text:p text:style-name="P5904"/>
          </table:covered-table-cell>
          <table:covered-table-cell>
            <text:p text:style-name="P5905"/>
          </table:covered-table-cell>
          <table:covered-table-cell>
            <text:p text:style-name="P5906"/>
          </table:covered-table-cell>
        </table:table-row>
        <table:table-row table:style-name="TableRow5907">
          <table:table-cell table:style-name="TableCell5908">
            <text:p text:style-name="P5909">29</text:p>
          </table:table-cell>
          <table:table-cell table:style-name="TableCell5910">
            <text:p text:style-name="P5911">25</text:p>
          </table:table-cell>
          <table:table-cell table:style-name="TableCell5912" table:number-rows-spanned="4">
            <text:p text:style-name="P5913">throttle_alt_res</text:p>
          </table:table-cell>
          <table:table-cell table:style-name="TableCell5914" table:number-rows-spanned="4">
            <text:p text:style-name="P5915">ПИД газа от высоты, выход регулятора</text:p>
          </table:table-cell>
          <table:table-cell table:style-name="TableCell5916" table:number-rows-spanned="4">
            <text:p text:style-name="P5917"><text:span text:style-name="T5918">float</text:span></text:p>
          </table:table-cell>
        </table:table-row>
        <table:table-row table:style-name="TableRow5919">
          <table:table-cell table:style-name="TableCell5920">
            <text:p text:style-name="P5921"><text:span text:style-name="T5922">30</text:span></text:p>
          </table:table-cell>
          <table:table-cell table:style-name="TableCell5923">
            <text:p text:style-name="P5924"><text:span text:style-name="T5925">26</text:span></text:p>
          </table:table-cell>
          <table:covered-table-cell>
            <text:p text:style-name="P5926"/>
          </table:covered-table-cell>
          <table:covered-table-cell>
            <text:p text:style-name="P5927"/>
          </table:covered-table-cell>
          <table:covered-table-cell>
            <text:p text:style-name="P5928"/>
          </table:covered-table-cell>
        </table:table-row>
        <table:table-row table:style-name="TableRow5929">
          <table:table-cell table:style-name="TableCell5930">
            <text:p text:style-name="P5931"><text:span text:style-name="T5932">31</text:span></text:p>
          </table:table-cell>
          <table:table-cell table:style-name="TableCell5933">
            <text:p text:style-name="P5934"><text:span text:style-name="T5935">27</text:span></text:p>
          </table:table-cell>
          <table:covered-table-cell>
            <text:p text:style-name="P5936"/>
          </table:covered-table-cell>
          <table:covered-table-cell>
            <text:p text:style-name="P5937"/>
          </table:covered-table-cell>
          <table:covered-table-cell>
            <text:p text:style-name="P5938"/>
          </table:covered-table-cell>
        </table:table-row>
        <table:table-row table:style-name="TableRow5939">
          <table:table-cell table:style-name="TableCell5940">
            <text:p text:style-name="P5941"><text:span text:style-name="T5942">32</text:span></text:p>
          </table:table-cell>
          <table:table-cell table:style-name="TableCell5943">
            <text:p text:style-name="P5944"><text:span text:style-name="T5945">28</text:span></text:p>
          </table:table-cell>
          <table:covered-table-cell>
            <text:p text:style-name="P5946"/>
          </table:covered-table-cell>
          <table:covered-table-cell>
            <text:p text:style-name="P5947"/>
          </table:covered-table-cell>
          <table:covered-table-cell>
            <text:p text:style-name="P5948"/>
          </table:covered-table-cell>
        </table:table-row>
        <table:table-row table:style-name="TableRow5949">
          <table:table-cell table:style-name="TableCell5950">
            <text:p text:style-name="P5951"><text:span text:style-name="T5952">33</text:span></text:p>
          </table:table-cell>
          <table:table-cell table:style-name="TableCell5953">
            <text:p text:style-name="P5954"><text:span text:style-name="T5955">29</text:span></text:p>
          </table:table-cell>
          <table:table-cell table:style-name="TableCell5956" table:number-rows-spanned="2">
            <text:p text:style-name="P5957">need_as_in_cm</text:p>
          </table:table-cell>
          <table:table-cell table:style-name="TableCell5958" table:number-rows-spanned="2">
            <text:p text:style-name="P5959">таргет воздушной скорости</text:p>
          </table:table-cell>
          <table:table-cell table:style-name="TableCell5960" table:number-rows-spanned="2">
            <text:p text:style-name="P5961"><text:span text:style-name="T5962">int16</text:span></text:p>
          </table:table-cell>
        </table:table-row>
        <table:table-row table:style-name="TableRow5963">
          <table:table-cell table:style-name="TableCell5964">
            <text:p text:style-name="P5965"><text:span text:style-name="T5966">34</text:span></text:p>
          </table:table-cell>
          <table:table-cell table:style-name="TableCell5967">
            <text:p text:style-name="P5968"><text:span text:style-name="T5969">30</text:span></text:p>
          </table:table-cell>
          <table:covered-table-cell>
            <text:p text:style-name="P5970"/>
          </table:covered-table-cell>
          <table:covered-table-cell>
            <text:p text:style-name="P5971"/>
          </table:covered-table-cell>
          <table:covered-table-cell>
            <text:p text:style-name="P5972"/>
          </table:covered-table-cell>
        </table:table-row>
        <table:table-row table:style-name="TableRow5973">
          <table:table-cell table:style-name="TableCell5974">
            <text:p text:style-name="P5975"><text:span text:style-name="T5976">35</text:span></text:p>
          </table:table-cell>
          <table:table-cell table:style-name="TableCell5977">
            <text:p text:style-name="P5978"><text:span text:style-name="T5979">31</text:span></text:p>
          </table:table-cell>
          <table:table-cell table:style-name="TableCell5980" table:number-rows-spanned="4">
            <text:p text:style-name="P5981">cur_speed_err</text:p>
          </table:table-cell>
          <table:table-cell table:style-name="TableCell5982" table:number-rows-spanned="4">
            <text:p text:style-name="P5983">ошибка воздушной скорости</text:p>
          </table:table-cell>
          <table:table-cell table:style-name="TableCell5984" table:number-rows-spanned="4">
            <text:p text:style-name="P5985">float</text:p>
          </table:table-cell>
        </table:table-row>
        <table:table-row table:style-name="TableRow5986">
          <table:table-cell table:style-name="TableCell5987">
            <text:p text:style-name="P5988"><text:span text:style-name="T5989">36</text:span></text:p>
          </table:table-cell>
          <table:table-cell table:style-name="TableCell5990">
            <text:p text:style-name="P5991"><text:span text:style-name="T5992">32</text:span></text:p>
          </table:table-cell>
          <table:covered-table-cell>
            <text:p text:style-name="P5993"/>
          </table:covered-table-cell>
          <table:covered-table-cell>
            <text:p text:style-name="P5994"/>
          </table:covered-table-cell>
          <table:covered-table-cell>
            <text:p text:style-name="P5995"/>
          </table:covered-table-cell>
        </table:table-row>
        <table:table-row table:style-name="TableRow5996">
          <table:table-cell table:style-name="TableCell5997">
            <text:p text:style-name="P5998"><text:span text:style-name="T5999">37</text:span></text:p>
          </table:table-cell>
          <table:table-cell table:style-name="TableCell6000">
            <text:p text:style-name="P6001"><text:span text:style-name="T6002">33</text:span></text:p>
          </table:table-cell>
          <table:covered-table-cell>
            <text:p text:style-name="P6003"/>
          </table:covered-table-cell>
          <table:covered-table-cell>
            <text:p text:style-name="P6004"/>
          </table:covered-table-cell>
          <table:covered-table-cell>
            <text:p text:style-name="P6005"/>
          </table:covered-table-cell>
        </table:table-row>
        <table:table-row table:style-name="TableRow6006">
          <table:table-cell table:style-name="TableCell6007">
            <text:p text:style-name="P6008"><text:span text:style-name="T6009">38</text:span></text:p>
          </table:table-cell>
          <table:table-cell table:style-name="TableCell6010">
            <text:p text:style-name="P6011"><text:span text:style-name="T6012">34</text:span></text:p>
          </table:table-cell>
          <table:covered-table-cell>
            <text:p text:style-name="P6013"/>
          </table:covered-table-cell>
          <table:covered-table-cell>
            <text:p text:style-name="P6014"/>
          </table:covered-table-cell>
          <table:covered-table-cell>
            <text:p text:style-name="P6015"/>
          </table:covered-table-cell>
        </table:table-row>
        <table:table-row table:style-name="TableRow6016">
          <table:table-cell table:style-name="TableCell6017">
            <text:p text:style-name="P6018"><text:span text:style-name="T6019">39</text:span></text:p>
          </table:table-cell>
          <table:table-cell table:style-name="TableCell6020">
            <text:p text:style-name="P6021"><text:span text:style-name="T6022">35</text:span></text:p>
          </table:table-cell>
          <table:table-cell table:style-name="TableCell6023" table:number-rows-spanned="4">
            <text:p text:style-name="P6024">cx_as_pid_p_cont</text:p>
          </table:table-cell>
          <table:table-cell table:style-name="TableCell6025" table:number-rows-spanned="4">
            <text:p text:style-name="P6026">ПИД ВС, P</text:p>
          </table:table-cell>
          <table:table-cell table:style-name="TableCell6027" table:number-rows-spanned="4">
            <text:p text:style-name="P6028">float</text:p>
          </table:table-cell>
        </table:table-row>
        <table:table-row table:style-name="TableRow6029">
          <table:table-cell table:style-name="TableCell6030">
            <text:p text:style-name="P6031"><text:span text:style-name="T6032">40</text:span></text:p>
          </table:table-cell>
          <table:table-cell table:style-name="TableCell6033">
            <text:p text:style-name="P6034"><text:span text:style-name="T6035">36</text:span></text:p>
          </table:table-cell>
          <table:covered-table-cell>
            <text:p text:style-name="P6036"/>
          </table:covered-table-cell>
          <table:covered-table-cell>
            <text:p text:style-name="P6037"/>
          </table:covered-table-cell>
          <table:covered-table-cell>
            <text:p text:style-name="P6038"/>
          </table:covered-table-cell>
        </table:table-row>
        <table:table-row table:style-name="TableRow6039">
          <table:table-cell table:style-name="TableCell6040">
            <text:p text:style-name="P6041"><text:span text:style-name="T6042">41</text:span></text:p>
          </table:table-cell>
          <table:table-cell table:style-name="TableCell6043">
            <text:p text:style-name="P6044"><text:span text:style-name="T6045">37</text:span></text:p>
          </table:table-cell>
          <table:covered-table-cell>
            <text:p text:style-name="P6046"/>
          </table:covered-table-cell>
          <table:covered-table-cell>
            <text:p text:style-name="P6047"/>
          </table:covered-table-cell>
          <table:covered-table-cell>
            <text:p text:style-name="P6048"/>
          </table:covered-table-cell>
        </table:table-row>
        <table:table-row table:style-name="TableRow6049">
          <table:table-cell table:style-name="TableCell6050">
            <text:p text:style-name="P6051"><text:span text:style-name="T6052">42</text:span></text:p>
          </table:table-cell>
          <table:table-cell table:style-name="TableCell6053">
            <text:p text:style-name="P6054"><text:span text:style-name="T6055">38</text:span></text:p>
          </table:table-cell>
          <table:covered-table-cell>
            <text:p text:style-name="P6056"/>
          </table:covered-table-cell>
          <table:covered-table-cell>
            <text:p text:style-name="P6057"/>
          </table:covered-table-cell>
          <table:covered-table-cell>
            <text:p text:style-name="P6058"/>
          </table:covered-table-cell>
        </table:table-row>
        <table:table-row table:style-name="TableRow6059">
          <table:table-cell table:style-name="TableCell6060">
            <text:p text:style-name="P6061"><text:span text:style-name="T6062">43</text:span></text:p>
          </table:table-cell>
          <table:table-cell table:style-name="TableCell6063">
            <text:p text:style-name="P6064"><text:span text:style-name="T6065">39</text:span></text:p>
          </table:table-cell>
          <table:table-cell table:style-name="TableCell6066" table:number-rows-spanned="4">
            <text:p text:style-name="P6067">cx_as_pid_i_cont</text:p>
          </table:table-cell>
          <table:table-cell table:style-name="TableCell6068" table:number-rows-spanned="4">
            <text:p text:style-name="P6069">ПИД ВС, I</text:p>
          </table:table-cell>
          <table:table-cell table:style-name="TableCell6070" table:number-rows-spanned="4">
            <text:p text:style-name="P6071">float</text:p>
          </table:table-cell>
        </table:table-row>
        <table:table-row table:style-name="TableRow6072">
          <table:table-cell table:style-name="TableCell6073">
            <text:p text:style-name="P6074">44</text:p>
          </table:table-cell>
          <table:table-cell table:style-name="TableCell6075">
            <text:p text:style-name="P6076"><text:span text:style-name="T6077">40</text:span></text:p>
          </table:table-cell>
          <table:covered-table-cell>
            <text:p text:style-name="P6078"/>
          </table:covered-table-cell>
          <table:covered-table-cell>
            <text:p text:style-name="P6079"/>
          </table:covered-table-cell>
          <table:covered-table-cell>
            <text:p text:style-name="P6080"/>
          </table:covered-table-cell>
        </table:table-row>
        <table:table-row table:style-name="TableRow6081">
          <table:table-cell table:style-name="TableCell6082">
            <text:p text:style-name="P6083">45</text:p>
          </table:table-cell>
          <table:table-cell table:style-name="TableCell6084">
            <text:p text:style-name="P6085"><text:span text:style-name="T6086">41</text:span></text:p>
          </table:table-cell>
          <table:covered-table-cell>
            <text:p text:style-name="P6087"/>
          </table:covered-table-cell>
          <table:covered-table-cell>
            <text:p text:style-name="P6088"/>
          </table:covered-table-cell>
          <table:covered-table-cell>
            <text:p text:style-name="P6089"/>
          </table:covered-table-cell>
        </table:table-row>
        <table:table-row table:style-name="TableRow6090">
          <table:table-cell table:style-name="TableCell6091">
            <text:p text:style-name="P6092">46</text:p>
          </table:table-cell>
          <table:table-cell table:style-name="TableCell6093">
            <text:p text:style-name="P6094"><text:span text:style-name="T6095">42</text:span></text:p>
          </table:table-cell>
          <table:covered-table-cell>
            <text:p text:style-name="P6096"/>
          </table:covered-table-cell>
          <table:covered-table-cell>
            <text:p text:style-name="P6097"/>
          </table:covered-table-cell>
          <table:covered-table-cell>
            <text:p text:style-name="P6098"/>
          </table:covered-table-cell>
        </table:table-row>
        <table:table-row table:style-name="TableRow6099">
          <table:table-cell table:style-name="TableCell6100">
            <text:p text:style-name="P6101">47</text:p>
          </table:table-cell>
          <table:table-cell table:style-name="TableCell6102">
            <text:p text:style-name="P6103"><text:span text:style-name="T6104">43</text:span></text:p>
          </table:table-cell>
          <table:table-cell table:style-name="TableCell6105" table:number-rows-spanned="4">
            <text:p text:style-name="P6106">cx_as_pid_d_cont</text:p>
          </table:table-cell>
          <table:table-cell table:style-name="TableCell6107" table:number-rows-spanned="4">
            <text:p text:style-name="P6108">ПИД ВС, D</text:p>
          </table:table-cell>
          <table:table-cell table:style-name="TableCell6109" table:number-rows-spanned="4">
            <text:p text:style-name="P6110">float</text:p>
          </table:table-cell>
        </table:table-row>
        <table:table-row table:style-name="TableRow6111">
          <table:table-cell table:style-name="TableCell6112">
            <text:p text:style-name="P6113"><text:span text:style-name="T6114">48</text:span></text:p>
          </table:table-cell>
          <table:table-cell table:style-name="TableCell6115">
            <text:p text:style-name="P6116">44</text:p>
          </table:table-cell>
          <table:covered-table-cell>
            <text:p text:style-name="P6117"/>
          </table:covered-table-cell>
          <table:covered-table-cell>
            <text:p text:style-name="P6118"/>
          </table:covered-table-cell>
          <table:covered-table-cell>
            <text:p text:style-name="P6119"/>
          </table:covered-table-cell>
        </table:table-row>
        <table:table-row table:style-name="TableRow6120">
          <table:table-cell table:style-name="TableCell6121">
            <text:p text:style-name="P6122"><text:span text:style-name="T6123">49</text:span></text:p>
          </table:table-cell>
          <table:table-cell table:style-name="TableCell6124">
            <text:p text:style-name="P6125">45</text:p>
          </table:table-cell>
          <table:covered-table-cell>
            <text:p text:style-name="P6126"/>
          </table:covered-table-cell>
          <table:covered-table-cell>
            <text:p text:style-name="P6127"/>
          </table:covered-table-cell>
          <table:covered-table-cell>
            <text:p text:style-name="P6128"/>
          </table:covered-table-cell>
        </table:table-row>
        <table:table-row table:style-name="TableRow6129">
          <table:table-cell table:style-name="TableCell6130">
            <text:p text:style-name="P6131"><text:span text:style-name="T6132">50</text:span></text:p>
          </table:table-cell>
          <table:table-cell table:style-name="TableCell6133">
            <text:p text:style-name="P6134">46</text:p>
          </table:table-cell>
          <table:covered-table-cell>
            <text:p text:style-name="P6135"/>
          </table:covered-table-cell>
          <table:covered-table-cell>
            <text:p text:style-name="P6136"/>
          </table:covered-table-cell>
          <table:covered-table-cell>
            <text:p text:style-name="P6137"/>
          </table:covered-table-cell>
        </table:table-row>
        <table:table-row table:style-name="TableRow6138">
          <table:table-cell table:style-name="TableCell6139">
            <text:p text:style-name="P6140"><text:span text:style-name="T6141">51</text:span></text:p>
          </table:table-cell>
          <table:table-cell table:style-name="TableCell6142">
            <text:p text:style-name="P6143">47</text:p>
          </table:table-cell>
          <table:table-cell table:style-name="TableCell6144" table:number-rows-spanned="4">
            <text:p text:style-name="P6145">throttle_spd_res</text:p>
          </table:table-cell>
          <table:table-cell table:style-name="TableCell6146" table:number-rows-spanned="4">
            <text:p text:style-name="P6147">выход ПИД газа по воздушной скорости</text:p>
          </table:table-cell>
          <table:table-cell table:style-name="TableCell6148" table:number-rows-spanned="4">
            <text:p text:style-name="P6149">float</text:p>
          </table:table-cell>
        </table:table-row>
        <table:table-row table:style-name="TableRow6150">
          <table:table-cell table:style-name="TableCell6151">
            <text:p text:style-name="P6152"><text:span text:style-name="T6153">52</text:span></text:p>
          </table:table-cell>
          <table:table-cell table:style-name="TableCell6154">
            <text:p text:style-name="P6155"><text:span text:style-name="T6156">48</text:span></text:p>
          </table:table-cell>
          <table:covered-table-cell>
            <text:p text:style-name="P6157"/>
          </table:covered-table-cell>
          <table:covered-table-cell>
            <text:p text:style-name="P6158"/>
          </table:covered-table-cell>
          <table:covered-table-cell>
            <text:p text:style-name="P6159"/>
          </table:covered-table-cell>
        </table:table-row>
        <table:table-row table:style-name="TableRow6160">
          <table:table-cell table:style-name="TableCell6161">
            <text:p text:style-name="P6162"><text:span text:style-name="T6163">53</text:span></text:p>
          </table:table-cell>
          <table:table-cell table:style-name="TableCell6164">
            <text:p text:style-name="P6165"><text:span text:style-name="T6166">49</text:span></text:p>
          </table:table-cell>
          <table:covered-table-cell>
            <text:p text:style-name="P6167"/>
          </table:covered-table-cell>
          <table:covered-table-cell>
            <text:p text:style-name="P6168"/>
          </table:covered-table-cell>
          <table:covered-table-cell>
            <text:p text:style-name="P6169"/>
          </table:covered-table-cell>
        </table:table-row>
        <table:table-row table:style-name="TableRow6170">
          <table:table-cell table:style-name="TableCell6171">
            <text:p text:style-name="P6172"><text:span text:style-name="T6173">54</text:span></text:p>
          </table:table-cell>
          <table:table-cell table:style-name="TableCell6174">
            <text:p text:style-name="P6175"><text:span text:style-name="T6176">50</text:span></text:p>
          </table:table-cell>
          <table:covered-table-cell>
            <text:p text:style-name="P6177"/>
          </table:covered-table-cell>
          <table:covered-table-cell>
            <text:p text:style-name="P6178"/>
          </table:covered-table-cell>
          <table:covered-table-cell>
            <text:p text:style-name="P6179"/>
          </table:covered-table-cell>
        </table:table-row>
        <table:table-row table:style-name="TableRow6180">
          <table:table-cell table:style-name="TableCell6181">
            <text:p text:style-name="P6182">55</text:p>
          </table:table-cell>
          <table:table-cell table:style-name="TableCell6183">
            <text:p text:style-name="P6184">51</text:p>
          </table:table-cell>
          <table:table-cell table:style-name="TableCell6185" table:number-rows-spanned="4">
            <text:p text:style-name="P6186">throttle_res</text:p>
          </table:table-cell>
          <table:table-cell table:style-name="TableCell6187" table:number-rows-spanned="4">
            <text:p text:style-name="P6188">Итоговый выход суммы пидов</text:p>
          </table:table-cell>
          <table:table-cell table:style-name="TableCell6189" table:number-rows-spanned="4">
            <text:p text:style-name="P6190">float</text:p>
          </table:table-cell>
        </table:table-row>
        <table:table-row table:style-name="TableRow6191">
          <table:table-cell table:style-name="TableCell6192">
            <text:p text:style-name="P6193">56</text:p>
          </table:table-cell>
          <table:table-cell table:style-name="TableCell6194">
            <text:p text:style-name="P6195">52</text:p>
          </table:table-cell>
          <table:covered-table-cell>
            <text:p text:style-name="P6196"/>
          </table:covered-table-cell>
          <table:covered-table-cell>
            <text:p text:style-name="P6197"/>
          </table:covered-table-cell>
          <table:covered-table-cell>
            <text:p text:style-name="P6198"/>
          </table:covered-table-cell>
        </table:table-row>
        <table:table-row table:style-name="TableRow6199">
          <table:table-cell table:style-name="TableCell6200">
            <text:p text:style-name="P6201">57</text:p>
          </table:table-cell>
          <table:table-cell table:style-name="TableCell6202">
            <text:p text:style-name="P6203">53</text:p>
          </table:table-cell>
          <table:covered-table-cell>
            <text:p text:style-name="P6204"/>
          </table:covered-table-cell>
          <table:covered-table-cell>
            <text:p text:style-name="P6205"/>
          </table:covered-table-cell>
          <table:covered-table-cell>
            <text:p text:style-name="P6206"/>
          </table:covered-table-cell>
        </table:table-row>
        <table:table-row table:style-name="TableRow6207">
          <table:table-cell table:style-name="TableCell6208">
            <text:p text:style-name="P6209">58</text:p>
          </table:table-cell>
          <table:table-cell table:style-name="TableCell6210">
            <text:p text:style-name="P6211">54</text:p>
          </table:table-cell>
          <table:covered-table-cell>
            <text:p text:style-name="P6212"/>
          </table:covered-table-cell>
          <table:covered-table-cell>
            <text:p text:style-name="P6213"/>
          </table:covered-table-cell>
          <table:covered-table-cell>
            <text:p text:style-name="P6214"/>
          </table:covered-table-cell>
        </table:table-row>
        <table:table-row table:style-name="TableRow6215">
          <table:table-cell table:style-name="TableCell6216">
            <text:p text:style-name="P6217">59</text:p>
          </table:table-cell>
          <table:table-cell table:style-name="TableCell6218">
            <text:p text:style-name="P6219">55</text:p>
          </table:table-cell>
          <table:table-cell table:style-name="TableCell6220" table:number-rows-spanned="4">
            <text:p text:style-name="P6221">vbat_compensation_factor</text:p>
          </table:table-cell>
          <table:table-cell table:style-name="TableCell6222" table:number-rows-spanned="4">
            <text:p text:style-name="P6223">компенсация напряжения</text:p>
          </table:table-cell>
          <table:table-cell table:style-name="TableCell6224" table:number-rows-spanned="4">
            <text:p text:style-name="P6225">float</text:p>
          </table:table-cell>
        </table:table-row>
        <table:table-row table:style-name="TableRow6226">
          <table:table-cell table:style-name="TableCell6227">
            <text:p text:style-name="P6228">60</text:p>
          </table:table-cell>
          <table:table-cell table:style-name="TableCell6229">
            <text:p text:style-name="P6230">56</text:p>
          </table:table-cell>
          <table:covered-table-cell>
            <text:p text:style-name="P6231"/>
          </table:covered-table-cell>
          <table:covered-table-cell>
            <text:p text:style-name="P6232"/>
          </table:covered-table-cell>
          <table:covered-table-cell>
            <text:p text:style-name="P6233"/>
          </table:covered-table-cell>
        </table:table-row>
        <table:table-row table:style-name="TableRow6234">
          <table:table-cell table:style-name="TableCell6235">
            <text:p text:style-name="P6236">61</text:p>
          </table:table-cell>
          <table:table-cell table:style-name="TableCell6237">
            <text:p text:style-name="P6238">57</text:p>
          </table:table-cell>
          <table:covered-table-cell>
            <text:p text:style-name="P6239"/>
          </table:covered-table-cell>
          <table:covered-table-cell>
            <text:p text:style-name="P6240"/>
          </table:covered-table-cell>
          <table:covered-table-cell>
            <text:p text:style-name="P6241"/>
          </table:covered-table-cell>
        </table:table-row>
        <table:table-row table:style-name="TableRow6242">
          <table:table-cell table:style-name="TableCell6243">
            <text:p text:style-name="P6244">62</text:p>
          </table:table-cell>
          <table:table-cell table:style-name="TableCell6245">
            <text:p text:style-name="P6246">58</text:p>
          </table:table-cell>
          <table:covered-table-cell>
            <text:p text:style-name="P6247"/>
          </table:covered-table-cell>
          <table:covered-table-cell>
            <text:p text:style-name="P6248"/>
          </table:covered-table-cell>
          <table:covered-table-cell>
            <text:p text:style-name="P6249"/>
          </table:covered-table-cell>
        </table:table-row>
      </table:table>
      <text:h text:style-name="P6250" text:outline-level="2"/>
      <text:p text:style-name="P6251"/>
      <text:list text:style-name="WWNum2" text:continue-numbering="true">
        <text:list-item>
          <text:list>
            <text:list-item>
              <text:p text:style-name="P6252">0<text:span text:style-name="T6253">x</text:span><text:span text:style-name="T6254">6</text:span><text:span text:style-name="T6255">7</text:span>.<text:s/><text:span text:style-name="T6256">Навигационные пиды 2</text:span><text:span text:style-name="T6257"><text:s/>-<text:s/></text:span><text:span text:style-name="T6258">реализовано</text:span></text:p>
            </text:list-item>
          </text:list>
        </text:list-item>
      </text:list>
      <table:table table:style-name="Table6259">
        <table:table-columns>
          <table:table-column table:style-name="TableColumn6260"/>
          <table:table-column table:style-name="TableColumn6261"/>
          <table:table-column table:style-name="TableColumn6262"/>
          <table:table-column table:style-name="TableColumn6263"/>
          <table:table-column table:style-name="TableColumn6264"/>
        </table:table-columns>
        <table:table-row table:style-name="TableRow6265">
          <table:table-cell table:style-name="TableCell6266">
            <text:p text:style-name="P6267">Полное смещение</text:p>
          </table:table-cell>
          <table:table-cell table:style-name="TableCell6268">
            <text:p text:style-name="P6269">№ Байта</text:p>
          </table:table-cell>
          <table:table-cell table:style-name="TableCell6270">
            <text:p text:style-name="P6271">Название</text:p>
          </table:table-cell>
          <table:table-cell table:style-name="TableCell6272">
            <text:p text:style-name="P6273">Описание</text:p>
          </table:table-cell>
          <table:table-cell table:style-name="TableCell6274">
            <text:p text:style-name="P6275">Диапазон значений</text:p>
          </table:table-cell>
        </table:table-row>
        <table:table-row table:style-name="TableRow6276">
          <table:table-cell table:style-name="TableCell6277">
            <text:p text:style-name="P6278"><text:span text:style-name="T6279">4</text:span></text:p>
          </table:table-cell>
          <table:table-cell table:style-name="TableCell6280">
            <text:p text:style-name="P6281">0</text:p>
          </table:table-cell>
          <table:table-cell table:style-name="TableCell6282">
            <text:p text:style-name="P6283"><text:span text:style-name="T6284">bodyHeader</text:span></text:p>
          </table:table-cell>
          <table:table-cell table:style-name="TableCell6285">
            <text:p text:style-name="P6286">Заголовок</text:p>
          </table:table-cell>
          <table:table-cell table:style-name="TableCell6287">
            <text:p text:style-name="P6288"><text:span text:style-name="T6289">0x67</text:span></text:p>
          </table:table-cell>
        </table:table-row>
        <table:table-row table:style-name="TableRow6290">
          <table:table-cell table:style-name="TableCell6291">
            <text:p text:style-name="P6292"><text:span text:style-name="T6293">5</text:span></text:p>
          </table:table-cell>
          <table:table-cell table:style-name="TableCell6294">
            <text:p text:style-name="P6295">1</text:p>
          </table:table-cell>
          <table:table-cell table:style-name="TableCell6296" table:number-rows-spanned="4">
            <text:p text:style-name="P6297"><text:span text:style-name="T6298">time (us)</text:span></text:p>
          </table:table-cell>
          <table:table-cell table:style-name="TableCell6299" table:number-rows-spanned="4">
            <text:p text:style-name="P6300">время</text:p>
          </table:table-cell>
          <table:table-cell table:style-name="TableCell6301" table:number-rows-spanned="4">
            <text:p text:style-name="P6302">uint32</text:p>
          </table:table-cell>
        </table:table-row>
        <table:table-row table:style-name="TableRow6303">
          <table:table-cell table:style-name="TableCell6304">
            <text:p text:style-name="P6305"><text:span text:style-name="T6306">6</text:span></text:p>
          </table:table-cell>
          <table:table-cell table:style-name="TableCell6307">
            <text:p text:style-name="P6308"><text:span text:style-name="T6309">2</text:span></text:p>
          </table:table-cell>
          <table:covered-table-cell>
            <text:p text:style-name="P6310"/>
          </table:covered-table-cell>
          <table:covered-table-cell>
            <text:p text:style-name="P6311"/>
          </table:covered-table-cell>
          <table:covered-table-cell>
            <text:p text:style-name="P6312"/>
          </table:covered-table-cell>
        </table:table-row>
        <table:table-row table:style-name="TableRow6313">
          <table:table-cell table:style-name="TableCell6314">
            <text:p text:style-name="P6315"><text:span text:style-name="T6316">7</text:span></text:p>
          </table:table-cell>
          <table:table-cell table:style-name="TableCell6317">
            <text:p text:style-name="P6318"><text:span text:style-name="T6319">3</text:span></text:p>
          </table:table-cell>
          <table:covered-table-cell>
            <text:p text:style-name="P6320"/>
          </table:covered-table-cell>
          <table:covered-table-cell>
            <text:p text:style-name="P6321"/>
          </table:covered-table-cell>
          <table:covered-table-cell>
            <text:p text:style-name="P6322"/>
          </table:covered-table-cell>
        </table:table-row>
        <table:table-row table:style-name="TableRow6323">
          <table:table-cell table:style-name="TableCell6324">
            <text:p text:style-name="P6325"><text:span text:style-name="T6326">8</text:span></text:p>
          </table:table-cell>
          <table:table-cell table:style-name="TableCell6327">
            <text:p text:style-name="P6328">4</text:p>
          </table:table-cell>
          <table:covered-table-cell>
            <text:p text:style-name="P6329"/>
          </table:covered-table-cell>
          <table:covered-table-cell>
            <text:p text:style-name="P6330"/>
          </table:covered-table-cell>
          <table:covered-table-cell>
            <text:p text:style-name="P6331"/>
          </table:covered-table-cell>
        </table:table-row>
        <table:table-row table:style-name="TableRow6332">
          <table:table-cell table:style-name="TableCell6333">
            <text:p text:style-name="P6334">9</text:p>
          </table:table-cell>
          <table:table-cell table:style-name="TableCell6335">
            <text:p text:style-name="P6336">5</text:p>
          </table:table-cell>
          <table:table-cell table:style-name="TableCell6337" table:number-rows-spanned="4">
            <text:p text:style-name="P6338"><text:span text:style-name="T6339">az_to_point</text:span></text:p>
          </table:table-cell>
          <table:table-cell table:style-name="TableCell6340" table:number-rows-spanned="4">
            <text:p text:style-name="P6341">таргет направления</text:p>
          </table:table-cell>
          <table:table-cell table:style-name="TableCell6342" table:number-rows-spanned="4">
            <text:p text:style-name="P6343"><text:span text:style-name="T6344">int_32</text:span></text:p>
          </table:table-cell>
        </table:table-row>
        <table:table-row table:style-name="TableRow6345">
          <table:table-cell table:style-name="TableCell6346">
            <text:p text:style-name="P6347">10</text:p>
          </table:table-cell>
          <table:table-cell table:style-name="TableCell6348">
            <text:p text:style-name="P6349">6</text:p>
          </table:table-cell>
          <table:covered-table-cell>
            <text:p text:style-name="P6350"/>
          </table:covered-table-cell>
          <table:covered-table-cell>
            <text:p text:style-name="P6351"/>
          </table:covered-table-cell>
          <table:covered-table-cell>
            <text:p text:style-name="P6352"/>
          </table:covered-table-cell>
        </table:table-row>
        <table:table-row table:style-name="TableRow6353">
          <table:table-cell table:style-name="TableCell6354">
            <text:p text:style-name="P6355">11</text:p>
          </table:table-cell>
          <table:table-cell table:style-name="TableCell6356">
            <text:p text:style-name="P6357">7</text:p>
          </table:table-cell>
          <table:covered-table-cell>
            <text:p text:style-name="P6358"/>
          </table:covered-table-cell>
          <table:covered-table-cell>
            <text:p text:style-name="P6359"/>
          </table:covered-table-cell>
          <table:covered-table-cell>
            <text:p text:style-name="P6360"/>
          </table:covered-table-cell>
        </table:table-row>
        <table:table-row table:style-name="TableRow6361">
          <table:table-cell table:style-name="TableCell6362">
            <text:p text:style-name="P6363">12</text:p>
          </table:table-cell>
          <table:table-cell table:style-name="TableCell6364">
            <text:p text:style-name="P6365">8</text:p>
          </table:table-cell>
          <table:covered-table-cell>
            <text:p text:style-name="P6366"/>
          </table:covered-table-cell>
          <table:covered-table-cell>
            <text:p text:style-name="P6367"/>
          </table:covered-table-cell>
          <table:covered-table-cell>
            <text:p text:style-name="P6368"/>
          </table:covered-table-cell>
        </table:table-row>
        <table:table-row table:style-name="TableRow6369">
          <table:table-cell table:style-name="TableCell6370">
            <text:p text:style-name="P6371">13</text:p>
          </table:table-cell>
          <table:table-cell table:style-name="TableCell6372">
            <text:p text:style-name="P6373">9</text:p>
          </table:table-cell>
          <table:table-cell table:style-name="TableCell6374" table:number-rows-spanned="2">
            <text:p text:style-name="P6375"><text:span text:style-name="T6376">poshold_direction</text:span></text:p>
          </table:table-cell>
          <table:table-cell table:style-name="TableCell6377" table:number-rows-spanned="2">
            <text:p text:style-name="P6378">ошибка направления</text:p>
          </table:table-cell>
          <table:table-cell table:style-name="TableCell6379" table:number-rows-spanned="2">
            <text:p text:style-name="P6380">int_16</text:p>
          </table:table-cell>
        </table:table-row>
        <table:table-row table:style-name="TableRow6381">
          <table:table-cell table:style-name="TableCell6382">
            <text:p text:style-name="P6383">14</text:p>
          </table:table-cell>
          <table:table-cell table:style-name="TableCell6384">
            <text:p text:style-name="P6385">10</text:p>
          </table:table-cell>
          <table:covered-table-cell>
            <text:p text:style-name="P6386"/>
          </table:covered-table-cell>
          <table:covered-table-cell>
            <text:p text:style-name="P6387"/>
          </table:covered-table-cell>
          <table:covered-table-cell>
            <text:p text:style-name="P6388"/>
          </table:covered-table-cell>
        </table:table-row>
        <table:table-row table:style-name="TableRow6389">
          <table:table-cell table:style-name="TableCell6390">
            <text:p text:style-name="P6391">15</text:p>
          </table:table-cell>
          <table:table-cell table:style-name="TableCell6392">
            <text:p text:style-name="P6393">11</text:p>
          </table:table-cell>
          <table:table-cell table:style-name="TableCell6394" table:number-rows-spanned="4">
            <text:p text:style-name="P6395">dist_to_origin</text:p>
          </table:table-cell>
          <table:table-cell table:style-name="TableCell6396" table:number-rows-spanned="4">
            <text:p text:style-name="P6397">ошибка расстояния</text:p>
          </table:table-cell>
          <table:table-cell table:style-name="TableCell6398" table:number-rows-spanned="4">
            <text:p text:style-name="P6399">uint32_t</text:p>
          </table:table-cell>
        </table:table-row>
        <table:table-row table:style-name="TableRow6400">
          <table:table-cell table:style-name="TableCell6401">
            <text:p text:style-name="P6402">16</text:p>
          </table:table-cell>
          <table:table-cell table:style-name="TableCell6403">
            <text:p text:style-name="P6404">12</text:p>
          </table:table-cell>
          <table:covered-table-cell>
            <text:p text:style-name="P6405"/>
          </table:covered-table-cell>
          <table:covered-table-cell>
            <text:p text:style-name="P6406"/>
          </table:covered-table-cell>
          <table:covered-table-cell>
            <text:p text:style-name="P6407"/>
          </table:covered-table-cell>
        </table:table-row>
        <table:table-row table:style-name="TableRow6408">
          <table:table-cell table:style-name="TableCell6409">
            <text:p text:style-name="P6410">17</text:p>
          </table:table-cell>
          <table:table-cell table:style-name="TableCell6411">
            <text:p text:style-name="P6412">13</text:p>
          </table:table-cell>
          <table:covered-table-cell>
            <text:p text:style-name="P6413"/>
          </table:covered-table-cell>
          <table:covered-table-cell>
            <text:p text:style-name="P6414"/>
          </table:covered-table-cell>
          <table:covered-table-cell>
            <text:p text:style-name="P6415"/>
          </table:covered-table-cell>
        </table:table-row>
        <table:table-row table:style-name="TableRow6416">
          <table:table-cell table:style-name="TableCell6417">
            <text:p text:style-name="P6418">18</text:p>
          </table:table-cell>
          <table:table-cell table:style-name="TableCell6419">
            <text:p text:style-name="P6420">14</text:p>
          </table:table-cell>
          <table:covered-table-cell>
            <text:p text:style-name="P6421"/>
          </table:covered-table-cell>
          <table:covered-table-cell>
            <text:p text:style-name="P6422"/>
          </table:covered-table-cell>
          <table:covered-table-cell>
            <text:p text:style-name="P6423"/>
          </table:covered-table-cell>
        </table:table-row>
        <table:table-row table:style-name="TableRow6424">
          <table:table-cell table:style-name="TableCell6425">
            <text:p text:style-name="P6426">19</text:p>
          </table:table-cell>
          <table:table-cell table:style-name="TableCell6427">
            <text:p text:style-name="P6428">15</text:p>
          </table:table-cell>
          <table:table-cell table:style-name="TableCell6429" table:number-rows-spanned="4">
            <text:p text:style-name="P6430">cx_pr_pid_p_cont</text:p>
          </table:table-cell>
          <table:table-cell table:style-name="TableCell6431" table:number-rows-spanned="4">
            <text:p text:style-name="P6432">скорость XY → roll p</text:p>
          </table:table-cell>
          <table:table-cell table:style-name="TableCell6433" table:number-rows-spanned="4">
            <text:p text:style-name="P6434"><text:span text:style-name="T6435">float</text:span></text:p>
          </table:table-cell>
        </table:table-row>
        <table:table-row table:style-name="TableRow6436">
          <table:table-cell table:style-name="TableCell6437">
            <text:p text:style-name="P6438">20</text:p>
          </table:table-cell>
          <table:table-cell table:style-name="TableCell6439">
            <text:p text:style-name="P6440">16</text:p>
          </table:table-cell>
          <table:covered-table-cell>
            <text:p text:style-name="P6441"/>
          </table:covered-table-cell>
          <table:covered-table-cell>
            <text:p text:style-name="P6442"/>
          </table:covered-table-cell>
          <table:covered-table-cell>
            <text:p text:style-name="P6443"/>
          </table:covered-table-cell>
        </table:table-row>
        <table:table-row table:style-name="TableRow6444">
          <table:table-cell table:style-name="TableCell6445">
            <text:p text:style-name="P6446">21</text:p>
          </table:table-cell>
          <table:table-cell table:style-name="TableCell6447">
            <text:p text:style-name="P6448">17</text:p>
          </table:table-cell>
          <table:covered-table-cell>
            <text:p text:style-name="P6449"/>
          </table:covered-table-cell>
          <table:covered-table-cell>
            <text:p text:style-name="P6450"/>
          </table:covered-table-cell>
          <table:covered-table-cell>
            <text:p text:style-name="P6451"/>
          </table:covered-table-cell>
        </table:table-row>
        <table:table-row table:style-name="TableRow6452">
          <table:table-cell table:style-name="TableCell6453">
            <text:p text:style-name="P6454">22</text:p>
          </table:table-cell>
          <table:table-cell table:style-name="TableCell6455">
            <text:p text:style-name="P6456">18</text:p>
          </table:table-cell>
          <table:covered-table-cell>
            <text:p text:style-name="P6457"/>
          </table:covered-table-cell>
          <table:covered-table-cell>
            <text:p text:style-name="P6458"/>
          </table:covered-table-cell>
          <table:covered-table-cell>
            <text:p text:style-name="P6459"/>
          </table:covered-table-cell>
        </table:table-row>
        <table:table-row table:style-name="TableRow6460">
          <table:table-cell table:style-name="TableCell6461">
            <text:p text:style-name="P6462">23</text:p>
          </table:table-cell>
          <table:table-cell table:style-name="TableCell6463">
            <text:p text:style-name="P6464">19</text:p>
          </table:table-cell>
          <table:table-cell table:style-name="TableCell6465" table:number-rows-spanned="4">
            <text:p text:style-name="P6466">cx_pr_pid_i_cont</text:p>
          </table:table-cell>
          <table:table-cell table:style-name="TableCell6467" table:number-rows-spanned="4">
            <text:p text:style-name="P6468">скорость XY → roll i</text:p>
          </table:table-cell>
          <table:table-cell table:style-name="TableCell6469" table:number-rows-spanned="4">
            <text:p text:style-name="P6470"><text:span text:style-name="T6471">float</text:span></text:p>
          </table:table-cell>
        </table:table-row>
        <table:table-row table:style-name="TableRow6472">
          <table:table-cell table:style-name="TableCell6473">
            <text:p text:style-name="P6474">24</text:p>
          </table:table-cell>
          <table:table-cell table:style-name="TableCell6475">
            <text:p text:style-name="P6476">20</text:p>
          </table:table-cell>
          <table:covered-table-cell>
            <text:p text:style-name="P6477"/>
          </table:covered-table-cell>
          <table:covered-table-cell>
            <text:p text:style-name="P6478"/>
          </table:covered-table-cell>
          <table:covered-table-cell>
            <text:p text:style-name="P6479"/>
          </table:covered-table-cell>
        </table:table-row>
        <table:table-row table:style-name="TableRow6480">
          <table:table-cell table:style-name="TableCell6481">
            <text:p text:style-name="P6482">25</text:p>
          </table:table-cell>
          <table:table-cell table:style-name="TableCell6483">
            <text:p text:style-name="P6484">21</text:p>
          </table:table-cell>
          <table:covered-table-cell>
            <text:p text:style-name="P6485"/>
          </table:covered-table-cell>
          <table:covered-table-cell>
            <text:p text:style-name="P6486"/>
          </table:covered-table-cell>
          <table:covered-table-cell>
            <text:p text:style-name="P6487"/>
          </table:covered-table-cell>
        </table:table-row>
        <table:table-row table:style-name="TableRow6488">
          <table:table-cell table:style-name="TableCell6489">
            <text:p text:style-name="P6490">26</text:p>
          </table:table-cell>
          <table:table-cell table:style-name="TableCell6491">
            <text:p text:style-name="P6492">22</text:p>
          </table:table-cell>
          <table:covered-table-cell>
            <text:p text:style-name="P6493"/>
          </table:covered-table-cell>
          <table:covered-table-cell>
            <text:p text:style-name="P6494"/>
          </table:covered-table-cell>
          <table:covered-table-cell>
            <text:p text:style-name="P6495"/>
          </table:covered-table-cell>
        </table:table-row>
        <table:table-row table:style-name="TableRow6496">
          <table:table-cell table:style-name="TableCell6497">
            <text:p text:style-name="P6498">27</text:p>
          </table:table-cell>
          <table:table-cell table:style-name="TableCell6499">
            <text:p text:style-name="P6500">23</text:p>
          </table:table-cell>
          <table:table-cell table:style-name="TableCell6501" table:number-rows-spanned="4">
            <text:p text:style-name="P6502">cx_pr_pid_d_cont</text:p>
          </table:table-cell>
          <table:table-cell table:style-name="TableCell6503" table:number-rows-spanned="4">
            <text:p text:style-name="P6504">скорость XY → roll d</text:p>
          </table:table-cell>
          <table:table-cell table:style-name="TableCell6505" table:number-rows-spanned="4">
            <text:p text:style-name="P6506"><text:span text:style-name="T6507">float</text:span></text:p>
          </table:table-cell>
        </table:table-row>
        <table:table-row table:style-name="TableRow6508">
          <table:table-cell table:style-name="TableCell6509">
            <text:p text:style-name="P6510">28</text:p>
          </table:table-cell>
          <table:table-cell table:style-name="TableCell6511">
            <text:p text:style-name="P6512">24</text:p>
          </table:table-cell>
          <table:covered-table-cell>
            <text:p text:style-name="P6513"/>
          </table:covered-table-cell>
          <table:covered-table-cell>
            <text:p text:style-name="P6514"/>
          </table:covered-table-cell>
          <table:covered-table-cell>
            <text:p text:style-name="P6515"/>
          </table:covered-table-cell>
        </table:table-row>
        <table:table-row table:style-name="TableRow6516">
          <table:table-cell table:style-name="TableCell6517">
            <text:p text:style-name="P6518">29</text:p>
          </table:table-cell>
          <table:table-cell table:style-name="TableCell6519">
            <text:p text:style-name="P6520">25</text:p>
          </table:table-cell>
          <table:covered-table-cell>
            <text:p text:style-name="P6521"/>
          </table:covered-table-cell>
          <table:covered-table-cell>
            <text:p text:style-name="P6522"/>
          </table:covered-table-cell>
          <table:covered-table-cell>
            <text:p text:style-name="P6523"/>
          </table:covered-table-cell>
        </table:table-row>
        <table:table-row table:style-name="TableRow6524">
          <table:table-cell table:style-name="TableCell6525">
            <text:p text:style-name="P6526">30</text:p>
          </table:table-cell>
          <table:table-cell table:style-name="TableCell6527">
            <text:p text:style-name="P6528">26</text:p>
          </table:table-cell>
          <table:covered-table-cell>
            <text:p text:style-name="P6529"/>
          </table:covered-table-cell>
          <table:covered-table-cell>
            <text:p text:style-name="P6530"/>
          </table:covered-table-cell>
          <table:covered-table-cell>
            <text:p text:style-name="P6531"/>
          </table:covered-table-cell>
        </table:table-row>
        <table:table-row table:style-name="TableRow6532">
          <table:table-cell table:style-name="TableCell6533">
            <text:p text:style-name="P6534">31</text:p>
          </table:table-cell>
          <table:table-cell table:style-name="TableCell6535">
            <text:p text:style-name="P6536">27</text:p>
          </table:table-cell>
          <table:table-cell table:style-name="TableCell6537" table:number-rows-spanned="4">
            <text:p text:style-name="P6538">cx_ph_pid_p_cont</text:p>
          </table:table-cell>
          <table:table-cell table:style-name="TableCell6539" table:number-rows-spanned="4">
            <text:p text:style-name="P6540">скорость XY → pitch p</text:p>
          </table:table-cell>
          <table:table-cell table:style-name="TableCell6541" table:number-rows-spanned="4">
            <text:p text:style-name="P6542"><text:span text:style-name="T6543">float</text:span></text:p>
          </table:table-cell>
        </table:table-row>
        <table:table-row table:style-name="TableRow6544">
          <table:table-cell table:style-name="TableCell6545">
            <text:p text:style-name="P6546"><text:span text:style-name="T6547">32</text:span></text:p>
          </table:table-cell>
          <table:table-cell table:style-name="TableCell6548">
            <text:p text:style-name="P6549"><text:span text:style-name="T6550">28</text:span></text:p>
          </table:table-cell>
          <table:covered-table-cell>
            <text:p text:style-name="P6551"/>
          </table:covered-table-cell>
          <table:covered-table-cell>
            <text:p text:style-name="P6552"/>
          </table:covered-table-cell>
          <table:covered-table-cell>
            <text:p text:style-name="P6553"/>
          </table:covered-table-cell>
        </table:table-row>
        <table:table-row table:style-name="TableRow6554">
          <table:table-cell table:style-name="TableCell6555">
            <text:p text:style-name="P6556">33</text:p>
          </table:table-cell>
          <table:table-cell table:style-name="TableCell6557">
            <text:p text:style-name="P6558">29</text:p>
          </table:table-cell>
          <table:covered-table-cell>
            <text:p text:style-name="P6559"/>
          </table:covered-table-cell>
          <table:covered-table-cell>
            <text:p text:style-name="P6560"/>
          </table:covered-table-cell>
          <table:covered-table-cell>
            <text:p text:style-name="P6561"/>
          </table:covered-table-cell>
        </table:table-row>
        <table:table-row table:style-name="TableRow6562">
          <table:table-cell table:style-name="TableCell6563">
            <text:p text:style-name="P6564">34</text:p>
          </table:table-cell>
          <table:table-cell table:style-name="TableCell6565">
            <text:p text:style-name="P6566">30</text:p>
          </table:table-cell>
          <table:covered-table-cell>
            <text:p text:style-name="P6567"/>
          </table:covered-table-cell>
          <table:covered-table-cell>
            <text:p text:style-name="P6568"/>
          </table:covered-table-cell>
          <table:covered-table-cell>
            <text:p text:style-name="P6569"/>
          </table:covered-table-cell>
        </table:table-row>
        <table:table-row table:style-name="TableRow6570">
          <table:table-cell table:style-name="TableCell6571">
            <text:p text:style-name="P6572">35</text:p>
          </table:table-cell>
          <table:table-cell table:style-name="TableCell6573">
            <text:p text:style-name="P6574">31</text:p>
          </table:table-cell>
          <table:table-cell table:style-name="TableCell6575" table:number-rows-spanned="4">
            <text:p text:style-name="P6576">cx_ph_pid_i_cont</text:p>
          </table:table-cell>
          <table:table-cell table:style-name="TableCell6577" table:number-rows-spanned="4">
            <text:p text:style-name="P6578">скорость XY → pitch i</text:p>
          </table:table-cell>
          <table:table-cell table:style-name="TableCell6579" table:number-rows-spanned="4">
            <text:p text:style-name="P6580"><text:span text:style-name="T6581">float</text:span></text:p>
          </table:table-cell>
        </table:table-row>
        <table:table-row table:style-name="TableRow6582">
          <table:table-cell table:style-name="TableCell6583">
            <text:p text:style-name="P6584">36</text:p>
          </table:table-cell>
          <table:table-cell table:style-name="TableCell6585">
            <text:p text:style-name="P6586">32</text:p>
          </table:table-cell>
          <table:covered-table-cell>
            <text:p text:style-name="P6587"/>
          </table:covered-table-cell>
          <table:covered-table-cell>
            <text:p text:style-name="P6588"/>
          </table:covered-table-cell>
          <table:covered-table-cell>
            <text:p text:style-name="P6589"/>
          </table:covered-table-cell>
        </table:table-row>
        <table:table-row table:style-name="TableRow6590">
          <table:table-cell table:style-name="TableCell6591">
            <text:p text:style-name="P6592">37</text:p>
          </table:table-cell>
          <table:table-cell table:style-name="TableCell6593">
            <text:p text:style-name="P6594">33</text:p>
          </table:table-cell>
          <table:covered-table-cell>
            <text:p text:style-name="P6595"/>
          </table:covered-table-cell>
          <table:covered-table-cell>
            <text:p text:style-name="P6596"/>
          </table:covered-table-cell>
          <table:covered-table-cell>
            <text:p text:style-name="P6597"/>
          </table:covered-table-cell>
        </table:table-row>
        <table:table-row table:style-name="TableRow6598">
          <table:table-cell table:style-name="TableCell6599">
            <text:p text:style-name="P6600">38</text:p>
          </table:table-cell>
          <table:table-cell table:style-name="TableCell6601">
            <text:p text:style-name="P6602">34</text:p>
          </table:table-cell>
          <table:covered-table-cell>
            <text:p text:style-name="P6603"/>
          </table:covered-table-cell>
          <table:covered-table-cell>
            <text:p text:style-name="P6604"/>
          </table:covered-table-cell>
          <table:covered-table-cell>
            <text:p text:style-name="P6605"/>
          </table:covered-table-cell>
        </table:table-row>
        <table:table-row table:style-name="TableRow6606">
          <table:table-cell table:style-name="TableCell6607">
            <text:p text:style-name="P6608">39</text:p>
          </table:table-cell>
          <table:table-cell table:style-name="TableCell6609">
            <text:p text:style-name="P6610">35</text:p>
          </table:table-cell>
          <table:table-cell table:style-name="TableCell6611" table:number-rows-spanned="4">
            <text:p text:style-name="P6612">cx_ph_pid_d_cont</text:p>
          </table:table-cell>
          <table:table-cell table:style-name="TableCell6613" table:number-rows-spanned="4">
            <text:p text:style-name="P6614">скорость XY → pitch d</text:p>
          </table:table-cell>
          <table:table-cell table:style-name="TableCell6615" table:number-rows-spanned="4">
            <text:p text:style-name="P6616"><text:span text:style-name="T6617">float</text:span></text:p>
          </table:table-cell>
        </table:table-row>
        <table:table-row table:style-name="TableRow6618">
          <table:table-cell table:style-name="TableCell6619">
            <text:p text:style-name="P6620">40</text:p>
          </table:table-cell>
          <table:table-cell table:style-name="TableCell6621">
            <text:p text:style-name="P6622">36</text:p>
          </table:table-cell>
          <table:covered-table-cell>
            <text:p text:style-name="P6623"/>
          </table:covered-table-cell>
          <table:covered-table-cell>
            <text:p text:style-name="P6624"/>
          </table:covered-table-cell>
          <table:covered-table-cell>
            <text:p text:style-name="P6625"/>
          </table:covered-table-cell>
        </table:table-row>
        <table:table-row table:style-name="TableRow6626">
          <table:table-cell table:style-name="TableCell6627">
            <text:p text:style-name="P6628">41</text:p>
          </table:table-cell>
          <table:table-cell table:style-name="TableCell6629">
            <text:p text:style-name="P6630">37</text:p>
          </table:table-cell>
          <table:covered-table-cell>
            <text:p text:style-name="P6631"/>
          </table:covered-table-cell>
          <table:covered-table-cell>
            <text:p text:style-name="P6632"/>
          </table:covered-table-cell>
          <table:covered-table-cell>
            <text:p text:style-name="P6633"/>
          </table:covered-table-cell>
        </table:table-row>
        <table:table-row table:style-name="TableRow6634">
          <table:table-cell table:style-name="TableCell6635">
            <text:p text:style-name="P6636">42</text:p>
          </table:table-cell>
          <table:table-cell table:style-name="TableCell6637">
            <text:p text:style-name="P6638">38</text:p>
          </table:table-cell>
          <table:covered-table-cell>
            <text:p text:style-name="P6639"/>
          </table:covered-table-cell>
          <table:covered-table-cell>
            <text:p text:style-name="P6640"/>
          </table:covered-table-cell>
          <table:covered-table-cell>
            <text:p text:style-name="P6641"/>
          </table:covered-table-cell>
        </table:table-row>
        <table:table-row table:style-name="TableRow6642">
          <table:table-cell table:style-name="TableCell6643">
            <text:p text:style-name="P6644">43</text:p>
          </table:table-cell>
          <table:table-cell table:style-name="TableCell6645">
            <text:p text:style-name="P6646">39</text:p>
          </table:table-cell>
          <table:table-cell table:style-name="TableCell6647" table:number-rows-spanned="4">
            <text:p text:style-name="P6648">vx_angle</text:p>
          </table:table-cell>
          <table:table-cell table:style-name="TableCell6649" table:number-rows-spanned="4">
            <text:p text:style-name="P6650">результат расчета</text:p>
          </table:table-cell>
          <table:table-cell table:style-name="TableCell6651" table:number-rows-spanned="4">
            <text:p text:style-name="P6652">float</text:p>
          </table:table-cell>
        </table:table-row>
        <table:table-row table:style-name="TableRow6653">
          <table:table-cell table:style-name="TableCell6654">
            <text:p text:style-name="P6655">44</text:p>
          </table:table-cell>
          <table:table-cell table:style-name="TableCell6656">
            <text:p text:style-name="P6657">40</text:p>
          </table:table-cell>
          <table:covered-table-cell>
            <text:p text:style-name="P6658"/>
          </table:covered-table-cell>
          <table:covered-table-cell>
            <text:p text:style-name="P6659"/>
          </table:covered-table-cell>
          <table:covered-table-cell>
            <text:p text:style-name="P6660"/>
          </table:covered-table-cell>
        </table:table-row>
        <table:table-row table:style-name="TableRow6661">
          <table:table-cell table:style-name="TableCell6662">
            <text:p text:style-name="P6663"><text:span text:style-name="T6664">45</text:span></text:p>
          </table:table-cell>
          <table:table-cell table:style-name="TableCell6665">
            <text:p text:style-name="P6666"><text:span text:style-name="T6667">41</text:span></text:p>
          </table:table-cell>
          <table:covered-table-cell>
            <text:p text:style-name="P6668"/>
          </table:covered-table-cell>
          <table:covered-table-cell>
            <text:p text:style-name="P6669"/>
          </table:covered-table-cell>
          <table:covered-table-cell>
            <text:p text:style-name="P6670"/>
          </table:covered-table-cell>
        </table:table-row>
        <table:table-row table:style-name="TableRow6671">
          <table:table-cell table:style-name="TableCell6672">
            <text:p text:style-name="P6673"><text:span text:style-name="T6674">46</text:span></text:p>
          </table:table-cell>
          <table:table-cell table:style-name="TableCell6675">
            <text:p text:style-name="P6676"><text:span text:style-name="T6677">42</text:span></text:p>
          </table:table-cell>
          <table:covered-table-cell>
            <text:p text:style-name="P6678"/>
          </table:covered-table-cell>
          <table:covered-table-cell>
            <text:p text:style-name="P6679"/>
          </table:covered-table-cell>
          <table:covered-table-cell>
            <text:p text:style-name="P6680"/>
          </table:covered-table-cell>
        </table:table-row>
        <table:table-row table:style-name="TableRow6681">
          <table:table-cell table:style-name="TableCell6682">
            <text:p text:style-name="P6683"><text:span text:style-name="T6684">47</text:span></text:p>
          </table:table-cell>
          <table:table-cell table:style-name="TableCell6685">
            <text:p text:style-name="P6686"><text:span text:style-name="T6687">43</text:span></text:p>
          </table:table-cell>
          <table:table-cell table:style-name="TableCell6688" table:number-rows-spanned="4">
            <text:p text:style-name="P6689">vy_angle</text:p>
          </table:table-cell>
          <table:table-cell table:style-name="TableCell6690" table:number-rows-spanned="4">
            <text:p text:style-name="P6691">результат расчета</text:p>
          </table:table-cell>
          <table:table-cell table:style-name="TableCell6692" table:number-rows-spanned="4">
            <text:p text:style-name="P6693">float</text:p>
          </table:table-cell>
        </table:table-row>
        <table:table-row table:style-name="TableRow6694">
          <table:table-cell table:style-name="TableCell6695">
            <text:p text:style-name="P6696"><text:span text:style-name="T6697">48</text:span></text:p>
          </table:table-cell>
          <table:table-cell table:style-name="TableCell6698">
            <text:p text:style-name="P6699"><text:span text:style-name="T6700">44</text:span></text:p>
          </table:table-cell>
          <table:covered-table-cell>
            <text:p text:style-name="P6701"/>
          </table:covered-table-cell>
          <table:covered-table-cell>
            <text:p text:style-name="P6702"/>
          </table:covered-table-cell>
          <table:covered-table-cell>
            <text:p text:style-name="P6703"/>
          </table:covered-table-cell>
        </table:table-row>
        <table:table-row table:style-name="TableRow6704">
          <table:table-cell table:style-name="TableCell6705">
            <text:p text:style-name="P6706"><text:span text:style-name="T6707">49</text:span></text:p>
          </table:table-cell>
          <table:table-cell table:style-name="TableCell6708">
            <text:p text:style-name="P6709"><text:span text:style-name="T6710">45</text:span></text:p>
          </table:table-cell>
          <table:covered-table-cell>
            <text:p text:style-name="P6711"/>
          </table:covered-table-cell>
          <table:covered-table-cell>
            <text:p text:style-name="P6712"/>
          </table:covered-table-cell>
          <table:covered-table-cell>
            <text:p text:style-name="P6713"/>
          </table:covered-table-cell>
        </table:table-row>
        <table:table-row table:style-name="TableRow6714">
          <table:table-cell table:style-name="TableCell6715">
            <text:p text:style-name="P6716"><text:span text:style-name="T6717">50</text:span></text:p>
          </table:table-cell>
          <table:table-cell table:style-name="TableCell6718">
            <text:p text:style-name="P6719"><text:span text:style-name="T6720">46</text:span></text:p>
          </table:table-cell>
          <table:covered-table-cell>
            <text:p text:style-name="P6721"/>
          </table:covered-table-cell>
          <table:covered-table-cell>
            <text:p text:style-name="P6722"/>
          </table:covered-table-cell>
          <table:covered-table-cell>
            <text:p text:style-name="P6723"/>
          </table:covered-table-cell>
        </table:table-row>
      </table:table>
      <text:list text:style-name="WWNum2" text:continue-numbering="true">
        <text:list-item>
          <text:list>
            <text:list-item>
              <text:p text:style-name="P6724"/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6725">0<text:span text:style-name="T6726">x</text:span><text:span text:style-name="T6727">68</text:span>.<text:s/><text:span text:style-name="T6728">Навигационные пиды 3</text:span></text:p>
            </text:list-item>
          </text:list>
        </text:list-item>
      </text:list>
      <table:table table:style-name="Table6729">
        <table:table-columns>
          <table:table-column table:style-name="TableColumn6730"/>
          <table:table-column table:style-name="TableColumn6731"/>
          <table:table-column table:style-name="TableColumn6732"/>
          <table:table-column table:style-name="TableColumn6733"/>
          <table:table-column table:style-name="TableColumn6734"/>
        </table:table-columns>
        <table:table-row table:style-name="TableRow6735">
          <table:table-cell table:style-name="TableCell6736">
            <text:p text:style-name="P6737">Полное смещение</text:p>
          </table:table-cell>
          <table:table-cell table:style-name="TableCell6738">
            <text:p text:style-name="P6739">№ Байта</text:p>
          </table:table-cell>
          <table:table-cell table:style-name="TableCell6740">
            <text:p text:style-name="P6741">Название</text:p>
          </table:table-cell>
          <table:table-cell table:style-name="TableCell6742">
            <text:p text:style-name="P6743">Описание</text:p>
          </table:table-cell>
          <table:table-cell table:style-name="TableCell6744">
            <text:p text:style-name="P6745">Диапазон значений</text:p>
          </table:table-cell>
        </table:table-row>
        <table:table-row table:style-name="TableRow6746">
          <table:table-cell table:style-name="TableCell6747">
            <text:p text:style-name="P6748"><text:span text:style-name="T6749">4</text:span></text:p>
          </table:table-cell>
          <table:table-cell table:style-name="TableCell6750">
            <text:p text:style-name="P6751">0</text:p>
          </table:table-cell>
          <table:table-cell table:style-name="TableCell6752">
            <text:p text:style-name="P6753"><text:span text:style-name="T6754">bodyHeader</text:span></text:p>
          </table:table-cell>
          <table:table-cell table:style-name="TableCell6755">
            <text:p text:style-name="P6756">Заголовок</text:p>
          </table:table-cell>
          <table:table-cell table:style-name="TableCell6757">
            <text:p text:style-name="P6758"><text:span text:style-name="T6759">0x68</text:span></text:p>
          </table:table-cell>
        </table:table-row>
        <table:table-row table:style-name="TableRow6760">
          <table:table-cell table:style-name="TableCell6761">
            <text:p text:style-name="P6762"><text:span text:style-name="T6763">5</text:span></text:p>
          </table:table-cell>
          <table:table-cell table:style-name="TableCell6764">
            <text:p text:style-name="P6765">1</text:p>
          </table:table-cell>
          <table:table-cell table:style-name="TableCell6766" table:number-rows-spanned="4">
            <text:p text:style-name="P6767"><text:span text:style-name="T6768">time (us)</text:span></text:p>
          </table:table-cell>
          <table:table-cell table:style-name="TableCell6769" table:number-rows-spanned="4">
            <text:p text:style-name="P6770">time</text:p>
          </table:table-cell>
          <table:table-cell table:style-name="TableCell6771" table:number-rows-spanned="4">
            <text:p text:style-name="P6772">uint32_t</text:p>
          </table:table-cell>
        </table:table-row>
        <table:table-row table:style-name="TableRow6773">
          <table:table-cell table:style-name="TableCell6774">
            <text:p text:style-name="P6775"><text:span text:style-name="T6776">6</text:span></text:p>
          </table:table-cell>
          <table:table-cell table:style-name="TableCell6777">
            <text:p text:style-name="P6778"><text:span text:style-name="T6779">2</text:span></text:p>
          </table:table-cell>
          <table:covered-table-cell>
            <text:p text:style-name="P6780"/>
          </table:covered-table-cell>
          <table:covered-table-cell>
            <text:p text:style-name="P6781"/>
          </table:covered-table-cell>
          <table:covered-table-cell>
            <text:p text:style-name="P6782"/>
          </table:covered-table-cell>
        </table:table-row>
        <table:table-row table:style-name="TableRow6783">
          <table:table-cell table:style-name="TableCell6784">
            <text:p text:style-name="P6785"><text:span text:style-name="T6786">7</text:span></text:p>
          </table:table-cell>
          <table:table-cell table:style-name="TableCell6787">
            <text:p text:style-name="P6788"><text:span text:style-name="T6789">3</text:span></text:p>
          </table:table-cell>
          <table:covered-table-cell>
            <text:p text:style-name="P6790"/>
          </table:covered-table-cell>
          <table:covered-table-cell>
            <text:p text:style-name="P6791"/>
          </table:covered-table-cell>
          <table:covered-table-cell>
            <text:p text:style-name="P6792"/>
          </table:covered-table-cell>
        </table:table-row>
        <table:table-row table:style-name="TableRow6793">
          <table:table-cell table:style-name="TableCell6794">
            <text:p text:style-name="P6795"><text:span text:style-name="T6796">8</text:span></text:p>
          </table:table-cell>
          <table:table-cell table:style-name="TableCell6797">
            <text:p text:style-name="P6798">4</text:p>
          </table:table-cell>
          <table:covered-table-cell>
            <text:p text:style-name="P6799"/>
          </table:covered-table-cell>
          <table:covered-table-cell>
            <text:p text:style-name="P6800"/>
          </table:covered-table-cell>
          <table:covered-table-cell>
            <text:p text:style-name="P6801"/>
          </table:covered-table-cell>
        </table:table-row>
        <table:table-row table:style-name="TableRow6802">
          <table:table-cell table:style-name="TableCell6803">
            <text:p text:style-name="P6804">9</text:p>
          </table:table-cell>
          <table:table-cell table:style-name="TableCell6805">
            <text:p text:style-name="P6806">5</text:p>
          </table:table-cell>
          <table:table-cell table:style-name="TableCell6807" table:number-rows-spanned="2">
            <text:p text:style-name="P6808"><text:span text:style-name="T6809">need_alt_speed</text:span></text:p>
          </table:table-cell>
          <table:table-cell table:style-name="TableCell6810" table:number-rows-spanned="2">
            <text:p text:style-name="P6811">Таргет скорости</text:p>
          </table:table-cell>
          <table:table-cell table:style-name="TableCell6812" table:number-rows-spanned="2">
            <text:p text:style-name="P6813"><text:span text:style-name="T6814">int16_t</text:span></text:p>
          </table:table-cell>
        </table:table-row>
        <table:table-row table:style-name="TableRow6815">
          <table:table-cell table:style-name="TableCell6816">
            <text:p text:style-name="P6817">10</text:p>
          </table:table-cell>
          <table:table-cell table:style-name="TableCell6818">
            <text:p text:style-name="P6819">6</text:p>
          </table:table-cell>
          <table:covered-table-cell>
            <text:p text:style-name="P6820"/>
          </table:covered-table-cell>
          <table:covered-table-cell>
            <text:p text:style-name="P6821"/>
          </table:covered-table-cell>
          <table:covered-table-cell>
            <text:p text:style-name="P6822"/>
          </table:covered-table-cell>
        </table:table-row>
        <table:table-row table:style-name="TableRow6823">
          <table:table-cell table:style-name="TableCell6824">
            <text:p text:style-name="P6825">13</text:p>
          </table:table-cell>
          <table:table-cell table:style-name="TableCell6826">
            <text:p text:style-name="P6827">9</text:p>
          </table:table-cell>
          <table:table-cell table:style-name="TableCell6828" table:number-rows-spanned="4">
            <text:p text:style-name="P6829">cur_alts_err</text:p>
          </table:table-cell>
          <table:table-cell table:style-name="TableCell6830" table:number-rows-spanned="4">
            <text:p text:style-name="P6831">ошибка скорости в посадке</text:p>
          </table:table-cell>
          <table:table-cell table:style-name="TableCell6832" table:number-rows-spanned="4">
            <text:p text:style-name="P6833">float</text:p>
          </table:table-cell>
        </table:table-row>
        <table:table-row table:style-name="TableRow6834">
          <table:table-cell table:style-name="TableCell6835">
            <text:p text:style-name="P6836">14</text:p>
          </table:table-cell>
          <table:table-cell table:style-name="TableCell6837">
            <text:p text:style-name="P6838">10</text:p>
          </table:table-cell>
          <table:covered-table-cell>
            <text:p text:style-name="P6839"/>
          </table:covered-table-cell>
          <table:covered-table-cell>
            <text:p text:style-name="P6840"/>
          </table:covered-table-cell>
          <table:covered-table-cell>
            <text:p text:style-name="P6841"/>
          </table:covered-table-cell>
        </table:table-row>
        <table:table-row table:style-name="TableRow6842">
          <table:table-cell table:style-name="TableCell6843">
            <text:p text:style-name="P6844">15</text:p>
          </table:table-cell>
          <table:table-cell table:style-name="TableCell6845">
            <text:p text:style-name="P6846">11</text:p>
          </table:table-cell>
          <table:covered-table-cell>
            <text:p text:style-name="P6847"/>
          </table:covered-table-cell>
          <table:covered-table-cell>
            <text:p text:style-name="P6848"/>
          </table:covered-table-cell>
          <table:covered-table-cell>
            <text:p text:style-name="P6849"/>
          </table:covered-table-cell>
        </table:table-row>
        <table:table-row table:style-name="TableRow6850">
          <table:table-cell table:style-name="TableCell6851">
            <text:p text:style-name="P6852">16</text:p>
          </table:table-cell>
          <table:table-cell table:style-name="TableCell6853">
            <text:p text:style-name="P6854">12</text:p>
          </table:table-cell>
          <table:covered-table-cell>
            <text:p text:style-name="P6855"/>
          </table:covered-table-cell>
          <table:covered-table-cell>
            <text:p text:style-name="P6856"/>
          </table:covered-table-cell>
          <table:covered-table-cell>
            <text:p text:style-name="P6857"/>
          </table:covered-table-cell>
        </table:table-row>
        <table:table-row table:style-name="TableRow6858">
          <table:table-cell table:style-name="TableCell6859">
            <text:p text:style-name="P6860">17</text:p>
          </table:table-cell>
          <table:table-cell table:style-name="TableCell6861">
            <text:p text:style-name="P6862">13</text:p>
          </table:table-cell>
          <table:table-cell table:style-name="TableCell6863" table:number-rows-spanned="4">
            <text:p text:style-name="P6864">cx_alt_spd_pid_p</text:p>
          </table:table-cell>
          <table:table-cell table:style-name="TableCell6865" table:number-rows-spanned="4">
            <text:p text:style-name="P6866">ошибка скорости -&gt; газ p</text:p>
          </table:table-cell>
          <table:table-cell table:style-name="TableCell6867" table:number-rows-spanned="4">
            <text:p text:style-name="P6868"><text:span text:style-name="T6869">float</text:span></text:p>
          </table:table-cell>
        </table:table-row>
        <table:table-row table:style-name="TableRow6870">
          <table:table-cell table:style-name="TableCell6871">
            <text:p text:style-name="P6872">18</text:p>
          </table:table-cell>
          <table:table-cell table:style-name="TableCell6873">
            <text:p text:style-name="P6874">14</text:p>
          </table:table-cell>
          <table:covered-table-cell>
            <text:p text:style-name="P6875"/>
          </table:covered-table-cell>
          <table:covered-table-cell>
            <text:p text:style-name="P6876"/>
          </table:covered-table-cell>
          <table:covered-table-cell>
            <text:p text:style-name="P6877"/>
          </table:covered-table-cell>
        </table:table-row>
        <table:table-row table:style-name="TableRow6878">
          <table:table-cell table:style-name="TableCell6879">
            <text:p text:style-name="P6880">19</text:p>
          </table:table-cell>
          <table:table-cell table:style-name="TableCell6881">
            <text:p text:style-name="P6882">15</text:p>
          </table:table-cell>
          <table:covered-table-cell>
            <text:p text:style-name="P6883"/>
          </table:covered-table-cell>
          <table:covered-table-cell>
            <text:p text:style-name="P6884"/>
          </table:covered-table-cell>
          <table:covered-table-cell>
            <text:p text:style-name="P6885"/>
          </table:covered-table-cell>
        </table:table-row>
        <table:table-row table:style-name="TableRow6886">
          <table:table-cell table:style-name="TableCell6887">
            <text:p text:style-name="P6888">20</text:p>
          </table:table-cell>
          <table:table-cell table:style-name="TableCell6889">
            <text:p text:style-name="P6890">16</text:p>
          </table:table-cell>
          <table:covered-table-cell>
            <text:p text:style-name="P6891"/>
          </table:covered-table-cell>
          <table:covered-table-cell>
            <text:p text:style-name="P6892"/>
          </table:covered-table-cell>
          <table:covered-table-cell>
            <text:p text:style-name="P6893"/>
          </table:covered-table-cell>
        </table:table-row>
        <table:table-row table:style-name="TableRow6894">
          <table:table-cell table:style-name="TableCell6895">
            <text:p text:style-name="P6896">21</text:p>
          </table:table-cell>
          <table:table-cell table:style-name="TableCell6897">
            <text:p text:style-name="P6898">17</text:p>
          </table:table-cell>
          <table:table-cell table:style-name="TableCell6899" table:number-rows-spanned="4">
            <text:p text:style-name="P6900">cx_alt_spd_pid_i</text:p>
          </table:table-cell>
          <table:table-cell table:style-name="TableCell6901" table:number-rows-spanned="4">
            <text:p text:style-name="P6902">ошибка скорости -&gt; газ i</text:p>
          </table:table-cell>
          <table:table-cell table:style-name="TableCell6903" table:number-rows-spanned="4">
            <text:p text:style-name="P6904"><text:span text:style-name="T6905">float</text:span></text:p>
          </table:table-cell>
        </table:table-row>
        <table:table-row table:style-name="TableRow6906">
          <table:table-cell table:style-name="TableCell6907">
            <text:p text:style-name="P6908">22</text:p>
          </table:table-cell>
          <table:table-cell table:style-name="TableCell6909">
            <text:p text:style-name="P6910">18</text:p>
          </table:table-cell>
          <table:covered-table-cell>
            <text:p text:style-name="P6911"/>
          </table:covered-table-cell>
          <table:covered-table-cell>
            <text:p text:style-name="P6912"/>
          </table:covered-table-cell>
          <table:covered-table-cell>
            <text:p text:style-name="P6913"/>
          </table:covered-table-cell>
        </table:table-row>
        <table:table-row table:style-name="TableRow6914">
          <table:table-cell table:style-name="TableCell6915">
            <text:p text:style-name="P6916">23</text:p>
          </table:table-cell>
          <table:table-cell table:style-name="TableCell6917">
            <text:p text:style-name="P6918">19</text:p>
          </table:table-cell>
          <table:covered-table-cell>
            <text:p text:style-name="P6919"/>
          </table:covered-table-cell>
          <table:covered-table-cell>
            <text:p text:style-name="P6920"/>
          </table:covered-table-cell>
          <table:covered-table-cell>
            <text:p text:style-name="P6921"/>
          </table:covered-table-cell>
        </table:table-row>
        <table:table-row table:style-name="TableRow6922">
          <table:table-cell table:style-name="TableCell6923">
            <text:p text:style-name="P6924">24</text:p>
          </table:table-cell>
          <table:table-cell table:style-name="TableCell6925">
            <text:p text:style-name="P6926">20</text:p>
          </table:table-cell>
          <table:covered-table-cell>
            <text:p text:style-name="P6927"/>
          </table:covered-table-cell>
          <table:covered-table-cell>
            <text:p text:style-name="P6928"/>
          </table:covered-table-cell>
          <table:covered-table-cell>
            <text:p text:style-name="P6929"/>
          </table:covered-table-cell>
        </table:table-row>
        <table:table-row table:style-name="TableRow6930">
          <table:table-cell table:style-name="TableCell6931">
            <text:p text:style-name="P6932">25</text:p>
          </table:table-cell>
          <table:table-cell table:style-name="TableCell6933">
            <text:p text:style-name="P6934">21</text:p>
          </table:table-cell>
          <table:table-cell table:style-name="TableCell6935" table:number-rows-spanned="4">
            <text:p text:style-name="P6936">cx_alt_spd_pid_d</text:p>
          </table:table-cell>
          <table:table-cell table:style-name="TableCell6937" table:number-rows-spanned="4">
            <text:p text:style-name="P6938">ошибка скорости -&gt; газ d</text:p>
          </table:table-cell>
          <table:table-cell table:style-name="TableCell6939" table:number-rows-spanned="4">
            <text:p text:style-name="P6940"><text:span text:style-name="T6941">float</text:span></text:p>
          </table:table-cell>
        </table:table-row>
        <table:table-row table:style-name="TableRow6942">
          <table:table-cell table:style-name="TableCell6943">
            <text:p text:style-name="P6944">26</text:p>
          </table:table-cell>
          <table:table-cell table:style-name="TableCell6945">
            <text:p text:style-name="P6946">22</text:p>
          </table:table-cell>
          <table:covered-table-cell>
            <text:p text:style-name="P6947"/>
          </table:covered-table-cell>
          <table:covered-table-cell>
            <text:p text:style-name="P6948"/>
          </table:covered-table-cell>
          <table:covered-table-cell>
            <text:p text:style-name="P6949"/>
          </table:covered-table-cell>
        </table:table-row>
        <table:table-row table:style-name="TableRow6950">
          <table:table-cell table:style-name="TableCell6951">
            <text:p text:style-name="P6952">27</text:p>
          </table:table-cell>
          <table:table-cell table:style-name="TableCell6953">
            <text:p text:style-name="P6954">23</text:p>
          </table:table-cell>
          <table:covered-table-cell>
            <text:p text:style-name="P6955"/>
          </table:covered-table-cell>
          <table:covered-table-cell>
            <text:p text:style-name="P6956"/>
          </table:covered-table-cell>
          <table:covered-table-cell>
            <text:p text:style-name="P6957"/>
          </table:covered-table-cell>
        </table:table-row>
        <table:table-row table:style-name="TableRow6958">
          <table:table-cell table:style-name="TableCell6959">
            <text:p text:style-name="P6960"><text:span text:style-name="T6961">28</text:span></text:p>
          </table:table-cell>
          <table:table-cell table:style-name="TableCell6962">
            <text:p text:style-name="P6963"><text:span text:style-name="T6964">24</text:span></text:p>
          </table:table-cell>
          <table:covered-table-cell>
            <text:p text:style-name="P6965"/>
          </table:covered-table-cell>
          <table:covered-table-cell>
            <text:p text:style-name="P6966"/>
          </table:covered-table-cell>
          <table:covered-table-cell>
            <text:p text:style-name="P6967"/>
          </table:covered-table-cell>
        </table:table-row>
        <table:table-row table:style-name="TableRow6968">
          <table:table-cell table:style-name="TableCell6969">
            <text:p text:style-name="P6970"><text:span text:style-name="T6971">29</text:span></text:p>
          </table:table-cell>
          <table:table-cell table:style-name="TableCell6972">
            <text:p text:style-name="P6973"><text:span text:style-name="T6974">25</text:span></text:p>
          </table:table-cell>
          <table:table-cell table:style-name="TableCell6975" table:number-rows-spanned="4">
            <text:p text:style-name="P6976">altmc_res</text:p>
          </table:table-cell>
          <table:table-cell table:style-name="TableCell6977" table:number-rows-spanned="4">
            <text:p text:style-name="P6978">результат расчета</text:p>
          </table:table-cell>
          <table:table-cell table:style-name="TableCell6979" table:number-rows-spanned="4">
            <text:p text:style-name="P6980">float</text:p>
          </table:table-cell>
        </table:table-row>
        <table:table-row table:style-name="TableRow6981">
          <table:table-cell table:style-name="TableCell6982">
            <text:p text:style-name="P6983"><text:span text:style-name="T6984">30</text:span></text:p>
          </table:table-cell>
          <table:table-cell table:style-name="TableCell6985">
            <text:p text:style-name="P6986"><text:span text:style-name="T6987">26</text:span></text:p>
          </table:table-cell>
          <table:covered-table-cell>
            <text:p text:style-name="P6988"/>
          </table:covered-table-cell>
          <table:covered-table-cell>
            <text:p text:style-name="P6989"/>
          </table:covered-table-cell>
          <table:covered-table-cell>
            <text:p text:style-name="P6990"/>
          </table:covered-table-cell>
        </table:table-row>
        <table:table-row table:style-name="TableRow6991">
          <table:table-cell table:style-name="TableCell6992">
            <text:p text:style-name="P6993"><text:span text:style-name="T6994">31</text:span></text:p>
          </table:table-cell>
          <table:table-cell table:style-name="TableCell6995">
            <text:p text:style-name="P6996"><text:span text:style-name="T6997">27</text:span></text:p>
          </table:table-cell>
          <table:covered-table-cell>
            <text:p text:style-name="P6998"/>
          </table:covered-table-cell>
          <table:covered-table-cell>
            <text:p text:style-name="P6999"/>
          </table:covered-table-cell>
          <table:covered-table-cell>
            <text:p text:style-name="P7000"/>
          </table:covered-table-cell>
        </table:table-row>
        <table:table-row table:style-name="TableRow7001">
          <table:table-cell table:style-name="TableCell7002">
            <text:p text:style-name="P7003"><text:span text:style-name="T7004">32</text:span></text:p>
          </table:table-cell>
          <table:table-cell table:style-name="TableCell7005">
            <text:p text:style-name="P7006"><text:span text:style-name="T7007">28</text:span></text:p>
          </table:table-cell>
          <table:covered-table-cell>
            <text:p text:style-name="P7008"/>
          </table:covered-table-cell>
          <table:covered-table-cell>
            <text:p text:style-name="P7009"/>
          </table:covered-table-cell>
          <table:covered-table-cell>
            <text:p text:style-name="P7010"/>
          </table:covered-table-cell>
        </table:table-row>
      </table:table>
      <text:list text:style-name="WWNum2" text:continue-numbering="true">
        <text:list-item>
          <text:list>
            <text:list-item>
              <text:p text:style-name="P7011"/>
            </text:list-item>
          </text:list>
        </text:list-item>
      </text:list>
      <text:p text:style-name="P7012"/>
      <text:p text:style-name="P7013"/>
      <text:list text:style-name="WWNum2" text:continue-numbering="true">
        <text:list-item>
          <text:list>
            <text:list-item>
              <text:p text:style-name="P7014">0<text:span text:style-name="T7015">x</text:span><text:span text:style-name="T7016">69</text:span>.<text:s/><text:span text:style-name="T7017">Навигационные пиды 4 - реализовано</text:span></text:p>
            </text:list-item>
          </text:list>
        </text:list-item>
      </text:list>
      <table:table table:style-name="Table7018">
        <table:table-columns>
          <table:table-column table:style-name="TableColumn7019"/>
          <table:table-column table:style-name="TableColumn7020"/>
          <table:table-column table:style-name="TableColumn7021"/>
          <table:table-column table:style-name="TableColumn7022"/>
          <table:table-column table:style-name="TableColumn7023"/>
        </table:table-columns>
        <table:table-row table:style-name="TableRow7024">
          <table:table-cell table:style-name="TableCell7025">
            <text:p text:style-name="P7026">Полное смещение</text:p>
          </table:table-cell>
          <table:table-cell table:style-name="TableCell7027">
            <text:p text:style-name="P7028">№ Байта</text:p>
          </table:table-cell>
          <table:table-cell table:style-name="TableCell7029">
            <text:p text:style-name="P7030">Название</text:p>
          </table:table-cell>
          <table:table-cell table:style-name="TableCell7031">
            <text:p text:style-name="P7032">Описание</text:p>
          </table:table-cell>
          <table:table-cell table:style-name="TableCell7033">
            <text:p text:style-name="P7034">Диапазон значений</text:p>
          </table:table-cell>
        </table:table-row>
        <table:table-row table:style-name="TableRow7035">
          <table:table-cell table:style-name="TableCell7036">
            <text:p text:style-name="P7037"><text:span text:style-name="T7038">4</text:span></text:p>
          </table:table-cell>
          <table:table-cell table:style-name="TableCell7039">
            <text:p text:style-name="P7040">0</text:p>
          </table:table-cell>
          <table:table-cell table:style-name="TableCell7041">
            <text:p text:style-name="P7042"><text:span text:style-name="T7043">bodyHeader</text:span></text:p>
          </table:table-cell>
          <table:table-cell table:style-name="TableCell7044">
            <text:p text:style-name="P7045">Заголовок</text:p>
          </table:table-cell>
          <table:table-cell table:style-name="TableCell7046">
            <text:p text:style-name="P7047"><text:span text:style-name="T7048">0x69</text:span></text:p>
          </table:table-cell>
        </table:table-row>
        <table:table-row table:style-name="TableRow7049">
          <table:table-cell table:style-name="TableCell7050">
            <text:p text:style-name="P7051"><text:span text:style-name="T7052">5</text:span></text:p>
          </table:table-cell>
          <table:table-cell table:style-name="TableCell7053">
            <text:p text:style-name="P7054">1</text:p>
          </table:table-cell>
          <table:table-cell table:style-name="TableCell7055" table:number-rows-spanned="4">
            <text:p text:style-name="P7056"><text:span text:style-name="T7057">time (us)</text:span></text:p>
          </table:table-cell>
          <table:table-cell table:style-name="TableCell7058">
            <text:p text:style-name="P7059"> </text:p>
          </table:table-cell>
          <table:table-cell table:style-name="TableCell7060" table:number-rows-spanned="4">
            <text:p text:style-name="P7061">uint32</text:p>
          </table:table-cell>
        </table:table-row>
        <table:table-row table:style-name="TableRow7062">
          <table:table-cell table:style-name="TableCell7063">
            <text:p text:style-name="P7064"><text:span text:style-name="T7065">6</text:span></text:p>
          </table:table-cell>
          <table:table-cell table:style-name="TableCell7066">
            <text:p text:style-name="P7067"><text:span text:style-name="T7068">2</text:span></text:p>
          </table:table-cell>
          <table:covered-table-cell>
            <text:p text:style-name="P7069"/>
          </table:covered-table-cell>
          <table:table-cell table:style-name="TableCell7070">
            <text:p text:style-name="P7071"> </text:p>
          </table:table-cell>
          <table:covered-table-cell>
            <text:p text:style-name="P7072"/>
          </table:covered-table-cell>
        </table:table-row>
        <table:table-row table:style-name="TableRow7073">
          <table:table-cell table:style-name="TableCell7074">
            <text:p text:style-name="P7075"><text:span text:style-name="T7076">7</text:span></text:p>
          </table:table-cell>
          <table:table-cell table:style-name="TableCell7077">
            <text:p text:style-name="P7078"><text:span text:style-name="T7079">3</text:span></text:p>
          </table:table-cell>
          <table:covered-table-cell>
            <text:p text:style-name="P7080"/>
          </table:covered-table-cell>
          <table:table-cell table:style-name="TableCell7081">
            <text:p text:style-name="P7082"> </text:p>
          </table:table-cell>
          <table:covered-table-cell>
            <text:p text:style-name="P7083"/>
          </table:covered-table-cell>
        </table:table-row>
        <table:table-row table:style-name="TableRow7084">
          <table:table-cell table:style-name="TableCell7085">
            <text:p text:style-name="P7086"><text:span text:style-name="T7087">8</text:span></text:p>
          </table:table-cell>
          <table:table-cell table:style-name="TableCell7088">
            <text:p text:style-name="P7089">4</text:p>
          </table:table-cell>
          <table:covered-table-cell>
            <text:p text:style-name="P7090"/>
          </table:covered-table-cell>
          <table:table-cell table:style-name="TableCell7091">
            <text:p text:style-name="P7092"> </text:p>
          </table:table-cell>
          <table:covered-table-cell>
            <text:p text:style-name="P7093"/>
          </table:covered-table-cell>
        </table:table-row>
        <table:table-row table:style-name="TableRow7094">
          <table:table-cell table:style-name="TableCell7095">
            <text:p text:style-name="P7096">9</text:p>
          </table:table-cell>
          <table:table-cell table:style-name="TableCell7097">
            <text:p text:style-name="P7098">5</text:p>
          </table:table-cell>
          <table:table-cell table:style-name="TableCell7099" table:number-rows-spanned="4">
            <text:p text:style-name="P7100"><text:span text:style-name="T7101">need_alt</text:span></text:p>
          </table:table-cell>
          <table:table-cell table:style-name="TableCell7102">
            <text:p text:style-name="P7103"> </text:p>
          </table:table-cell>
          <table:table-cell table:style-name="TableCell7104" table:number-rows-spanned="4">
            <text:p text:style-name="P7105"><text:span text:style-name="T7106">float</text:span></text:p>
          </table:table-cell>
        </table:table-row>
        <table:table-row table:style-name="TableRow7107">
          <table:table-cell table:style-name="TableCell7108">
            <text:p text:style-name="P7109">10</text:p>
          </table:table-cell>
          <table:table-cell table:style-name="TableCell7110">
            <text:p text:style-name="P7111">6</text:p>
          </table:table-cell>
          <table:covered-table-cell>
            <text:p text:style-name="P7112"/>
          </table:covered-table-cell>
          <table:table-cell table:style-name="TableCell7113">
            <text:p text:style-name="P7114"><text:span text:style-name="T7115"> </text:span></text:p>
          </table:table-cell>
          <table:covered-table-cell>
            <text:p text:style-name="P7116"/>
          </table:covered-table-cell>
        </table:table-row>
        <table:table-row table:style-name="TableRow7117">
          <table:table-cell table:style-name="TableCell7118">
            <text:p text:style-name="P7119">11</text:p>
          </table:table-cell>
          <table:table-cell table:style-name="TableCell7120">
            <text:p text:style-name="P7121">7</text:p>
          </table:table-cell>
          <table:covered-table-cell>
            <text:p text:style-name="P7122"/>
          </table:covered-table-cell>
          <table:table-cell table:style-name="TableCell7123">
            <text:p text:style-name="P7124"><text:span text:style-name="T7125"> </text:span></text:p>
          </table:table-cell>
          <table:covered-table-cell>
            <text:p text:style-name="P7126"/>
          </table:covered-table-cell>
        </table:table-row>
        <table:table-row table:style-name="TableRow7127">
          <table:table-cell table:style-name="TableCell7128">
            <text:p text:style-name="P7129">12</text:p>
          </table:table-cell>
          <table:table-cell table:style-name="TableCell7130">
            <text:p text:style-name="P7131">8</text:p>
          </table:table-cell>
          <table:covered-table-cell>
            <text:p text:style-name="P7132"/>
          </table:covered-table-cell>
          <table:table-cell table:style-name="TableCell7133">
            <text:p text:style-name="P7134"> </text:p>
          </table:table-cell>
          <table:covered-table-cell>
            <text:p text:style-name="P7135"/>
          </table:covered-table-cell>
        </table:table-row>
        <table:table-row table:style-name="TableRow7136">
          <table:table-cell table:style-name="TableCell7137">
            <text:p text:style-name="P7138">13</text:p>
          </table:table-cell>
          <table:table-cell table:style-name="TableCell7139">
            <text:p text:style-name="P7140">9</text:p>
          </table:table-cell>
          <table:table-cell table:style-name="TableCell7141" table:number-rows-spanned="4">
            <text:p text:style-name="P7142"><text:span text:style-name="T7143">cur_alt_err</text:span></text:p>
          </table:table-cell>
          <table:table-cell table:style-name="TableCell7144">
            <text:p text:style-name="P7145"> </text:p>
          </table:table-cell>
          <table:table-cell table:style-name="TableCell7146" table:number-rows-spanned="4">
            <text:p text:style-name="P7147">float</text:p>
          </table:table-cell>
        </table:table-row>
        <table:table-row table:style-name="TableRow7148">
          <table:table-cell table:style-name="TableCell7149">
            <text:p text:style-name="P7150">14</text:p>
          </table:table-cell>
          <table:table-cell table:style-name="TableCell7151">
            <text:p text:style-name="P7152">10</text:p>
          </table:table-cell>
          <table:covered-table-cell>
            <text:p text:style-name="P7153"/>
          </table:covered-table-cell>
          <table:table-cell table:style-name="TableCell7154">
            <text:p text:style-name="P7155"><text:span text:style-name="T7156"> </text:span></text:p>
          </table:table-cell>
          <table:covered-table-cell>
            <text:p text:style-name="P7157"/>
          </table:covered-table-cell>
        </table:table-row>
        <table:table-row table:style-name="TableRow7158">
          <table:table-cell table:style-name="TableCell7159">
            <text:p text:style-name="P7160">15</text:p>
          </table:table-cell>
          <table:table-cell table:style-name="TableCell7161">
            <text:p text:style-name="P7162">11</text:p>
          </table:table-cell>
          <table:covered-table-cell>
            <text:p text:style-name="P7163"/>
          </table:covered-table-cell>
          <table:table-cell table:style-name="TableCell7164">
            <text:p text:style-name="P7165"> </text:p>
          </table:table-cell>
          <table:covered-table-cell>
            <text:p text:style-name="P7166"/>
          </table:covered-table-cell>
        </table:table-row>
        <table:table-row table:style-name="TableRow7167">
          <table:table-cell table:style-name="TableCell7168">
            <text:p text:style-name="P7169">16</text:p>
          </table:table-cell>
          <table:table-cell table:style-name="TableCell7170">
            <text:p text:style-name="P7171">12</text:p>
          </table:table-cell>
          <table:covered-table-cell>
            <text:p text:style-name="P7172"/>
          </table:covered-table-cell>
          <table:table-cell table:style-name="TableCell7173">
            <text:p text:style-name="P7174"><text:span text:style-name="T7175"> </text:span></text:p>
          </table:table-cell>
          <table:covered-table-cell>
            <text:p text:style-name="P7176"/>
          </table:covered-table-cell>
        </table:table-row>
        <table:table-row table:style-name="TableRow7177">
          <table:table-cell table:style-name="TableCell7178">
            <text:p text:style-name="P7179">17</text:p>
          </table:table-cell>
          <table:table-cell table:style-name="TableCell7180">
            <text:p text:style-name="P7181">13</text:p>
          </table:table-cell>
          <table:table-cell table:style-name="TableCell7182" table:number-rows-spanned="4">
            <text:p text:style-name="P7183">cx_alt_pid_p_cont</text:p>
          </table:table-cell>
          <table:table-cell table:style-name="TableCell7184">
            <text:p text:style-name="P7185"> </text:p>
          </table:table-cell>
          <table:table-cell table:style-name="TableCell7186" table:number-rows-spanned="4">
            <text:p text:style-name="P7187"><text:span text:style-name="T7188">float</text:span></text:p>
          </table:table-cell>
        </table:table-row>
        <table:table-row table:style-name="TableRow7189">
          <table:table-cell table:style-name="TableCell7190">
            <text:p text:style-name="P7191">18</text:p>
          </table:table-cell>
          <table:table-cell table:style-name="TableCell7192">
            <text:p text:style-name="P7193">14</text:p>
          </table:table-cell>
          <table:covered-table-cell>
            <text:p text:style-name="P7194"/>
          </table:covered-table-cell>
          <table:table-cell table:style-name="TableCell7195">
            <text:p text:style-name="P7196"><text:span text:style-name="T7197"> </text:span></text:p>
          </table:table-cell>
          <table:covered-table-cell>
            <text:p text:style-name="P7198"/>
          </table:covered-table-cell>
        </table:table-row>
        <table:table-row table:style-name="TableRow7199">
          <table:table-cell table:style-name="TableCell7200">
            <text:p text:style-name="P7201">19</text:p>
          </table:table-cell>
          <table:table-cell table:style-name="TableCell7202">
            <text:p text:style-name="P7203">15</text:p>
          </table:table-cell>
          <table:covered-table-cell>
            <text:p text:style-name="P7204"/>
          </table:covered-table-cell>
          <table:table-cell table:style-name="TableCell7205">
            <text:p text:style-name="P7206"><text:span text:style-name="T7207"> </text:span></text:p>
          </table:table-cell>
          <table:covered-table-cell>
            <text:p text:style-name="P7208"/>
          </table:covered-table-cell>
        </table:table-row>
        <table:table-row table:style-name="TableRow7209">
          <table:table-cell table:style-name="TableCell7210">
            <text:p text:style-name="P7211">20</text:p>
          </table:table-cell>
          <table:table-cell table:style-name="TableCell7212">
            <text:p text:style-name="P7213">16</text:p>
          </table:table-cell>
          <table:covered-table-cell>
            <text:p text:style-name="P7214"/>
          </table:covered-table-cell>
          <table:table-cell table:style-name="TableCell7215">
            <text:p text:style-name="P7216"><text:span text:style-name="T7217"> </text:span></text:p>
          </table:table-cell>
          <table:covered-table-cell>
            <text:p text:style-name="P7218"/>
          </table:covered-table-cell>
        </table:table-row>
        <table:table-row table:style-name="TableRow7219">
          <table:table-cell table:style-name="TableCell7220">
            <text:p text:style-name="P7221">21</text:p>
          </table:table-cell>
          <table:table-cell table:style-name="TableCell7222">
            <text:p text:style-name="P7223">17</text:p>
          </table:table-cell>
          <table:table-cell table:style-name="TableCell7224" table:number-rows-spanned="4">
            <text:p text:style-name="P7225">cx_alt_pid_i_cont</text:p>
          </table:table-cell>
          <table:table-cell table:style-name="TableCell7226">
            <text:p text:style-name="P7227"> </text:p>
          </table:table-cell>
          <table:table-cell table:style-name="TableCell7228" table:number-rows-spanned="4">
            <text:p text:style-name="P7229"><text:span text:style-name="T7230">float</text:span></text:p>
          </table:table-cell>
        </table:table-row>
        <table:table-row table:style-name="TableRow7231">
          <table:table-cell table:style-name="TableCell7232">
            <text:p text:style-name="P7233">22</text:p>
          </table:table-cell>
          <table:table-cell table:style-name="TableCell7234">
            <text:p text:style-name="P7235">18</text:p>
          </table:table-cell>
          <table:covered-table-cell>
            <text:p text:style-name="P7236"/>
          </table:covered-table-cell>
          <table:table-cell table:style-name="TableCell7237">
            <text:p text:style-name="P7238"><text:span text:style-name="T7239"> </text:span></text:p>
          </table:table-cell>
          <table:covered-table-cell>
            <text:p text:style-name="P7240"/>
          </table:covered-table-cell>
        </table:table-row>
        <table:table-row table:style-name="TableRow7241">
          <table:table-cell table:style-name="TableCell7242">
            <text:p text:style-name="P7243">23</text:p>
          </table:table-cell>
          <table:table-cell table:style-name="TableCell7244">
            <text:p text:style-name="P7245">19</text:p>
          </table:table-cell>
          <table:covered-table-cell>
            <text:p text:style-name="P7246"/>
          </table:covered-table-cell>
          <table:table-cell table:style-name="TableCell7247">
            <text:p text:style-name="P7248"><text:span text:style-name="T7249"> </text:span></text:p>
          </table:table-cell>
          <table:covered-table-cell>
            <text:p text:style-name="P7250"/>
          </table:covered-table-cell>
        </table:table-row>
        <table:table-row table:style-name="TableRow7251">
          <table:table-cell table:style-name="TableCell7252">
            <text:p text:style-name="P7253">24</text:p>
          </table:table-cell>
          <table:table-cell table:style-name="TableCell7254">
            <text:p text:style-name="P7255">20</text:p>
          </table:table-cell>
          <table:covered-table-cell>
            <text:p text:style-name="P7256"/>
          </table:covered-table-cell>
          <table:table-cell table:style-name="TableCell7257">
            <text:p text:style-name="P7258"><text:span text:style-name="T7259"> </text:span></text:p>
          </table:table-cell>
          <table:covered-table-cell>
            <text:p text:style-name="P7260"/>
          </table:covered-table-cell>
        </table:table-row>
        <table:table-row table:style-name="TableRow7261">
          <table:table-cell table:style-name="TableCell7262">
            <text:p text:style-name="P7263">25</text:p>
          </table:table-cell>
          <table:table-cell table:style-name="TableCell7264">
            <text:p text:style-name="P7265">21</text:p>
          </table:table-cell>
          <table:table-cell table:style-name="TableCell7266" table:number-rows-spanned="4">
            <text:p text:style-name="P7267">cx_alt_pid_d_cont</text:p>
          </table:table-cell>
          <table:table-cell table:style-name="TableCell7268">
            <text:p text:style-name="P7269"> </text:p>
          </table:table-cell>
          <table:table-cell table:style-name="TableCell7270" table:number-rows-spanned="4">
            <text:p text:style-name="P7271"><text:span text:style-name="T7272">float</text:span></text:p>
          </table:table-cell>
        </table:table-row>
        <table:table-row table:style-name="TableRow7273">
          <table:table-cell table:style-name="TableCell7274">
            <text:p text:style-name="P7275">26</text:p>
          </table:table-cell>
          <table:table-cell table:style-name="TableCell7276">
            <text:p text:style-name="P7277">22</text:p>
          </table:table-cell>
          <table:covered-table-cell>
            <text:p text:style-name="P7278"/>
          </table:covered-table-cell>
          <table:table-cell table:style-name="TableCell7279">
            <text:p text:style-name="P7280"><text:span text:style-name="T7281"> </text:span></text:p>
          </table:table-cell>
          <table:covered-table-cell>
            <text:p text:style-name="P7282"/>
          </table:covered-table-cell>
        </table:table-row>
        <table:table-row table:style-name="TableRow7283">
          <table:table-cell table:style-name="TableCell7284">
            <text:p text:style-name="P7285">27</text:p>
          </table:table-cell>
          <table:table-cell table:style-name="TableCell7286">
            <text:p text:style-name="P7287">23</text:p>
          </table:table-cell>
          <table:covered-table-cell>
            <text:p text:style-name="P7288"/>
          </table:covered-table-cell>
          <table:table-cell table:style-name="TableCell7289">
            <text:p text:style-name="P7290"><text:span text:style-name="T7291"> </text:span></text:p>
          </table:table-cell>
          <table:covered-table-cell>
            <text:p text:style-name="P7292"/>
          </table:covered-table-cell>
        </table:table-row>
        <table:table-row table:style-name="TableRow7293">
          <table:table-cell table:style-name="TableCell7294">
            <text:p text:style-name="P7295"><text:span text:style-name="T7296">28</text:span></text:p>
          </table:table-cell>
          <table:table-cell table:style-name="TableCell7297">
            <text:p text:style-name="P7298"><text:span text:style-name="T7299">24</text:span></text:p>
          </table:table-cell>
          <table:covered-table-cell>
            <text:p text:style-name="P7300"/>
          </table:covered-table-cell>
          <table:table-cell table:style-name="TableCell7301">
            <text:p text:style-name="P7302"><text:span text:style-name="T7303"> </text:span></text:p>
          </table:table-cell>
          <table:covered-table-cell>
            <text:p text:style-name="P7304"/>
          </table:covered-table-cell>
        </table:table-row>
        <table:table-row table:style-name="TableRow7305">
          <table:table-cell table:style-name="TableCell7306">
            <text:p text:style-name="P7307"><text:span text:style-name="T7308">29</text:span></text:p>
          </table:table-cell>
          <table:table-cell table:style-name="TableCell7309">
            <text:p text:style-name="P7310"><text:span text:style-name="T7311">25</text:span></text:p>
          </table:table-cell>
          <table:table-cell table:style-name="TableCell7312" table:number-rows-spanned="4">
            <text:p text:style-name="P7313">alt_res</text:p>
          </table:table-cell>
          <table:table-cell table:style-name="TableCell7314">
            <text:p text:style-name="P7315"> </text:p>
          </table:table-cell>
          <table:table-cell table:style-name="TableCell7316" table:number-rows-spanned="4">
            <text:p text:style-name="P7317">float</text:p>
          </table:table-cell>
        </table:table-row>
        <table:table-row table:style-name="TableRow7318">
          <table:table-cell table:style-name="TableCell7319">
            <text:p text:style-name="P7320"><text:span text:style-name="T7321">30</text:span></text:p>
          </table:table-cell>
          <table:table-cell table:style-name="TableCell7322">
            <text:p text:style-name="P7323"><text:span text:style-name="T7324">26</text:span></text:p>
          </table:table-cell>
          <table:covered-table-cell>
            <text:p text:style-name="P7325"/>
          </table:covered-table-cell>
          <table:table-cell table:style-name="TableCell7326">
            <text:p text:style-name="P7327"> </text:p>
          </table:table-cell>
          <table:covered-table-cell>
            <text:p text:style-name="P7328"/>
          </table:covered-table-cell>
        </table:table-row>
        <table:table-row table:style-name="TableRow7329">
          <table:table-cell table:style-name="TableCell7330">
            <text:p text:style-name="P7331"><text:span text:style-name="T7332">31</text:span></text:p>
          </table:table-cell>
          <table:table-cell table:style-name="TableCell7333">
            <text:p text:style-name="P7334"><text:span text:style-name="T7335">27</text:span></text:p>
          </table:table-cell>
          <table:covered-table-cell>
            <text:p text:style-name="P7336"/>
          </table:covered-table-cell>
          <table:table-cell table:style-name="TableCell7337">
            <text:p text:style-name="P7338"> </text:p>
          </table:table-cell>
          <table:covered-table-cell>
            <text:p text:style-name="P7339"/>
          </table:covered-table-cell>
        </table:table-row>
        <table:table-row table:style-name="TableRow7340">
          <table:table-cell table:style-name="TableCell7341">
            <text:p text:style-name="P7342"><text:span text:style-name="T7343">32</text:span></text:p>
          </table:table-cell>
          <table:table-cell table:style-name="TableCell7344">
            <text:p text:style-name="P7345"><text:span text:style-name="T7346">28</text:span></text:p>
          </table:table-cell>
          <table:covered-table-cell>
            <text:p text:style-name="P7347"/>
          </table:covered-table-cell>
          <table:table-cell table:style-name="TableCell7348">
            <text:p text:style-name="P7349"> </text:p>
          </table:table-cell>
          <table:covered-table-cell>
            <text:p text:style-name="P7350"/>
          </table:covered-table-cell>
        </table:table-row>
        <table:table-row table:style-name="TableRow7351">
          <table:table-cell table:style-name="TableCell7352">
            <text:p text:style-name="P7353"><text:span text:style-name="T7354">33</text:span></text:p>
          </table:table-cell>
          <table:table-cell table:style-name="TableCell7355">
            <text:p text:style-name="P7356"><text:span text:style-name="T7357">29</text:span></text:p>
          </table:table-cell>
          <table:table-cell table:style-name="TableCell7358" table:number-rows-spanned="4">
            <text:p text:style-name="P7359">max_climb_angle</text:p>
          </table:table-cell>
          <table:table-cell table:style-name="TableCell7360">
            <text:p text:style-name="P7361"> </text:p>
          </table:table-cell>
          <table:table-cell table:style-name="TableCell7362" table:number-rows-spanned="4">
            <text:p text:style-name="P7363">float</text:p>
          </table:table-cell>
        </table:table-row>
        <table:table-row table:style-name="TableRow7364">
          <table:table-cell table:style-name="TableCell7365">
            <text:p text:style-name="P7366"><text:span text:style-name="T7367">34</text:span></text:p>
          </table:table-cell>
          <table:table-cell table:style-name="TableCell7368">
            <text:p text:style-name="P7369"><text:span text:style-name="T7370">30</text:span></text:p>
          </table:table-cell>
          <table:covered-table-cell>
            <text:p text:style-name="P7371"/>
          </table:covered-table-cell>
          <table:table-cell table:style-name="TableCell7372">
            <text:p text:style-name="P7373"> </text:p>
          </table:table-cell>
          <table:covered-table-cell>
            <text:p text:style-name="P7374"/>
          </table:covered-table-cell>
        </table:table-row>
        <table:table-row table:style-name="TableRow7375">
          <table:table-cell table:style-name="TableCell7376">
            <text:p text:style-name="P7377"><text:span text:style-name="T7378">35</text:span></text:p>
          </table:table-cell>
          <table:table-cell table:style-name="TableCell7379">
            <text:p text:style-name="P7380"><text:span text:style-name="T7381">31</text:span></text:p>
          </table:table-cell>
          <table:covered-table-cell>
            <text:p text:style-name="P7382"/>
          </table:covered-table-cell>
          <table:table-cell table:style-name="TableCell7383">
            <text:p text:style-name="P7384"> </text:p>
          </table:table-cell>
          <table:covered-table-cell>
            <text:p text:style-name="P7385"/>
          </table:covered-table-cell>
        </table:table-row>
        <table:table-row table:style-name="TableRow7386">
          <table:table-cell table:style-name="TableCell7387">
            <text:p text:style-name="P7388"><text:span text:style-name="T7389">36</text:span></text:p>
          </table:table-cell>
          <table:table-cell table:style-name="TableCell7390">
            <text:p text:style-name="P7391"><text:span text:style-name="T7392">32</text:span></text:p>
          </table:table-cell>
          <table:covered-table-cell>
            <text:p text:style-name="P7393"/>
          </table:covered-table-cell>
          <table:table-cell table:style-name="TableCell7394">
            <text:p text:style-name="P7395"> </text:p>
          </table:table-cell>
          <table:covered-table-cell>
            <text:p text:style-name="P7396"/>
          </table:covered-table-cell>
        </table:table-row>
        <table:table-row table:style-name="TableRow7397">
          <table:table-cell table:style-name="TableCell7398">
            <text:p text:style-name="P7399"><text:span text:style-name="T7400">37</text:span></text:p>
          </table:table-cell>
          <table:table-cell table:style-name="TableCell7401">
            <text:p text:style-name="P7402"><text:span text:style-name="T7403">33</text:span></text:p>
          </table:table-cell>
          <table:table-cell table:style-name="TableCell7404" table:number-rows-spanned="4">
            <text:p text:style-name="P7405">max_dive_angle</text:p>
          </table:table-cell>
          <table:table-cell table:style-name="TableCell7406">
            <text:p text:style-name="P7407"> </text:p>
          </table:table-cell>
          <table:table-cell table:style-name="TableCell7408" table:number-rows-spanned="4">
            <text:p text:style-name="P7409">float</text:p>
          </table:table-cell>
        </table:table-row>
        <table:table-row table:style-name="TableRow7410">
          <table:table-cell table:style-name="TableCell7411">
            <text:p text:style-name="P7412"><text:span text:style-name="T7413">38</text:span></text:p>
          </table:table-cell>
          <table:table-cell table:style-name="TableCell7414">
            <text:p text:style-name="P7415"><text:span text:style-name="T7416">34</text:span></text:p>
          </table:table-cell>
          <table:covered-table-cell>
            <text:p text:style-name="P7417"/>
          </table:covered-table-cell>
          <table:table-cell table:style-name="TableCell7418">
            <text:p text:style-name="P7419"> </text:p>
          </table:table-cell>
          <table:covered-table-cell>
            <text:p text:style-name="P7420"/>
          </table:covered-table-cell>
        </table:table-row>
        <table:table-row table:style-name="TableRow7421">
          <table:table-cell table:style-name="TableCell7422">
            <text:p text:style-name="P7423"><text:span text:style-name="T7424">39</text:span></text:p>
          </table:table-cell>
          <table:table-cell table:style-name="TableCell7425">
            <text:p text:style-name="P7426"><text:span text:style-name="T7427">35</text:span></text:p>
          </table:table-cell>
          <table:covered-table-cell>
            <text:p text:style-name="P7428"/>
          </table:covered-table-cell>
          <table:table-cell table:style-name="TableCell7429">
            <text:p text:style-name="P7430"> </text:p>
          </table:table-cell>
          <table:covered-table-cell>
            <text:p text:style-name="P7431"/>
          </table:covered-table-cell>
        </table:table-row>
        <table:table-row table:style-name="TableRow7432">
          <table:table-cell table:style-name="TableCell7433">
            <text:p text:style-name="P7434"><text:span text:style-name="T7435">40</text:span></text:p>
          </table:table-cell>
          <table:table-cell table:style-name="TableCell7436">
            <text:p text:style-name="P7437"><text:span text:style-name="T7438">36</text:span></text:p>
          </table:table-cell>
          <table:covered-table-cell>
            <text:p text:style-name="P7439"/>
          </table:covered-table-cell>
          <table:table-cell table:style-name="TableCell7440">
            <text:p text:style-name="P7441"> </text:p>
          </table:table-cell>
          <table:covered-table-cell>
            <text:p text:style-name="P7442"/>
          </table:covered-table-cell>
        </table:table-row>
      </table:table>
      <text:list text:style-name="WWNum2" text:continue-numbering="true">
        <text:list-item>
          <text:list>
            <text:list-item>
              <text:p text:style-name="P7443"/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7444">0<text:span text:style-name="T7445">x</text:span><text:span text:style-name="T7446">6</text:span><text:span text:style-name="T7447">A</text:span>.<text:s/><text:span text:style-name="T7448">Навигационные пиды<text:s/></text:span><text:span text:style-name="T7449">5 -<text:s/></text:span><text:span text:style-name="T7450">реализовано</text:span></text:p>
            </text:list-item>
          </text:list>
        </text:list-item>
      </text:list>
      <table:table table:style-name="Table7451">
        <table:table-columns>
          <table:table-column table:style-name="TableColumn7452"/>
          <table:table-column table:style-name="TableColumn7453"/>
          <table:table-column table:style-name="TableColumn7454"/>
          <table:table-column table:style-name="TableColumn7455"/>
          <table:table-column table:style-name="TableColumn7456"/>
        </table:table-columns>
        <table:table-row table:style-name="TableRow7457">
          <table:table-cell table:style-name="TableCell7458">
            <text:p text:style-name="P7459">Полное смещение</text:p>
          </table:table-cell>
          <table:table-cell table:style-name="TableCell7460">
            <text:p text:style-name="P7461">№ Байта</text:p>
          </table:table-cell>
          <table:table-cell table:style-name="TableCell7462">
            <text:p text:style-name="P7463">Название</text:p>
          </table:table-cell>
          <table:table-cell table:style-name="TableCell7464">
            <text:p text:style-name="P7465">Описание</text:p>
          </table:table-cell>
          <table:table-cell table:style-name="TableCell7466">
            <text:p text:style-name="P7467">Диапазон значений</text:p>
          </table:table-cell>
        </table:table-row>
        <table:table-row table:style-name="TableRow7468">
          <table:table-cell table:style-name="TableCell7469">
            <text:p text:style-name="P7470">4</text:p>
          </table:table-cell>
          <table:table-cell table:style-name="TableCell7471">
            <text:p text:style-name="P7472">0</text:p>
          </table:table-cell>
          <table:table-cell table:style-name="TableCell7473">
            <text:p text:style-name="P7474">bodyHeader</text:p>
          </table:table-cell>
          <table:table-cell table:style-name="TableCell7475">
            <text:p text:style-name="P7476">Заголовок</text:p>
          </table:table-cell>
          <table:table-cell table:style-name="TableCell7477">
            <text:p text:style-name="P7478">0x6A</text:p>
          </table:table-cell>
        </table:table-row>
        <table:table-row table:style-name="TableRow7479">
          <table:table-cell table:style-name="TableCell7480">
            <text:p text:style-name="P7481">5</text:p>
          </table:table-cell>
          <table:table-cell table:style-name="TableCell7482">
            <text:p text:style-name="P7483">1</text:p>
          </table:table-cell>
          <table:table-cell table:style-name="TableCell7484">
            <text:p text:style-name="P7485">time (us)</text:p>
          </table:table-cell>
          <table:table-cell table:style-name="TableCell7486">
            <text:p text:style-name="P7487"> </text:p>
          </table:table-cell>
          <table:table-cell table:style-name="TableCell7488">
            <text:p text:style-name="P7489">uint32_t</text:p>
          </table:table-cell>
        </table:table-row>
        <table:table-row table:style-name="TableRow7490">
          <table:table-cell table:style-name="TableCell7491">
            <text:p text:style-name="P7492">6</text:p>
          </table:table-cell>
          <table:table-cell table:style-name="TableCell7493">
            <text:p text:style-name="P7494">2</text:p>
          </table:table-cell>
          <table:table-cell table:style-name="TableCell7495">
            <text:p text:style-name="P7496">time (us)</text:p>
          </table:table-cell>
          <table:table-cell table:style-name="TableCell7497">
            <text:p text:style-name="P7498"> </text:p>
          </table:table-cell>
          <table:table-cell table:style-name="TableCell7499">
            <text:p text:style-name="P7500"> </text:p>
          </table:table-cell>
        </table:table-row>
        <table:table-row table:style-name="TableRow7501">
          <table:table-cell table:style-name="TableCell7502">
            <text:p text:style-name="P7503">7</text:p>
          </table:table-cell>
          <table:table-cell table:style-name="TableCell7504">
            <text:p text:style-name="P7505">3</text:p>
          </table:table-cell>
          <table:table-cell table:style-name="TableCell7506">
            <text:p text:style-name="P7507">time (us)</text:p>
          </table:table-cell>
          <table:table-cell table:style-name="TableCell7508">
            <text:p text:style-name="P7509"> </text:p>
          </table:table-cell>
          <table:table-cell table:style-name="TableCell7510">
            <text:p text:style-name="P7511"> </text:p>
          </table:table-cell>
        </table:table-row>
        <table:table-row table:style-name="TableRow7512">
          <table:table-cell table:style-name="TableCell7513">
            <text:p text:style-name="P7514">8</text:p>
          </table:table-cell>
          <table:table-cell table:style-name="TableCell7515">
            <text:p text:style-name="P7516">4</text:p>
          </table:table-cell>
          <table:table-cell table:style-name="TableCell7517">
            <text:p text:style-name="P7518">time (us)</text:p>
          </table:table-cell>
          <table:table-cell table:style-name="TableCell7519">
            <text:p text:style-name="P7520"> </text:p>
          </table:table-cell>
          <table:table-cell table:style-name="TableCell7521">
            <text:p text:style-name="P7522"> </text:p>
          </table:table-cell>
        </table:table-row>
        <table:table-row table:style-name="TableRow7523">
          <table:table-cell table:style-name="TableCell7524">
            <text:p text:style-name="P7525">9</text:p>
          </table:table-cell>
          <table:table-cell table:style-name="TableCell7526">
            <text:p text:style-name="P7527">5</text:p>
          </table:table-cell>
          <table:table-cell table:style-name="TableCell7528">
            <text:p text:style-name="P7529">dist</text:p>
          </table:table-cell>
          <table:table-cell table:style-name="TableCell7530">
            <text:p text:style-name="P7531"> </text:p>
          </table:table-cell>
          <table:table-cell table:style-name="TableCell7532">
            <text:p text:style-name="P7533">float (и все ниже)</text:p>
          </table:table-cell>
        </table:table-row>
        <table:table-row table:style-name="TableRow7534">
          <table:table-cell table:style-name="TableCell7535">
            <text:p text:style-name="P7536">10</text:p>
          </table:table-cell>
          <table:table-cell table:style-name="TableCell7537">
            <text:p text:style-name="P7538">6</text:p>
          </table:table-cell>
          <table:table-cell table:style-name="TableCell7539">
            <text:p text:style-name="P7540">dist</text:p>
          </table:table-cell>
          <table:table-cell table:style-name="TableCell7541">
            <text:p text:style-name="P7542"> </text:p>
          </table:table-cell>
          <table:table-cell table:style-name="TableCell7543">
            <text:p text:style-name="P7544"> </text:p>
          </table:table-cell>
        </table:table-row>
        <table:table-row table:style-name="TableRow7545">
          <table:table-cell table:style-name="TableCell7546">
            <text:p text:style-name="P7547">11</text:p>
          </table:table-cell>
          <table:table-cell table:style-name="TableCell7548">
            <text:p text:style-name="P7549">7</text:p>
          </table:table-cell>
          <table:table-cell table:style-name="TableCell7550">
            <text:p text:style-name="P7551">dist</text:p>
          </table:table-cell>
          <table:table-cell table:style-name="TableCell7552">
            <text:p text:style-name="P7553"> </text:p>
          </table:table-cell>
          <table:table-cell table:style-name="TableCell7554">
            <text:p text:style-name="P7555"> </text:p>
          </table:table-cell>
        </table:table-row>
        <table:table-row table:style-name="TableRow7556">
          <table:table-cell table:style-name="TableCell7557">
            <text:p text:style-name="P7558">12</text:p>
          </table:table-cell>
          <table:table-cell table:style-name="TableCell7559">
            <text:p text:style-name="P7560">8</text:p>
          </table:table-cell>
          <table:table-cell table:style-name="TableCell7561">
            <text:p text:style-name="P7562">dist</text:p>
          </table:table-cell>
          <table:table-cell table:style-name="TableCell7563">
            <text:p text:style-name="P7564"> </text:p>
          </table:table-cell>
          <table:table-cell table:style-name="TableCell7565">
            <text:p text:style-name="P7566"> </text:p>
          </table:table-cell>
        </table:table-row>
        <table:table-row table:style-name="TableRow7567">
          <table:table-cell table:style-name="TableCell7568">
            <text:p text:style-name="P7569">13</text:p>
          </table:table-cell>
          <table:table-cell table:style-name="TableCell7570">
            <text:p text:style-name="P7571">9</text:p>
          </table:table-cell>
          <table:table-cell table:style-name="TableCell7572">
            <text:p text:style-name="P7573">cx_linefollow_p_cont</text:p>
          </table:table-cell>
          <table:table-cell table:style-name="TableCell7574">
            <text:p text:style-name="P7575"> </text:p>
          </table:table-cell>
          <table:table-cell table:style-name="TableCell7576">
            <text:p text:style-name="P7577"> </text:p>
          </table:table-cell>
        </table:table-row>
        <table:table-row table:style-name="TableRow7578">
          <table:table-cell table:style-name="TableCell7579">
            <text:p text:style-name="P7580">14</text:p>
          </table:table-cell>
          <table:table-cell table:style-name="TableCell7581">
            <text:p text:style-name="P7582">10</text:p>
          </table:table-cell>
          <table:table-cell table:style-name="TableCell7583">
            <text:p text:style-name="P7584">cx_linefollow_p_cont</text:p>
          </table:table-cell>
          <table:table-cell table:style-name="TableCell7585">
            <text:p text:style-name="P7586"> </text:p>
          </table:table-cell>
          <table:table-cell table:style-name="TableCell7587">
            <text:p text:style-name="P7588"> </text:p>
          </table:table-cell>
        </table:table-row>
        <table:table-row table:style-name="TableRow7589">
          <table:table-cell table:style-name="TableCell7590">
            <text:p text:style-name="P7591">15</text:p>
          </table:table-cell>
          <table:table-cell table:style-name="TableCell7592">
            <text:p text:style-name="P7593">11</text:p>
          </table:table-cell>
          <table:table-cell table:style-name="TableCell7594">
            <text:p text:style-name="P7595">cx_linefollow_p_cont</text:p>
          </table:table-cell>
          <table:table-cell table:style-name="TableCell7596">
            <text:p text:style-name="P7597"> </text:p>
          </table:table-cell>
          <table:table-cell table:style-name="TableCell7598">
            <text:p text:style-name="P7599"> </text:p>
          </table:table-cell>
        </table:table-row>
        <table:table-row table:style-name="TableRow7600">
          <table:table-cell table:style-name="TableCell7601">
            <text:p text:style-name="P7602">16</text:p>
          </table:table-cell>
          <table:table-cell table:style-name="TableCell7603">
            <text:p text:style-name="P7604">12</text:p>
          </table:table-cell>
          <table:table-cell table:style-name="TableCell7605">
            <text:p text:style-name="P7606">cx_linefollow_p_cont</text:p>
          </table:table-cell>
          <table:table-cell table:style-name="TableCell7607">
            <text:p text:style-name="P7608"> </text:p>
          </table:table-cell>
          <table:table-cell table:style-name="TableCell7609">
            <text:p text:style-name="P7610"> </text:p>
          </table:table-cell>
        </table:table-row>
        <table:table-row table:style-name="TableRow7611">
          <table:table-cell table:style-name="TableCell7612">
            <text:p text:style-name="P7613">17</text:p>
          </table:table-cell>
          <table:table-cell table:style-name="TableCell7614">
            <text:p text:style-name="P7615">13</text:p>
          </table:table-cell>
          <table:table-cell table:style-name="TableCell7616">
            <text:p text:style-name="P7617">cx_linefollow_i_cont</text:p>
          </table:table-cell>
          <table:table-cell table:style-name="TableCell7618">
            <text:p text:style-name="P7619"> </text:p>
          </table:table-cell>
          <table:table-cell table:style-name="TableCell7620">
            <text:p text:style-name="P7621"> </text:p>
          </table:table-cell>
        </table:table-row>
        <table:table-row table:style-name="TableRow7622">
          <table:table-cell table:style-name="TableCell7623">
            <text:p text:style-name="P7624">18</text:p>
          </table:table-cell>
          <table:table-cell table:style-name="TableCell7625">
            <text:p text:style-name="P7626">14</text:p>
          </table:table-cell>
          <table:table-cell table:style-name="TableCell7627">
            <text:p text:style-name="P7628">cx_linefollow_i_cont</text:p>
          </table:table-cell>
          <table:table-cell table:style-name="TableCell7629">
            <text:p text:style-name="P7630"> </text:p>
          </table:table-cell>
          <table:table-cell table:style-name="TableCell7631">
            <text:p text:style-name="P7632"> </text:p>
          </table:table-cell>
        </table:table-row>
        <table:table-row table:style-name="TableRow7633">
          <table:table-cell table:style-name="TableCell7634">
            <text:p text:style-name="P7635">19</text:p>
          </table:table-cell>
          <table:table-cell table:style-name="TableCell7636">
            <text:p text:style-name="P7637">15</text:p>
          </table:table-cell>
          <table:table-cell table:style-name="TableCell7638">
            <text:p text:style-name="P7639">cx_linefollow_i_cont</text:p>
          </table:table-cell>
          <table:table-cell table:style-name="TableCell7640">
            <text:p text:style-name="P7641"> </text:p>
          </table:table-cell>
          <table:table-cell table:style-name="TableCell7642">
            <text:p text:style-name="P7643"> </text:p>
          </table:table-cell>
        </table:table-row>
        <table:table-row table:style-name="TableRow7644">
          <table:table-cell table:style-name="TableCell7645">
            <text:p text:style-name="P7646">20</text:p>
          </table:table-cell>
          <table:table-cell table:style-name="TableCell7647">
            <text:p text:style-name="P7648">16</text:p>
          </table:table-cell>
          <table:table-cell table:style-name="TableCell7649">
            <text:p text:style-name="P7650">cx_linefollow_i_cont</text:p>
          </table:table-cell>
          <table:table-cell table:style-name="TableCell7651">
            <text:p text:style-name="P7652"> </text:p>
          </table:table-cell>
          <table:table-cell table:style-name="TableCell7653">
            <text:p text:style-name="P7654"> </text:p>
          </table:table-cell>
        </table:table-row>
        <table:table-row table:style-name="TableRow7655">
          <table:table-cell table:style-name="TableCell7656">
            <text:p text:style-name="P7657">21</text:p>
          </table:table-cell>
          <table:table-cell table:style-name="TableCell7658">
            <text:p text:style-name="P7659">17</text:p>
          </table:table-cell>
          <table:table-cell table:style-name="TableCell7660">
            <text:p text:style-name="P7661">cx_linefollow_d_cont</text:p>
          </table:table-cell>
          <table:table-cell table:style-name="TableCell7662">
            <text:p text:style-name="P7663"> </text:p>
          </table:table-cell>
          <table:table-cell table:style-name="TableCell7664">
            <text:p text:style-name="P7665"> </text:p>
          </table:table-cell>
        </table:table-row>
        <table:table-row table:style-name="TableRow7666">
          <table:table-cell table:style-name="TableCell7667">
            <text:p text:style-name="P7668">22</text:p>
          </table:table-cell>
          <table:table-cell table:style-name="TableCell7669">
            <text:p text:style-name="P7670">18</text:p>
          </table:table-cell>
          <table:table-cell table:style-name="TableCell7671">
            <text:p text:style-name="P7672">cx_linefollow_d_cont</text:p>
          </table:table-cell>
          <table:table-cell table:style-name="TableCell7673">
            <text:p text:style-name="P7674"> </text:p>
          </table:table-cell>
          <table:table-cell table:style-name="TableCell7675">
            <text:p text:style-name="P7676"> </text:p>
          </table:table-cell>
        </table:table-row>
        <table:table-row table:style-name="TableRow7677">
          <table:table-cell table:style-name="TableCell7678">
            <text:p text:style-name="P7679">23</text:p>
          </table:table-cell>
          <table:table-cell table:style-name="TableCell7680">
            <text:p text:style-name="P7681">19</text:p>
          </table:table-cell>
          <table:table-cell table:style-name="TableCell7682">
            <text:p text:style-name="P7683">cx_linefollow_d_cont</text:p>
          </table:table-cell>
          <table:table-cell table:style-name="TableCell7684">
            <text:p text:style-name="P7685"> </text:p>
          </table:table-cell>
          <table:table-cell table:style-name="TableCell7686">
            <text:p text:style-name="P7687"> </text:p>
          </table:table-cell>
        </table:table-row>
        <table:table-row table:style-name="TableRow7688">
          <table:table-cell table:style-name="TableCell7689">
            <text:p text:style-name="P7690">24</text:p>
          </table:table-cell>
          <table:table-cell table:style-name="TableCell7691">
            <text:p text:style-name="P7692">20</text:p>
          </table:table-cell>
          <table:table-cell table:style-name="TableCell7693">
            <text:p text:style-name="P7694">cx_linefollow_d_cont</text:p>
          </table:table-cell>
          <table:table-cell table:style-name="TableCell7695">
            <text:p text:style-name="P7696"> </text:p>
          </table:table-cell>
          <table:table-cell table:style-name="TableCell7697">
            <text:p text:style-name="P7698"> </text:p>
          </table:table-cell>
        </table:table-row>
        <table:table-row table:style-name="TableRow7699">
          <table:table-cell table:style-name="TableCell7700">
            <text:p text:style-name="P7701">25</text:p>
          </table:table-cell>
          <table:table-cell table:style-name="TableCell7702">
            <text:p text:style-name="P7703">21</text:p>
          </table:table-cell>
          <table:table-cell table:style-name="TableCell7704">
            <text:p text:style-name="P7705">nu_on_line</text:p>
          </table:table-cell>
          <table:table-cell table:style-name="TableCell7706">
            <text:p text:style-name="P7707"> </text:p>
          </table:table-cell>
          <table:table-cell table:style-name="TableCell7708">
            <text:p text:style-name="P7709"> </text:p>
          </table:table-cell>
        </table:table-row>
        <table:table-row table:style-name="TableRow7710">
          <table:table-cell table:style-name="TableCell7711">
            <text:p text:style-name="P7712">26</text:p>
          </table:table-cell>
          <table:table-cell table:style-name="TableCell7713">
            <text:p text:style-name="P7714">22</text:p>
          </table:table-cell>
          <table:table-cell table:style-name="TableCell7715">
            <text:p text:style-name="P7716">nu_on_line</text:p>
          </table:table-cell>
          <table:table-cell table:style-name="TableCell7717">
            <text:p text:style-name="P7718"> </text:p>
          </table:table-cell>
          <table:table-cell table:style-name="TableCell7719">
            <text:p text:style-name="P7720"> </text:p>
          </table:table-cell>
        </table:table-row>
        <table:table-row table:style-name="TableRow7721">
          <table:table-cell table:style-name="TableCell7722">
            <text:p text:style-name="P7723">27</text:p>
          </table:table-cell>
          <table:table-cell table:style-name="TableCell7724">
            <text:p text:style-name="P7725">23</text:p>
          </table:table-cell>
          <table:table-cell table:style-name="TableCell7726">
            <text:p text:style-name="P7727">nu_on_line</text:p>
          </table:table-cell>
          <table:table-cell table:style-name="TableCell7728">
            <text:p text:style-name="P7729"> </text:p>
          </table:table-cell>
          <table:table-cell table:style-name="TableCell7730">
            <text:p text:style-name="P7731"> </text:p>
          </table:table-cell>
        </table:table-row>
        <table:table-row table:style-name="TableRow7732">
          <table:table-cell table:style-name="TableCell7733">
            <text:p text:style-name="P7734">28</text:p>
          </table:table-cell>
          <table:table-cell table:style-name="TableCell7735">
            <text:p text:style-name="P7736">24</text:p>
          </table:table-cell>
          <table:table-cell table:style-name="TableCell7737">
            <text:p text:style-name="P7738">nu_on_line</text:p>
          </table:table-cell>
          <table:table-cell table:style-name="TableCell7739">
            <text:p text:style-name="P7740"> </text:p>
          </table:table-cell>
          <table:table-cell table:style-name="TableCell7741">
            <text:p text:style-name="P7742"> </text:p>
          </table:table-cell>
        </table:table-row>
        <table:table-row table:style-name="TableRow7743">
          <table:table-cell table:style-name="TableCell7744">
            <text:p text:style-name="P7745">29</text:p>
          </table:table-cell>
          <table:table-cell table:style-name="TableCell7746">
            <text:p text:style-name="P7747">25</text:p>
          </table:table-cell>
          <table:table-cell table:style-name="TableCell7748">
            <text:p text:style-name="P7749">need_course</text:p>
          </table:table-cell>
          <table:table-cell table:style-name="TableCell7750">
            <text:p text:style-name="P7751"> </text:p>
          </table:table-cell>
          <table:table-cell table:style-name="TableCell7752">
            <text:p text:style-name="P7753"> </text:p>
          </table:table-cell>
        </table:table-row>
        <table:table-row table:style-name="TableRow7754">
          <table:table-cell table:style-name="TableCell7755">
            <text:p text:style-name="P7756">30</text:p>
          </table:table-cell>
          <table:table-cell table:style-name="TableCell7757">
            <text:p text:style-name="P7758">26</text:p>
          </table:table-cell>
          <table:table-cell table:style-name="TableCell7759">
            <text:p text:style-name="P7760">need_course</text:p>
          </table:table-cell>
          <table:table-cell table:style-name="TableCell7761">
            <text:p text:style-name="P7762"> </text:p>
          </table:table-cell>
          <table:table-cell table:style-name="TableCell7763">
            <text:p text:style-name="P7764"> </text:p>
          </table:table-cell>
        </table:table-row>
        <table:table-row table:style-name="TableRow7765">
          <table:table-cell table:style-name="TableCell7766">
            <text:p text:style-name="P7767">31</text:p>
          </table:table-cell>
          <table:table-cell table:style-name="TableCell7768">
            <text:p text:style-name="P7769">27</text:p>
          </table:table-cell>
          <table:table-cell table:style-name="TableCell7770">
            <text:p text:style-name="P7771">need_course</text:p>
          </table:table-cell>
          <table:table-cell table:style-name="TableCell7772">
            <text:p text:style-name="P7773"> </text:p>
          </table:table-cell>
          <table:table-cell table:style-name="TableCell7774">
            <text:p text:style-name="P7775"> </text:p>
          </table:table-cell>
        </table:table-row>
        <table:table-row table:style-name="TableRow7776">
          <table:table-cell table:style-name="TableCell7777">
            <text:p text:style-name="P7778">32</text:p>
          </table:table-cell>
          <table:table-cell table:style-name="TableCell7779">
            <text:p text:style-name="P7780">28</text:p>
          </table:table-cell>
          <table:table-cell table:style-name="TableCell7781">
            <text:p text:style-name="P7782">need_course</text:p>
          </table:table-cell>
          <table:table-cell table:style-name="TableCell7783">
            <text:p text:style-name="P7784"> </text:p>
          </table:table-cell>
          <table:table-cell table:style-name="TableCell7785">
            <text:p text:style-name="P7786"> </text:p>
          </table:table-cell>
        </table:table-row>
        <table:table-row table:style-name="TableRow7787">
          <table:table-cell table:style-name="TableCell7788">
            <text:p text:style-name="P7789">33</text:p>
          </table:table-cell>
          <table:table-cell table:style-name="TableCell7790">
            <text:p text:style-name="P7791">29</text:p>
          </table:table-cell>
          <table:table-cell table:style-name="TableCell7792">
            <text:p text:style-name="P7793">need_az</text:p>
          </table:table-cell>
          <table:table-cell table:style-name="TableCell7794">
            <text:p text:style-name="P7795"> </text:p>
          </table:table-cell>
          <table:table-cell table:style-name="TableCell7796">
            <text:p text:style-name="P7797"> </text:p>
          </table:table-cell>
        </table:table-row>
        <table:table-row table:style-name="TableRow7798">
          <table:table-cell table:style-name="TableCell7799">
            <text:p text:style-name="P7800">34</text:p>
          </table:table-cell>
          <table:table-cell table:style-name="TableCell7801">
            <text:p text:style-name="P7802">30</text:p>
          </table:table-cell>
          <table:table-cell table:style-name="TableCell7803">
            <text:p text:style-name="P7804">need_az</text:p>
          </table:table-cell>
          <table:table-cell table:style-name="TableCell7805">
            <text:p text:style-name="P7806"> </text:p>
          </table:table-cell>
          <table:table-cell table:style-name="TableCell7807">
            <text:p text:style-name="P7808"> </text:p>
          </table:table-cell>
        </table:table-row>
        <table:table-row table:style-name="TableRow7809">
          <table:table-cell table:style-name="TableCell7810">
            <text:p text:style-name="P7811">35</text:p>
          </table:table-cell>
          <table:table-cell table:style-name="TableCell7812">
            <text:p text:style-name="P7813">31</text:p>
          </table:table-cell>
          <table:table-cell table:style-name="TableCell7814">
            <text:p text:style-name="P7815">need_az</text:p>
          </table:table-cell>
          <table:table-cell table:style-name="TableCell7816">
            <text:p text:style-name="P7817"> </text:p>
          </table:table-cell>
          <table:table-cell table:style-name="TableCell7818">
            <text:p text:style-name="P7819"> </text:p>
          </table:table-cell>
        </table:table-row>
        <table:table-row table:style-name="TableRow7820">
          <table:table-cell table:style-name="TableCell7821">
            <text:p text:style-name="P7822">36</text:p>
          </table:table-cell>
          <table:table-cell table:style-name="TableCell7823">
            <text:p text:style-name="P7824">32</text:p>
          </table:table-cell>
          <table:table-cell table:style-name="TableCell7825">
            <text:p text:style-name="P7826">need_az</text:p>
          </table:table-cell>
          <table:table-cell table:style-name="TableCell7827">
            <text:p text:style-name="P7828"> </text:p>
          </table:table-cell>
          <table:table-cell table:style-name="TableCell7829">
            <text:p text:style-name="P7830"> </text:p>
          </table:table-cell>
        </table:table-row>
        <table:table-row table:style-name="TableRow7831">
          <table:table-cell table:style-name="TableCell7832">
            <text:p text:style-name="P7833">37</text:p>
          </table:table-cell>
          <table:table-cell table:style-name="TableCell7834">
            <text:p text:style-name="P7835">33</text:p>
          </table:table-cell>
          <table:table-cell table:style-name="TableCell7836">
            <text:p text:style-name="P7837">cx_nav_pid_p_cont</text:p>
          </table:table-cell>
          <table:table-cell table:style-name="TableCell7838">
            <text:p text:style-name="P7839"> </text:p>
          </table:table-cell>
          <table:table-cell table:style-name="TableCell7840">
            <text:p text:style-name="P7841"> </text:p>
          </table:table-cell>
        </table:table-row>
        <table:table-row table:style-name="TableRow7842">
          <table:table-cell table:style-name="TableCell7843">
            <text:p text:style-name="P7844">38</text:p>
          </table:table-cell>
          <table:table-cell table:style-name="TableCell7845">
            <text:p text:style-name="P7846">34</text:p>
          </table:table-cell>
          <table:table-cell table:style-name="TableCell7847">
            <text:p text:style-name="P7848">cx_nav_pid_p_cont</text:p>
          </table:table-cell>
          <table:table-cell table:style-name="TableCell7849">
            <text:p text:style-name="P7850"> </text:p>
          </table:table-cell>
          <table:table-cell table:style-name="TableCell7851">
            <text:p text:style-name="P7852"> </text:p>
          </table:table-cell>
        </table:table-row>
        <table:table-row table:style-name="TableRow7853">
          <table:table-cell table:style-name="TableCell7854">
            <text:p text:style-name="P7855">39</text:p>
          </table:table-cell>
          <table:table-cell table:style-name="TableCell7856">
            <text:p text:style-name="P7857">35</text:p>
          </table:table-cell>
          <table:table-cell table:style-name="TableCell7858">
            <text:p text:style-name="P7859">cx_nav_pid_p_cont</text:p>
          </table:table-cell>
          <table:table-cell table:style-name="TableCell7860">
            <text:p text:style-name="P7861"> </text:p>
          </table:table-cell>
          <table:table-cell table:style-name="TableCell7862">
            <text:p text:style-name="P7863"> </text:p>
          </table:table-cell>
        </table:table-row>
        <table:table-row table:style-name="TableRow7864">
          <table:table-cell table:style-name="TableCell7865">
            <text:p text:style-name="P7866">40</text:p>
          </table:table-cell>
          <table:table-cell table:style-name="TableCell7867">
            <text:p text:style-name="P7868">36</text:p>
          </table:table-cell>
          <table:table-cell table:style-name="TableCell7869">
            <text:p text:style-name="P7870">cx_nav_pid_p_cont</text:p>
          </table:table-cell>
          <table:table-cell table:style-name="TableCell7871">
            <text:p text:style-name="P7872"> </text:p>
          </table:table-cell>
          <table:table-cell table:style-name="TableCell7873">
            <text:p text:style-name="P7874"> </text:p>
          </table:table-cell>
        </table:table-row>
        <table:table-row table:style-name="TableRow7875">
          <table:table-cell table:style-name="TableCell7876">
            <text:p text:style-name="P7877">41</text:p>
          </table:table-cell>
          <table:table-cell table:style-name="TableCell7878">
            <text:p text:style-name="P7879">37</text:p>
          </table:table-cell>
          <table:table-cell table:style-name="TableCell7880">
            <text:p text:style-name="P7881">cx_nav_pid_i_cont</text:p>
          </table:table-cell>
          <table:table-cell table:style-name="TableCell7882">
            <text:p text:style-name="P7883"> </text:p>
          </table:table-cell>
          <table:table-cell table:style-name="TableCell7884">
            <text:p text:style-name="P7885"> </text:p>
          </table:table-cell>
        </table:table-row>
        <table:table-row table:style-name="TableRow7886">
          <table:table-cell table:style-name="TableCell7887">
            <text:p text:style-name="P7888">42</text:p>
          </table:table-cell>
          <table:table-cell table:style-name="TableCell7889">
            <text:p text:style-name="P7890">38</text:p>
          </table:table-cell>
          <table:table-cell table:style-name="TableCell7891">
            <text:p text:style-name="P7892">cx_nav_pid_i_cont</text:p>
          </table:table-cell>
          <table:table-cell table:style-name="TableCell7893">
            <text:p text:style-name="P7894"> </text:p>
          </table:table-cell>
          <table:table-cell table:style-name="TableCell7895">
            <text:p text:style-name="P7896"> </text:p>
          </table:table-cell>
        </table:table-row>
        <table:table-row table:style-name="TableRow7897">
          <table:table-cell table:style-name="TableCell7898">
            <text:p text:style-name="P7899">43</text:p>
          </table:table-cell>
          <table:table-cell table:style-name="TableCell7900">
            <text:p text:style-name="P7901">39</text:p>
          </table:table-cell>
          <table:table-cell table:style-name="TableCell7902">
            <text:p text:style-name="P7903">cx_nav_pid_i_cont</text:p>
          </table:table-cell>
          <table:table-cell table:style-name="TableCell7904">
            <text:p text:style-name="P7905"> </text:p>
          </table:table-cell>
          <table:table-cell table:style-name="TableCell7906">
            <text:p text:style-name="P7907"> </text:p>
          </table:table-cell>
        </table:table-row>
        <table:table-row table:style-name="TableRow7908">
          <table:table-cell table:style-name="TableCell7909">
            <text:p text:style-name="P7910">44</text:p>
          </table:table-cell>
          <table:table-cell table:style-name="TableCell7911">
            <text:p text:style-name="P7912">40</text:p>
          </table:table-cell>
          <table:table-cell table:style-name="TableCell7913">
            <text:p text:style-name="P7914">cx_nav_pid_i_cont</text:p>
          </table:table-cell>
          <table:table-cell table:style-name="TableCell7915">
            <text:p text:style-name="P7916"> </text:p>
          </table:table-cell>
          <table:table-cell table:style-name="TableCell7917">
            <text:p text:style-name="P7918"> </text:p>
          </table:table-cell>
        </table:table-row>
        <table:table-row table:style-name="TableRow7919">
          <table:table-cell table:style-name="TableCell7920">
            <text:p text:style-name="P7921">45</text:p>
          </table:table-cell>
          <table:table-cell table:style-name="TableCell7922">
            <text:p text:style-name="P7923">41</text:p>
          </table:table-cell>
          <table:table-cell table:style-name="TableCell7924">
            <text:p text:style-name="P7925">cx_nav_pid_d_cont</text:p>
          </table:table-cell>
          <table:table-cell table:style-name="TableCell7926">
            <text:p text:style-name="P7927"> </text:p>
          </table:table-cell>
          <table:table-cell table:style-name="TableCell7928">
            <text:p text:style-name="P7929"> </text:p>
          </table:table-cell>
        </table:table-row>
        <table:table-row table:style-name="TableRow7930">
          <table:table-cell table:style-name="TableCell7931">
            <text:p text:style-name="P7932">46</text:p>
          </table:table-cell>
          <table:table-cell table:style-name="TableCell7933">
            <text:p text:style-name="P7934">42</text:p>
          </table:table-cell>
          <table:table-cell table:style-name="TableCell7935">
            <text:p text:style-name="P7936">cx_nav_pid_d_cont</text:p>
          </table:table-cell>
          <table:table-cell table:style-name="TableCell7937">
            <text:p text:style-name="P7938"> </text:p>
          </table:table-cell>
          <table:table-cell table:style-name="TableCell7939">
            <text:p text:style-name="P7940"> </text:p>
          </table:table-cell>
        </table:table-row>
        <table:table-row table:style-name="TableRow7941">
          <table:table-cell table:style-name="TableCell7942">
            <text:p text:style-name="P7943">47</text:p>
          </table:table-cell>
          <table:table-cell table:style-name="TableCell7944">
            <text:p text:style-name="P7945">43</text:p>
          </table:table-cell>
          <table:table-cell table:style-name="TableCell7946">
            <text:p text:style-name="P7947">cx_nav_pid_d_cont</text:p>
          </table:table-cell>
          <table:table-cell table:style-name="TableCell7948">
            <text:p text:style-name="P7949"> </text:p>
          </table:table-cell>
          <table:table-cell table:style-name="TableCell7950">
            <text:p text:style-name="P7951"> </text:p>
          </table:table-cell>
        </table:table-row>
        <table:table-row table:style-name="TableRow7952">
          <table:table-cell table:style-name="TableCell7953">
            <text:p text:style-name="P7954">48</text:p>
          </table:table-cell>
          <table:table-cell table:style-name="TableCell7955">
            <text:p text:style-name="P7956">44</text:p>
          </table:table-cell>
          <table:table-cell table:style-name="TableCell7957">
            <text:p text:style-name="P7958">cx_nav_pid_d_cont</text:p>
          </table:table-cell>
          <table:table-cell table:style-name="TableCell7959">
            <text:p text:style-name="P7960"> </text:p>
          </table:table-cell>
          <table:table-cell table:style-name="TableCell7961">
            <text:p text:style-name="P7962"> </text:p>
          </table:table-cell>
        </table:table-row>
        <table:table-row table:style-name="TableRow7963">
          <table:table-cell table:style-name="TableCell7964">
            <text:p text:style-name="P7965">49</text:p>
          </table:table-cell>
          <table:table-cell table:style-name="TableCell7966">
            <text:p text:style-name="P7967">45</text:p>
          </table:table-cell>
          <table:table-cell table:style-name="TableCell7968">
            <text:p text:style-name="P7969">cur_az_err</text:p>
          </table:table-cell>
          <table:table-cell table:style-name="TableCell7970">
            <text:p text:style-name="P7971"> </text:p>
          </table:table-cell>
          <table:table-cell table:style-name="TableCell7972">
            <text:p text:style-name="P7973">int16_t</text:p>
          </table:table-cell>
        </table:table-row>
        <table:table-row table:style-name="TableRow7974">
          <table:table-cell table:style-name="TableCell7975">
            <text:p text:style-name="P7976">50</text:p>
          </table:table-cell>
          <table:table-cell table:style-name="TableCell7977">
            <text:p text:style-name="P7978">46</text:p>
          </table:table-cell>
          <table:table-cell table:style-name="TableCell7979">
            <text:p text:style-name="P7980">cur_az_err</text:p>
          </table:table-cell>
          <table:table-cell table:style-name="TableCell7981">
            <text:p text:style-name="P7982"> </text:p>
          </table:table-cell>
          <table:table-cell table:style-name="TableCell7983">
            <text:p text:style-name="P7984"> </text:p>
          </table:table-cell>
        </table:table-row>
        <table:table-row table:style-name="TableRow7985">
          <table:table-cell table:style-name="TableCell7986">
            <text:p text:style-name="P7987">51</text:p>
          </table:table-cell>
          <table:table-cell table:style-name="TableCell7988">
            <text:p text:style-name="P7989">47</text:p>
          </table:table-cell>
          <table:table-cell table:style-name="TableCell7990">
            <text:p text:style-name="P7991">az_res</text:p>
          </table:table-cell>
          <table:table-cell table:style-name="TableCell7992">
            <text:p text:style-name="P7993"> </text:p>
          </table:table-cell>
          <table:table-cell table:style-name="TableCell7994">
            <text:p text:style-name="P7995">float</text:p>
          </table:table-cell>
        </table:table-row>
        <table:table-row table:style-name="TableRow7996">
          <table:table-cell table:style-name="TableCell7997">
            <text:p text:style-name="P7998">52</text:p>
          </table:table-cell>
          <table:table-cell table:style-name="TableCell7999">
            <text:p text:style-name="P8000">48</text:p>
          </table:table-cell>
          <table:table-cell table:style-name="TableCell8001">
            <text:p text:style-name="P8002">az_res</text:p>
          </table:table-cell>
          <table:table-cell table:style-name="TableCell8003">
            <text:p text:style-name="P8004"> </text:p>
          </table:table-cell>
          <table:table-cell table:style-name="TableCell8005">
            <text:p text:style-name="P8006"> </text:p>
          </table:table-cell>
        </table:table-row>
        <table:table-row table:style-name="TableRow8007">
          <table:table-cell table:style-name="TableCell8008">
            <text:p text:style-name="P8009">53</text:p>
          </table:table-cell>
          <table:table-cell table:style-name="TableCell8010">
            <text:p text:style-name="P8011">49</text:p>
          </table:table-cell>
          <table:table-cell table:style-name="TableCell8012">
            <text:p text:style-name="P8013">az_res</text:p>
          </table:table-cell>
          <table:table-cell table:style-name="TableCell8014">
            <text:p text:style-name="P8015"> </text:p>
          </table:table-cell>
          <table:table-cell table:style-name="TableCell8016">
            <text:p text:style-name="P8017"> </text:p>
          </table:table-cell>
        </table:table-row>
        <table:table-row table:style-name="TableRow8018">
          <table:table-cell table:style-name="TableCell8019">
            <text:p text:style-name="P8020">54</text:p>
          </table:table-cell>
          <table:table-cell table:style-name="TableCell8021">
            <text:p text:style-name="P8022">50</text:p>
          </table:table-cell>
          <table:table-cell table:style-name="TableCell8023">
            <text:p text:style-name="P8024">az_res</text:p>
          </table:table-cell>
          <table:table-cell table:style-name="TableCell8025">
            <text:p text:style-name="P8026"> </text:p>
          </table:table-cell>
          <table:table-cell table:style-name="TableCell8027">
            <text:p text:style-name="P8028"> </text:p>
          </table:table-cell>
        </table:table-row>
      </table:table>
      <text:p text:style-name="P80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83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margin-top="0.1666in" fo:margin-bottom="0.0416in"/>
      <style:text-properties style:font-name="Arial" style:font-name-asian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Обычный" style:display-name="Обычный" style:family="paragraph">
      <style:text-properties fo:font-size="12pt" style:font-size-asian="12pt" style:font-size-complex="16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color="#00000A" fo:font-size="12pt" style:font-size-asian="12pt" fo:hyphenate="false"/>
    </style:style>
    <style:style style:name="Heading" style:display-name="Heading" style:family="paragraph" style:parent-style-name="Standard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Владимир</dc:creator>
    <meta:creation-date>2020-08-12T16:18:00Z</meta:creation-date>
    <dc:date>2021-02-05T20:11:00Z</dc:date>
    <meta:template xlink:href="Normal.dotm" xlink:type="simple"/>
    <meta:editing-cycles>56</meta:editing-cycles>
    <meta:editing-duration>PT506880S</meta:editing-duration>
    <meta:document-statistic meta:page-count="1" meta:paragraph-count="37" meta:word-count="2809" meta:character-count="18784" meta:row-count="133" meta:non-whitespace-character-count="16012"/>
  </office:meta>
</office:document-meta>
</file>